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/*!</text:span></text:p>
      <text:p text:style-name="P1"><text:span text:style-name="T1"><text:s/>* jQuery JavaScript Library v3.5.1</text:span></text:p>
      <text:p text:style-name="P1"><text:span text:style-name="T1"><text:s/>*<text:s/></text:span><text:a xlink:href="https://jquery.com/"><text:span text:style-name="T2">https://jquery.com/</text:span></text:a><text:span text:style-name="T3"/></text:p>
      <text:p text:style-name="P1"><text:span text:style-name="T3"><text:s/>*</text:span></text:p>
      <text:p text:style-name="P1"><text:span text:style-name="T3"><text:s/>* Includes Sizzle.js</text:span></text:p>
      <text:p text:style-name="P1"><text:span text:style-name="T3"><text:s/>*<text:s/></text:span><text:a xlink:href="https://sizzlejs.com/"><text:span text:style-name="T4">https://sizzlejs.com/</text:span></text:a><text:span text:style-name="T5"/></text:p>
      <text:p text:style-name="P1"><text:span text:style-name="T5"><text:s/>*</text:span></text:p>
      <text:p text:style-name="P1"><text:span text:style-name="T5"><text:s/>* Copyright JS Foundation and other contributors</text:span></text:p>
      <text:p text:style-name="P1"><text:span text:style-name="T5"><text:s/>* Released under the MIT license</text:span></text:p>
      <text:p text:style-name="P1"><text:span text:style-name="T5"><text:s/>*<text:s/></text:span><text:a xlink:href="https://jquery.org/license"><text:span text:style-name="T6">https://jquery.org/license</text:span></text:a><text:span text:style-name="T7"/></text:p>
      <text:p text:style-name="P1"><text:span text:style-name="T7"><text:s/>*</text:span></text:p>
      <text:p text:style-name="P1"><text:span text:style-name="T7"><text:s/>* Date: 2020-05-04T22:49Z</text:span></text:p>
      <text:p text:style-name="P1"><text:span text:style-name="T7"><text:s/>*/</text:span></text:p>
      <text:p text:style-name="P1"><text:span text:style-name="T7">( function( global, factory ) {</text:span></text:p>
      <text:p text:style-name="P1"><text:span text:style-name="T7"/></text:p>
      <text:p text:style-name="P1"><text:span text:style-name="T7"><text:tab/>"use strict";</text:span></text:p>
      <text:p text:style-name="P1"><text:span text:style-name="T7"/></text:p>
      <text:p text:style-name="P1"><text:span text:style-name="T7"><text:tab/>if ( typeof module === "object" &amp;&amp; typeof module.exports === "object" ) {</text:span></text:p>
      <text:p text:style-name="P1"><text:span text:style-name="T7"/></text:p>
      <text:p text:style-name="P1"><text:span text:style-name="T7"><text:tab/><text:tab/>// For CommonJS and CommonJS-like environments where a proper `window`</text:span></text:p>
      <text:p text:style-name="P1"><text:span text:style-name="T7"><text:tab/><text:tab/>// is present, execute the factory and get jQuery.</text:span></text:p>
      <text:p text:style-name="P1"><text:span text:style-name="T7"><text:tab/><text:tab/>// For environments that do not have a `window` with a `document`</text:span></text:p>
      <text:p text:style-name="P1"><text:span text:style-name="T7"><text:tab/><text:tab/>// (such as Node.js), expose a factory as module.exports.</text:span></text:p>
      <text:p text:style-name="P1"><text:span text:style-name="T7"><text:tab/><text:tab/>// This accentuates the need for the creation of a real `window`.</text:span></text:p>
      <text:p text:style-name="P1"><text:span text:style-name="T7"><text:tab/><text:tab/>// e.g. var jQuery = require("jquery")(window);</text:span></text:p>
      <text:p text:style-name="P1"><text:span text:style-name="T7"><text:tab/><text:tab/>// See ticket #14549 for more info.</text:span></text:p>
      <text:p text:style-name="P1"><text:span text:style-name="T7"><text:tab/><text:tab/>module.exports = global.document ?</text:span></text:p>
      <text:p text:style-name="P1"><text:span text:style-name="T7"><text:tab/><text:tab/><text:tab/>factory( global, true ) :</text:span></text:p>
      <text:p text:style-name="P1"><text:span text:style-name="T7"><text:tab/><text:tab/><text:tab/>function( w ) {</text:span></text:p>
      <text:p text:style-name="P1"><text:span text:style-name="T7"><text:tab/><text:tab/><text:tab/><text:tab/>if ( !w.document ) {</text:span></text:p>
      <text:p text:style-name="P1"><text:span text:style-name="T7"><text:tab/><text:tab/><text:tab/><text:tab/><text:tab/>throw new Error( "jQuery requires a window with a document" );</text:span></text:p>
      <text:p text:style-name="P1"><text:span text:style-name="T7"><text:tab/><text:tab/><text:tab/><text:tab/>}</text:span></text:p>
      <text:p text:style-name="P1"><text:span text:style-name="T7"><text:tab/><text:tab/><text:tab/><text:tab/>return factory( w );</text:span></text:p>
      <text:p text:style-name="P1"><text:span text:style-name="T7"><text:tab/><text:tab/><text:tab/>};</text:span></text:p>
      <text:p text:style-name="P1"><text:span text:style-name="T7"><text:tab/>} else {</text:span></text:p>
      <text:p text:style-name="P1"><text:span text:style-name="T7"><text:tab/><text:tab/>factory( global );</text:span></text:p>
      <text:p text:style-name="P1"><text:span text:style-name="T7"><text:tab/>}</text:span></text:p>
      <text:p text:style-name="P1"><text:span text:style-name="T7"/></text:p>
      <text:p text:style-name="P1"><text:span text:style-name="T7">// Pass this if window is not defined yet</text:span></text:p>
      <text:p text:style-name="P1"><text:span text:style-name="T7">} )( typeof window !== "undefined" ? window : this, function( window, noGlobal ) {</text:span></text:p>
      <text:p text:style-name="P1"><text:span text:style-name="T7"/></text:p>
      <text:p text:style-name="P1"><text:span text:style-name="T7">// Edge &lt;= 12 - 13+, Firefox &lt;=18 - 45+, IE 10 - 11, Safari 5.1 - 9+, iOS 6 - 9.1</text:span></text:p>
      <text:p text:style-name="P1"><text:span text:style-name="T7">// throw exceptions when non-strict code (e.g., ASP.NET 4.5) accesses strict mode</text:span></text:p>
      <text:p text:style-name="P1"><text:span text:style-name="T7">// arguments.callee.caller (trac-13335). But as of jQuery 3.0 (2016), strict mode should be common</text:span></text:p>
      <text:p text:style-name="P1"><text:span text:style-name="T7">// enough that all such attempts are guarded in a try block.</text:span></text:p>
      <text:p text:style-name="P1"><text:span text:style-name="T7">"use strict";</text:span></text:p>
      <text:p text:style-name="P1"><text:span text:style-name="T7"/></text:p>
      <text:p text:style-name="P1"><text:span text:style-name="T7">var arr = [];</text:span></text:p>
      <text:p text:style-name="P1"><text:span text:style-name="T7"/></text:p>
      <text:p text:style-name="P1"><text:span text:style-name="T7">var getProto = Object.getPrototypeOf;</text:span></text:p>
      <text:p text:style-name="P1"><text:span text:style-name="T7"/></text:p>
      <text:p text:style-name="P1"><text:span text:style-name="T7">var slice = arr.slice;</text:span></text:p>
      <text:p text:style-name="P1"><text:span text:style-name="T7"/></text:p>
      <text:p text:style-name="P1"><text:span text:style-name="T7">var flat = arr.flat ? function( array ) {</text:span></text:p>
      <text:p text:style-name="P1"><text:span text:style-name="T7"><text:tab/>return arr.flat.call( array );</text:span></text:p>
      <text:p text:style-name="P1"><text:span text:style-name="T7">} : function( array ) {</text:span></text:p>
      <text:p text:style-name="P1"><text:span text:style-name="T7"><text:tab/>return arr.concat.apply( [], array );</text:span></text:p>
      <text:p text:style-name="P1"><text:span text:style-name="T7">};</text:span></text:p>
      <text:p text:style-name="P1"><text:span text:style-name="T7"/></text:p>
      <text:p text:style-name="P1"><text:span text:style-name="T7"/></text:p>
      <text:p text:style-name="P1"><text:span text:style-name="T7">var push = arr.push;</text:span></text:p>
      <text:p text:style-name="P1"><text:span text:style-name="T7"/></text:p>
      <text:p text:style-name="P1"><text:span text:style-name="T7">var indexOf = arr.indexOf;</text:span></text:p>
      <text:p text:style-name="P1"><text:span text:style-name="T7"/></text:p>
      <text:p text:style-name="P1"><text:span text:style-name="T7">var class2type = {};</text:span></text:p>
      <text:p text:style-name="P1"><text:span text:style-name="T7"/></text:p>
      <text:p text:style-name="P1"><text:span text:style-name="T7">var toString = class2type.toString;</text:span></text:p>
      <text:p text:style-name="P1"><text:span text:style-name="T7"/></text:p>
      <text:p text:style-name="P1"><text:span text:style-name="T7">var hasOwn = class2type.hasOwnProperty;</text:span></text:p>
      <text:p text:style-name="P1"><text:span text:style-name="T7"/></text:p>
      <text:p text:style-name="P1"><text:span text:style-name="T7">var fnToString = hasOwn.toString;</text:span></text:p>
      <text:p text:style-name="P1"><text:span text:style-name="T7"/></text:p>
      <text:p text:style-name="P1"><text:span text:style-name="T7">var ObjectFunctionString = fnToString.call( Object );</text:span></text:p>
      <text:p text:style-name="P1"><text:span text:style-name="T7"/></text:p>
      <text:p text:style-name="P1"><text:span text:style-name="T7">var support = {};</text:span></text:p>
      <text:p text:style-name="P1"><text:span text:style-name="T7"/></text:p>
      <text:p text:style-name="P1"><text:span text:style-name="T7">var isFunction = function isFunction( obj ) {</text:span></text:p>
      <text:p text:style-name="P1"><text:span text:style-name="T7"/></text:p>
      <text:p text:style-name="P1"><text:span text:style-name="T7"><text:s text:c="6"/>// Support: Chrome &lt;=57, Firefox &lt;=52</text:span></text:p>
      <text:p text:style-name="P1"><text:span text:style-name="T7"><text:s text:c="6"/>// In some browsers, typeof returns "function" for HTML &lt;object&gt; elements</text:span></text:p>
      <text:p text:style-name="P1"><text:span text:style-name="T7"><text:s text:c="6"/>// (i.e., `typeof document.createElement( "object" ) === "function"`).</text:span></text:p>
      <text:p text:style-name="P1"><text:span text:style-name="T7"><text:s text:c="6"/>// We don't want to classify *any* DOM node as a function.</text:span></text:p>
      <text:p text:style-name="P1"><text:span text:style-name="T7"><text:s text:c="6"/>return typeof obj === "function" &amp;&amp; typeof obj.nodeType !== "number";</text:span></text:p>
      <text:p text:style-name="P1"><text:span text:style-name="T7"><text:s text:c="2"/>};</text:span></text:p>
      <text:p text:style-name="P1"><text:span text:style-name="T7"/></text:p>
      <text:p text:style-name="P1"><text:span text:style-name="T7"/></text:p>
      <text:p text:style-name="P1"><text:span text:style-name="T7">var isWindow = function isWindow( obj ) {</text:span></text:p>
      <text:p text:style-name="P1"><text:span text:style-name="T7"><text:tab/><text:tab/>return obj != null &amp;&amp; obj === obj.window;</text:span></text:p>
      <text:p text:style-name="P1"><text:span text:style-name="T7"><text:tab/>};</text:span></text:p>
      <text:p text:style-name="P1"><text:span text:style-name="T7"/></text:p>
      <text:p text:style-name="P1"><text:span text:style-name="T7"/></text:p>
      <text:p text:style-name="P1"><text:span text:style-name="T7">var document = window.document;</text:span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><text:tab/>var preservedScriptAttributes = {</text:span></text:p>
      <text:p text:style-name="P1"><text:span text:style-name="T7"><text:tab/><text:tab/>type: true,</text:span></text:p>
      <text:p text:style-name="P1"><text:span text:style-name="T7"><text:tab/><text:tab/>src: true,</text:span></text:p>
      <text:p text:style-name="P1"><text:span text:style-name="T7"><text:tab/><text:tab/>nonce: true,</text:span></text:p>
      <text:p text:style-name="P1"><text:span text:style-name="T7"><text:tab/><text:tab/>noModule: true</text:span></text:p>
      <text:p text:style-name="P1"><text:span text:style-name="T7"><text:tab/>};</text:span></text:p>
      <text:p text:style-name="P1"><text:span text:style-name="T7"/></text:p>
      <text:p text:style-name="P1"><text:span text:style-name="T7"><text:tab/>function DOMEval( code, node, doc ) {</text:span></text:p>
      <text:p text:style-name="P1"><text:span text:style-name="T7"><text:tab/><text:tab/>doc = doc || document;</text:span></text:p>
      <text:p text:style-name="P1"><text:span text:style-name="T7"/></text:p>
      <text:p text:style-name="P1"><text:span text:style-name="T7"><text:tab/><text:tab/>var i, val,</text:span></text:p>
      <text:p text:style-name="P1"><text:span text:style-name="T7"><text:tab/><text:tab/><text:tab/>script = doc.createElement( "script" );</text:span></text:p>
      <text:p text:style-name="P1"><text:span text:style-name="T7"/></text:p>
      <text:p text:style-name="P1"><text:span text:style-name="T7"><text:tab/><text:tab/>script.text = code;</text:span></text:p>
      <text:p text:style-name="P1"><text:span text:style-name="T7"><text:tab/><text:tab/>if ( node ) {</text:span></text:p>
      <text:p text:style-name="P1"><text:span text:style-name="T7"><text:tab/><text:tab/><text:tab/>for ( i in preservedScriptAttributes ) {</text:span></text:p>
      <text:p text:style-name="P1"><text:span text:style-name="T7"/></text:p>
      <text:p text:style-name="P1"><text:span text:style-name="T7"><text:tab/><text:tab/><text:tab/><text:tab/>// Support: Firefox 64+, Edge 18+</text:span></text:p>
      <text:p text:style-name="P1"><text:span text:style-name="T7"><text:tab/><text:tab/><text:tab/><text:tab/>// Some browsers don't support the "nonce" property on scripts.</text:span></text:p>
      <text:p text:style-name="P1"><text:span text:style-name="T7"><text:tab/><text:tab/><text:tab/><text:tab/>// On the other hand, just using `getAttribute` is not enough as</text:span></text:p>
      <text:p text:style-name="P1"><text:span text:style-name="T7"><text:tab/><text:tab/><text:tab/><text:tab/>// the `nonce` attribute is reset to an empty string whenever it</text:span></text:p>
      <text:p text:style-name="P1"><text:span text:style-name="T7"><text:tab/><text:tab/><text:tab/><text:tab/>// becomes browsing-context connected.</text:span></text:p>
      <text:p text:style-name="P1"><text:span text:style-name="T7"><text:tab/><text:tab/><text:tab/><text:tab/>// See<text:s/></text:span><text:a xlink:href="https://github.com/whatwg/html/issues/2369"><text:span text:style-name="T8">https://github.com/whatwg/html/issues/2369</text:span></text:a><text:span text:style-name="T9"/></text:p>
      <text:p text:style-name="P1"><text:span text:style-name="T9"><text:tab/><text:tab/><text:tab/><text:tab/>// See<text:s/></text:span><text:a xlink:href="https://html.spec.whatwg.org/#nonce-attributes"><text:span text:style-name="T10">https://html.spec.whatwg.org/#nonce-attributes</text:span></text:a><text:span text:style-name="T11"/></text:p>
      <text:p text:style-name="P1"><text:span text:style-name="T11"><text:tab/><text:tab/><text:tab/><text:tab/>// The `node.getAttribute` check was added for the sake of</text:span></text:p>
      <text:p text:style-name="P1"><text:span text:style-name="T11"><text:tab/><text:tab/><text:tab/><text:tab/>// `jQuery.globalEval` so that it can fake a nonce-containing node</text:span></text:p>
      <text:p text:style-name="P1"><text:span text:style-name="T11"><text:tab/><text:tab/><text:tab/><text:tab/>// via an object.</text:span></text:p>
      <text:p text:style-name="P1"><text:span text:style-name="T11"><text:tab/><text:tab/><text:tab/><text:tab/>val = node[ i ] || node.getAttribute &amp;&amp; node.getAttribute( i );</text:span></text:p>
      <text:p text:style-name="P1"><text:span text:style-name="T11"><text:tab/><text:tab/><text:tab/><text:tab/>if ( val ) {</text:span></text:p>
      <text:p text:style-name="P1"><text:span text:style-name="T11"><text:tab/><text:tab/><text:tab/><text:tab/><text:tab/>script.setAttribute( i, val );</text:span></text:p>
      <text:p text:style-name="P1"><text:span text:style-name="T11"><text:tab/><text:tab/><text:tab/><text:tab/>}</text:span></text:p>
      <text:p text:style-name="P1"><text:span text:style-name="T11"><text:tab/><text:tab/><text:tab/>}</text:span></text:p>
      <text:p text:style-name="P1"><text:span text:style-name="T11"><text:tab/><text:tab/>}</text:span></text:p>
      <text:p text:style-name="P1"><text:span text:style-name="T11"><text:tab/><text:tab/>doc.head.appendChild( script ).parentNode.removeChild( script );</text:span></text:p>
      <text:p text:style-name="P1"><text:span text:style-name="T11"><text:tab/>}</text:span></text:p>
      <text:p text:style-name="P1"><text:span text:style-name="T11"/></text:p>
      <text:p text:style-name="P1"><text:span text:style-name="T11"/></text:p>
      <text:p text:style-name="P1"><text:span text:style-name="T11">function toType( obj ) {</text:span></text:p>
      <text:p text:style-name="P1"><text:span text:style-name="T11"><text:tab/>if ( obj == null ) {</text:span></text:p>
      <text:p text:style-name="P1"><text:span text:style-name="T11"><text:tab/><text:tab/>return obj + "";</text:span></text:p>
      <text:p text:style-name="P1"><text:span text:style-name="T11"><text:tab/>}</text:span></text:p>
      <text:p text:style-name="P1"><text:span text:style-name="T11"/></text:p>
      <text:p text:style-name="P1"><text:span text:style-name="T11"><text:tab/>// Support: Android &lt;=2.3 only (functionish RegExp)</text:span></text:p>
      <text:p text:style-name="P1"><text:span text:style-name="T11"><text:tab/>return typeof obj === "object" || typeof obj === "function" ?</text:span></text:p>
      <text:p text:style-name="P1"><text:span text:style-name="T11"><text:tab/><text:tab/>class2type[ toString.call( obj ) ] || "object" :</text:span></text:p>
      <text:p text:style-name="P1"><text:span text:style-name="T11"><text:tab/><text:tab/>typeof obj;</text:span></text:p>
      <text:p text:style-name="P1"><text:span text:style-name="T11">}</text:span></text:p>
      <text:p text:style-name="P1"><text:span text:style-name="T11">/* global Symbol */</text:span></text:p>
      <text:p text:style-name="P1"><text:span text:style-name="T11">// Defining this global in .eslintrc.json would create a danger of using the global</text:span></text:p>
      <text:p text:style-name="P1"><text:span text:style-name="T11">// unguarded in another place, it seems safer to define global only for this module</text:span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>var</text:span></text:p>
      <text:p text:style-name="P1"><text:span text:style-name="T11"><text:tab/>version = "3.5.1",</text:span></text:p>
      <text:p text:style-name="P1"><text:span text:style-name="T11"/></text:p>
      <text:p text:style-name="P1"><text:span text:style-name="T11"><text:tab/>// Define a local copy of jQuery</text:span></text:p>
      <text:p text:style-name="P1"><text:span text:style-name="T11"><text:tab/>jQuery = function( selector, context ) {</text:span></text:p>
      <text:p text:style-name="P1"><text:span text:style-name="T11"/></text:p>
      <text:p text:style-name="P1"><text:span text:style-name="T11"><text:tab/><text:tab/>// The jQuery object is actually just the init constructor 'enhanced'</text:span></text:p>
      <text:p text:style-name="P1"><text:span text:style-name="T11"><text:tab/><text:tab/>// Need init if jQuery is called (just allow error to be thrown if not included)</text:span></text:p>
      <text:p text:style-name="P1"><text:span text:style-name="T11"><text:tab/><text:tab/>return new jQuery.fn.init( selector, context );</text:span></text:p>
      <text:p text:style-name="P1"><text:span text:style-name="T11"><text:tab/>};</text:span></text:p>
      <text:p text:style-name="P1"><text:span text:style-name="T11"/></text:p>
      <text:p text:style-name="P1"><text:span text:style-name="T11">jQuery.fn = jQuery.prototype = {</text:span></text:p>
      <text:p text:style-name="P1"><text:span text:style-name="T11"/></text:p>
      <text:p text:style-name="P1"><text:span text:style-name="T11"><text:tab/>// The current version of jQuery being used</text:span></text:p>
      <text:p text:style-name="P1"><text:span text:style-name="T11"><text:tab/>jquery: version,</text:span></text:p>
      <text:p text:style-name="P1"><text:span text:style-name="T11"/></text:p>
      <text:p text:style-name="P1"><text:span text:style-name="T11"><text:tab/>constructor: jQuery,</text:span></text:p>
      <text:p text:style-name="P1"><text:span text:style-name="T11"/></text:p>
      <text:p text:style-name="P1"><text:span text:style-name="T11"><text:tab/>// The default length of a jQuery object is 0</text:span></text:p>
      <text:p text:style-name="P1"><text:span text:style-name="T11"><text:tab/>length: 0,</text:span></text:p>
      <text:p text:style-name="P1"><text:span text:style-name="T11"/></text:p>
      <text:p text:style-name="P1"><text:span text:style-name="T11"><text:tab/>toArray: function() {</text:span></text:p>
      <text:p text:style-name="P1"><text:span text:style-name="T11"><text:tab/><text:tab/>return slice.call( this );</text:span></text:p>
      <text:p text:style-name="P1"><text:span text:style-name="T11"><text:tab/>},</text:span></text:p>
      <text:p text:style-name="P1"><text:span text:style-name="T11"/></text:p>
      <text:p text:style-name="P1"><text:span text:style-name="T11"><text:tab/>// Get the Nth element in the matched element set OR</text:span></text:p>
      <text:p text:style-name="P1"><text:span text:style-name="T11"><text:tab/>// Get the whole matched element set as a clean array</text:span></text:p>
      <text:p text:style-name="P1"><text:span text:style-name="T11"><text:tab/>get: function( num ) {</text:span></text:p>
      <text:p text:style-name="P1"><text:span text:style-name="T11"/></text:p>
      <text:p text:style-name="P1"><text:span text:style-name="T11"><text:tab/><text:tab/>// Return all the elements in a clean array</text:span></text:p>
      <text:p text:style-name="P1"><text:span text:style-name="T11"><text:tab/><text:tab/>if ( num == null ) {</text:span></text:p>
      <text:p text:style-name="P1"><text:span text:style-name="T11"><text:tab/><text:tab/><text:tab/>return slice.call( this );</text:span></text:p>
      <text:p text:style-name="P1"><text:span text:style-name="T11"><text:tab/><text:tab/>}</text:span></text:p>
      <text:p text:style-name="P1"><text:span text:style-name="T11"/></text:p>
      <text:p text:style-name="P1"><text:span text:style-name="T11"><text:tab/><text:tab/>// Return just the one element from the set</text:span></text:p>
      <text:p text:style-name="P1"><text:span text:style-name="T11"><text:tab/><text:tab/>return num &lt; 0 ? this[ num + this.length ] : this[ num ];</text:span></text:p>
      <text:p text:style-name="P1"><text:span text:style-name="T11"><text:tab/>},</text:span></text:p>
      <text:p text:style-name="P1"><text:span text:style-name="T11"/></text:p>
      <text:p text:style-name="P1"><text:span text:style-name="T11"><text:tab/>// Take an array of elements and push it onto the stack</text:span></text:p>
      <text:p text:style-name="P1"><text:span text:style-name="T11"><text:tab/>// (returning the new matched element set)</text:span></text:p>
      <text:p text:style-name="P1"><text:span text:style-name="T11"><text:tab/>pushStack: function( elems ) {</text:span></text:p>
      <text:p text:style-name="P1"><text:span text:style-name="T11"/></text:p>
      <text:p text:style-name="P1"><text:span text:style-name="T11"><text:tab/><text:tab/>// Build a new jQuery matched element set</text:span></text:p>
      <text:p text:style-name="P1"><text:span text:style-name="T11"><text:tab/><text:tab/>var ret = jQuery.merge( this.constructor(), elems );</text:span></text:p>
      <text:p text:style-name="P1"><text:span text:style-name="T11"/></text:p>
      <text:p text:style-name="P1"><text:span text:style-name="T11"><text:tab/><text:tab/>// Add the old object onto the stack (as a reference)</text:span></text:p>
      <text:p text:style-name="P1"><text:span text:style-name="T11"><text:tab/><text:tab/>ret.prevObject = this;</text:span></text:p>
      <text:p text:style-name="P1"><text:span text:style-name="T11"/></text:p>
      <text:p text:style-name="P1"><text:span text:style-name="T11"><text:tab/><text:tab/>// Return the newly-formed element set</text:span></text:p>
      <text:p text:style-name="P1"><text:span text:style-name="T11"><text:tab/><text:tab/>return ret;</text:span></text:p>
      <text:p text:style-name="P1"><text:span text:style-name="T11"><text:tab/>},</text:span></text:p>
      <text:p text:style-name="P1"><text:span text:style-name="T11"/></text:p>
      <text:p text:style-name="P1"><text:span text:style-name="T11"><text:tab/>// Execute a callback for every element in the matched set.</text:span></text:p>
      <text:p text:style-name="P1"><text:span text:style-name="T11"><text:tab/>each: function( callback ) {</text:span></text:p>
      <text:p text:style-name="P1"><text:span text:style-name="T11"><text:tab/><text:tab/>return jQuery.each( this, callback );</text:span></text:p>
      <text:p text:style-name="P1"><text:span text:style-name="T11"><text:tab/>},</text:span></text:p>
      <text:p text:style-name="P1"><text:span text:style-name="T11"/></text:p>
      <text:p text:style-name="P1"><text:span text:style-name="T11"><text:tab/>map: function( callback ) {</text:span></text:p>
      <text:p text:style-name="P1"><text:span text:style-name="T11"><text:tab/><text:tab/>return this.pushStack( jQuery.map( this, function( elem, i ) {</text:span></text:p>
      <text:p text:style-name="P1"><text:span text:style-name="T11"><text:tab/><text:tab/><text:tab/>return callback.call( elem, i, elem );</text:span></text:p>
      <text:p text:style-name="P1"><text:span text:style-name="T11"><text:tab/><text:tab/>} ) );</text:span></text:p>
      <text:p text:style-name="P1"><text:span text:style-name="T11"><text:tab/>},</text:span></text:p>
      <text:p text:style-name="P1"><text:span text:style-name="T11"/></text:p>
      <text:p text:style-name="P1"><text:span text:style-name="T11"><text:tab/>slice: function() {</text:span></text:p>
      <text:p text:style-name="P1"><text:span text:style-name="T11"><text:tab/><text:tab/>return this.pushStack( slice.apply( this, arguments ) );</text:span></text:p>
      <text:p text:style-name="P1"><text:span text:style-name="T11"><text:tab/>},</text:span></text:p>
      <text:p text:style-name="P1"><text:span text:style-name="T11"/></text:p>
      <text:p text:style-name="P1"><text:span text:style-name="T11"><text:tab/>first: function() {</text:span></text:p>
      <text:p text:style-name="P1"><text:span text:style-name="T11"><text:tab/><text:tab/>return this.eq( 0 );</text:span></text:p>
      <text:p text:style-name="P1"><text:span text:style-name="T11"><text:tab/>},</text:span></text:p>
      <text:p text:style-name="P1"><text:span text:style-name="T11"/></text:p>
      <text:p text:style-name="P1"><text:span text:style-name="T11"><text:tab/>last: function() {</text:span></text:p>
      <text:p text:style-name="P1"><text:span text:style-name="T11"><text:tab/><text:tab/>return this.eq( -1 );</text:span></text:p>
      <text:p text:style-name="P1"><text:span text:style-name="T11"><text:tab/>},</text:span></text:p>
      <text:p text:style-name="P1"><text:span text:style-name="T11"/></text:p>
      <text:p text:style-name="P1"><text:span text:style-name="T11"><text:tab/>even: function() {</text:span></text:p>
      <text:p text:style-name="P1"><text:span text:style-name="T11"><text:tab/><text:tab/>return this.pushStack( jQuery.grep( this, function( _elem, i ) {</text:span></text:p>
      <text:p text:style-name="P1"><text:span text:style-name="T11"><text:tab/><text:tab/><text:tab/>return ( i + 1 ) % 2;</text:span></text:p>
      <text:p text:style-name="P1"><text:span text:style-name="T11"><text:tab/><text:tab/>} ) );</text:span></text:p>
      <text:p text:style-name="P1"><text:span text:style-name="T11"><text:tab/>},</text:span></text:p>
      <text:p text:style-name="P1"><text:span text:style-name="T11"/></text:p>
      <text:p text:style-name="P1"><text:span text:style-name="T11"><text:tab/>odd: function() {</text:span></text:p>
      <text:p text:style-name="P1"><text:span text:style-name="T11"><text:tab/><text:tab/>return this.pushStack( jQuery.grep( this, function( _elem, i ) {</text:span></text:p>
      <text:p text:style-name="P1"><text:span text:style-name="T11"><text:tab/><text:tab/><text:tab/>return i % 2;</text:span></text:p>
      <text:p text:style-name="P1"><text:span text:style-name="T11"><text:tab/><text:tab/>} ) );</text:span></text:p>
      <text:p text:style-name="P1"><text:span text:style-name="T11"><text:tab/>},</text:span></text:p>
      <text:p text:style-name="P1"><text:span text:style-name="T11"/></text:p>
      <text:p text:style-name="P1"><text:span text:style-name="T11"><text:tab/>eq: function( i ) {</text:span></text:p>
      <text:p text:style-name="P1"><text:span text:style-name="T11"><text:tab/><text:tab/>var len = this.length,</text:span></text:p>
      <text:p text:style-name="P1"><text:span text:style-name="T11"><text:tab/><text:tab/><text:tab/>j = +i + ( i &lt; 0 ? len : 0 );</text:span></text:p>
      <text:p text:style-name="P1"><text:span text:style-name="T11"><text:tab/><text:tab/>return this.pushStack( j &gt;= 0 &amp;&amp; j &lt; len ? [ this[ j ] ] : [] );</text:span></text:p>
      <text:p text:style-name="P1"><text:span text:style-name="T11"><text:tab/>},</text:span></text:p>
      <text:p text:style-name="P1"><text:span text:style-name="T11"/></text:p>
      <text:p text:style-name="P1"><text:span text:style-name="T11"><text:tab/>end: function() {</text:span></text:p>
      <text:p text:style-name="P1"><text:span text:style-name="T11"><text:tab/><text:tab/>return this.prevObject || this.constructor();</text:span></text:p>
      <text:p text:style-name="P1"><text:span text:style-name="T11"><text:tab/>},</text:span></text:p>
      <text:p text:style-name="P1"><text:span text:style-name="T11"/></text:p>
      <text:p text:style-name="P1"><text:span text:style-name="T11"><text:tab/>// For internal use only.</text:span></text:p>
      <text:p text:style-name="P1"><text:span text:style-name="T11"><text:tab/>// Behaves like an Array's method, not like a jQuery method.</text:span></text:p>
      <text:p text:style-name="P1"><text:span text:style-name="T11"><text:tab/>push: push,</text:span></text:p>
      <text:p text:style-name="P1"><text:span text:style-name="T11"><text:tab/>sort: arr.sort,</text:span></text:p>
      <text:p text:style-name="P1"><text:span text:style-name="T11"><text:tab/>splice: arr.splice</text:span></text:p>
      <text:p text:style-name="P1"><text:span text:style-name="T11">};</text:span></text:p>
      <text:p text:style-name="P1"><text:span text:style-name="T11"/></text:p>
      <text:p text:style-name="P1"><text:span text:style-name="T11">jQuery.extend = jQuery.fn.extend = function() {</text:span></text:p>
      <text:p text:style-name="P1"><text:span text:style-name="T11"><text:tab/>var options, name, src, copy, copyIsArray, clone,</text:span></text:p>
      <text:p text:style-name="P1"><text:span text:style-name="T11"><text:tab/><text:tab/>target = arguments[ 0 ] || {},</text:span></text:p>
      <text:p text:style-name="P1"><text:span text:style-name="T11"><text:tab/><text:tab/>i = 1,</text:span></text:p>
      <text:p text:style-name="P1"><text:span text:style-name="T11"><text:tab/><text:tab/>length = arguments.length,</text:span></text:p>
      <text:p text:style-name="P1"><text:span text:style-name="T11"><text:tab/><text:tab/>deep = false;</text:span></text:p>
      <text:p text:style-name="P1"><text:span text:style-name="T11"/></text:p>
      <text:p text:style-name="P1"><text:span text:style-name="T11"><text:tab/>// Handle a deep copy situation</text:span></text:p>
      <text:p text:style-name="P1"><text:span text:style-name="T11"><text:tab/>if ( typeof target === "boolean" ) {</text:span></text:p>
      <text:p text:style-name="P1"><text:span text:style-name="T11"><text:tab/><text:tab/>deep = target;</text:span></text:p>
      <text:p text:style-name="P1"><text:span text:style-name="T11"/></text:p>
      <text:p text:style-name="P1"><text:span text:style-name="T11"><text:tab/><text:tab/>// Skip the boolean and the target</text:span></text:p>
      <text:p text:style-name="P1"><text:span text:style-name="T11"><text:tab/><text:tab/>target = arguments[ i ] || {};</text:span></text:p>
      <text:p text:style-name="P1"><text:span text:style-name="T11"><text:tab/><text:tab/>i++;</text:span></text:p>
      <text:p text:style-name="P1"><text:span text:style-name="T11"><text:tab/>}</text:span></text:p>
      <text:p text:style-name="P1"><text:span text:style-name="T11"/></text:p>
      <text:p text:style-name="P1"><text:span text:style-name="T11"><text:tab/>// Handle case when target is a string or something (possible in deep copy)</text:span></text:p>
      <text:p text:style-name="P1"><text:span text:style-name="T11"><text:tab/>if ( typeof target !== "object" &amp;&amp; !isFunction( target ) ) {</text:span></text:p>
      <text:p text:style-name="P1"><text:span text:style-name="T11"><text:tab/><text:tab/>target = {};</text:span></text:p>
      <text:p text:style-name="P1"><text:span text:style-name="T11"><text:tab/>}</text:span></text:p>
      <text:p text:style-name="P1"><text:span text:style-name="T11"/></text:p>
      <text:p text:style-name="P1"><text:span text:style-name="T11"><text:tab/>// Extend jQuery itself if only one argument is passed</text:span></text:p>
      <text:p text:style-name="P1"><text:span text:style-name="T11"><text:tab/>if ( i === length ) {</text:span></text:p>
      <text:p text:style-name="P1"><text:span text:style-name="T11"><text:tab/><text:tab/>target = this;</text:span></text:p>
      <text:p text:style-name="P1"><text:span text:style-name="T11"><text:tab/><text:tab/>i--;</text:span></text:p>
      <text:p text:style-name="P1"><text:span text:style-name="T11"><text:tab/>}</text:span></text:p>
      <text:p text:style-name="P1"><text:span text:style-name="T11"/></text:p>
      <text:p text:style-name="P1"><text:span text:style-name="T11"><text:tab/>for ( ; i &lt; length; i++ ) {</text:span></text:p>
      <text:p text:style-name="P1"><text:span text:style-name="T11"/></text:p>
      <text:p text:style-name="P1"><text:span text:style-name="T11"><text:tab/><text:tab/>// Only deal with non-null/undefined values</text:span></text:p>
      <text:p text:style-name="P1"><text:span text:style-name="T11"><text:tab/><text:tab/>if ( ( options = arguments[ i ] ) != null ) {</text:span></text:p>
      <text:p text:style-name="P1"><text:span text:style-name="T11"/></text:p>
      <text:p text:style-name="P1"><text:span text:style-name="T11"><text:tab/><text:tab/><text:tab/>// Extend the base object</text:span></text:p>
      <text:p text:style-name="P1"><text:span text:style-name="T11"><text:tab/><text:tab/><text:tab/>for ( name in options ) {</text:span></text:p>
      <text:p text:style-name="P1"><text:span text:style-name="T11"><text:tab/><text:tab/><text:tab/><text:tab/>copy = options[ name ];</text:span></text:p>
      <text:p text:style-name="P1"><text:span text:style-name="T11"/></text:p>
      <text:p text:style-name="P1"><text:span text:style-name="T11"><text:tab/><text:tab/><text:tab/><text:tab/>// Prevent Object.prototype pollution</text:span></text:p>
      <text:p text:style-name="P1"><text:span text:style-name="T11"><text:tab/><text:tab/><text:tab/><text:tab/>// Prevent never-ending loop</text:span></text:p>
      <text:p text:style-name="P1"><text:span text:style-name="T11"><text:tab/><text:tab/><text:tab/><text:tab/>if ( name === "__proto__" || target === copy ) {</text:span></text:p>
      <text:p text:style-name="P1"><text:span text:style-name="T11"><text:tab/><text:tab/><text:tab/><text:tab/><text:tab/>continue;</text:span></text:p>
      <text:p text:style-name="P1"><text:span text:style-name="T11"><text:tab/><text:tab/><text:tab/><text:tab/>}</text:span></text:p>
      <text:p text:style-name="P1"><text:span text:style-name="T11"/></text:p>
      <text:p text:style-name="P1"><text:span text:style-name="T11"><text:tab/><text:tab/><text:tab/><text:tab/>// Recurse if we're merging plain objects or arrays</text:span></text:p>
      <text:p text:style-name="P1"><text:span text:style-name="T11"><text:tab/><text:tab/><text:tab/><text:tab/>if ( deep &amp;&amp; copy &amp;&amp; ( jQuery.isPlainObject( copy ) ||</text:span></text:p>
      <text:p text:style-name="P1"><text:span text:style-name="T11"><text:tab/><text:tab/><text:tab/><text:tab/><text:tab/>( copyIsArray = Array.isArray( copy ) ) ) ) {</text:span></text:p>
      <text:p text:style-name="P1"><text:span text:style-name="T11"><text:tab/><text:tab/><text:tab/><text:tab/><text:tab/>src = target[ name ];</text:span></text:p>
      <text:p text:style-name="P1"><text:span text:style-name="T11"/></text:p>
      <text:p text:style-name="P1"><text:span text:style-name="T11"><text:tab/><text:tab/><text:tab/><text:tab/><text:tab/>// Ensure proper type for the source value</text:span></text:p>
      <text:p text:style-name="P1"><text:span text:style-name="T11"><text:tab/><text:tab/><text:tab/><text:tab/><text:tab/>if ( copyIsArray &amp;&amp; !Array.isArray( src ) ) {</text:span></text:p>
      <text:p text:style-name="P1"><text:span text:style-name="T11"><text:tab/><text:tab/><text:tab/><text:tab/><text:tab/><text:tab/>clone = [];</text:span></text:p>
      <text:p text:style-name="P1"><text:span text:style-name="T11"><text:tab/><text:tab/><text:tab/><text:tab/><text:tab/>} else if ( !copyIsArray &amp;&amp; !jQuery.isPlainObject( src ) ) {</text:span></text:p>
      <text:p text:style-name="P1"><text:span text:style-name="T11"><text:tab/><text:tab/><text:tab/><text:tab/><text:tab/><text:tab/>clone = {};</text:span></text:p>
      <text:p text:style-name="P1"><text:span text:style-name="T11"><text:tab/><text:tab/><text:tab/><text:tab/><text:tab/>} else {</text:span></text:p>
      <text:p text:style-name="P1"><text:span text:style-name="T11"><text:tab/><text:tab/><text:tab/><text:tab/><text:tab/><text:tab/>clone = src;</text:span></text:p>
      <text:p text:style-name="P1"><text:span text:style-name="T11"><text:tab/><text:tab/><text:tab/><text:tab/><text:tab/>}</text:span></text:p>
      <text:p text:style-name="P1"><text:span text:style-name="T11"><text:tab/><text:tab/><text:tab/><text:tab/><text:tab/>copyIsArray = false;</text:span></text:p>
      <text:p text:style-name="P1"><text:span text:style-name="T11"/></text:p>
      <text:p text:style-name="P1"><text:span text:style-name="T11"><text:tab/><text:tab/><text:tab/><text:tab/><text:tab/>// Never move original objects, clone them</text:span></text:p>
      <text:p text:style-name="P1"><text:span text:style-name="T11"><text:tab/><text:tab/><text:tab/><text:tab/><text:tab/>target[ name ] = jQuery.extend( deep, clone, copy );</text:span></text:p>
      <text:p text:style-name="P1"><text:span text:style-name="T11"/></text:p>
      <text:p text:style-name="P1"><text:span text:style-name="T11"><text:tab/><text:tab/><text:tab/><text:tab/>// Don't bring in undefined values</text:span></text:p>
      <text:p text:style-name="P1"><text:span text:style-name="T11"><text:tab/><text:tab/><text:tab/><text:tab/>} else if ( copy !== undefined ) {</text:span></text:p>
      <text:p text:style-name="P1"><text:span text:style-name="T11"><text:tab/><text:tab/><text:tab/><text:tab/><text:tab/>target[ name ] = copy;</text:span></text:p>
      <text:p text:style-name="P1"><text:span text:style-name="T11"><text:tab/><text:tab/><text:tab/><text:tab/>}</text:span></text:p>
      <text:p text:style-name="P1"><text:span text:style-name="T11"><text:tab/><text:tab/><text:tab/>}</text:span></text:p>
      <text:p text:style-name="P1"><text:span text:style-name="T11"><text:tab/><text:tab/>}</text:span></text:p>
      <text:p text:style-name="P1"><text:span text:style-name="T11"><text:tab/>}</text:span></text:p>
      <text:p text:style-name="P1"><text:span text:style-name="T11"/></text:p>
      <text:p text:style-name="P1"><text:span text:style-name="T11"><text:tab/>// Return the modified object</text:span></text:p>
      <text:p text:style-name="P1"><text:span text:style-name="T11"><text:tab/>return target;</text:span></text:p>
      <text:p text:style-name="P1"><text:span text:style-name="T11">};</text:span></text:p>
      <text:p text:style-name="P1"><text:span text:style-name="T11"/></text:p>
      <text:p text:style-name="P1"><text:span text:style-name="T11">jQuery.extend( {</text:span></text:p>
      <text:p text:style-name="P1"><text:span text:style-name="T11"/></text:p>
      <text:p text:style-name="P1"><text:span text:style-name="T11"><text:tab/>// Unique for each copy of jQuery on the page</text:span></text:p>
      <text:p text:style-name="P1"><text:span text:style-name="T11"><text:tab/>expando: "jQuery" + ( version + Math.random() ).replace( /\D/g, "" ),</text:span></text:p>
      <text:p text:style-name="P1"><text:span text:style-name="T11"/></text:p>
      <text:p text:style-name="P1"><text:span text:style-name="T11"><text:tab/>// Assume jQuery is ready without the ready module</text:span></text:p>
      <text:p text:style-name="P1"><text:span text:style-name="T11"><text:tab/>isReady: true,</text:span></text:p>
      <text:p text:style-name="P1"><text:span text:style-name="T11"/></text:p>
      <text:p text:style-name="P1"><text:span text:style-name="T11"><text:tab/>error: function( msg ) {</text:span></text:p>
      <text:p text:style-name="P1"><text:span text:style-name="T11"><text:tab/><text:tab/>throw new Error( msg );</text:span></text:p>
      <text:p text:style-name="P1"><text:span text:style-name="T11"><text:tab/>},</text:span></text:p>
      <text:p text:style-name="P1"><text:span text:style-name="T11"/></text:p>
      <text:p text:style-name="P1"><text:span text:style-name="T11"><text:tab/>noop: function() {},</text:span></text:p>
      <text:p text:style-name="P1"><text:span text:style-name="T11"/></text:p>
      <text:p text:style-name="P1"><text:span text:style-name="T11"><text:tab/>isPlainObject: function( obj ) {</text:span></text:p>
      <text:p text:style-name="P1"><text:span text:style-name="T11"><text:tab/><text:tab/>var proto, Ctor;</text:span></text:p>
      <text:p text:style-name="P1"><text:span text:style-name="T11"/></text:p>
      <text:p text:style-name="P1"><text:span text:style-name="T11"><text:tab/><text:tab/>// Detect obvious negatives</text:span></text:p>
      <text:p text:style-name="P1"><text:span text:style-name="T11"><text:tab/><text:tab/>// Use toString instead of jQuery.type to catch host objects</text:span></text:p>
      <text:p text:style-name="P1"><text:span text:style-name="T11"><text:tab/><text:tab/>if ( !obj || toString.call( obj ) !== "[object Object]" ) {</text:span></text:p>
      <text:p text:style-name="P1"><text:span text:style-name="T11"><text:tab/><text:tab/><text:tab/>return false;</text:span></text:p>
      <text:p text:style-name="P1"><text:span text:style-name="T11"><text:tab/><text:tab/>}</text:span></text:p>
      <text:p text:style-name="P1"><text:span text:style-name="T11"/></text:p>
      <text:p text:style-name="P1"><text:span text:style-name="T11"><text:tab/><text:tab/>proto = getProto( obj );</text:span></text:p>
      <text:p text:style-name="P1"><text:span text:style-name="T11"/></text:p>
      <text:p text:style-name="P1"><text:span text:style-name="T11"><text:tab/><text:tab/>// Objects with no prototype (e.g., `Object.create( null )`) are plain</text:span></text:p>
      <text:p text:style-name="P1"><text:span text:style-name="T11"><text:tab/><text:tab/>if ( !proto ) {</text:span></text:p>
      <text:p text:style-name="P1"><text:span text:style-name="T11"><text:tab/><text:tab/><text:tab/>return true;</text:span></text:p>
      <text:p text:style-name="P1"><text:span text:style-name="T11"><text:tab/><text:tab/>}</text:span></text:p>
      <text:p text:style-name="P1"><text:span text:style-name="T11"/></text:p>
      <text:p text:style-name="P1"><text:span text:style-name="T11"><text:tab/><text:tab/>// Objects with prototype are plain iff they were constructed by a global Object function</text:span></text:p>
      <text:p text:style-name="P1"><text:span text:style-name="T11"><text:tab/><text:tab/>Ctor = hasOwn.call( proto, "constructor" ) &amp;&amp; proto.constructor;</text:span></text:p>
      <text:p text:style-name="P1"><text:span text:style-name="T11"><text:tab/><text:tab/>return typeof Ctor === "function" &amp;&amp; fnToString.call( Ctor ) === ObjectFunctionString;</text:span></text:p>
      <text:p text:style-name="P1"><text:span text:style-name="T11"><text:tab/>},</text:span></text:p>
      <text:p text:style-name="P1"><text:span text:style-name="T11"/></text:p>
      <text:p text:style-name="P1"><text:span text:style-name="T11"><text:tab/>isEmptyObject: function( obj ) {</text:span></text:p>
      <text:p text:style-name="P1"><text:span text:style-name="T11"><text:tab/><text:tab/>var name;</text:span></text:p>
      <text:p text:style-name="P1"><text:span text:style-name="T11"/></text:p>
      <text:p text:style-name="P1"><text:span text:style-name="T11"><text:tab/><text:tab/>for ( name in obj ) {</text:span></text:p>
      <text:p text:style-name="P1"><text:span text:style-name="T11"><text:tab/><text:tab/><text:tab/>return false;</text:span></text:p>
      <text:p text:style-name="P1"><text:span text:style-name="T11"><text:tab/><text:tab/>}</text:span></text:p>
      <text:p text:style-name="P1"><text:span text:style-name="T11"><text:tab/><text:tab/>return true;</text:span></text:p>
      <text:p text:style-name="P1"><text:span text:style-name="T11"><text:tab/>},</text:span></text:p>
      <text:p text:style-name="P1"><text:span text:style-name="T11"/></text:p>
      <text:p text:style-name="P1"><text:span text:style-name="T11"><text:tab/>// Evaluates a script in a provided context; falls back to the global one</text:span></text:p>
      <text:p text:style-name="P1"><text:span text:style-name="T11"><text:tab/>// if not specified.</text:span></text:p>
      <text:p text:style-name="P1"><text:span text:style-name="T11"><text:tab/>globalEval: function( code, options, doc ) {</text:span></text:p>
      <text:p text:style-name="P1"><text:span text:style-name="T11"><text:tab/><text:tab/>DOMEval( code, { nonce: options &amp;&amp; options.nonce }, doc );</text:span></text:p>
      <text:p text:style-name="P1"><text:span text:style-name="T11"><text:tab/>},</text:span></text:p>
      <text:p text:style-name="P1"><text:span text:style-name="T11"/></text:p>
      <text:p text:style-name="P1"><text:span text:style-name="T11"><text:tab/>each: function( obj, callback ) {</text:span></text:p>
      <text:p text:style-name="P1"><text:span text:style-name="T11"><text:tab/><text:tab/>var length, i = 0;</text:span></text:p>
      <text:p text:style-name="P1"><text:span text:style-name="T11"/></text:p>
      <text:p text:style-name="P1"><text:span text:style-name="T11"><text:tab/><text:tab/>if ( isArrayLike( obj ) ) {</text:span></text:p>
      <text:p text:style-name="P1"><text:span text:style-name="T11"><text:tab/><text:tab/><text:tab/>length = obj.length;</text:span></text:p>
      <text:p text:style-name="P1"><text:span text:style-name="T11"><text:tab/><text:tab/><text:tab/>for ( ; i &lt; length; i++ ) {</text:span></text:p>
      <text:p text:style-name="P1"><text:span text:style-name="T11"><text:tab/><text:tab/><text:tab/><text:tab/>if ( callback.call( obj[ i ], i, obj[ i ] ) === false ) {</text:span></text:p>
      <text:p text:style-name="P1"><text:span text:style-name="T11"><text:tab/><text:tab/><text:tab/><text:tab/><text:tab/>break;</text:span></text:p>
      <text:p text:style-name="P1"><text:span text:style-name="T11"><text:tab/><text:tab/><text:tab/><text:tab/>}</text:span></text:p>
      <text:p text:style-name="P1"><text:span text:style-name="T11"><text:tab/><text:tab/><text:tab/>}</text:span></text:p>
      <text:p text:style-name="P1"><text:span text:style-name="T11"><text:tab/><text:tab/>} else {</text:span></text:p>
      <text:p text:style-name="P1"><text:span text:style-name="T11"><text:tab/><text:tab/><text:tab/>for ( i in obj ) {</text:span></text:p>
      <text:p text:style-name="P1"><text:span text:style-name="T11"><text:tab/><text:tab/><text:tab/><text:tab/>if ( callback.call( obj[ i ], i, obj[ i ] ) === false ) {</text:span></text:p>
      <text:p text:style-name="P1"><text:span text:style-name="T11"><text:tab/><text:tab/><text:tab/><text:tab/><text:tab/>break;</text:span></text:p>
      <text:p text:style-name="P1"><text:span text:style-name="T11"><text:tab/><text:tab/><text:tab/><text:tab/>}</text:span></text:p>
      <text:p text:style-name="P1"><text:span text:style-name="T11"><text:tab/><text:tab/><text:tab/>}</text:span></text:p>
      <text:p text:style-name="P1"><text:span text:style-name="T11"><text:tab/><text:tab/>}</text:span></text:p>
      <text:p text:style-name="P1"><text:span text:style-name="T11"/></text:p>
      <text:p text:style-name="P1"><text:span text:style-name="T11"><text:tab/><text:tab/>return obj;</text:span></text:p>
      <text:p text:style-name="P1"><text:span text:style-name="T11"><text:tab/>},</text:span></text:p>
      <text:p text:style-name="P1"><text:span text:style-name="T11"/></text:p>
      <text:p text:style-name="P1"><text:span text:style-name="T11"><text:tab/>// results is for internal usage only</text:span></text:p>
      <text:p text:style-name="P1"><text:span text:style-name="T11"><text:tab/>makeArray: function( arr, results ) {</text:span></text:p>
      <text:p text:style-name="P1"><text:span text:style-name="T11"><text:tab/><text:tab/>var ret = results || [];</text:span></text:p>
      <text:p text:style-name="P1"><text:span text:style-name="T11"/></text:p>
      <text:p text:style-name="P1"><text:span text:style-name="T11"><text:tab/><text:tab/>if ( arr != null ) {</text:span></text:p>
      <text:p text:style-name="P1"><text:span text:style-name="T11"><text:tab/><text:tab/><text:tab/>if ( isArrayLike( Object( arr ) ) ) {</text:span></text:p>
      <text:p text:style-name="P1"><text:span text:style-name="T11"><text:tab/><text:tab/><text:tab/><text:tab/>jQuery.merge( ret,</text:span></text:p>
      <text:p text:style-name="P1"><text:span text:style-name="T11"><text:tab/><text:tab/><text:tab/><text:tab/><text:tab/>typeof arr === "string" ?</text:span></text:p>
      <text:p text:style-name="P1"><text:span text:style-name="T11"><text:tab/><text:tab/><text:tab/><text:tab/><text:tab/>[ arr ] : arr</text:span></text:p>
      <text:p text:style-name="P1"><text:span text:style-name="T11"><text:tab/><text:tab/><text:tab/><text:tab/>);</text:span></text:p>
      <text:p text:style-name="P1"><text:span text:style-name="T11"><text:tab/><text:tab/><text:tab/>} else {</text:span></text:p>
      <text:p text:style-name="P1"><text:span text:style-name="T11"><text:tab/><text:tab/><text:tab/><text:tab/>push.call( ret, arr );</text:span></text:p>
      <text:p text:style-name="P1"><text:span text:style-name="T11"><text:tab/><text:tab/><text:tab/>}</text:span></text:p>
      <text:p text:style-name="P1"><text:span text:style-name="T11"><text:tab/><text:tab/>}</text:span></text:p>
      <text:p text:style-name="P1"><text:span text:style-name="T11"/></text:p>
      <text:p text:style-name="P1"><text:span text:style-name="T11"><text:tab/><text:tab/>return ret;</text:span></text:p>
      <text:p text:style-name="P1"><text:span text:style-name="T11"><text:tab/>},</text:span></text:p>
      <text:p text:style-name="P1"><text:span text:style-name="T11"/></text:p>
      <text:p text:style-name="P1"><text:span text:style-name="T11"><text:tab/>inArray: function( elem, arr, i ) {</text:span></text:p>
      <text:p text:style-name="P1"><text:span text:style-name="T11"><text:tab/><text:tab/>return arr == null ? -1 : indexOf.call( arr, elem, i );</text:span></text:p>
      <text:p text:style-name="P1"><text:span text:style-name="T11"><text:tab/>},</text:span></text:p>
      <text:p text:style-name="P1"><text:span text:style-name="T11"/></text:p>
      <text:p text:style-name="P1"><text:span text:style-name="T11"><text:tab/>// Support: Android &lt;=4.0 only, PhantomJS 1 only</text:span></text:p>
      <text:p text:style-name="P1"><text:span text:style-name="T11"><text:tab/>// push.apply(_, arraylike) throws on ancient WebKit</text:span></text:p>
      <text:p text:style-name="P1"><text:span text:style-name="T11"><text:tab/>merge: function( first, second ) {</text:span></text:p>
      <text:p text:style-name="P1"><text:span text:style-name="T11"><text:tab/><text:tab/>var len = +second.length,</text:span></text:p>
      <text:p text:style-name="P1"><text:span text:style-name="T11"><text:tab/><text:tab/><text:tab/>j = 0,</text:span></text:p>
      <text:p text:style-name="P1"><text:span text:style-name="T11"><text:tab/><text:tab/><text:tab/>i = first.length;</text:span></text:p>
      <text:p text:style-name="P1"><text:span text:style-name="T11"/></text:p>
      <text:p text:style-name="P1"><text:span text:style-name="T11"><text:tab/><text:tab/>for ( ; j &lt; len; j++ ) {</text:span></text:p>
      <text:p text:style-name="P1"><text:span text:style-name="T11"><text:tab/><text:tab/><text:tab/>first[ i++ ] = second[ j ];</text:span></text:p>
      <text:p text:style-name="P1"><text:span text:style-name="T11"><text:tab/><text:tab/>}</text:span></text:p>
      <text:p text:style-name="P1"><text:span text:style-name="T11"/></text:p>
      <text:p text:style-name="P1"><text:span text:style-name="T11"><text:tab/><text:tab/>first.length = i;</text:span></text:p>
      <text:p text:style-name="P1"><text:span text:style-name="T11"/></text:p>
      <text:p text:style-name="P1"><text:span text:style-name="T11"><text:tab/><text:tab/>return first;</text:span></text:p>
      <text:p text:style-name="P1"><text:span text:style-name="T11"><text:tab/>},</text:span></text:p>
      <text:p text:style-name="P1"><text:span text:style-name="T11"/></text:p>
      <text:p text:style-name="P1"><text:span text:style-name="T11"><text:tab/>grep: function( elems, callback, invert ) {</text:span></text:p>
      <text:p text:style-name="P1"><text:span text:style-name="T11"><text:tab/><text:tab/>var callbackInverse,</text:span></text:p>
      <text:p text:style-name="P1"><text:span text:style-name="T11"><text:tab/><text:tab/><text:tab/>matches = [],</text:span></text:p>
      <text:p text:style-name="P1"><text:span text:style-name="T11"><text:tab/><text:tab/><text:tab/>i = 0,</text:span></text:p>
      <text:p text:style-name="P1"><text:span text:style-name="T11"><text:tab/><text:tab/><text:tab/>length = elems.length,</text:span></text:p>
      <text:p text:style-name="P1"><text:span text:style-name="T11"><text:tab/><text:tab/><text:tab/>callbackExpect = !invert;</text:span></text:p>
      <text:p text:style-name="P1"><text:span text:style-name="T11"/></text:p>
      <text:p text:style-name="P1"><text:span text:style-name="T11"><text:tab/><text:tab/>// Go through the array, only saving the items</text:span></text:p>
      <text:p text:style-name="P1"><text:span text:style-name="T11"><text:tab/><text:tab/>// that pass the validator function</text:span></text:p>
      <text:p text:style-name="P1"><text:span text:style-name="T11"><text:tab/><text:tab/>for ( ; i &lt; length; i++ ) {</text:span></text:p>
      <text:p text:style-name="P1"><text:span text:style-name="T11"><text:tab/><text:tab/><text:tab/>callbackInverse = !callback( elems[ i ], i );</text:span></text:p>
      <text:p text:style-name="P1"><text:span text:style-name="T11"><text:tab/><text:tab/><text:tab/>if ( callbackInverse !== callbackExpect ) {</text:span></text:p>
      <text:p text:style-name="P1"><text:span text:style-name="T11"><text:tab/><text:tab/><text:tab/><text:tab/>matches.push( elems[ i ] );</text:span></text:p>
      <text:p text:style-name="P1"><text:span text:style-name="T11"><text:tab/><text:tab/><text:tab/>}</text:span></text:p>
      <text:p text:style-name="P1"><text:span text:style-name="T11"><text:tab/><text:tab/>}</text:span></text:p>
      <text:p text:style-name="P1"><text:span text:style-name="T11"/></text:p>
      <text:p text:style-name="P1"><text:span text:style-name="T11"><text:tab/><text:tab/>return matches;</text:span></text:p>
      <text:p text:style-name="P1"><text:span text:style-name="T11"><text:tab/>},</text:span></text:p>
      <text:p text:style-name="P1"><text:span text:style-name="T11"/></text:p>
      <text:p text:style-name="P1"><text:span text:style-name="T11"><text:tab/>// arg is for internal usage only</text:span></text:p>
      <text:p text:style-name="P1"><text:span text:style-name="T11"><text:tab/>map: function( elems, callback, arg ) {</text:span></text:p>
      <text:p text:style-name="P1"><text:span text:style-name="T11"><text:tab/><text:tab/>var length, value,</text:span></text:p>
      <text:p text:style-name="P1"><text:span text:style-name="T11"><text:tab/><text:tab/><text:tab/>i = 0,</text:span></text:p>
      <text:p text:style-name="P1"><text:span text:style-name="T11"><text:tab/><text:tab/><text:tab/>ret = [];</text:span></text:p>
      <text:p text:style-name="P1"><text:span text:style-name="T11"/></text:p>
      <text:p text:style-name="P1"><text:span text:style-name="T11"><text:tab/><text:tab/>// Go through the array, translating each of the items to their new values</text:span></text:p>
      <text:p text:style-name="P1"><text:span text:style-name="T11"><text:tab/><text:tab/>if ( isArrayLike( elems ) ) {</text:span></text:p>
      <text:p text:style-name="P1"><text:span text:style-name="T11"><text:tab/><text:tab/><text:tab/>length = elems.length;</text:span></text:p>
      <text:p text:style-name="P1"><text:span text:style-name="T11"><text:tab/><text:tab/><text:tab/>for ( ; i &lt; length; i++ ) {</text:span></text:p>
      <text:p text:style-name="P1"><text:span text:style-name="T11"><text:tab/><text:tab/><text:tab/><text:tab/>value = callback( elems[ i ], i, arg );</text:span></text:p>
      <text:p text:style-name="P1"><text:span text:style-name="T11"/></text:p>
      <text:p text:style-name="P1"><text:span text:style-name="T11"><text:tab/><text:tab/><text:tab/><text:tab/>if ( value != null ) {</text:span></text:p>
      <text:p text:style-name="P1"><text:span text:style-name="T11"><text:tab/><text:tab/><text:tab/><text:tab/><text:tab/>ret.push( value );</text:span></text:p>
      <text:p text:style-name="P1"><text:span text:style-name="T11"><text:tab/><text:tab/><text:tab/><text:tab/>}</text:span></text:p>
      <text:p text:style-name="P1"><text:span text:style-name="T11"><text:tab/><text:tab/><text:tab/>}</text:span></text:p>
      <text:p text:style-name="P1"><text:span text:style-name="T11"/></text:p>
      <text:p text:style-name="P1"><text:span text:style-name="T11"><text:tab/><text:tab/>// Go through every key on the object,</text:span></text:p>
      <text:p text:style-name="P1"><text:span text:style-name="T11"><text:tab/><text:tab/>} else {</text:span></text:p>
      <text:p text:style-name="P1"><text:span text:style-name="T11"><text:tab/><text:tab/><text:tab/>for ( i in elems ) {</text:span></text:p>
      <text:p text:style-name="P1"><text:span text:style-name="T11"><text:tab/><text:tab/><text:tab/><text:tab/>value = callback( elems[ i ], i, arg );</text:span></text:p>
      <text:p text:style-name="P1"><text:span text:style-name="T11"/></text:p>
      <text:p text:style-name="P1"><text:span text:style-name="T11"><text:tab/><text:tab/><text:tab/><text:tab/>if ( value != null ) {</text:span></text:p>
      <text:p text:style-name="P1"><text:span text:style-name="T11"><text:tab/><text:tab/><text:tab/><text:tab/><text:tab/>ret.push( value );</text:span></text:p>
      <text:p text:style-name="P1"><text:span text:style-name="T11"><text:tab/><text:tab/><text:tab/><text:tab/>}</text:span></text:p>
      <text:p text:style-name="P1"><text:span text:style-name="T11"><text:tab/><text:tab/><text:tab/>}</text:span></text:p>
      <text:p text:style-name="P1"><text:span text:style-name="T11"><text:tab/><text:tab/>}</text:span></text:p>
      <text:p text:style-name="P1"><text:span text:style-name="T11"/></text:p>
      <text:p text:style-name="P1"><text:span text:style-name="T11"><text:tab/><text:tab/>// Flatten any nested arrays</text:span></text:p>
      <text:p text:style-name="P1"><text:span text:style-name="T11"><text:tab/><text:tab/>return flat( ret );</text:span></text:p>
      <text:p text:style-name="P1"><text:span text:style-name="T11"><text:tab/>},</text:span></text:p>
      <text:p text:style-name="P1"><text:span text:style-name="T11"/></text:p>
      <text:p text:style-name="P1"><text:span text:style-name="T11"><text:tab/>// A global GUID counter for objects</text:span></text:p>
      <text:p text:style-name="P1"><text:span text:style-name="T11"><text:tab/>guid: 1,</text:span></text:p>
      <text:p text:style-name="P1"><text:span text:style-name="T11"/></text:p>
      <text:p text:style-name="P1"><text:span text:style-name="T11"><text:tab/>// jQuery.support is not used in Core but other projects attach their</text:span></text:p>
      <text:p text:style-name="P1"><text:span text:style-name="T11"><text:tab/>// properties to it so it needs to exist.</text:span></text:p>
      <text:p text:style-name="P1"><text:span text:style-name="T11"><text:tab/>support: support</text:span></text:p>
      <text:p text:style-name="P1"><text:span text:style-name="T11">} );</text:span></text:p>
      <text:p text:style-name="P1"><text:span text:style-name="T11"/></text:p>
      <text:p text:style-name="P1"><text:span text:style-name="T11">if ( typeof Symbol === "function" ) {</text:span></text:p>
      <text:p text:style-name="P1"><text:span text:style-name="T11"><text:tab/>jQuery.fn[ Symbol.iterator ] = arr[ Symbol.iterator ];</text:span></text:p>
      <text:p text:style-name="P1"><text:span text:style-name="T11">}</text:span></text:p>
      <text:p text:style-name="P1"><text:span text:style-name="T11"/></text:p>
      <text:p text:style-name="P1"><text:span text:style-name="T11">// Populate the class2type map</text:span></text:p>
      <text:p text:style-name="P1"><text:span text:style-name="T11">jQuery.each( "Boolean Number String Function Array Date RegExp Object Error Symbol".split( " " ),</text:span></text:p>
      <text:p text:style-name="P1"><text:span text:style-name="T11">function( _i, name ) {</text:span></text:p>
      <text:p text:style-name="P1"><text:span text:style-name="T11"><text:tab/>class2type[ "[object " + name + "]" ] = name.toLowerCase();</text:span></text:p>
      <text:p text:style-name="P1"><text:span text:style-name="T11">} );</text:span></text:p>
      <text:p text:style-name="P1"><text:span text:style-name="T11"/></text:p>
      <text:p text:style-name="P1"><text:span text:style-name="T11">function isArrayLike( obj ) {</text:span></text:p>
      <text:p text:style-name="P1"><text:span text:style-name="T11"/></text:p>
      <text:p text:style-name="P1"><text:span text:style-name="T11"><text:tab/>// Support: real iOS 8.2 only (not reproducible in simulator)</text:span></text:p>
      <text:p text:style-name="P1"><text:span text:style-name="T11"><text:tab/>// `in` check used to prevent JIT error (gh-2145)</text:span></text:p>
      <text:p text:style-name="P1"><text:span text:style-name="T11"><text:tab/>// hasOwn isn't used here due to false negatives</text:span></text:p>
      <text:p text:style-name="P1"><text:span text:style-name="T11"><text:tab/>// regarding Nodelist length in IE</text:span></text:p>
      <text:p text:style-name="P1"><text:span text:style-name="T11"><text:tab/>var length = !!obj &amp;&amp; "length" in obj &amp;&amp; obj.length,</text:span></text:p>
      <text:p text:style-name="P1"><text:span text:style-name="T11"><text:tab/><text:tab/>type = toType( obj );</text:span></text:p>
      <text:p text:style-name="P1"><text:span text:style-name="T11"/></text:p>
      <text:p text:style-name="P1"><text:span text:style-name="T11"><text:tab/>if ( isFunction( obj ) || isWindow( obj ) ) {</text:span></text:p>
      <text:p text:style-name="P1"><text:span text:style-name="T11"><text:tab/><text:tab/>return false;</text:span></text:p>
      <text:p text:style-name="P1"><text:span text:style-name="T11"><text:tab/>}</text:span></text:p>
      <text:p text:style-name="P1"><text:span text:style-name="T11"/></text:p>
      <text:p text:style-name="P1"><text:span text:style-name="T11"><text:tab/>return type === "array" || length === 0 ||</text:span></text:p>
      <text:p text:style-name="P1"><text:span text:style-name="T11"><text:tab/><text:tab/>typeof length === "number" &amp;&amp; length &gt; 0 &amp;&amp; ( length - 1 ) in obj;</text:span></text:p>
      <text:p text:style-name="P1"><text:span text:style-name="T11">}</text:span></text:p>
      <text:p text:style-name="P1"><text:span text:style-name="T11">var Sizzle =</text:span></text:p>
      <text:p text:style-name="P1"><text:span text:style-name="T11">/*!</text:span></text:p>
      <text:p text:style-name="P1"><text:span text:style-name="T11"><text:s/>* Sizzle CSS Selector Engine v2.3.5</text:span></text:p>
      <text:p text:style-name="P1"><text:span text:style-name="T11"><text:s/>*<text:s/></text:span><text:a xlink:href="https://sizzlejs.com/"><text:span text:style-name="T12">https://sizzlejs.com/</text:span></text:a><text:span text:style-name="T13"/></text:p>
      <text:p text:style-name="P1"><text:span text:style-name="T13"><text:s/>*</text:span></text:p>
      <text:p text:style-name="P1"><text:span text:style-name="T13"><text:s/>* Copyright JS Foundation and other contributors</text:span></text:p>
      <text:p text:style-name="P1"><text:span text:style-name="T13"><text:s/>* Released under the MIT license</text:span></text:p>
      <text:p text:style-name="P1"><text:span text:style-name="T13"><text:s/>*<text:s/></text:span><text:a xlink:href="https://js.foundation/"><text:span text:style-name="T14">https://js.foundation/</text:span></text:a><text:span text:style-name="T15"/></text:p>
      <text:p text:style-name="P1"><text:span text:style-name="T15"><text:s/>*</text:span></text:p>
      <text:p text:style-name="P1"><text:span text:style-name="T15"><text:s/>* Date: 2020-03-14</text:span></text:p>
      <text:p text:style-name="P1"><text:span text:style-name="T15"><text:s/>*/</text:span></text:p>
      <text:p text:style-name="P1"><text:span text:style-name="T15">( function( window ) {</text:span></text:p>
      <text:p text:style-name="P1"><text:span text:style-name="T15">var i,</text:span></text:p>
      <text:p text:style-name="P1"><text:span text:style-name="T15"><text:tab/>support,</text:span></text:p>
      <text:p text:style-name="P1"><text:span text:style-name="T15"><text:tab/>Expr,</text:span></text:p>
      <text:p text:style-name="P1"><text:span text:style-name="T15"><text:tab/>getText,</text:span></text:p>
      <text:p text:style-name="P1"><text:span text:style-name="T15"><text:tab/>isXML,</text:span></text:p>
      <text:p text:style-name="P1"><text:span text:style-name="T15"><text:tab/>tokenize,</text:span></text:p>
      <text:p text:style-name="P1"><text:span text:style-name="T15"><text:tab/>compile,</text:span></text:p>
      <text:p text:style-name="P1"><text:span text:style-name="T15"><text:tab/>select,</text:span></text:p>
      <text:p text:style-name="P1"><text:span text:style-name="T15"><text:tab/>outermostContext,</text:span></text:p>
      <text:p text:style-name="P1"><text:span text:style-name="T15"><text:tab/>sortInput,</text:span></text:p>
      <text:p text:style-name="P1"><text:span text:style-name="T15"><text:tab/>hasDuplicate,</text:span></text:p>
      <text:p text:style-name="P1"><text:span text:style-name="T15"/></text:p>
      <text:p text:style-name="P1"><text:span text:style-name="T15"><text:tab/>// Local document vars</text:span></text:p>
      <text:p text:style-name="P1"><text:span text:style-name="T15"><text:tab/>setDocument,</text:span></text:p>
      <text:p text:style-name="P1"><text:span text:style-name="T15"><text:tab/>document,</text:span></text:p>
      <text:p text:style-name="P1"><text:span text:style-name="T15"><text:tab/>docElem,</text:span></text:p>
      <text:p text:style-name="P1"><text:span text:style-name="T15"><text:tab/>documentIsHTML,</text:span></text:p>
      <text:p text:style-name="P1"><text:span text:style-name="T15"><text:tab/>rbuggyQSA,</text:span></text:p>
      <text:p text:style-name="P1"><text:span text:style-name="T15"><text:tab/>rbuggyMatches,</text:span></text:p>
      <text:p text:style-name="P1"><text:span text:style-name="T15"><text:tab/>matches,</text:span></text:p>
      <text:p text:style-name="P1"><text:span text:style-name="T15"><text:tab/>contains,</text:span></text:p>
      <text:p text:style-name="P1"><text:span text:style-name="T15"/></text:p>
      <text:p text:style-name="P1"><text:span text:style-name="T15"><text:tab/>// Instance-specific data</text:span></text:p>
      <text:p text:style-name="P1"><text:span text:style-name="T15"><text:tab/>expando = "sizzle" + 1 * new Date(),</text:span></text:p>
      <text:p text:style-name="P1"><text:span text:style-name="T15"><text:tab/>preferredDoc = window.document,</text:span></text:p>
      <text:p text:style-name="P1"><text:span text:style-name="T15"><text:tab/>dirruns = 0,</text:span></text:p>
      <text:p text:style-name="P1"><text:span text:style-name="T15"><text:tab/>done = 0,</text:span></text:p>
      <text:p text:style-name="P1"><text:span text:style-name="T15"><text:tab/>classCache = createCache(),</text:span></text:p>
      <text:p text:style-name="P1"><text:span text:style-name="T15"><text:tab/>tokenCache = createCache(),</text:span></text:p>
      <text:p text:style-name="P1"><text:span text:style-name="T15"><text:tab/>compilerCache = createCache(),</text:span></text:p>
      <text:p text:style-name="P1"><text:span text:style-name="T15"><text:tab/>nonnativeSelectorCache = createCache(),</text:span></text:p>
      <text:p text:style-name="P1"><text:span text:style-name="T15"><text:tab/>sortOrder = function( a, b ) {</text:span></text:p>
      <text:p text:style-name="P1"><text:span text:style-name="T15"><text:tab/><text:tab/>if ( a === b ) {</text:span></text:p>
      <text:p text:style-name="P1"><text:span text:style-name="T15"><text:tab/><text:tab/><text:tab/>hasDuplicate = true;</text:span></text:p>
      <text:p text:style-name="P1"><text:span text:style-name="T15"><text:tab/><text:tab/>}</text:span></text:p>
      <text:p text:style-name="P1"><text:span text:style-name="T15"><text:tab/><text:tab/>return 0;</text:span></text:p>
      <text:p text:style-name="P1"><text:span text:style-name="T15"><text:tab/>},</text:span></text:p>
      <text:p text:style-name="P1"><text:span text:style-name="T15"/></text:p>
      <text:p text:style-name="P1"><text:span text:style-name="T15"><text:tab/>// Instance methods</text:span></text:p>
      <text:p text:style-name="P1"><text:span text:style-name="T15"><text:tab/>hasOwn = ( {} ).hasOwnProperty,</text:span></text:p>
      <text:p text:style-name="P1"><text:span text:style-name="T15"><text:tab/>arr = [],</text:span></text:p>
      <text:p text:style-name="P1"><text:span text:style-name="T15"><text:tab/>pop = arr.pop,</text:span></text:p>
      <text:p text:style-name="P1"><text:span text:style-name="T15"><text:tab/>pushNative = arr.push,</text:span></text:p>
      <text:p text:style-name="P1"><text:span text:style-name="T15"><text:tab/>push = arr.push,</text:span></text:p>
      <text:p text:style-name="P1"><text:span text:style-name="T15"><text:tab/>slice = arr.slice,</text:span></text:p>
      <text:p text:style-name="P1"><text:span text:style-name="T15"/></text:p>
      <text:p text:style-name="P1"><text:span text:style-name="T15"><text:tab/>// Use a stripped-down indexOf as it's faster than native</text:span></text:p>
      <text:p text:style-name="P1"><text:span text:style-name="T15"><text:tab/>//<text:s/></text:span><text:a xlink:href="https://jsperf.com/thor-indexof-vs-for/5"><text:span text:style-name="T16">https://jsperf.com/thor-indexof-vs-for/5</text:span></text:a><text:span text:style-name="T17"/></text:p>
      <text:p text:style-name="P1"><text:span text:style-name="T17"><text:tab/>indexOf = function( list, elem ) {</text:span></text:p>
      <text:p text:style-name="P1"><text:span text:style-name="T17"><text:tab/><text:tab/>var i = 0,</text:span></text:p>
      <text:p text:style-name="P1"><text:span text:style-name="T17"><text:tab/><text:tab/><text:tab/>len = list.length;</text:span></text:p>
      <text:p text:style-name="P1"><text:span text:style-name="T17"><text:tab/><text:tab/>for ( ; i &lt; len; i++ ) {</text:span></text:p>
      <text:p text:style-name="P1"><text:span text:style-name="T17"><text:tab/><text:tab/><text:tab/>if ( list[ i ] === elem ) {</text:span></text:p>
      <text:p text:style-name="P1"><text:span text:style-name="T17"><text:tab/><text:tab/><text:tab/><text:tab/>return i;</text:span></text:p>
      <text:p text:style-name="P1"><text:span text:style-name="T17"><text:tab/><text:tab/><text:tab/>}</text:span></text:p>
      <text:p text:style-name="P1"><text:span text:style-name="T17"><text:tab/><text:tab/>}</text:span></text:p>
      <text:p text:style-name="P1"><text:span text:style-name="T17"><text:tab/><text:tab/>return -1;</text:span></text:p>
      <text:p text:style-name="P1"><text:span text:style-name="T17"><text:tab/>},</text:span></text:p>
      <text:p text:style-name="P1"><text:span text:style-name="T17"/></text:p>
      <text:p text:style-name="P1"><text:span text:style-name="T17"><text:tab/>booleans = "checked|selected|async|autofocus|autoplay|controls|defer|disabled|hidden|" +</text:span></text:p>
      <text:p text:style-name="P1"><text:span text:style-name="T17"><text:tab/><text:tab/>"ismap|loop|multiple|open|readonly|required|scoped",</text:span></text:p>
      <text:p text:style-name="P1"><text:span text:style-name="T17"/></text:p>
      <text:p text:style-name="P1"><text:span text:style-name="T17"><text:tab/>// Regular expressions</text:span></text:p>
      <text:p text:style-name="P1"><text:span text:style-name="T17"/></text:p>
      <text:p text:style-name="P1"><text:span text:style-name="T17"><text:tab/>//<text:s/></text:span><text:a xlink:href="http://www.w3.org/TR/css3-selectors/#whitespace"><text:span text:style-name="T18">http://www.w3.org/TR/css3-selectors/#whitespace</text:span></text:a><text:span text:style-name="T19"/></text:p>
      <text:p text:style-name="P1"><text:span text:style-name="T19"><text:tab/>whitespace = "[</text:span><text:a xlink:href="//x20//t//r//n//f"><text:span text:style-name="T20">\\x20\\t\\r\\n\\f</text:span></text:a><text:span text:style-name="T21">]",</text:span></text:p>
      <text:p text:style-name="P1"><text:span text:style-name="T21"/></text:p>
      <text:p text:style-name="P1"><text:span text:style-name="T21"><text:tab/>//<text:s/></text:span><text:a xlink:href="https://www.w3.org/TR/css-syntax-3/#ident-token-diagram"><text:span text:style-name="T22">https://www.w3.org/TR/css-syntax-3/#ident-token-diagram</text:span></text:a><text:span text:style-name="T23"/></text:p>
      <text:p text:style-name="P1"><text:span text:style-name="T23"><text:tab/>identifier = "(?:\\\\[\\da-fA-F]{1,6}" + whitespace +</text:span></text:p>
      <text:p text:style-name="P1"><text:span text:style-name="T23"><text:tab/><text:tab/>"?|\\\\[^\\r\\n\\f]|[\\w-]|[^\0-\\x7f])+",</text:span></text:p>
      <text:p text:style-name="P1"><text:span text:style-name="T23"/></text:p>
      <text:p text:style-name="P1"><text:span text:style-name="T23"><text:tab/>// Attribute selectors:<text:s/></text:span><text:a xlink:href="http://www.w3.org/TR/selectors/#attribute-selectors"><text:span text:style-name="T24">http://www.w3.org/TR/selectors/#attribute-selectors</text:span></text:a><text:span text:style-name="T25"/></text:p>
      <text:p text:style-name="P1"><text:span text:style-name="T25"><text:tab/>attributes = "</text:span><text:a xlink:href="//["><text:span text:style-name="T26">\\[</text:span></text:a><text:span text:style-name="T27">" + whitespace + "*(" + identifier + ")(?:" + whitespace +</text:span></text:p>
      <text:p text:style-name="P1"><text:span text:style-name="T27"/></text:p>
      <text:p text:style-name="P1"><text:span text:style-name="T27"><text:tab/><text:tab/>// Operator (capture 2)</text:span></text:p>
      <text:p text:style-name="P1"><text:span text:style-name="T27"><text:tab/><text:tab/>"*([*^$|!~]?=)" + whitespace +</text:span></text:p>
      <text:p text:style-name="P1"><text:span text:style-name="T27"/></text:p>
      <text:p text:style-name="P1"><text:span text:style-name="T27"><text:tab/><text:tab/>// "Attribute values must be CSS identifiers [capture 5]</text:span></text:p>
      <text:p text:style-name="P1"><text:span text:style-name="T27"><text:tab/><text:tab/>// or strings [capture 3 or capture 4]"</text:span></text:p>
      <text:p text:style-name="P1"><text:span text:style-name="T27"><text:tab/><text:tab/>"*(?:'((?:\\\\.|[^\\\\'])*)'|\"((?:\\\\.|[^\\\\\"])*)\"|(" + identifier + "))|)" +</text:span></text:p>
      <text:p text:style-name="P1"><text:span text:style-name="T27"><text:tab/><text:tab/>whitespace + "*\\]",</text:span></text:p>
      <text:p text:style-name="P1"><text:span text:style-name="T27"/></text:p>
      <text:p text:style-name="P1"><text:span text:style-name="T27"><text:tab/>pseudos = ":(" + identifier + ")(?:\\((" +</text:span></text:p>
      <text:p text:style-name="P1"><text:span text:style-name="T27"/></text:p>
      <text:p text:style-name="P1"><text:span text:style-name="T27"><text:tab/><text:tab/>// To reduce the number of selectors needing tokenize in the preFilter, prefer arguments:</text:span></text:p>
      <text:p text:style-name="P1"><text:span text:style-name="T27"><text:tab/><text:tab/>// 1. quoted (capture 3; capture 4 or capture 5)</text:span></text:p>
      <text:p text:style-name="P1"><text:span text:style-name="T27"><text:tab/><text:tab/>"('((?:\\\\.|[^\\\\'])*)'|\"((?:\\\\.|[^\\\\\"])*)\")|" +</text:span></text:p>
      <text:p text:style-name="P1"><text:span text:style-name="T27"/></text:p>
      <text:p text:style-name="P1"><text:span text:style-name="T27"><text:tab/><text:tab/>// 2. simple (capture 6)</text:span></text:p>
      <text:p text:style-name="P1"><text:span text:style-name="T27"><text:tab/><text:tab/>"((?:\\\\.|[^\\\\()[\\]]|" + attributes + ")*)|" +</text:span></text:p>
      <text:p text:style-name="P1"><text:span text:style-name="T27"/></text:p>
      <text:p text:style-name="P1"><text:span text:style-name="T27"><text:tab/><text:tab/>// 3. anything else (capture 2)</text:span></text:p>
      <text:p text:style-name="P1"><text:span text:style-name="T27"><text:tab/><text:tab/>".*" +</text:span></text:p>
      <text:p text:style-name="P1"><text:span text:style-name="T27"><text:tab/><text:tab/>")</text:span><text:a xlink:href="//)|"><text:span text:style-name="T28">\\)|</text:span></text:a><text:span text:style-name="T29">)",</text:span></text:p>
      <text:p text:style-name="P1"><text:span text:style-name="T29"/></text:p>
      <text:p text:style-name="P1"><text:span text:style-name="T29"><text:tab/>// Leading and non-escaped trailing whitespace, capturing some non-whitespace characters preceding the latter</text:span></text:p>
      <text:p text:style-name="P1"><text:span text:style-name="T29"><text:tab/>rwhitespace = new RegExp( whitespace + "+", "g" ),</text:span></text:p>
      <text:p text:style-name="P1"><text:span text:style-name="T29"><text:tab/>rtrim = new RegExp( "^" + whitespace + "+|((?:^|[^\\\\])(?:\\\\.)*)" +</text:span></text:p>
      <text:p text:style-name="P1"><text:span text:style-name="T29"><text:tab/><text:tab/>whitespace + "+$", "g" ),</text:span></text:p>
      <text:p text:style-name="P1"><text:span text:style-name="T29"/></text:p>
      <text:p text:style-name="P1"><text:span text:style-name="T29"><text:tab/>rcomma = new RegExp( "^" + whitespace + "*," + whitespace + "*" ),</text:span></text:p>
      <text:p text:style-name="P1"><text:span text:style-name="T29"><text:tab/>rcombinators = new RegExp( "^" + whitespace + "*([&gt;+~]|" + whitespace + ")" + whitespace +</text:span></text:p>
      <text:p text:style-name="P1"><text:span text:style-name="T29"><text:tab/><text:tab/>"*" ),</text:span></text:p>
      <text:p text:style-name="P1"><text:span text:style-name="T29"><text:tab/>rdescend = new RegExp( whitespace + "|&gt;" ),</text:span></text:p>
      <text:p text:style-name="P1"><text:span text:style-name="T29"/></text:p>
      <text:p text:style-name="P1"><text:span text:style-name="T29"><text:tab/>rpseudo = new RegExp( pseudos ),</text:span></text:p>
      <text:p text:style-name="P1"><text:span text:style-name="T29"><text:tab/>ridentifier = new RegExp( "^" + identifier + "$" ),</text:span></text:p>
      <text:p text:style-name="P1"><text:span text:style-name="T29"/></text:p>
      <text:p text:style-name="P1"><text:span text:style-name="T29"><text:tab/>matchExpr = {</text:span></text:p>
      <text:p text:style-name="P1"><text:span text:style-name="T29"><text:tab/><text:tab/>"ID": new RegExp( "^#(" + identifier + ")" ),</text:span></text:p>
      <text:p text:style-name="P1"><text:span text:style-name="T29"><text:tab/><text:tab/>"CLASS": new RegExp( "^\\.(" + identifier + ")" ),</text:span></text:p>
      <text:p text:style-name="P1"><text:span text:style-name="T29"><text:tab/><text:tab/>"TAG": new RegExp( "^(" + identifier + "|[*])" ),</text:span></text:p>
      <text:p text:style-name="P1"><text:span text:style-name="T29"><text:tab/><text:tab/>"ATTR": new RegExp( "^" + attributes ),</text:span></text:p>
      <text:p text:style-name="P1"><text:span text:style-name="T29"><text:tab/><text:tab/>"PSEUDO": new RegExp( "^" + pseudos ),</text:span></text:p>
      <text:p text:style-name="P1"><text:span text:style-name="T29"><text:tab/><text:tab/>"CHILD": new RegExp( "^:(only|first|last|nth|nth-last)-(child|of-type)(?:\\(" +</text:span></text:p>
      <text:p text:style-name="P1"><text:span text:style-name="T29"><text:tab/><text:tab/><text:tab/>whitespace + "*(even|odd|(([+-]|)(\\d*)n|)" + whitespace + "*(?:([+-]|)" +</text:span></text:p>
      <text:p text:style-name="P1"><text:span text:style-name="T29"><text:tab/><text:tab/><text:tab/>whitespace + "*(\\d+)|))" + whitespace + "*\\)|)", "i" ),</text:span></text:p>
      <text:p text:style-name="P1"><text:span text:style-name="T29"><text:tab/><text:tab/>"bool": new RegExp( "^(?:" + booleans + ")$", "i" ),</text:span></text:p>
      <text:p text:style-name="P1"><text:span text:style-name="T29"/></text:p>
      <text:p text:style-name="P1"><text:span text:style-name="T29"><text:tab/><text:tab/>// For use in libraries implementing .is()</text:span></text:p>
      <text:p text:style-name="P1"><text:span text:style-name="T29"><text:tab/><text:tab/>// We use this for POS matching in `select`</text:span></text:p>
      <text:p text:style-name="P1"><text:span text:style-name="T29"><text:tab/><text:tab/>"needsContext": new RegExp( "^" + whitespace +</text:span></text:p>
      <text:p text:style-name="P1"><text:span text:style-name="T29"><text:tab/><text:tab/><text:tab/>"*[&gt;+~]|:(even|odd|eq|gt|lt|nth|first|last)(?:\\(" + whitespace +</text:span></text:p>
      <text:p text:style-name="P1"><text:span text:style-name="T29"><text:tab/><text:tab/><text:tab/>"*((?:-\\d)?\\d*)" + whitespace + "*\\)|)(?=[^-]|$)", "i" )</text:span></text:p>
      <text:p text:style-name="P1"><text:span text:style-name="T29"><text:tab/>},</text:span></text:p>
      <text:p text:style-name="P1"><text:span text:style-name="T29"/></text:p>
      <text:p text:style-name="P1"><text:span text:style-name="T29"><text:tab/>rhtml = /HTML$/i,</text:span></text:p>
      <text:p text:style-name="P1"><text:span text:style-name="T29"><text:tab/>rinputs = /^(?:input|select|textarea|button)$/i,</text:span></text:p>
      <text:p text:style-name="P1"><text:span text:style-name="T29"><text:tab/>rheader = /^h\d$/i,</text:span></text:p>
      <text:p text:style-name="P1"><text:span text:style-name="T29"/></text:p>
      <text:p text:style-name="P1"><text:span text:style-name="T29"><text:tab/>rnative = /^[^{]+\{\s*\[native \w/,</text:span></text:p>
      <text:p text:style-name="P1"><text:span text:style-name="T29"/></text:p>
      <text:p text:style-name="P1"><text:span text:style-name="T29"><text:tab/>// Easily-parseable/retrievable ID or TAG or CLASS selectors</text:span></text:p>
      <text:p text:style-name="P1"><text:span text:style-name="T29"><text:tab/>rquickExpr = /^(?:#([\w-]+)|(\w+)|\.([\w-]+))$/,</text:span></text:p>
      <text:p text:style-name="P1"><text:span text:style-name="T29"/></text:p>
      <text:p text:style-name="P1"><text:span text:style-name="T29"><text:tab/>rsibling = /[+~]/,</text:span></text:p>
      <text:p text:style-name="P1"><text:span text:style-name="T29"/></text:p>
      <text:p text:style-name="P1"><text:span text:style-name="T29"><text:tab/>// CSS escapes</text:span></text:p>
      <text:p text:style-name="P1"><text:span text:style-name="T29"><text:tab/>//<text:s/></text:span><text:a xlink:href="http://www.w3.org/TR/CSS21/syndata.html#escaped-characters"><text:span text:style-name="T30">http://www.w3.org/TR/CSS21/syndata.html#escaped-characters</text:span></text:a><text:span text:style-name="T31"/></text:p>
      <text:p text:style-name="P1"><text:span text:style-name="T31"><text:tab/>runescape = new RegExp( "\\\\[\\da-fA-F]{1,6}" + whitespace + "?|\\\\([^\\r\\n\\f])", "g" ),</text:span></text:p>
      <text:p text:style-name="P1"><text:span text:style-name="T31"><text:tab/>funescape = function( escape, nonHex ) {</text:span></text:p>
      <text:p text:style-name="P1"><text:span text:style-name="T31"><text:tab/><text:tab/>var high = "0x" + escape.slice( 1 ) - 0x10000;</text:span></text:p>
      <text:p text:style-name="P1"><text:span text:style-name="T31"/></text:p>
      <text:p text:style-name="P1"><text:span text:style-name="T31"><text:tab/><text:tab/>return nonHex ?</text:span></text:p>
      <text:p text:style-name="P1"><text:span text:style-name="T31"/></text:p>
      <text:p text:style-name="P1"><text:span text:style-name="T31"><text:tab/><text:tab/><text:tab/>// Strip the backslash prefix from a non-hex escape sequence</text:span></text:p>
      <text:p text:style-name="P1"><text:span text:style-name="T31"><text:tab/><text:tab/><text:tab/>nonHex :</text:span></text:p>
      <text:p text:style-name="P1"><text:span text:style-name="T31"/></text:p>
      <text:p text:style-name="P1"><text:span text:style-name="T31"><text:tab/><text:tab/><text:tab/>// Replace a hexadecimal escape sequence with the encoded Unicode code point</text:span></text:p>
      <text:p text:style-name="P1"><text:span text:style-name="T31"><text:tab/><text:tab/><text:tab/>// Support: IE &lt;=11+</text:span></text:p>
      <text:p text:style-name="P1"><text:span text:style-name="T31"><text:tab/><text:tab/><text:tab/>// For values outside the Basic Multilingual Plane (BMP), manually construct a</text:span></text:p>
      <text:p text:style-name="P1"><text:span text:style-name="T31"><text:tab/><text:tab/><text:tab/>// surrogate pair</text:span></text:p>
      <text:p text:style-name="P1"><text:span text:style-name="T31"><text:tab/><text:tab/><text:tab/>high &lt; 0 ?</text:span></text:p>
      <text:p text:style-name="P1"><text:span text:style-name="T31"><text:tab/><text:tab/><text:tab/><text:tab/>String.fromCharCode( high + 0x10000 ) :</text:span></text:p>
      <text:p text:style-name="P1"><text:span text:style-name="T31"><text:tab/><text:tab/><text:tab/><text:tab/>String.fromCharCode( high &gt;&gt; 10 | 0xD800, high &amp; 0x3FF | 0xDC00 );</text:span></text:p>
      <text:p text:style-name="P1"><text:span text:style-name="T31"><text:tab/>},</text:span></text:p>
      <text:p text:style-name="P1"><text:span text:style-name="T31"/></text:p>
      <text:p text:style-name="P1"><text:span text:style-name="T31"><text:tab/>// CSS string/identifier serialization</text:span></text:p>
      <text:p text:style-name="P1"><text:span text:style-name="T31"><text:tab/>//<text:s/></text:span><text:a xlink:href="https://drafts.csswg.org/cssom/#common-serializing-idioms"><text:span text:style-name="T32">https://drafts.csswg.org/cssom/#common-serializing-idioms</text:span></text:a><text:span text:style-name="T33"/></text:p>
      <text:p text:style-name="P1"><text:span text:style-name="T33"><text:tab/>rcssescape = /([\0-\x1f\x7f]|^-?\d)|^-$|[^\0-\x1f\x7f-\uFFFF\w-]/g,</text:span></text:p>
      <text:p text:style-name="P1"><text:span text:style-name="T33"><text:tab/>fcssescape = function( ch, asCodePoint ) {</text:span></text:p>
      <text:p text:style-name="P1"><text:span text:style-name="T33"><text:tab/><text:tab/>if ( asCodePoint ) {</text:span></text:p>
      <text:p text:style-name="P1"><text:span text:style-name="T33"/></text:p>
      <text:p text:style-name="P1"><text:span text:style-name="T33"><text:tab/><text:tab/><text:tab/>// U+0000 NULL becomes U+FFFD REPLACEMENT CHARACTER</text:span></text:p>
      <text:p text:style-name="P1"><text:span text:style-name="T33"><text:tab/><text:tab/><text:tab/>if ( ch === "\0" ) {</text:span></text:p>
      <text:p text:style-name="P1"><text:span text:style-name="T33"><text:tab/><text:tab/><text:tab/><text:tab/>return "\uFFFD";</text:span></text:p>
      <text:p text:style-name="P1"><text:span text:style-name="T33"><text:tab/><text:tab/><text:tab/>}</text:span></text:p>
      <text:p text:style-name="P1"><text:span text:style-name="T33"/></text:p>
      <text:p text:style-name="P1"><text:span text:style-name="T33"><text:tab/><text:tab/><text:tab/>// Control characters and (dependent upon position) numbers get escaped as code points</text:span></text:p>
      <text:p text:style-name="P1"><text:span text:style-name="T33"><text:tab/><text:tab/><text:tab/>return ch.slice( 0, -1 ) + "\\" +</text:span></text:p>
      <text:p text:style-name="P1"><text:span text:style-name="T33"><text:tab/><text:tab/><text:tab/><text:tab/>ch.charCodeAt( ch.length - 1 ).toString( 16 ) + " ";</text:span></text:p>
      <text:p text:style-name="P1"><text:span text:style-name="T33"><text:tab/><text:tab/>}</text:span></text:p>
      <text:p text:style-name="P1"><text:span text:style-name="T33"/></text:p>
      <text:p text:style-name="P1"><text:span text:style-name="T33"><text:tab/><text:tab/>// Other potentially-special ASCII characters get backslash-escaped</text:span></text:p>
      <text:p text:style-name="P1"><text:span text:style-name="T33"><text:tab/><text:tab/>return "\\" + ch;</text:span></text:p>
      <text:p text:style-name="P1"><text:span text:style-name="T33"><text:tab/>},</text:span></text:p>
      <text:p text:style-name="P1"><text:span text:style-name="T33"/></text:p>
      <text:p text:style-name="P1"><text:span text:style-name="T33"><text:tab/>// Used for iframes</text:span></text:p>
      <text:p text:style-name="P1"><text:span text:style-name="T33"><text:tab/>// See setDocument()</text:span></text:p>
      <text:p text:style-name="P1"><text:span text:style-name="T33"><text:tab/>// Removing the function wrapper causes a "Permission Denied"</text:span></text:p>
      <text:p text:style-name="P1"><text:span text:style-name="T33"><text:tab/>// error in IE</text:span></text:p>
      <text:p text:style-name="P1"><text:span text:style-name="T33"><text:tab/>unloadHandler = function() {</text:span></text:p>
      <text:p text:style-name="P1"><text:span text:style-name="T33"><text:tab/><text:tab/>setDocument();</text:span></text:p>
      <text:p text:style-name="P1"><text:span text:style-name="T33"><text:tab/>},</text:span></text:p>
      <text:p text:style-name="P1"><text:span text:style-name="T33"/></text:p>
      <text:p text:style-name="P1"><text:span text:style-name="T33"><text:tab/>inDisabledFieldset = addCombinator(</text:span></text:p>
      <text:p text:style-name="P1"><text:span text:style-name="T33"><text:tab/><text:tab/>function( elem ) {</text:span></text:p>
      <text:p text:style-name="P1"><text:span text:style-name="T33"><text:tab/><text:tab/><text:tab/>return elem.disabled === true &amp;&amp; elem.nodeName.toLowerCase() === "fieldset";</text:span></text:p>
      <text:p text:style-name="P1"><text:span text:style-name="T33"><text:tab/><text:tab/>},</text:span></text:p>
      <text:p text:style-name="P1"><text:span text:style-name="T33"><text:tab/><text:tab/>{ dir: "parentNode", next: "legend" }</text:span></text:p>
      <text:p text:style-name="P1"><text:span text:style-name="T33"><text:tab/>);</text:span></text:p>
      <text:p text:style-name="P1"><text:span text:style-name="T33"/></text:p>
      <text:p text:style-name="P1"><text:span text:style-name="T33">// Optimize for push.apply( _, NodeList )</text:span></text:p>
      <text:p text:style-name="P1"><text:span text:style-name="T33">try {</text:span></text:p>
      <text:p text:style-name="P1"><text:span text:style-name="T33"><text:tab/>push.apply(</text:span></text:p>
      <text:p text:style-name="P1"><text:span text:style-name="T33"><text:tab/><text:tab/>( arr = slice.call( preferredDoc.childNodes ) ),</text:span></text:p>
      <text:p text:style-name="P1"><text:span text:style-name="T33"><text:tab/><text:tab/>preferredDoc.childNodes</text:span></text:p>
      <text:p text:style-name="P1"><text:span text:style-name="T33"><text:tab/>);</text:span></text:p>
      <text:p text:style-name="P1"><text:span text:style-name="T33"/></text:p>
      <text:p text:style-name="P1"><text:span text:style-name="T33"><text:tab/>// Support: Android&lt;4.0</text:span></text:p>
      <text:p text:style-name="P1"><text:span text:style-name="T33"><text:tab/>// Detect silently failing push.apply</text:span></text:p>
      <text:p text:style-name="P1"><text:span text:style-name="T33"><text:tab/>// eslint-disable-next-line no-unused-expressions</text:span></text:p>
      <text:p text:style-name="P1"><text:span text:style-name="T33"><text:tab/>arr[ preferredDoc.childNodes.length ].nodeType;</text:span></text:p>
      <text:p text:style-name="P1"><text:span text:style-name="T33">} catch ( e ) {</text:span></text:p>
      <text:p text:style-name="P1"><text:span text:style-name="T33"><text:tab/>push = { apply: arr.length ?</text:span></text:p>
      <text:p text:style-name="P1"><text:span text:style-name="T33"/></text:p>
      <text:p text:style-name="P1"><text:span text:style-name="T33"><text:tab/><text:tab/>// Leverage slice if possible</text:span></text:p>
      <text:p text:style-name="P1"><text:span text:style-name="T33"><text:tab/><text:tab/>function( target, els ) {</text:span></text:p>
      <text:p text:style-name="P1"><text:span text:style-name="T33"><text:tab/><text:tab/><text:tab/>pushNative.apply( target, slice.call( els ) );</text:span></text:p>
      <text:p text:style-name="P1"><text:span text:style-name="T33"><text:tab/><text:tab/>} :</text:span></text:p>
      <text:p text:style-name="P1"><text:span text:style-name="T33"/></text:p>
      <text:p text:style-name="P1"><text:span text:style-name="T33"><text:tab/><text:tab/>// Support: IE&lt;9</text:span></text:p>
      <text:p text:style-name="P1"><text:span text:style-name="T33"><text:tab/><text:tab/>// Otherwise append directly</text:span></text:p>
      <text:p text:style-name="P1"><text:span text:style-name="T33"><text:tab/><text:tab/>function( target, els ) {</text:span></text:p>
      <text:p text:style-name="P1"><text:span text:style-name="T33"><text:tab/><text:tab/><text:tab/>var j = target.length,</text:span></text:p>
      <text:p text:style-name="P1"><text:span text:style-name="T33"><text:tab/><text:tab/><text:tab/><text:tab/>i = 0;</text:span></text:p>
      <text:p text:style-name="P1"><text:span text:style-name="T33"/></text:p>
      <text:p text:style-name="P1"><text:span text:style-name="T33"><text:tab/><text:tab/><text:tab/>// Can't trust NodeList.length</text:span></text:p>
      <text:p text:style-name="P1"><text:span text:style-name="T33"><text:tab/><text:tab/><text:tab/>while ( ( target[ j++ ] = els[ i++ ] ) ) {}</text:span></text:p>
      <text:p text:style-name="P1"><text:span text:style-name="T33"><text:tab/><text:tab/><text:tab/>target.length = j - 1;</text:span></text:p>
      <text:p text:style-name="P1"><text:span text:style-name="T33"><text:tab/><text:tab/>}</text:span></text:p>
      <text:p text:style-name="P1"><text:span text:style-name="T33"><text:tab/>};</text:span></text:p>
      <text:p text:style-name="P1"><text:span text:style-name="T33">}</text:span></text:p>
      <text:p text:style-name="P1"><text:span text:style-name="T33"/></text:p>
      <text:p text:style-name="P1"><text:span text:style-name="T33">function Sizzle( selector, context, results, seed ) {</text:span></text:p>
      <text:p text:style-name="P1"><text:span text:style-name="T33"><text:tab/>var m, i, elem, nid, match, groups, newSelector,</text:span></text:p>
      <text:p text:style-name="P1"><text:span text:style-name="T33"><text:tab/><text:tab/>newContext = context &amp;&amp; context.ownerDocument,</text:span></text:p>
      <text:p text:style-name="P1"><text:span text:style-name="T33"/></text:p>
      <text:p text:style-name="P1"><text:span text:style-name="T33"><text:tab/><text:tab/>// nodeType defaults to 9, since context defaults to document</text:span></text:p>
      <text:p text:style-name="P1"><text:span text:style-name="T33"><text:tab/><text:tab/>nodeType = context ? context.nodeType : 9;</text:span></text:p>
      <text:p text:style-name="P1"><text:span text:style-name="T33"/></text:p>
      <text:p text:style-name="P1"><text:span text:style-name="T33"><text:tab/>results = results || [];</text:span></text:p>
      <text:p text:style-name="P1"><text:span text:style-name="T33"/></text:p>
      <text:p text:style-name="P1"><text:span text:style-name="T33"><text:tab/>// Return early from calls with invalid selector or context</text:span></text:p>
      <text:p text:style-name="P1"><text:span text:style-name="T33"><text:tab/>if ( typeof selector !== "string" || !selector ||</text:span></text:p>
      <text:p text:style-name="P1"><text:span text:style-name="T33"><text:tab/><text:tab/>nodeType !== 1 &amp;&amp; nodeType !== 9 &amp;&amp; nodeType !== 11 ) {</text:span></text:p>
      <text:p text:style-name="P1"><text:span text:style-name="T33"/></text:p>
      <text:p text:style-name="P1"><text:span text:style-name="T33"><text:tab/><text:tab/>return results;</text:span></text:p>
      <text:p text:style-name="P1"><text:span text:style-name="T33"><text:tab/>}</text:span></text:p>
      <text:p text:style-name="P1"><text:span text:style-name="T33"/></text:p>
      <text:p text:style-name="P1"><text:span text:style-name="T33"><text:tab/>// Try to shortcut find operations (as opposed to filters) in HTML documents</text:span></text:p>
      <text:p text:style-name="P1"><text:span text:style-name="T33"><text:tab/>if ( !seed ) {</text:span></text:p>
      <text:p text:style-name="P1"><text:span text:style-name="T33"><text:tab/><text:tab/>setDocument( context );</text:span></text:p>
      <text:p text:style-name="P1"><text:span text:style-name="T33"><text:tab/><text:tab/>context = context || document;</text:span></text:p>
      <text:p text:style-name="P1"><text:span text:style-name="T33"/></text:p>
      <text:p text:style-name="P1"><text:span text:style-name="T33"><text:tab/><text:tab/>if ( documentIsHTML ) {</text:span></text:p>
      <text:p text:style-name="P1"><text:span text:style-name="T33"/></text:p>
      <text:p text:style-name="P1"><text:span text:style-name="T33"><text:tab/><text:tab/><text:tab/>// If the selector is sufficiently simple, try using a "get*By*" DOM method</text:span></text:p>
      <text:p text:style-name="P1"><text:span text:style-name="T33"><text:tab/><text:tab/><text:tab/>// (excepting DocumentFragment context, where the methods don't exist)</text:span></text:p>
      <text:p text:style-name="P1"><text:span text:style-name="T33"><text:tab/><text:tab/><text:tab/>if ( nodeType !== 11 &amp;&amp; ( match = rquickExpr.exec( selector ) ) ) {</text:span></text:p>
      <text:p text:style-name="P1"><text:span text:style-name="T33"/></text:p>
      <text:p text:style-name="P1"><text:span text:style-name="T33"><text:tab/><text:tab/><text:tab/><text:tab/>// ID selector</text:span></text:p>
      <text:p text:style-name="P1"><text:span text:style-name="T33"><text:tab/><text:tab/><text:tab/><text:tab/>if ( ( m = match[ 1 ] ) ) {</text:span></text:p>
      <text:p text:style-name="P1"><text:span text:style-name="T33"/></text:p>
      <text:p text:style-name="P1"><text:span text:style-name="T33"><text:tab/><text:tab/><text:tab/><text:tab/><text:tab/>// Document context</text:span></text:p>
      <text:p text:style-name="P1"><text:span text:style-name="T33"><text:tab/><text:tab/><text:tab/><text:tab/><text:tab/>if ( nodeType === 9 ) {</text:span></text:p>
      <text:p text:style-name="P1"><text:span text:style-name="T33"><text:tab/><text:tab/><text:tab/><text:tab/><text:tab/><text:tab/>if ( ( elem = context.getElementById( m ) ) ) {</text:span></text:p>
      <text:p text:style-name="P1"><text:span text:style-name="T33"/></text:p>
      <text:p text:style-name="P1"><text:span text:style-name="T33"><text:tab/><text:tab/><text:tab/><text:tab/><text:tab/><text:tab/><text:tab/>// Support: IE, Opera, Webkit</text:span></text:p>
      <text:p text:style-name="P1"><text:span text:style-name="T33"><text:tab/><text:tab/><text:tab/><text:tab/><text:tab/><text:tab/><text:tab/>// TODO: identify versions</text:span></text:p>
      <text:p text:style-name="P1"><text:span text:style-name="T33"><text:tab/><text:tab/><text:tab/><text:tab/><text:tab/><text:tab/><text:tab/>// getElementById can match elements by name instead of ID</text:span></text:p>
      <text:p text:style-name="P1"><text:span text:style-name="T33"><text:tab/><text:tab/><text:tab/><text:tab/><text:tab/><text:tab/><text:tab/>if ( elem.id === m ) {</text:span></text:p>
      <text:p text:style-name="P1"><text:span text:style-name="T33"><text:tab/><text:tab/><text:tab/><text:tab/><text:tab/><text:tab/><text:tab/><text:tab/>results.push( elem );</text:span></text:p>
      <text:p text:style-name="P1"><text:span text:style-name="T33"><text:tab/><text:tab/><text:tab/><text:tab/><text:tab/><text:tab/><text:tab/><text:tab/>return results;</text:span></text:p>
      <text:p text:style-name="P1"><text:span text:style-name="T33"><text:tab/><text:tab/><text:tab/><text:tab/><text:tab/><text:tab/><text:tab/>}</text:span></text:p>
      <text:p text:style-name="P1"><text:span text:style-name="T33"><text:tab/><text:tab/><text:tab/><text:tab/><text:tab/><text:tab/>} else {</text:span></text:p>
      <text:p text:style-name="P1"><text:span text:style-name="T33"><text:tab/><text:tab/><text:tab/><text:tab/><text:tab/><text:tab/><text:tab/>return results;</text:span></text:p>
      <text:p text:style-name="P1"><text:span text:style-name="T33"><text:tab/><text:tab/><text:tab/><text:tab/><text:tab/><text:tab/>}</text:span></text:p>
      <text:p text:style-name="P1"><text:span text:style-name="T33"/></text:p>
      <text:p text:style-name="P1"><text:span text:style-name="T33"><text:tab/><text:tab/><text:tab/><text:tab/><text:tab/>// Element context</text:span></text:p>
      <text:p text:style-name="P1"><text:span text:style-name="T33"><text:tab/><text:tab/><text:tab/><text:tab/><text:tab/>} else {</text:span></text:p>
      <text:p text:style-name="P1"><text:span text:style-name="T33"/></text:p>
      <text:p text:style-name="P1"><text:span text:style-name="T33"><text:tab/><text:tab/><text:tab/><text:tab/><text:tab/><text:tab/>// Support: IE, Opera, Webkit</text:span></text:p>
      <text:p text:style-name="P1"><text:span text:style-name="T33"><text:tab/><text:tab/><text:tab/><text:tab/><text:tab/><text:tab/>// TODO: identify versions</text:span></text:p>
      <text:p text:style-name="P1"><text:span text:style-name="T33"><text:tab/><text:tab/><text:tab/><text:tab/><text:tab/><text:tab/>// getElementById can match elements by name instead of ID</text:span></text:p>
      <text:p text:style-name="P1"><text:span text:style-name="T33"><text:tab/><text:tab/><text:tab/><text:tab/><text:tab/><text:tab/>if ( newContext &amp;&amp; ( elem = newContext.getElementById( m ) ) &amp;&amp;</text:span></text:p>
      <text:p text:style-name="P1"><text:span text:style-name="T33"><text:tab/><text:tab/><text:tab/><text:tab/><text:tab/><text:tab/><text:tab/>contains( context, elem ) &amp;&amp;</text:span></text:p>
      <text:p text:style-name="P1"><text:span text:style-name="T33"><text:tab/><text:tab/><text:tab/><text:tab/><text:tab/><text:tab/><text:tab/>elem.id === m ) {</text:span></text:p>
      <text:p text:style-name="P1"><text:span text:style-name="T33"/></text:p>
      <text:p text:style-name="P1"><text:span text:style-name="T33"><text:tab/><text:tab/><text:tab/><text:tab/><text:tab/><text:tab/><text:tab/>results.push( elem );</text:span></text:p>
      <text:p text:style-name="P1"><text:span text:style-name="T33"><text:tab/><text:tab/><text:tab/><text:tab/><text:tab/><text:tab/><text:tab/>return results;</text:span></text:p>
      <text:p text:style-name="P1"><text:span text:style-name="T33"><text:tab/><text:tab/><text:tab/><text:tab/><text:tab/><text:tab/>}</text:span></text:p>
      <text:p text:style-name="P1"><text:span text:style-name="T33"><text:tab/><text:tab/><text:tab/><text:tab/><text:tab/>}</text:span></text:p>
      <text:p text:style-name="P1"><text:span text:style-name="T33"/></text:p>
      <text:p text:style-name="P1"><text:span text:style-name="T33"><text:tab/><text:tab/><text:tab/><text:tab/>// Type selector</text:span></text:p>
      <text:p text:style-name="P1"><text:span text:style-name="T33"><text:tab/><text:tab/><text:tab/><text:tab/>} else if ( match[ 2 ] ) {</text:span></text:p>
      <text:p text:style-name="P1"><text:span text:style-name="T33"><text:tab/><text:tab/><text:tab/><text:tab/><text:tab/>push.apply( results, context.getElementsByTagName( selector ) );</text:span></text:p>
      <text:p text:style-name="P1"><text:span text:style-name="T33"><text:tab/><text:tab/><text:tab/><text:tab/><text:tab/>return results;</text:span></text:p>
      <text:p text:style-name="P1"><text:span text:style-name="T33"/></text:p>
      <text:p text:style-name="P1"><text:span text:style-name="T33"><text:tab/><text:tab/><text:tab/><text:tab/>// Class selector</text:span></text:p>
      <text:p text:style-name="P1"><text:span text:style-name="T33"><text:tab/><text:tab/><text:tab/><text:tab/>} else if ( ( m = match[ 3 ] ) &amp;&amp; support.getElementsByClassName &amp;&amp;</text:span></text:p>
      <text:p text:style-name="P1"><text:span text:style-name="T33"><text:tab/><text:tab/><text:tab/><text:tab/><text:tab/>context.getElementsByClassName ) {</text:span></text:p>
      <text:p text:style-name="P1"><text:span text:style-name="T33"/></text:p>
      <text:p text:style-name="P1"><text:span text:style-name="T33"><text:tab/><text:tab/><text:tab/><text:tab/><text:tab/>push.apply( results, context.getElementsByClassName( m ) );</text:span></text:p>
      <text:p text:style-name="P1"><text:span text:style-name="T33"><text:tab/><text:tab/><text:tab/><text:tab/><text:tab/>return results;</text:span></text:p>
      <text:p text:style-name="P1"><text:span text:style-name="T33"><text:tab/><text:tab/><text:tab/><text:tab/>}</text:span></text:p>
      <text:p text:style-name="P1"><text:span text:style-name="T33"><text:tab/><text:tab/><text:tab/>}</text:span></text:p>
      <text:p text:style-name="P1"><text:span text:style-name="T33"/></text:p>
      <text:p text:style-name="P1"><text:span text:style-name="T33"><text:tab/><text:tab/><text:tab/>// Take advantage of querySelectorAll</text:span></text:p>
      <text:p text:style-name="P1"><text:span text:style-name="T33"><text:tab/><text:tab/><text:tab/>if ( support.qsa &amp;&amp;</text:span></text:p>
      <text:p text:style-name="P1"><text:span text:style-name="T33"><text:tab/><text:tab/><text:tab/><text:tab/>!nonnativeSelectorCache[ selector + " " ] &amp;&amp;</text:span></text:p>
      <text:p text:style-name="P1"><text:span text:style-name="T33"><text:tab/><text:tab/><text:tab/><text:tab/>( !rbuggyQSA || !rbuggyQSA.test( selector ) ) &amp;&amp;</text:span></text:p>
      <text:p text:style-name="P1"><text:span text:style-name="T33"/></text:p>
      <text:p text:style-name="P1"><text:span text:style-name="T33"><text:tab/><text:tab/><text:tab/><text:tab/>// Support: IE 8 only</text:span></text:p>
      <text:p text:style-name="P1"><text:span text:style-name="T33"><text:tab/><text:tab/><text:tab/><text:tab/>// Exclude object elements</text:span></text:p>
      <text:p text:style-name="P1"><text:span text:style-name="T33"><text:tab/><text:tab/><text:tab/><text:tab/>( nodeType !== 1 || context.nodeName.toLowerCase() !== "object" ) ) {</text:span></text:p>
      <text:p text:style-name="P1"><text:span text:style-name="T33"/></text:p>
      <text:p text:style-name="P1"><text:span text:style-name="T33"><text:tab/><text:tab/><text:tab/><text:tab/>newSelector = selector;</text:span></text:p>
      <text:p text:style-name="P1"><text:span text:style-name="T33"><text:tab/><text:tab/><text:tab/><text:tab/>newContext = context;</text:span></text:p>
      <text:p text:style-name="P1"><text:span text:style-name="T33"/></text:p>
      <text:p text:style-name="P1"><text:span text:style-name="T33"><text:tab/><text:tab/><text:tab/><text:tab/>// qSA considers elements outside a scoping root when evaluating child or</text:span></text:p>
      <text:p text:style-name="P1"><text:span text:style-name="T33"><text:tab/><text:tab/><text:tab/><text:tab/>// descendant combinators, which is not what we want.</text:span></text:p>
      <text:p text:style-name="P1"><text:span text:style-name="T33"><text:tab/><text:tab/><text:tab/><text:tab/>// In such cases, we work around the behavior by prefixing every selector in the</text:span></text:p>
      <text:p text:style-name="P1"><text:span text:style-name="T33"><text:tab/><text:tab/><text:tab/><text:tab/>// list with an ID selector referencing the scope context.</text:span></text:p>
      <text:p text:style-name="P1"><text:span text:style-name="T33"><text:tab/><text:tab/><text:tab/><text:tab/>// The technique has to be used as well when a leading combinator is used</text:span></text:p>
      <text:p text:style-name="P1"><text:span text:style-name="T33"><text:tab/><text:tab/><text:tab/><text:tab/>// as such selectors are not recognized by querySelectorAll.</text:span></text:p>
      <text:p text:style-name="P1"><text:span text:style-name="T33"><text:tab/><text:tab/><text:tab/><text:tab/>// Thanks to Andrew Dupont for this technique.</text:span></text:p>
      <text:p text:style-name="P1"><text:span text:style-name="T33"><text:tab/><text:tab/><text:tab/><text:tab/>if ( nodeType === 1 &amp;&amp;</text:span></text:p>
      <text:p text:style-name="P1"><text:span text:style-name="T33"><text:tab/><text:tab/><text:tab/><text:tab/><text:tab/>( rdescend.test( selector ) || rcombinators.test( selector ) ) ) {</text:span></text:p>
      <text:p text:style-name="P1"><text:span text:style-name="T33"/></text:p>
      <text:p text:style-name="P1"><text:span text:style-name="T33"><text:tab/><text:tab/><text:tab/><text:tab/><text:tab/>// Expand context for sibling selectors</text:span></text:p>
      <text:p text:style-name="P1"><text:span text:style-name="T33"><text:tab/><text:tab/><text:tab/><text:tab/><text:tab/>newContext = rsibling.test( selector ) &amp;&amp; testContext( context.parentNode ) ||</text:span></text:p>
      <text:p text:style-name="P1"><text:span text:style-name="T33"><text:tab/><text:tab/><text:tab/><text:tab/><text:tab/><text:tab/>context;</text:span></text:p>
      <text:p text:style-name="P1"><text:span text:style-name="T33"/></text:p>
      <text:p text:style-name="P1"><text:span text:style-name="T33"><text:tab/><text:tab/><text:tab/><text:tab/><text:tab/>// We can use :scope instead of the ID hack if the browser</text:span></text:p>
      <text:p text:style-name="P1"><text:span text:style-name="T33"><text:tab/><text:tab/><text:tab/><text:tab/><text:tab/>// supports it &amp; if we're not changing the context.</text:span></text:p>
      <text:p text:style-name="P1"><text:span text:style-name="T33"><text:tab/><text:tab/><text:tab/><text:tab/><text:tab/>if ( newContext !== context || !support.scope ) {</text:span></text:p>
      <text:p text:style-name="P1"><text:span text:style-name="T33"/></text:p>
      <text:p text:style-name="P1"><text:span text:style-name="T33"><text:tab/><text:tab/><text:tab/><text:tab/><text:tab/><text:tab/>// Capture the context ID, setting it first if necessary</text:span></text:p>
      <text:p text:style-name="P1"><text:span text:style-name="T33"><text:tab/><text:tab/><text:tab/><text:tab/><text:tab/><text:tab/>if ( ( nid = context.getAttribute( "id" ) ) ) {</text:span></text:p>
      <text:p text:style-name="P1"><text:span text:style-name="T33"><text:tab/><text:tab/><text:tab/><text:tab/><text:tab/><text:tab/><text:tab/>nid = nid.replace( rcssescape, fcssescape );</text:span></text:p>
      <text:p text:style-name="P1"><text:span text:style-name="T33"><text:tab/><text:tab/><text:tab/><text:tab/><text:tab/><text:tab/>} else {</text:span></text:p>
      <text:p text:style-name="P1"><text:span text:style-name="T33"><text:tab/><text:tab/><text:tab/><text:tab/><text:tab/><text:tab/><text:tab/>context.setAttribute( "id", ( nid = expando ) );</text:span></text:p>
      <text:p text:style-name="P1"><text:span text:style-name="T33"><text:tab/><text:tab/><text:tab/><text:tab/><text:tab/><text:tab/>}</text:span></text:p>
      <text:p text:style-name="P1"><text:span text:style-name="T33"><text:tab/><text:tab/><text:tab/><text:tab/><text:tab/>}</text:span></text:p>
      <text:p text:style-name="P1"><text:span text:style-name="T33"/></text:p>
      <text:p text:style-name="P1"><text:span text:style-name="T33"><text:tab/><text:tab/><text:tab/><text:tab/><text:tab/>// Prefix every selector in the list</text:span></text:p>
      <text:p text:style-name="P1"><text:span text:style-name="T33"><text:tab/><text:tab/><text:tab/><text:tab/><text:tab/>groups = tokenize( selector );</text:span></text:p>
      <text:p text:style-name="P1"><text:span text:style-name="T33"><text:tab/><text:tab/><text:tab/><text:tab/><text:tab/>i = groups.length;</text:span></text:p>
      <text:p text:style-name="P1"><text:span text:style-name="T33"><text:tab/><text:tab/><text:tab/><text:tab/><text:tab/>while ( i-- ) {</text:span></text:p>
      <text:p text:style-name="P1"><text:span text:style-name="T33"><text:tab/><text:tab/><text:tab/><text:tab/><text:tab/><text:tab/>groups[ i ] = ( nid ? "#" + nid : ":scope" ) + " " +</text:span></text:p>
      <text:p text:style-name="P1"><text:span text:style-name="T33"><text:tab/><text:tab/><text:tab/><text:tab/><text:tab/><text:tab/><text:tab/>toSelector( groups[ i ] );</text:span></text:p>
      <text:p text:style-name="P1"><text:span text:style-name="T33"><text:tab/><text:tab/><text:tab/><text:tab/><text:tab/>}</text:span></text:p>
      <text:p text:style-name="P1"><text:span text:style-name="T33"><text:tab/><text:tab/><text:tab/><text:tab/><text:tab/>newSelector = groups.join( "," );</text:span></text:p>
      <text:p text:style-name="P1"><text:span text:style-name="T33"><text:tab/><text:tab/><text:tab/><text:tab/>}</text:span></text:p>
      <text:p text:style-name="P1"><text:span text:style-name="T33"/></text:p>
      <text:p text:style-name="P1"><text:span text:style-name="T33"><text:tab/><text:tab/><text:tab/><text:tab/>try {</text:span></text:p>
      <text:p text:style-name="P1"><text:span text:style-name="T33"><text:tab/><text:tab/><text:tab/><text:tab/><text:tab/>push.apply( results,</text:span></text:p>
      <text:p text:style-name="P1"><text:span text:style-name="T33"><text:tab/><text:tab/><text:tab/><text:tab/><text:tab/><text:tab/>newContext.querySelectorAll( newSelector )</text:span></text:p>
      <text:p text:style-name="P1"><text:span text:style-name="T33"><text:tab/><text:tab/><text:tab/><text:tab/><text:tab/>);</text:span></text:p>
      <text:p text:style-name="P1"><text:span text:style-name="T33"><text:tab/><text:tab/><text:tab/><text:tab/><text:tab/>return results;</text:span></text:p>
      <text:p text:style-name="P1"><text:span text:style-name="T33"><text:tab/><text:tab/><text:tab/><text:tab/>} catch ( qsaError ) {</text:span></text:p>
      <text:p text:style-name="P1"><text:span text:style-name="T33"><text:tab/><text:tab/><text:tab/><text:tab/><text:tab/>nonnativeSelectorCache( selector, true );</text:span></text:p>
      <text:p text:style-name="P1"><text:span text:style-name="T33"><text:tab/><text:tab/><text:tab/><text:tab/>} finally {</text:span></text:p>
      <text:p text:style-name="P1"><text:span text:style-name="T33"><text:tab/><text:tab/><text:tab/><text:tab/><text:tab/>if ( nid === expando ) {</text:span></text:p>
      <text:p text:style-name="P1"><text:span text:style-name="T33"><text:tab/><text:tab/><text:tab/><text:tab/><text:tab/><text:tab/>context.removeAttribute( "id" );</text:span></text:p>
      <text:p text:style-name="P1"><text:span text:style-name="T33"><text:tab/><text:tab/><text:tab/><text:tab/><text:tab/>}</text:span></text:p>
      <text:p text:style-name="P1"><text:span text:style-name="T33"><text:tab/><text:tab/><text:tab/><text:tab/>}</text:span></text:p>
      <text:p text:style-name="P1"><text:span text:style-name="T33"><text:tab/><text:tab/><text:tab/>}</text:span></text:p>
      <text:p text:style-name="P1"><text:span text:style-name="T33"><text:tab/><text:tab/>}</text:span></text:p>
      <text:p text:style-name="P1"><text:span text:style-name="T33"><text:tab/>}</text:span></text:p>
      <text:p text:style-name="P1"><text:span text:style-name="T33"/></text:p>
      <text:p text:style-name="P1"><text:span text:style-name="T33"><text:tab/>// All others</text:span></text:p>
      <text:p text:style-name="P1"><text:span text:style-name="T33"><text:tab/>return select( selector.replace( rtrim, "$1" ), context, results, seed );</text:span></text:p>
      <text:p text:style-name="P1"><text:span text:style-name="T33">}</text:span></text:p>
      <text:p text:style-name="P1"><text:span text:style-name="T33"/></text:p>
      <text:p text:style-name="P1"><text:span text:style-name="T33">/**</text:span></text:p>
      <text:p text:style-name="P1"><text:span text:style-name="T33"><text:s/>* Create key-value caches of limited size</text:span></text:p>
      <text:p text:style-name="P1"><text:span text:style-name="T33"><text:s/>* @returns {function(string, object)} Returns the Object data after storing it on itself with</text:span></text:p>
      <text:p text:style-name="P1"><text:span text:style-name="T33"><text:s/>*<text:tab/>property name the (space-suffixed) string and (if the cache is larger than Expr.cacheLength)</text:span></text:p>
      <text:p text:style-name="P1"><text:span text:style-name="T33"><text:s/>*<text:tab/>deleting the oldest entry</text:span></text:p>
      <text:p text:style-name="P1"><text:span text:style-name="T33"><text:s/>*/</text:span></text:p>
      <text:p text:style-name="P1"><text:span text:style-name="T33">function createCache() {</text:span></text:p>
      <text:p text:style-name="P1"><text:span text:style-name="T33"><text:tab/>var keys = [];</text:span></text:p>
      <text:p text:style-name="P1"><text:span text:style-name="T33"/></text:p>
      <text:p text:style-name="P1"><text:span text:style-name="T33"><text:tab/>function cache( key, value ) {</text:span></text:p>
      <text:p text:style-name="P1"><text:span text:style-name="T33"/></text:p>
      <text:p text:style-name="P1"><text:span text:style-name="T33"><text:tab/><text:tab/>// Use (key + " ") to avoid collision with native prototype properties (see Issue #157)</text:span></text:p>
      <text:p text:style-name="P1"><text:span text:style-name="T33"><text:tab/><text:tab/>if ( keys.push( key + " " ) &gt; Expr.cacheLength ) {</text:span></text:p>
      <text:p text:style-name="P1"><text:span text:style-name="T33"/></text:p>
      <text:p text:style-name="P1"><text:span text:style-name="T33"><text:tab/><text:tab/><text:tab/>// Only keep the most recent entries</text:span></text:p>
      <text:p text:style-name="P1"><text:span text:style-name="T33"><text:tab/><text:tab/><text:tab/>delete cache[ keys.shift() ];</text:span></text:p>
      <text:p text:style-name="P1"><text:span text:style-name="T33"><text:tab/><text:tab/>}</text:span></text:p>
      <text:p text:style-name="P1"><text:span text:style-name="T33"><text:tab/><text:tab/>return ( cache[ key + " " ] = value );</text:span></text:p>
      <text:p text:style-name="P1"><text:span text:style-name="T33"><text:tab/>}</text:span></text:p>
      <text:p text:style-name="P1"><text:span text:style-name="T33"><text:tab/>return cache;</text:span></text:p>
      <text:p text:style-name="P1"><text:span text:style-name="T33">}</text:span></text:p>
      <text:p text:style-name="P1"><text:span text:style-name="T33"/></text:p>
      <text:p text:style-name="P1"><text:span text:style-name="T33">/**</text:span></text:p>
      <text:p text:style-name="P1"><text:span text:style-name="T33"><text:s/>* Mark a function for special use by Sizzle</text:span></text:p>
      <text:p text:style-name="P1"><text:span text:style-name="T33"><text:s/>* @param {Function} fn The function to mark</text:span></text:p>
      <text:p text:style-name="P1"><text:span text:style-name="T33"><text:s/>*/</text:span></text:p>
      <text:p text:style-name="P1"><text:span text:style-name="T33">function markFunction( fn ) {</text:span></text:p>
      <text:p text:style-name="P1"><text:span text:style-name="T33"><text:tab/>fn[ expando ] = true;</text:span></text:p>
      <text:p text:style-name="P1"><text:span text:style-name="T33"><text:tab/>return fn;</text:span></text:p>
      <text:p text:style-name="P1"><text:span text:style-name="T33">}</text:span></text:p>
      <text:p text:style-name="P1"><text:span text:style-name="T33"/></text:p>
      <text:p text:style-name="P1"><text:span text:style-name="T33">/**</text:span></text:p>
      <text:p text:style-name="P1"><text:span text:style-name="T33"><text:s/>* Support testing using an element</text:span></text:p>
      <text:p text:style-name="P1"><text:span text:style-name="T33"><text:s/>* @param {Function} fn Passed the created element and returns a boolean result</text:span></text:p>
      <text:p text:style-name="P1"><text:span text:style-name="T33"><text:s/>*/</text:span></text:p>
      <text:p text:style-name="P1"><text:span text:style-name="T33">function assert( fn ) {</text:span></text:p>
      <text:p text:style-name="P1"><text:span text:style-name="T33"><text:tab/>var el = document.createElement( "fieldset" );</text:span></text:p>
      <text:p text:style-name="P1"><text:span text:style-name="T33"/></text:p>
      <text:p text:style-name="P1"><text:span text:style-name="T33"><text:tab/>try {</text:span></text:p>
      <text:p text:style-name="P1"><text:span text:style-name="T33"><text:tab/><text:tab/>return !!fn( el );</text:span></text:p>
      <text:p text:style-name="P1"><text:span text:style-name="T33"><text:tab/>} catch ( e ) {</text:span></text:p>
      <text:p text:style-name="P1"><text:span text:style-name="T33"><text:tab/><text:tab/>return false;</text:span></text:p>
      <text:p text:style-name="P1"><text:span text:style-name="T33"><text:tab/>} finally {</text:span></text:p>
      <text:p text:style-name="P1"><text:span text:style-name="T33"/></text:p>
      <text:p text:style-name="P1"><text:span text:style-name="T33"><text:tab/><text:tab/>// Remove from its parent by default</text:span></text:p>
      <text:p text:style-name="P1"><text:span text:style-name="T33"><text:tab/><text:tab/>if ( el.parentNode ) {</text:span></text:p>
      <text:p text:style-name="P1"><text:span text:style-name="T33"><text:tab/><text:tab/><text:tab/>el.parentNode.removeChild( el );</text:span></text:p>
      <text:p text:style-name="P1"><text:span text:style-name="T33"><text:tab/><text:tab/>}</text:span></text:p>
      <text:p text:style-name="P1"><text:span text:style-name="T33"/></text:p>
      <text:p text:style-name="P1"><text:span text:style-name="T33"><text:tab/><text:tab/>// release memory in IE</text:span></text:p>
      <text:p text:style-name="P1"><text:span text:style-name="T33"><text:tab/><text:tab/>el = null;</text:span></text:p>
      <text:p text:style-name="P1"><text:span text:style-name="T33"><text:tab/>}</text:span></text:p>
      <text:p text:style-name="P1"><text:span text:style-name="T33">}</text:span></text:p>
      <text:p text:style-name="P1"><text:span text:style-name="T33"/></text:p>
      <text:p text:style-name="P1"><text:span text:style-name="T33">/**</text:span></text:p>
      <text:p text:style-name="P1"><text:span text:style-name="T33"><text:s/>* Adds the same handler for all of the specified attrs</text:span></text:p>
      <text:p text:style-name="P1"><text:span text:style-name="T33"><text:s/>* @param {String} attrs Pipe-separated list of attributes</text:span></text:p>
      <text:p text:style-name="P1"><text:span text:style-name="T33"><text:s/>* @param {Function} handler The method that will be applied</text:span></text:p>
      <text:p text:style-name="P1"><text:span text:style-name="T33"><text:s/>*/</text:span></text:p>
      <text:p text:style-name="P1"><text:span text:style-name="T33">function addHandle( attrs, handler ) {</text:span></text:p>
      <text:p text:style-name="P1"><text:span text:style-name="T33"><text:tab/>var arr = attrs.split( "|" ),</text:span></text:p>
      <text:p text:style-name="P1"><text:span text:style-name="T33"><text:tab/><text:tab/>i = arr.length;</text:span></text:p>
      <text:p text:style-name="P1"><text:span text:style-name="T33"/></text:p>
      <text:p text:style-name="P1"><text:span text:style-name="T33"><text:tab/>while ( i-- ) {</text:span></text:p>
      <text:p text:style-name="P1"><text:span text:style-name="T33"><text:tab/><text:tab/>Expr.attrHandle[ arr[ i ] ] = handler;</text:span></text:p>
      <text:p text:style-name="P1"><text:span text:style-name="T33"><text:tab/>}</text:span></text:p>
      <text:p text:style-name="P1"><text:span text:style-name="T33">}</text:span></text:p>
      <text:p text:style-name="P1"><text:span text:style-name="T33"/></text:p>
      <text:p text:style-name="P1"><text:span text:style-name="T33">/**</text:span></text:p>
      <text:p text:style-name="P1"><text:span text:style-name="T33"><text:s/>* Checks document order of two siblings</text:span></text:p>
      <text:p text:style-name="P1"><text:span text:style-name="T33"><text:s/>* @param {Element} a</text:span></text:p>
      <text:p text:style-name="P1"><text:span text:style-name="T33"><text:s/>* @param {Element} b</text:span></text:p>
      <text:p text:style-name="P1"><text:span text:style-name="T33"><text:s/>* @returns {Number} Returns less than 0 if a precedes b, greater than 0 if a follows b</text:span></text:p>
      <text:p text:style-name="P1"><text:span text:style-name="T33"><text:s/>*/</text:span></text:p>
      <text:p text:style-name="P1"><text:span text:style-name="T33">function siblingCheck( a, b ) {</text:span></text:p>
      <text:p text:style-name="P1"><text:span text:style-name="T33"><text:tab/>var cur = b &amp;&amp; a,</text:span></text:p>
      <text:p text:style-name="P1"><text:span text:style-name="T33"><text:tab/><text:tab/>diff = cur &amp;&amp; a.nodeType === 1 &amp;&amp; b.nodeType === 1 &amp;&amp;</text:span></text:p>
      <text:p text:style-name="P1"><text:span text:style-name="T33"><text:tab/><text:tab/><text:tab/>a.sourceIndex - b.sourceIndex;</text:span></text:p>
      <text:p text:style-name="P1"><text:span text:style-name="T33"/></text:p>
      <text:p text:style-name="P1"><text:span text:style-name="T33"><text:tab/>// Use IE sourceIndex if available on both nodes</text:span></text:p>
      <text:p text:style-name="P1"><text:span text:style-name="T33"><text:tab/>if ( diff ) {</text:span></text:p>
      <text:p text:style-name="P1"><text:span text:style-name="T33"><text:tab/><text:tab/>return diff;</text:span></text:p>
      <text:p text:style-name="P1"><text:span text:style-name="T33"><text:tab/>}</text:span></text:p>
      <text:p text:style-name="P1"><text:span text:style-name="T33"/></text:p>
      <text:p text:style-name="P1"><text:span text:style-name="T33"><text:tab/>// Check if b follows a</text:span></text:p>
      <text:p text:style-name="P1"><text:span text:style-name="T33"><text:tab/>if ( cur ) {</text:span></text:p>
      <text:p text:style-name="P1"><text:span text:style-name="T33"><text:tab/><text:tab/>while ( ( cur = cur.nextSibling ) ) {</text:span></text:p>
      <text:p text:style-name="P1"><text:span text:style-name="T33"><text:tab/><text:tab/><text:tab/>if ( cur === b ) {</text:span></text:p>
      <text:p text:style-name="P1"><text:span text:style-name="T33"><text:tab/><text:tab/><text:tab/><text:tab/>return -1;</text:span></text:p>
      <text:p text:style-name="P1"><text:span text:style-name="T33"><text:tab/><text:tab/><text:tab/>}</text:span></text:p>
      <text:p text:style-name="P1"><text:span text:style-name="T33"><text:tab/><text:tab/>}</text:span></text:p>
      <text:p text:style-name="P1"><text:span text:style-name="T33"><text:tab/>}</text:span></text:p>
      <text:p text:style-name="P1"><text:span text:style-name="T33"/></text:p>
      <text:p text:style-name="P1"><text:span text:style-name="T33"><text:tab/>return a ? 1 : -1;</text:span></text:p>
      <text:p text:style-name="P1"><text:span text:style-name="T33">}</text:span></text:p>
      <text:p text:style-name="P1"><text:span text:style-name="T33"/></text:p>
      <text:p text:style-name="P1"><text:span text:style-name="T33">/**</text:span></text:p>
      <text:p text:style-name="P1"><text:span text:style-name="T33"><text:s/>* Returns a function to use in pseudos for input types</text:span></text:p>
      <text:p text:style-name="P1"><text:span text:style-name="T33"><text:s/>* @param {String} type</text:span></text:p>
      <text:p text:style-name="P1"><text:span text:style-name="T33"><text:s/>*/</text:span></text:p>
      <text:p text:style-name="P1"><text:span text:style-name="T33">function createInputPseudo( type ) {</text:span></text:p>
      <text:p text:style-name="P1"><text:span text:style-name="T33"><text:tab/>return function( elem ) {</text:span></text:p>
      <text:p text:style-name="P1"><text:span text:style-name="T33"><text:tab/><text:tab/>var name = elem.nodeName.toLowerCase();</text:span></text:p>
      <text:p text:style-name="P1"><text:span text:style-name="T33"><text:tab/><text:tab/>return name === "input" &amp;&amp; elem.type === type;</text:span></text:p>
      <text:p text:style-name="P1"><text:span text:style-name="T33"><text:tab/>};</text:span></text:p>
      <text:p text:style-name="P1"><text:span text:style-name="T33">}</text:span></text:p>
      <text:p text:style-name="P1"><text:span text:style-name="T33"/></text:p>
      <text:p text:style-name="P1"><text:span text:style-name="T33">/**</text:span></text:p>
      <text:p text:style-name="P1"><text:span text:style-name="T33"><text:s/>* Returns a function to use in pseudos for buttons</text:span></text:p>
      <text:p text:style-name="P1"><text:span text:style-name="T33"><text:s/>* @param {String} type</text:span></text:p>
      <text:p text:style-name="P1"><text:span text:style-name="T33"><text:s/>*/</text:span></text:p>
      <text:p text:style-name="P1"><text:span text:style-name="T33">function createButtonPseudo( type ) {</text:span></text:p>
      <text:p text:style-name="P1"><text:span text:style-name="T33"><text:tab/>return function( elem ) {</text:span></text:p>
      <text:p text:style-name="P1"><text:span text:style-name="T33"><text:tab/><text:tab/>var name = elem.nodeName.toLowerCase();</text:span></text:p>
      <text:p text:style-name="P1"><text:span text:style-name="T33"><text:tab/><text:tab/>return ( name === "input" || name === "button" ) &amp;&amp; elem.type === type;</text:span></text:p>
      <text:p text:style-name="P1"><text:span text:style-name="T33"><text:tab/>};</text:span></text:p>
      <text:p text:style-name="P1"><text:span text:style-name="T33">}</text:span></text:p>
      <text:p text:style-name="P1"><text:span text:style-name="T33"/></text:p>
      <text:p text:style-name="P1"><text:span text:style-name="T33">/**</text:span></text:p>
      <text:p text:style-name="P1"><text:span text:style-name="T33"><text:s/>* Returns a function to use in pseudos for :enabled/:disabled</text:span></text:p>
      <text:p text:style-name="P1"><text:span text:style-name="T33"><text:s/>* @param {Boolean} disabled true for :disabled; false for :enabled</text:span></text:p>
      <text:p text:style-name="P1"><text:span text:style-name="T33"><text:s/>*/</text:span></text:p>
      <text:p text:style-name="P1"><text:span text:style-name="T33">function createDisabledPseudo( disabled ) {</text:span></text:p>
      <text:p text:style-name="P1"><text:span text:style-name="T33"/></text:p>
      <text:p text:style-name="P1"><text:span text:style-name="T33"><text:tab/>// Known :disabled false positives: fieldset[disabled] &gt; legend:nth-of-type(n+2) :can-disable</text:span></text:p>
      <text:p text:style-name="P1"><text:span text:style-name="T33"><text:tab/>return function( elem ) {</text:span></text:p>
      <text:p text:style-name="P1"><text:span text:style-name="T33"/></text:p>
      <text:p text:style-name="P1"><text:span text:style-name="T33"><text:tab/><text:tab/>// Only certain elements can match :enabled or :disabled</text:span></text:p>
      <text:p text:style-name="P1"><text:span text:style-name="T33"><text:tab/><text:tab/>//<text:s/></text:span><text:a xlink:href="https://html.spec.whatwg.org/multipage/scripting.html#selector-enabled"><text:span text:style-name="T34">https://html.spec.whatwg.org/multipage/scripting.html#selector-enabled</text:span></text:a><text:span text:style-name="T35"/></text:p>
      <text:p text:style-name="P1"><text:span text:style-name="T35"><text:tab/><text:tab/>//<text:s/></text:span><text:a xlink:href="https://html.spec.whatwg.org/multipage/scripting.html#selector-disabled"><text:span text:style-name="T36">https://html.spec.whatwg.org/multipage/scripting.html#selector-disabled</text:span></text:a><text:span text:style-name="T37"/></text:p>
      <text:p text:style-name="P1"><text:span text:style-name="T37"><text:tab/><text:tab/>if ( "form" in elem ) {</text:span></text:p>
      <text:p text:style-name="P1"><text:span text:style-name="T37"/></text:p>
      <text:p text:style-name="P1"><text:span text:style-name="T37"><text:tab/><text:tab/><text:tab/>// Check for inherited disabledness on relevant non-disabled elements:</text:span></text:p>
      <text:p text:style-name="P1"><text:span text:style-name="T37"><text:tab/><text:tab/><text:tab/>// * listed form-associated elements in a disabled fieldset</text:span></text:p>
      <text:p text:style-name="P1"><text:span text:style-name="T37"><text:tab/><text:tab/><text:tab/>//<text:s text:c="3"/></text:span><text:a xlink:href="https://html.spec.whatwg.org/multipage/forms.html#category-listed"><text:span text:style-name="T38">https://html.spec.whatwg.org/multipage/forms.html#category-listed</text:span></text:a><text:span text:style-name="T39"/></text:p>
      <text:p text:style-name="P1"><text:span text:style-name="T39"><text:tab/><text:tab/><text:tab/>//<text:s text:c="3"/></text:span><text:a xlink:href="https://html.spec.whatwg.org/multipage/forms.html#concept-fe-disabled"><text:span text:style-name="T40">https://html.spec.whatwg.org/multipage/forms.html#concept-fe-disabled</text:span></text:a><text:span text:style-name="T41"/></text:p>
      <text:p text:style-name="P1"><text:span text:style-name="T41"><text:tab/><text:tab/><text:tab/>// * option elements in a disabled optgroup</text:span></text:p>
      <text:p text:style-name="P1"><text:span text:style-name="T41"><text:tab/><text:tab/><text:tab/>//<text:s text:c="3"/></text:span><text:a xlink:href="https://html.spec.whatwg.org/multipage/forms.html#concept-option-disabled"><text:span text:style-name="T42">https://html.spec.whatwg.org/multipage/forms.html#concept-option-disabled</text:span></text:a><text:span text:style-name="T43"/></text:p>
      <text:p text:style-name="P1"><text:span text:style-name="T43"><text:tab/><text:tab/><text:tab/>// All such elements have a "form" property.</text:span></text:p>
      <text:p text:style-name="P1"><text:span text:style-name="T43"><text:tab/><text:tab/><text:tab/>if ( elem.parentNode &amp;&amp; elem.disabled === false ) {</text:span></text:p>
      <text:p text:style-name="P1"><text:span text:style-name="T43"/></text:p>
      <text:p text:style-name="P1"><text:span text:style-name="T43"><text:tab/><text:tab/><text:tab/><text:tab/>// Option elements defer to a parent optgroup if present</text:span></text:p>
      <text:p text:style-name="P1"><text:span text:style-name="T43"><text:tab/><text:tab/><text:tab/><text:tab/>if ( "label" in elem ) {</text:span></text:p>
      <text:p text:style-name="P1"><text:span text:style-name="T43"><text:tab/><text:tab/><text:tab/><text:tab/><text:tab/>if ( "label" in elem.parentNode ) {</text:span></text:p>
      <text:p text:style-name="P1"><text:span text:style-name="T43"><text:tab/><text:tab/><text:tab/><text:tab/><text:tab/><text:tab/>return elem.parentNode.disabled === disabled;</text:span></text:p>
      <text:p text:style-name="P1"><text:span text:style-name="T43"><text:tab/><text:tab/><text:tab/><text:tab/><text:tab/>} else {</text:span></text:p>
      <text:p text:style-name="P1"><text:span text:style-name="T43"><text:tab/><text:tab/><text:tab/><text:tab/><text:tab/><text:tab/>return elem.disabled === disabled;</text:span></text:p>
      <text:p text:style-name="P1"><text:span text:style-name="T43"><text:tab/><text:tab/><text:tab/><text:tab/><text:tab/>}</text:span></text:p>
      <text:p text:style-name="P1"><text:span text:style-name="T43"><text:tab/><text:tab/><text:tab/><text:tab/>}</text:span></text:p>
      <text:p text:style-name="P1"><text:span text:style-name="T43"/></text:p>
      <text:p text:style-name="P1"><text:span text:style-name="T43"><text:tab/><text:tab/><text:tab/><text:tab/>// Support: IE 6 - 11</text:span></text:p>
      <text:p text:style-name="P1"><text:span text:style-name="T43"><text:tab/><text:tab/><text:tab/><text:tab/>// Use the isDisabled shortcut property to check for disabled fieldset ancestors</text:span></text:p>
      <text:p text:style-name="P1"><text:span text:style-name="T43"><text:tab/><text:tab/><text:tab/><text:tab/>return elem.isDisabled === disabled ||</text:span></text:p>
      <text:p text:style-name="P1"><text:span text:style-name="T43"/></text:p>
      <text:p text:style-name="P1"><text:span text:style-name="T43"><text:tab/><text:tab/><text:tab/><text:tab/><text:tab/>// Where there is no isDisabled, check manually</text:span></text:p>
      <text:p text:style-name="P1"><text:span text:style-name="T43"><text:tab/><text:tab/><text:tab/><text:tab/><text:tab/>/* jshint -W018 */</text:span></text:p>
      <text:p text:style-name="P1"><text:span text:style-name="T43"><text:tab/><text:tab/><text:tab/><text:tab/><text:tab/>elem.isDisabled !== !disabled &amp;&amp;</text:span></text:p>
      <text:p text:style-name="P1"><text:span text:style-name="T43"><text:tab/><text:tab/><text:tab/><text:tab/><text:tab/>inDisabledFieldset( elem ) === disabled;</text:span></text:p>
      <text:p text:style-name="P1"><text:span text:style-name="T43"><text:tab/><text:tab/><text:tab/>}</text:span></text:p>
      <text:p text:style-name="P1"><text:span text:style-name="T43"/></text:p>
      <text:p text:style-name="P1"><text:span text:style-name="T43"><text:tab/><text:tab/><text:tab/>return elem.disabled === disabled;</text:span></text:p>
      <text:p text:style-name="P1"><text:span text:style-name="T43"/></text:p>
      <text:p text:style-name="P1"><text:span text:style-name="T43"><text:tab/><text:tab/>// Try to winnow out elements that can't be disabled before trusting the disabled property.</text:span></text:p>
      <text:p text:style-name="P1"><text:span text:style-name="T43"><text:tab/><text:tab/>// Some victims get caught in our net (label, legend, menu, track), but it shouldn't</text:span></text:p>
      <text:p text:style-name="P1"><text:span text:style-name="T43"><text:tab/><text:tab/>// even exist on them, let alone have a boolean value.</text:span></text:p>
      <text:p text:style-name="P1"><text:span text:style-name="T43"><text:tab/><text:tab/>} else if ( "label" in elem ) {</text:span></text:p>
      <text:p text:style-name="P1"><text:span text:style-name="T43"><text:tab/><text:tab/><text:tab/>return elem.disabled === disabled;</text:span></text:p>
      <text:p text:style-name="P1"><text:span text:style-name="T43"><text:tab/><text:tab/>}</text:span></text:p>
      <text:p text:style-name="P1"><text:span text:style-name="T43"/></text:p>
      <text:p text:style-name="P1"><text:span text:style-name="T43"><text:tab/><text:tab/>// Remaining elements are neither :enabled nor :disabled</text:span></text:p>
      <text:p text:style-name="P1"><text:span text:style-name="T43"><text:tab/><text:tab/>return false;</text:span></text:p>
      <text:p text:style-name="P1"><text:span text:style-name="T43"><text:tab/>};</text:span></text:p>
      <text:p text:style-name="P1"><text:span text:style-name="T43">}</text:span></text:p>
      <text:p text:style-name="P1"><text:span text:style-name="T43"/></text:p>
      <text:p text:style-name="P1"><text:span text:style-name="T43">/**</text:span></text:p>
      <text:p text:style-name="P1"><text:span text:style-name="T43"><text:s/>* Returns a function to use in pseudos for positionals</text:span></text:p>
      <text:p text:style-name="P1"><text:span text:style-name="T43"><text:s/>* @param {Function} fn</text:span></text:p>
      <text:p text:style-name="P1"><text:span text:style-name="T43"><text:s/>*/</text:span></text:p>
      <text:p text:style-name="P1"><text:span text:style-name="T43">function createPositionalPseudo( fn ) {</text:span></text:p>
      <text:p text:style-name="P1"><text:span text:style-name="T43"><text:tab/>return markFunction( function( argument ) {</text:span></text:p>
      <text:p text:style-name="P1"><text:span text:style-name="T43"><text:tab/><text:tab/>argument = +argument;</text:span></text:p>
      <text:p text:style-name="P1"><text:span text:style-name="T43"><text:tab/><text:tab/>return markFunction( function( seed, matches ) {</text:span></text:p>
      <text:p text:style-name="P1"><text:span text:style-name="T43"><text:tab/><text:tab/><text:tab/>var j,</text:span></text:p>
      <text:p text:style-name="P1"><text:span text:style-name="T43"><text:tab/><text:tab/><text:tab/><text:tab/>matchIndexes = fn( [], seed.length, argument ),</text:span></text:p>
      <text:p text:style-name="P1"><text:span text:style-name="T43"><text:tab/><text:tab/><text:tab/><text:tab/>i = matchIndexes.length;</text:span></text:p>
      <text:p text:style-name="P1"><text:span text:style-name="T43"/></text:p>
      <text:p text:style-name="P1"><text:span text:style-name="T43"><text:tab/><text:tab/><text:tab/>// Match elements found at the specified indexes</text:span></text:p>
      <text:p text:style-name="P1"><text:span text:style-name="T43"><text:tab/><text:tab/><text:tab/>while ( i-- ) {</text:span></text:p>
      <text:p text:style-name="P1"><text:span text:style-name="T43"><text:tab/><text:tab/><text:tab/><text:tab/>if ( seed[ ( j = matchIndexes[ i ] ) ] ) {</text:span></text:p>
      <text:p text:style-name="P1"><text:span text:style-name="T43"><text:tab/><text:tab/><text:tab/><text:tab/><text:tab/>seed[ j ] = !( matches[ j ] = seed[ j ] );</text:span></text:p>
      <text:p text:style-name="P1"><text:span text:style-name="T43"><text:tab/><text:tab/><text:tab/><text:tab/>}</text:span></text:p>
      <text:p text:style-name="P1"><text:span text:style-name="T43"><text:tab/><text:tab/><text:tab/>}</text:span></text:p>
      <text:p text:style-name="P1"><text:span text:style-name="T43"><text:tab/><text:tab/>} );</text:span></text:p>
      <text:p text:style-name="P1"><text:span text:style-name="T43"><text:tab/>} );</text:span></text:p>
      <text:p text:style-name="P1"><text:span text:style-name="T43">}</text:span></text:p>
      <text:p text:style-name="P1"><text:span text:style-name="T43"/></text:p>
      <text:p text:style-name="P1"><text:span text:style-name="T43">/**</text:span></text:p>
      <text:p text:style-name="P1"><text:span text:style-name="T43"><text:s/>* Checks a node for validity as a Sizzle context</text:span></text:p>
      <text:p text:style-name="P1"><text:span text:style-name="T43"><text:s/>* @param {Element|Object=} context</text:span></text:p>
      <text:p text:style-name="P1"><text:span text:style-name="T43"><text:s/>* @returns {Element|Object|Boolean} The input node if acceptable, otherwise a falsy value</text:span></text:p>
      <text:p text:style-name="P1"><text:span text:style-name="T43"><text:s/>*/</text:span></text:p>
      <text:p text:style-name="P1"><text:span text:style-name="T43">function testContext( context ) {</text:span></text:p>
      <text:p text:style-name="P1"><text:span text:style-name="T43"><text:tab/>return context &amp;&amp; typeof context.getElementsByTagName !== "undefined" &amp;&amp; context;</text:span></text:p>
      <text:p text:style-name="P1"><text:span text:style-name="T43">}</text:span></text:p>
      <text:p text:style-name="P1"><text:span text:style-name="T43"/></text:p>
      <text:p text:style-name="P1"><text:span text:style-name="T43">// Expose support vars for convenience</text:span></text:p>
      <text:p text:style-name="P1"><text:span text:style-name="T43">support = Sizzle.support = {};</text:span></text:p>
      <text:p text:style-name="P1"><text:span text:style-name="T43"/></text:p>
      <text:p text:style-name="P1"><text:span text:style-name="T43">/**</text:span></text:p>
      <text:p text:style-name="P1"><text:span text:style-name="T43"><text:s/>* Detects XML nodes</text:span></text:p>
      <text:p text:style-name="P1"><text:span text:style-name="T43"><text:s/>* @param {Element|Object} elem An element or a document</text:span></text:p>
      <text:p text:style-name="P1"><text:span text:style-name="T43"><text:s/>* @returns {Boolean} True iff elem is a non-HTML XML node</text:span></text:p>
      <text:p text:style-name="P1"><text:span text:style-name="T43"><text:s/>*/</text:span></text:p>
      <text:p text:style-name="P1"><text:span text:style-name="T43">isXML = Sizzle.isXML = function( elem ) {</text:span></text:p>
      <text:p text:style-name="P1"><text:span text:style-name="T43"><text:tab/>var namespace = elem.namespaceURI,</text:span></text:p>
      <text:p text:style-name="P1"><text:span text:style-name="T43"><text:tab/><text:tab/>docElem = ( elem.ownerDocument || elem ).documentElement;</text:span></text:p>
      <text:p text:style-name="P1"><text:span text:style-name="T43"/></text:p>
      <text:p text:style-name="P1"><text:span text:style-name="T43"><text:tab/>// Support: IE &lt;=8</text:span></text:p>
      <text:p text:style-name="P1"><text:span text:style-name="T43"><text:tab/>// Assume HTML when documentElement doesn't yet exist, such as inside loading iframes</text:span></text:p>
      <text:p text:style-name="P1"><text:span text:style-name="T43"><text:tab/>//<text:s/></text:span><text:a xlink:href="https://bugs.jquery.com/ticket/4833"><text:span text:style-name="T44">https://bugs.jquery.com/ticket/4833</text:span></text:a><text:span text:style-name="T45"/></text:p>
      <text:p text:style-name="P1"><text:span text:style-name="T45"><text:tab/>return !rhtml.test( namespace || docElem &amp;&amp; docElem.nodeName || "HTML" );</text:span></text:p>
      <text:p text:style-name="P1"><text:span text:style-name="T45">};</text:span></text:p>
      <text:p text:style-name="P1"><text:span text:style-name="T45"/></text:p>
      <text:p text:style-name="P1"><text:span text:style-name="T45">/**</text:span></text:p>
      <text:p text:style-name="P1"><text:span text:style-name="T45"><text:s/>* Sets document-related variables once based on the current document</text:span></text:p>
      <text:p text:style-name="P1"><text:span text:style-name="T45"><text:s/>* @param {Element|Object} [doc] An element or document object to use to set the document</text:span></text:p>
      <text:p text:style-name="P1"><text:span text:style-name="T45"><text:s/>* @returns {Object} Returns the current document</text:span></text:p>
      <text:p text:style-name="P1"><text:span text:style-name="T45"><text:s/>*/</text:span></text:p>
      <text:p text:style-name="P1"><text:span text:style-name="T45">setDocument = Sizzle.setDocument = function( node ) {</text:span></text:p>
      <text:p text:style-name="P1"><text:span text:style-name="T45"><text:tab/>var hasCompare, subWindow,</text:span></text:p>
      <text:p text:style-name="P1"><text:span text:style-name="T45"><text:tab/><text:tab/>doc = node ? node.ownerDocument || node : preferredDoc;</text:span></text:p>
      <text:p text:style-name="P1"><text:span text:style-name="T45"/></text:p>
      <text:p text:style-name="P1"><text:span text:style-name="T45"><text:tab/>// Return early if doc is invalid or already selected</text:span></text:p>
      <text:p text:style-name="P1"><text:span text:style-name="T45"><text:tab/>// Support: IE 11+, Edge 17 - 18+</text:span></text:p>
      <text:p text:style-name="P1"><text:span text:style-name="T45"><text:tab/>// IE/Edge sometimes throw a "Permission denied" error when strict-comparing</text:span></text:p>
      <text:p text:style-name="P1"><text:span text:style-name="T45"><text:tab/>// two documents; shallow comparisons work.</text:span></text:p>
      <text:p text:style-name="P1"><text:span text:style-name="T45"><text:tab/>// eslint-disable-next-line eqeqeq</text:span></text:p>
      <text:p text:style-name="P1"><text:span text:style-name="T45"><text:tab/>if ( doc == document || doc.nodeType !== 9 || !doc.documentElement ) {</text:span></text:p>
      <text:p text:style-name="P1"><text:span text:style-name="T45"><text:tab/><text:tab/>return document;</text:span></text:p>
      <text:p text:style-name="P1"><text:span text:style-name="T45"><text:tab/>}</text:span></text:p>
      <text:p text:style-name="P1"><text:span text:style-name="T45"/></text:p>
      <text:p text:style-name="P1"><text:span text:style-name="T45"><text:tab/>// Update global variables</text:span></text:p>
      <text:p text:style-name="P1"><text:span text:style-name="T45"><text:tab/>document = doc;</text:span></text:p>
      <text:p text:style-name="P1"><text:span text:style-name="T45"><text:tab/>docElem = document.documentElement;</text:span></text:p>
      <text:p text:style-name="P1"><text:span text:style-name="T45"><text:tab/>documentIsHTML = !isXML( document );</text:span></text:p>
      <text:p text:style-name="P1"><text:span text:style-name="T45"/></text:p>
      <text:p text:style-name="P1"><text:span text:style-name="T45"><text:tab/>// Support: IE 9 - 11+, Edge 12 - 18+</text:span></text:p>
      <text:p text:style-name="P1"><text:span text:style-name="T45"><text:tab/>// Accessing iframe documents after unload throws "permission denied" errors (jQuery #13936)</text:span></text:p>
      <text:p text:style-name="P1"><text:span text:style-name="T45"><text:tab/>// Support: IE 11+, Edge 17 - 18+</text:span></text:p>
      <text:p text:style-name="P1"><text:span text:style-name="T45"><text:tab/>// IE/Edge sometimes throw a "Permission denied" error when strict-comparing</text:span></text:p>
      <text:p text:style-name="P1"><text:span text:style-name="T45"><text:tab/>// two documents; shallow comparisons work.</text:span></text:p>
      <text:p text:style-name="P1"><text:span text:style-name="T45"><text:tab/>// eslint-disable-next-line eqeqeq</text:span></text:p>
      <text:p text:style-name="P1"><text:span text:style-name="T45"><text:tab/>if ( preferredDoc != document &amp;&amp;</text:span></text:p>
      <text:p text:style-name="P1"><text:span text:style-name="T45"><text:tab/><text:tab/>( subWindow = document.defaultView ) &amp;&amp; subWindow.top !== subWindow ) {</text:span></text:p>
      <text:p text:style-name="P1"><text:span text:style-name="T45"/></text:p>
      <text:p text:style-name="P1"><text:span text:style-name="T45"><text:tab/><text:tab/>// Support: IE 11, Edge</text:span></text:p>
      <text:p text:style-name="P1"><text:span text:style-name="T45"><text:tab/><text:tab/>if ( subWindow.addEventListener ) {</text:span></text:p>
      <text:p text:style-name="P1"><text:span text:style-name="T45"><text:tab/><text:tab/><text:tab/>subWindow.addEventListener( "unload", unloadHandler, false );</text:span></text:p>
      <text:p text:style-name="P1"><text:span text:style-name="T45"/></text:p>
      <text:p text:style-name="P1"><text:span text:style-name="T45"><text:tab/><text:tab/>// Support: IE 9 - 10 only</text:span></text:p>
      <text:p text:style-name="P1"><text:span text:style-name="T45"><text:tab/><text:tab/>} else if ( subWindow.attachEvent ) {</text:span></text:p>
      <text:p text:style-name="P1"><text:span text:style-name="T45"><text:tab/><text:tab/><text:tab/>subWindow.attachEvent( "onunload", unloadHandler );</text:span></text:p>
      <text:p text:style-name="P1"><text:span text:style-name="T45"><text:tab/><text:tab/>}</text:span></text:p>
      <text:p text:style-name="P1"><text:span text:style-name="T45"><text:tab/>}</text:span></text:p>
      <text:p text:style-name="P1"><text:span text:style-name="T45"/></text:p>
      <text:p text:style-name="P1"><text:span text:style-name="T45"><text:tab/>// Support: IE 8 - 11+, Edge 12 - 18+, Chrome &lt;=16 - 25 only, Firefox &lt;=3.6 - 31 only,</text:span></text:p>
      <text:p text:style-name="P1"><text:span text:style-name="T45"><text:tab/>// Safari 4 - 5 only, Opera &lt;=11.6 - 12.x only</text:span></text:p>
      <text:p text:style-name="P1"><text:span text:style-name="T45"><text:tab/>// IE/Edge &amp; older browsers don't support the :scope pseudo-class.</text:span></text:p>
      <text:p text:style-name="P1"><text:span text:style-name="T45"><text:tab/>// Support: Safari 6.0 only</text:span></text:p>
      <text:p text:style-name="P1"><text:span text:style-name="T45"><text:tab/>// Safari 6.0 supports :scope but it's an alias of :root there.</text:span></text:p>
      <text:p text:style-name="P1"><text:span text:style-name="T45"><text:tab/>support.scope = assert( function( el ) {</text:span></text:p>
      <text:p text:style-name="P1"><text:span text:style-name="T45"><text:tab/><text:tab/>docElem.appendChild( el ).appendChild( document.createElement( "div" ) );</text:span></text:p>
      <text:p text:style-name="P1"><text:span text:style-name="T45"><text:tab/><text:tab/>return typeof el.querySelectorAll !== "undefined" &amp;&amp;</text:span></text:p>
      <text:p text:style-name="P1"><text:span text:style-name="T45"><text:tab/><text:tab/><text:tab/>!el.querySelectorAll( ":scope fieldset div" ).length;</text:span></text:p>
      <text:p text:style-name="P1"><text:span text:style-name="T45"><text:tab/>} );</text:span></text:p>
      <text:p text:style-name="P1"><text:span text:style-name="T45"/></text:p>
      <text:p text:style-name="P1"><text:span text:style-name="T45"><text:tab/>/* Attributes</text:span></text:p>
      <text:p text:style-name="P1"><text:span text:style-name="T45"><text:tab/>---------------------------------------------------------------------- */</text:span></text:p>
      <text:p text:style-name="P1"><text:span text:style-name="T45"/></text:p>
      <text:p text:style-name="P1"><text:span text:style-name="T45"><text:tab/>// Support: IE&lt;8</text:span></text:p>
      <text:p text:style-name="P1"><text:span text:style-name="T45"><text:tab/>// Verify that getAttribute really returns attributes and not properties</text:span></text:p>
      <text:p text:style-name="P1"><text:span text:style-name="T45"><text:tab/>// (excepting IE8 booleans)</text:span></text:p>
      <text:p text:style-name="P1"><text:span text:style-name="T45"><text:tab/>support.attributes = assert( function( el ) {</text:span></text:p>
      <text:p text:style-name="P1"><text:span text:style-name="T45"><text:tab/><text:tab/>el.className = "i";</text:span></text:p>
      <text:p text:style-name="P1"><text:span text:style-name="T45"><text:tab/><text:tab/>return !el.getAttribute( "className" );</text:span></text:p>
      <text:p text:style-name="P1"><text:span text:style-name="T45"><text:tab/>} );</text:span></text:p>
      <text:p text:style-name="P1"><text:span text:style-name="T45"/></text:p>
      <text:p text:style-name="P1"><text:span text:style-name="T45"><text:tab/>/* getElement(s)By*</text:span></text:p>
      <text:p text:style-name="P1"><text:span text:style-name="T45"><text:tab/>---------------------------------------------------------------------- */</text:span></text:p>
      <text:p text:style-name="P1"><text:span text:style-name="T45"/></text:p>
      <text:p text:style-name="P1"><text:span text:style-name="T45"><text:tab/>// Check if getElementsByTagName("*") returns only elements</text:span></text:p>
      <text:p text:style-name="P1"><text:span text:style-name="T45"><text:tab/>support.getElementsByTagName = assert( function( el ) {</text:span></text:p>
      <text:p text:style-name="P1"><text:span text:style-name="T45"><text:tab/><text:tab/>el.appendChild( document.createComment( "" ) );</text:span></text:p>
      <text:p text:style-name="P1"><text:span text:style-name="T45"><text:tab/><text:tab/>return !el.getElementsByTagName( "*" ).length;</text:span></text:p>
      <text:p text:style-name="P1"><text:span text:style-name="T45"><text:tab/>} );</text:span></text:p>
      <text:p text:style-name="P1"><text:span text:style-name="T45"/></text:p>
      <text:p text:style-name="P1"><text:span text:style-name="T45"><text:tab/>// Support: IE&lt;9</text:span></text:p>
      <text:p text:style-name="P1"><text:span text:style-name="T45"><text:tab/>support.getElementsByClassName = rnative.test( document.getElementsByClassName );</text:span></text:p>
      <text:p text:style-name="P1"><text:span text:style-name="T45"/></text:p>
      <text:p text:style-name="P1"><text:span text:style-name="T45"><text:tab/>// Support: IE&lt;10</text:span></text:p>
      <text:p text:style-name="P1"><text:span text:style-name="T45"><text:tab/>// Check if getElementById returns elements by name</text:span></text:p>
      <text:p text:style-name="P1"><text:span text:style-name="T45"><text:tab/>// The broken getElementById methods don't pick up programmatically-set names,</text:span></text:p>
      <text:p text:style-name="P1"><text:span text:style-name="T45"><text:tab/>// so use a roundabout getElementsByName test</text:span></text:p>
      <text:p text:style-name="P1"><text:span text:style-name="T45"><text:tab/>support.getById = assert( function( el ) {</text:span></text:p>
      <text:p text:style-name="P1"><text:span text:style-name="T45"><text:tab/><text:tab/>docElem.appendChild( el ).id = expando;</text:span></text:p>
      <text:p text:style-name="P1"><text:span text:style-name="T45"><text:tab/><text:tab/>return !document.getElementsByName || !document.getElementsByName( expando ).length;</text:span></text:p>
      <text:p text:style-name="P1"><text:span text:style-name="T45"><text:tab/>} );</text:span></text:p>
      <text:p text:style-name="P1"><text:span text:style-name="T45"/></text:p>
      <text:p text:style-name="P1"><text:span text:style-name="T45"><text:tab/>// ID filter and find</text:span></text:p>
      <text:p text:style-name="P1"><text:span text:style-name="T45"><text:tab/>if ( support.getById ) {</text:span></text:p>
      <text:p text:style-name="P1"><text:span text:style-name="T45"><text:tab/><text:tab/>Expr.filter[ "ID" ] = function( id ) {</text:span></text:p>
      <text:p text:style-name="P1"><text:span text:style-name="T45"><text:tab/><text:tab/><text:tab/>var attrId = id.replace( runescape, funescape );</text:span></text:p>
      <text:p text:style-name="P1"><text:span text:style-name="T45"><text:tab/><text:tab/><text:tab/>return function( elem ) {</text:span></text:p>
      <text:p text:style-name="P1"><text:span text:style-name="T45"><text:tab/><text:tab/><text:tab/><text:tab/>return elem.getAttribute( "id" ) === attrId;</text:span></text:p>
      <text:p text:style-name="P1"><text:span text:style-name="T45"><text:tab/><text:tab/><text:tab/>};</text:span></text:p>
      <text:p text:style-name="P1"><text:span text:style-name="T45"><text:tab/><text:tab/>};</text:span></text:p>
      <text:p text:style-name="P1"><text:span text:style-name="T45"><text:tab/><text:tab/>Expr.find[ "ID" ] = function( id, context ) {</text:span></text:p>
      <text:p text:style-name="P1"><text:span text:style-name="T45"><text:tab/><text:tab/><text:tab/>if ( typeof context.getElementById !== "undefined" &amp;&amp; documentIsHTML ) {</text:span></text:p>
      <text:p text:style-name="P1"><text:span text:style-name="T45"><text:tab/><text:tab/><text:tab/><text:tab/>var elem = context.getElementById( id );</text:span></text:p>
      <text:p text:style-name="P1"><text:span text:style-name="T45"><text:tab/><text:tab/><text:tab/><text:tab/>return elem ? [ elem ] : [];</text:span></text:p>
      <text:p text:style-name="P1"><text:span text:style-name="T45"><text:tab/><text:tab/><text:tab/>}</text:span></text:p>
      <text:p text:style-name="P1"><text:span text:style-name="T45"><text:tab/><text:tab/>};</text:span></text:p>
      <text:p text:style-name="P1"><text:span text:style-name="T45"><text:tab/>} else {</text:span></text:p>
      <text:p text:style-name="P1"><text:span text:style-name="T45"><text:tab/><text:tab/>Expr.filter[ "ID" ] =<text:s text:c="2"/>function( id ) {</text:span></text:p>
      <text:p text:style-name="P1"><text:span text:style-name="T45"><text:tab/><text:tab/><text:tab/>var attrId = id.replace( runescape, funescape );</text:span></text:p>
      <text:p text:style-name="P1"><text:span text:style-name="T45"><text:tab/><text:tab/><text:tab/>return function( elem ) {</text:span></text:p>
      <text:p text:style-name="P1"><text:span text:style-name="T45"><text:tab/><text:tab/><text:tab/><text:tab/>var node = typeof elem.getAttributeNode !== "undefined" &amp;&amp;</text:span></text:p>
      <text:p text:style-name="P1"><text:span text:style-name="T45"><text:tab/><text:tab/><text:tab/><text:tab/><text:tab/>elem.getAttributeNode( "id" );</text:span></text:p>
      <text:p text:style-name="P1"><text:span text:style-name="T45"><text:tab/><text:tab/><text:tab/><text:tab/>return node &amp;&amp; node.value === attrId;</text:span></text:p>
      <text:p text:style-name="P1"><text:span text:style-name="T45"><text:tab/><text:tab/><text:tab/>};</text:span></text:p>
      <text:p text:style-name="P1"><text:span text:style-name="T45"><text:tab/><text:tab/>};</text:span></text:p>
      <text:p text:style-name="P1"><text:span text:style-name="T45"/></text:p>
      <text:p text:style-name="P1"><text:span text:style-name="T45"><text:tab/><text:tab/>// Support: IE 6 - 7 only</text:span></text:p>
      <text:p text:style-name="P1"><text:span text:style-name="T45"><text:tab/><text:tab/>// getElementById is not reliable as a find shortcut</text:span></text:p>
      <text:p text:style-name="P1"><text:span text:style-name="T45"><text:tab/><text:tab/>Expr.find[ "ID" ] = function( id, context ) {</text:span></text:p>
      <text:p text:style-name="P1"><text:span text:style-name="T45"><text:tab/><text:tab/><text:tab/>if ( typeof context.getElementById !== "undefined" &amp;&amp; documentIsHTML ) {</text:span></text:p>
      <text:p text:style-name="P1"><text:span text:style-name="T45"><text:tab/><text:tab/><text:tab/><text:tab/>var node, i, elems,</text:span></text:p>
      <text:p text:style-name="P1"><text:span text:style-name="T45"><text:tab/><text:tab/><text:tab/><text:tab/><text:tab/>elem = context.getElementById( id );</text:span></text:p>
      <text:p text:style-name="P1"><text:span text:style-name="T45"/></text:p>
      <text:p text:style-name="P1"><text:span text:style-name="T45"><text:tab/><text:tab/><text:tab/><text:tab/>if ( elem ) {</text:span></text:p>
      <text:p text:style-name="P1"><text:span text:style-name="T45"/></text:p>
      <text:p text:style-name="P1"><text:span text:style-name="T45"><text:tab/><text:tab/><text:tab/><text:tab/><text:tab/>// Verify the id attribute</text:span></text:p>
      <text:p text:style-name="P1"><text:span text:style-name="T45"><text:tab/><text:tab/><text:tab/><text:tab/><text:tab/>node = elem.getAttributeNode( "id" );</text:span></text:p>
      <text:p text:style-name="P1"><text:span text:style-name="T45"><text:tab/><text:tab/><text:tab/><text:tab/><text:tab/>if ( node &amp;&amp; node.value === id ) {</text:span></text:p>
      <text:p text:style-name="P1"><text:span text:style-name="T45"><text:tab/><text:tab/><text:tab/><text:tab/><text:tab/><text:tab/>return [ elem ];</text:span></text:p>
      <text:p text:style-name="P1"><text:span text:style-name="T45"><text:tab/><text:tab/><text:tab/><text:tab/><text:tab/>}</text:span></text:p>
      <text:p text:style-name="P1"><text:span text:style-name="T45"/></text:p>
      <text:p text:style-name="P1"><text:span text:style-name="T45"><text:tab/><text:tab/><text:tab/><text:tab/><text:tab/>// Fall back on getElementsByName</text:span></text:p>
      <text:p text:style-name="P1"><text:span text:style-name="T45"><text:tab/><text:tab/><text:tab/><text:tab/><text:tab/>elems = context.getElementsByName( id );</text:span></text:p>
      <text:p text:style-name="P1"><text:span text:style-name="T45"><text:tab/><text:tab/><text:tab/><text:tab/><text:tab/>i = 0;</text:span></text:p>
      <text:p text:style-name="P1"><text:span text:style-name="T45"><text:tab/><text:tab/><text:tab/><text:tab/><text:tab/>while ( ( elem = elems[ i++ ] ) ) {</text:span></text:p>
      <text:p text:style-name="P1"><text:span text:style-name="T45"><text:tab/><text:tab/><text:tab/><text:tab/><text:tab/><text:tab/>node = elem.getAttributeNode( "id" );</text:span></text:p>
      <text:p text:style-name="P1"><text:span text:style-name="T45"><text:tab/><text:tab/><text:tab/><text:tab/><text:tab/><text:tab/>if ( node &amp;&amp; node.value === id ) {</text:span></text:p>
      <text:p text:style-name="P1"><text:span text:style-name="T45"><text:tab/><text:tab/><text:tab/><text:tab/><text:tab/><text:tab/><text:tab/>return [ elem ];</text:span></text:p>
      <text:p text:style-name="P1"><text:span text:style-name="T45"><text:tab/><text:tab/><text:tab/><text:tab/><text:tab/><text:tab/>}</text:span></text:p>
      <text:p text:style-name="P1"><text:span text:style-name="T45"><text:tab/><text:tab/><text:tab/><text:tab/><text:tab/>}</text:span></text:p>
      <text:p text:style-name="P1"><text:span text:style-name="T45"><text:tab/><text:tab/><text:tab/><text:tab/>}</text:span></text:p>
      <text:p text:style-name="P1"><text:span text:style-name="T45"/></text:p>
      <text:p text:style-name="P1"><text:span text:style-name="T45"><text:tab/><text:tab/><text:tab/><text:tab/>return [];</text:span></text:p>
      <text:p text:style-name="P1"><text:span text:style-name="T45"><text:tab/><text:tab/><text:tab/>}</text:span></text:p>
      <text:p text:style-name="P1"><text:span text:style-name="T45"><text:tab/><text:tab/>};</text:span></text:p>
      <text:p text:style-name="P1"><text:span text:style-name="T45"><text:tab/>}</text:span></text:p>
      <text:p text:style-name="P1"><text:span text:style-name="T45"/></text:p>
      <text:p text:style-name="P1"><text:span text:style-name="T45"><text:tab/>// Tag</text:span></text:p>
      <text:p text:style-name="P1"><text:span text:style-name="T45"><text:tab/>Expr.find[ "TAG" ] = support.getElementsByTagName ?</text:span></text:p>
      <text:p text:style-name="P1"><text:span text:style-name="T45"><text:tab/><text:tab/>function( tag, context ) {</text:span></text:p>
      <text:p text:style-name="P1"><text:span text:style-name="T45"><text:tab/><text:tab/><text:tab/>if ( typeof context.getElementsByTagName !== "undefined" ) {</text:span></text:p>
      <text:p text:style-name="P1"><text:span text:style-name="T45"><text:tab/><text:tab/><text:tab/><text:tab/>return context.getElementsByTagName( tag );</text:span></text:p>
      <text:p text:style-name="P1"><text:span text:style-name="T45"/></text:p>
      <text:p text:style-name="P1"><text:span text:style-name="T45"><text:tab/><text:tab/><text:tab/>// DocumentFragment nodes don't have gEBTN</text:span></text:p>
      <text:p text:style-name="P1"><text:span text:style-name="T45"><text:tab/><text:tab/><text:tab/>} else if ( support.qsa ) {</text:span></text:p>
      <text:p text:style-name="P1"><text:span text:style-name="T45"><text:tab/><text:tab/><text:tab/><text:tab/>return context.querySelectorAll( tag );</text:span></text:p>
      <text:p text:style-name="P1"><text:span text:style-name="T45"><text:tab/><text:tab/><text:tab/>}</text:span></text:p>
      <text:p text:style-name="P1"><text:span text:style-name="T45"><text:tab/><text:tab/>} :</text:span></text:p>
      <text:p text:style-name="P1"><text:span text:style-name="T45"/></text:p>
      <text:p text:style-name="P1"><text:span text:style-name="T45"><text:tab/><text:tab/>function( tag, context ) {</text:span></text:p>
      <text:p text:style-name="P1"><text:span text:style-name="T45"><text:tab/><text:tab/><text:tab/>var elem,</text:span></text:p>
      <text:p text:style-name="P1"><text:span text:style-name="T45"><text:tab/><text:tab/><text:tab/><text:tab/>tmp = [],</text:span></text:p>
      <text:p text:style-name="P1"><text:span text:style-name="T45"><text:tab/><text:tab/><text:tab/><text:tab/>i = 0,</text:span></text:p>
      <text:p text:style-name="P1"><text:span text:style-name="T45"/></text:p>
      <text:p text:style-name="P1"><text:span text:style-name="T45"><text:tab/><text:tab/><text:tab/><text:tab/>// By happy coincidence, a (broken) gEBTN appears on DocumentFragment nodes too</text:span></text:p>
      <text:p text:style-name="P1"><text:span text:style-name="T45"><text:tab/><text:tab/><text:tab/><text:tab/>results = context.getElementsByTagName( tag );</text:span></text:p>
      <text:p text:style-name="P1"><text:span text:style-name="T45"/></text:p>
      <text:p text:style-name="P1"><text:span text:style-name="T45"><text:tab/><text:tab/><text:tab/>// Filter out possible comments</text:span></text:p>
      <text:p text:style-name="P1"><text:span text:style-name="T45"><text:tab/><text:tab/><text:tab/>if ( tag === "*" ) {</text:span></text:p>
      <text:p text:style-name="P1"><text:span text:style-name="T45"><text:tab/><text:tab/><text:tab/><text:tab/>while ( ( elem = results[ i++ ] ) ) {</text:span></text:p>
      <text:p text:style-name="P1"><text:span text:style-name="T45"><text:tab/><text:tab/><text:tab/><text:tab/><text:tab/>if ( elem.nodeType === 1 ) {</text:span></text:p>
      <text:p text:style-name="P1"><text:span text:style-name="T45"><text:tab/><text:tab/><text:tab/><text:tab/><text:tab/><text:tab/>tmp.push( elem );</text:span></text:p>
      <text:p text:style-name="P1"><text:span text:style-name="T45"><text:tab/><text:tab/><text:tab/><text:tab/><text:tab/>}</text:span></text:p>
      <text:p text:style-name="P1"><text:span text:style-name="T45"><text:tab/><text:tab/><text:tab/><text:tab/>}</text:span></text:p>
      <text:p text:style-name="P1"><text:span text:style-name="T45"/></text:p>
      <text:p text:style-name="P1"><text:span text:style-name="T45"><text:tab/><text:tab/><text:tab/><text:tab/>return tmp;</text:span></text:p>
      <text:p text:style-name="P1"><text:span text:style-name="T45"><text:tab/><text:tab/><text:tab/>}</text:span></text:p>
      <text:p text:style-name="P1"><text:span text:style-name="T45"><text:tab/><text:tab/><text:tab/>return results;</text:span></text:p>
      <text:p text:style-name="P1"><text:span text:style-name="T45"><text:tab/><text:tab/>};</text:span></text:p>
      <text:p text:style-name="P1"><text:span text:style-name="T45"/></text:p>
      <text:p text:style-name="P1"><text:span text:style-name="T45"><text:tab/>// Class</text:span></text:p>
      <text:p text:style-name="P1"><text:span text:style-name="T45"><text:tab/>Expr.find[ "CLASS" ] = support.getElementsByClassName &amp;&amp; function( className, context ) {</text:span></text:p>
      <text:p text:style-name="P1"><text:span text:style-name="T45"><text:tab/><text:tab/>if ( typeof context.getElementsByClassName !== "undefined" &amp;&amp; documentIsHTML ) {</text:span></text:p>
      <text:p text:style-name="P1"><text:span text:style-name="T45"><text:tab/><text:tab/><text:tab/>return context.getElementsByClassName( className );</text:span></text:p>
      <text:p text:style-name="P1"><text:span text:style-name="T45"><text:tab/><text:tab/>}</text:span></text:p>
      <text:p text:style-name="P1"><text:span text:style-name="T45"><text:tab/>};</text:span></text:p>
      <text:p text:style-name="P1"><text:span text:style-name="T45"/></text:p>
      <text:p text:style-name="P1"><text:span text:style-name="T45"><text:tab/>/* QSA/matchesSelector</text:span></text:p>
      <text:p text:style-name="P1"><text:span text:style-name="T45"><text:tab/>---------------------------------------------------------------------- */</text:span></text:p>
      <text:p text:style-name="P1"><text:span text:style-name="T45"/></text:p>
      <text:p text:style-name="P1"><text:span text:style-name="T45"><text:tab/>// QSA and matchesSelector support</text:span></text:p>
      <text:p text:style-name="P1"><text:span text:style-name="T45"/></text:p>
      <text:p text:style-name="P1"><text:span text:style-name="T45"><text:tab/>// matchesSelector(:active) reports false when true (IE9/Opera 11.5)</text:span></text:p>
      <text:p text:style-name="P1"><text:span text:style-name="T45"><text:tab/>rbuggyMatches = [];</text:span></text:p>
      <text:p text:style-name="P1"><text:span text:style-name="T45"/></text:p>
      <text:p text:style-name="P1"><text:span text:style-name="T45"><text:tab/>// qSa(:focus) reports false when true (Chrome 21)</text:span></text:p>
      <text:p text:style-name="P1"><text:span text:style-name="T45"><text:tab/>// We allow this because of a bug in IE8/9 that throws an error</text:span></text:p>
      <text:p text:style-name="P1"><text:span text:style-name="T45"><text:tab/>// whenever `document.activeElement` is accessed on an iframe</text:span></text:p>
      <text:p text:style-name="P1"><text:span text:style-name="T45"><text:tab/>// So, we allow :focus to pass through QSA all the time to avoid the IE error</text:span></text:p>
      <text:p text:style-name="P1"><text:span text:style-name="T45"><text:tab/>// See<text:s/></text:span><text:a xlink:href="https://bugs.jquery.com/ticket/13378"><text:span text:style-name="T46">https://bugs.jquery.com/ticket/13378</text:span></text:a><text:span text:style-name="T47"/></text:p>
      <text:p text:style-name="P1"><text:span text:style-name="T47"><text:tab/>rbuggyQSA = [];</text:span></text:p>
      <text:p text:style-name="P1"><text:span text:style-name="T47"/></text:p>
      <text:p text:style-name="P1"><text:span text:style-name="T47"><text:tab/>if ( ( support.qsa = rnative.test( document.querySelectorAll ) ) ) {</text:span></text:p>
      <text:p text:style-name="P1"><text:span text:style-name="T47"/></text:p>
      <text:p text:style-name="P1"><text:span text:style-name="T47"><text:tab/><text:tab/>// Build QSA regex</text:span></text:p>
      <text:p text:style-name="P1"><text:span text:style-name="T47"><text:tab/><text:tab/>// Regex strategy adopted from Diego Perini</text:span></text:p>
      <text:p text:style-name="P1"><text:span text:style-name="T47"><text:tab/><text:tab/>assert( function( el ) {</text:span></text:p>
      <text:p text:style-name="P1"><text:span text:style-name="T47"/></text:p>
      <text:p text:style-name="P1"><text:span text:style-name="T47"><text:tab/><text:tab/><text:tab/>var input;</text:span></text:p>
      <text:p text:style-name="P1"><text:span text:style-name="T47"/></text:p>
      <text:p text:style-name="P1"><text:span text:style-name="T47"><text:tab/><text:tab/><text:tab/>// Select is set to empty string on purpose</text:span></text:p>
      <text:p text:style-name="P1"><text:span text:style-name="T47"><text:tab/><text:tab/><text:tab/>// This is to test IE's treatment of not explicitly</text:span></text:p>
      <text:p text:style-name="P1"><text:span text:style-name="T47"><text:tab/><text:tab/><text:tab/>// setting a boolean content attribute,</text:span></text:p>
      <text:p text:style-name="P1"><text:span text:style-name="T47"><text:tab/><text:tab/><text:tab/>// since its presence should be enough</text:span></text:p>
      <text:p text:style-name="P1"><text:span text:style-name="T47"><text:tab/><text:tab/><text:tab/>//<text:s/></text:span><text:a xlink:href="https://bugs.jquery.com/ticket/12359"><text:span text:style-name="T48">https://bugs.jquery.com/ticket/12359</text:span></text:a><text:span text:style-name="T49"/></text:p>
      <text:p text:style-name="P1"><text:span text:style-name="T49"><text:tab/><text:tab/><text:tab/>docElem.appendChild( el ).innerHTML = "&lt;a id='" + expando + "'&gt;&lt;/a&gt;" +</text:span></text:p>
      <text:p text:style-name="P1"><text:span text:style-name="T49"><text:tab/><text:tab/><text:tab/><text:tab/>"&lt;select id='" + expando + "-\r\\' msallowcapture=''&gt;" +</text:span></text:p>
      <text:p text:style-name="P1"><text:span text:style-name="T49"><text:tab/><text:tab/><text:tab/><text:tab/>"&lt;option selected=''&gt;&lt;/option&gt;&lt;/select&gt;";</text:span></text:p>
      <text:p text:style-name="P1"><text:span text:style-name="T49"/></text:p>
      <text:p text:style-name="P1"><text:span text:style-name="T49"><text:tab/><text:tab/><text:tab/>// Support: IE8, Opera 11-12.16</text:span></text:p>
      <text:p text:style-name="P1"><text:span text:style-name="T49"><text:tab/><text:tab/><text:tab/>// Nothing should be selected when empty strings follow ^= or $= or *=</text:span></text:p>
      <text:p text:style-name="P1"><text:span text:style-name="T49"><text:tab/><text:tab/><text:tab/>// The test attribute must be unknown in Opera but "safe" for WinRT</text:span></text:p>
      <text:p text:style-name="P1"><text:span text:style-name="T49"><text:tab/><text:tab/><text:tab/>//<text:s/></text:span><text:a xlink:href="https://msdn.microsoft.com/en-us/library/ie/hh465388.aspx#attribute_section"><text:span text:style-name="T50">https://msdn.microsoft.com/en-us/library/ie/hh465388.aspx#attribute_section</text:span></text:a><text:span text:style-name="T51"/></text:p>
      <text:p text:style-name="P1"><text:span text:style-name="T51"><text:tab/><text:tab/><text:tab/>if ( el.querySelectorAll( "[msallowcapture^='']" ).length ) {</text:span></text:p>
      <text:p text:style-name="P1"><text:span text:style-name="T51"><text:tab/><text:tab/><text:tab/><text:tab/>rbuggyQSA.push( "[*^$]=" + whitespace + "*(?:''|\"\")" );</text:span></text:p>
      <text:p text:style-name="P1"><text:span text:style-name="T51"><text:tab/><text:tab/><text:tab/>}</text:span></text:p>
      <text:p text:style-name="P1"><text:span text:style-name="T51"/></text:p>
      <text:p text:style-name="P1"><text:span text:style-name="T51"><text:tab/><text:tab/><text:tab/>// Support: IE8</text:span></text:p>
      <text:p text:style-name="P1"><text:span text:style-name="T51"><text:tab/><text:tab/><text:tab/>// Boolean attributes and "value" are not treated correctly</text:span></text:p>
      <text:p text:style-name="P1"><text:span text:style-name="T51"><text:tab/><text:tab/><text:tab/>if ( !el.querySelectorAll( "[selected]" ).length ) {</text:span></text:p>
      <text:p text:style-name="P1"><text:span text:style-name="T51"><text:tab/><text:tab/><text:tab/><text:tab/>rbuggyQSA.push( "</text:span><text:a xlink:href="//["><text:span text:style-name="T52">\\[</text:span></text:a><text:span text:style-name="T53">" + whitespace + "*(?:value|" + booleans + ")" );</text:span></text:p>
      <text:p text:style-name="P1"><text:span text:style-name="T53"><text:tab/><text:tab/><text:tab/>}</text:span></text:p>
      <text:p text:style-name="P1"><text:span text:style-name="T53"/></text:p>
      <text:p text:style-name="P1"><text:span text:style-name="T53"><text:tab/><text:tab/><text:tab/>// Support: Chrome&lt;29, Android&lt;4.4, Safari&lt;7.0+, iOS&lt;7.0+, PhantomJS&lt;1.9.8+</text:span></text:p>
      <text:p text:style-name="P1"><text:span text:style-name="T53"><text:tab/><text:tab/><text:tab/>if ( !el.querySelectorAll( "[id~=" + expando + "-]" ).length ) {</text:span></text:p>
      <text:p text:style-name="P1"><text:span text:style-name="T53"><text:tab/><text:tab/><text:tab/><text:tab/>rbuggyQSA.push( "~=" );</text:span></text:p>
      <text:p text:style-name="P1"><text:span text:style-name="T53"><text:tab/><text:tab/><text:tab/>}</text:span></text:p>
      <text:p text:style-name="P1"><text:span text:style-name="T53"/></text:p>
      <text:p text:style-name="P1"><text:span text:style-name="T53"><text:tab/><text:tab/><text:tab/>// Support: IE 11+, Edge 15 - 18+</text:span></text:p>
      <text:p text:style-name="P1"><text:span text:style-name="T53"><text:tab/><text:tab/><text:tab/>// IE 11/Edge don't find elements on a `[name='']` query in some cases.</text:span></text:p>
      <text:p text:style-name="P1"><text:span text:style-name="T53"><text:tab/><text:tab/><text:tab/>// Adding a temporary attribute to the document before the selection works</text:span></text:p>
      <text:p text:style-name="P1"><text:span text:style-name="T53"><text:tab/><text:tab/><text:tab/>// around the issue.</text:span></text:p>
      <text:p text:style-name="P1"><text:span text:style-name="T53"><text:tab/><text:tab/><text:tab/>// Interestingly, IE 10 &amp; older don't seem to have the issue.</text:span></text:p>
      <text:p text:style-name="P1"><text:span text:style-name="T53"><text:tab/><text:tab/><text:tab/>input = document.createElement( "input" );</text:span></text:p>
      <text:p text:style-name="P1"><text:span text:style-name="T53"><text:tab/><text:tab/><text:tab/>input.setAttribute( "name", "" );</text:span></text:p>
      <text:p text:style-name="P1"><text:span text:style-name="T53"><text:tab/><text:tab/><text:tab/>el.appendChild( input );</text:span></text:p>
      <text:p text:style-name="P1"><text:span text:style-name="T53"><text:tab/><text:tab/><text:tab/>if ( !el.querySelectorAll( "[name='']" ).length ) {</text:span></text:p>
      <text:p text:style-name="P1"><text:span text:style-name="T53"><text:tab/><text:tab/><text:tab/><text:tab/>rbuggyQSA.push( "</text:span><text:a xlink:href="//["><text:span text:style-name="T54">\\[</text:span></text:a><text:span text:style-name="T55">" + whitespace + "*name" + whitespace + "*=" +</text:span></text:p>
      <text:p text:style-name="P1"><text:span text:style-name="T55"><text:tab/><text:tab/><text:tab/><text:tab/><text:tab/>whitespace + "*(?:''|\"\")" );</text:span></text:p>
      <text:p text:style-name="P1"><text:span text:style-name="T55"><text:tab/><text:tab/><text:tab/>}</text:span></text:p>
      <text:p text:style-name="P1"><text:span text:style-name="T55"/></text:p>
      <text:p text:style-name="P1"><text:span text:style-name="T55"><text:tab/><text:tab/><text:tab/>// Webkit/Opera - :checked should return selected option elements</text:span></text:p>
      <text:p text:style-name="P1"><text:span text:style-name="T55"><text:tab/><text:tab/><text:tab/>//<text:s/></text:span><text:a xlink:href="http://www.w3.org/TR/2011/REC-css3-selectors-20110929/#checked"><text:span text:style-name="T56">http://www.w3.org/TR/2011/REC-css3-selectors-20110929/#checked</text:span></text:a><text:span text:style-name="T57"/></text:p>
      <text:p text:style-name="P1"><text:span text:style-name="T57"><text:tab/><text:tab/><text:tab/>// IE8 throws error here and will not see later tests</text:span></text:p>
      <text:p text:style-name="P1"><text:span text:style-name="T57"><text:tab/><text:tab/><text:tab/>if ( !el.querySelectorAll( ":checked" ).length ) {</text:span></text:p>
      <text:p text:style-name="P1"><text:span text:style-name="T57"><text:tab/><text:tab/><text:tab/><text:tab/>rbuggyQSA.push( ":checked" );</text:span></text:p>
      <text:p text:style-name="P1"><text:span text:style-name="T57"><text:tab/><text:tab/><text:tab/>}</text:span></text:p>
      <text:p text:style-name="P1"><text:span text:style-name="T57"/></text:p>
      <text:p text:style-name="P1"><text:span text:style-name="T57"><text:tab/><text:tab/><text:tab/>// Support: Safari 8+, iOS 8+</text:span></text:p>
      <text:p text:style-name="P1"><text:span text:style-name="T57"><text:tab/><text:tab/><text:tab/>//<text:s/></text:span><text:a xlink:href="https://bugs.webkit.org/show_bug.cgi?id=136851"><text:span text:style-name="T58">https://bugs.webkit.org/show_bug.cgi?id=136851</text:span></text:a><text:span text:style-name="T59"/></text:p>
      <text:p text:style-name="P1"><text:span text:style-name="T59"><text:tab/><text:tab/><text:tab/>// In-page `selector#id sibling-combinator selector` fails</text:span></text:p>
      <text:p text:style-name="P1"><text:span text:style-name="T59"><text:tab/><text:tab/><text:tab/>if ( !el.querySelectorAll( "a#" + expando + "+*" ).length ) {</text:span></text:p>
      <text:p text:style-name="P1"><text:span text:style-name="T59"><text:tab/><text:tab/><text:tab/><text:tab/>rbuggyQSA.push( ".#.+[+~]" );</text:span></text:p>
      <text:p text:style-name="P1"><text:span text:style-name="T59"><text:tab/><text:tab/><text:tab/>}</text:span></text:p>
      <text:p text:style-name="P1"><text:span text:style-name="T59"/></text:p>
      <text:p text:style-name="P1"><text:span text:style-name="T59"><text:tab/><text:tab/><text:tab/>// Support: Firefox &lt;=3.6 - 5 only</text:span></text:p>
      <text:p text:style-name="P1"><text:span text:style-name="T59"><text:tab/><text:tab/><text:tab/>// Old Firefox doesn't throw on a badly-escaped identifier.</text:span></text:p>
      <text:p text:style-name="P1"><text:span text:style-name="T59"><text:tab/><text:tab/><text:tab/>el.querySelectorAll( "\\\f" );</text:span></text:p>
      <text:p text:style-name="P1"><text:span text:style-name="T59"><text:tab/><text:tab/><text:tab/>rbuggyQSA.push( "[</text:span><text:a xlink:href="//r//n//f"><text:span text:style-name="T60">\\r\\n\\f</text:span></text:a><text:span text:style-name="T61">]" );</text:span></text:p>
      <text:p text:style-name="P1"><text:span text:style-name="T61"><text:tab/><text:tab/>} );</text:span></text:p>
      <text:p text:style-name="P1"><text:span text:style-name="T61"/></text:p>
      <text:p text:style-name="P1"><text:span text:style-name="T61"><text:tab/><text:tab/>assert( function( el ) {</text:span></text:p>
      <text:p text:style-name="P1"><text:span text:style-name="T61"><text:tab/><text:tab/><text:tab/>el.innerHTML = "&lt;a href='' disabled='disabled'&gt;&lt;/a&gt;" +</text:span></text:p>
      <text:p text:style-name="P1"><text:span text:style-name="T61"><text:tab/><text:tab/><text:tab/><text:tab/>"&lt;select disabled='disabled'&gt;&lt;option/&gt;&lt;/select&gt;";</text:span></text:p>
      <text:p text:style-name="P1"><text:span text:style-name="T61"/></text:p>
      <text:p text:style-name="P1"><text:span text:style-name="T61"><text:tab/><text:tab/><text:tab/>// Support: Windows 8 Native Apps</text:span></text:p>
      <text:p text:style-name="P1"><text:span text:style-name="T61"><text:tab/><text:tab/><text:tab/>// The type and name attributes are restricted during .innerHTML assignment</text:span></text:p>
      <text:p text:style-name="P1"><text:span text:style-name="T61"><text:tab/><text:tab/><text:tab/>var input = document.createElement( "input" );</text:span></text:p>
      <text:p text:style-name="P1"><text:span text:style-name="T61"><text:tab/><text:tab/><text:tab/>input.setAttribute( "type", "hidden" );</text:span></text:p>
      <text:p text:style-name="P1"><text:span text:style-name="T61"><text:tab/><text:tab/><text:tab/>el.appendChild( input ).setAttribute( "name", "D" );</text:span></text:p>
      <text:p text:style-name="P1"><text:span text:style-name="T61"/></text:p>
      <text:p text:style-name="P1"><text:span text:style-name="T61"><text:tab/><text:tab/><text:tab/>// Support: IE8</text:span></text:p>
      <text:p text:style-name="P1"><text:span text:style-name="T61"><text:tab/><text:tab/><text:tab/>// Enforce case-sensitivity of name attribute</text:span></text:p>
      <text:p text:style-name="P1"><text:span text:style-name="T61"><text:tab/><text:tab/><text:tab/>if ( el.querySelectorAll( "[name=d]" ).length ) {</text:span></text:p>
      <text:p text:style-name="P1"><text:span text:style-name="T61"><text:tab/><text:tab/><text:tab/><text:tab/>rbuggyQSA.push( "name" + whitespace + "*[*^$|!~]?=" );</text:span></text:p>
      <text:p text:style-name="P1"><text:span text:style-name="T61"><text:tab/><text:tab/><text:tab/>}</text:span></text:p>
      <text:p text:style-name="P1"><text:span text:style-name="T61"/></text:p>
      <text:p text:style-name="P1"><text:span text:style-name="T61"><text:tab/><text:tab/><text:tab/>// FF 3.5 - :enabled/:disabled and hidden elements (hidden elements are still enabled)</text:span></text:p>
      <text:p text:style-name="P1"><text:span text:style-name="T61"><text:tab/><text:tab/><text:tab/>// IE8 throws error here and will not see later tests</text:span></text:p>
      <text:p text:style-name="P1"><text:span text:style-name="T61"><text:tab/><text:tab/><text:tab/>if ( el.querySelectorAll( ":enabled" ).length !== 2 ) {</text:span></text:p>
      <text:p text:style-name="P1"><text:span text:style-name="T61"><text:tab/><text:tab/><text:tab/><text:tab/>rbuggyQSA.push( ":enabled", ":disabled" );</text:span></text:p>
      <text:p text:style-name="P1"><text:span text:style-name="T61"><text:tab/><text:tab/><text:tab/>}</text:span></text:p>
      <text:p text:style-name="P1"><text:span text:style-name="T61"/></text:p>
      <text:p text:style-name="P1"><text:span text:style-name="T61"><text:tab/><text:tab/><text:tab/>// Support: IE9-11+</text:span></text:p>
      <text:p text:style-name="P1"><text:span text:style-name="T61"><text:tab/><text:tab/><text:tab/>// IE's :disabled selector does not pick up the children of disabled fieldsets</text:span></text:p>
      <text:p text:style-name="P1"><text:span text:style-name="T61"><text:tab/><text:tab/><text:tab/>docElem.appendChild( el ).disabled = true;</text:span></text:p>
      <text:p text:style-name="P1"><text:span text:style-name="T61"><text:tab/><text:tab/><text:tab/>if ( el.querySelectorAll( ":disabled" ).length !== 2 ) {</text:span></text:p>
      <text:p text:style-name="P1"><text:span text:style-name="T61"><text:tab/><text:tab/><text:tab/><text:tab/>rbuggyQSA.push( ":enabled", ":disabled" );</text:span></text:p>
      <text:p text:style-name="P1"><text:span text:style-name="T61"><text:tab/><text:tab/><text:tab/>}</text:span></text:p>
      <text:p text:style-name="P1"><text:span text:style-name="T61"/></text:p>
      <text:p text:style-name="P1"><text:span text:style-name="T61"><text:tab/><text:tab/><text:tab/>// Support: Opera 10 - 11 only</text:span></text:p>
      <text:p text:style-name="P1"><text:span text:style-name="T61"><text:tab/><text:tab/><text:tab/>// Opera 10-11 does not throw on post-comma invalid pseudos</text:span></text:p>
      <text:p text:style-name="P1"><text:span text:style-name="T61"><text:tab/><text:tab/><text:tab/>el.querySelectorAll( "*,:x" );</text:span></text:p>
      <text:p text:style-name="P1"><text:span text:style-name="T61"><text:tab/><text:tab/><text:tab/>rbuggyQSA.push( ",.*:" );</text:span></text:p>
      <text:p text:style-name="P1"><text:span text:style-name="T61"><text:tab/><text:tab/>} );</text:span></text:p>
      <text:p text:style-name="P1"><text:span text:style-name="T61"><text:tab/>}</text:span></text:p>
      <text:p text:style-name="P1"><text:span text:style-name="T61"/></text:p>
      <text:p text:style-name="P1"><text:span text:style-name="T61"><text:tab/>if ( ( support.matchesSelector = rnative.test( ( matches = docElem.matches ||</text:span></text:p>
      <text:p text:style-name="P1"><text:span text:style-name="T61"><text:tab/><text:tab/>docElem.webkitMatchesSelector ||</text:span></text:p>
      <text:p text:style-name="P1"><text:span text:style-name="T61"><text:tab/><text:tab/>docElem.mozMatchesSelector ||</text:span></text:p>
      <text:p text:style-name="P1"><text:span text:style-name="T61"><text:tab/><text:tab/>docElem.oMatchesSelector ||</text:span></text:p>
      <text:p text:style-name="P1"><text:span text:style-name="T61"><text:tab/><text:tab/>docElem.msMatchesSelector ) ) ) ) {</text:span></text:p>
      <text:p text:style-name="P1"><text:span text:style-name="T61"/></text:p>
      <text:p text:style-name="P1"><text:span text:style-name="T61"><text:tab/><text:tab/>assert( function( el ) {</text:span></text:p>
      <text:p text:style-name="P1"><text:span text:style-name="T61"/></text:p>
      <text:p text:style-name="P1"><text:span text:style-name="T61"><text:tab/><text:tab/><text:tab/>// Check to see if it's possible to do matchesSelector</text:span></text:p>
      <text:p text:style-name="P1"><text:span text:style-name="T61"><text:tab/><text:tab/><text:tab/>// on a disconnected node (IE 9)</text:span></text:p>
      <text:p text:style-name="P1"><text:span text:style-name="T61"><text:tab/><text:tab/><text:tab/>support.disconnectedMatch = matches.call( el, "*" );</text:span></text:p>
      <text:p text:style-name="P1"><text:span text:style-name="T61"/></text:p>
      <text:p text:style-name="P1"><text:span text:style-name="T61"><text:tab/><text:tab/><text:tab/>// This should fail with an exception</text:span></text:p>
      <text:p text:style-name="P1"><text:span text:style-name="T61"><text:tab/><text:tab/><text:tab/>// Gecko does not error, returns false instead</text:span></text:p>
      <text:p text:style-name="P1"><text:span text:style-name="T61"><text:tab/><text:tab/><text:tab/>matches.call( el, "[s!='']:x" );</text:span></text:p>
      <text:p text:style-name="P1"><text:span text:style-name="T61"><text:tab/><text:tab/><text:tab/>rbuggyMatches.push( "!=", pseudos );</text:span></text:p>
      <text:p text:style-name="P1"><text:span text:style-name="T61"><text:tab/><text:tab/>} );</text:span></text:p>
      <text:p text:style-name="P1"><text:span text:style-name="T61"><text:tab/>}</text:span></text:p>
      <text:p text:style-name="P1"><text:span text:style-name="T61"/></text:p>
      <text:p text:style-name="P1"><text:span text:style-name="T61"><text:tab/>rbuggyQSA = rbuggyQSA.length &amp;&amp; new RegExp( rbuggyQSA.join( "|" ) );</text:span></text:p>
      <text:p text:style-name="P1"><text:span text:style-name="T61"><text:tab/>rbuggyMatches = rbuggyMatches.length &amp;&amp; new RegExp( rbuggyMatches.join( "|" ) );</text:span></text:p>
      <text:p text:style-name="P1"><text:span text:style-name="T61"/></text:p>
      <text:p text:style-name="P1"><text:span text:style-name="T61"><text:tab/>/* Contains</text:span></text:p>
      <text:p text:style-name="P1"><text:span text:style-name="T61"><text:tab/>---------------------------------------------------------------------- */</text:span></text:p>
      <text:p text:style-name="P1"><text:span text:style-name="T61"><text:tab/>hasCompare = rnative.test( docElem.compareDocumentPosition );</text:span></text:p>
      <text:p text:style-name="P1"><text:span text:style-name="T61"/></text:p>
      <text:p text:style-name="P1"><text:span text:style-name="T61"><text:tab/>// Element contains another</text:span></text:p>
      <text:p text:style-name="P1"><text:span text:style-name="T61"><text:tab/>// Purposefully self-exclusive</text:span></text:p>
      <text:p text:style-name="P1"><text:span text:style-name="T61"><text:tab/>// As in, an element does not contain itself</text:span></text:p>
      <text:p text:style-name="P1"><text:span text:style-name="T61"><text:tab/>contains = hasCompare || rnative.test( docElem.contains ) ?</text:span></text:p>
      <text:p text:style-name="P1"><text:span text:style-name="T61"><text:tab/><text:tab/>function( a, b ) {</text:span></text:p>
      <text:p text:style-name="P1"><text:span text:style-name="T61"><text:tab/><text:tab/><text:tab/>var adown = a.nodeType === 9 ? a.documentElement : a,</text:span></text:p>
      <text:p text:style-name="P1"><text:span text:style-name="T61"><text:tab/><text:tab/><text:tab/><text:tab/>bup = b &amp;&amp; b.parentNode;</text:span></text:p>
      <text:p text:style-name="P1"><text:span text:style-name="T61"><text:tab/><text:tab/><text:tab/>return a === bup || !!( bup &amp;&amp; bup.nodeType === 1 &amp;&amp; (</text:span></text:p>
      <text:p text:style-name="P1"><text:span text:style-name="T61"><text:tab/><text:tab/><text:tab/><text:tab/>adown.contains ?</text:span></text:p>
      <text:p text:style-name="P1"><text:span text:style-name="T61"><text:tab/><text:tab/><text:tab/><text:tab/><text:tab/>adown.contains( bup ) :</text:span></text:p>
      <text:p text:style-name="P1"><text:span text:style-name="T61"><text:tab/><text:tab/><text:tab/><text:tab/><text:tab/>a.compareDocumentPosition &amp;&amp; a.compareDocumentPosition( bup ) &amp; 16</text:span></text:p>
      <text:p text:style-name="P1"><text:span text:style-name="T61"><text:tab/><text:tab/><text:tab/>) );</text:span></text:p>
      <text:p text:style-name="P1"><text:span text:style-name="T61"><text:tab/><text:tab/>} :</text:span></text:p>
      <text:p text:style-name="P1"><text:span text:style-name="T61"><text:tab/><text:tab/>function( a, b ) {</text:span></text:p>
      <text:p text:style-name="P1"><text:span text:style-name="T61"><text:tab/><text:tab/><text:tab/>if ( b ) {</text:span></text:p>
      <text:p text:style-name="P1"><text:span text:style-name="T61"><text:tab/><text:tab/><text:tab/><text:tab/>while ( ( b = b.parentNode ) ) {</text:span></text:p>
      <text:p text:style-name="P1"><text:span text:style-name="T61"><text:tab/><text:tab/><text:tab/><text:tab/><text:tab/>if ( b === a ) {</text:span></text:p>
      <text:p text:style-name="P1"><text:span text:style-name="T61"><text:tab/><text:tab/><text:tab/><text:tab/><text:tab/><text:tab/>return true;</text:span></text:p>
      <text:p text:style-name="P1"><text:span text:style-name="T61"><text:tab/><text:tab/><text:tab/><text:tab/><text:tab/>}</text:span></text:p>
      <text:p text:style-name="P1"><text:span text:style-name="T61"><text:tab/><text:tab/><text:tab/><text:tab/>}</text:span></text:p>
      <text:p text:style-name="P1"><text:span text:style-name="T61"><text:tab/><text:tab/><text:tab/>}</text:span></text:p>
      <text:p text:style-name="P1"><text:span text:style-name="T61"><text:tab/><text:tab/><text:tab/>return false;</text:span></text:p>
      <text:p text:style-name="P1"><text:span text:style-name="T61"><text:tab/><text:tab/>};</text:span></text:p>
      <text:p text:style-name="P1"><text:span text:style-name="T61"/></text:p>
      <text:p text:style-name="P1"><text:span text:style-name="T61"><text:tab/>/* Sorting</text:span></text:p>
      <text:p text:style-name="P1"><text:span text:style-name="T61"><text:tab/>---------------------------------------------------------------------- */</text:span></text:p>
      <text:p text:style-name="P1"><text:span text:style-name="T61"/></text:p>
      <text:p text:style-name="P1"><text:span text:style-name="T61"><text:tab/>// Document order sorting</text:span></text:p>
      <text:p text:style-name="P1"><text:span text:style-name="T61"><text:tab/>sortOrder = hasCompare ?</text:span></text:p>
      <text:p text:style-name="P1"><text:span text:style-name="T61"><text:tab/>function( a, b ) {</text:span></text:p>
      <text:p text:style-name="P1"><text:span text:style-name="T61"/></text:p>
      <text:p text:style-name="P1"><text:span text:style-name="T61"><text:tab/><text:tab/>// Flag for duplicate removal</text:span></text:p>
      <text:p text:style-name="P1"><text:span text:style-name="T61"><text:tab/><text:tab/>if ( a === b ) {</text:span></text:p>
      <text:p text:style-name="P1"><text:span text:style-name="T61"><text:tab/><text:tab/><text:tab/>hasDuplicate = true;</text:span></text:p>
      <text:p text:style-name="P1"><text:span text:style-name="T61"><text:tab/><text:tab/><text:tab/>return 0;</text:span></text:p>
      <text:p text:style-name="P1"><text:span text:style-name="T61"><text:tab/><text:tab/>}</text:span></text:p>
      <text:p text:style-name="P1"><text:span text:style-name="T61"/></text:p>
      <text:p text:style-name="P1"><text:span text:style-name="T61"><text:tab/><text:tab/>// Sort on method existence if only one input has compareDocumentPosition</text:span></text:p>
      <text:p text:style-name="P1"><text:span text:style-name="T61"><text:tab/><text:tab/>var compare = !a.compareDocumentPosition - !b.compareDocumentPosition;</text:span></text:p>
      <text:p text:style-name="P1"><text:span text:style-name="T61"><text:tab/><text:tab/>if ( compare ) {</text:span></text:p>
      <text:p text:style-name="P1"><text:span text:style-name="T61"><text:tab/><text:tab/><text:tab/>return compare;</text:span></text:p>
      <text:p text:style-name="P1"><text:span text:style-name="T61"><text:tab/><text:tab/>}</text:span></text:p>
      <text:p text:style-name="P1"><text:span text:style-name="T61"/></text:p>
      <text:p text:style-name="P1"><text:span text:style-name="T61"><text:tab/><text:tab/>// Calculate position if both inputs belong to the same document</text:span></text:p>
      <text:p text:style-name="P1"><text:span text:style-name="T61"><text:tab/><text:tab/>// Support: IE 11+, Edge 17 - 18+</text:span></text:p>
      <text:p text:style-name="P1"><text:span text:style-name="T61"><text:tab/><text:tab/>// IE/Edge sometimes throw a "Permission denied" error when strict-comparing</text:span></text:p>
      <text:p text:style-name="P1"><text:span text:style-name="T61"><text:tab/><text:tab/>// two documents; shallow comparisons work.</text:span></text:p>
      <text:p text:style-name="P1"><text:span text:style-name="T61"><text:tab/><text:tab/>// eslint-disable-next-line eqeqeq</text:span></text:p>
      <text:p text:style-name="P1"><text:span text:style-name="T61"><text:tab/><text:tab/>compare = ( a.ownerDocument || a ) == ( b.ownerDocument || b ) ?</text:span></text:p>
      <text:p text:style-name="P1"><text:span text:style-name="T61"><text:tab/><text:tab/><text:tab/>a.compareDocumentPosition( b ) :</text:span></text:p>
      <text:p text:style-name="P1"><text:span text:style-name="T61"/></text:p>
      <text:p text:style-name="P1"><text:span text:style-name="T61"><text:tab/><text:tab/><text:tab/>// Otherwise we know they are disconnected</text:span></text:p>
      <text:p text:style-name="P1"><text:span text:style-name="T61"><text:tab/><text:tab/><text:tab/>1;</text:span></text:p>
      <text:p text:style-name="P1"><text:span text:style-name="T61"/></text:p>
      <text:p text:style-name="P1"><text:span text:style-name="T61"><text:tab/><text:tab/>// Disconnected nodes</text:span></text:p>
      <text:p text:style-name="P1"><text:span text:style-name="T61"><text:tab/><text:tab/>if ( compare &amp; 1 ||</text:span></text:p>
      <text:p text:style-name="P1"><text:span text:style-name="T61"><text:tab/><text:tab/><text:tab/>( !support.sortDetached &amp;&amp; b.compareDocumentPosition( a ) === compare ) ) {</text:span></text:p>
      <text:p text:style-name="P1"><text:span text:style-name="T61"/></text:p>
      <text:p text:style-name="P1"><text:span text:style-name="T61"><text:tab/><text:tab/><text:tab/>// Choose the first element that is related to our preferred document</text:span></text:p>
      <text:p text:style-name="P1"><text:span text:style-name="T61"><text:tab/><text:tab/><text:tab/>// Support: IE 11+, Edge 17 - 18+</text:span></text:p>
      <text:p text:style-name="P1"><text:span text:style-name="T61"><text:tab/><text:tab/><text:tab/>// IE/Edge sometimes throw a "Permission denied" error when strict-comparing</text:span></text:p>
      <text:p text:style-name="P1"><text:span text:style-name="T61"><text:tab/><text:tab/><text:tab/>// two documents; shallow comparisons work.</text:span></text:p>
      <text:p text:style-name="P1"><text:span text:style-name="T61"><text:tab/><text:tab/><text:tab/>// eslint-disable-next-line eqeqeq</text:span></text:p>
      <text:p text:style-name="P1"><text:span text:style-name="T61"><text:tab/><text:tab/><text:tab/>if ( a == document || a.ownerDocument == preferredDoc &amp;&amp;</text:span></text:p>
      <text:p text:style-name="P1"><text:span text:style-name="T61"><text:tab/><text:tab/><text:tab/><text:tab/>contains( preferredDoc, a ) ) {</text:span></text:p>
      <text:p text:style-name="P1"><text:span text:style-name="T61"><text:tab/><text:tab/><text:tab/><text:tab/>return -1;</text:span></text:p>
      <text:p text:style-name="P1"><text:span text:style-name="T61"><text:tab/><text:tab/><text:tab/>}</text:span></text:p>
      <text:p text:style-name="P1"><text:span text:style-name="T61"/></text:p>
      <text:p text:style-name="P1"><text:span text:style-name="T61"><text:tab/><text:tab/><text:tab/>// Support: IE 11+, Edge 17 - 18+</text:span></text:p>
      <text:p text:style-name="P1"><text:span text:style-name="T61"><text:tab/><text:tab/><text:tab/>// IE/Edge sometimes throw a "Permission denied" error when strict-comparing</text:span></text:p>
      <text:p text:style-name="P1"><text:span text:style-name="T61"><text:tab/><text:tab/><text:tab/>// two documents; shallow comparisons work.</text:span></text:p>
      <text:p text:style-name="P1"><text:span text:style-name="T61"><text:tab/><text:tab/><text:tab/>// eslint-disable-next-line eqeqeq</text:span></text:p>
      <text:p text:style-name="P1"><text:span text:style-name="T61"><text:tab/><text:tab/><text:tab/>if ( b == document || b.ownerDocument == preferredDoc &amp;&amp;</text:span></text:p>
      <text:p text:style-name="P1"><text:span text:style-name="T61"><text:tab/><text:tab/><text:tab/><text:tab/>contains( preferredDoc, b ) ) {</text:span></text:p>
      <text:p text:style-name="P1"><text:span text:style-name="T61"><text:tab/><text:tab/><text:tab/><text:tab/>return 1;</text:span></text:p>
      <text:p text:style-name="P1"><text:span text:style-name="T61"><text:tab/><text:tab/><text:tab/>}</text:span></text:p>
      <text:p text:style-name="P1"><text:span text:style-name="T61"/></text:p>
      <text:p text:style-name="P1"><text:span text:style-name="T61"><text:tab/><text:tab/><text:tab/>// Maintain original order</text:span></text:p>
      <text:p text:style-name="P1"><text:span text:style-name="T61"><text:tab/><text:tab/><text:tab/>return sortInput ?</text:span></text:p>
      <text:p text:style-name="P1"><text:span text:style-name="T61"><text:tab/><text:tab/><text:tab/><text:tab/>( indexOf( sortInput, a ) - indexOf( sortInput, b ) ) :</text:span></text:p>
      <text:p text:style-name="P1"><text:span text:style-name="T61"><text:tab/><text:tab/><text:tab/><text:tab/>0;</text:span></text:p>
      <text:p text:style-name="P1"><text:span text:style-name="T61"><text:tab/><text:tab/>}</text:span></text:p>
      <text:p text:style-name="P1"><text:span text:style-name="T61"/></text:p>
      <text:p text:style-name="P1"><text:span text:style-name="T61"><text:tab/><text:tab/>return compare &amp; 4 ? -1 : 1;</text:span></text:p>
      <text:p text:style-name="P1"><text:span text:style-name="T61"><text:tab/>} :</text:span></text:p>
      <text:p text:style-name="P1"><text:span text:style-name="T61"><text:tab/>function( a, b ) {</text:span></text:p>
      <text:p text:style-name="P1"><text:span text:style-name="T61"/></text:p>
      <text:p text:style-name="P1"><text:span text:style-name="T61"><text:tab/><text:tab/>// Exit early if the nodes are identical</text:span></text:p>
      <text:p text:style-name="P1"><text:span text:style-name="T61"><text:tab/><text:tab/>if ( a === b ) {</text:span></text:p>
      <text:p text:style-name="P1"><text:span text:style-name="T61"><text:tab/><text:tab/><text:tab/>hasDuplicate = true;</text:span></text:p>
      <text:p text:style-name="P1"><text:span text:style-name="T61"><text:tab/><text:tab/><text:tab/>return 0;</text:span></text:p>
      <text:p text:style-name="P1"><text:span text:style-name="T61"><text:tab/><text:tab/>}</text:span></text:p>
      <text:p text:style-name="P1"><text:span text:style-name="T61"/></text:p>
      <text:p text:style-name="P1"><text:span text:style-name="T61"><text:tab/><text:tab/>var cur,</text:span></text:p>
      <text:p text:style-name="P1"><text:span text:style-name="T61"><text:tab/><text:tab/><text:tab/>i = 0,</text:span></text:p>
      <text:p text:style-name="P1"><text:span text:style-name="T61"><text:tab/><text:tab/><text:tab/>aup = a.parentNode,</text:span></text:p>
      <text:p text:style-name="P1"><text:span text:style-name="T61"><text:tab/><text:tab/><text:tab/>bup = b.parentNode,</text:span></text:p>
      <text:p text:style-name="P1"><text:span text:style-name="T61"><text:tab/><text:tab/><text:tab/>ap = [ a ],</text:span></text:p>
      <text:p text:style-name="P1"><text:span text:style-name="T61"><text:tab/><text:tab/><text:tab/>bp = [ b ];</text:span></text:p>
      <text:p text:style-name="P1"><text:span text:style-name="T61"/></text:p>
      <text:p text:style-name="P1"><text:span text:style-name="T61"><text:tab/><text:tab/>// Parentless nodes are either documents or disconnected</text:span></text:p>
      <text:p text:style-name="P1"><text:span text:style-name="T61"><text:tab/><text:tab/>if ( !aup || !bup ) {</text:span></text:p>
      <text:p text:style-name="P1"><text:span text:style-name="T61"/></text:p>
      <text:p text:style-name="P1"><text:span text:style-name="T61"><text:tab/><text:tab/><text:tab/>// Support: IE 11+, Edge 17 - 18+</text:span></text:p>
      <text:p text:style-name="P1"><text:span text:style-name="T61"><text:tab/><text:tab/><text:tab/>// IE/Edge sometimes throw a "Permission denied" error when strict-comparing</text:span></text:p>
      <text:p text:style-name="P1"><text:span text:style-name="T61"><text:tab/><text:tab/><text:tab/>// two documents; shallow comparisons work.</text:span></text:p>
      <text:p text:style-name="P1"><text:span text:style-name="T61"><text:tab/><text:tab/><text:tab/>/* eslint-disable eqeqeq */</text:span></text:p>
      <text:p text:style-name="P1"><text:span text:style-name="T61"><text:tab/><text:tab/><text:tab/>return a == document ? -1 :</text:span></text:p>
      <text:p text:style-name="P1"><text:span text:style-name="T61"><text:tab/><text:tab/><text:tab/><text:tab/>b == document ? 1 :</text:span></text:p>
      <text:p text:style-name="P1"><text:span text:style-name="T61"><text:tab/><text:tab/><text:tab/><text:tab/>/* eslint-enable eqeqeq */</text:span></text:p>
      <text:p text:style-name="P1"><text:span text:style-name="T61"><text:tab/><text:tab/><text:tab/><text:tab/>aup ? -1 :</text:span></text:p>
      <text:p text:style-name="P1"><text:span text:style-name="T61"><text:tab/><text:tab/><text:tab/><text:tab/>bup ? 1 :</text:span></text:p>
      <text:p text:style-name="P1"><text:span text:style-name="T61"><text:tab/><text:tab/><text:tab/><text:tab/>sortInput ?</text:span></text:p>
      <text:p text:style-name="P1"><text:span text:style-name="T61"><text:tab/><text:tab/><text:tab/><text:tab/>( indexOf( sortInput, a ) - indexOf( sortInput, b ) ) :</text:span></text:p>
      <text:p text:style-name="P1"><text:span text:style-name="T61"><text:tab/><text:tab/><text:tab/><text:tab/>0;</text:span></text:p>
      <text:p text:style-name="P1"><text:span text:style-name="T61"/></text:p>
      <text:p text:style-name="P1"><text:span text:style-name="T61"><text:tab/><text:tab/>// If the nodes are siblings, we can do a quick check</text:span></text:p>
      <text:p text:style-name="P1"><text:span text:style-name="T61"><text:tab/><text:tab/>} else if ( aup === bup ) {</text:span></text:p>
      <text:p text:style-name="P1"><text:span text:style-name="T61"><text:tab/><text:tab/><text:tab/>return siblingCheck( a, b );</text:span></text:p>
      <text:p text:style-name="P1"><text:span text:style-name="T61"><text:tab/><text:tab/>}</text:span></text:p>
      <text:p text:style-name="P1"><text:span text:style-name="T61"/></text:p>
      <text:p text:style-name="P1"><text:span text:style-name="T61"><text:tab/><text:tab/>// Otherwise we need full lists of their ancestors for comparison</text:span></text:p>
      <text:p text:style-name="P1"><text:span text:style-name="T61"><text:tab/><text:tab/>cur = a;</text:span></text:p>
      <text:p text:style-name="P1"><text:span text:style-name="T61"><text:tab/><text:tab/>while ( ( cur = cur.parentNode ) ) {</text:span></text:p>
      <text:p text:style-name="P1"><text:span text:style-name="T61"><text:tab/><text:tab/><text:tab/>ap.unshift( cur );</text:span></text:p>
      <text:p text:style-name="P1"><text:span text:style-name="T61"><text:tab/><text:tab/>}</text:span></text:p>
      <text:p text:style-name="P1"><text:span text:style-name="T61"><text:tab/><text:tab/>cur = b;</text:span></text:p>
      <text:p text:style-name="P1"><text:span text:style-name="T61"><text:tab/><text:tab/>while ( ( cur = cur.parentNode ) ) {</text:span></text:p>
      <text:p text:style-name="P1"><text:span text:style-name="T61"><text:tab/><text:tab/><text:tab/>bp.unshift( cur );</text:span></text:p>
      <text:p text:style-name="P1"><text:span text:style-name="T61"><text:tab/><text:tab/>}</text:span></text:p>
      <text:p text:style-name="P1"><text:span text:style-name="T61"/></text:p>
      <text:p text:style-name="P1"><text:span text:style-name="T61"><text:tab/><text:tab/>// Walk down the tree looking for a discrepancy</text:span></text:p>
      <text:p text:style-name="P1"><text:span text:style-name="T61"><text:tab/><text:tab/>while ( ap[ i ] === bp[ i ] ) {</text:span></text:p>
      <text:p text:style-name="P1"><text:span text:style-name="T61"><text:tab/><text:tab/><text:tab/>i++;</text:span></text:p>
      <text:p text:style-name="P1"><text:span text:style-name="T61"><text:tab/><text:tab/>}</text:span></text:p>
      <text:p text:style-name="P1"><text:span text:style-name="T61"/></text:p>
      <text:p text:style-name="P1"><text:span text:style-name="T61"><text:tab/><text:tab/>return i ?</text:span></text:p>
      <text:p text:style-name="P1"><text:span text:style-name="T61"/></text:p>
      <text:p text:style-name="P1"><text:span text:style-name="T61"><text:tab/><text:tab/><text:tab/>// Do a sibling check if the nodes have a common ancestor</text:span></text:p>
      <text:p text:style-name="P1"><text:span text:style-name="T61"><text:tab/><text:tab/><text:tab/>siblingCheck( ap[ i ], bp[ i ] ) :</text:span></text:p>
      <text:p text:style-name="P1"><text:span text:style-name="T61"/></text:p>
      <text:p text:style-name="P1"><text:span text:style-name="T61"><text:tab/><text:tab/><text:tab/>// Otherwise nodes in our document sort first</text:span></text:p>
      <text:p text:style-name="P1"><text:span text:style-name="T61"><text:tab/><text:tab/><text:tab/>// Support: IE 11+, Edge 17 - 18+</text:span></text:p>
      <text:p text:style-name="P1"><text:span text:style-name="T61"><text:tab/><text:tab/><text:tab/>// IE/Edge sometimes throw a "Permission denied" error when strict-comparing</text:span></text:p>
      <text:p text:style-name="P1"><text:span text:style-name="T61"><text:tab/><text:tab/><text:tab/>// two documents; shallow comparisons work.</text:span></text:p>
      <text:p text:style-name="P1"><text:span text:style-name="T61"><text:tab/><text:tab/><text:tab/>/* eslint-disable eqeqeq */</text:span></text:p>
      <text:p text:style-name="P1"><text:span text:style-name="T61"><text:tab/><text:tab/><text:tab/>ap[ i ] == preferredDoc ? -1 :</text:span></text:p>
      <text:p text:style-name="P1"><text:span text:style-name="T61"><text:tab/><text:tab/><text:tab/>bp[ i ] == preferredDoc ? 1 :</text:span></text:p>
      <text:p text:style-name="P1"><text:span text:style-name="T61"><text:tab/><text:tab/><text:tab/>/* eslint-enable eqeqeq */</text:span></text:p>
      <text:p text:style-name="P1"><text:span text:style-name="T61"><text:tab/><text:tab/><text:tab/>0;</text:span></text:p>
      <text:p text:style-name="P1"><text:span text:style-name="T61"><text:tab/>};</text:span></text:p>
      <text:p text:style-name="P1"><text:span text:style-name="T61"/></text:p>
      <text:p text:style-name="P1"><text:span text:style-name="T61"><text:tab/>return document;</text:span></text:p>
      <text:p text:style-name="P1"><text:span text:style-name="T61">};</text:span></text:p>
      <text:p text:style-name="P1"><text:span text:style-name="T61"/></text:p>
      <text:p text:style-name="P1"><text:span text:style-name="T61">Sizzle.matches = function( expr, elements ) {</text:span></text:p>
      <text:p text:style-name="P1"><text:span text:style-name="T61"><text:tab/>return Sizzle( expr, null, null, elements );</text:span></text:p>
      <text:p text:style-name="P1"><text:span text:style-name="T61">};</text:span></text:p>
      <text:p text:style-name="P1"><text:span text:style-name="T61"/></text:p>
      <text:p text:style-name="P1"><text:span text:style-name="T61">Sizzle.matchesSelector = function( elem, expr ) {</text:span></text:p>
      <text:p text:style-name="P1"><text:span text:style-name="T61"><text:tab/>setDocument( elem );</text:span></text:p>
      <text:p text:style-name="P1"><text:span text:style-name="T61"/></text:p>
      <text:p text:style-name="P1"><text:span text:style-name="T61"><text:tab/>if ( support.matchesSelector &amp;&amp; documentIsHTML &amp;&amp;</text:span></text:p>
      <text:p text:style-name="P1"><text:span text:style-name="T61"><text:tab/><text:tab/>!nonnativeSelectorCache[ expr + " " ] &amp;&amp;</text:span></text:p>
      <text:p text:style-name="P1"><text:span text:style-name="T61"><text:tab/><text:tab/>( !rbuggyMatches || !rbuggyMatches.test( expr ) ) &amp;&amp;</text:span></text:p>
      <text:p text:style-name="P1"><text:span text:style-name="T61"><text:tab/><text:tab/>( !rbuggyQSA<text:s text:c="5"/>|| !rbuggyQSA.test( expr ) ) ) {</text:span></text:p>
      <text:p text:style-name="P1"><text:span text:style-name="T61"/></text:p>
      <text:p text:style-name="P1"><text:span text:style-name="T61"><text:tab/><text:tab/>try {</text:span></text:p>
      <text:p text:style-name="P1"><text:span text:style-name="T61"><text:tab/><text:tab/><text:tab/>var ret = matches.call( elem, expr );</text:span></text:p>
      <text:p text:style-name="P1"><text:span text:style-name="T61"/></text:p>
      <text:p text:style-name="P1"><text:span text:style-name="T61"><text:tab/><text:tab/><text:tab/>// IE 9's matchesSelector returns false on disconnected nodes</text:span></text:p>
      <text:p text:style-name="P1"><text:span text:style-name="T61"><text:tab/><text:tab/><text:tab/>if ( ret || support.disconnectedMatch ||</text:span></text:p>
      <text:p text:style-name="P1"><text:span text:style-name="T61"/></text:p>
      <text:p text:style-name="P1"><text:span text:style-name="T61"><text:tab/><text:tab/><text:tab/><text:tab/>// As well, disconnected nodes are said to be in a document</text:span></text:p>
      <text:p text:style-name="P1"><text:span text:style-name="T61"><text:tab/><text:tab/><text:tab/><text:tab/>// fragment in IE 9</text:span></text:p>
      <text:p text:style-name="P1"><text:span text:style-name="T61"><text:tab/><text:tab/><text:tab/><text:tab/>elem.document &amp;&amp; elem.document.nodeType !== 11 ) {</text:span></text:p>
      <text:p text:style-name="P1"><text:span text:style-name="T61"><text:tab/><text:tab/><text:tab/><text:tab/>return ret;</text:span></text:p>
      <text:p text:style-name="P1"><text:span text:style-name="T61"><text:tab/><text:tab/><text:tab/>}</text:span></text:p>
      <text:p text:style-name="P1"><text:span text:style-name="T61"><text:tab/><text:tab/>} catch ( e ) {</text:span></text:p>
      <text:p text:style-name="P1"><text:span text:style-name="T61"><text:tab/><text:tab/><text:tab/>nonnativeSelectorCache( expr, true );</text:span></text:p>
      <text:p text:style-name="P1"><text:span text:style-name="T61"><text:tab/><text:tab/>}</text:span></text:p>
      <text:p text:style-name="P1"><text:span text:style-name="T61"><text:tab/>}</text:span></text:p>
      <text:p text:style-name="P1"><text:span text:style-name="T61"/></text:p>
      <text:p text:style-name="P1"><text:span text:style-name="T61"><text:tab/>return Sizzle( expr, document, null, [ elem ] ).length &gt; 0;</text:span></text:p>
      <text:p text:style-name="P1"><text:span text:style-name="T61">};</text:span></text:p>
      <text:p text:style-name="P1"><text:span text:style-name="T61"/></text:p>
      <text:p text:style-name="P1"><text:span text:style-name="T61">Sizzle.contains = function( context, elem ) {</text:span></text:p>
      <text:p text:style-name="P1"><text:span text:style-name="T61"/></text:p>
      <text:p text:style-name="P1"><text:span text:style-name="T61"><text:tab/>// Set document vars if needed</text:span></text:p>
      <text:p text:style-name="P1"><text:span text:style-name="T61"><text:tab/>// Support: IE 11+, Edge 17 - 18+</text:span></text:p>
      <text:p text:style-name="P1"><text:span text:style-name="T61"><text:tab/>// IE/Edge sometimes throw a "Permission denied" error when strict-comparing</text:span></text:p>
      <text:p text:style-name="P1"><text:span text:style-name="T61"><text:tab/>// two documents; shallow comparisons work.</text:span></text:p>
      <text:p text:style-name="P1"><text:span text:style-name="T61"><text:tab/>// eslint-disable-next-line eqeqeq</text:span></text:p>
      <text:p text:style-name="P1"><text:span text:style-name="T61"><text:tab/>if ( ( context.ownerDocument || context ) != document ) {</text:span></text:p>
      <text:p text:style-name="P1"><text:span text:style-name="T61"><text:tab/><text:tab/>setDocument( context );</text:span></text:p>
      <text:p text:style-name="P1"><text:span text:style-name="T61"><text:tab/>}</text:span></text:p>
      <text:p text:style-name="P1"><text:span text:style-name="T61"><text:tab/>return contains( context, elem );</text:span></text:p>
      <text:p text:style-name="P1"><text:span text:style-name="T61">};</text:span></text:p>
      <text:p text:style-name="P1"><text:span text:style-name="T61"/></text:p>
      <text:p text:style-name="P1"><text:span text:style-name="T61">Sizzle.attr = function( elem, name ) {</text:span></text:p>
      <text:p text:style-name="P1"><text:span text:style-name="T61"/></text:p>
      <text:p text:style-name="P1"><text:span text:style-name="T61"><text:tab/>// Set document vars if needed</text:span></text:p>
      <text:p text:style-name="P1"><text:span text:style-name="T61"><text:tab/>// Support: IE 11+, Edge 17 - 18+</text:span></text:p>
      <text:p text:style-name="P1"><text:span text:style-name="T61"><text:tab/>// IE/Edge sometimes throw a "Permission denied" error when strict-comparing</text:span></text:p>
      <text:p text:style-name="P1"><text:span text:style-name="T61"><text:tab/>// two documents; shallow comparisons work.</text:span></text:p>
      <text:p text:style-name="P1"><text:span text:style-name="T61"><text:tab/>// eslint-disable-next-line eqeqeq</text:span></text:p>
      <text:p text:style-name="P1"><text:span text:style-name="T61"><text:tab/>if ( ( elem.ownerDocument || elem ) != document ) {</text:span></text:p>
      <text:p text:style-name="P1"><text:span text:style-name="T61"><text:tab/><text:tab/>setDocument( elem );</text:span></text:p>
      <text:p text:style-name="P1"><text:span text:style-name="T61"><text:tab/>}</text:span></text:p>
      <text:p text:style-name="P1"><text:span text:style-name="T61"/></text:p>
      <text:p text:style-name="P1"><text:span text:style-name="T61"><text:tab/>var fn = Expr.attrHandle[ name.toLowerCase() ],</text:span></text:p>
      <text:p text:style-name="P1"><text:span text:style-name="T61"/></text:p>
      <text:p text:style-name="P1"><text:span text:style-name="T61"><text:tab/><text:tab/>// Don't get fooled by Object.prototype properties (jQuery #13807)</text:span></text:p>
      <text:p text:style-name="P1"><text:span text:style-name="T61"><text:tab/><text:tab/>val = fn &amp;&amp; hasOwn.call( Expr.attrHandle, name.toLowerCase() ) ?</text:span></text:p>
      <text:p text:style-name="P1"><text:span text:style-name="T61"><text:tab/><text:tab/><text:tab/>fn( elem, name, !documentIsHTML ) :</text:span></text:p>
      <text:p text:style-name="P1"><text:span text:style-name="T61"><text:tab/><text:tab/><text:tab/>undefined;</text:span></text:p>
      <text:p text:style-name="P1"><text:span text:style-name="T61"/></text:p>
      <text:p text:style-name="P1"><text:span text:style-name="T61"><text:tab/>return val !== undefined ?</text:span></text:p>
      <text:p text:style-name="P1"><text:span text:style-name="T61"><text:tab/><text:tab/>val :</text:span></text:p>
      <text:p text:style-name="P1"><text:span text:style-name="T61"><text:tab/><text:tab/>support.attributes || !documentIsHTML ?</text:span></text:p>
      <text:p text:style-name="P1"><text:span text:style-name="T61"><text:tab/><text:tab/><text:tab/>elem.getAttribute( name ) :</text:span></text:p>
      <text:p text:style-name="P1"><text:span text:style-name="T61"><text:tab/><text:tab/><text:tab/>( val = elem.getAttributeNode( name ) ) &amp;&amp; val.specified ?</text:span></text:p>
      <text:p text:style-name="P1"><text:span text:style-name="T61"><text:tab/><text:tab/><text:tab/><text:tab/>val.value :</text:span></text:p>
      <text:p text:style-name="P1"><text:span text:style-name="T61"><text:tab/><text:tab/><text:tab/><text:tab/>null;</text:span></text:p>
      <text:p text:style-name="P1"><text:span text:style-name="T61">};</text:span></text:p>
      <text:p text:style-name="P1"><text:span text:style-name="T61"/></text:p>
      <text:p text:style-name="P1"><text:span text:style-name="T61">Sizzle.escape = function( sel ) {</text:span></text:p>
      <text:p text:style-name="P1"><text:span text:style-name="T61"><text:tab/>return ( sel + "" ).replace( rcssescape, fcssescape );</text:span></text:p>
      <text:p text:style-name="P1"><text:span text:style-name="T61">};</text:span></text:p>
      <text:p text:style-name="P1"><text:span text:style-name="T61"/></text:p>
      <text:p text:style-name="P1"><text:span text:style-name="T61">Sizzle.error = function( msg ) {</text:span></text:p>
      <text:p text:style-name="P1"><text:span text:style-name="T61"><text:tab/>throw new Error( "Syntax error, unrecognized expression: " + msg );</text:span></text:p>
      <text:p text:style-name="P1"><text:span text:style-name="T61">};</text:span></text:p>
      <text:p text:style-name="P1"><text:span text:style-name="T61"/></text:p>
      <text:p text:style-name="P1"><text:span text:style-name="T61">/**</text:span></text:p>
      <text:p text:style-name="P1"><text:span text:style-name="T61"><text:s/>* Document sorting and removing duplicates</text:span></text:p>
      <text:p text:style-name="P1"><text:span text:style-name="T61"><text:s/>* @param {ArrayLike} results</text:span></text:p>
      <text:p text:style-name="P1"><text:span text:style-name="T61"><text:s/>*/</text:span></text:p>
      <text:p text:style-name="P1"><text:span text:style-name="T61">Sizzle.uniqueSort = function( results ) {</text:span></text:p>
      <text:p text:style-name="P1"><text:span text:style-name="T61"><text:tab/>var elem,</text:span></text:p>
      <text:p text:style-name="P1"><text:span text:style-name="T61"><text:tab/><text:tab/>duplicates = [],</text:span></text:p>
      <text:p text:style-name="P1"><text:span text:style-name="T61"><text:tab/><text:tab/>j = 0,</text:span></text:p>
      <text:p text:style-name="P1"><text:span text:style-name="T61"><text:tab/><text:tab/>i = 0;</text:span></text:p>
      <text:p text:style-name="P1"><text:span text:style-name="T61"/></text:p>
      <text:p text:style-name="P1"><text:span text:style-name="T61"><text:tab/>// Unless we *know* we can detect duplicates, assume their presence</text:span></text:p>
      <text:p text:style-name="P1"><text:span text:style-name="T61"><text:tab/>hasDuplicate = !support.detectDuplicates;</text:span></text:p>
      <text:p text:style-name="P1"><text:span text:style-name="T61"><text:tab/>sortInput = !support.sortStable &amp;&amp; results.slice( 0 );</text:span></text:p>
      <text:p text:style-name="P1"><text:span text:style-name="T61"><text:tab/>results.sort( sortOrder );</text:span></text:p>
      <text:p text:style-name="P1"><text:span text:style-name="T61"/></text:p>
      <text:p text:style-name="P1"><text:span text:style-name="T61"><text:tab/>if ( hasDuplicate ) {</text:span></text:p>
      <text:p text:style-name="P1"><text:span text:style-name="T61"><text:tab/><text:tab/>while ( ( elem = results[ i++ ] ) ) {</text:span></text:p>
      <text:p text:style-name="P1"><text:span text:style-name="T61"><text:tab/><text:tab/><text:tab/>if ( elem === results[ i ] ) {</text:span></text:p>
      <text:p text:style-name="P1"><text:span text:style-name="T61"><text:tab/><text:tab/><text:tab/><text:tab/>j = duplicates.push( i );</text:span></text:p>
      <text:p text:style-name="P1"><text:span text:style-name="T61"><text:tab/><text:tab/><text:tab/>}</text:span></text:p>
      <text:p text:style-name="P1"><text:span text:style-name="T61"><text:tab/><text:tab/>}</text:span></text:p>
      <text:p text:style-name="P1"><text:span text:style-name="T61"><text:tab/><text:tab/>while ( j-- ) {</text:span></text:p>
      <text:p text:style-name="P1"><text:span text:style-name="T61"><text:tab/><text:tab/><text:tab/>results.splice( duplicates[ j ], 1 );</text:span></text:p>
      <text:p text:style-name="P1"><text:span text:style-name="T61"><text:tab/><text:tab/>}</text:span></text:p>
      <text:p text:style-name="P1"><text:span text:style-name="T61"><text:tab/>}</text:span></text:p>
      <text:p text:style-name="P1"><text:span text:style-name="T61"/></text:p>
      <text:p text:style-name="P1"><text:span text:style-name="T61"><text:tab/>// Clear input after sorting to release objects</text:span></text:p>
      <text:p text:style-name="P1"><text:span text:style-name="T61"><text:tab/>// See<text:s/></text:span><text:a xlink:href="https://github.com/jquery/sizzle/pull/225"><text:span text:style-name="T62">https://github.com/jquery/sizzle/pull/225</text:span></text:a><text:span text:style-name="T63"/></text:p>
      <text:p text:style-name="P1"><text:span text:style-name="T63"><text:tab/>sortInput = null;</text:span></text:p>
      <text:p text:style-name="P1"><text:span text:style-name="T63"/></text:p>
      <text:p text:style-name="P1"><text:span text:style-name="T63"><text:tab/>return results;</text:span></text:p>
      <text:p text:style-name="P1"><text:span text:style-name="T63">};</text:span></text:p>
      <text:p text:style-name="P1"><text:span text:style-name="T63"/></text:p>
      <text:p text:style-name="P1"><text:span text:style-name="T63">/**</text:span></text:p>
      <text:p text:style-name="P1"><text:span text:style-name="T63"><text:s/>* Utility function for retrieving the text value of an array of DOM nodes</text:span></text:p>
      <text:p text:style-name="P1"><text:span text:style-name="T63"><text:s/>* @param {Array|Element} elem</text:span></text:p>
      <text:p text:style-name="P1"><text:span text:style-name="T63"><text:s/>*/</text:span></text:p>
      <text:p text:style-name="P1"><text:span text:style-name="T63">getText = Sizzle.getText = function( elem ) {</text:span></text:p>
      <text:p text:style-name="P1"><text:span text:style-name="T63"><text:tab/>var node,</text:span></text:p>
      <text:p text:style-name="P1"><text:span text:style-name="T63"><text:tab/><text:tab/>ret = "",</text:span></text:p>
      <text:p text:style-name="P1"><text:span text:style-name="T63"><text:tab/><text:tab/>i = 0,</text:span></text:p>
      <text:p text:style-name="P1"><text:span text:style-name="T63"><text:tab/><text:tab/>nodeType = elem.nodeType;</text:span></text:p>
      <text:p text:style-name="P1"><text:span text:style-name="T63"/></text:p>
      <text:p text:style-name="P1"><text:span text:style-name="T63"><text:tab/>if ( !nodeType ) {</text:span></text:p>
      <text:p text:style-name="P1"><text:span text:style-name="T63"/></text:p>
      <text:p text:style-name="P1"><text:span text:style-name="T63"><text:tab/><text:tab/>// If no nodeType, this is expected to be an array</text:span></text:p>
      <text:p text:style-name="P1"><text:span text:style-name="T63"><text:tab/><text:tab/>while ( ( node = elem[ i++ ] ) ) {</text:span></text:p>
      <text:p text:style-name="P1"><text:span text:style-name="T63"/></text:p>
      <text:p text:style-name="P1"><text:span text:style-name="T63"><text:tab/><text:tab/><text:tab/>// Do not traverse comment nodes</text:span></text:p>
      <text:p text:style-name="P1"><text:span text:style-name="T63"><text:tab/><text:tab/><text:tab/>ret += getText( node );</text:span></text:p>
      <text:p text:style-name="P1"><text:span text:style-name="T63"><text:tab/><text:tab/>}</text:span></text:p>
      <text:p text:style-name="P1"><text:span text:style-name="T63"><text:tab/>} else if ( nodeType === 1 || nodeType === 9 || nodeType === 11 ) {</text:span></text:p>
      <text:p text:style-name="P1"><text:span text:style-name="T63"/></text:p>
      <text:p text:style-name="P1"><text:span text:style-name="T63"><text:tab/><text:tab/>// Use textContent for elements</text:span></text:p>
      <text:p text:style-name="P1"><text:span text:style-name="T63"><text:tab/><text:tab/>// innerText usage removed for consistency of new lines (jQuery #11153)</text:span></text:p>
      <text:p text:style-name="P1"><text:span text:style-name="T63"><text:tab/><text:tab/>if ( typeof elem.textContent === "string" ) {</text:span></text:p>
      <text:p text:style-name="P1"><text:span text:style-name="T63"><text:tab/><text:tab/><text:tab/>return elem.textContent;</text:span></text:p>
      <text:p text:style-name="P1"><text:span text:style-name="T63"><text:tab/><text:tab/>} else {</text:span></text:p>
      <text:p text:style-name="P1"><text:span text:style-name="T63"/></text:p>
      <text:p text:style-name="P1"><text:span text:style-name="T63"><text:tab/><text:tab/><text:tab/>// Traverse its children</text:span></text:p>
      <text:p text:style-name="P1"><text:span text:style-name="T63"><text:tab/><text:tab/><text:tab/>for ( elem = elem.firstChild; elem; elem = elem.nextSibling ) {</text:span></text:p>
      <text:p text:style-name="P1"><text:span text:style-name="T63"><text:tab/><text:tab/><text:tab/><text:tab/>ret += getText( elem );</text:span></text:p>
      <text:p text:style-name="P1"><text:span text:style-name="T63"><text:tab/><text:tab/><text:tab/>}</text:span></text:p>
      <text:p text:style-name="P1"><text:span text:style-name="T63"><text:tab/><text:tab/>}</text:span></text:p>
      <text:p text:style-name="P1"><text:span text:style-name="T63"><text:tab/>} else if ( nodeType === 3 || nodeType === 4 ) {</text:span></text:p>
      <text:p text:style-name="P1"><text:span text:style-name="T63"><text:tab/><text:tab/>return elem.nodeValue;</text:span></text:p>
      <text:p text:style-name="P1"><text:span text:style-name="T63"><text:tab/>}</text:span></text:p>
      <text:p text:style-name="P1"><text:span text:style-name="T63"/></text:p>
      <text:p text:style-name="P1"><text:span text:style-name="T63"><text:tab/>// Do not include comment or processing instruction nodes</text:span></text:p>
      <text:p text:style-name="P1"><text:span text:style-name="T63"/></text:p>
      <text:p text:style-name="P1"><text:span text:style-name="T63"><text:tab/>return ret;</text:span></text:p>
      <text:p text:style-name="P1"><text:span text:style-name="T63">};</text:span></text:p>
      <text:p text:style-name="P1"><text:span text:style-name="T63"/></text:p>
      <text:p text:style-name="P1"><text:span text:style-name="T63">Expr = Sizzle.selectors = {</text:span></text:p>
      <text:p text:style-name="P1"><text:span text:style-name="T63"/></text:p>
      <text:p text:style-name="P1"><text:span text:style-name="T63"><text:tab/>// Can be adjusted by the user</text:span></text:p>
      <text:p text:style-name="P1"><text:span text:style-name="T63"><text:tab/>cacheLength: 50,</text:span></text:p>
      <text:p text:style-name="P1"><text:span text:style-name="T63"/></text:p>
      <text:p text:style-name="P1"><text:span text:style-name="T63"><text:tab/>createPseudo: markFunction,</text:span></text:p>
      <text:p text:style-name="P1"><text:span text:style-name="T63"/></text:p>
      <text:p text:style-name="P1"><text:span text:style-name="T63"><text:tab/>match: matchExpr,</text:span></text:p>
      <text:p text:style-name="P1"><text:span text:style-name="T63"/></text:p>
      <text:p text:style-name="P1"><text:span text:style-name="T63"><text:tab/>attrHandle: {},</text:span></text:p>
      <text:p text:style-name="P1"><text:span text:style-name="T63"/></text:p>
      <text:p text:style-name="P1"><text:span text:style-name="T63"><text:tab/>find: {},</text:span></text:p>
      <text:p text:style-name="P1"><text:span text:style-name="T63"/></text:p>
      <text:p text:style-name="P1"><text:span text:style-name="T63"><text:tab/>relative: {</text:span></text:p>
      <text:p text:style-name="P1"><text:span text:style-name="T63"><text:tab/><text:tab/>"&gt;": { dir: "parentNode", first: true },</text:span></text:p>
      <text:p text:style-name="P1"><text:span text:style-name="T63"><text:tab/><text:tab/>" ": { dir: "parentNode" },</text:span></text:p>
      <text:p text:style-name="P1"><text:span text:style-name="T63"><text:tab/><text:tab/>"+": { dir: "previousSibling", first: true },</text:span></text:p>
      <text:p text:style-name="P1"><text:span text:style-name="T63"><text:tab/><text:tab/>"~": { dir: "previousSibling" }</text:span></text:p>
      <text:p text:style-name="P1"><text:span text:style-name="T63"><text:tab/>},</text:span></text:p>
      <text:p text:style-name="P1"><text:span text:style-name="T63"/></text:p>
      <text:p text:style-name="P1"><text:span text:style-name="T63"><text:tab/>preFilter: {</text:span></text:p>
      <text:p text:style-name="P1"><text:span text:style-name="T63"><text:tab/><text:tab/>"ATTR": function( match ) {</text:span></text:p>
      <text:p text:style-name="P1"><text:span text:style-name="T63"><text:tab/><text:tab/><text:tab/>match[ 1 ] = match[ 1 ].replace( runescape, funescape );</text:span></text:p>
      <text:p text:style-name="P1"><text:span text:style-name="T63"/></text:p>
      <text:p text:style-name="P1"><text:span text:style-name="T63"><text:tab/><text:tab/><text:tab/>// Move the given value to match[3] whether quoted or unquoted</text:span></text:p>
      <text:p text:style-name="P1"><text:span text:style-name="T63"><text:tab/><text:tab/><text:tab/>match[ 3 ] = ( match[ 3 ] || match[ 4 ] ||</text:span></text:p>
      <text:p text:style-name="P1"><text:span text:style-name="T63"><text:tab/><text:tab/><text:tab/><text:tab/>match[ 5 ] || "" ).replace( runescape, funescape );</text:span></text:p>
      <text:p text:style-name="P1"><text:span text:style-name="T63"/></text:p>
      <text:p text:style-name="P1"><text:span text:style-name="T63"><text:tab/><text:tab/><text:tab/>if ( match[ 2 ] === "~=" ) {</text:span></text:p>
      <text:p text:style-name="P1"><text:span text:style-name="T63"><text:tab/><text:tab/><text:tab/><text:tab/>match[ 3 ] = " " + match[ 3 ] + " ";</text:span></text:p>
      <text:p text:style-name="P1"><text:span text:style-name="T63"><text:tab/><text:tab/><text:tab/>}</text:span></text:p>
      <text:p text:style-name="P1"><text:span text:style-name="T63"/></text:p>
      <text:p text:style-name="P1"><text:span text:style-name="T63"><text:tab/><text:tab/><text:tab/>return match.slice( 0, 4 );</text:span></text:p>
      <text:p text:style-name="P1"><text:span text:style-name="T63"><text:tab/><text:tab/>},</text:span></text:p>
      <text:p text:style-name="P1"><text:span text:style-name="T63"/></text:p>
      <text:p text:style-name="P1"><text:span text:style-name="T63"><text:tab/><text:tab/>"CHILD": function( match ) {</text:span></text:p>
      <text:p text:style-name="P1"><text:span text:style-name="T63"/></text:p>
      <text:p text:style-name="P1"><text:span text:style-name="T63"><text:tab/><text:tab/><text:tab/>/* matches from matchExpr["CHILD"]</text:span></text:p>
      <text:p text:style-name="P1"><text:span text:style-name="T63"><text:tab/><text:tab/><text:tab/><text:tab/>1 type (only|nth|...)</text:span></text:p>
      <text:p text:style-name="P1"><text:span text:style-name="T63"><text:tab/><text:tab/><text:tab/><text:tab/>2 what (child|of-type)</text:span></text:p>
      <text:p text:style-name="P1"><text:span text:style-name="T63"><text:tab/><text:tab/><text:tab/><text:tab/>3 argument (even|odd|\d*|\d*n([+-]\d+)?|...)</text:span></text:p>
      <text:p text:style-name="P1"><text:span text:style-name="T63"><text:tab/><text:tab/><text:tab/><text:tab/>4 xn-component of xn+y argument ([+-]?\d*n|)</text:span></text:p>
      <text:p text:style-name="P1"><text:span text:style-name="T63"><text:tab/><text:tab/><text:tab/><text:tab/>5 sign of xn-component</text:span></text:p>
      <text:p text:style-name="P1"><text:span text:style-name="T63"><text:tab/><text:tab/><text:tab/><text:tab/>6 x of xn-component</text:span></text:p>
      <text:p text:style-name="P1"><text:span text:style-name="T63"><text:tab/><text:tab/><text:tab/><text:tab/>7 sign of y-component</text:span></text:p>
      <text:p text:style-name="P1"><text:span text:style-name="T63"><text:tab/><text:tab/><text:tab/><text:tab/>8 y of y-component</text:span></text:p>
      <text:p text:style-name="P1"><text:span text:style-name="T63"><text:tab/><text:tab/><text:tab/>*/</text:span></text:p>
      <text:p text:style-name="P1"><text:span text:style-name="T63"><text:tab/><text:tab/><text:tab/>match[ 1 ] = match[ 1 ].toLowerCase();</text:span></text:p>
      <text:p text:style-name="P1"><text:span text:style-name="T63"/></text:p>
      <text:p text:style-name="P1"><text:span text:style-name="T63"><text:tab/><text:tab/><text:tab/>if ( match[ 1 ].slice( 0, 3 ) === "nth" ) {</text:span></text:p>
      <text:p text:style-name="P1"><text:span text:style-name="T63"/></text:p>
      <text:p text:style-name="P1"><text:span text:style-name="T63"><text:tab/><text:tab/><text:tab/><text:tab/>// nth-* requires argument</text:span></text:p>
      <text:p text:style-name="P1"><text:span text:style-name="T63"><text:tab/><text:tab/><text:tab/><text:tab/>if ( !match[ 3 ] ) {</text:span></text:p>
      <text:p text:style-name="P1"><text:span text:style-name="T63"><text:tab/><text:tab/><text:tab/><text:tab/><text:tab/>Sizzle.error( match[ 0 ] );</text:span></text:p>
      <text:p text:style-name="P1"><text:span text:style-name="T63"><text:tab/><text:tab/><text:tab/><text:tab/>}</text:span></text:p>
      <text:p text:style-name="P1"><text:span text:style-name="T63"/></text:p>
      <text:p text:style-name="P1"><text:span text:style-name="T63"><text:tab/><text:tab/><text:tab/><text:tab/>// numeric x and y parameters for Expr.filter.CHILD</text:span></text:p>
      <text:p text:style-name="P1"><text:span text:style-name="T63"><text:tab/><text:tab/><text:tab/><text:tab/>// remember that false/true cast respectively to 0/1</text:span></text:p>
      <text:p text:style-name="P1"><text:span text:style-name="T63"><text:tab/><text:tab/><text:tab/><text:tab/>match[ 4 ] = +( match[ 4 ] ?</text:span></text:p>
      <text:p text:style-name="P1"><text:span text:style-name="T63"><text:tab/><text:tab/><text:tab/><text:tab/><text:tab/>match[ 5 ] + ( match[ 6 ] || 1 ) :</text:span></text:p>
      <text:p text:style-name="P1"><text:span text:style-name="T63"><text:tab/><text:tab/><text:tab/><text:tab/><text:tab/>2 * ( match[ 3 ] === "even" || match[ 3 ] === "odd" ) );</text:span></text:p>
      <text:p text:style-name="P1"><text:span text:style-name="T63"><text:tab/><text:tab/><text:tab/><text:tab/>match[ 5 ] = +( ( match[ 7 ] + match[ 8 ] ) || match[ 3 ] === "odd" );</text:span></text:p>
      <text:p text:style-name="P1"><text:span text:style-name="T63"/></text:p>
      <text:p text:style-name="P1"><text:span text:style-name="T63"><text:tab/><text:tab/><text:tab/><text:tab/>// other types prohibit arguments</text:span></text:p>
      <text:p text:style-name="P1"><text:span text:style-name="T63"><text:tab/><text:tab/><text:tab/>} else if ( match[ 3 ] ) {</text:span></text:p>
      <text:p text:style-name="P1"><text:span text:style-name="T63"><text:tab/><text:tab/><text:tab/><text:tab/>Sizzle.error( match[ 0 ] );</text:span></text:p>
      <text:p text:style-name="P1"><text:span text:style-name="T63"><text:tab/><text:tab/><text:tab/>}</text:span></text:p>
      <text:p text:style-name="P1"><text:span text:style-name="T63"/></text:p>
      <text:p text:style-name="P1"><text:span text:style-name="T63"><text:tab/><text:tab/><text:tab/>return match;</text:span></text:p>
      <text:p text:style-name="P1"><text:span text:style-name="T63"><text:tab/><text:tab/>},</text:span></text:p>
      <text:p text:style-name="P1"><text:span text:style-name="T63"/></text:p>
      <text:p text:style-name="P1"><text:span text:style-name="T63"><text:tab/><text:tab/>"PSEUDO": function( match ) {</text:span></text:p>
      <text:p text:style-name="P1"><text:span text:style-name="T63"><text:tab/><text:tab/><text:tab/>var excess,</text:span></text:p>
      <text:p text:style-name="P1"><text:span text:style-name="T63"><text:tab/><text:tab/><text:tab/><text:tab/>unquoted = !match[ 6 ] &amp;&amp; match[ 2 ];</text:span></text:p>
      <text:p text:style-name="P1"><text:span text:style-name="T63"/></text:p>
      <text:p text:style-name="P1"><text:span text:style-name="T63"><text:tab/><text:tab/><text:tab/>if ( matchExpr[ "CHILD" ].test( match[ 0 ] ) ) {</text:span></text:p>
      <text:p text:style-name="P1"><text:span text:style-name="T63"><text:tab/><text:tab/><text:tab/><text:tab/>return null;</text:span></text:p>
      <text:p text:style-name="P1"><text:span text:style-name="T63"><text:tab/><text:tab/><text:tab/>}</text:span></text:p>
      <text:p text:style-name="P1"><text:span text:style-name="T63"/></text:p>
      <text:p text:style-name="P1"><text:span text:style-name="T63"><text:tab/><text:tab/><text:tab/>// Accept quoted arguments as-is</text:span></text:p>
      <text:p text:style-name="P1"><text:span text:style-name="T63"><text:tab/><text:tab/><text:tab/>if ( match[ 3 ] ) {</text:span></text:p>
      <text:p text:style-name="P1"><text:span text:style-name="T63"><text:tab/><text:tab/><text:tab/><text:tab/>match[ 2 ] = match[ 4 ] || match[ 5 ] || "";</text:span></text:p>
      <text:p text:style-name="P1"><text:span text:style-name="T63"/></text:p>
      <text:p text:style-name="P1"><text:span text:style-name="T63"><text:tab/><text:tab/><text:tab/>// Strip excess characters from unquoted arguments</text:span></text:p>
      <text:p text:style-name="P1"><text:span text:style-name="T63"><text:tab/><text:tab/><text:tab/>} else if ( unquoted &amp;&amp; rpseudo.test( unquoted ) &amp;&amp;</text:span></text:p>
      <text:p text:style-name="P1"><text:span text:style-name="T63"/></text:p>
      <text:p text:style-name="P1"><text:span text:style-name="T63"><text:tab/><text:tab/><text:tab/><text:tab/>// Get excess from tokenize (recursively)</text:span></text:p>
      <text:p text:style-name="P1"><text:span text:style-name="T63"><text:tab/><text:tab/><text:tab/><text:tab/>( excess = tokenize( unquoted, true ) ) &amp;&amp;</text:span></text:p>
      <text:p text:style-name="P1"><text:span text:style-name="T63"/></text:p>
      <text:p text:style-name="P1"><text:span text:style-name="T63"><text:tab/><text:tab/><text:tab/><text:tab/>// advance to the next closing parenthesis</text:span></text:p>
      <text:p text:style-name="P1"><text:span text:style-name="T63"><text:tab/><text:tab/><text:tab/><text:tab/>( excess = unquoted.indexOf( ")", unquoted.length - excess ) - unquoted.length ) ) {</text:span></text:p>
      <text:p text:style-name="P1"><text:span text:style-name="T63"/></text:p>
      <text:p text:style-name="P1"><text:span text:style-name="T63"><text:tab/><text:tab/><text:tab/><text:tab/>// excess is a negative index</text:span></text:p>
      <text:p text:style-name="P1"><text:span text:style-name="T63"><text:tab/><text:tab/><text:tab/><text:tab/>match[ 0 ] = match[ 0 ].slice( 0, excess );</text:span></text:p>
      <text:p text:style-name="P1"><text:span text:style-name="T63"><text:tab/><text:tab/><text:tab/><text:tab/>match[ 2 ] = unquoted.slice( 0, excess );</text:span></text:p>
      <text:p text:style-name="P1"><text:span text:style-name="T63"><text:tab/><text:tab/><text:tab/>}</text:span></text:p>
      <text:p text:style-name="P1"><text:span text:style-name="T63"/></text:p>
      <text:p text:style-name="P1"><text:span text:style-name="T63"><text:tab/><text:tab/><text:tab/>// Return only captures needed by the pseudo filter method (type and argument)</text:span></text:p>
      <text:p text:style-name="P1"><text:span text:style-name="T63"><text:tab/><text:tab/><text:tab/>return match.slice( 0, 3 );</text:span></text:p>
      <text:p text:style-name="P1"><text:span text:style-name="T63"><text:tab/><text:tab/>}</text:span></text:p>
      <text:p text:style-name="P1"><text:span text:style-name="T63"><text:tab/>},</text:span></text:p>
      <text:p text:style-name="P1"><text:span text:style-name="T63"/></text:p>
      <text:p text:style-name="P1"><text:span text:style-name="T63"><text:tab/>filter: {</text:span></text:p>
      <text:p text:style-name="P1"><text:span text:style-name="T63"/></text:p>
      <text:p text:style-name="P1"><text:span text:style-name="T63"><text:tab/><text:tab/>"TAG": function( nodeNameSelector ) {</text:span></text:p>
      <text:p text:style-name="P1"><text:span text:style-name="T63"><text:tab/><text:tab/><text:tab/>var nodeName = nodeNameSelector.replace( runescape, funescape ).toLowerCase();</text:span></text:p>
      <text:p text:style-name="P1"><text:span text:style-name="T63"><text:tab/><text:tab/><text:tab/>return nodeNameSelector === "*" ?</text:span></text:p>
      <text:p text:style-name="P1"><text:span text:style-name="T63"><text:tab/><text:tab/><text:tab/><text:tab/>function() {</text:span></text:p>
      <text:p text:style-name="P1"><text:span text:style-name="T63"><text:tab/><text:tab/><text:tab/><text:tab/><text:tab/>return true;</text:span></text:p>
      <text:p text:style-name="P1"><text:span text:style-name="T63"><text:tab/><text:tab/><text:tab/><text:tab/>} :</text:span></text:p>
      <text:p text:style-name="P1"><text:span text:style-name="T63"><text:tab/><text:tab/><text:tab/><text:tab/>function( elem ) {</text:span></text:p>
      <text:p text:style-name="P1"><text:span text:style-name="T63"><text:tab/><text:tab/><text:tab/><text:tab/><text:tab/>return elem.nodeName &amp;&amp; elem.nodeName.toLowerCase() === nodeName;</text:span></text:p>
      <text:p text:style-name="P1"><text:span text:style-name="T63"><text:tab/><text:tab/><text:tab/><text:tab/>};</text:span></text:p>
      <text:p text:style-name="P1"><text:span text:style-name="T63"><text:tab/><text:tab/>},</text:span></text:p>
      <text:p text:style-name="P1"><text:span text:style-name="T63"/></text:p>
      <text:p text:style-name="P1"><text:span text:style-name="T63"><text:tab/><text:tab/>"CLASS": function( className ) {</text:span></text:p>
      <text:p text:style-name="P1"><text:span text:style-name="T63"><text:tab/><text:tab/><text:tab/>var pattern = classCache[ className + " " ];</text:span></text:p>
      <text:p text:style-name="P1"><text:span text:style-name="T63"/></text:p>
      <text:p text:style-name="P1"><text:span text:style-name="T63"><text:tab/><text:tab/><text:tab/>return pattern ||</text:span></text:p>
      <text:p text:style-name="P1"><text:span text:style-name="T63"><text:tab/><text:tab/><text:tab/><text:tab/>( pattern = new RegExp( "(^|" + whitespace +</text:span></text:p>
      <text:p text:style-name="P1"><text:span text:style-name="T63"><text:tab/><text:tab/><text:tab/><text:tab/><text:tab/>")" + className + "(" + whitespace + "|$)" ) ) &amp;&amp; classCache(</text:span></text:p>
      <text:p text:style-name="P1"><text:span text:style-name="T63"><text:tab/><text:tab/><text:tab/><text:tab/><text:tab/><text:tab/>className, function( elem ) {</text:span></text:p>
      <text:p text:style-name="P1"><text:span text:style-name="T63"><text:tab/><text:tab/><text:tab/><text:tab/><text:tab/><text:tab/><text:tab/>return pattern.test(</text:span></text:p>
      <text:p text:style-name="P1"><text:span text:style-name="T63"><text:tab/><text:tab/><text:tab/><text:tab/><text:tab/><text:tab/><text:tab/><text:tab/>typeof elem.className === "string" &amp;&amp; elem.className ||</text:span></text:p>
      <text:p text:style-name="P1"><text:span text:style-name="T63"><text:tab/><text:tab/><text:tab/><text:tab/><text:tab/><text:tab/><text:tab/><text:tab/>typeof elem.getAttribute !== "undefined" &amp;&amp;</text:span></text:p>
      <text:p text:style-name="P1"><text:span text:style-name="T63"><text:tab/><text:tab/><text:tab/><text:tab/><text:tab/><text:tab/><text:tab/><text:tab/><text:tab/>elem.getAttribute( "class" ) ||</text:span></text:p>
      <text:p text:style-name="P1"><text:span text:style-name="T63"><text:tab/><text:tab/><text:tab/><text:tab/><text:tab/><text:tab/><text:tab/><text:tab/>""</text:span></text:p>
      <text:p text:style-name="P1"><text:span text:style-name="T63"><text:tab/><text:tab/><text:tab/><text:tab/><text:tab/><text:tab/><text:tab/>);</text:span></text:p>
      <text:p text:style-name="P1"><text:span text:style-name="T63"><text:tab/><text:tab/><text:tab/><text:tab/>} );</text:span></text:p>
      <text:p text:style-name="P1"><text:span text:style-name="T63"><text:tab/><text:tab/>},</text:span></text:p>
      <text:p text:style-name="P1"><text:span text:style-name="T63"/></text:p>
      <text:p text:style-name="P1"><text:span text:style-name="T63"><text:tab/><text:tab/>"ATTR": function( name, operator, check ) {</text:span></text:p>
      <text:p text:style-name="P1"><text:span text:style-name="T63"><text:tab/><text:tab/><text:tab/>return function( elem ) {</text:span></text:p>
      <text:p text:style-name="P1"><text:span text:style-name="T63"><text:tab/><text:tab/><text:tab/><text:tab/>var result = Sizzle.attr( elem, name );</text:span></text:p>
      <text:p text:style-name="P1"><text:span text:style-name="T63"/></text:p>
      <text:p text:style-name="P1"><text:span text:style-name="T63"><text:tab/><text:tab/><text:tab/><text:tab/>if ( result == null ) {</text:span></text:p>
      <text:p text:style-name="P1"><text:span text:style-name="T63"><text:tab/><text:tab/><text:tab/><text:tab/><text:tab/>return operator === "!=";</text:span></text:p>
      <text:p text:style-name="P1"><text:span text:style-name="T63"><text:tab/><text:tab/><text:tab/><text:tab/>}</text:span></text:p>
      <text:p text:style-name="P1"><text:span text:style-name="T63"><text:tab/><text:tab/><text:tab/><text:tab/>if ( !operator ) {</text:span></text:p>
      <text:p text:style-name="P1"><text:span text:style-name="T63"><text:tab/><text:tab/><text:tab/><text:tab/><text:tab/>return true;</text:span></text:p>
      <text:p text:style-name="P1"><text:span text:style-name="T63"><text:tab/><text:tab/><text:tab/><text:tab/>}</text:span></text:p>
      <text:p text:style-name="P1"><text:span text:style-name="T63"/></text:p>
      <text:p text:style-name="P1"><text:span text:style-name="T63"><text:tab/><text:tab/><text:tab/><text:tab/>result += "";</text:span></text:p>
      <text:p text:style-name="P1"><text:span text:style-name="T63"/></text:p>
      <text:p text:style-name="P1"><text:span text:style-name="T63"><text:tab/><text:tab/><text:tab/><text:tab/>/* eslint-disable max-len */</text:span></text:p>
      <text:p text:style-name="P1"><text:span text:style-name="T63"/></text:p>
      <text:p text:style-name="P1"><text:span text:style-name="T63"><text:tab/><text:tab/><text:tab/><text:tab/>return operator === "=" ? result === check :</text:span></text:p>
      <text:p text:style-name="P1"><text:span text:style-name="T63"><text:tab/><text:tab/><text:tab/><text:tab/><text:tab/>operator === "!=" ? result !== check :</text:span></text:p>
      <text:p text:style-name="P1"><text:span text:style-name="T63"><text:tab/><text:tab/><text:tab/><text:tab/><text:tab/>operator === "^=" ? check &amp;&amp; result.indexOf( check ) === 0 :</text:span></text:p>
      <text:p text:style-name="P1"><text:span text:style-name="T63"><text:tab/><text:tab/><text:tab/><text:tab/><text:tab/>operator === "*=" ? check &amp;&amp; result.indexOf( check ) &gt; -1 :</text:span></text:p>
      <text:p text:style-name="P1"><text:span text:style-name="T63"><text:tab/><text:tab/><text:tab/><text:tab/><text:tab/>operator === "$=" ? check &amp;&amp; result.slice( -check.length ) === check :</text:span></text:p>
      <text:p text:style-name="P1"><text:span text:style-name="T63"><text:tab/><text:tab/><text:tab/><text:tab/><text:tab/>operator === "~=" ? ( " " + result.replace( rwhitespace, " " ) + " " ).indexOf( check ) &gt; -1 :</text:span></text:p>
      <text:p text:style-name="P1"><text:span text:style-name="T63"><text:tab/><text:tab/><text:tab/><text:tab/><text:tab/>operator === "|=" ? result === check || result.slice( 0, check.length + 1 ) === check + "-" :</text:span></text:p>
      <text:p text:style-name="P1"><text:span text:style-name="T63"><text:tab/><text:tab/><text:tab/><text:tab/><text:tab/>false;</text:span></text:p>
      <text:p text:style-name="P1"><text:span text:style-name="T63"><text:tab/><text:tab/><text:tab/><text:tab/>/* eslint-enable max-len */</text:span></text:p>
      <text:p text:style-name="P1"><text:span text:style-name="T63"/></text:p>
      <text:p text:style-name="P1"><text:span text:style-name="T63"><text:tab/><text:tab/><text:tab/>};</text:span></text:p>
      <text:p text:style-name="P1"><text:span text:style-name="T63"><text:tab/><text:tab/>},</text:span></text:p>
      <text:p text:style-name="P1"><text:span text:style-name="T63"/></text:p>
      <text:p text:style-name="P1"><text:span text:style-name="T63"><text:tab/><text:tab/>"CHILD": function( type, what, _argument, first, last ) {</text:span></text:p>
      <text:p text:style-name="P1"><text:span text:style-name="T63"><text:tab/><text:tab/><text:tab/>var simple = type.slice( 0, 3 ) !== "nth",</text:span></text:p>
      <text:p text:style-name="P1"><text:span text:style-name="T63"><text:tab/><text:tab/><text:tab/><text:tab/>forward = type.slice( -4 ) !== "last",</text:span></text:p>
      <text:p text:style-name="P1"><text:span text:style-name="T63"><text:tab/><text:tab/><text:tab/><text:tab/>ofType = what === "of-type";</text:span></text:p>
      <text:p text:style-name="P1"><text:span text:style-name="T63"/></text:p>
      <text:p text:style-name="P1"><text:span text:style-name="T63"><text:tab/><text:tab/><text:tab/>return first === 1 &amp;&amp; last === 0 ?</text:span></text:p>
      <text:p text:style-name="P1"><text:span text:style-name="T63"/></text:p>
      <text:p text:style-name="P1"><text:span text:style-name="T63"><text:tab/><text:tab/><text:tab/><text:tab/>// Shortcut for :nth-*(n)</text:span></text:p>
      <text:p text:style-name="P1"><text:span text:style-name="T63"><text:tab/><text:tab/><text:tab/><text:tab/>function( elem ) {</text:span></text:p>
      <text:p text:style-name="P1"><text:span text:style-name="T63"><text:tab/><text:tab/><text:tab/><text:tab/><text:tab/>return !!elem.parentNode;</text:span></text:p>
      <text:p text:style-name="P1"><text:span text:style-name="T63"><text:tab/><text:tab/><text:tab/><text:tab/>} :</text:span></text:p>
      <text:p text:style-name="P1"><text:span text:style-name="T63"/></text:p>
      <text:p text:style-name="P1"><text:span text:style-name="T63"><text:tab/><text:tab/><text:tab/><text:tab/>function( elem, _context, xml ) {</text:span></text:p>
      <text:p text:style-name="P1"><text:span text:style-name="T63"><text:tab/><text:tab/><text:tab/><text:tab/><text:tab/>var cache, uniqueCache, outerCache, node, nodeIndex, start,</text:span></text:p>
      <text:p text:style-name="P1"><text:span text:style-name="T63"><text:tab/><text:tab/><text:tab/><text:tab/><text:tab/><text:tab/>dir = simple !== forward ? "nextSibling" : "previousSibling",</text:span></text:p>
      <text:p text:style-name="P1"><text:span text:style-name="T63"><text:tab/><text:tab/><text:tab/><text:tab/><text:tab/><text:tab/>parent = elem.parentNode,</text:span></text:p>
      <text:p text:style-name="P1"><text:span text:style-name="T63"><text:tab/><text:tab/><text:tab/><text:tab/><text:tab/><text:tab/>name = ofType &amp;&amp; elem.nodeName.toLowerCase(),</text:span></text:p>
      <text:p text:style-name="P1"><text:span text:style-name="T63"><text:tab/><text:tab/><text:tab/><text:tab/><text:tab/><text:tab/>useCache = !xml &amp;&amp; !ofType,</text:span></text:p>
      <text:p text:style-name="P1"><text:span text:style-name="T63"><text:tab/><text:tab/><text:tab/><text:tab/><text:tab/><text:tab/>diff = false;</text:span></text:p>
      <text:p text:style-name="P1"><text:span text:style-name="T63"/></text:p>
      <text:p text:style-name="P1"><text:span text:style-name="T63"><text:tab/><text:tab/><text:tab/><text:tab/><text:tab/>if ( parent ) {</text:span></text:p>
      <text:p text:style-name="P1"><text:span text:style-name="T63"/></text:p>
      <text:p text:style-name="P1"><text:span text:style-name="T63"><text:tab/><text:tab/><text:tab/><text:tab/><text:tab/><text:tab/>// :(first|last|only)-(child|of-type)</text:span></text:p>
      <text:p text:style-name="P1"><text:span text:style-name="T63"><text:tab/><text:tab/><text:tab/><text:tab/><text:tab/><text:tab/>if ( simple ) {</text:span></text:p>
      <text:p text:style-name="P1"><text:span text:style-name="T63"><text:tab/><text:tab/><text:tab/><text:tab/><text:tab/><text:tab/><text:tab/>while ( dir ) {</text:span></text:p>
      <text:p text:style-name="P1"><text:span text:style-name="T63"><text:tab/><text:tab/><text:tab/><text:tab/><text:tab/><text:tab/><text:tab/><text:tab/>node = elem;</text:span></text:p>
      <text:p text:style-name="P1"><text:span text:style-name="T63"><text:tab/><text:tab/><text:tab/><text:tab/><text:tab/><text:tab/><text:tab/><text:tab/>while ( ( node = node[ dir ] ) ) {</text:span></text:p>
      <text:p text:style-name="P1"><text:span text:style-name="T63"><text:tab/><text:tab/><text:tab/><text:tab/><text:tab/><text:tab/><text:tab/><text:tab/><text:tab/>if ( ofType ?</text:span></text:p>
      <text:p text:style-name="P1"><text:span text:style-name="T63"><text:tab/><text:tab/><text:tab/><text:tab/><text:tab/><text:tab/><text:tab/><text:tab/><text:tab/><text:tab/>node.nodeName.toLowerCase() === name :</text:span></text:p>
      <text:p text:style-name="P1"><text:span text:style-name="T63"><text:tab/><text:tab/><text:tab/><text:tab/><text:tab/><text:tab/><text:tab/><text:tab/><text:tab/><text:tab/>node.nodeType === 1 ) {</text:span></text:p>
      <text:p text:style-name="P1"><text:span text:style-name="T63"/></text:p>
      <text:p text:style-name="P1"><text:span text:style-name="T63"><text:tab/><text:tab/><text:tab/><text:tab/><text:tab/><text:tab/><text:tab/><text:tab/><text:tab/><text:tab/>return false;</text:span></text:p>
      <text:p text:style-name="P1"><text:span text:style-name="T63"><text:tab/><text:tab/><text:tab/><text:tab/><text:tab/><text:tab/><text:tab/><text:tab/><text:tab/>}</text:span></text:p>
      <text:p text:style-name="P1"><text:span text:style-name="T63"><text:tab/><text:tab/><text:tab/><text:tab/><text:tab/><text:tab/><text:tab/><text:tab/>}</text:span></text:p>
      <text:p text:style-name="P1"><text:span text:style-name="T63"/></text:p>
      <text:p text:style-name="P1"><text:span text:style-name="T63"><text:tab/><text:tab/><text:tab/><text:tab/><text:tab/><text:tab/><text:tab/><text:tab/>// Reverse direction for :only-* (if we haven't yet done so)</text:span></text:p>
      <text:p text:style-name="P1"><text:span text:style-name="T63"><text:tab/><text:tab/><text:tab/><text:tab/><text:tab/><text:tab/><text:tab/><text:tab/>start = dir = type === "only" &amp;&amp; !start &amp;&amp; "nextSibling";</text:span></text:p>
      <text:p text:style-name="P1"><text:span text:style-name="T63"><text:tab/><text:tab/><text:tab/><text:tab/><text:tab/><text:tab/><text:tab/>}</text:span></text:p>
      <text:p text:style-name="P1"><text:span text:style-name="T63"><text:tab/><text:tab/><text:tab/><text:tab/><text:tab/><text:tab/><text:tab/>return true;</text:span></text:p>
      <text:p text:style-name="P1"><text:span text:style-name="T63"><text:tab/><text:tab/><text:tab/><text:tab/><text:tab/><text:tab/>}</text:span></text:p>
      <text:p text:style-name="P1"><text:span text:style-name="T63"/></text:p>
      <text:p text:style-name="P1"><text:span text:style-name="T63"><text:tab/><text:tab/><text:tab/><text:tab/><text:tab/><text:tab/>start = [ forward ? parent.firstChild : parent.lastChild ];</text:span></text:p>
      <text:p text:style-name="P1"><text:span text:style-name="T63"/></text:p>
      <text:p text:style-name="P1"><text:span text:style-name="T63"><text:tab/><text:tab/><text:tab/><text:tab/><text:tab/><text:tab/>// non-xml :nth-child(...) stores cache data on `parent`</text:span></text:p>
      <text:p text:style-name="P1"><text:span text:style-name="T63"><text:tab/><text:tab/><text:tab/><text:tab/><text:tab/><text:tab/>if ( forward &amp;&amp; useCache ) {</text:span></text:p>
      <text:p text:style-name="P1"><text:span text:style-name="T63"/></text:p>
      <text:p text:style-name="P1"><text:span text:style-name="T63"><text:tab/><text:tab/><text:tab/><text:tab/><text:tab/><text:tab/><text:tab/>// Seek `elem` from a previously-cached index</text:span></text:p>
      <text:p text:style-name="P1"><text:span text:style-name="T63"/></text:p>
      <text:p text:style-name="P1"><text:span text:style-name="T63"><text:tab/><text:tab/><text:tab/><text:tab/><text:tab/><text:tab/><text:tab/>// ...in a gzip-friendly way</text:span></text:p>
      <text:p text:style-name="P1"><text:span text:style-name="T63"><text:tab/><text:tab/><text:tab/><text:tab/><text:tab/><text:tab/><text:tab/>node = parent;</text:span></text:p>
      <text:p text:style-name="P1"><text:span text:style-name="T63"><text:tab/><text:tab/><text:tab/><text:tab/><text:tab/><text:tab/><text:tab/>outerCache = node[ expando ] || ( node[ expando ] = {} );</text:span></text:p>
      <text:p text:style-name="P1"><text:span text:style-name="T63"/></text:p>
      <text:p text:style-name="P1"><text:span text:style-name="T63"><text:tab/><text:tab/><text:tab/><text:tab/><text:tab/><text:tab/><text:tab/>// Support: IE &lt;9 only</text:span></text:p>
      <text:p text:style-name="P1"><text:span text:style-name="T63"><text:tab/><text:tab/><text:tab/><text:tab/><text:tab/><text:tab/><text:tab/>// Defend against cloned attroperties (jQuery gh-1709)</text:span></text:p>
      <text:p text:style-name="P1"><text:span text:style-name="T63"><text:tab/><text:tab/><text:tab/><text:tab/><text:tab/><text:tab/><text:tab/>uniqueCache = outerCache[ node.uniqueID ] ||</text:span></text:p>
      <text:p text:style-name="P1"><text:span text:style-name="T63"><text:tab/><text:tab/><text:tab/><text:tab/><text:tab/><text:tab/><text:tab/><text:tab/>( outerCache[ node.uniqueID ] = {} );</text:span></text:p>
      <text:p text:style-name="P1"><text:span text:style-name="T63"/></text:p>
      <text:p text:style-name="P1"><text:span text:style-name="T63"><text:tab/><text:tab/><text:tab/><text:tab/><text:tab/><text:tab/><text:tab/>cache = uniqueCache[ type ] || [];</text:span></text:p>
      <text:p text:style-name="P1"><text:span text:style-name="T63"><text:tab/><text:tab/><text:tab/><text:tab/><text:tab/><text:tab/><text:tab/>nodeIndex = cache[ 0 ] === dirruns &amp;&amp; cache[ 1 ];</text:span></text:p>
      <text:p text:style-name="P1"><text:span text:style-name="T63"><text:tab/><text:tab/><text:tab/><text:tab/><text:tab/><text:tab/><text:tab/>diff = nodeIndex &amp;&amp; cache[ 2 ];</text:span></text:p>
      <text:p text:style-name="P1"><text:span text:style-name="T63"><text:tab/><text:tab/><text:tab/><text:tab/><text:tab/><text:tab/><text:tab/>node = nodeIndex &amp;&amp; parent.childNodes[ nodeIndex ];</text:span></text:p>
      <text:p text:style-name="P1"><text:span text:style-name="T63"/></text:p>
      <text:p text:style-name="P1"><text:span text:style-name="T63"><text:tab/><text:tab/><text:tab/><text:tab/><text:tab/><text:tab/><text:tab/>while ( ( node = ++nodeIndex &amp;&amp; node &amp;&amp; node[ dir ] ||</text:span></text:p>
      <text:p text:style-name="P1"><text:span text:style-name="T63"/></text:p>
      <text:p text:style-name="P1"><text:span text:style-name="T63"><text:tab/><text:tab/><text:tab/><text:tab/><text:tab/><text:tab/><text:tab/><text:tab/>// Fallback to seeking `elem` from the start</text:span></text:p>
      <text:p text:style-name="P1"><text:span text:style-name="T63"><text:tab/><text:tab/><text:tab/><text:tab/><text:tab/><text:tab/><text:tab/><text:tab/>( diff = nodeIndex = 0 ) || start.pop() ) ) {</text:span></text:p>
      <text:p text:style-name="P1"><text:span text:style-name="T63"/></text:p>
      <text:p text:style-name="P1"><text:span text:style-name="T63"><text:tab/><text:tab/><text:tab/><text:tab/><text:tab/><text:tab/><text:tab/><text:tab/>// When found, cache indexes on `parent` and break</text:span></text:p>
      <text:p text:style-name="P1"><text:span text:style-name="T63"><text:tab/><text:tab/><text:tab/><text:tab/><text:tab/><text:tab/><text:tab/><text:tab/>if ( node.nodeType === 1 &amp;&amp; ++diff &amp;&amp; node === elem ) {</text:span></text:p>
      <text:p text:style-name="P1"><text:span text:style-name="T63"><text:tab/><text:tab/><text:tab/><text:tab/><text:tab/><text:tab/><text:tab/><text:tab/><text:tab/>uniqueCache[ type ] = [ dirruns, nodeIndex, diff ];</text:span></text:p>
      <text:p text:style-name="P1"><text:span text:style-name="T63"><text:tab/><text:tab/><text:tab/><text:tab/><text:tab/><text:tab/><text:tab/><text:tab/><text:tab/>break;</text:span></text:p>
      <text:p text:style-name="P1"><text:span text:style-name="T63"><text:tab/><text:tab/><text:tab/><text:tab/><text:tab/><text:tab/><text:tab/><text:tab/>}</text:span></text:p>
      <text:p text:style-name="P1"><text:span text:style-name="T63"><text:tab/><text:tab/><text:tab/><text:tab/><text:tab/><text:tab/><text:tab/>}</text:span></text:p>
      <text:p text:style-name="P1"><text:span text:style-name="T63"/></text:p>
      <text:p text:style-name="P1"><text:span text:style-name="T63"><text:tab/><text:tab/><text:tab/><text:tab/><text:tab/><text:tab/>} else {</text:span></text:p>
      <text:p text:style-name="P1"><text:span text:style-name="T63"/></text:p>
      <text:p text:style-name="P1"><text:span text:style-name="T63"><text:tab/><text:tab/><text:tab/><text:tab/><text:tab/><text:tab/><text:tab/>// Use previously-cached element index if available</text:span></text:p>
      <text:p text:style-name="P1"><text:span text:style-name="T63"><text:tab/><text:tab/><text:tab/><text:tab/><text:tab/><text:tab/><text:tab/>if ( useCache ) {</text:span></text:p>
      <text:p text:style-name="P1"><text:span text:style-name="T63"/></text:p>
      <text:p text:style-name="P1"><text:span text:style-name="T63"><text:tab/><text:tab/><text:tab/><text:tab/><text:tab/><text:tab/><text:tab/><text:tab/>// ...in a gzip-friendly way</text:span></text:p>
      <text:p text:style-name="P1"><text:span text:style-name="T63"><text:tab/><text:tab/><text:tab/><text:tab/><text:tab/><text:tab/><text:tab/><text:tab/>node = elem;</text:span></text:p>
      <text:p text:style-name="P1"><text:span text:style-name="T63"><text:tab/><text:tab/><text:tab/><text:tab/><text:tab/><text:tab/><text:tab/><text:tab/>outerCache = node[ expando ] || ( node[ expando ] = {} );</text:span></text:p>
      <text:p text:style-name="P1"><text:span text:style-name="T63"/></text:p>
      <text:p text:style-name="P1"><text:span text:style-name="T63"><text:tab/><text:tab/><text:tab/><text:tab/><text:tab/><text:tab/><text:tab/><text:tab/>// Support: IE &lt;9 only</text:span></text:p>
      <text:p text:style-name="P1"><text:span text:style-name="T63"><text:tab/><text:tab/><text:tab/><text:tab/><text:tab/><text:tab/><text:tab/><text:tab/>// Defend against cloned attroperties (jQuery gh-1709)</text:span></text:p>
      <text:p text:style-name="P1"><text:span text:style-name="T63"><text:tab/><text:tab/><text:tab/><text:tab/><text:tab/><text:tab/><text:tab/><text:tab/>uniqueCache = outerCache[ node.uniqueID ] ||</text:span></text:p>
      <text:p text:style-name="P1"><text:span text:style-name="T63"><text:tab/><text:tab/><text:tab/><text:tab/><text:tab/><text:tab/><text:tab/><text:tab/><text:tab/>( outerCache[ node.uniqueID ] = {} );</text:span></text:p>
      <text:p text:style-name="P1"><text:span text:style-name="T63"/></text:p>
      <text:p text:style-name="P1"><text:span text:style-name="T63"><text:tab/><text:tab/><text:tab/><text:tab/><text:tab/><text:tab/><text:tab/><text:tab/>cache = uniqueCache[ type ] || [];</text:span></text:p>
      <text:p text:style-name="P1"><text:span text:style-name="T63"><text:tab/><text:tab/><text:tab/><text:tab/><text:tab/><text:tab/><text:tab/><text:tab/>nodeIndex = cache[ 0 ] === dirruns &amp;&amp; cache[ 1 ];</text:span></text:p>
      <text:p text:style-name="P1"><text:span text:style-name="T63"><text:tab/><text:tab/><text:tab/><text:tab/><text:tab/><text:tab/><text:tab/><text:tab/>diff = nodeIndex;</text:span></text:p>
      <text:p text:style-name="P1"><text:span text:style-name="T63"><text:tab/><text:tab/><text:tab/><text:tab/><text:tab/><text:tab/><text:tab/>}</text:span></text:p>
      <text:p text:style-name="P1"><text:span text:style-name="T63"/></text:p>
      <text:p text:style-name="P1"><text:span text:style-name="T63"><text:tab/><text:tab/><text:tab/><text:tab/><text:tab/><text:tab/><text:tab/>// xml :nth-child(...)</text:span></text:p>
      <text:p text:style-name="P1"><text:span text:style-name="T63"><text:tab/><text:tab/><text:tab/><text:tab/><text:tab/><text:tab/><text:tab/>// or :nth-last-child(...) or :nth(-last)?-of-type(...)</text:span></text:p>
      <text:p text:style-name="P1"><text:span text:style-name="T63"><text:tab/><text:tab/><text:tab/><text:tab/><text:tab/><text:tab/><text:tab/>if ( diff === false ) {</text:span></text:p>
      <text:p text:style-name="P1"><text:span text:style-name="T63"/></text:p>
      <text:p text:style-name="P1"><text:span text:style-name="T63"><text:tab/><text:tab/><text:tab/><text:tab/><text:tab/><text:tab/><text:tab/><text:tab/>// Use the same loop as above to seek `elem` from the start</text:span></text:p>
      <text:p text:style-name="P1"><text:span text:style-name="T63"><text:tab/><text:tab/><text:tab/><text:tab/><text:tab/><text:tab/><text:tab/><text:tab/>while ( ( node = ++nodeIndex &amp;&amp; node &amp;&amp; node[ dir ] ||</text:span></text:p>
      <text:p text:style-name="P1"><text:span text:style-name="T63"><text:tab/><text:tab/><text:tab/><text:tab/><text:tab/><text:tab/><text:tab/><text:tab/><text:tab/>( diff = nodeIndex = 0 ) || start.pop() ) ) {</text:span></text:p>
      <text:p text:style-name="P1"><text:span text:style-name="T63"/></text:p>
      <text:p text:style-name="P1"><text:span text:style-name="T63"><text:tab/><text:tab/><text:tab/><text:tab/><text:tab/><text:tab/><text:tab/><text:tab/><text:tab/>if ( ( ofType ?</text:span></text:p>
      <text:p text:style-name="P1"><text:span text:style-name="T63"><text:tab/><text:tab/><text:tab/><text:tab/><text:tab/><text:tab/><text:tab/><text:tab/><text:tab/><text:tab/>node.nodeName.toLowerCase() === name :</text:span></text:p>
      <text:p text:style-name="P1"><text:span text:style-name="T63"><text:tab/><text:tab/><text:tab/><text:tab/><text:tab/><text:tab/><text:tab/><text:tab/><text:tab/><text:tab/>node.nodeType === 1 ) &amp;&amp;</text:span></text:p>
      <text:p text:style-name="P1"><text:span text:style-name="T63"><text:tab/><text:tab/><text:tab/><text:tab/><text:tab/><text:tab/><text:tab/><text:tab/><text:tab/><text:tab/>++diff ) {</text:span></text:p>
      <text:p text:style-name="P1"><text:span text:style-name="T63"/></text:p>
      <text:p text:style-name="P1"><text:span text:style-name="T63"><text:tab/><text:tab/><text:tab/><text:tab/><text:tab/><text:tab/><text:tab/><text:tab/><text:tab/><text:tab/>// Cache the index of each encountered element</text:span></text:p>
      <text:p text:style-name="P1"><text:span text:style-name="T63"><text:tab/><text:tab/><text:tab/><text:tab/><text:tab/><text:tab/><text:tab/><text:tab/><text:tab/><text:tab/>if ( useCache ) {</text:span></text:p>
      <text:p text:style-name="P1"><text:span text:style-name="T63"><text:tab/><text:tab/><text:tab/><text:tab/><text:tab/><text:tab/><text:tab/><text:tab/><text:tab/><text:tab/><text:tab/>outerCache = node[ expando ] ||</text:span></text:p>
      <text:p text:style-name="P1"><text:span text:style-name="T63"><text:tab/><text:tab/><text:tab/><text:tab/><text:tab/><text:tab/><text:tab/><text:tab/><text:tab/><text:tab/><text:tab/><text:tab/>( node[ expando ] = {} );</text:span></text:p>
      <text:p text:style-name="P1"><text:span text:style-name="T63"/></text:p>
      <text:p text:style-name="P1"><text:span text:style-name="T63"><text:tab/><text:tab/><text:tab/><text:tab/><text:tab/><text:tab/><text:tab/><text:tab/><text:tab/><text:tab/><text:tab/>// Support: IE &lt;9 only</text:span></text:p>
      <text:p text:style-name="P1"><text:span text:style-name="T63"><text:tab/><text:tab/><text:tab/><text:tab/><text:tab/><text:tab/><text:tab/><text:tab/><text:tab/><text:tab/><text:tab/>// Defend against cloned attroperties (jQuery gh-1709)</text:span></text:p>
      <text:p text:style-name="P1"><text:span text:style-name="T63"><text:tab/><text:tab/><text:tab/><text:tab/><text:tab/><text:tab/><text:tab/><text:tab/><text:tab/><text:tab/><text:tab/>uniqueCache = outerCache[ node.uniqueID ] ||</text:span></text:p>
      <text:p text:style-name="P1"><text:span text:style-name="T63"><text:tab/><text:tab/><text:tab/><text:tab/><text:tab/><text:tab/><text:tab/><text:tab/><text:tab/><text:tab/><text:tab/><text:tab/>( outerCache[ node.uniqueID ] = {} );</text:span></text:p>
      <text:p text:style-name="P1"><text:span text:style-name="T63"/></text:p>
      <text:p text:style-name="P1"><text:span text:style-name="T63"><text:tab/><text:tab/><text:tab/><text:tab/><text:tab/><text:tab/><text:tab/><text:tab/><text:tab/><text:tab/><text:tab/>uniqueCache[ type ] = [ dirruns, diff ];</text:span></text:p>
      <text:p text:style-name="P1"><text:span text:style-name="T63"><text:tab/><text:tab/><text:tab/><text:tab/><text:tab/><text:tab/><text:tab/><text:tab/><text:tab/><text:tab/>}</text:span></text:p>
      <text:p text:style-name="P1"><text:span text:style-name="T63"/></text:p>
      <text:p text:style-name="P1"><text:span text:style-name="T63"><text:tab/><text:tab/><text:tab/><text:tab/><text:tab/><text:tab/><text:tab/><text:tab/><text:tab/><text:tab/>if ( node === elem ) {</text:span></text:p>
      <text:p text:style-name="P1"><text:span text:style-name="T63"><text:tab/><text:tab/><text:tab/><text:tab/><text:tab/><text:tab/><text:tab/><text:tab/><text:tab/><text:tab/><text:tab/>break;</text:span></text:p>
      <text:p text:style-name="P1"><text:span text:style-name="T63"><text:tab/><text:tab/><text:tab/><text:tab/><text:tab/><text:tab/><text:tab/><text:tab/><text:tab/><text:tab/>}</text:span></text:p>
      <text:p text:style-name="P1"><text:span text:style-name="T63"><text:tab/><text:tab/><text:tab/><text:tab/><text:tab/><text:tab/><text:tab/><text:tab/><text:tab/>}</text:span></text:p>
      <text:p text:style-name="P1"><text:span text:style-name="T63"><text:tab/><text:tab/><text:tab/><text:tab/><text:tab/><text:tab/><text:tab/><text:tab/>}</text:span></text:p>
      <text:p text:style-name="P1"><text:span text:style-name="T63"><text:tab/><text:tab/><text:tab/><text:tab/><text:tab/><text:tab/><text:tab/>}</text:span></text:p>
      <text:p text:style-name="P1"><text:span text:style-name="T63"><text:tab/><text:tab/><text:tab/><text:tab/><text:tab/><text:tab/>}</text:span></text:p>
      <text:p text:style-name="P1"><text:span text:style-name="T63"/></text:p>
      <text:p text:style-name="P1"><text:span text:style-name="T63"><text:tab/><text:tab/><text:tab/><text:tab/><text:tab/><text:tab/>// Incorporate the offset, then check against cycle size</text:span></text:p>
      <text:p text:style-name="P1"><text:span text:style-name="T63"><text:tab/><text:tab/><text:tab/><text:tab/><text:tab/><text:tab/>diff -= last;</text:span></text:p>
      <text:p text:style-name="P1"><text:span text:style-name="T63"><text:tab/><text:tab/><text:tab/><text:tab/><text:tab/><text:tab/>return diff === first || ( diff % first === 0 &amp;&amp; diff / first &gt;= 0 );</text:span></text:p>
      <text:p text:style-name="P1"><text:span text:style-name="T63"><text:tab/><text:tab/><text:tab/><text:tab/><text:tab/>}</text:span></text:p>
      <text:p text:style-name="P1"><text:span text:style-name="T63"><text:tab/><text:tab/><text:tab/><text:tab/>};</text:span></text:p>
      <text:p text:style-name="P1"><text:span text:style-name="T63"><text:tab/><text:tab/>},</text:span></text:p>
      <text:p text:style-name="P1"><text:span text:style-name="T63"/></text:p>
      <text:p text:style-name="P1"><text:span text:style-name="T63"><text:tab/><text:tab/>"PSEUDO": function( pseudo, argument ) {</text:span></text:p>
      <text:p text:style-name="P1"><text:span text:style-name="T63"/></text:p>
      <text:p text:style-name="P1"><text:span text:style-name="T63"><text:tab/><text:tab/><text:tab/>// pseudo-class names are case-insensitive</text:span></text:p>
      <text:p text:style-name="P1"><text:span text:style-name="T63"><text:tab/><text:tab/><text:tab/>//<text:s/></text:span><text:a xlink:href="http://www.w3.org/TR/selectors/#pseudo-classes"><text:span text:style-name="T64">http://www.w3.org/TR/selectors/#pseudo-classes</text:span></text:a><text:span text:style-name="T65"/></text:p>
      <text:p text:style-name="P1"><text:span text:style-name="T65"><text:tab/><text:tab/><text:tab/>// Prioritize by case sensitivity in case custom pseudos are added with uppercase letters</text:span></text:p>
      <text:p text:style-name="P1"><text:span text:style-name="T65"><text:tab/><text:tab/><text:tab/>// Remember that setFilters inherits from pseudos</text:span></text:p>
      <text:p text:style-name="P1"><text:span text:style-name="T65"><text:tab/><text:tab/><text:tab/>var args,</text:span></text:p>
      <text:p text:style-name="P1"><text:span text:style-name="T65"><text:tab/><text:tab/><text:tab/><text:tab/>fn = Expr.pseudos[ pseudo ] || Expr.setFilters[ pseudo.toLowerCase() ] ||</text:span></text:p>
      <text:p text:style-name="P1"><text:span text:style-name="T65"><text:tab/><text:tab/><text:tab/><text:tab/><text:tab/>Sizzle.error( "unsupported pseudo: " + pseudo );</text:span></text:p>
      <text:p text:style-name="P1"><text:span text:style-name="T65"/></text:p>
      <text:p text:style-name="P1"><text:span text:style-name="T65"><text:tab/><text:tab/><text:tab/>// The user may use createPseudo to indicate that</text:span></text:p>
      <text:p text:style-name="P1"><text:span text:style-name="T65"><text:tab/><text:tab/><text:tab/>// arguments are needed to create the filter function</text:span></text:p>
      <text:p text:style-name="P1"><text:span text:style-name="T65"><text:tab/><text:tab/><text:tab/>// just as Sizzle does</text:span></text:p>
      <text:p text:style-name="P1"><text:span text:style-name="T65"><text:tab/><text:tab/><text:tab/>if ( fn[ expando ] ) {</text:span></text:p>
      <text:p text:style-name="P1"><text:span text:style-name="T65"><text:tab/><text:tab/><text:tab/><text:tab/>return fn( argument );</text:span></text:p>
      <text:p text:style-name="P1"><text:span text:style-name="T65"><text:tab/><text:tab/><text:tab/>}</text:span></text:p>
      <text:p text:style-name="P1"><text:span text:style-name="T65"/></text:p>
      <text:p text:style-name="P1"><text:span text:style-name="T65"><text:tab/><text:tab/><text:tab/>// But maintain support for old signatures</text:span></text:p>
      <text:p text:style-name="P1"><text:span text:style-name="T65"><text:tab/><text:tab/><text:tab/>if ( fn.length &gt; 1 ) {</text:span></text:p>
      <text:p text:style-name="P1"><text:span text:style-name="T65"><text:tab/><text:tab/><text:tab/><text:tab/>args = [ pseudo, pseudo, "", argument ];</text:span></text:p>
      <text:p text:style-name="P1"><text:span text:style-name="T65"><text:tab/><text:tab/><text:tab/><text:tab/>return Expr.setFilters.hasOwnProperty( pseudo.toLowerCase() ) ?</text:span></text:p>
      <text:p text:style-name="P1"><text:span text:style-name="T65"><text:tab/><text:tab/><text:tab/><text:tab/><text:tab/>markFunction( function( seed, matches ) {</text:span></text:p>
      <text:p text:style-name="P1"><text:span text:style-name="T65"><text:tab/><text:tab/><text:tab/><text:tab/><text:tab/><text:tab/>var idx,</text:span></text:p>
      <text:p text:style-name="P1"><text:span text:style-name="T65"><text:tab/><text:tab/><text:tab/><text:tab/><text:tab/><text:tab/><text:tab/>matched = fn( seed, argument ),</text:span></text:p>
      <text:p text:style-name="P1"><text:span text:style-name="T65"><text:tab/><text:tab/><text:tab/><text:tab/><text:tab/><text:tab/><text:tab/>i = matched.length;</text:span></text:p>
      <text:p text:style-name="P1"><text:span text:style-name="T65"><text:tab/><text:tab/><text:tab/><text:tab/><text:tab/><text:tab/>while ( i-- ) {</text:span></text:p>
      <text:p text:style-name="P1"><text:span text:style-name="T65"><text:tab/><text:tab/><text:tab/><text:tab/><text:tab/><text:tab/><text:tab/>idx = indexOf( seed, matched[ i ] );</text:span></text:p>
      <text:p text:style-name="P1"><text:span text:style-name="T65"><text:tab/><text:tab/><text:tab/><text:tab/><text:tab/><text:tab/><text:tab/>seed[ idx ] = !( matches[ idx ] = matched[ i ] );</text:span></text:p>
      <text:p text:style-name="P1"><text:span text:style-name="T65"><text:tab/><text:tab/><text:tab/><text:tab/><text:tab/><text:tab/>}</text:span></text:p>
      <text:p text:style-name="P1"><text:span text:style-name="T65"><text:tab/><text:tab/><text:tab/><text:tab/><text:tab/>} ) :</text:span></text:p>
      <text:p text:style-name="P1"><text:span text:style-name="T65"><text:tab/><text:tab/><text:tab/><text:tab/><text:tab/>function( elem ) {</text:span></text:p>
      <text:p text:style-name="P1"><text:span text:style-name="T65"><text:tab/><text:tab/><text:tab/><text:tab/><text:tab/><text:tab/>return fn( elem, 0, args );</text:span></text:p>
      <text:p text:style-name="P1"><text:span text:style-name="T65"><text:tab/><text:tab/><text:tab/><text:tab/><text:tab/>};</text:span></text:p>
      <text:p text:style-name="P1"><text:span text:style-name="T65"><text:tab/><text:tab/><text:tab/>}</text:span></text:p>
      <text:p text:style-name="P1"><text:span text:style-name="T65"/></text:p>
      <text:p text:style-name="P1"><text:span text:style-name="T65"><text:tab/><text:tab/><text:tab/>return fn;</text:span></text:p>
      <text:p text:style-name="P1"><text:span text:style-name="T65"><text:tab/><text:tab/>}</text:span></text:p>
      <text:p text:style-name="P1"><text:span text:style-name="T65"><text:tab/>},</text:span></text:p>
      <text:p text:style-name="P1"><text:span text:style-name="T65"/></text:p>
      <text:p text:style-name="P1"><text:span text:style-name="T65"><text:tab/>pseudos: {</text:span></text:p>
      <text:p text:style-name="P1"><text:span text:style-name="T65"/></text:p>
      <text:p text:style-name="P1"><text:span text:style-name="T65"><text:tab/><text:tab/>// Potentially complex pseudos</text:span></text:p>
      <text:p text:style-name="P1"><text:span text:style-name="T65"><text:tab/><text:tab/>"not": markFunction( function( selector ) {</text:span></text:p>
      <text:p text:style-name="P1"><text:span text:style-name="T65"/></text:p>
      <text:p text:style-name="P1"><text:span text:style-name="T65"><text:tab/><text:tab/><text:tab/>// Trim the selector passed to compile</text:span></text:p>
      <text:p text:style-name="P1"><text:span text:style-name="T65"><text:tab/><text:tab/><text:tab/>// to avoid treating leading and trailing</text:span></text:p>
      <text:p text:style-name="P1"><text:span text:style-name="T65"><text:tab/><text:tab/><text:tab/>// spaces as combinators</text:span></text:p>
      <text:p text:style-name="P1"><text:span text:style-name="T65"><text:tab/><text:tab/><text:tab/>var input = [],</text:span></text:p>
      <text:p text:style-name="P1"><text:span text:style-name="T65"><text:tab/><text:tab/><text:tab/><text:tab/>results = [],</text:span></text:p>
      <text:p text:style-name="P1"><text:span text:style-name="T65"><text:tab/><text:tab/><text:tab/><text:tab/>matcher = compile( selector.replace( rtrim, "$1" ) );</text:span></text:p>
      <text:p text:style-name="P1"><text:span text:style-name="T65"/></text:p>
      <text:p text:style-name="P1"><text:span text:style-name="T65"><text:tab/><text:tab/><text:tab/>return matcher[ expando ] ?</text:span></text:p>
      <text:p text:style-name="P1"><text:span text:style-name="T65"><text:tab/><text:tab/><text:tab/><text:tab/>markFunction( function( seed, matches, _context, xml ) {</text:span></text:p>
      <text:p text:style-name="P1"><text:span text:style-name="T65"><text:tab/><text:tab/><text:tab/><text:tab/><text:tab/>var elem,</text:span></text:p>
      <text:p text:style-name="P1"><text:span text:style-name="T65"><text:tab/><text:tab/><text:tab/><text:tab/><text:tab/><text:tab/>unmatched = matcher( seed, null, xml, [] ),</text:span></text:p>
      <text:p text:style-name="P1"><text:span text:style-name="T65"><text:tab/><text:tab/><text:tab/><text:tab/><text:tab/><text:tab/>i = seed.length;</text:span></text:p>
      <text:p text:style-name="P1"><text:span text:style-name="T65"/></text:p>
      <text:p text:style-name="P1"><text:span text:style-name="T65"><text:tab/><text:tab/><text:tab/><text:tab/><text:tab/>// Match elements unmatched by `matcher`</text:span></text:p>
      <text:p text:style-name="P1"><text:span text:style-name="T65"><text:tab/><text:tab/><text:tab/><text:tab/><text:tab/>while ( i-- ) {</text:span></text:p>
      <text:p text:style-name="P1"><text:span text:style-name="T65"><text:tab/><text:tab/><text:tab/><text:tab/><text:tab/><text:tab/>if ( ( elem = unmatched[ i ] ) ) {</text:span></text:p>
      <text:p text:style-name="P1"><text:span text:style-name="T65"><text:tab/><text:tab/><text:tab/><text:tab/><text:tab/><text:tab/><text:tab/>seed[ i ] = !( matches[ i ] = elem );</text:span></text:p>
      <text:p text:style-name="P1"><text:span text:style-name="T65"><text:tab/><text:tab/><text:tab/><text:tab/><text:tab/><text:tab/>}</text:span></text:p>
      <text:p text:style-name="P1"><text:span text:style-name="T65"><text:tab/><text:tab/><text:tab/><text:tab/><text:tab/>}</text:span></text:p>
      <text:p text:style-name="P1"><text:span text:style-name="T65"><text:tab/><text:tab/><text:tab/><text:tab/>} ) :</text:span></text:p>
      <text:p text:style-name="P1"><text:span text:style-name="T65"><text:tab/><text:tab/><text:tab/><text:tab/>function( elem, _context, xml ) {</text:span></text:p>
      <text:p text:style-name="P1"><text:span text:style-name="T65"><text:tab/><text:tab/><text:tab/><text:tab/><text:tab/>input[ 0 ] = elem;</text:span></text:p>
      <text:p text:style-name="P1"><text:span text:style-name="T65"><text:tab/><text:tab/><text:tab/><text:tab/><text:tab/>matcher( input, null, xml, results );</text:span></text:p>
      <text:p text:style-name="P1"><text:span text:style-name="T65"/></text:p>
      <text:p text:style-name="P1"><text:span text:style-name="T65"><text:tab/><text:tab/><text:tab/><text:tab/><text:tab/>// Don't keep the element (issue #299)</text:span></text:p>
      <text:p text:style-name="P1"><text:span text:style-name="T65"><text:tab/><text:tab/><text:tab/><text:tab/><text:tab/>input[ 0 ] = null;</text:span></text:p>
      <text:p text:style-name="P1"><text:span text:style-name="T65"><text:tab/><text:tab/><text:tab/><text:tab/><text:tab/>return !results.pop();</text:span></text:p>
      <text:p text:style-name="P1"><text:span text:style-name="T65"><text:tab/><text:tab/><text:tab/><text:tab/>};</text:span></text:p>
      <text:p text:style-name="P1"><text:span text:style-name="T65"><text:tab/><text:tab/>} ),</text:span></text:p>
      <text:p text:style-name="P1"><text:span text:style-name="T65"/></text:p>
      <text:p text:style-name="P1"><text:span text:style-name="T65"><text:tab/><text:tab/>"has": markFunction( function( selector ) {</text:span></text:p>
      <text:p text:style-name="P1"><text:span text:style-name="T65"><text:tab/><text:tab/><text:tab/>return function( elem ) {</text:span></text:p>
      <text:p text:style-name="P1"><text:span text:style-name="T65"><text:tab/><text:tab/><text:tab/><text:tab/>return Sizzle( selector, elem ).length &gt; 0;</text:span></text:p>
      <text:p text:style-name="P1"><text:span text:style-name="T65"><text:tab/><text:tab/><text:tab/>};</text:span></text:p>
      <text:p text:style-name="P1"><text:span text:style-name="T65"><text:tab/><text:tab/>} ),</text:span></text:p>
      <text:p text:style-name="P1"><text:span text:style-name="T65"/></text:p>
      <text:p text:style-name="P1"><text:span text:style-name="T65"><text:tab/><text:tab/>"contains": markFunction( function( text ) {</text:span></text:p>
      <text:p text:style-name="P1"><text:span text:style-name="T65"><text:tab/><text:tab/><text:tab/>text = text.replace( runescape, funescape );</text:span></text:p>
      <text:p text:style-name="P1"><text:span text:style-name="T65"><text:tab/><text:tab/><text:tab/>return function( elem ) {</text:span></text:p>
      <text:p text:style-name="P1"><text:span text:style-name="T65"><text:tab/><text:tab/><text:tab/><text:tab/>return ( elem.textContent || getText( elem ) ).indexOf( text ) &gt; -1;</text:span></text:p>
      <text:p text:style-name="P1"><text:span text:style-name="T65"><text:tab/><text:tab/><text:tab/>};</text:span></text:p>
      <text:p text:style-name="P1"><text:span text:style-name="T65"><text:tab/><text:tab/>} ),</text:span></text:p>
      <text:p text:style-name="P1"><text:span text:style-name="T65"/></text:p>
      <text:p text:style-name="P1"><text:span text:style-name="T65"><text:tab/><text:tab/>// "Whether an element is represented by a :lang() selector</text:span></text:p>
      <text:p text:style-name="P1"><text:span text:style-name="T65"><text:tab/><text:tab/>// is based solely on the element's language value</text:span></text:p>
      <text:p text:style-name="P1"><text:span text:style-name="T65"><text:tab/><text:tab/>// being equal to the identifier C,</text:span></text:p>
      <text:p text:style-name="P1"><text:span text:style-name="T65"><text:tab/><text:tab/>// or beginning with the identifier C immediately followed by "-".</text:span></text:p>
      <text:p text:style-name="P1"><text:span text:style-name="T65"><text:tab/><text:tab/>// The matching of C against the element's language value is performed case-insensitively.</text:span></text:p>
      <text:p text:style-name="P1"><text:span text:style-name="T65"><text:tab/><text:tab/>// The identifier C does not have to be a valid language name."</text:span></text:p>
      <text:p text:style-name="P1"><text:span text:style-name="T65"><text:tab/><text:tab/>//<text:s/></text:span><text:a xlink:href="http://www.w3.org/TR/selectors/#lang-pseudo"><text:span text:style-name="T66">http://www.w3.org/TR/selectors/#lang-pseudo</text:span></text:a><text:span text:style-name="T67"/></text:p>
      <text:p text:style-name="P1"><text:span text:style-name="T67"><text:tab/><text:tab/>"lang": markFunction( function( lang ) {</text:span></text:p>
      <text:p text:style-name="P1"><text:span text:style-name="T67"/></text:p>
      <text:p text:style-name="P1"><text:span text:style-name="T67"><text:tab/><text:tab/><text:tab/>// lang value must be a valid identifier</text:span></text:p>
      <text:p text:style-name="P1"><text:span text:style-name="T67"><text:tab/><text:tab/><text:tab/>if ( !ridentifier.test( lang || "" ) ) {</text:span></text:p>
      <text:p text:style-name="P1"><text:span text:style-name="T67"><text:tab/><text:tab/><text:tab/><text:tab/>Sizzle.error( "unsupported lang: " + lang );</text:span></text:p>
      <text:p text:style-name="P1"><text:span text:style-name="T67"><text:tab/><text:tab/><text:tab/>}</text:span></text:p>
      <text:p text:style-name="P1"><text:span text:style-name="T67"><text:tab/><text:tab/><text:tab/>lang = lang.replace( runescape, funescape ).toLowerCase();</text:span></text:p>
      <text:p text:style-name="P1"><text:span text:style-name="T67"><text:tab/><text:tab/><text:tab/>return function( elem ) {</text:span></text:p>
      <text:p text:style-name="P1"><text:span text:style-name="T67"><text:tab/><text:tab/><text:tab/><text:tab/>var elemLang;</text:span></text:p>
      <text:p text:style-name="P1"><text:span text:style-name="T67"><text:tab/><text:tab/><text:tab/><text:tab/>do {</text:span></text:p>
      <text:p text:style-name="P1"><text:span text:style-name="T67"><text:tab/><text:tab/><text:tab/><text:tab/><text:tab/>if ( ( elemLang = documentIsHTML ?</text:span></text:p>
      <text:p text:style-name="P1"><text:span text:style-name="T67"><text:tab/><text:tab/><text:tab/><text:tab/><text:tab/><text:tab/>elem.lang :</text:span></text:p>
      <text:p text:style-name="P1"><text:span text:style-name="T67"><text:tab/><text:tab/><text:tab/><text:tab/><text:tab/><text:tab/>elem.getAttribute( "xml:lang" ) || elem.getAttribute( "lang" ) ) ) {</text:span></text:p>
      <text:p text:style-name="P1"><text:span text:style-name="T67"/></text:p>
      <text:p text:style-name="P1"><text:span text:style-name="T67"><text:tab/><text:tab/><text:tab/><text:tab/><text:tab/><text:tab/>elemLang = elemLang.toLowerCase();</text:span></text:p>
      <text:p text:style-name="P1"><text:span text:style-name="T67"><text:tab/><text:tab/><text:tab/><text:tab/><text:tab/><text:tab/>return elemLang === lang || elemLang.indexOf( lang + "-" ) === 0;</text:span></text:p>
      <text:p text:style-name="P1"><text:span text:style-name="T67"><text:tab/><text:tab/><text:tab/><text:tab/><text:tab/>}</text:span></text:p>
      <text:p text:style-name="P1"><text:span text:style-name="T67"><text:tab/><text:tab/><text:tab/><text:tab/>} while ( ( elem = elem.parentNode ) &amp;&amp; elem.nodeType === 1 );</text:span></text:p>
      <text:p text:style-name="P1"><text:span text:style-name="T67"><text:tab/><text:tab/><text:tab/><text:tab/>return false;</text:span></text:p>
      <text:p text:style-name="P1"><text:span text:style-name="T67"><text:tab/><text:tab/><text:tab/>};</text:span></text:p>
      <text:p text:style-name="P1"><text:span text:style-name="T67"><text:tab/><text:tab/>} ),</text:span></text:p>
      <text:p text:style-name="P1"><text:span text:style-name="T67"/></text:p>
      <text:p text:style-name="P1"><text:span text:style-name="T67"><text:tab/><text:tab/>// Miscellaneous</text:span></text:p>
      <text:p text:style-name="P1"><text:span text:style-name="T67"><text:tab/><text:tab/>"target": function( elem ) {</text:span></text:p>
      <text:p text:style-name="P1"><text:span text:style-name="T67"><text:tab/><text:tab/><text:tab/>var hash = window.location &amp;&amp; window.location.hash;</text:span></text:p>
      <text:p text:style-name="P1"><text:span text:style-name="T67"><text:tab/><text:tab/><text:tab/>return hash &amp;&amp; hash.slice( 1 ) === elem.id;</text:span></text:p>
      <text:p text:style-name="P1"><text:span text:style-name="T67"><text:tab/><text:tab/>},</text:span></text:p>
      <text:p text:style-name="P1"><text:span text:style-name="T67"/></text:p>
      <text:p text:style-name="P1"><text:span text:style-name="T67"><text:tab/><text:tab/>"root": function( elem ) {</text:span></text:p>
      <text:p text:style-name="P1"><text:span text:style-name="T67"><text:tab/><text:tab/><text:tab/>return elem === docElem;</text:span></text:p>
      <text:p text:style-name="P1"><text:span text:style-name="T67"><text:tab/><text:tab/>},</text:span></text:p>
      <text:p text:style-name="P1"><text:span text:style-name="T67"/></text:p>
      <text:p text:style-name="P1"><text:span text:style-name="T67"><text:tab/><text:tab/>"focus": function( elem ) {</text:span></text:p>
      <text:p text:style-name="P1"><text:span text:style-name="T67"><text:tab/><text:tab/><text:tab/>return elem === document.activeElement &amp;&amp;</text:span></text:p>
      <text:p text:style-name="P1"><text:span text:style-name="T67"><text:tab/><text:tab/><text:tab/><text:tab/>( !document.hasFocus || document.hasFocus() ) &amp;&amp;</text:span></text:p>
      <text:p text:style-name="P1"><text:span text:style-name="T67"><text:tab/><text:tab/><text:tab/><text:tab/>!!( elem.type || elem.href || ~elem.tabIndex );</text:span></text:p>
      <text:p text:style-name="P1"><text:span text:style-name="T67"><text:tab/><text:tab/>},</text:span></text:p>
      <text:p text:style-name="P1"><text:span text:style-name="T67"/></text:p>
      <text:p text:style-name="P1"><text:span text:style-name="T67"><text:tab/><text:tab/>// Boolean properties</text:span></text:p>
      <text:p text:style-name="P1"><text:span text:style-name="T67"><text:tab/><text:tab/>"enabled": createDisabledPseudo( false ),</text:span></text:p>
      <text:p text:style-name="P1"><text:span text:style-name="T67"><text:tab/><text:tab/>"disabled": createDisabledPseudo( true ),</text:span></text:p>
      <text:p text:style-name="P1"><text:span text:style-name="T67"/></text:p>
      <text:p text:style-name="P1"><text:span text:style-name="T67"><text:tab/><text:tab/>"checked": function( elem ) {</text:span></text:p>
      <text:p text:style-name="P1"><text:span text:style-name="T67"/></text:p>
      <text:p text:style-name="P1"><text:span text:style-name="T67"><text:tab/><text:tab/><text:tab/>// In CSS3, :checked should return both checked and selected elements</text:span></text:p>
      <text:p text:style-name="P1"><text:span text:style-name="T67"><text:tab/><text:tab/><text:tab/>//<text:s/></text:span><text:a xlink:href="http://www.w3.org/TR/2011/REC-css3-selectors-20110929/#checked"><text:span text:style-name="T68">http://www.w3.org/TR/2011/REC-css3-selectors-20110929/#checked</text:span></text:a><text:span text:style-name="T69"/></text:p>
      <text:p text:style-name="P1"><text:span text:style-name="T69"><text:tab/><text:tab/><text:tab/>var nodeName = elem.nodeName.toLowerCase();</text:span></text:p>
      <text:p text:style-name="P1"><text:span text:style-name="T69"><text:tab/><text:tab/><text:tab/>return ( nodeName === "input" &amp;&amp; !!elem.checked ) ||</text:span></text:p>
      <text:p text:style-name="P1"><text:span text:style-name="T69"><text:tab/><text:tab/><text:tab/><text:tab/>( nodeName === "option" &amp;&amp; !!elem.selected );</text:span></text:p>
      <text:p text:style-name="P1"><text:span text:style-name="T69"><text:tab/><text:tab/>},</text:span></text:p>
      <text:p text:style-name="P1"><text:span text:style-name="T69"/></text:p>
      <text:p text:style-name="P1"><text:span text:style-name="T69"><text:tab/><text:tab/>"selected": function( elem ) {</text:span></text:p>
      <text:p text:style-name="P1"><text:span text:style-name="T69"/></text:p>
      <text:p text:style-name="P1"><text:span text:style-name="T69"><text:tab/><text:tab/><text:tab/>// Accessing this property makes selected-by-default</text:span></text:p>
      <text:p text:style-name="P1"><text:span text:style-name="T69"><text:tab/><text:tab/><text:tab/>// options in Safari work properly</text:span></text:p>
      <text:p text:style-name="P1"><text:span text:style-name="T69"><text:tab/><text:tab/><text:tab/>if ( elem.parentNode ) {</text:span></text:p>
      <text:p text:style-name="P1"><text:span text:style-name="T69"><text:tab/><text:tab/><text:tab/><text:tab/>// eslint-disable-next-line no-unused-expressions</text:span></text:p>
      <text:p text:style-name="P1"><text:span text:style-name="T69"><text:tab/><text:tab/><text:tab/><text:tab/>elem.parentNode.selectedIndex;</text:span></text:p>
      <text:p text:style-name="P1"><text:span text:style-name="T69"><text:tab/><text:tab/><text:tab/>}</text:span></text:p>
      <text:p text:style-name="P1"><text:span text:style-name="T69"/></text:p>
      <text:p text:style-name="P1"><text:span text:style-name="T69"><text:tab/><text:tab/><text:tab/>return elem.selected === true;</text:span></text:p>
      <text:p text:style-name="P1"><text:span text:style-name="T69"><text:tab/><text:tab/>},</text:span></text:p>
      <text:p text:style-name="P1"><text:span text:style-name="T69"/></text:p>
      <text:p text:style-name="P1"><text:span text:style-name="T69"><text:tab/><text:tab/>// Contents</text:span></text:p>
      <text:p text:style-name="P1"><text:span text:style-name="T69"><text:tab/><text:tab/>"empty": function( elem ) {</text:span></text:p>
      <text:p text:style-name="P1"><text:span text:style-name="T69"/></text:p>
      <text:p text:style-name="P1"><text:span text:style-name="T69"><text:tab/><text:tab/><text:tab/>//<text:s/></text:span><text:a xlink:href="http://www.w3.org/TR/selectors/#empty-pseudo"><text:span text:style-name="T70">http://www.w3.org/TR/selectors/#empty-pseudo</text:span></text:a><text:span text:style-name="T71"/></text:p>
      <text:p text:style-name="P1"><text:span text:style-name="T71"><text:tab/><text:tab/><text:tab/>// :empty is negated by element (1) or content nodes (text: 3; cdata: 4; entity ref: 5),</text:span></text:p>
      <text:p text:style-name="P1"><text:span text:style-name="T71"><text:tab/><text:tab/><text:tab/>//<text:s text:c="3"/>but not by others (comment: 8; processing instruction: 7; etc.)</text:span></text:p>
      <text:p text:style-name="P1"><text:span text:style-name="T71"><text:tab/><text:tab/><text:tab/>// nodeType &lt; 6 works because attributes (2) do not appear as children</text:span></text:p>
      <text:p text:style-name="P1"><text:span text:style-name="T71"><text:tab/><text:tab/><text:tab/>for ( elem = elem.firstChild; elem; elem = elem.nextSibling ) {</text:span></text:p>
      <text:p text:style-name="P1"><text:span text:style-name="T71"><text:tab/><text:tab/><text:tab/><text:tab/>if ( elem.nodeType &lt; 6 ) {</text:span></text:p>
      <text:p text:style-name="P1"><text:span text:style-name="T71"><text:tab/><text:tab/><text:tab/><text:tab/><text:tab/>return false;</text:span></text:p>
      <text:p text:style-name="P1"><text:span text:style-name="T71"><text:tab/><text:tab/><text:tab/><text:tab/>}</text:span></text:p>
      <text:p text:style-name="P1"><text:span text:style-name="T71"><text:tab/><text:tab/><text:tab/>}</text:span></text:p>
      <text:p text:style-name="P1"><text:span text:style-name="T71"><text:tab/><text:tab/><text:tab/>return true;</text:span></text:p>
      <text:p text:style-name="P1"><text:span text:style-name="T71"><text:tab/><text:tab/>},</text:span></text:p>
      <text:p text:style-name="P1"><text:span text:style-name="T71"/></text:p>
      <text:p text:style-name="P1"><text:span text:style-name="T71"><text:tab/><text:tab/>"parent": function( elem ) {</text:span></text:p>
      <text:p text:style-name="P1"><text:span text:style-name="T71"><text:tab/><text:tab/><text:tab/>return !Expr.pseudos[ "empty" ]( elem );</text:span></text:p>
      <text:p text:style-name="P1"><text:span text:style-name="T71"><text:tab/><text:tab/>},</text:span></text:p>
      <text:p text:style-name="P1"><text:span text:style-name="T71"/></text:p>
      <text:p text:style-name="P1"><text:span text:style-name="T71"><text:tab/><text:tab/>// Element/input types</text:span></text:p>
      <text:p text:style-name="P1"><text:span text:style-name="T71"><text:tab/><text:tab/>"header": function( elem ) {</text:span></text:p>
      <text:p text:style-name="P1"><text:span text:style-name="T71"><text:tab/><text:tab/><text:tab/>return rheader.test( elem.nodeName );</text:span></text:p>
      <text:p text:style-name="P1"><text:span text:style-name="T71"><text:tab/><text:tab/>},</text:span></text:p>
      <text:p text:style-name="P1"><text:span text:style-name="T71"/></text:p>
      <text:p text:style-name="P1"><text:span text:style-name="T71"><text:tab/><text:tab/>"input": function( elem ) {</text:span></text:p>
      <text:p text:style-name="P1"><text:span text:style-name="T71"><text:tab/><text:tab/><text:tab/>return rinputs.test( elem.nodeName );</text:span></text:p>
      <text:p text:style-name="P1"><text:span text:style-name="T71"><text:tab/><text:tab/>},</text:span></text:p>
      <text:p text:style-name="P1"><text:span text:style-name="T71"/></text:p>
      <text:p text:style-name="P1"><text:span text:style-name="T71"><text:tab/><text:tab/>"button": function( elem ) {</text:span></text:p>
      <text:p text:style-name="P1"><text:span text:style-name="T71"><text:tab/><text:tab/><text:tab/>var name = elem.nodeName.toLowerCase();</text:span></text:p>
      <text:p text:style-name="P1"><text:span text:style-name="T71"><text:tab/><text:tab/><text:tab/>return name === "input" &amp;&amp; elem.type === "button" || name === "button";</text:span></text:p>
      <text:p text:style-name="P1"><text:span text:style-name="T71"><text:tab/><text:tab/>},</text:span></text:p>
      <text:p text:style-name="P1"><text:span text:style-name="T71"/></text:p>
      <text:p text:style-name="P1"><text:span text:style-name="T71"><text:tab/><text:tab/>"text": function( elem ) {</text:span></text:p>
      <text:p text:style-name="P1"><text:span text:style-name="T71"><text:tab/><text:tab/><text:tab/>var attr;</text:span></text:p>
      <text:p text:style-name="P1"><text:span text:style-name="T71"><text:tab/><text:tab/><text:tab/>return elem.nodeName.toLowerCase() === "input" &amp;&amp;</text:span></text:p>
      <text:p text:style-name="P1"><text:span text:style-name="T71"><text:tab/><text:tab/><text:tab/><text:tab/>elem.type === "text" &amp;&amp;</text:span></text:p>
      <text:p text:style-name="P1"><text:span text:style-name="T71"/></text:p>
      <text:p text:style-name="P1"><text:span text:style-name="T71"><text:tab/><text:tab/><text:tab/><text:tab/>// Support: IE&lt;8</text:span></text:p>
      <text:p text:style-name="P1"><text:span text:style-name="T71"><text:tab/><text:tab/><text:tab/><text:tab/>// New HTML5 attribute values (e.g., "search") appear with elem.type === "text"</text:span></text:p>
      <text:p text:style-name="P1"><text:span text:style-name="T71"><text:tab/><text:tab/><text:tab/><text:tab/>( ( attr = elem.getAttribute( "type" ) ) == null ||</text:span></text:p>
      <text:p text:style-name="P1"><text:span text:style-name="T71"><text:tab/><text:tab/><text:tab/><text:tab/><text:tab/>attr.toLowerCase() === "text" );</text:span></text:p>
      <text:p text:style-name="P1"><text:span text:style-name="T71"><text:tab/><text:tab/>},</text:span></text:p>
      <text:p text:style-name="P1"><text:span text:style-name="T71"/></text:p>
      <text:p text:style-name="P1"><text:span text:style-name="T71"><text:tab/><text:tab/>// Position-in-collection</text:span></text:p>
      <text:p text:style-name="P1"><text:span text:style-name="T71"><text:tab/><text:tab/>"first": createPositionalPseudo( function() {</text:span></text:p>
      <text:p text:style-name="P1"><text:span text:style-name="T71"><text:tab/><text:tab/><text:tab/>return [ 0 ];</text:span></text:p>
      <text:p text:style-name="P1"><text:span text:style-name="T71"><text:tab/><text:tab/>} ),</text:span></text:p>
      <text:p text:style-name="P1"><text:span text:style-name="T71"/></text:p>
      <text:p text:style-name="P1"><text:span text:style-name="T71"><text:tab/><text:tab/>"last": createPositionalPseudo( function( _matchIndexes, length ) {</text:span></text:p>
      <text:p text:style-name="P1"><text:span text:style-name="T71"><text:tab/><text:tab/><text:tab/>return [ length - 1 ];</text:span></text:p>
      <text:p text:style-name="P1"><text:span text:style-name="T71"><text:tab/><text:tab/>} ),</text:span></text:p>
      <text:p text:style-name="P1"><text:span text:style-name="T71"/></text:p>
      <text:p text:style-name="P1"><text:span text:style-name="T71"><text:tab/><text:tab/>"eq": createPositionalPseudo( function( _matchIndexes, length, argument ) {</text:span></text:p>
      <text:p text:style-name="P1"><text:span text:style-name="T71"><text:tab/><text:tab/><text:tab/>return [ argument &lt; 0 ? argument + length : argument ];</text:span></text:p>
      <text:p text:style-name="P1"><text:span text:style-name="T71"><text:tab/><text:tab/>} ),</text:span></text:p>
      <text:p text:style-name="P1"><text:span text:style-name="T71"/></text:p>
      <text:p text:style-name="P1"><text:span text:style-name="T71"><text:tab/><text:tab/>"even": createPositionalPseudo( function( matchIndexes, length ) {</text:span></text:p>
      <text:p text:style-name="P1"><text:span text:style-name="T71"><text:tab/><text:tab/><text:tab/>var i = 0;</text:span></text:p>
      <text:p text:style-name="P1"><text:span text:style-name="T71"><text:tab/><text:tab/><text:tab/>for ( ; i &lt; length; i += 2 ) {</text:span></text:p>
      <text:p text:style-name="P1"><text:span text:style-name="T71"><text:tab/><text:tab/><text:tab/><text:tab/>matchIndexes.push( i );</text:span></text:p>
      <text:p text:style-name="P1"><text:span text:style-name="T71"><text:tab/><text:tab/><text:tab/>}</text:span></text:p>
      <text:p text:style-name="P1"><text:span text:style-name="T71"><text:tab/><text:tab/><text:tab/>return matchIndexes;</text:span></text:p>
      <text:p text:style-name="P1"><text:span text:style-name="T71"><text:tab/><text:tab/>} ),</text:span></text:p>
      <text:p text:style-name="P1"><text:span text:style-name="T71"/></text:p>
      <text:p text:style-name="P1"><text:span text:style-name="T71"><text:tab/><text:tab/>"odd": createPositionalPseudo( function( matchIndexes, length ) {</text:span></text:p>
      <text:p text:style-name="P1"><text:span text:style-name="T71"><text:tab/><text:tab/><text:tab/>var i = 1;</text:span></text:p>
      <text:p text:style-name="P1"><text:span text:style-name="T71"><text:tab/><text:tab/><text:tab/>for ( ; i &lt; length; i += 2 ) {</text:span></text:p>
      <text:p text:style-name="P1"><text:span text:style-name="T71"><text:tab/><text:tab/><text:tab/><text:tab/>matchIndexes.push( i );</text:span></text:p>
      <text:p text:style-name="P1"><text:span text:style-name="T71"><text:tab/><text:tab/><text:tab/>}</text:span></text:p>
      <text:p text:style-name="P1"><text:span text:style-name="T71"><text:tab/><text:tab/><text:tab/>return matchIndexes;</text:span></text:p>
      <text:p text:style-name="P1"><text:span text:style-name="T71"><text:tab/><text:tab/>} ),</text:span></text:p>
      <text:p text:style-name="P1"><text:span text:style-name="T71"/></text:p>
      <text:p text:style-name="P1"><text:span text:style-name="T71"><text:tab/><text:tab/>"lt": createPositionalPseudo( function( matchIndexes, length, argument ) {</text:span></text:p>
      <text:p text:style-name="P1"><text:span text:style-name="T71"><text:tab/><text:tab/><text:tab/>var i = argument &lt; 0 ?</text:span></text:p>
      <text:p text:style-name="P1"><text:span text:style-name="T71"><text:tab/><text:tab/><text:tab/><text:tab/>argument + length :</text:span></text:p>
      <text:p text:style-name="P1"><text:span text:style-name="T71"><text:tab/><text:tab/><text:tab/><text:tab/>argument &gt; length ?</text:span></text:p>
      <text:p text:style-name="P1"><text:span text:style-name="T71"><text:tab/><text:tab/><text:tab/><text:tab/><text:tab/>length :</text:span></text:p>
      <text:p text:style-name="P1"><text:span text:style-name="T71"><text:tab/><text:tab/><text:tab/><text:tab/><text:tab/>argument;</text:span></text:p>
      <text:p text:style-name="P1"><text:span text:style-name="T71"><text:tab/><text:tab/><text:tab/>for ( ; --i &gt;= 0; ) {</text:span></text:p>
      <text:p text:style-name="P1"><text:span text:style-name="T71"><text:tab/><text:tab/><text:tab/><text:tab/>matchIndexes.push( i );</text:span></text:p>
      <text:p text:style-name="P1"><text:span text:style-name="T71"><text:tab/><text:tab/><text:tab/>}</text:span></text:p>
      <text:p text:style-name="P1"><text:span text:style-name="T71"><text:tab/><text:tab/><text:tab/>return matchIndexes;</text:span></text:p>
      <text:p text:style-name="P1"><text:span text:style-name="T71"><text:tab/><text:tab/>} ),</text:span></text:p>
      <text:p text:style-name="P1"><text:span text:style-name="T71"/></text:p>
      <text:p text:style-name="P1"><text:span text:style-name="T71"><text:tab/><text:tab/>"gt": createPositionalPseudo( function( matchIndexes, length, argument ) {</text:span></text:p>
      <text:p text:style-name="P1"><text:span text:style-name="T71"><text:tab/><text:tab/><text:tab/>var i = argument &lt; 0 ? argument + length : argument;</text:span></text:p>
      <text:p text:style-name="P1"><text:span text:style-name="T71"><text:tab/><text:tab/><text:tab/>for ( ; ++i &lt; length; ) {</text:span></text:p>
      <text:p text:style-name="P1"><text:span text:style-name="T71"><text:tab/><text:tab/><text:tab/><text:tab/>matchIndexes.push( i );</text:span></text:p>
      <text:p text:style-name="P1"><text:span text:style-name="T71"><text:tab/><text:tab/><text:tab/>}</text:span></text:p>
      <text:p text:style-name="P1"><text:span text:style-name="T71"><text:tab/><text:tab/><text:tab/>return matchIndexes;</text:span></text:p>
      <text:p text:style-name="P1"><text:span text:style-name="T71"><text:tab/><text:tab/>} )</text:span></text:p>
      <text:p text:style-name="P1"><text:span text:style-name="T71"><text:tab/>}</text:span></text:p>
      <text:p text:style-name="P1"><text:span text:style-name="T71">};</text:span></text:p>
      <text:p text:style-name="P1"><text:span text:style-name="T71"/></text:p>
      <text:p text:style-name="P1"><text:span text:style-name="T71">Expr.pseudos[ "nth" ] = Expr.pseudos[ "eq" ];</text:span></text:p>
      <text:p text:style-name="P1"><text:span text:style-name="T71"/></text:p>
      <text:p text:style-name="P1"><text:span text:style-name="T71">// Add button/input type pseudos</text:span></text:p>
      <text:p text:style-name="P1"><text:span text:style-name="T71">for ( i in { radio: true, checkbox: true, file: true, password: true, image: true } ) {</text:span></text:p>
      <text:p text:style-name="P1"><text:span text:style-name="T71"><text:tab/>Expr.pseudos[ i ] = createInputPseudo( i );</text:span></text:p>
      <text:p text:style-name="P1"><text:span text:style-name="T71">}</text:span></text:p>
      <text:p text:style-name="P1"><text:span text:style-name="T71">for ( i in { submit: true, reset: true } ) {</text:span></text:p>
      <text:p text:style-name="P1"><text:span text:style-name="T71"><text:tab/>Expr.pseudos[ i ] = createButtonPseudo( i );</text:span></text:p>
      <text:p text:style-name="P1"><text:span text:style-name="T71">}</text:span></text:p>
      <text:p text:style-name="P1"><text:span text:style-name="T71"/></text:p>
      <text:p text:style-name="P1"><text:span text:style-name="T71">// Easy API for creating new setFilters</text:span></text:p>
      <text:p text:style-name="P1"><text:span text:style-name="T71">function setFilters() {}</text:span></text:p>
      <text:p text:style-name="P1"><text:span text:style-name="T71">setFilters.prototype = Expr.filters = Expr.pseudos;</text:span></text:p>
      <text:p text:style-name="P1"><text:span text:style-name="T71">Expr.setFilters = new setFilters();</text:span></text:p>
      <text:p text:style-name="P1"><text:span text:style-name="T71"/></text:p>
      <text:p text:style-name="P1"><text:span text:style-name="T71">tokenize = Sizzle.tokenize = function( selector, parseOnly ) {</text:span></text:p>
      <text:p text:style-name="P1"><text:span text:style-name="T71"><text:tab/>var matched, match, tokens, type,</text:span></text:p>
      <text:p text:style-name="P1"><text:span text:style-name="T71"><text:tab/><text:tab/>soFar, groups, preFilters,</text:span></text:p>
      <text:p text:style-name="P1"><text:span text:style-name="T71"><text:tab/><text:tab/>cached = tokenCache[ selector + " " ];</text:span></text:p>
      <text:p text:style-name="P1"><text:span text:style-name="T71"/></text:p>
      <text:p text:style-name="P1"><text:span text:style-name="T71"><text:tab/>if ( cached ) {</text:span></text:p>
      <text:p text:style-name="P1"><text:span text:style-name="T71"><text:tab/><text:tab/>return parseOnly ? 0 : cached.slice( 0 );</text:span></text:p>
      <text:p text:style-name="P1"><text:span text:style-name="T71"><text:tab/>}</text:span></text:p>
      <text:p text:style-name="P1"><text:span text:style-name="T71"/></text:p>
      <text:p text:style-name="P1"><text:span text:style-name="T71"><text:tab/>soFar = selector;</text:span></text:p>
      <text:p text:style-name="P1"><text:span text:style-name="T71"><text:tab/>groups = [];</text:span></text:p>
      <text:p text:style-name="P1"><text:span text:style-name="T71"><text:tab/>preFilters = Expr.preFilter;</text:span></text:p>
      <text:p text:style-name="P1"><text:span text:style-name="T71"/></text:p>
      <text:p text:style-name="P1"><text:span text:style-name="T71"><text:tab/>while ( soFar ) {</text:span></text:p>
      <text:p text:style-name="P1"><text:span text:style-name="T71"/></text:p>
      <text:p text:style-name="P1"><text:span text:style-name="T71"><text:tab/><text:tab/>// Comma and first run</text:span></text:p>
      <text:p text:style-name="P1"><text:span text:style-name="T71"><text:tab/><text:tab/>if ( !matched || ( match = rcomma.exec( soFar ) ) ) {</text:span></text:p>
      <text:p text:style-name="P1"><text:span text:style-name="T71"><text:tab/><text:tab/><text:tab/>if ( match ) {</text:span></text:p>
      <text:p text:style-name="P1"><text:span text:style-name="T71"/></text:p>
      <text:p text:style-name="P1"><text:span text:style-name="T71"><text:tab/><text:tab/><text:tab/><text:tab/>// Don't consume trailing commas as valid</text:span></text:p>
      <text:p text:style-name="P1"><text:span text:style-name="T71"><text:tab/><text:tab/><text:tab/><text:tab/>soFar = soFar.slice( match[ 0 ].length ) || soFar;</text:span></text:p>
      <text:p text:style-name="P1"><text:span text:style-name="T71"><text:tab/><text:tab/><text:tab/>}</text:span></text:p>
      <text:p text:style-name="P1"><text:span text:style-name="T71"><text:tab/><text:tab/><text:tab/>groups.push( ( tokens = [] ) );</text:span></text:p>
      <text:p text:style-name="P1"><text:span text:style-name="T71"><text:tab/><text:tab/>}</text:span></text:p>
      <text:p text:style-name="P1"><text:span text:style-name="T71"/></text:p>
      <text:p text:style-name="P1"><text:span text:style-name="T71"><text:tab/><text:tab/>matched = false;</text:span></text:p>
      <text:p text:style-name="P1"><text:span text:style-name="T71"/></text:p>
      <text:p text:style-name="P1"><text:span text:style-name="T71"><text:tab/><text:tab/>// Combinators</text:span></text:p>
      <text:p text:style-name="P1"><text:span text:style-name="T71"><text:tab/><text:tab/>if ( ( match = rcombinators.exec( soFar ) ) ) {</text:span></text:p>
      <text:p text:style-name="P1"><text:span text:style-name="T71"><text:tab/><text:tab/><text:tab/>matched = match.shift();</text:span></text:p>
      <text:p text:style-name="P1"><text:span text:style-name="T71"><text:tab/><text:tab/><text:tab/>tokens.push( {</text:span></text:p>
      <text:p text:style-name="P1"><text:span text:style-name="T71"><text:tab/><text:tab/><text:tab/><text:tab/>value: matched,</text:span></text:p>
      <text:p text:style-name="P1"><text:span text:style-name="T71"/></text:p>
      <text:p text:style-name="P1"><text:span text:style-name="T71"><text:tab/><text:tab/><text:tab/><text:tab/>// Cast descendant combinators to space</text:span></text:p>
      <text:p text:style-name="P1"><text:span text:style-name="T71"><text:tab/><text:tab/><text:tab/><text:tab/>type: match[ 0 ].replace( rtrim, " " )</text:span></text:p>
      <text:p text:style-name="P1"><text:span text:style-name="T71"><text:tab/><text:tab/><text:tab/>} );</text:span></text:p>
      <text:p text:style-name="P1"><text:span text:style-name="T71"><text:tab/><text:tab/><text:tab/>soFar = soFar.slice( matched.length );</text:span></text:p>
      <text:p text:style-name="P1"><text:span text:style-name="T71"><text:tab/><text:tab/>}</text:span></text:p>
      <text:p text:style-name="P1"><text:span text:style-name="T71"/></text:p>
      <text:p text:style-name="P1"><text:span text:style-name="T71"><text:tab/><text:tab/>// Filters</text:span></text:p>
      <text:p text:style-name="P1"><text:span text:style-name="T71"><text:tab/><text:tab/>for ( type in Expr.filter ) {</text:span></text:p>
      <text:p text:style-name="P1"><text:span text:style-name="T71"><text:tab/><text:tab/><text:tab/>if ( ( match = matchExpr[ type ].exec( soFar ) ) &amp;&amp; ( !preFilters[ type ] ||</text:span></text:p>
      <text:p text:style-name="P1"><text:span text:style-name="T71"><text:tab/><text:tab/><text:tab/><text:tab/>( match = preFilters[ type ]( match ) ) ) ) {</text:span></text:p>
      <text:p text:style-name="P1"><text:span text:style-name="T71"><text:tab/><text:tab/><text:tab/><text:tab/>matched = match.shift();</text:span></text:p>
      <text:p text:style-name="P1"><text:span text:style-name="T71"><text:tab/><text:tab/><text:tab/><text:tab/>tokens.push( {</text:span></text:p>
      <text:p text:style-name="P1"><text:span text:style-name="T71"><text:tab/><text:tab/><text:tab/><text:tab/><text:tab/>value: matched,</text:span></text:p>
      <text:p text:style-name="P1"><text:span text:style-name="T71"><text:tab/><text:tab/><text:tab/><text:tab/><text:tab/>type: type,</text:span></text:p>
      <text:p text:style-name="P1"><text:span text:style-name="T71"><text:tab/><text:tab/><text:tab/><text:tab/><text:tab/>matches: match</text:span></text:p>
      <text:p text:style-name="P1"><text:span text:style-name="T71"><text:tab/><text:tab/><text:tab/><text:tab/>} );</text:span></text:p>
      <text:p text:style-name="P1"><text:span text:style-name="T71"><text:tab/><text:tab/><text:tab/><text:tab/>soFar = soFar.slice( matched.length );</text:span></text:p>
      <text:p text:style-name="P1"><text:span text:style-name="T71"><text:tab/><text:tab/><text:tab/>}</text:span></text:p>
      <text:p text:style-name="P1"><text:span text:style-name="T71"><text:tab/><text:tab/>}</text:span></text:p>
      <text:p text:style-name="P1"><text:span text:style-name="T71"/></text:p>
      <text:p text:style-name="P1"><text:span text:style-name="T71"><text:tab/><text:tab/>if ( !matched ) {</text:span></text:p>
      <text:p text:style-name="P1"><text:span text:style-name="T71"><text:tab/><text:tab/><text:tab/>break;</text:span></text:p>
      <text:p text:style-name="P1"><text:span text:style-name="T71"><text:tab/><text:tab/>}</text:span></text:p>
      <text:p text:style-name="P1"><text:span text:style-name="T71"><text:tab/>}</text:span></text:p>
      <text:p text:style-name="P1"><text:span text:style-name="T71"/></text:p>
      <text:p text:style-name="P1"><text:span text:style-name="T71"><text:tab/>// Return the length of the invalid excess</text:span></text:p>
      <text:p text:style-name="P1"><text:span text:style-name="T71"><text:tab/>// if we're just parsing</text:span></text:p>
      <text:p text:style-name="P1"><text:span text:style-name="T71"><text:tab/>// Otherwise, throw an error or return tokens</text:span></text:p>
      <text:p text:style-name="P1"><text:span text:style-name="T71"><text:tab/>return parseOnly ?</text:span></text:p>
      <text:p text:style-name="P1"><text:span text:style-name="T71"><text:tab/><text:tab/>soFar.length :</text:span></text:p>
      <text:p text:style-name="P1"><text:span text:style-name="T71"><text:tab/><text:tab/>soFar ?</text:span></text:p>
      <text:p text:style-name="P1"><text:span text:style-name="T71"><text:tab/><text:tab/><text:tab/>Sizzle.error( selector ) :</text:span></text:p>
      <text:p text:style-name="P1"><text:span text:style-name="T71"/></text:p>
      <text:p text:style-name="P1"><text:span text:style-name="T71"><text:tab/><text:tab/><text:tab/>// Cache the tokens</text:span></text:p>
      <text:p text:style-name="P1"><text:span text:style-name="T71"><text:tab/><text:tab/><text:tab/>tokenCache( selector, groups ).slice( 0 );</text:span></text:p>
      <text:p text:style-name="P1"><text:span text:style-name="T71">};</text:span></text:p>
      <text:p text:style-name="P1"><text:span text:style-name="T71"/></text:p>
      <text:p text:style-name="P1"><text:span text:style-name="T71">function toSelector( tokens ) {</text:span></text:p>
      <text:p text:style-name="P1"><text:span text:style-name="T71"><text:tab/>var i = 0,</text:span></text:p>
      <text:p text:style-name="P1"><text:span text:style-name="T71"><text:tab/><text:tab/>len = tokens.length,</text:span></text:p>
      <text:p text:style-name="P1"><text:span text:style-name="T71"><text:tab/><text:tab/>selector = "";</text:span></text:p>
      <text:p text:style-name="P1"><text:span text:style-name="T71"><text:tab/>for ( ; i &lt; len; i++ ) {</text:span></text:p>
      <text:p text:style-name="P1"><text:span text:style-name="T71"><text:tab/><text:tab/>selector += tokens[ i ].value;</text:span></text:p>
      <text:p text:style-name="P1"><text:span text:style-name="T71"><text:tab/>}</text:span></text:p>
      <text:p text:style-name="P1"><text:span text:style-name="T71"><text:tab/>return selector;</text:span></text:p>
      <text:p text:style-name="P1"><text:span text:style-name="T71">}</text:span></text:p>
      <text:p text:style-name="P1"><text:span text:style-name="T71"/></text:p>
      <text:p text:style-name="P1"><text:span text:style-name="T71">function addCombinator( matcher, combinator, base ) {</text:span></text:p>
      <text:p text:style-name="P1"><text:span text:style-name="T71"><text:tab/>var dir = combinator.dir,</text:span></text:p>
      <text:p text:style-name="P1"><text:span text:style-name="T71"><text:tab/><text:tab/>skip = combinator.next,</text:span></text:p>
      <text:p text:style-name="P1"><text:span text:style-name="T71"><text:tab/><text:tab/>key = skip || dir,</text:span></text:p>
      <text:p text:style-name="P1"><text:span text:style-name="T71"><text:tab/><text:tab/>checkNonElements = base &amp;&amp; key === "parentNode",</text:span></text:p>
      <text:p text:style-name="P1"><text:span text:style-name="T71"><text:tab/><text:tab/>doneName = done++;</text:span></text:p>
      <text:p text:style-name="P1"><text:span text:style-name="T71"/></text:p>
      <text:p text:style-name="P1"><text:span text:style-name="T71"><text:tab/>return combinator.first ?</text:span></text:p>
      <text:p text:style-name="P1"><text:span text:style-name="T71"/></text:p>
      <text:p text:style-name="P1"><text:span text:style-name="T71"><text:tab/><text:tab/>// Check against closest ancestor/preceding element</text:span></text:p>
      <text:p text:style-name="P1"><text:span text:style-name="T71"><text:tab/><text:tab/>function( elem, context, xml ) {</text:span></text:p>
      <text:p text:style-name="P1"><text:span text:style-name="T71"><text:tab/><text:tab/><text:tab/>while ( ( elem = elem[ dir ] ) ) {</text:span></text:p>
      <text:p text:style-name="P1"><text:span text:style-name="T71"><text:tab/><text:tab/><text:tab/><text:tab/>if ( elem.nodeType === 1 || checkNonElements ) {</text:span></text:p>
      <text:p text:style-name="P1"><text:span text:style-name="T71"><text:tab/><text:tab/><text:tab/><text:tab/><text:tab/>return matcher( elem, context, xml );</text:span></text:p>
      <text:p text:style-name="P1"><text:span text:style-name="T71"><text:tab/><text:tab/><text:tab/><text:tab/>}</text:span></text:p>
      <text:p text:style-name="P1"><text:span text:style-name="T71"><text:tab/><text:tab/><text:tab/>}</text:span></text:p>
      <text:p text:style-name="P1"><text:span text:style-name="T71"><text:tab/><text:tab/><text:tab/>return false;</text:span></text:p>
      <text:p text:style-name="P1"><text:span text:style-name="T71"><text:tab/><text:tab/>} :</text:span></text:p>
      <text:p text:style-name="P1"><text:span text:style-name="T71"/></text:p>
      <text:p text:style-name="P1"><text:span text:style-name="T71"><text:tab/><text:tab/>// Check against all ancestor/preceding elements</text:span></text:p>
      <text:p text:style-name="P1"><text:span text:style-name="T71"><text:tab/><text:tab/>function( elem, context, xml ) {</text:span></text:p>
      <text:p text:style-name="P1"><text:span text:style-name="T71"><text:tab/><text:tab/><text:tab/>var oldCache, uniqueCache, outerCache,</text:span></text:p>
      <text:p text:style-name="P1"><text:span text:style-name="T71"><text:tab/><text:tab/><text:tab/><text:tab/>newCache = [ dirruns, doneName ];</text:span></text:p>
      <text:p text:style-name="P1"><text:span text:style-name="T71"/></text:p>
      <text:p text:style-name="P1"><text:span text:style-name="T71"><text:tab/><text:tab/><text:tab/>// We can't set arbitrary data on XML nodes, so they don't benefit from combinator caching</text:span></text:p>
      <text:p text:style-name="P1"><text:span text:style-name="T71"><text:tab/><text:tab/><text:tab/>if ( xml ) {</text:span></text:p>
      <text:p text:style-name="P1"><text:span text:style-name="T71"><text:tab/><text:tab/><text:tab/><text:tab/>while ( ( elem = elem[ dir ] ) ) {</text:span></text:p>
      <text:p text:style-name="P1"><text:span text:style-name="T71"><text:tab/><text:tab/><text:tab/><text:tab/><text:tab/>if ( elem.nodeType === 1 || checkNonElements ) {</text:span></text:p>
      <text:p text:style-name="P1"><text:span text:style-name="T71"><text:tab/><text:tab/><text:tab/><text:tab/><text:tab/><text:tab/>if ( matcher( elem, context, xml ) ) {</text:span></text:p>
      <text:p text:style-name="P1"><text:span text:style-name="T71"><text:tab/><text:tab/><text:tab/><text:tab/><text:tab/><text:tab/><text:tab/>return true;</text:span></text:p>
      <text:p text:style-name="P1"><text:span text:style-name="T71"><text:tab/><text:tab/><text:tab/><text:tab/><text:tab/><text:tab/>}</text:span></text:p>
      <text:p text:style-name="P1"><text:span text:style-name="T71"><text:tab/><text:tab/><text:tab/><text:tab/><text:tab/>}</text:span></text:p>
      <text:p text:style-name="P1"><text:span text:style-name="T71"><text:tab/><text:tab/><text:tab/><text:tab/>}</text:span></text:p>
      <text:p text:style-name="P1"><text:span text:style-name="T71"><text:tab/><text:tab/><text:tab/>} else {</text:span></text:p>
      <text:p text:style-name="P1"><text:span text:style-name="T71"><text:tab/><text:tab/><text:tab/><text:tab/>while ( ( elem = elem[ dir ] ) ) {</text:span></text:p>
      <text:p text:style-name="P1"><text:span text:style-name="T71"><text:tab/><text:tab/><text:tab/><text:tab/><text:tab/>if ( elem.nodeType === 1 || checkNonElements ) {</text:span></text:p>
      <text:p text:style-name="P1"><text:span text:style-name="T71"><text:tab/><text:tab/><text:tab/><text:tab/><text:tab/><text:tab/>outerCache = elem[ expando ] || ( elem[ expando ] = {} );</text:span></text:p>
      <text:p text:style-name="P1"><text:span text:style-name="T71"/></text:p>
      <text:p text:style-name="P1"><text:span text:style-name="T71"><text:tab/><text:tab/><text:tab/><text:tab/><text:tab/><text:tab/>// Support: IE &lt;9 only</text:span></text:p>
      <text:p text:style-name="P1"><text:span text:style-name="T71"><text:tab/><text:tab/><text:tab/><text:tab/><text:tab/><text:tab/>// Defend against cloned attroperties (jQuery gh-1709)</text:span></text:p>
      <text:p text:style-name="P1"><text:span text:style-name="T71"><text:tab/><text:tab/><text:tab/><text:tab/><text:tab/><text:tab/>uniqueCache = outerCache[ elem.uniqueID ] ||</text:span></text:p>
      <text:p text:style-name="P1"><text:span text:style-name="T71"><text:tab/><text:tab/><text:tab/><text:tab/><text:tab/><text:tab/><text:tab/>( outerCache[ elem.uniqueID ] = {} );</text:span></text:p>
      <text:p text:style-name="P1"><text:span text:style-name="T71"/></text:p>
      <text:p text:style-name="P1"><text:span text:style-name="T71"><text:tab/><text:tab/><text:tab/><text:tab/><text:tab/><text:tab/>if ( skip &amp;&amp; skip === elem.nodeName.toLowerCase() ) {</text:span></text:p>
      <text:p text:style-name="P1"><text:span text:style-name="T71"><text:tab/><text:tab/><text:tab/><text:tab/><text:tab/><text:tab/><text:tab/>elem = elem[ dir ] || elem;</text:span></text:p>
      <text:p text:style-name="P1"><text:span text:style-name="T71"><text:tab/><text:tab/><text:tab/><text:tab/><text:tab/><text:tab/>} else if ( ( oldCache = uniqueCache[ key ] ) &amp;&amp;</text:span></text:p>
      <text:p text:style-name="P1"><text:span text:style-name="T71"><text:tab/><text:tab/><text:tab/><text:tab/><text:tab/><text:tab/><text:tab/>oldCache[ 0 ] === dirruns &amp;&amp; oldCache[ 1 ] === doneName ) {</text:span></text:p>
      <text:p text:style-name="P1"><text:span text:style-name="T71"/></text:p>
      <text:p text:style-name="P1"><text:span text:style-name="T71"><text:tab/><text:tab/><text:tab/><text:tab/><text:tab/><text:tab/><text:tab/>// Assign to newCache so results back-propagate to previous elements</text:span></text:p>
      <text:p text:style-name="P1"><text:span text:style-name="T71"><text:tab/><text:tab/><text:tab/><text:tab/><text:tab/><text:tab/><text:tab/>return ( newCache[ 2 ] = oldCache[ 2 ] );</text:span></text:p>
      <text:p text:style-name="P1"><text:span text:style-name="T71"><text:tab/><text:tab/><text:tab/><text:tab/><text:tab/><text:tab/>} else {</text:span></text:p>
      <text:p text:style-name="P1"><text:span text:style-name="T71"/></text:p>
      <text:p text:style-name="P1"><text:span text:style-name="T71"><text:tab/><text:tab/><text:tab/><text:tab/><text:tab/><text:tab/><text:tab/>// Reuse newcache so results back-propagate to previous elements</text:span></text:p>
      <text:p text:style-name="P1"><text:span text:style-name="T71"><text:tab/><text:tab/><text:tab/><text:tab/><text:tab/><text:tab/><text:tab/>uniqueCache[ key ] = newCache;</text:span></text:p>
      <text:p text:style-name="P1"><text:span text:style-name="T71"/></text:p>
      <text:p text:style-name="P1"><text:span text:style-name="T71"><text:tab/><text:tab/><text:tab/><text:tab/><text:tab/><text:tab/><text:tab/>// A match means we're done; a fail means we have to keep checking</text:span></text:p>
      <text:p text:style-name="P1"><text:span text:style-name="T71"><text:tab/><text:tab/><text:tab/><text:tab/><text:tab/><text:tab/><text:tab/>if ( ( newCache[ 2 ] = matcher( elem, context, xml ) ) ) {</text:span></text:p>
      <text:p text:style-name="P1"><text:span text:style-name="T71"><text:tab/><text:tab/><text:tab/><text:tab/><text:tab/><text:tab/><text:tab/><text:tab/>return true;</text:span></text:p>
      <text:p text:style-name="P1"><text:span text:style-name="T71"><text:tab/><text:tab/><text:tab/><text:tab/><text:tab/><text:tab/><text:tab/>}</text:span></text:p>
      <text:p text:style-name="P1"><text:span text:style-name="T71"><text:tab/><text:tab/><text:tab/><text:tab/><text:tab/><text:tab/>}</text:span></text:p>
      <text:p text:style-name="P1"><text:span text:style-name="T71"><text:tab/><text:tab/><text:tab/><text:tab/><text:tab/>}</text:span></text:p>
      <text:p text:style-name="P1"><text:span text:style-name="T71"><text:tab/><text:tab/><text:tab/><text:tab/>}</text:span></text:p>
      <text:p text:style-name="P1"><text:span text:style-name="T71"><text:tab/><text:tab/><text:tab/>}</text:span></text:p>
      <text:p text:style-name="P1"><text:span text:style-name="T71"><text:tab/><text:tab/><text:tab/>return false;</text:span></text:p>
      <text:p text:style-name="P1"><text:span text:style-name="T71"><text:tab/><text:tab/>};</text:span></text:p>
      <text:p text:style-name="P1"><text:span text:style-name="T71">}</text:span></text:p>
      <text:p text:style-name="P1"><text:span text:style-name="T71"/></text:p>
      <text:p text:style-name="P1"><text:span text:style-name="T71">function elementMatcher( matchers ) {</text:span></text:p>
      <text:p text:style-name="P1"><text:span text:style-name="T71"><text:tab/>return matchers.length &gt; 1 ?</text:span></text:p>
      <text:p text:style-name="P1"><text:span text:style-name="T71"><text:tab/><text:tab/>function( elem, context, xml ) {</text:span></text:p>
      <text:p text:style-name="P1"><text:span text:style-name="T71"><text:tab/><text:tab/><text:tab/>var i = matchers.length;</text:span></text:p>
      <text:p text:style-name="P1"><text:span text:style-name="T71"><text:tab/><text:tab/><text:tab/>while ( i-- ) {</text:span></text:p>
      <text:p text:style-name="P1"><text:span text:style-name="T71"><text:tab/><text:tab/><text:tab/><text:tab/>if ( !matchers[ i ]( elem, context, xml ) ) {</text:span></text:p>
      <text:p text:style-name="P1"><text:span text:style-name="T71"><text:tab/><text:tab/><text:tab/><text:tab/><text:tab/>return false;</text:span></text:p>
      <text:p text:style-name="P1"><text:span text:style-name="T71"><text:tab/><text:tab/><text:tab/><text:tab/>}</text:span></text:p>
      <text:p text:style-name="P1"><text:span text:style-name="T71"><text:tab/><text:tab/><text:tab/>}</text:span></text:p>
      <text:p text:style-name="P1"><text:span text:style-name="T71"><text:tab/><text:tab/><text:tab/>return true;</text:span></text:p>
      <text:p text:style-name="P1"><text:span text:style-name="T71"><text:tab/><text:tab/>} :</text:span></text:p>
      <text:p text:style-name="P1"><text:span text:style-name="T71"><text:tab/><text:tab/>matchers[ 0 ];</text:span></text:p>
      <text:p text:style-name="P1"><text:span text:style-name="T71">}</text:span></text:p>
      <text:p text:style-name="P1"><text:span text:style-name="T71"/></text:p>
      <text:p text:style-name="P1"><text:span text:style-name="T71">function multipleContexts( selector, contexts, results ) {</text:span></text:p>
      <text:p text:style-name="P1"><text:span text:style-name="T71"><text:tab/>var i = 0,</text:span></text:p>
      <text:p text:style-name="P1"><text:span text:style-name="T71"><text:tab/><text:tab/>len = contexts.length;</text:span></text:p>
      <text:p text:style-name="P1"><text:span text:style-name="T71"><text:tab/>for ( ; i &lt; len; i++ ) {</text:span></text:p>
      <text:p text:style-name="P1"><text:span text:style-name="T71"><text:tab/><text:tab/>Sizzle( selector, contexts[ i ], results );</text:span></text:p>
      <text:p text:style-name="P1"><text:span text:style-name="T71"><text:tab/>}</text:span></text:p>
      <text:p text:style-name="P1"><text:span text:style-name="T71"><text:tab/>return results;</text:span></text:p>
      <text:p text:style-name="P1"><text:span text:style-name="T71">}</text:span></text:p>
      <text:p text:style-name="P1"><text:span text:style-name="T71"/></text:p>
      <text:p text:style-name="P1"><text:span text:style-name="T71">function condense( unmatched, map, filter, context, xml ) {</text:span></text:p>
      <text:p text:style-name="P1"><text:span text:style-name="T71"><text:tab/>var elem,</text:span></text:p>
      <text:p text:style-name="P1"><text:span text:style-name="T71"><text:tab/><text:tab/>newUnmatched = [],</text:span></text:p>
      <text:p text:style-name="P1"><text:span text:style-name="T71"><text:tab/><text:tab/>i = 0,</text:span></text:p>
      <text:p text:style-name="P1"><text:span text:style-name="T71"><text:tab/><text:tab/>len = unmatched.length,</text:span></text:p>
      <text:p text:style-name="P1"><text:span text:style-name="T71"><text:tab/><text:tab/>mapped = map != null;</text:span></text:p>
      <text:p text:style-name="P1"><text:span text:style-name="T71"/></text:p>
      <text:p text:style-name="P1"><text:span text:style-name="T71"><text:tab/>for ( ; i &lt; len; i++ ) {</text:span></text:p>
      <text:p text:style-name="P1"><text:span text:style-name="T71"><text:tab/><text:tab/>if ( ( elem = unmatched[ i ] ) ) {</text:span></text:p>
      <text:p text:style-name="P1"><text:span text:style-name="T71"><text:tab/><text:tab/><text:tab/>if ( !filter || filter( elem, context, xml ) ) {</text:span></text:p>
      <text:p text:style-name="P1"><text:span text:style-name="T71"><text:tab/><text:tab/><text:tab/><text:tab/>newUnmatched.push( elem );</text:span></text:p>
      <text:p text:style-name="P1"><text:span text:style-name="T71"><text:tab/><text:tab/><text:tab/><text:tab/>if ( mapped ) {</text:span></text:p>
      <text:p text:style-name="P1"><text:span text:style-name="T71"><text:tab/><text:tab/><text:tab/><text:tab/><text:tab/>map.push( i );</text:span></text:p>
      <text:p text:style-name="P1"><text:span text:style-name="T71"><text:tab/><text:tab/><text:tab/><text:tab/>}</text:span></text:p>
      <text:p text:style-name="P1"><text:span text:style-name="T71"><text:tab/><text:tab/><text:tab/>}</text:span></text:p>
      <text:p text:style-name="P1"><text:span text:style-name="T71"><text:tab/><text:tab/>}</text:span></text:p>
      <text:p text:style-name="P1"><text:span text:style-name="T71"><text:tab/>}</text:span></text:p>
      <text:p text:style-name="P1"><text:span text:style-name="T71"/></text:p>
      <text:p text:style-name="P1"><text:span text:style-name="T71"><text:tab/>return newUnmatched;</text:span></text:p>
      <text:p text:style-name="P1"><text:span text:style-name="T71">}</text:span></text:p>
      <text:p text:style-name="P1"><text:span text:style-name="T71"/></text:p>
      <text:p text:style-name="P1"><text:span text:style-name="T71">function setMatcher( preFilter, selector, matcher, postFilter, postFinder, postSelector ) {</text:span></text:p>
      <text:p text:style-name="P1"><text:span text:style-name="T71"><text:tab/>if ( postFilter &amp;&amp; !postFilter[ expando ] ) {</text:span></text:p>
      <text:p text:style-name="P1"><text:span text:style-name="T71"><text:tab/><text:tab/>postFilter = setMatcher( postFilter );</text:span></text:p>
      <text:p text:style-name="P1"><text:span text:style-name="T71"><text:tab/>}</text:span></text:p>
      <text:p text:style-name="P1"><text:span text:style-name="T71"><text:tab/>if ( postFinder &amp;&amp; !postFinder[ expando ] ) {</text:span></text:p>
      <text:p text:style-name="P1"><text:span text:style-name="T71"><text:tab/><text:tab/>postFinder = setMatcher( postFinder, postSelector );</text:span></text:p>
      <text:p text:style-name="P1"><text:span text:style-name="T71"><text:tab/>}</text:span></text:p>
      <text:p text:style-name="P1"><text:span text:style-name="T71"><text:tab/>return markFunction( function( seed, results, context, xml ) {</text:span></text:p>
      <text:p text:style-name="P1"><text:span text:style-name="T71"><text:tab/><text:tab/>var temp, i, elem,</text:span></text:p>
      <text:p text:style-name="P1"><text:span text:style-name="T71"><text:tab/><text:tab/><text:tab/>preMap = [],</text:span></text:p>
      <text:p text:style-name="P1"><text:span text:style-name="T71"><text:tab/><text:tab/><text:tab/>postMap = [],</text:span></text:p>
      <text:p text:style-name="P1"><text:span text:style-name="T71"><text:tab/><text:tab/><text:tab/>preexisting = results.length,</text:span></text:p>
      <text:p text:style-name="P1"><text:span text:style-name="T71"/></text:p>
      <text:p text:style-name="P1"><text:span text:style-name="T71"><text:tab/><text:tab/><text:tab/>// Get initial elements from seed or context</text:span></text:p>
      <text:p text:style-name="P1"><text:span text:style-name="T71"><text:tab/><text:tab/><text:tab/>elems = seed || multipleContexts(</text:span></text:p>
      <text:p text:style-name="P1"><text:span text:style-name="T71"><text:tab/><text:tab/><text:tab/><text:tab/>selector || "*",</text:span></text:p>
      <text:p text:style-name="P1"><text:span text:style-name="T71"><text:tab/><text:tab/><text:tab/><text:tab/>context.nodeType ? [ context ] : context,</text:span></text:p>
      <text:p text:style-name="P1"><text:span text:style-name="T71"><text:tab/><text:tab/><text:tab/><text:tab/>[]</text:span></text:p>
      <text:p text:style-name="P1"><text:span text:style-name="T71"><text:tab/><text:tab/><text:tab/>),</text:span></text:p>
      <text:p text:style-name="P1"><text:span text:style-name="T71"/></text:p>
      <text:p text:style-name="P1"><text:span text:style-name="T71"><text:tab/><text:tab/><text:tab/>// Prefilter to get matcher input, preserving a map for seed-results synchronization</text:span></text:p>
      <text:p text:style-name="P1"><text:span text:style-name="T71"><text:tab/><text:tab/><text:tab/>matcherIn = preFilter &amp;&amp; ( seed || !selector ) ?</text:span></text:p>
      <text:p text:style-name="P1"><text:span text:style-name="T71"><text:tab/><text:tab/><text:tab/><text:tab/>condense( elems, preMap, preFilter, context, xml ) :</text:span></text:p>
      <text:p text:style-name="P1"><text:span text:style-name="T71"><text:tab/><text:tab/><text:tab/><text:tab/>elems,</text:span></text:p>
      <text:p text:style-name="P1"><text:span text:style-name="T71"/></text:p>
      <text:p text:style-name="P1"><text:span text:style-name="T71"><text:tab/><text:tab/><text:tab/>matcherOut = matcher ?</text:span></text:p>
      <text:p text:style-name="P1"><text:span text:style-name="T71"/></text:p>
      <text:p text:style-name="P1"><text:span text:style-name="T71"><text:tab/><text:tab/><text:tab/><text:tab/>// If we have a postFinder, or filtered seed, or non-seed postFilter or preexisting results,</text:span></text:p>
      <text:p text:style-name="P1"><text:span text:style-name="T71"><text:tab/><text:tab/><text:tab/><text:tab/>postFinder || ( seed ? preFilter : preexisting || postFilter ) ?</text:span></text:p>
      <text:p text:style-name="P1"><text:span text:style-name="T71"/></text:p>
      <text:p text:style-name="P1"><text:span text:style-name="T71"><text:tab/><text:tab/><text:tab/><text:tab/><text:tab/>// ...intermediate processing is necessary</text:span></text:p>
      <text:p text:style-name="P1"><text:span text:style-name="T71"><text:tab/><text:tab/><text:tab/><text:tab/><text:tab/>[] :</text:span></text:p>
      <text:p text:style-name="P1"><text:span text:style-name="T71"/></text:p>
      <text:p text:style-name="P1"><text:span text:style-name="T71"><text:tab/><text:tab/><text:tab/><text:tab/><text:tab/>// ...otherwise use results directly</text:span></text:p>
      <text:p text:style-name="P1"><text:span text:style-name="T71"><text:tab/><text:tab/><text:tab/><text:tab/><text:tab/>results :</text:span></text:p>
      <text:p text:style-name="P1"><text:span text:style-name="T71"><text:tab/><text:tab/><text:tab/><text:tab/>matcherIn;</text:span></text:p>
      <text:p text:style-name="P1"><text:span text:style-name="T71"/></text:p>
      <text:p text:style-name="P1"><text:span text:style-name="T71"><text:tab/><text:tab/>// Find primary matches</text:span></text:p>
      <text:p text:style-name="P1"><text:span text:style-name="T71"><text:tab/><text:tab/>if ( matcher ) {</text:span></text:p>
      <text:p text:style-name="P1"><text:span text:style-name="T71"><text:tab/><text:tab/><text:tab/>matcher( matcherIn, matcherOut, context, xml );</text:span></text:p>
      <text:p text:style-name="P1"><text:span text:style-name="T71"><text:tab/><text:tab/>}</text:span></text:p>
      <text:p text:style-name="P1"><text:span text:style-name="T71"/></text:p>
      <text:p text:style-name="P1"><text:span text:style-name="T71"><text:tab/><text:tab/>// Apply postFilter</text:span></text:p>
      <text:p text:style-name="P1"><text:span text:style-name="T71"><text:tab/><text:tab/>if ( postFilter ) {</text:span></text:p>
      <text:p text:style-name="P1"><text:span text:style-name="T71"><text:tab/><text:tab/><text:tab/>temp = condense( matcherOut, postMap );</text:span></text:p>
      <text:p text:style-name="P1"><text:span text:style-name="T71"><text:tab/><text:tab/><text:tab/>postFilter( temp, [], context, xml );</text:span></text:p>
      <text:p text:style-name="P1"><text:span text:style-name="T71"/></text:p>
      <text:p text:style-name="P1"><text:span text:style-name="T71"><text:tab/><text:tab/><text:tab/>// Un-match failing elements by moving them back to matcherIn</text:span></text:p>
      <text:p text:style-name="P1"><text:span text:style-name="T71"><text:tab/><text:tab/><text:tab/>i = temp.length;</text:span></text:p>
      <text:p text:style-name="P1"><text:span text:style-name="T71"><text:tab/><text:tab/><text:tab/>while ( i-- ) {</text:span></text:p>
      <text:p text:style-name="P1"><text:span text:style-name="T71"><text:tab/><text:tab/><text:tab/><text:tab/>if ( ( elem = temp[ i ] ) ) {</text:span></text:p>
      <text:p text:style-name="P1"><text:span text:style-name="T71"><text:tab/><text:tab/><text:tab/><text:tab/><text:tab/>matcherOut[ postMap[ i ] ] = !( matcherIn[ postMap[ i ] ] = elem );</text:span></text:p>
      <text:p text:style-name="P1"><text:span text:style-name="T71"><text:tab/><text:tab/><text:tab/><text:tab/>}</text:span></text:p>
      <text:p text:style-name="P1"><text:span text:style-name="T71"><text:tab/><text:tab/><text:tab/>}</text:span></text:p>
      <text:p text:style-name="P1"><text:span text:style-name="T71"><text:tab/><text:tab/>}</text:span></text:p>
      <text:p text:style-name="P1"><text:span text:style-name="T71"/></text:p>
      <text:p text:style-name="P1"><text:span text:style-name="T71"><text:tab/><text:tab/>if ( seed ) {</text:span></text:p>
      <text:p text:style-name="P1"><text:span text:style-name="T71"><text:tab/><text:tab/><text:tab/>if ( postFinder || preFilter ) {</text:span></text:p>
      <text:p text:style-name="P1"><text:span text:style-name="T71"><text:tab/><text:tab/><text:tab/><text:tab/>if ( postFinder ) {</text:span></text:p>
      <text:p text:style-name="P1"><text:span text:style-name="T71"/></text:p>
      <text:p text:style-name="P1"><text:span text:style-name="T71"><text:tab/><text:tab/><text:tab/><text:tab/><text:tab/>// Get the final matcherOut by condensing this intermediate into postFinder contexts</text:span></text:p>
      <text:p text:style-name="P1"><text:span text:style-name="T71"><text:tab/><text:tab/><text:tab/><text:tab/><text:tab/>temp = [];</text:span></text:p>
      <text:p text:style-name="P1"><text:span text:style-name="T71"><text:tab/><text:tab/><text:tab/><text:tab/><text:tab/>i = matcherOut.length;</text:span></text:p>
      <text:p text:style-name="P1"><text:span text:style-name="T71"><text:tab/><text:tab/><text:tab/><text:tab/><text:tab/>while ( i-- ) {</text:span></text:p>
      <text:p text:style-name="P1"><text:span text:style-name="T71"><text:tab/><text:tab/><text:tab/><text:tab/><text:tab/><text:tab/>if ( ( elem = matcherOut[ i ] ) ) {</text:span></text:p>
      <text:p text:style-name="P1"><text:span text:style-name="T71"/></text:p>
      <text:p text:style-name="P1"><text:span text:style-name="T71"><text:tab/><text:tab/><text:tab/><text:tab/><text:tab/><text:tab/><text:tab/>// Restore matcherIn since elem is not yet a final match</text:span></text:p>
      <text:p text:style-name="P1"><text:span text:style-name="T71"><text:tab/><text:tab/><text:tab/><text:tab/><text:tab/><text:tab/><text:tab/>temp.push( ( matcherIn[ i ] = elem ) );</text:span></text:p>
      <text:p text:style-name="P1"><text:span text:style-name="T71"><text:tab/><text:tab/><text:tab/><text:tab/><text:tab/><text:tab/>}</text:span></text:p>
      <text:p text:style-name="P1"><text:span text:style-name="T71"><text:tab/><text:tab/><text:tab/><text:tab/><text:tab/>}</text:span></text:p>
      <text:p text:style-name="P1"><text:span text:style-name="T71"><text:tab/><text:tab/><text:tab/><text:tab/><text:tab/>postFinder( null, ( matcherOut = [] ), temp, xml );</text:span></text:p>
      <text:p text:style-name="P1"><text:span text:style-name="T71"><text:tab/><text:tab/><text:tab/><text:tab/>}</text:span></text:p>
      <text:p text:style-name="P1"><text:span text:style-name="T71"/></text:p>
      <text:p text:style-name="P1"><text:span text:style-name="T71"><text:tab/><text:tab/><text:tab/><text:tab/>// Move matched elements from seed to results to keep them synchronized</text:span></text:p>
      <text:p text:style-name="P1"><text:span text:style-name="T71"><text:tab/><text:tab/><text:tab/><text:tab/>i = matcherOut.length;</text:span></text:p>
      <text:p text:style-name="P1"><text:span text:style-name="T71"><text:tab/><text:tab/><text:tab/><text:tab/>while ( i-- ) {</text:span></text:p>
      <text:p text:style-name="P1"><text:span text:style-name="T71"><text:tab/><text:tab/><text:tab/><text:tab/><text:tab/>if ( ( elem = matcherOut[ i ] ) &amp;&amp;</text:span></text:p>
      <text:p text:style-name="P1"><text:span text:style-name="T71"><text:tab/><text:tab/><text:tab/><text:tab/><text:tab/><text:tab/>( temp = postFinder ? indexOf( seed, elem ) : preMap[ i ] ) &gt; -1 ) {</text:span></text:p>
      <text:p text:style-name="P1"><text:span text:style-name="T71"/></text:p>
      <text:p text:style-name="P1"><text:span text:style-name="T71"><text:tab/><text:tab/><text:tab/><text:tab/><text:tab/><text:tab/>seed[ temp ] = !( results[ temp ] = elem );</text:span></text:p>
      <text:p text:style-name="P1"><text:span text:style-name="T71"><text:tab/><text:tab/><text:tab/><text:tab/><text:tab/>}</text:span></text:p>
      <text:p text:style-name="P1"><text:span text:style-name="T71"><text:tab/><text:tab/><text:tab/><text:tab/>}</text:span></text:p>
      <text:p text:style-name="P1"><text:span text:style-name="T71"><text:tab/><text:tab/><text:tab/>}</text:span></text:p>
      <text:p text:style-name="P1"><text:span text:style-name="T71"/></text:p>
      <text:p text:style-name="P1"><text:span text:style-name="T71"><text:tab/><text:tab/>// Add elements to results, through postFinder if defined</text:span></text:p>
      <text:p text:style-name="P1"><text:span text:style-name="T71"><text:tab/><text:tab/>} else {</text:span></text:p>
      <text:p text:style-name="P1"><text:span text:style-name="T71"><text:tab/><text:tab/><text:tab/>matcherOut = condense(</text:span></text:p>
      <text:p text:style-name="P1"><text:span text:style-name="T71"><text:tab/><text:tab/><text:tab/><text:tab/>matcherOut === results ?</text:span></text:p>
      <text:p text:style-name="P1"><text:span text:style-name="T71"><text:tab/><text:tab/><text:tab/><text:tab/><text:tab/>matcherOut.splice( preexisting, matcherOut.length ) :</text:span></text:p>
      <text:p text:style-name="P1"><text:span text:style-name="T71"><text:tab/><text:tab/><text:tab/><text:tab/><text:tab/>matcherOut</text:span></text:p>
      <text:p text:style-name="P1"><text:span text:style-name="T71"><text:tab/><text:tab/><text:tab/>);</text:span></text:p>
      <text:p text:style-name="P1"><text:span text:style-name="T71"><text:tab/><text:tab/><text:tab/>if ( postFinder ) {</text:span></text:p>
      <text:p text:style-name="P1"><text:span text:style-name="T71"><text:tab/><text:tab/><text:tab/><text:tab/>postFinder( null, results, matcherOut, xml );</text:span></text:p>
      <text:p text:style-name="P1"><text:span text:style-name="T71"><text:tab/><text:tab/><text:tab/>} else {</text:span></text:p>
      <text:p text:style-name="P1"><text:span text:style-name="T71"><text:tab/><text:tab/><text:tab/><text:tab/>push.apply( results, matcherOut );</text:span></text:p>
      <text:p text:style-name="P1"><text:span text:style-name="T71"><text:tab/><text:tab/><text:tab/>}</text:span></text:p>
      <text:p text:style-name="P1"><text:span text:style-name="T71"><text:tab/><text:tab/>}</text:span></text:p>
      <text:p text:style-name="P1"><text:span text:style-name="T71"><text:tab/>} );</text:span></text:p>
      <text:p text:style-name="P1"><text:span text:style-name="T71">}</text:span></text:p>
      <text:p text:style-name="P1"><text:span text:style-name="T71"/></text:p>
      <text:p text:style-name="P1"><text:span text:style-name="T71">function matcherFromTokens( tokens ) {</text:span></text:p>
      <text:p text:style-name="P1"><text:span text:style-name="T71"><text:tab/>var checkContext, matcher, j,</text:span></text:p>
      <text:p text:style-name="P1"><text:span text:style-name="T71"><text:tab/><text:tab/>len = tokens.length,</text:span></text:p>
      <text:p text:style-name="P1"><text:span text:style-name="T71"><text:tab/><text:tab/>leadingRelative = Expr.relative[ tokens[ 0 ].type ],</text:span></text:p>
      <text:p text:style-name="P1"><text:span text:style-name="T71"><text:tab/><text:tab/>implicitRelative = leadingRelative || Expr.relative[ " " ],</text:span></text:p>
      <text:p text:style-name="P1"><text:span text:style-name="T71"><text:tab/><text:tab/>i = leadingRelative ? 1 : 0,</text:span></text:p>
      <text:p text:style-name="P1"><text:span text:style-name="T71"/></text:p>
      <text:p text:style-name="P1"><text:span text:style-name="T71"><text:tab/><text:tab/>// The foundational matcher ensures that elements are reachable from top-level context(s)</text:span></text:p>
      <text:p text:style-name="P1"><text:span text:style-name="T71"><text:tab/><text:tab/>matchContext = addCombinator( function( elem ) {</text:span></text:p>
      <text:p text:style-name="P1"><text:span text:style-name="T71"><text:tab/><text:tab/><text:tab/>return elem === checkContext;</text:span></text:p>
      <text:p text:style-name="P1"><text:span text:style-name="T71"><text:tab/><text:tab/>}, implicitRelative, true ),</text:span></text:p>
      <text:p text:style-name="P1"><text:span text:style-name="T71"><text:tab/><text:tab/>matchAnyContext = addCombinator( function( elem ) {</text:span></text:p>
      <text:p text:style-name="P1"><text:span text:style-name="T71"><text:tab/><text:tab/><text:tab/>return indexOf( checkContext, elem ) &gt; -1;</text:span></text:p>
      <text:p text:style-name="P1"><text:span text:style-name="T71"><text:tab/><text:tab/>}, implicitRelative, true ),</text:span></text:p>
      <text:p text:style-name="P1"><text:span text:style-name="T71"><text:tab/><text:tab/>matchers = [ function( elem, context, xml ) {</text:span></text:p>
      <text:p text:style-name="P1"><text:span text:style-name="T71"><text:tab/><text:tab/><text:tab/>var ret = ( !leadingRelative &amp;&amp; ( xml || context !== outermostContext ) ) || (</text:span></text:p>
      <text:p text:style-name="P1"><text:span text:style-name="T71"><text:tab/><text:tab/><text:tab/><text:tab/>( checkContext = context ).nodeType ?</text:span></text:p>
      <text:p text:style-name="P1"><text:span text:style-name="T71"><text:tab/><text:tab/><text:tab/><text:tab/><text:tab/>matchContext( elem, context, xml ) :</text:span></text:p>
      <text:p text:style-name="P1"><text:span text:style-name="T71"><text:tab/><text:tab/><text:tab/><text:tab/><text:tab/>matchAnyContext( elem, context, xml ) );</text:span></text:p>
      <text:p text:style-name="P1"><text:span text:style-name="T71"/></text:p>
      <text:p text:style-name="P1"><text:span text:style-name="T71"><text:tab/><text:tab/><text:tab/>// Avoid hanging onto element (issue #299)</text:span></text:p>
      <text:p text:style-name="P1"><text:span text:style-name="T71"><text:tab/><text:tab/><text:tab/>checkContext = null;</text:span></text:p>
      <text:p text:style-name="P1"><text:span text:style-name="T71"><text:tab/><text:tab/><text:tab/>return ret;</text:span></text:p>
      <text:p text:style-name="P1"><text:span text:style-name="T71"><text:tab/><text:tab/>} ];</text:span></text:p>
      <text:p text:style-name="P1"><text:span text:style-name="T71"/></text:p>
      <text:p text:style-name="P1"><text:span text:style-name="T71"><text:tab/>for ( ; i &lt; len; i++ ) {</text:span></text:p>
      <text:p text:style-name="P1"><text:span text:style-name="T71"><text:tab/><text:tab/>if ( ( matcher = Expr.relative[ tokens[ i ].type ] ) ) {</text:span></text:p>
      <text:p text:style-name="P1"><text:span text:style-name="T71"><text:tab/><text:tab/><text:tab/>matchers = [ addCombinator( elementMatcher( matchers ), matcher ) ];</text:span></text:p>
      <text:p text:style-name="P1"><text:span text:style-name="T71"><text:tab/><text:tab/>} else {</text:span></text:p>
      <text:p text:style-name="P1"><text:span text:style-name="T71"><text:tab/><text:tab/><text:tab/>matcher = Expr.filter[ tokens[ i ].type ].apply( null, tokens[ i ].matches );</text:span></text:p>
      <text:p text:style-name="P1"><text:span text:style-name="T71"/></text:p>
      <text:p text:style-name="P1"><text:span text:style-name="T71"><text:tab/><text:tab/><text:tab/>// Return special upon seeing a positional matcher</text:span></text:p>
      <text:p text:style-name="P1"><text:span text:style-name="T71"><text:tab/><text:tab/><text:tab/>if ( matcher[ expando ] ) {</text:span></text:p>
      <text:p text:style-name="P1"><text:span text:style-name="T71"/></text:p>
      <text:p text:style-name="P1"><text:span text:style-name="T71"><text:tab/><text:tab/><text:tab/><text:tab/>// Find the next relative operator (if any) for proper handling</text:span></text:p>
      <text:p text:style-name="P1"><text:span text:style-name="T71"><text:tab/><text:tab/><text:tab/><text:tab/>j = ++i;</text:span></text:p>
      <text:p text:style-name="P1"><text:span text:style-name="T71"><text:tab/><text:tab/><text:tab/><text:tab/>for ( ; j &lt; len; j++ ) {</text:span></text:p>
      <text:p text:style-name="P1"><text:span text:style-name="T71"><text:tab/><text:tab/><text:tab/><text:tab/><text:tab/>if ( Expr.relative[ tokens[ j ].type ] ) {</text:span></text:p>
      <text:p text:style-name="P1"><text:span text:style-name="T71"><text:tab/><text:tab/><text:tab/><text:tab/><text:tab/><text:tab/>break;</text:span></text:p>
      <text:p text:style-name="P1"><text:span text:style-name="T71"><text:tab/><text:tab/><text:tab/><text:tab/><text:tab/>}</text:span></text:p>
      <text:p text:style-name="P1"><text:span text:style-name="T71"><text:tab/><text:tab/><text:tab/><text:tab/>}</text:span></text:p>
      <text:p text:style-name="P1"><text:span text:style-name="T71"><text:tab/><text:tab/><text:tab/><text:tab/>return setMatcher(</text:span></text:p>
      <text:p text:style-name="P1"><text:span text:style-name="T71"><text:tab/><text:tab/><text:tab/><text:tab/><text:tab/>i &gt; 1 &amp;&amp; elementMatcher( matchers ),</text:span></text:p>
      <text:p text:style-name="P1"><text:span text:style-name="T71"><text:tab/><text:tab/><text:tab/><text:tab/><text:tab/>i &gt; 1 &amp;&amp; toSelector(</text:span></text:p>
      <text:p text:style-name="P1"><text:span text:style-name="T71"/></text:p>
      <text:p text:style-name="P1"><text:span text:style-name="T71"><text:tab/><text:tab/><text:tab/><text:tab/><text:tab/>// If the preceding token was a descendant combinator, insert an implicit any-element `*`</text:span></text:p>
      <text:p text:style-name="P1"><text:span text:style-name="T71"><text:tab/><text:tab/><text:tab/><text:tab/><text:tab/>tokens</text:span></text:p>
      <text:p text:style-name="P1"><text:span text:style-name="T71"><text:tab/><text:tab/><text:tab/><text:tab/><text:tab/><text:tab/>.slice( 0, i - 1 )</text:span></text:p>
      <text:p text:style-name="P1"><text:span text:style-name="T71"><text:tab/><text:tab/><text:tab/><text:tab/><text:tab/><text:tab/>.concat( { value: tokens[ i - 2 ].type === " " ? "*" : "" } )</text:span></text:p>
      <text:p text:style-name="P1"><text:span text:style-name="T71"><text:tab/><text:tab/><text:tab/><text:tab/><text:tab/>).replace( rtrim, "$1" ),</text:span></text:p>
      <text:p text:style-name="P1"><text:span text:style-name="T71"><text:tab/><text:tab/><text:tab/><text:tab/><text:tab/>matcher,</text:span></text:p>
      <text:p text:style-name="P1"><text:span text:style-name="T71"><text:tab/><text:tab/><text:tab/><text:tab/><text:tab/>i &lt; j &amp;&amp; matcherFromTokens( tokens.slice( i, j ) ),</text:span></text:p>
      <text:p text:style-name="P1"><text:span text:style-name="T71"><text:tab/><text:tab/><text:tab/><text:tab/><text:tab/>j &lt; len &amp;&amp; matcherFromTokens( ( tokens = tokens.slice( j ) ) ),</text:span></text:p>
      <text:p text:style-name="P1"><text:span text:style-name="T71"><text:tab/><text:tab/><text:tab/><text:tab/><text:tab/>j &lt; len &amp;&amp; toSelector( tokens )</text:span></text:p>
      <text:p text:style-name="P1"><text:span text:style-name="T71"><text:tab/><text:tab/><text:tab/><text:tab/>);</text:span></text:p>
      <text:p text:style-name="P1"><text:span text:style-name="T71"><text:tab/><text:tab/><text:tab/>}</text:span></text:p>
      <text:p text:style-name="P1"><text:span text:style-name="T71"><text:tab/><text:tab/><text:tab/>matchers.push( matcher );</text:span></text:p>
      <text:p text:style-name="P1"><text:span text:style-name="T71"><text:tab/><text:tab/>}</text:span></text:p>
      <text:p text:style-name="P1"><text:span text:style-name="T71"><text:tab/>}</text:span></text:p>
      <text:p text:style-name="P1"><text:span text:style-name="T71"/></text:p>
      <text:p text:style-name="P1"><text:span text:style-name="T71"><text:tab/>return elementMatcher( matchers );</text:span></text:p>
      <text:p text:style-name="P1"><text:span text:style-name="T71">}</text:span></text:p>
      <text:p text:style-name="P1"><text:span text:style-name="T71"/></text:p>
      <text:p text:style-name="P1"><text:span text:style-name="T71">function matcherFromGroupMatchers( elementMatchers, setMatchers ) {</text:span></text:p>
      <text:p text:style-name="P1"><text:span text:style-name="T71"><text:tab/>var bySet = setMatchers.length &gt; 0,</text:span></text:p>
      <text:p text:style-name="P1"><text:span text:style-name="T71"><text:tab/><text:tab/>byElement = elementMatchers.length &gt; 0,</text:span></text:p>
      <text:p text:style-name="P1"><text:span text:style-name="T71"><text:tab/><text:tab/>superMatcher = function( seed, context, xml, results, outermost ) {</text:span></text:p>
      <text:p text:style-name="P1"><text:span text:style-name="T71"><text:tab/><text:tab/><text:tab/>var elem, j, matcher,</text:span></text:p>
      <text:p text:style-name="P1"><text:span text:style-name="T71"><text:tab/><text:tab/><text:tab/><text:tab/>matchedCount = 0,</text:span></text:p>
      <text:p text:style-name="P1"><text:span text:style-name="T71"><text:tab/><text:tab/><text:tab/><text:tab/>i = "0",</text:span></text:p>
      <text:p text:style-name="P1"><text:span text:style-name="T71"><text:tab/><text:tab/><text:tab/><text:tab/>unmatched = seed &amp;&amp; [],</text:span></text:p>
      <text:p text:style-name="P1"><text:span text:style-name="T71"><text:tab/><text:tab/><text:tab/><text:tab/>setMatched = [],</text:span></text:p>
      <text:p text:style-name="P1"><text:span text:style-name="T71"><text:tab/><text:tab/><text:tab/><text:tab/>contextBackup = outermostContext,</text:span></text:p>
      <text:p text:style-name="P1"><text:span text:style-name="T71"/></text:p>
      <text:p text:style-name="P1"><text:span text:style-name="T71"><text:tab/><text:tab/><text:tab/><text:tab/>// We must always have either seed elements or outermost context</text:span></text:p>
      <text:p text:style-name="P1"><text:span text:style-name="T71"><text:tab/><text:tab/><text:tab/><text:tab/>elems = seed || byElement &amp;&amp; Expr.find[ "TAG" ]( "*", outermost ),</text:span></text:p>
      <text:p text:style-name="P1"><text:span text:style-name="T71"/></text:p>
      <text:p text:style-name="P1"><text:span text:style-name="T71"><text:tab/><text:tab/><text:tab/><text:tab/>// Use integer dirruns iff this is the outermost matcher</text:span></text:p>
      <text:p text:style-name="P1"><text:span text:style-name="T71"><text:tab/><text:tab/><text:tab/><text:tab/>dirrunsUnique = ( dirruns += contextBackup == null ? 1 : Math.random() || 0.1 ),</text:span></text:p>
      <text:p text:style-name="P1"><text:span text:style-name="T71"><text:tab/><text:tab/><text:tab/><text:tab/>len = elems.length;</text:span></text:p>
      <text:p text:style-name="P1"><text:span text:style-name="T71"/></text:p>
      <text:p text:style-name="P1"><text:span text:style-name="T71"><text:tab/><text:tab/><text:tab/>if ( outermost ) {</text:span></text:p>
      <text:p text:style-name="P1"><text:span text:style-name="T71"/></text:p>
      <text:p text:style-name="P1"><text:span text:style-name="T71"><text:tab/><text:tab/><text:tab/><text:tab/>// Support: IE 11+, Edge 17 - 18+</text:span></text:p>
      <text:p text:style-name="P1"><text:span text:style-name="T71"><text:tab/><text:tab/><text:tab/><text:tab/>// IE/Edge sometimes throw a "Permission denied" error when strict-comparing</text:span></text:p>
      <text:p text:style-name="P1"><text:span text:style-name="T71"><text:tab/><text:tab/><text:tab/><text:tab/>// two documents; shallow comparisons work.</text:span></text:p>
      <text:p text:style-name="P1"><text:span text:style-name="T71"><text:tab/><text:tab/><text:tab/><text:tab/>// eslint-disable-next-line eqeqeq</text:span></text:p>
      <text:p text:style-name="P1"><text:span text:style-name="T71"><text:tab/><text:tab/><text:tab/><text:tab/>outermostContext = context == document || context || outermost;</text:span></text:p>
      <text:p text:style-name="P1"><text:span text:style-name="T71"><text:tab/><text:tab/><text:tab/>}</text:span></text:p>
      <text:p text:style-name="P1"><text:span text:style-name="T71"/></text:p>
      <text:p text:style-name="P1"><text:span text:style-name="T71"><text:tab/><text:tab/><text:tab/>// Add elements passing elementMatchers directly to results</text:span></text:p>
      <text:p text:style-name="P1"><text:span text:style-name="T71"><text:tab/><text:tab/><text:tab/>// Support: IE&lt;9, Safari</text:span></text:p>
      <text:p text:style-name="P1"><text:span text:style-name="T71"><text:tab/><text:tab/><text:tab/>// Tolerate NodeList properties (IE: "length"; Safari: &lt;number&gt;) matching elements by id</text:span></text:p>
      <text:p text:style-name="P1"><text:span text:style-name="T71"><text:tab/><text:tab/><text:tab/>for ( ; i !== len &amp;&amp; ( elem = elems[ i ] ) != null; i++ ) {</text:span></text:p>
      <text:p text:style-name="P1"><text:span text:style-name="T71"><text:tab/><text:tab/><text:tab/><text:tab/>if ( byElement &amp;&amp; elem ) {</text:span></text:p>
      <text:p text:style-name="P1"><text:span text:style-name="T71"><text:tab/><text:tab/><text:tab/><text:tab/><text:tab/>j = 0;</text:span></text:p>
      <text:p text:style-name="P1"><text:span text:style-name="T71"/></text:p>
      <text:p text:style-name="P1"><text:span text:style-name="T71"><text:tab/><text:tab/><text:tab/><text:tab/><text:tab/>// Support: IE 11+, Edge 17 - 18+</text:span></text:p>
      <text:p text:style-name="P1"><text:span text:style-name="T71"><text:tab/><text:tab/><text:tab/><text:tab/><text:tab/>// IE/Edge sometimes throw a "Permission denied" error when strict-comparing</text:span></text:p>
      <text:p text:style-name="P1"><text:span text:style-name="T71"><text:tab/><text:tab/><text:tab/><text:tab/><text:tab/>// two documents; shallow comparisons work.</text:span></text:p>
      <text:p text:style-name="P1"><text:span text:style-name="T71"><text:tab/><text:tab/><text:tab/><text:tab/><text:tab/>// eslint-disable-next-line eqeqeq</text:span></text:p>
      <text:p text:style-name="P1"><text:span text:style-name="T71"><text:tab/><text:tab/><text:tab/><text:tab/><text:tab/>if ( !context &amp;&amp; elem.ownerDocument != document ) {</text:span></text:p>
      <text:p text:style-name="P1"><text:span text:style-name="T71"><text:tab/><text:tab/><text:tab/><text:tab/><text:tab/><text:tab/>setDocument( elem );</text:span></text:p>
      <text:p text:style-name="P1"><text:span text:style-name="T71"><text:tab/><text:tab/><text:tab/><text:tab/><text:tab/><text:tab/>xml = !documentIsHTML;</text:span></text:p>
      <text:p text:style-name="P1"><text:span text:style-name="T71"><text:tab/><text:tab/><text:tab/><text:tab/><text:tab/>}</text:span></text:p>
      <text:p text:style-name="P1"><text:span text:style-name="T71"><text:tab/><text:tab/><text:tab/><text:tab/><text:tab/>while ( ( matcher = elementMatchers[ j++ ] ) ) {</text:span></text:p>
      <text:p text:style-name="P1"><text:span text:style-name="T71"><text:tab/><text:tab/><text:tab/><text:tab/><text:tab/><text:tab/>if ( matcher( elem, context || document, xml ) ) {</text:span></text:p>
      <text:p text:style-name="P1"><text:span text:style-name="T71"><text:tab/><text:tab/><text:tab/><text:tab/><text:tab/><text:tab/><text:tab/>results.push( elem );</text:span></text:p>
      <text:p text:style-name="P1"><text:span text:style-name="T71"><text:tab/><text:tab/><text:tab/><text:tab/><text:tab/><text:tab/><text:tab/>break;</text:span></text:p>
      <text:p text:style-name="P1"><text:span text:style-name="T71"><text:tab/><text:tab/><text:tab/><text:tab/><text:tab/><text:tab/>}</text:span></text:p>
      <text:p text:style-name="P1"><text:span text:style-name="T71"><text:tab/><text:tab/><text:tab/><text:tab/><text:tab/>}</text:span></text:p>
      <text:p text:style-name="P1"><text:span text:style-name="T71"><text:tab/><text:tab/><text:tab/><text:tab/><text:tab/>if ( outermost ) {</text:span></text:p>
      <text:p text:style-name="P1"><text:span text:style-name="T71"><text:tab/><text:tab/><text:tab/><text:tab/><text:tab/><text:tab/>dirruns = dirrunsUnique;</text:span></text:p>
      <text:p text:style-name="P1"><text:span text:style-name="T71"><text:tab/><text:tab/><text:tab/><text:tab/><text:tab/>}</text:span></text:p>
      <text:p text:style-name="P1"><text:span text:style-name="T71"><text:tab/><text:tab/><text:tab/><text:tab/>}</text:span></text:p>
      <text:p text:style-name="P1"><text:span text:style-name="T71"/></text:p>
      <text:p text:style-name="P1"><text:span text:style-name="T71"><text:tab/><text:tab/><text:tab/><text:tab/>// Track unmatched elements for set filters</text:span></text:p>
      <text:p text:style-name="P1"><text:span text:style-name="T71"><text:tab/><text:tab/><text:tab/><text:tab/>if ( bySet ) {</text:span></text:p>
      <text:p text:style-name="P1"><text:span text:style-name="T71"/></text:p>
      <text:p text:style-name="P1"><text:span text:style-name="T71"><text:tab/><text:tab/><text:tab/><text:tab/><text:tab/>// They will have gone through all possible matchers</text:span></text:p>
      <text:p text:style-name="P1"><text:span text:style-name="T71"><text:tab/><text:tab/><text:tab/><text:tab/><text:tab/>if ( ( elem = !matcher &amp;&amp; elem ) ) {</text:span></text:p>
      <text:p text:style-name="P1"><text:span text:style-name="T71"><text:tab/><text:tab/><text:tab/><text:tab/><text:tab/><text:tab/>matchedCount--;</text:span></text:p>
      <text:p text:style-name="P1"><text:span text:style-name="T71"><text:tab/><text:tab/><text:tab/><text:tab/><text:tab/>}</text:span></text:p>
      <text:p text:style-name="P1"><text:span text:style-name="T71"/></text:p>
      <text:p text:style-name="P1"><text:span text:style-name="T71"><text:tab/><text:tab/><text:tab/><text:tab/><text:tab/>// Lengthen the array for every element, matched or not</text:span></text:p>
      <text:p text:style-name="P1"><text:span text:style-name="T71"><text:tab/><text:tab/><text:tab/><text:tab/><text:tab/>if ( seed ) {</text:span></text:p>
      <text:p text:style-name="P1"><text:span text:style-name="T71"><text:tab/><text:tab/><text:tab/><text:tab/><text:tab/><text:tab/>unmatched.push( elem );</text:span></text:p>
      <text:p text:style-name="P1"><text:span text:style-name="T71"><text:tab/><text:tab/><text:tab/><text:tab/><text:tab/>}</text:span></text:p>
      <text:p text:style-name="P1"><text:span text:style-name="T71"><text:tab/><text:tab/><text:tab/><text:tab/>}</text:span></text:p>
      <text:p text:style-name="P1"><text:span text:style-name="T71"><text:tab/><text:tab/><text:tab/>}</text:span></text:p>
      <text:p text:style-name="P1"><text:span text:style-name="T71"/></text:p>
      <text:p text:style-name="P1"><text:span text:style-name="T71"><text:tab/><text:tab/><text:tab/>// `i` is now the count of elements visited above, and adding it to `matchedCount`</text:span></text:p>
      <text:p text:style-name="P1"><text:span text:style-name="T71"><text:tab/><text:tab/><text:tab/>// makes the latter nonnegative.</text:span></text:p>
      <text:p text:style-name="P1"><text:span text:style-name="T71"><text:tab/><text:tab/><text:tab/>matchedCount += i;</text:span></text:p>
      <text:p text:style-name="P1"><text:span text:style-name="T71"/></text:p>
      <text:p text:style-name="P1"><text:span text:style-name="T71"><text:tab/><text:tab/><text:tab/>// Apply set filters to unmatched elements</text:span></text:p>
      <text:p text:style-name="P1"><text:span text:style-name="T71"><text:tab/><text:tab/><text:tab/>// NOTE: This can be skipped if there are no unmatched elements (i.e., `matchedCount`</text:span></text:p>
      <text:p text:style-name="P1"><text:span text:style-name="T71"><text:tab/><text:tab/><text:tab/>// equals `i`), unless we didn't visit _any_ elements in the above loop because we have</text:span></text:p>
      <text:p text:style-name="P1"><text:span text:style-name="T71"><text:tab/><text:tab/><text:tab/>// no element matchers and no seed.</text:span></text:p>
      <text:p text:style-name="P1"><text:span text:style-name="T71"><text:tab/><text:tab/><text:tab/>// Incrementing an initially-string "0" `i` allows `i` to remain a string only in that</text:span></text:p>
      <text:p text:style-name="P1"><text:span text:style-name="T71"><text:tab/><text:tab/><text:tab/>// case, which will result in a "00" `matchedCount` that differs from `i` but is also</text:span></text:p>
      <text:p text:style-name="P1"><text:span text:style-name="T71"><text:tab/><text:tab/><text:tab/>// numerically zero.</text:span></text:p>
      <text:p text:style-name="P1"><text:span text:style-name="T71"><text:tab/><text:tab/><text:tab/>if ( bySet &amp;&amp; i !== matchedCount ) {</text:span></text:p>
      <text:p text:style-name="P1"><text:span text:style-name="T71"><text:tab/><text:tab/><text:tab/><text:tab/>j = 0;</text:span></text:p>
      <text:p text:style-name="P1"><text:span text:style-name="T71"><text:tab/><text:tab/><text:tab/><text:tab/>while ( ( matcher = setMatchers[ j++ ] ) ) {</text:span></text:p>
      <text:p text:style-name="P1"><text:span text:style-name="T71"><text:tab/><text:tab/><text:tab/><text:tab/><text:tab/>matcher( unmatched, setMatched, context, xml );</text:span></text:p>
      <text:p text:style-name="P1"><text:span text:style-name="T71"><text:tab/><text:tab/><text:tab/><text:tab/>}</text:span></text:p>
      <text:p text:style-name="P1"><text:span text:style-name="T71"/></text:p>
      <text:p text:style-name="P1"><text:span text:style-name="T71"><text:tab/><text:tab/><text:tab/><text:tab/>if ( seed ) {</text:span></text:p>
      <text:p text:style-name="P1"><text:span text:style-name="T71"/></text:p>
      <text:p text:style-name="P1"><text:span text:style-name="T71"><text:tab/><text:tab/><text:tab/><text:tab/><text:tab/>// Reintegrate element matches to eliminate the need for sorting</text:span></text:p>
      <text:p text:style-name="P1"><text:span text:style-name="T71"><text:tab/><text:tab/><text:tab/><text:tab/><text:tab/>if ( matchedCount &gt; 0 ) {</text:span></text:p>
      <text:p text:style-name="P1"><text:span text:style-name="T71"><text:tab/><text:tab/><text:tab/><text:tab/><text:tab/><text:tab/>while ( i-- ) {</text:span></text:p>
      <text:p text:style-name="P1"><text:span text:style-name="T71"><text:tab/><text:tab/><text:tab/><text:tab/><text:tab/><text:tab/><text:tab/>if ( !( unmatched[ i ] || setMatched[ i ] ) ) {</text:span></text:p>
      <text:p text:style-name="P1"><text:span text:style-name="T71"><text:tab/><text:tab/><text:tab/><text:tab/><text:tab/><text:tab/><text:tab/><text:tab/>setMatched[ i ] = pop.call( results );</text:span></text:p>
      <text:p text:style-name="P1"><text:span text:style-name="T71"><text:tab/><text:tab/><text:tab/><text:tab/><text:tab/><text:tab/><text:tab/>}</text:span></text:p>
      <text:p text:style-name="P1"><text:span text:style-name="T71"><text:tab/><text:tab/><text:tab/><text:tab/><text:tab/><text:tab/>}</text:span></text:p>
      <text:p text:style-name="P1"><text:span text:style-name="T71"><text:tab/><text:tab/><text:tab/><text:tab/><text:tab/>}</text:span></text:p>
      <text:p text:style-name="P1"><text:span text:style-name="T71"/></text:p>
      <text:p text:style-name="P1"><text:span text:style-name="T71"><text:tab/><text:tab/><text:tab/><text:tab/><text:tab/>// Discard index placeholder values to get only actual matches</text:span></text:p>
      <text:p text:style-name="P1"><text:span text:style-name="T71"><text:tab/><text:tab/><text:tab/><text:tab/><text:tab/>setMatched = condense( setMatched );</text:span></text:p>
      <text:p text:style-name="P1"><text:span text:style-name="T71"><text:tab/><text:tab/><text:tab/><text:tab/>}</text:span></text:p>
      <text:p text:style-name="P1"><text:span text:style-name="T71"/></text:p>
      <text:p text:style-name="P1"><text:span text:style-name="T71"><text:tab/><text:tab/><text:tab/><text:tab/>// Add matches to results</text:span></text:p>
      <text:p text:style-name="P1"><text:span text:style-name="T71"><text:tab/><text:tab/><text:tab/><text:tab/>push.apply( results, setMatched );</text:span></text:p>
      <text:p text:style-name="P1"><text:span text:style-name="T71"/></text:p>
      <text:p text:style-name="P1"><text:span text:style-name="T71"><text:tab/><text:tab/><text:tab/><text:tab/>// Seedless set matches succeeding multiple successful matchers stipulate sorting</text:span></text:p>
      <text:p text:style-name="P1"><text:span text:style-name="T71"><text:tab/><text:tab/><text:tab/><text:tab/>if ( outermost &amp;&amp; !seed &amp;&amp; setMatched.length &gt; 0 &amp;&amp;</text:span></text:p>
      <text:p text:style-name="P1"><text:span text:style-name="T71"><text:tab/><text:tab/><text:tab/><text:tab/><text:tab/>( matchedCount + setMatchers.length ) &gt; 1 ) {</text:span></text:p>
      <text:p text:style-name="P1"><text:span text:style-name="T71"/></text:p>
      <text:p text:style-name="P1"><text:span text:style-name="T71"><text:tab/><text:tab/><text:tab/><text:tab/><text:tab/>Sizzle.uniqueSort( results );</text:span></text:p>
      <text:p text:style-name="P1"><text:span text:style-name="T71"><text:tab/><text:tab/><text:tab/><text:tab/>}</text:span></text:p>
      <text:p text:style-name="P1"><text:span text:style-name="T71"><text:tab/><text:tab/><text:tab/>}</text:span></text:p>
      <text:p text:style-name="P1"><text:span text:style-name="T71"/></text:p>
      <text:p text:style-name="P1"><text:span text:style-name="T71"><text:tab/><text:tab/><text:tab/>// Override manipulation of globals by nested matchers</text:span></text:p>
      <text:p text:style-name="P1"><text:span text:style-name="T71"><text:tab/><text:tab/><text:tab/>if ( outermost ) {</text:span></text:p>
      <text:p text:style-name="P1"><text:span text:style-name="T71"><text:tab/><text:tab/><text:tab/><text:tab/>dirruns = dirrunsUnique;</text:span></text:p>
      <text:p text:style-name="P1"><text:span text:style-name="T71"><text:tab/><text:tab/><text:tab/><text:tab/>outermostContext = contextBackup;</text:span></text:p>
      <text:p text:style-name="P1"><text:span text:style-name="T71"><text:tab/><text:tab/><text:tab/>}</text:span></text:p>
      <text:p text:style-name="P1"><text:span text:style-name="T71"/></text:p>
      <text:p text:style-name="P1"><text:span text:style-name="T71"><text:tab/><text:tab/><text:tab/>return unmatched;</text:span></text:p>
      <text:p text:style-name="P1"><text:span text:style-name="T71"><text:tab/><text:tab/>};</text:span></text:p>
      <text:p text:style-name="P1"><text:span text:style-name="T71"/></text:p>
      <text:p text:style-name="P1"><text:span text:style-name="T71"><text:tab/>return bySet ?</text:span></text:p>
      <text:p text:style-name="P1"><text:span text:style-name="T71"><text:tab/><text:tab/>markFunction( superMatcher ) :</text:span></text:p>
      <text:p text:style-name="P1"><text:span text:style-name="T71"><text:tab/><text:tab/>superMatcher;</text:span></text:p>
      <text:p text:style-name="P1"><text:span text:style-name="T71">}</text:span></text:p>
      <text:p text:style-name="P1"><text:span text:style-name="T71"/></text:p>
      <text:p text:style-name="P1"><text:span text:style-name="T71">compile = Sizzle.compile = function( selector, match /* Internal Use Only */ ) {</text:span></text:p>
      <text:p text:style-name="P1"><text:span text:style-name="T71"><text:tab/>var i,</text:span></text:p>
      <text:p text:style-name="P1"><text:span text:style-name="T71"><text:tab/><text:tab/>setMatchers = [],</text:span></text:p>
      <text:p text:style-name="P1"><text:span text:style-name="T71"><text:tab/><text:tab/>elementMatchers = [],</text:span></text:p>
      <text:p text:style-name="P1"><text:span text:style-name="T71"><text:tab/><text:tab/>cached = compilerCache[ selector + " " ];</text:span></text:p>
      <text:p text:style-name="P1"><text:span text:style-name="T71"/></text:p>
      <text:p text:style-name="P1"><text:span text:style-name="T71"><text:tab/>if ( !cached ) {</text:span></text:p>
      <text:p text:style-name="P1"><text:span text:style-name="T71"/></text:p>
      <text:p text:style-name="P1"><text:span text:style-name="T71"><text:tab/><text:tab/>// Generate a function of recursive functions that can be used to check each element</text:span></text:p>
      <text:p text:style-name="P1"><text:span text:style-name="T71"><text:tab/><text:tab/>if ( !match ) {</text:span></text:p>
      <text:p text:style-name="P1"><text:span text:style-name="T71"><text:tab/><text:tab/><text:tab/>match = tokenize( selector );</text:span></text:p>
      <text:p text:style-name="P1"><text:span text:style-name="T71"><text:tab/><text:tab/>}</text:span></text:p>
      <text:p text:style-name="P1"><text:span text:style-name="T71"><text:tab/><text:tab/>i = match.length;</text:span></text:p>
      <text:p text:style-name="P1"><text:span text:style-name="T71"><text:tab/><text:tab/>while ( i-- ) {</text:span></text:p>
      <text:p text:style-name="P1"><text:span text:style-name="T71"><text:tab/><text:tab/><text:tab/>cached = matcherFromTokens( match[ i ] );</text:span></text:p>
      <text:p text:style-name="P1"><text:span text:style-name="T71"><text:tab/><text:tab/><text:tab/>if ( cached[ expando ] ) {</text:span></text:p>
      <text:p text:style-name="P1"><text:span text:style-name="T71"><text:tab/><text:tab/><text:tab/><text:tab/>setMatchers.push( cached );</text:span></text:p>
      <text:p text:style-name="P1"><text:span text:style-name="T71"><text:tab/><text:tab/><text:tab/>} else {</text:span></text:p>
      <text:p text:style-name="P1"><text:span text:style-name="T71"><text:tab/><text:tab/><text:tab/><text:tab/>elementMatchers.push( cached );</text:span></text:p>
      <text:p text:style-name="P1"><text:span text:style-name="T71"><text:tab/><text:tab/><text:tab/>}</text:span></text:p>
      <text:p text:style-name="P1"><text:span text:style-name="T71"><text:tab/><text:tab/>}</text:span></text:p>
      <text:p text:style-name="P1"><text:span text:style-name="T71"/></text:p>
      <text:p text:style-name="P1"><text:span text:style-name="T71"><text:tab/><text:tab/>// Cache the compiled function</text:span></text:p>
      <text:p text:style-name="P1"><text:span text:style-name="T71"><text:tab/><text:tab/>cached = compilerCache(</text:span></text:p>
      <text:p text:style-name="P1"><text:span text:style-name="T71"><text:tab/><text:tab/><text:tab/>selector,</text:span></text:p>
      <text:p text:style-name="P1"><text:span text:style-name="T71"><text:tab/><text:tab/><text:tab/>matcherFromGroupMatchers( elementMatchers, setMatchers )</text:span></text:p>
      <text:p text:style-name="P1"><text:span text:style-name="T71"><text:tab/><text:tab/>);</text:span></text:p>
      <text:p text:style-name="P1"><text:span text:style-name="T71"/></text:p>
      <text:p text:style-name="P1"><text:span text:style-name="T71"><text:tab/><text:tab/>// Save selector and tokenization</text:span></text:p>
      <text:p text:style-name="P1"><text:span text:style-name="T71"><text:tab/><text:tab/>cached.selector = selector;</text:span></text:p>
      <text:p text:style-name="P1"><text:span text:style-name="T71"><text:tab/>}</text:span></text:p>
      <text:p text:style-name="P1"><text:span text:style-name="T71"><text:tab/>return cached;</text:span></text:p>
      <text:p text:style-name="P1"><text:span text:style-name="T71">};</text:span></text:p>
      <text:p text:style-name="P1"><text:span text:style-name="T71"/></text:p>
      <text:p text:style-name="P1"><text:span text:style-name="T71">/**</text:span></text:p>
      <text:p text:style-name="P1"><text:span text:style-name="T71"><text:s/>* A low-level selection function that works with Sizzle's compiled</text:span></text:p>
      <text:p text:style-name="P1"><text:span text:style-name="T71"><text:s/>*<text:s text:c="2"/>selector functions</text:span></text:p>
      <text:p text:style-name="P1"><text:span text:style-name="T71"><text:s/>* @param {String|Function} selector A selector or a pre-compiled</text:span></text:p>
      <text:p text:style-name="P1"><text:span text:style-name="T71"><text:s/>*<text:s text:c="2"/>selector function built with Sizzle.compile</text:span></text:p>
      <text:p text:style-name="P1"><text:span text:style-name="T71"><text:s/>* @param {Element} context</text:span></text:p>
      <text:p text:style-name="P1"><text:span text:style-name="T71"><text:s/>* @param {Array} [results]</text:span></text:p>
      <text:p text:style-name="P1"><text:span text:style-name="T71"><text:s/>* @param {Array} [seed] A set of elements to match against</text:span></text:p>
      <text:p text:style-name="P1"><text:span text:style-name="T71"><text:s/>*/</text:span></text:p>
      <text:p text:style-name="P1"><text:span text:style-name="T71">select = Sizzle.select = function( selector, context, results, seed ) {</text:span></text:p>
      <text:p text:style-name="P1"><text:span text:style-name="T71"><text:tab/>var i, tokens, token, type, find,</text:span></text:p>
      <text:p text:style-name="P1"><text:span text:style-name="T71"><text:tab/><text:tab/>compiled = typeof selector === "function" &amp;&amp; selector,</text:span></text:p>
      <text:p text:style-name="P1"><text:span text:style-name="T71"><text:tab/><text:tab/>match = !seed &amp;&amp; tokenize( ( selector = compiled.selector || selector ) );</text:span></text:p>
      <text:p text:style-name="P1"><text:span text:style-name="T71"/></text:p>
      <text:p text:style-name="P1"><text:span text:style-name="T71"><text:tab/>results = results || [];</text:span></text:p>
      <text:p text:style-name="P1"><text:span text:style-name="T71"/></text:p>
      <text:p text:style-name="P1"><text:span text:style-name="T71"><text:tab/>// Try to minimize operations if there is only one selector in the list and no seed</text:span></text:p>
      <text:p text:style-name="P1"><text:span text:style-name="T71"><text:tab/>// (the latter of which guarantees us context)</text:span></text:p>
      <text:p text:style-name="P1"><text:span text:style-name="T71"><text:tab/>if ( match.length === 1 ) {</text:span></text:p>
      <text:p text:style-name="P1"><text:span text:style-name="T71"/></text:p>
      <text:p text:style-name="P1"><text:span text:style-name="T71"><text:tab/><text:tab/>// Reduce context if the leading compound selector is an ID</text:span></text:p>
      <text:p text:style-name="P1"><text:span text:style-name="T71"><text:tab/><text:tab/>tokens = match[ 0 ] = match[ 0 ].slice( 0 );</text:span></text:p>
      <text:p text:style-name="P1"><text:span text:style-name="T71"><text:tab/><text:tab/>if ( tokens.length &gt; 2 &amp;&amp; ( token = tokens[ 0 ] ).type === "ID" &amp;&amp;</text:span></text:p>
      <text:p text:style-name="P1"><text:span text:style-name="T71"><text:tab/><text:tab/><text:tab/>context.nodeType === 9 &amp;&amp; documentIsHTML &amp;&amp; Expr.relative[ tokens[ 1 ].type ] ) {</text:span></text:p>
      <text:p text:style-name="P1"><text:span text:style-name="T71"/></text:p>
      <text:p text:style-name="P1"><text:span text:style-name="T71"><text:tab/><text:tab/><text:tab/>context = ( Expr.find[ "ID" ]( token.matches[ 0 ]</text:span></text:p>
      <text:p text:style-name="P1"><text:span text:style-name="T71"><text:tab/><text:tab/><text:tab/><text:tab/>.replace( runescape, funescape ), context ) || [] )[ 0 ];</text:span></text:p>
      <text:p text:style-name="P1"><text:span text:style-name="T71"><text:tab/><text:tab/><text:tab/>if ( !context ) {</text:span></text:p>
      <text:p text:style-name="P1"><text:span text:style-name="T71"><text:tab/><text:tab/><text:tab/><text:tab/>return results;</text:span></text:p>
      <text:p text:style-name="P1"><text:span text:style-name="T71"/></text:p>
      <text:p text:style-name="P1"><text:span text:style-name="T71"><text:tab/><text:tab/><text:tab/>// Precompiled matchers will still verify ancestry, so step up a level</text:span></text:p>
      <text:p text:style-name="P1"><text:span text:style-name="T71"><text:tab/><text:tab/><text:tab/>} else if ( compiled ) {</text:span></text:p>
      <text:p text:style-name="P1"><text:span text:style-name="T71"><text:tab/><text:tab/><text:tab/><text:tab/>context = context.parentNode;</text:span></text:p>
      <text:p text:style-name="P1"><text:span text:style-name="T71"><text:tab/><text:tab/><text:tab/>}</text:span></text:p>
      <text:p text:style-name="P1"><text:span text:style-name="T71"/></text:p>
      <text:p text:style-name="P1"><text:span text:style-name="T71"><text:tab/><text:tab/><text:tab/>selector = selector.slice( tokens.shift().value.length );</text:span></text:p>
      <text:p text:style-name="P1"><text:span text:style-name="T71"><text:tab/><text:tab/>}</text:span></text:p>
      <text:p text:style-name="P1"><text:span text:style-name="T71"/></text:p>
      <text:p text:style-name="P1"><text:span text:style-name="T71"><text:tab/><text:tab/>// Fetch a seed set for right-to-left matching</text:span></text:p>
      <text:p text:style-name="P1"><text:span text:style-name="T71"><text:tab/><text:tab/>i = matchExpr[ "needsContext" ].test( selector ) ? 0 : tokens.length;</text:span></text:p>
      <text:p text:style-name="P1"><text:span text:style-name="T71"><text:tab/><text:tab/>while ( i-- ) {</text:span></text:p>
      <text:p text:style-name="P1"><text:span text:style-name="T71"><text:tab/><text:tab/><text:tab/>token = tokens[ i ];</text:span></text:p>
      <text:p text:style-name="P1"><text:span text:style-name="T71"/></text:p>
      <text:p text:style-name="P1"><text:span text:style-name="T71"><text:tab/><text:tab/><text:tab/>// Abort if we hit a combinator</text:span></text:p>
      <text:p text:style-name="P1"><text:span text:style-name="T71"><text:tab/><text:tab/><text:tab/>if ( Expr.relative[ ( type = token.type ) ] ) {</text:span></text:p>
      <text:p text:style-name="P1"><text:span text:style-name="T71"><text:tab/><text:tab/><text:tab/><text:tab/>break;</text:span></text:p>
      <text:p text:style-name="P1"><text:span text:style-name="T71"><text:tab/><text:tab/><text:tab/>}</text:span></text:p>
      <text:p text:style-name="P1"><text:span text:style-name="T71"><text:tab/><text:tab/><text:tab/>if ( ( find = Expr.find[ type ] ) ) {</text:span></text:p>
      <text:p text:style-name="P1"><text:span text:style-name="T71"/></text:p>
      <text:p text:style-name="P1"><text:span text:style-name="T71"><text:tab/><text:tab/><text:tab/><text:tab/>// Search, expanding context for leading sibling combinators</text:span></text:p>
      <text:p text:style-name="P1"><text:span text:style-name="T71"><text:tab/><text:tab/><text:tab/><text:tab/>if ( ( seed = find(</text:span></text:p>
      <text:p text:style-name="P1"><text:span text:style-name="T71"><text:tab/><text:tab/><text:tab/><text:tab/><text:tab/>token.matches[ 0 ].replace( runescape, funescape ),</text:span></text:p>
      <text:p text:style-name="P1"><text:span text:style-name="T71"><text:tab/><text:tab/><text:tab/><text:tab/><text:tab/>rsibling.test( tokens[ 0 ].type ) &amp;&amp; testContext( context.parentNode ) ||</text:span></text:p>
      <text:p text:style-name="P1"><text:span text:style-name="T71"><text:tab/><text:tab/><text:tab/><text:tab/><text:tab/><text:tab/>context</text:span></text:p>
      <text:p text:style-name="P1"><text:span text:style-name="T71"><text:tab/><text:tab/><text:tab/><text:tab/>) ) ) {</text:span></text:p>
      <text:p text:style-name="P1"><text:span text:style-name="T71"/></text:p>
      <text:p text:style-name="P1"><text:span text:style-name="T71"><text:tab/><text:tab/><text:tab/><text:tab/><text:tab/>// If seed is empty or no tokens remain, we can return early</text:span></text:p>
      <text:p text:style-name="P1"><text:span text:style-name="T71"><text:tab/><text:tab/><text:tab/><text:tab/><text:tab/>tokens.splice( i, 1 );</text:span></text:p>
      <text:p text:style-name="P1"><text:span text:style-name="T71"><text:tab/><text:tab/><text:tab/><text:tab/><text:tab/>selector = seed.length &amp;&amp; toSelector( tokens );</text:span></text:p>
      <text:p text:style-name="P1"><text:span text:style-name="T71"><text:tab/><text:tab/><text:tab/><text:tab/><text:tab/>if ( !selector ) {</text:span></text:p>
      <text:p text:style-name="P1"><text:span text:style-name="T71"><text:tab/><text:tab/><text:tab/><text:tab/><text:tab/><text:tab/>push.apply( results, seed );</text:span></text:p>
      <text:p text:style-name="P1"><text:span text:style-name="T71"><text:tab/><text:tab/><text:tab/><text:tab/><text:tab/><text:tab/>return results;</text:span></text:p>
      <text:p text:style-name="P1"><text:span text:style-name="T71"><text:tab/><text:tab/><text:tab/><text:tab/><text:tab/>}</text:span></text:p>
      <text:p text:style-name="P1"><text:span text:style-name="T71"/></text:p>
      <text:p text:style-name="P1"><text:span text:style-name="T71"><text:tab/><text:tab/><text:tab/><text:tab/><text:tab/>break;</text:span></text:p>
      <text:p text:style-name="P1"><text:span text:style-name="T71"><text:tab/><text:tab/><text:tab/><text:tab/>}</text:span></text:p>
      <text:p text:style-name="P1"><text:span text:style-name="T71"><text:tab/><text:tab/><text:tab/>}</text:span></text:p>
      <text:p text:style-name="P1"><text:span text:style-name="T71"><text:tab/><text:tab/>}</text:span></text:p>
      <text:p text:style-name="P1"><text:span text:style-name="T71"><text:tab/>}</text:span></text:p>
      <text:p text:style-name="P1"><text:span text:style-name="T71"/></text:p>
      <text:p text:style-name="P1"><text:span text:style-name="T71"><text:tab/>// Compile and execute a filtering function if one is not provided</text:span></text:p>
      <text:p text:style-name="P1"><text:span text:style-name="T71"><text:tab/>// Provide `match` to avoid retokenization if we modified the selector above</text:span></text:p>
      <text:p text:style-name="P1"><text:span text:style-name="T71"><text:tab/>( compiled || compile( selector, match ) )(</text:span></text:p>
      <text:p text:style-name="P1"><text:span text:style-name="T71"><text:tab/><text:tab/>seed,</text:span></text:p>
      <text:p text:style-name="P1"><text:span text:style-name="T71"><text:tab/><text:tab/>context,</text:span></text:p>
      <text:p text:style-name="P1"><text:span text:style-name="T71"><text:tab/><text:tab/>!documentIsHTML,</text:span></text:p>
      <text:p text:style-name="P1"><text:span text:style-name="T71"><text:tab/><text:tab/>results,</text:span></text:p>
      <text:p text:style-name="P1"><text:span text:style-name="T71"><text:tab/><text:tab/>!context || rsibling.test( selector ) &amp;&amp; testContext( context.parentNode ) || context</text:span></text:p>
      <text:p text:style-name="P1"><text:span text:style-name="T71"><text:tab/>);</text:span></text:p>
      <text:p text:style-name="P1"><text:span text:style-name="T71"><text:tab/>return results;</text:span></text:p>
      <text:p text:style-name="P1"><text:span text:style-name="T71">};</text:span></text:p>
      <text:p text:style-name="P1"><text:span text:style-name="T71"/></text:p>
      <text:p text:style-name="P1"><text:span text:style-name="T71">// One-time assignments</text:span></text:p>
      <text:p text:style-name="P1"><text:span text:style-name="T71"/></text:p>
      <text:p text:style-name="P1"><text:span text:style-name="T71">// Sort stability</text:span></text:p>
      <text:p text:style-name="P1"><text:span text:style-name="T71">support.sortStable = expando.split( "" ).sort( sortOrder ).join( "" ) === expando;</text:span></text:p>
      <text:p text:style-name="P1"><text:span text:style-name="T71"/></text:p>
      <text:p text:style-name="P1"><text:span text:style-name="T71">// Support: Chrome 14-35+</text:span></text:p>
      <text:p text:style-name="P1"><text:span text:style-name="T71">// Always assume duplicates if they aren't passed to the comparison function</text:span></text:p>
      <text:p text:style-name="P1"><text:span text:style-name="T71">support.detectDuplicates = !!hasDuplicate;</text:span></text:p>
      <text:p text:style-name="P1"><text:span text:style-name="T71"/></text:p>
      <text:p text:style-name="P1"><text:span text:style-name="T71">// Initialize against the default document</text:span></text:p>
      <text:p text:style-name="P1"><text:span text:style-name="T71">setDocument();</text:span></text:p>
      <text:p text:style-name="P1"><text:span text:style-name="T71"/></text:p>
      <text:p text:style-name="P1"><text:span text:style-name="T71">// Support: Webkit&lt;537.32 - Safari 6.0.3/Chrome 25 (fixed in Chrome 27)</text:span></text:p>
      <text:p text:style-name="P1"><text:span text:style-name="T71">// Detached nodes confoundingly follow *each other*</text:span></text:p>
      <text:p text:style-name="P1"><text:span text:style-name="T71">support.sortDetached = assert( function( el ) {</text:span></text:p>
      <text:p text:style-name="P1"><text:span text:style-name="T71"/></text:p>
      <text:p text:style-name="P1"><text:span text:style-name="T71"><text:tab/>// Should return 1, but returns 4 (following)</text:span></text:p>
      <text:p text:style-name="P1"><text:span text:style-name="T71"><text:tab/>return el.compareDocumentPosition( document.createElement( "fieldset" ) ) &amp; 1;</text:span></text:p>
      <text:p text:style-name="P1"><text:span text:style-name="T71">} );</text:span></text:p>
      <text:p text:style-name="P1"><text:span text:style-name="T71"/></text:p>
      <text:p text:style-name="P1"><text:span text:style-name="T71">// Support: IE&lt;8</text:span></text:p>
      <text:p text:style-name="P1"><text:span text:style-name="T71">// Prevent attribute/property "interpolation"</text:span></text:p>
      <text:p text:style-name="P1"><text:span text:style-name="T71">//<text:s/></text:span><text:a xlink:href="https://msdn.microsoft.com/en-us/library/ms536429%28VS.85%29.aspx"><text:span text:style-name="T72">https://msdn.microsoft.com/en-us/library/ms536429%28VS.85%29.aspx</text:span></text:a><text:span text:style-name="T73"/></text:p>
      <text:p text:style-name="P1"><text:span text:style-name="T73">if ( !assert( function( el ) {</text:span></text:p>
      <text:p text:style-name="P1"><text:span text:style-name="T73"><text:tab/>el.innerHTML = "&lt;a href='#'&gt;&lt;/a&gt;";</text:span></text:p>
      <text:p text:style-name="P1"><text:span text:style-name="T73"><text:tab/>return el.firstChild.getAttribute( "href" ) === "#";</text:span></text:p>
      <text:p text:style-name="P1"><text:span text:style-name="T73">} ) ) {</text:span></text:p>
      <text:p text:style-name="P1"><text:span text:style-name="T73"><text:tab/>addHandle( "type|href|height|width", function( elem, name, isXML ) {</text:span></text:p>
      <text:p text:style-name="P1"><text:span text:style-name="T73"><text:tab/><text:tab/>if ( !isXML ) {</text:span></text:p>
      <text:p text:style-name="P1"><text:span text:style-name="T73"><text:tab/><text:tab/><text:tab/>return elem.getAttribute( name, name.toLowerCase() === "type" ? 1 : 2 );</text:span></text:p>
      <text:p text:style-name="P1"><text:span text:style-name="T73"><text:tab/><text:tab/>}</text:span></text:p>
      <text:p text:style-name="P1"><text:span text:style-name="T73"><text:tab/>} );</text:span></text:p>
      <text:p text:style-name="P1"><text:span text:style-name="T73">}</text:span></text:p>
      <text:p text:style-name="P1"><text:span text:style-name="T73"/></text:p>
      <text:p text:style-name="P1"><text:span text:style-name="T73">// Support: IE&lt;9</text:span></text:p>
      <text:p text:style-name="P1"><text:span text:style-name="T73">// Use defaultValue in place of getAttribute("value")</text:span></text:p>
      <text:p text:style-name="P1"><text:span text:style-name="T73">if ( !support.attributes || !assert( function( el ) {</text:span></text:p>
      <text:p text:style-name="P1"><text:span text:style-name="T73"><text:tab/>el.innerHTML = "&lt;input/&gt;";</text:span></text:p>
      <text:p text:style-name="P1"><text:span text:style-name="T73"><text:tab/>el.firstChild.setAttribute( "value", "" );</text:span></text:p>
      <text:p text:style-name="P1"><text:span text:style-name="T73"><text:tab/>return el.firstChild.getAttribute( "value" ) === "";</text:span></text:p>
      <text:p text:style-name="P1"><text:span text:style-name="T73">} ) ) {</text:span></text:p>
      <text:p text:style-name="P1"><text:span text:style-name="T73"><text:tab/>addHandle( "value", function( elem, _name, isXML ) {</text:span></text:p>
      <text:p text:style-name="P1"><text:span text:style-name="T73"><text:tab/><text:tab/>if ( !isXML &amp;&amp; elem.nodeName.toLowerCase() === "input" ) {</text:span></text:p>
      <text:p text:style-name="P1"><text:span text:style-name="T73"><text:tab/><text:tab/><text:tab/>return elem.defaultValue;</text:span></text:p>
      <text:p text:style-name="P1"><text:span text:style-name="T73"><text:tab/><text:tab/>}</text:span></text:p>
      <text:p text:style-name="P1"><text:span text:style-name="T73"><text:tab/>} );</text:span></text:p>
      <text:p text:style-name="P1"><text:span text:style-name="T73">}</text:span></text:p>
      <text:p text:style-name="P1"><text:span text:style-name="T73"/></text:p>
      <text:p text:style-name="P1"><text:span text:style-name="T73">// Support: IE&lt;9</text:span></text:p>
      <text:p text:style-name="P1"><text:span text:style-name="T73">// Use getAttributeNode to fetch booleans when getAttribute lies</text:span></text:p>
      <text:p text:style-name="P1"><text:span text:style-name="T73">if ( !assert( function( el ) {</text:span></text:p>
      <text:p text:style-name="P1"><text:span text:style-name="T73"><text:tab/>return el.getAttribute( "disabled" ) == null;</text:span></text:p>
      <text:p text:style-name="P1"><text:span text:style-name="T73">} ) ) {</text:span></text:p>
      <text:p text:style-name="P1"><text:span text:style-name="T73"><text:tab/>addHandle( booleans, function( elem, name, isXML ) {</text:span></text:p>
      <text:p text:style-name="P1"><text:span text:style-name="T73"><text:tab/><text:tab/>var val;</text:span></text:p>
      <text:p text:style-name="P1"><text:span text:style-name="T73"><text:tab/><text:tab/>if ( !isXML ) {</text:span></text:p>
      <text:p text:style-name="P1"><text:span text:style-name="T73"><text:tab/><text:tab/><text:tab/>return elem[ name ] === true ? name.toLowerCase() :</text:span></text:p>
      <text:p text:style-name="P1"><text:span text:style-name="T73"><text:tab/><text:tab/><text:tab/><text:tab/>( val = elem.getAttributeNode( name ) ) &amp;&amp; val.specified ?</text:span></text:p>
      <text:p text:style-name="P1"><text:span text:style-name="T73"><text:tab/><text:tab/><text:tab/><text:tab/><text:tab/>val.value :</text:span></text:p>
      <text:p text:style-name="P1"><text:span text:style-name="T73"><text:tab/><text:tab/><text:tab/><text:tab/><text:tab/>null;</text:span></text:p>
      <text:p text:style-name="P1"><text:span text:style-name="T73"><text:tab/><text:tab/>}</text:span></text:p>
      <text:p text:style-name="P1"><text:span text:style-name="T73"><text:tab/>} );</text:span></text:p>
      <text:p text:style-name="P1"><text:span text:style-name="T73">}</text:span></text:p>
      <text:p text:style-name="P1"><text:span text:style-name="T73"/></text:p>
      <text:p text:style-name="P1"><text:span text:style-name="T73">return Sizzle;</text:span></text:p>
      <text:p text:style-name="P1"><text:span text:style-name="T73"/></text:p>
      <text:p text:style-name="P1"><text:span text:style-name="T73">} )( window );</text:span></text:p>
      <text:p text:style-name="P1"><text:span text:style-name="T73"/></text:p>
      <text:p text:style-name="P1"><text:span text:style-name="T73"/></text:p>
      <text:p text:style-name="P1"><text:span text:style-name="T73"/></text:p>
      <text:p text:style-name="P1"><text:span text:style-name="T73">jQuery.find = Sizzle;</text:span></text:p>
      <text:p text:style-name="P1"><text:span text:style-name="T73">jQuery.expr = Sizzle.selectors;</text:span></text:p>
      <text:p text:style-name="P1"><text:span text:style-name="T73"/></text:p>
      <text:p text:style-name="P1"><text:span text:style-name="T73">// Deprecated</text:span></text:p>
      <text:p text:style-name="P1"><text:span text:style-name="T73">jQuery.expr[ ":" ] = jQuery.expr.pseudos;</text:span></text:p>
      <text:p text:style-name="P1"><text:span text:style-name="T73">jQuery.uniqueSort = jQuery.unique = Sizzle.uniqueSort;</text:span></text:p>
      <text:p text:style-name="P1"><text:span text:style-name="T73">jQuery.text = Sizzle.getText;</text:span></text:p>
      <text:p text:style-name="P1"><text:span text:style-name="T73">jQuery.isXMLDoc = Sizzle.isXML;</text:span></text:p>
      <text:p text:style-name="P1"><text:span text:style-name="T73">jQuery.contains = Sizzle.contains;</text:span></text:p>
      <text:p text:style-name="P1"><text:span text:style-name="T73">jQuery.escapeSelector = Sizzle.escape;</text:span></text:p>
      <text:p text:style-name="P1"><text:span text:style-name="T73"/></text:p>
      <text:p text:style-name="P1"><text:span text:style-name="T73"/></text:p>
      <text:p text:style-name="P1"><text:span text:style-name="T73"/></text:p>
      <text:p text:style-name="P1"><text:span text:style-name="T73"/></text:p>
      <text:p text:style-name="P1"><text:span text:style-name="T73">var dir = function( elem, dir, until ) {</text:span></text:p>
      <text:p text:style-name="P1"><text:span text:style-name="T73"><text:tab/>var matched = [],</text:span></text:p>
      <text:p text:style-name="P1"><text:span text:style-name="T73"><text:tab/><text:tab/>truncate = until !== undefined;</text:span></text:p>
      <text:p text:style-name="P1"><text:span text:style-name="T73"/></text:p>
      <text:p text:style-name="P1"><text:span text:style-name="T73"><text:tab/>while ( ( elem = elem[ dir ] ) &amp;&amp; elem.nodeType !== 9 ) {</text:span></text:p>
      <text:p text:style-name="P1"><text:span text:style-name="T73"><text:tab/><text:tab/>if ( elem.nodeType === 1 ) {</text:span></text:p>
      <text:p text:style-name="P1"><text:span text:style-name="T73"><text:tab/><text:tab/><text:tab/>if ( truncate &amp;&amp; jQuery( elem ).is( until ) ) {</text:span></text:p>
      <text:p text:style-name="P1"><text:span text:style-name="T73"><text:tab/><text:tab/><text:tab/><text:tab/>break;</text:span></text:p>
      <text:p text:style-name="P1"><text:span text:style-name="T73"><text:tab/><text:tab/><text:tab/>}</text:span></text:p>
      <text:p text:style-name="P1"><text:span text:style-name="T73"><text:tab/><text:tab/><text:tab/>matched.push( elem );</text:span></text:p>
      <text:p text:style-name="P1"><text:span text:style-name="T73"><text:tab/><text:tab/>}</text:span></text:p>
      <text:p text:style-name="P1"><text:span text:style-name="T73"><text:tab/>}</text:span></text:p>
      <text:p text:style-name="P1"><text:span text:style-name="T73"><text:tab/>return matched;</text:span></text:p>
      <text:p text:style-name="P1"><text:span text:style-name="T73">};</text:span></text:p>
      <text:p text:style-name="P1"><text:span text:style-name="T73"/></text:p>
      <text:p text:style-name="P1"><text:span text:style-name="T73"/></text:p>
      <text:p text:style-name="P1"><text:span text:style-name="T73">var siblings = function( n, elem ) {</text:span></text:p>
      <text:p text:style-name="P1"><text:span text:style-name="T73"><text:tab/>var matched = [];</text:span></text:p>
      <text:p text:style-name="P1"><text:span text:style-name="T73"/></text:p>
      <text:p text:style-name="P1"><text:span text:style-name="T73"><text:tab/>for ( ; n; n = n.nextSibling ) {</text:span></text:p>
      <text:p text:style-name="P1"><text:span text:style-name="T73"><text:tab/><text:tab/>if ( n.nodeType === 1 &amp;&amp; n !== elem ) {</text:span></text:p>
      <text:p text:style-name="P1"><text:span text:style-name="T73"><text:tab/><text:tab/><text:tab/>matched.push( n );</text:span></text:p>
      <text:p text:style-name="P1"><text:span text:style-name="T73"><text:tab/><text:tab/>}</text:span></text:p>
      <text:p text:style-name="P1"><text:span text:style-name="T73"><text:tab/>}</text:span></text:p>
      <text:p text:style-name="P1"><text:span text:style-name="T73"/></text:p>
      <text:p text:style-name="P1"><text:span text:style-name="T73"><text:tab/>return matched;</text:span></text:p>
      <text:p text:style-name="P1"><text:span text:style-name="T73">};</text:span></text:p>
      <text:p text:style-name="P1"><text:span text:style-name="T73"/></text:p>
      <text:p text:style-name="P1"><text:span text:style-name="T73"/></text:p>
      <text:p text:style-name="P1"><text:span text:style-name="T73">var rneedsContext = jQuery.expr.match.needsContext;</text:span></text:p>
      <text:p text:style-name="P1"><text:span text:style-name="T73"/></text:p>
      <text:p text:style-name="P1"><text:span text:style-name="T73"/></text:p>
      <text:p text:style-name="P1"><text:span text:style-name="T73"/></text:p>
      <text:p text:style-name="P1"><text:span text:style-name="T73">function nodeName( elem, name ) {</text:span></text:p>
      <text:p text:style-name="P1"><text:span text:style-name="T73"/></text:p>
      <text:p text:style-name="P1"><text:span text:style-name="T73"><text:s text:c="2"/>return elem.nodeName &amp;&amp; elem.nodeName.toLowerCase() === name.toLowerCase();</text:span></text:p>
      <text:p text:style-name="P1"><text:span text:style-name="T73"/></text:p>
      <text:p text:style-name="P1"><text:span text:style-name="T73">};</text:span></text:p>
      <text:p text:style-name="P1"><text:span text:style-name="T73">var rsingleTag = ( /^&lt;([a-z][^\/\0&gt;:\x20\t\r\n\f]*)[\x20\t\r\n\f]*\/?&gt;(?:&lt;\/\1&gt;|)$/i );</text:span></text:p>
      <text:p text:style-name="P1"><text:span text:style-name="T73"/></text:p>
      <text:p text:style-name="P1"><text:span text:style-name="T73"/></text:p>
      <text:p text:style-name="P1"><text:span text:style-name="T73"/></text:p>
      <text:p text:style-name="P1"><text:span text:style-name="T73">// Implement the identical functionality for filter and not</text:span></text:p>
      <text:p text:style-name="P1"><text:span text:style-name="T73">function winnow( elements, qualifier, not ) {</text:span></text:p>
      <text:p text:style-name="P1"><text:span text:style-name="T73"><text:tab/>if ( isFunction( qualifier ) ) {</text:span></text:p>
      <text:p text:style-name="P1"><text:span text:style-name="T73"><text:tab/><text:tab/>return jQuery.grep( elements, function( elem, i ) {</text:span></text:p>
      <text:p text:style-name="P1"><text:span text:style-name="T73"><text:tab/><text:tab/><text:tab/>return !!qualifier.call( elem, i, elem ) !== not;</text:span></text:p>
      <text:p text:style-name="P1"><text:span text:style-name="T73"><text:tab/><text:tab/>} );</text:span></text:p>
      <text:p text:style-name="P1"><text:span text:style-name="T73"><text:tab/>}</text:span></text:p>
      <text:p text:style-name="P1"><text:span text:style-name="T73"/></text:p>
      <text:p text:style-name="P1"><text:span text:style-name="T73"><text:tab/>// Single element</text:span></text:p>
      <text:p text:style-name="P1"><text:span text:style-name="T73"><text:tab/>if ( qualifier.nodeType ) {</text:span></text:p>
      <text:p text:style-name="P1"><text:span text:style-name="T73"><text:tab/><text:tab/>return jQuery.grep( elements, function( elem ) {</text:span></text:p>
      <text:p text:style-name="P1"><text:span text:style-name="T73"><text:tab/><text:tab/><text:tab/>return ( elem === qualifier ) !== not;</text:span></text:p>
      <text:p text:style-name="P1"><text:span text:style-name="T73"><text:tab/><text:tab/>} );</text:span></text:p>
      <text:p text:style-name="P1"><text:span text:style-name="T73"><text:tab/>}</text:span></text:p>
      <text:p text:style-name="P1"><text:span text:style-name="T73"/></text:p>
      <text:p text:style-name="P1"><text:span text:style-name="T73"><text:tab/>// Arraylike of elements (jQuery, arguments, Array)</text:span></text:p>
      <text:p text:style-name="P1"><text:span text:style-name="T73"><text:tab/>if ( typeof qualifier !== "string" ) {</text:span></text:p>
      <text:p text:style-name="P1"><text:span text:style-name="T73"><text:tab/><text:tab/>return jQuery.grep( elements, function( elem ) {</text:span></text:p>
      <text:p text:style-name="P1"><text:span text:style-name="T73"><text:tab/><text:tab/><text:tab/>return ( indexOf.call( qualifier, elem ) &gt; -1 ) !== not;</text:span></text:p>
      <text:p text:style-name="P1"><text:span text:style-name="T73"><text:tab/><text:tab/>} );</text:span></text:p>
      <text:p text:style-name="P1"><text:span text:style-name="T73"><text:tab/>}</text:span></text:p>
      <text:p text:style-name="P1"><text:span text:style-name="T73"/></text:p>
      <text:p text:style-name="P1"><text:span text:style-name="T73"><text:tab/>// Filtered directly for both simple and complex selectors</text:span></text:p>
      <text:p text:style-name="P1"><text:span text:style-name="T73"><text:tab/>return jQuery.filter( qualifier, elements, not );</text:span></text:p>
      <text:p text:style-name="P1"><text:span text:style-name="T73">}</text:span></text:p>
      <text:p text:style-name="P1"><text:span text:style-name="T73"/></text:p>
      <text:p text:style-name="P1"><text:span text:style-name="T73">jQuery.filter = function( expr, elems, not ) {</text:span></text:p>
      <text:p text:style-name="P1"><text:span text:style-name="T73"><text:tab/>var elem = elems[ 0 ];</text:span></text:p>
      <text:p text:style-name="P1"><text:span text:style-name="T73"/></text:p>
      <text:p text:style-name="P1"><text:span text:style-name="T73"><text:tab/>if ( not ) {</text:span></text:p>
      <text:p text:style-name="P1"><text:span text:style-name="T73"><text:tab/><text:tab/>expr = ":not(" + expr + ")";</text:span></text:p>
      <text:p text:style-name="P1"><text:span text:style-name="T73"><text:tab/>}</text:span></text:p>
      <text:p text:style-name="P1"><text:span text:style-name="T73"/></text:p>
      <text:p text:style-name="P1"><text:span text:style-name="T73"><text:tab/>if ( elems.length === 1 &amp;&amp; elem.nodeType === 1 ) {</text:span></text:p>
      <text:p text:style-name="P1"><text:span text:style-name="T73"><text:tab/><text:tab/>return jQuery.find.matchesSelector( elem, expr ) ? [ elem ] : [];</text:span></text:p>
      <text:p text:style-name="P1"><text:span text:style-name="T73"><text:tab/>}</text:span></text:p>
      <text:p text:style-name="P1"><text:span text:style-name="T73"/></text:p>
      <text:p text:style-name="P1"><text:span text:style-name="T73"><text:tab/>return jQuery.find.matches( expr, jQuery.grep( elems, function( elem ) {</text:span></text:p>
      <text:p text:style-name="P1"><text:span text:style-name="T73"><text:tab/><text:tab/>return elem.nodeType === 1;</text:span></text:p>
      <text:p text:style-name="P1"><text:span text:style-name="T73"><text:tab/>} ) );</text:span></text:p>
      <text:p text:style-name="P1"><text:span text:style-name="T73">};</text:span></text:p>
      <text:p text:style-name="P1"><text:span text:style-name="T73"/></text:p>
      <text:p text:style-name="P1"><text:span text:style-name="T73">jQuery.fn.extend( {</text:span></text:p>
      <text:p text:style-name="P1"><text:span text:style-name="T73"><text:tab/>find: function( selector ) {</text:span></text:p>
      <text:p text:style-name="P1"><text:span text:style-name="T73"><text:tab/><text:tab/>var i, ret,</text:span></text:p>
      <text:p text:style-name="P1"><text:span text:style-name="T73"><text:tab/><text:tab/><text:tab/>len = this.length,</text:span></text:p>
      <text:p text:style-name="P1"><text:span text:style-name="T73"><text:tab/><text:tab/><text:tab/>self = this;</text:span></text:p>
      <text:p text:style-name="P1"><text:span text:style-name="T73"/></text:p>
      <text:p text:style-name="P1"><text:span text:style-name="T73"><text:tab/><text:tab/>if ( typeof selector !== "string" ) {</text:span></text:p>
      <text:p text:style-name="P1"><text:span text:style-name="T73"><text:tab/><text:tab/><text:tab/>return this.pushStack( jQuery( selector ).filter( function() {</text:span></text:p>
      <text:p text:style-name="P1"><text:span text:style-name="T73"><text:tab/><text:tab/><text:tab/><text:tab/>for ( i = 0; i &lt; len; i++ ) {</text:span></text:p>
      <text:p text:style-name="P1"><text:span text:style-name="T73"><text:tab/><text:tab/><text:tab/><text:tab/><text:tab/>if ( jQuery.contains( self[ i ], this ) ) {</text:span></text:p>
      <text:p text:style-name="P1"><text:span text:style-name="T73"><text:tab/><text:tab/><text:tab/><text:tab/><text:tab/><text:tab/>return true;</text:span></text:p>
      <text:p text:style-name="P1"><text:span text:style-name="T73"><text:tab/><text:tab/><text:tab/><text:tab/><text:tab/>}</text:span></text:p>
      <text:p text:style-name="P1"><text:span text:style-name="T73"><text:tab/><text:tab/><text:tab/><text:tab/>}</text:span></text:p>
      <text:p text:style-name="P1"><text:span text:style-name="T73"><text:tab/><text:tab/><text:tab/>} ) );</text:span></text:p>
      <text:p text:style-name="P1"><text:span text:style-name="T73"><text:tab/><text:tab/>}</text:span></text:p>
      <text:p text:style-name="P1"><text:span text:style-name="T73"/></text:p>
      <text:p text:style-name="P1"><text:span text:style-name="T73"><text:tab/><text:tab/>ret = this.pushStack( [] );</text:span></text:p>
      <text:p text:style-name="P1"><text:span text:style-name="T73"/></text:p>
      <text:p text:style-name="P1"><text:span text:style-name="T73"><text:tab/><text:tab/>for ( i = 0; i &lt; len; i++ ) {</text:span></text:p>
      <text:p text:style-name="P1"><text:span text:style-name="T73"><text:tab/><text:tab/><text:tab/>jQuery.find( selector, self[ i ], ret );</text:span></text:p>
      <text:p text:style-name="P1"><text:span text:style-name="T73"><text:tab/><text:tab/>}</text:span></text:p>
      <text:p text:style-name="P1"><text:span text:style-name="T73"/></text:p>
      <text:p text:style-name="P1"><text:span text:style-name="T73"><text:tab/><text:tab/>return len &gt; 1 ? jQuery.uniqueSort( ret ) : ret;</text:span></text:p>
      <text:p text:style-name="P1"><text:span text:style-name="T73"><text:tab/>},</text:span></text:p>
      <text:p text:style-name="P1"><text:span text:style-name="T73"><text:tab/>filter: function( selector ) {</text:span></text:p>
      <text:p text:style-name="P1"><text:span text:style-name="T73"><text:tab/><text:tab/>return this.pushStack( winnow( this, selector || [], false ) );</text:span></text:p>
      <text:p text:style-name="P1"><text:span text:style-name="T73"><text:tab/>},</text:span></text:p>
      <text:p text:style-name="P1"><text:span text:style-name="T73"><text:tab/>not: function( selector ) {</text:span></text:p>
      <text:p text:style-name="P1"><text:span text:style-name="T73"><text:tab/><text:tab/>return this.pushStack( winnow( this, selector || [], true ) );</text:span></text:p>
      <text:p text:style-name="P1"><text:span text:style-name="T73"><text:tab/>},</text:span></text:p>
      <text:p text:style-name="P1"><text:span text:style-name="T73"><text:tab/>is: function( selector ) {</text:span></text:p>
      <text:p text:style-name="P1"><text:span text:style-name="T73"><text:tab/><text:tab/>return !!winnow(</text:span></text:p>
      <text:p text:style-name="P1"><text:span text:style-name="T73"><text:tab/><text:tab/><text:tab/>this,</text:span></text:p>
      <text:p text:style-name="P1"><text:span text:style-name="T73"/></text:p>
      <text:p text:style-name="P1"><text:span text:style-name="T73"><text:tab/><text:tab/><text:tab/>// If this is a positional/relative selector, check membership in the returned set</text:span></text:p>
      <text:p text:style-name="P1"><text:span text:style-name="T73"><text:tab/><text:tab/><text:tab/>// so $("p:first").is("p:last") won't return true for a doc with two "p".</text:span></text:p>
      <text:p text:style-name="P1"><text:span text:style-name="T73"><text:tab/><text:tab/><text:tab/>typeof selector === "string" &amp;&amp; rneedsContext.test( selector ) ?</text:span></text:p>
      <text:p text:style-name="P1"><text:span text:style-name="T73"><text:tab/><text:tab/><text:tab/><text:tab/>jQuery( selector ) :</text:span></text:p>
      <text:p text:style-name="P1"><text:span text:style-name="T73"><text:tab/><text:tab/><text:tab/><text:tab/>selector || [],</text:span></text:p>
      <text:p text:style-name="P1"><text:span text:style-name="T73"><text:tab/><text:tab/><text:tab/>false</text:span></text:p>
      <text:p text:style-name="P1"><text:span text:style-name="T73"><text:tab/><text:tab/>).length;</text:span></text:p>
      <text:p text:style-name="P1"><text:span text:style-name="T73"><text:tab/>}</text:span></text:p>
      <text:p text:style-name="P1"><text:span text:style-name="T73">} );</text:span></text:p>
      <text:p text:style-name="P1"><text:span text:style-name="T73"/></text:p>
      <text:p text:style-name="P1"><text:span text:style-name="T73"/></text:p>
      <text:p text:style-name="P1"><text:span text:style-name="T73">// Initialize a jQuery object</text:span></text:p>
      <text:p text:style-name="P1"><text:span text:style-name="T73"/></text:p>
      <text:p text:style-name="P1"><text:span text:style-name="T73"/></text:p>
      <text:p text:style-name="P1"><text:span text:style-name="T73">// A central reference to the root jQuery(document)</text:span></text:p>
      <text:p text:style-name="P1"><text:span text:style-name="T73">var rootjQuery,</text:span></text:p>
      <text:p text:style-name="P1"><text:span text:style-name="T73"/></text:p>
      <text:p text:style-name="P1"><text:span text:style-name="T73"><text:tab/>// A simple way to check for HTML strings</text:span></text:p>
      <text:p text:style-name="P1"><text:span text:style-name="T73"><text:tab/>// Prioritize #id over &lt;tag&gt; to avoid XSS via location.hash (#9521)</text:span></text:p>
      <text:p text:style-name="P1"><text:span text:style-name="T73"><text:tab/>// Strict HTML recognition (#11290: must start with &lt;)</text:span></text:p>
      <text:p text:style-name="P1"><text:span text:style-name="T73"><text:tab/>// Shortcut simple #id case for speed</text:span></text:p>
      <text:p text:style-name="P1"><text:span text:style-name="T73"><text:tab/>rquickExpr = /^(?:\s*(&lt;[\w\W]+&gt;)[^&gt;]*|#([\w-]+))$/,</text:span></text:p>
      <text:p text:style-name="P1"><text:span text:style-name="T73"/></text:p>
      <text:p text:style-name="P1"><text:span text:style-name="T73"><text:tab/>init = jQuery.fn.init = function( selector, context, root ) {</text:span></text:p>
      <text:p text:style-name="P1"><text:span text:style-name="T73"><text:tab/><text:tab/>var match, elem;</text:span></text:p>
      <text:p text:style-name="P1"><text:span text:style-name="T73"/></text:p>
      <text:p text:style-name="P1"><text:span text:style-name="T73"><text:tab/><text:tab/>// HANDLE: $(""), $(null), $(undefined), $(false)</text:span></text:p>
      <text:p text:style-name="P1"><text:span text:style-name="T73"><text:tab/><text:tab/>if ( !selector ) {</text:span></text:p>
      <text:p text:style-name="P1"><text:span text:style-name="T73"><text:tab/><text:tab/><text:tab/>return this;</text:span></text:p>
      <text:p text:style-name="P1"><text:span text:style-name="T73"><text:tab/><text:tab/>}</text:span></text:p>
      <text:p text:style-name="P1"><text:span text:style-name="T73"/></text:p>
      <text:p text:style-name="P1"><text:span text:style-name="T73"><text:tab/><text:tab/>// Method init() accepts an alternate rootjQuery</text:span></text:p>
      <text:p text:style-name="P1"><text:span text:style-name="T73"><text:tab/><text:tab/>// so migrate can support jQuery.sub (gh-2101)</text:span></text:p>
      <text:p text:style-name="P1"><text:span text:style-name="T73"><text:tab/><text:tab/>root = root || rootjQuery;</text:span></text:p>
      <text:p text:style-name="P1"><text:span text:style-name="T73"/></text:p>
      <text:p text:style-name="P1"><text:span text:style-name="T73"><text:tab/><text:tab/>// Handle HTML strings</text:span></text:p>
      <text:p text:style-name="P1"><text:span text:style-name="T73"><text:tab/><text:tab/>if ( typeof selector === "string" ) {</text:span></text:p>
      <text:p text:style-name="P1"><text:span text:style-name="T73"><text:tab/><text:tab/><text:tab/>if ( selector[ 0 ] === "&lt;" &amp;&amp;</text:span></text:p>
      <text:p text:style-name="P1"><text:span text:style-name="T73"><text:tab/><text:tab/><text:tab/><text:tab/>selector[ selector.length - 1 ] === "&gt;" &amp;&amp;</text:span></text:p>
      <text:p text:style-name="P1"><text:span text:style-name="T73"><text:tab/><text:tab/><text:tab/><text:tab/>selector.length &gt;= 3 ) {</text:span></text:p>
      <text:p text:style-name="P1"><text:span text:style-name="T73"/></text:p>
      <text:p text:style-name="P1"><text:span text:style-name="T73"><text:tab/><text:tab/><text:tab/><text:tab/>// Assume that strings that start and end with &lt;&gt; are HTML and skip the regex check</text:span></text:p>
      <text:p text:style-name="P1"><text:span text:style-name="T73"><text:tab/><text:tab/><text:tab/><text:tab/>match = [ null, selector, null ];</text:span></text:p>
      <text:p text:style-name="P1"><text:span text:style-name="T73"/></text:p>
      <text:p text:style-name="P1"><text:span text:style-name="T73"><text:tab/><text:tab/><text:tab/>} else {</text:span></text:p>
      <text:p text:style-name="P1"><text:span text:style-name="T73"><text:tab/><text:tab/><text:tab/><text:tab/>match = rquickExpr.exec( selector );</text:span></text:p>
      <text:p text:style-name="P1"><text:span text:style-name="T73"><text:tab/><text:tab/><text:tab/>}</text:span></text:p>
      <text:p text:style-name="P1"><text:span text:style-name="T73"/></text:p>
      <text:p text:style-name="P1"><text:span text:style-name="T73"><text:tab/><text:tab/><text:tab/>// Match html or make sure no context is specified for #id</text:span></text:p>
      <text:p text:style-name="P1"><text:span text:style-name="T73"><text:tab/><text:tab/><text:tab/>if ( match &amp;&amp; ( match[ 1 ] || !context ) ) {</text:span></text:p>
      <text:p text:style-name="P1"><text:span text:style-name="T73"/></text:p>
      <text:p text:style-name="P1"><text:span text:style-name="T73"><text:tab/><text:tab/><text:tab/><text:tab/>// HANDLE: $(html) -&gt; $(array)</text:span></text:p>
      <text:p text:style-name="P1"><text:span text:style-name="T73"><text:tab/><text:tab/><text:tab/><text:tab/>if ( match[ 1 ] ) {</text:span></text:p>
      <text:p text:style-name="P1"><text:span text:style-name="T73"><text:tab/><text:tab/><text:tab/><text:tab/><text:tab/>context = context instanceof jQuery ? context[ 0 ] : context;</text:span></text:p>
      <text:p text:style-name="P1"><text:span text:style-name="T73"/></text:p>
      <text:p text:style-name="P1"><text:span text:style-name="T73"><text:tab/><text:tab/><text:tab/><text:tab/><text:tab/>// Option to run scripts is true for back-compat</text:span></text:p>
      <text:p text:style-name="P1"><text:span text:style-name="T73"><text:tab/><text:tab/><text:tab/><text:tab/><text:tab/>// Intentionally let the error be thrown if parseHTML is not present</text:span></text:p>
      <text:p text:style-name="P1"><text:span text:style-name="T73"><text:tab/><text:tab/><text:tab/><text:tab/><text:tab/>jQuery.merge( this, jQuery.parseHTML(</text:span></text:p>
      <text:p text:style-name="P1"><text:span text:style-name="T73"><text:tab/><text:tab/><text:tab/><text:tab/><text:tab/><text:tab/>match[ 1 ],</text:span></text:p>
      <text:p text:style-name="P1"><text:span text:style-name="T73"><text:tab/><text:tab/><text:tab/><text:tab/><text:tab/><text:tab/>context &amp;&amp; context.nodeType ? context.ownerDocument || context : document,</text:span></text:p>
      <text:p text:style-name="P1"><text:span text:style-name="T73"><text:tab/><text:tab/><text:tab/><text:tab/><text:tab/><text:tab/>true</text:span></text:p>
      <text:p text:style-name="P1"><text:span text:style-name="T73"><text:tab/><text:tab/><text:tab/><text:tab/><text:tab/>) );</text:span></text:p>
      <text:p text:style-name="P1"><text:span text:style-name="T73"/></text:p>
      <text:p text:style-name="P1"><text:span text:style-name="T73"><text:tab/><text:tab/><text:tab/><text:tab/><text:tab/>// HANDLE: $(html, props)</text:span></text:p>
      <text:p text:style-name="P1"><text:span text:style-name="T73"><text:tab/><text:tab/><text:tab/><text:tab/><text:tab/>if ( rsingleTag.test( match[ 1 ] ) &amp;&amp; jQuery.isPlainObject( context ) ) {</text:span></text:p>
      <text:p text:style-name="P1"><text:span text:style-name="T73"><text:tab/><text:tab/><text:tab/><text:tab/><text:tab/><text:tab/>for ( match in context ) {</text:span></text:p>
      <text:p text:style-name="P1"><text:span text:style-name="T73"/></text:p>
      <text:p text:style-name="P1"><text:span text:style-name="T73"><text:tab/><text:tab/><text:tab/><text:tab/><text:tab/><text:tab/><text:tab/>// Properties of context are called as methods if possible</text:span></text:p>
      <text:p text:style-name="P1"><text:span text:style-name="T73"><text:tab/><text:tab/><text:tab/><text:tab/><text:tab/><text:tab/><text:tab/>if ( isFunction( this[ match ] ) ) {</text:span></text:p>
      <text:p text:style-name="P1"><text:span text:style-name="T73"><text:tab/><text:tab/><text:tab/><text:tab/><text:tab/><text:tab/><text:tab/><text:tab/>this[ match ]( context[ match ] );</text:span></text:p>
      <text:p text:style-name="P1"><text:span text:style-name="T73"/></text:p>
      <text:p text:style-name="P1"><text:span text:style-name="T73"><text:tab/><text:tab/><text:tab/><text:tab/><text:tab/><text:tab/><text:tab/>// ...and otherwise set as attributes</text:span></text:p>
      <text:p text:style-name="P1"><text:span text:style-name="T73"><text:tab/><text:tab/><text:tab/><text:tab/><text:tab/><text:tab/><text:tab/>} else {</text:span></text:p>
      <text:p text:style-name="P1"><text:span text:style-name="T73"><text:tab/><text:tab/><text:tab/><text:tab/><text:tab/><text:tab/><text:tab/><text:tab/>this.attr( match, context[ match ] );</text:span></text:p>
      <text:p text:style-name="P1"><text:span text:style-name="T73"><text:tab/><text:tab/><text:tab/><text:tab/><text:tab/><text:tab/><text:tab/>}</text:span></text:p>
      <text:p text:style-name="P1"><text:span text:style-name="T73"><text:tab/><text:tab/><text:tab/><text:tab/><text:tab/><text:tab/>}</text:span></text:p>
      <text:p text:style-name="P1"><text:span text:style-name="T73"><text:tab/><text:tab/><text:tab/><text:tab/><text:tab/>}</text:span></text:p>
      <text:p text:style-name="P1"><text:span text:style-name="T73"/></text:p>
      <text:p text:style-name="P1"><text:span text:style-name="T73"><text:tab/><text:tab/><text:tab/><text:tab/><text:tab/>return this;</text:span></text:p>
      <text:p text:style-name="P1"><text:span text:style-name="T73"/></text:p>
      <text:p text:style-name="P1"><text:span text:style-name="T73"><text:tab/><text:tab/><text:tab/><text:tab/>// HANDLE: $(#id)</text:span></text:p>
      <text:p text:style-name="P1"><text:span text:style-name="T73"><text:tab/><text:tab/><text:tab/><text:tab/>} else {</text:span></text:p>
      <text:p text:style-name="P1"><text:span text:style-name="T73"><text:tab/><text:tab/><text:tab/><text:tab/><text:tab/>elem = document.getElementById( match[ 2 ] );</text:span></text:p>
      <text:p text:style-name="P1"><text:span text:style-name="T73"/></text:p>
      <text:p text:style-name="P1"><text:span text:style-name="T73"><text:tab/><text:tab/><text:tab/><text:tab/><text:tab/>if ( elem ) {</text:span></text:p>
      <text:p text:style-name="P1"><text:span text:style-name="T73"/></text:p>
      <text:p text:style-name="P1"><text:span text:style-name="T73"><text:tab/><text:tab/><text:tab/><text:tab/><text:tab/><text:tab/>// Inject the element directly into the jQuery object</text:span></text:p>
      <text:p text:style-name="P1"><text:span text:style-name="T73"><text:tab/><text:tab/><text:tab/><text:tab/><text:tab/><text:tab/>this[ 0 ] = elem;</text:span></text:p>
      <text:p text:style-name="P1"><text:span text:style-name="T73"><text:tab/><text:tab/><text:tab/><text:tab/><text:tab/><text:tab/>this.length = 1;</text:span></text:p>
      <text:p text:style-name="P1"><text:span text:style-name="T73"><text:tab/><text:tab/><text:tab/><text:tab/><text:tab/>}</text:span></text:p>
      <text:p text:style-name="P1"><text:span text:style-name="T73"><text:tab/><text:tab/><text:tab/><text:tab/><text:tab/>return this;</text:span></text:p>
      <text:p text:style-name="P1"><text:span text:style-name="T73"><text:tab/><text:tab/><text:tab/><text:tab/>}</text:span></text:p>
      <text:p text:style-name="P1"><text:span text:style-name="T73"/></text:p>
      <text:p text:style-name="P1"><text:span text:style-name="T73"><text:tab/><text:tab/><text:tab/>// HANDLE: $(expr, $(...))</text:span></text:p>
      <text:p text:style-name="P1"><text:span text:style-name="T73"><text:tab/><text:tab/><text:tab/>} else if ( !context || context.jquery ) {</text:span></text:p>
      <text:p text:style-name="P1"><text:span text:style-name="T73"><text:tab/><text:tab/><text:tab/><text:tab/>return ( context || root ).find( selector );</text:span></text:p>
      <text:p text:style-name="P1"><text:span text:style-name="T73"/></text:p>
      <text:p text:style-name="P1"><text:span text:style-name="T73"><text:tab/><text:tab/><text:tab/>// HANDLE: $(expr, context)</text:span></text:p>
      <text:p text:style-name="P1"><text:span text:style-name="T73"><text:tab/><text:tab/><text:tab/>// (which is just equivalent to: $(context).find(expr)</text:span></text:p>
      <text:p text:style-name="P1"><text:span text:style-name="T73"><text:tab/><text:tab/><text:tab/>} else {</text:span></text:p>
      <text:p text:style-name="P1"><text:span text:style-name="T73"><text:tab/><text:tab/><text:tab/><text:tab/>return this.constructor( context ).find( selector );</text:span></text:p>
      <text:p text:style-name="P1"><text:span text:style-name="T73"><text:tab/><text:tab/><text:tab/>}</text:span></text:p>
      <text:p text:style-name="P1"><text:span text:style-name="T73"/></text:p>
      <text:p text:style-name="P1"><text:span text:style-name="T73"><text:tab/><text:tab/>// HANDLE: $(DOMElement)</text:span></text:p>
      <text:p text:style-name="P1"><text:span text:style-name="T73"><text:tab/><text:tab/>} else if ( selector.nodeType ) {</text:span></text:p>
      <text:p text:style-name="P1"><text:span text:style-name="T73"><text:tab/><text:tab/><text:tab/>this[ 0 ] = selector;</text:span></text:p>
      <text:p text:style-name="P1"><text:span text:style-name="T73"><text:tab/><text:tab/><text:tab/>this.length = 1;</text:span></text:p>
      <text:p text:style-name="P1"><text:span text:style-name="T73"><text:tab/><text:tab/><text:tab/>return this;</text:span></text:p>
      <text:p text:style-name="P1"><text:span text:style-name="T73"/></text:p>
      <text:p text:style-name="P1"><text:span text:style-name="T73"><text:tab/><text:tab/>// HANDLE: $(function)</text:span></text:p>
      <text:p text:style-name="P1"><text:span text:style-name="T73"><text:tab/><text:tab/>// Shortcut for document ready</text:span></text:p>
      <text:p text:style-name="P1"><text:span text:style-name="T73"><text:tab/><text:tab/>} else if ( isFunction( selector ) ) {</text:span></text:p>
      <text:p text:style-name="P1"><text:span text:style-name="T73"><text:tab/><text:tab/><text:tab/>return root.ready !== undefined ?</text:span></text:p>
      <text:p text:style-name="P1"><text:span text:style-name="T73"><text:tab/><text:tab/><text:tab/><text:tab/>root.ready( selector ) :</text:span></text:p>
      <text:p text:style-name="P1"><text:span text:style-name="T73"/></text:p>
      <text:p text:style-name="P1"><text:span text:style-name="T73"><text:tab/><text:tab/><text:tab/><text:tab/>// Execute immediately if ready is not present</text:span></text:p>
      <text:p text:style-name="P1"><text:span text:style-name="T73"><text:tab/><text:tab/><text:tab/><text:tab/>selector( jQuery );</text:span></text:p>
      <text:p text:style-name="P1"><text:span text:style-name="T73"><text:tab/><text:tab/>}</text:span></text:p>
      <text:p text:style-name="P1"><text:span text:style-name="T73"/></text:p>
      <text:p text:style-name="P1"><text:span text:style-name="T73"><text:tab/><text:tab/>return jQuery.makeArray( selector, this );</text:span></text:p>
      <text:p text:style-name="P1"><text:span text:style-name="T73"><text:tab/>};</text:span></text:p>
      <text:p text:style-name="P1"><text:span text:style-name="T73"/></text:p>
      <text:p text:style-name="P1"><text:span text:style-name="T73">// Give the init function the jQuery prototype for later instantiation</text:span></text:p>
      <text:p text:style-name="P1"><text:span text:style-name="T73">init.prototype = jQuery.fn;</text:span></text:p>
      <text:p text:style-name="P1"><text:span text:style-name="T73"/></text:p>
      <text:p text:style-name="P1"><text:span text:style-name="T73">// Initialize central reference</text:span></text:p>
      <text:p text:style-name="P1"><text:span text:style-name="T73">rootjQuery = jQuery( document );</text:span></text:p>
      <text:p text:style-name="P1"><text:span text:style-name="T73"/></text:p>
      <text:p text:style-name="P1"><text:span text:style-name="T73"/></text:p>
      <text:p text:style-name="P1"><text:span text:style-name="T73">var rparentsprev = /^(?:parents|prev(?:Until|All))/,</text:span></text:p>
      <text:p text:style-name="P1"><text:span text:style-name="T73"/></text:p>
      <text:p text:style-name="P1"><text:span text:style-name="T73"><text:tab/>// Methods guaranteed to produce a unique set when starting from a unique set</text:span></text:p>
      <text:p text:style-name="P1"><text:span text:style-name="T73"><text:tab/>guaranteedUnique = {</text:span></text:p>
      <text:p text:style-name="P1"><text:span text:style-name="T73"><text:tab/><text:tab/>children: true,</text:span></text:p>
      <text:p text:style-name="P1"><text:span text:style-name="T73"><text:tab/><text:tab/>contents: true,</text:span></text:p>
      <text:p text:style-name="P1"><text:span text:style-name="T73"><text:tab/><text:tab/>next: true,</text:span></text:p>
      <text:p text:style-name="P1"><text:span text:style-name="T73"><text:tab/><text:tab/>prev: true</text:span></text:p>
      <text:p text:style-name="P1"><text:span text:style-name="T73"><text:tab/>};</text:span></text:p>
      <text:p text:style-name="P1"><text:span text:style-name="T73"/></text:p>
      <text:p text:style-name="P1"><text:span text:style-name="T73">jQuery.fn.extend( {</text:span></text:p>
      <text:p text:style-name="P1"><text:span text:style-name="T73"><text:tab/>has: function( target ) {</text:span></text:p>
      <text:p text:style-name="P1"><text:span text:style-name="T73"><text:tab/><text:tab/>var targets = jQuery( target, this ),</text:span></text:p>
      <text:p text:style-name="P1"><text:span text:style-name="T73"><text:tab/><text:tab/><text:tab/>l = targets.length;</text:span></text:p>
      <text:p text:style-name="P1"><text:span text:style-name="T73"/></text:p>
      <text:p text:style-name="P1"><text:span text:style-name="T73"><text:tab/><text:tab/>return this.filter( function() {</text:span></text:p>
      <text:p text:style-name="P1"><text:span text:style-name="T73"><text:tab/><text:tab/><text:tab/>var i = 0;</text:span></text:p>
      <text:p text:style-name="P1"><text:span text:style-name="T73"><text:tab/><text:tab/><text:tab/>for ( ; i &lt; l; i++ ) {</text:span></text:p>
      <text:p text:style-name="P1"><text:span text:style-name="T73"><text:tab/><text:tab/><text:tab/><text:tab/>if ( jQuery.contains( this, targets[ i ] ) ) {</text:span></text:p>
      <text:p text:style-name="P1"><text:span text:style-name="T73"><text:tab/><text:tab/><text:tab/><text:tab/><text:tab/>return true;</text:span></text:p>
      <text:p text:style-name="P1"><text:span text:style-name="T73"><text:tab/><text:tab/><text:tab/><text:tab/>}</text:span></text:p>
      <text:p text:style-name="P1"><text:span text:style-name="T73"><text:tab/><text:tab/><text:tab/>}</text:span></text:p>
      <text:p text:style-name="P1"><text:span text:style-name="T73"><text:tab/><text:tab/>} );</text:span></text:p>
      <text:p text:style-name="P1"><text:span text:style-name="T73"><text:tab/>},</text:span></text:p>
      <text:p text:style-name="P1"><text:span text:style-name="T73"/></text:p>
      <text:p text:style-name="P1"><text:span text:style-name="T73"><text:tab/>closest: function( selectors, context ) {</text:span></text:p>
      <text:p text:style-name="P1"><text:span text:style-name="T73"><text:tab/><text:tab/>var cur,</text:span></text:p>
      <text:p text:style-name="P1"><text:span text:style-name="T73"><text:tab/><text:tab/><text:tab/>i = 0,</text:span></text:p>
      <text:p text:style-name="P1"><text:span text:style-name="T73"><text:tab/><text:tab/><text:tab/>l = this.length,</text:span></text:p>
      <text:p text:style-name="P1"><text:span text:style-name="T73"><text:tab/><text:tab/><text:tab/>matched = [],</text:span></text:p>
      <text:p text:style-name="P1"><text:span text:style-name="T73"><text:tab/><text:tab/><text:tab/>targets = typeof selectors !== "string" &amp;&amp; jQuery( selectors );</text:span></text:p>
      <text:p text:style-name="P1"><text:span text:style-name="T73"/></text:p>
      <text:p text:style-name="P1"><text:span text:style-name="T73"><text:tab/><text:tab/>// Positional selectors never match, since there's no _selection_ context</text:span></text:p>
      <text:p text:style-name="P1"><text:span text:style-name="T73"><text:tab/><text:tab/>if ( !rneedsContext.test( selectors ) ) {</text:span></text:p>
      <text:p text:style-name="P1"><text:span text:style-name="T73"><text:tab/><text:tab/><text:tab/>for ( ; i &lt; l; i++ ) {</text:span></text:p>
      <text:p text:style-name="P1"><text:span text:style-name="T73"><text:tab/><text:tab/><text:tab/><text:tab/>for ( cur = this[ i ]; cur &amp;&amp; cur !== context; cur = cur.parentNode ) {</text:span></text:p>
      <text:p text:style-name="P1"><text:span text:style-name="T73"/></text:p>
      <text:p text:style-name="P1"><text:span text:style-name="T73"><text:tab/><text:tab/><text:tab/><text:tab/><text:tab/>// Always skip document fragments</text:span></text:p>
      <text:p text:style-name="P1"><text:span text:style-name="T73"><text:tab/><text:tab/><text:tab/><text:tab/><text:tab/>if ( cur.nodeType &lt; 11 &amp;&amp; ( targets ?</text:span></text:p>
      <text:p text:style-name="P1"><text:span text:style-name="T73"><text:tab/><text:tab/><text:tab/><text:tab/><text:tab/><text:tab/>targets.index( cur ) &gt; -1 :</text:span></text:p>
      <text:p text:style-name="P1"><text:span text:style-name="T73"/></text:p>
      <text:p text:style-name="P1"><text:span text:style-name="T73"><text:tab/><text:tab/><text:tab/><text:tab/><text:tab/><text:tab/>// Don't pass non-elements to Sizzle</text:span></text:p>
      <text:p text:style-name="P1"><text:span text:style-name="T73"><text:tab/><text:tab/><text:tab/><text:tab/><text:tab/><text:tab/>cur.nodeType === 1 &amp;&amp;</text:span></text:p>
      <text:p text:style-name="P1"><text:span text:style-name="T73"><text:tab/><text:tab/><text:tab/><text:tab/><text:tab/><text:tab/><text:tab/>jQuery.find.matchesSelector( cur, selectors ) ) ) {</text:span></text:p>
      <text:p text:style-name="P1"><text:span text:style-name="T73"/></text:p>
      <text:p text:style-name="P1"><text:span text:style-name="T73"><text:tab/><text:tab/><text:tab/><text:tab/><text:tab/><text:tab/>matched.push( cur );</text:span></text:p>
      <text:p text:style-name="P1"><text:span text:style-name="T73"><text:tab/><text:tab/><text:tab/><text:tab/><text:tab/><text:tab/>break;</text:span></text:p>
      <text:p text:style-name="P1"><text:span text:style-name="T73"><text:tab/><text:tab/><text:tab/><text:tab/><text:tab/>}</text:span></text:p>
      <text:p text:style-name="P1"><text:span text:style-name="T73"><text:tab/><text:tab/><text:tab/><text:tab/>}</text:span></text:p>
      <text:p text:style-name="P1"><text:span text:style-name="T73"><text:tab/><text:tab/><text:tab/>}</text:span></text:p>
      <text:p text:style-name="P1"><text:span text:style-name="T73"><text:tab/><text:tab/>}</text:span></text:p>
      <text:p text:style-name="P1"><text:span text:style-name="T73"/></text:p>
      <text:p text:style-name="P1"><text:span text:style-name="T73"><text:tab/><text:tab/>return this.pushStack( matched.length &gt; 1 ? jQuery.uniqueSort( matched ) : matched );</text:span></text:p>
      <text:p text:style-name="P1"><text:span text:style-name="T73"><text:tab/>},</text:span></text:p>
      <text:p text:style-name="P1"><text:span text:style-name="T73"/></text:p>
      <text:p text:style-name="P1"><text:span text:style-name="T73"><text:tab/>// Determine the position of an element within the set</text:span></text:p>
      <text:p text:style-name="P1"><text:span text:style-name="T73"><text:tab/>index: function( elem ) {</text:span></text:p>
      <text:p text:style-name="P1"><text:span text:style-name="T73"/></text:p>
      <text:p text:style-name="P1"><text:span text:style-name="T73"><text:tab/><text:tab/>// No argument, return index in parent</text:span></text:p>
      <text:p text:style-name="P1"><text:span text:style-name="T73"><text:tab/><text:tab/>if ( !elem ) {</text:span></text:p>
      <text:p text:style-name="P1"><text:span text:style-name="T73"><text:tab/><text:tab/><text:tab/>return ( this[ 0 ] &amp;&amp; this[ 0 ].parentNode ) ? this.first().prevAll().length : -1;</text:span></text:p>
      <text:p text:style-name="P1"><text:span text:style-name="T73"><text:tab/><text:tab/>}</text:span></text:p>
      <text:p text:style-name="P1"><text:span text:style-name="T73"/></text:p>
      <text:p text:style-name="P1"><text:span text:style-name="T73"><text:tab/><text:tab/>// Index in selector</text:span></text:p>
      <text:p text:style-name="P1"><text:span text:style-name="T73"><text:tab/><text:tab/>if ( typeof elem === "string" ) {</text:span></text:p>
      <text:p text:style-name="P1"><text:span text:style-name="T73"><text:tab/><text:tab/><text:tab/>return indexOf.call( jQuery( elem ), this[ 0 ] );</text:span></text:p>
      <text:p text:style-name="P1"><text:span text:style-name="T73"><text:tab/><text:tab/>}</text:span></text:p>
      <text:p text:style-name="P1"><text:span text:style-name="T73"/></text:p>
      <text:p text:style-name="P1"><text:span text:style-name="T73"><text:tab/><text:tab/>// Locate the position of the desired element</text:span></text:p>
      <text:p text:style-name="P1"><text:span text:style-name="T73"><text:tab/><text:tab/>return indexOf.call( this,</text:span></text:p>
      <text:p text:style-name="P1"><text:span text:style-name="T73"/></text:p>
      <text:p text:style-name="P1"><text:span text:style-name="T73"><text:tab/><text:tab/><text:tab/>// If it receives a jQuery object, the first element is used</text:span></text:p>
      <text:p text:style-name="P1"><text:span text:style-name="T73"><text:tab/><text:tab/><text:tab/>elem.jquery ? elem[ 0 ] : elem</text:span></text:p>
      <text:p text:style-name="P1"><text:span text:style-name="T73"><text:tab/><text:tab/>);</text:span></text:p>
      <text:p text:style-name="P1"><text:span text:style-name="T73"><text:tab/>},</text:span></text:p>
      <text:p text:style-name="P1"><text:span text:style-name="T73"/></text:p>
      <text:p text:style-name="P1"><text:span text:style-name="T73"><text:tab/>add: function( selector, context ) {</text:span></text:p>
      <text:p text:style-name="P1"><text:span text:style-name="T73"><text:tab/><text:tab/>return this.pushStack(</text:span></text:p>
      <text:p text:style-name="P1"><text:span text:style-name="T73"><text:tab/><text:tab/><text:tab/>jQuery.uniqueSort(</text:span></text:p>
      <text:p text:style-name="P1"><text:span text:style-name="T73"><text:tab/><text:tab/><text:tab/><text:tab/>jQuery.merge( this.get(), jQuery( selector, context ) )</text:span></text:p>
      <text:p text:style-name="P1"><text:span text:style-name="T73"><text:tab/><text:tab/><text:tab/>)</text:span></text:p>
      <text:p text:style-name="P1"><text:span text:style-name="T73"><text:tab/><text:tab/>);</text:span></text:p>
      <text:p text:style-name="P1"><text:span text:style-name="T73"><text:tab/>},</text:span></text:p>
      <text:p text:style-name="P1"><text:span text:style-name="T73"/></text:p>
      <text:p text:style-name="P1"><text:span text:style-name="T73"><text:tab/>addBack: function( selector ) {</text:span></text:p>
      <text:p text:style-name="P1"><text:span text:style-name="T73"><text:tab/><text:tab/>return this.add( selector == null ?</text:span></text:p>
      <text:p text:style-name="P1"><text:span text:style-name="T73"><text:tab/><text:tab/><text:tab/>this.prevObject : this.prevObject.filter( selector )</text:span></text:p>
      <text:p text:style-name="P1"><text:span text:style-name="T73"><text:tab/><text:tab/>);</text:span></text:p>
      <text:p text:style-name="P1"><text:span text:style-name="T73"><text:tab/>}</text:span></text:p>
      <text:p text:style-name="P1"><text:span text:style-name="T73">} );</text:span></text:p>
      <text:p text:style-name="P1"><text:span text:style-name="T73"/></text:p>
      <text:p text:style-name="P1"><text:span text:style-name="T73">function sibling( cur, dir ) {</text:span></text:p>
      <text:p text:style-name="P1"><text:span text:style-name="T73"><text:tab/>while ( ( cur = cur[ dir ] ) &amp;&amp; cur.nodeType !== 1 ) {}</text:span></text:p>
      <text:p text:style-name="P1"><text:span text:style-name="T73"><text:tab/>return cur;</text:span></text:p>
      <text:p text:style-name="P1"><text:span text:style-name="T73">}</text:span></text:p>
      <text:p text:style-name="P1"><text:span text:style-name="T73"/></text:p>
      <text:p text:style-name="P1"><text:span text:style-name="T73">jQuery.each( {</text:span></text:p>
      <text:p text:style-name="P1"><text:span text:style-name="T73"><text:tab/>parent: function( elem ) {</text:span></text:p>
      <text:p text:style-name="P1"><text:span text:style-name="T73"><text:tab/><text:tab/>var parent = elem.parentNode;</text:span></text:p>
      <text:p text:style-name="P1"><text:span text:style-name="T73"><text:tab/><text:tab/>return parent &amp;&amp; parent.nodeType !== 11 ? parent : null;</text:span></text:p>
      <text:p text:style-name="P1"><text:span text:style-name="T73"><text:tab/>},</text:span></text:p>
      <text:p text:style-name="P1"><text:span text:style-name="T73"><text:tab/>parents: function( elem ) {</text:span></text:p>
      <text:p text:style-name="P1"><text:span text:style-name="T73"><text:tab/><text:tab/>return dir( elem, "parentNode" );</text:span></text:p>
      <text:p text:style-name="P1"><text:span text:style-name="T73"><text:tab/>},</text:span></text:p>
      <text:p text:style-name="P1"><text:span text:style-name="T73"><text:tab/>parentsUntil: function( elem, _i, until ) {</text:span></text:p>
      <text:p text:style-name="P1"><text:span text:style-name="T73"><text:tab/><text:tab/>return dir( elem, "parentNode", until );</text:span></text:p>
      <text:p text:style-name="P1"><text:span text:style-name="T73"><text:tab/>},</text:span></text:p>
      <text:p text:style-name="P1"><text:span text:style-name="T73"><text:tab/>next: function( elem ) {</text:span></text:p>
      <text:p text:style-name="P1"><text:span text:style-name="T73"><text:tab/><text:tab/>return sibling( elem, "nextSibling" );</text:span></text:p>
      <text:p text:style-name="P1"><text:span text:style-name="T73"><text:tab/>},</text:span></text:p>
      <text:p text:style-name="P1"><text:span text:style-name="T73"><text:tab/>prev: function( elem ) {</text:span></text:p>
      <text:p text:style-name="P1"><text:span text:style-name="T73"><text:tab/><text:tab/>return sibling( elem, "previousSibling" );</text:span></text:p>
      <text:p text:style-name="P1"><text:span text:style-name="T73"><text:tab/>},</text:span></text:p>
      <text:p text:style-name="P1"><text:span text:style-name="T73"><text:tab/>nextAll: function( elem ) {</text:span></text:p>
      <text:p text:style-name="P1"><text:span text:style-name="T73"><text:tab/><text:tab/>return dir( elem, "nextSibling" );</text:span></text:p>
      <text:p text:style-name="P1"><text:span text:style-name="T73"><text:tab/>},</text:span></text:p>
      <text:p text:style-name="P1"><text:span text:style-name="T73"><text:tab/>prevAll: function( elem ) {</text:span></text:p>
      <text:p text:style-name="P1"><text:span text:style-name="T73"><text:tab/><text:tab/>return dir( elem, "previousSibling" );</text:span></text:p>
      <text:p text:style-name="P1"><text:span text:style-name="T73"><text:tab/>},</text:span></text:p>
      <text:p text:style-name="P1"><text:span text:style-name="T73"><text:tab/>nextUntil: function( elem, _i, until ) {</text:span></text:p>
      <text:p text:style-name="P1"><text:span text:style-name="T73"><text:tab/><text:tab/>return dir( elem, "nextSibling", until );</text:span></text:p>
      <text:p text:style-name="P1"><text:span text:style-name="T73"><text:tab/>},</text:span></text:p>
      <text:p text:style-name="P1"><text:span text:style-name="T73"><text:tab/>prevUntil: function( elem, _i, until ) {</text:span></text:p>
      <text:p text:style-name="P1"><text:span text:style-name="T73"><text:tab/><text:tab/>return dir( elem, "previousSibling", until );</text:span></text:p>
      <text:p text:style-name="P1"><text:span text:style-name="T73"><text:tab/>},</text:span></text:p>
      <text:p text:style-name="P1"><text:span text:style-name="T73"><text:tab/>siblings: function( elem ) {</text:span></text:p>
      <text:p text:style-name="P1"><text:span text:style-name="T73"><text:tab/><text:tab/>return siblings( ( elem.parentNode || {} ).firstChild, elem );</text:span></text:p>
      <text:p text:style-name="P1"><text:span text:style-name="T73"><text:tab/>},</text:span></text:p>
      <text:p text:style-name="P1"><text:span text:style-name="T73"><text:tab/>children: function( elem ) {</text:span></text:p>
      <text:p text:style-name="P1"><text:span text:style-name="T73"><text:tab/><text:tab/>return siblings( elem.firstChild );</text:span></text:p>
      <text:p text:style-name="P1"><text:span text:style-name="T73"><text:tab/>},</text:span></text:p>
      <text:p text:style-name="P1"><text:span text:style-name="T73"><text:tab/>contents: function( elem ) {</text:span></text:p>
      <text:p text:style-name="P1"><text:span text:style-name="T73"><text:tab/><text:tab/>if ( elem.contentDocument != null &amp;&amp;</text:span></text:p>
      <text:p text:style-name="P1"><text:span text:style-name="T73"/></text:p>
      <text:p text:style-name="P1"><text:span text:style-name="T73"><text:tab/><text:tab/><text:tab/>// Support: IE 11+</text:span></text:p>
      <text:p text:style-name="P1"><text:span text:style-name="T73"><text:tab/><text:tab/><text:tab/>// &lt;object&gt; elements with no `data` attribute has an object</text:span></text:p>
      <text:p text:style-name="P1"><text:span text:style-name="T73"><text:tab/><text:tab/><text:tab/>// `contentDocument` with a `null` prototype.</text:span></text:p>
      <text:p text:style-name="P1"><text:span text:style-name="T73"><text:tab/><text:tab/><text:tab/>getProto( elem.contentDocument ) ) {</text:span></text:p>
      <text:p text:style-name="P1"><text:span text:style-name="T73"/></text:p>
      <text:p text:style-name="P1"><text:span text:style-name="T73"><text:tab/><text:tab/><text:tab/>return elem.contentDocument;</text:span></text:p>
      <text:p text:style-name="P1"><text:span text:style-name="T73"><text:tab/><text:tab/>}</text:span></text:p>
      <text:p text:style-name="P1"><text:span text:style-name="T73"/></text:p>
      <text:p text:style-name="P1"><text:span text:style-name="T73"><text:tab/><text:tab/>// Support: IE 9 - 11 only, iOS 7 only, Android Browser &lt;=4.3 only</text:span></text:p>
      <text:p text:style-name="P1"><text:span text:style-name="T73"><text:tab/><text:tab/>// Treat the template element as a regular one in browsers that</text:span></text:p>
      <text:p text:style-name="P1"><text:span text:style-name="T73"><text:tab/><text:tab/>// don't support it.</text:span></text:p>
      <text:p text:style-name="P1"><text:span text:style-name="T73"><text:tab/><text:tab/>if ( nodeName( elem, "template" ) ) {</text:span></text:p>
      <text:p text:style-name="P1"><text:span text:style-name="T73"><text:tab/><text:tab/><text:tab/>elem = elem.content || elem;</text:span></text:p>
      <text:p text:style-name="P1"><text:span text:style-name="T73"><text:tab/><text:tab/>}</text:span></text:p>
      <text:p text:style-name="P1"><text:span text:style-name="T73"/></text:p>
      <text:p text:style-name="P1"><text:span text:style-name="T73"><text:tab/><text:tab/>return jQuery.merge( [], elem.childNodes );</text:span></text:p>
      <text:p text:style-name="P1"><text:span text:style-name="T73"><text:tab/>}</text:span></text:p>
      <text:p text:style-name="P1"><text:span text:style-name="T73">}, function( name, fn ) {</text:span></text:p>
      <text:p text:style-name="P1"><text:span text:style-name="T73"><text:tab/>jQuery.fn[ name ] = function( until, selector ) {</text:span></text:p>
      <text:p text:style-name="P1"><text:span text:style-name="T73"><text:tab/><text:tab/>var matched = jQuery.map( this, fn, until );</text:span></text:p>
      <text:p text:style-name="P1"><text:span text:style-name="T73"/></text:p>
      <text:p text:style-name="P1"><text:span text:style-name="T73"><text:tab/><text:tab/>if ( name.slice( -5 ) !== "Until" ) {</text:span></text:p>
      <text:p text:style-name="P1"><text:span text:style-name="T73"><text:tab/><text:tab/><text:tab/>selector = until;</text:span></text:p>
      <text:p text:style-name="P1"><text:span text:style-name="T73"><text:tab/><text:tab/>}</text:span></text:p>
      <text:p text:style-name="P1"><text:span text:style-name="T73"/></text:p>
      <text:p text:style-name="P1"><text:span text:style-name="T73"><text:tab/><text:tab/>if ( selector &amp;&amp; typeof selector === "string" ) {</text:span></text:p>
      <text:p text:style-name="P1"><text:span text:style-name="T73"><text:tab/><text:tab/><text:tab/>matched = jQuery.filter( selector, matched );</text:span></text:p>
      <text:p text:style-name="P1"><text:span text:style-name="T73"><text:tab/><text:tab/>}</text:span></text:p>
      <text:p text:style-name="P1"><text:span text:style-name="T73"/></text:p>
      <text:p text:style-name="P1"><text:span text:style-name="T73"><text:tab/><text:tab/>if ( this.length &gt; 1 ) {</text:span></text:p>
      <text:p text:style-name="P1"><text:span text:style-name="T73"/></text:p>
      <text:p text:style-name="P1"><text:span text:style-name="T73"><text:tab/><text:tab/><text:tab/>// Remove duplicates</text:span></text:p>
      <text:p text:style-name="P1"><text:span text:style-name="T73"><text:tab/><text:tab/><text:tab/>if ( !guaranteedUnique[ name ] ) {</text:span></text:p>
      <text:p text:style-name="P1"><text:span text:style-name="T73"><text:tab/><text:tab/><text:tab/><text:tab/>jQuery.uniqueSort( matched );</text:span></text:p>
      <text:p text:style-name="P1"><text:span text:style-name="T73"><text:tab/><text:tab/><text:tab/>}</text:span></text:p>
      <text:p text:style-name="P1"><text:span text:style-name="T73"/></text:p>
      <text:p text:style-name="P1"><text:span text:style-name="T73"><text:tab/><text:tab/><text:tab/>// Reverse order for parents* and prev-derivatives</text:span></text:p>
      <text:p text:style-name="P1"><text:span text:style-name="T73"><text:tab/><text:tab/><text:tab/>if ( rparentsprev.test( name ) ) {</text:span></text:p>
      <text:p text:style-name="P1"><text:span text:style-name="T73"><text:tab/><text:tab/><text:tab/><text:tab/>matched.reverse();</text:span></text:p>
      <text:p text:style-name="P1"><text:span text:style-name="T73"><text:tab/><text:tab/><text:tab/>}</text:span></text:p>
      <text:p text:style-name="P1"><text:span text:style-name="T73"><text:tab/><text:tab/>}</text:span></text:p>
      <text:p text:style-name="P1"><text:span text:style-name="T73"/></text:p>
      <text:p text:style-name="P1"><text:span text:style-name="T73"><text:tab/><text:tab/>return this.pushStack( matched );</text:span></text:p>
      <text:p text:style-name="P1"><text:span text:style-name="T73"><text:tab/>};</text:span></text:p>
      <text:p text:style-name="P1"><text:span text:style-name="T73">} );</text:span></text:p>
      <text:p text:style-name="P1"><text:span text:style-name="T73">var rnothtmlwhite = ( /[^\x20\t\r\n\f]+/g );</text:span></text:p>
      <text:p text:style-name="P1"><text:span text:style-name="T73"/></text:p>
      <text:p text:style-name="P1"><text:span text:style-name="T73"/></text:p>
      <text:p text:style-name="P1"><text:span text:style-name="T73"/></text:p>
      <text:p text:style-name="P1"><text:span text:style-name="T73">// Convert String-formatted options into Object-formatted ones</text:span></text:p>
      <text:p text:style-name="P1"><text:span text:style-name="T73">function createOptions( options ) {</text:span></text:p>
      <text:p text:style-name="P1"><text:span text:style-name="T73"><text:tab/>var object = {};</text:span></text:p>
      <text:p text:style-name="P1"><text:span text:style-name="T73"><text:tab/>jQuery.each( options.match( rnothtmlwhite ) || [], function( _, flag ) {</text:span></text:p>
      <text:p text:style-name="P1"><text:span text:style-name="T73"><text:tab/><text:tab/>object[ flag ] = true;</text:span></text:p>
      <text:p text:style-name="P1"><text:span text:style-name="T73"><text:tab/>} );</text:span></text:p>
      <text:p text:style-name="P1"><text:span text:style-name="T73"><text:tab/>return object;</text:span></text:p>
      <text:p text:style-name="P1"><text:span text:style-name="T73">}</text:span></text:p>
      <text:p text:style-name="P1"><text:span text:style-name="T73"/></text:p>
      <text:p text:style-name="P1"><text:span text:style-name="T73">/*</text:span></text:p>
      <text:p text:style-name="P1"><text:span text:style-name="T73"><text:s/>* Create a callback list using the following parameters:</text:span></text:p>
      <text:p text:style-name="P1"><text:span text:style-name="T73"><text:s/>*</text:span></text:p>
      <text:p text:style-name="P1"><text:span text:style-name="T73"><text:s/>*<text:tab/>options: an optional list of space-separated options that will change how</text:span></text:p>
      <text:p text:style-name="P1"><text:span text:style-name="T73"><text:s/>*<text:tab/><text:tab/><text:tab/>the callback list behaves or a more traditional option object</text:span></text:p>
      <text:p text:style-name="P1"><text:span text:style-name="T73"><text:s/>*</text:span></text:p>
      <text:p text:style-name="P1"><text:span text:style-name="T73"><text:s/>* By default a callback list will act like an event callback list and can be</text:span></text:p>
      <text:p text:style-name="P1"><text:span text:style-name="T73"><text:s/>* "fired" multiple times.</text:span></text:p>
      <text:p text:style-name="P1"><text:span text:style-name="T73"><text:s/>*</text:span></text:p>
      <text:p text:style-name="P1"><text:span text:style-name="T73"><text:s/>* Possible options:</text:span></text:p>
      <text:p text:style-name="P1"><text:span text:style-name="T73"><text:s/>*</text:span></text:p>
      <text:p text:style-name="P1"><text:span text:style-name="T73"><text:s/>*<text:tab/>once:<text:tab/><text:tab/><text:tab/>will ensure the callback list can only be fired once (like a Deferred)</text:span></text:p>
      <text:p text:style-name="P1"><text:span text:style-name="T73"><text:s/>*</text:span></text:p>
      <text:p text:style-name="P1"><text:span text:style-name="T73"><text:s/>*<text:tab/>memory:<text:tab/><text:tab/><text:tab/>will keep track of previous values and will call any callback added</text:span></text:p>
      <text:p text:style-name="P1"><text:span text:style-name="T73"><text:s/>*<text:tab/><text:tab/><text:tab/><text:tab/><text:tab/>after the list has been fired right away with the latest "memorized"</text:span></text:p>
      <text:p text:style-name="P1"><text:span text:style-name="T73"><text:s/>*<text:tab/><text:tab/><text:tab/><text:tab/><text:tab/>values (like a Deferred)</text:span></text:p>
      <text:p text:style-name="P1"><text:span text:style-name="T73"><text:s/>*</text:span></text:p>
      <text:p text:style-name="P1"><text:span text:style-name="T73"><text:s/>*<text:tab/>unique:<text:tab/><text:tab/><text:tab/>will ensure a callback can only be added once (no duplicate in the list)</text:span></text:p>
      <text:p text:style-name="P1"><text:span text:style-name="T73"><text:s/>*</text:span></text:p>
      <text:p text:style-name="P1"><text:span text:style-name="T73"><text:s/>*<text:tab/>stopOnFalse:<text:tab/>interrupt callings when a callback returns false</text:span></text:p>
      <text:p text:style-name="P1"><text:span text:style-name="T73"><text:s/>*</text:span></text:p>
      <text:p text:style-name="P1"><text:span text:style-name="T73"><text:s/>*/</text:span></text:p>
      <text:p text:style-name="P1"><text:span text:style-name="T73">jQuery.Callbacks = function( options ) {</text:span></text:p>
      <text:p text:style-name="P1"><text:span text:style-name="T73"/></text:p>
      <text:p text:style-name="P1"><text:span text:style-name="T73"><text:tab/>// Convert options from String-formatted to Object-formatted if needed</text:span></text:p>
      <text:p text:style-name="P1"><text:span text:style-name="T73"><text:tab/>// (we check in cache first)</text:span></text:p>
      <text:p text:style-name="P1"><text:span text:style-name="T73"><text:tab/>options = typeof options === "string" ?</text:span></text:p>
      <text:p text:style-name="P1"><text:span text:style-name="T73"><text:tab/><text:tab/>createOptions( options ) :</text:span></text:p>
      <text:p text:style-name="P1"><text:span text:style-name="T73"><text:tab/><text:tab/>jQuery.extend( {}, options );</text:span></text:p>
      <text:p text:style-name="P1"><text:span text:style-name="T73"/></text:p>
      <text:p text:style-name="P1"><text:span text:style-name="T73"><text:tab/>var // Flag to know if list is currently firing</text:span></text:p>
      <text:p text:style-name="P1"><text:span text:style-name="T73"><text:tab/><text:tab/>firing,</text:span></text:p>
      <text:p text:style-name="P1"><text:span text:style-name="T73"/></text:p>
      <text:p text:style-name="P1"><text:span text:style-name="T73"><text:tab/><text:tab/>// Last fire value for non-forgettable lists</text:span></text:p>
      <text:p text:style-name="P1"><text:span text:style-name="T73"><text:tab/><text:tab/>memory,</text:span></text:p>
      <text:p text:style-name="P1"><text:span text:style-name="T73"/></text:p>
      <text:p text:style-name="P1"><text:span text:style-name="T73"><text:tab/><text:tab/>// Flag to know if list was already fired</text:span></text:p>
      <text:p text:style-name="P1"><text:span text:style-name="T73"><text:tab/><text:tab/>fired,</text:span></text:p>
      <text:p text:style-name="P1"><text:span text:style-name="T73"/></text:p>
      <text:p text:style-name="P1"><text:span text:style-name="T73"><text:tab/><text:tab/>// Flag to prevent firing</text:span></text:p>
      <text:p text:style-name="P1"><text:span text:style-name="T73"><text:tab/><text:tab/>locked,</text:span></text:p>
      <text:p text:style-name="P1"><text:span text:style-name="T73"/></text:p>
      <text:p text:style-name="P1"><text:span text:style-name="T73"><text:tab/><text:tab/>// Actual callback list</text:span></text:p>
      <text:p text:style-name="P1"><text:span text:style-name="T73"><text:tab/><text:tab/>list = [],</text:span></text:p>
      <text:p text:style-name="P1"><text:span text:style-name="T73"/></text:p>
      <text:p text:style-name="P1"><text:span text:style-name="T73"><text:tab/><text:tab/>// Queue of execution data for repeatable lists</text:span></text:p>
      <text:p text:style-name="P1"><text:span text:style-name="T73"><text:tab/><text:tab/>queue = [],</text:span></text:p>
      <text:p text:style-name="P1"><text:span text:style-name="T73"/></text:p>
      <text:p text:style-name="P1"><text:span text:style-name="T73"><text:tab/><text:tab/>// Index of currently firing callback (modified by add/remove as needed)</text:span></text:p>
      <text:p text:style-name="P1"><text:span text:style-name="T73"><text:tab/><text:tab/>firingIndex = -1,</text:span></text:p>
      <text:p text:style-name="P1"><text:span text:style-name="T73"/></text:p>
      <text:p text:style-name="P1"><text:span text:style-name="T73"><text:tab/><text:tab/>// Fire callbacks</text:span></text:p>
      <text:p text:style-name="P1"><text:span text:style-name="T73"><text:tab/><text:tab/>fire = function() {</text:span></text:p>
      <text:p text:style-name="P1"><text:span text:style-name="T73"/></text:p>
      <text:p text:style-name="P1"><text:span text:style-name="T73"><text:tab/><text:tab/><text:tab/>// Enforce single-firing</text:span></text:p>
      <text:p text:style-name="P1"><text:span text:style-name="T73"><text:tab/><text:tab/><text:tab/>locked = locked || options.once;</text:span></text:p>
      <text:p text:style-name="P1"><text:span text:style-name="T73"/></text:p>
      <text:p text:style-name="P1"><text:span text:style-name="T73"><text:tab/><text:tab/><text:tab/>// Execute callbacks for all pending executions,</text:span></text:p>
      <text:p text:style-name="P1"><text:span text:style-name="T73"><text:tab/><text:tab/><text:tab/>// respecting firingIndex overrides and runtime changes</text:span></text:p>
      <text:p text:style-name="P1"><text:span text:style-name="T73"><text:tab/><text:tab/><text:tab/>fired = firing = true;</text:span></text:p>
      <text:p text:style-name="P1"><text:span text:style-name="T73"><text:tab/><text:tab/><text:tab/>for ( ; queue.length; firingIndex = -1 ) {</text:span></text:p>
      <text:p text:style-name="P1"><text:span text:style-name="T73"><text:tab/><text:tab/><text:tab/><text:tab/>memory = queue.shift();</text:span></text:p>
      <text:p text:style-name="P1"><text:span text:style-name="T73"><text:tab/><text:tab/><text:tab/><text:tab/>while ( ++firingIndex &lt; list.length ) {</text:span></text:p>
      <text:p text:style-name="P1"><text:span text:style-name="T73"/></text:p>
      <text:p text:style-name="P1"><text:span text:style-name="T73"><text:tab/><text:tab/><text:tab/><text:tab/><text:tab/>// Run callback and check for early termination</text:span></text:p>
      <text:p text:style-name="P1"><text:span text:style-name="T73"><text:tab/><text:tab/><text:tab/><text:tab/><text:tab/>if ( list[ firingIndex ].apply( memory[ 0 ], memory[ 1 ] ) === false &amp;&amp;</text:span></text:p>
      <text:p text:style-name="P1"><text:span text:style-name="T73"><text:tab/><text:tab/><text:tab/><text:tab/><text:tab/><text:tab/>options.stopOnFalse ) {</text:span></text:p>
      <text:p text:style-name="P1"><text:span text:style-name="T73"/></text:p>
      <text:p text:style-name="P1"><text:span text:style-name="T73"><text:tab/><text:tab/><text:tab/><text:tab/><text:tab/><text:tab/>// Jump to end and forget the data so .add doesn't re-fire</text:span></text:p>
      <text:p text:style-name="P1"><text:span text:style-name="T73"><text:tab/><text:tab/><text:tab/><text:tab/><text:tab/><text:tab/>firingIndex = list.length;</text:span></text:p>
      <text:p text:style-name="P1"><text:span text:style-name="T73"><text:tab/><text:tab/><text:tab/><text:tab/><text:tab/><text:tab/>memory = false;</text:span></text:p>
      <text:p text:style-name="P1"><text:span text:style-name="T73"><text:tab/><text:tab/><text:tab/><text:tab/><text:tab/>}</text:span></text:p>
      <text:p text:style-name="P1"><text:span text:style-name="T73"><text:tab/><text:tab/><text:tab/><text:tab/>}</text:span></text:p>
      <text:p text:style-name="P1"><text:span text:style-name="T73"><text:tab/><text:tab/><text:tab/>}</text:span></text:p>
      <text:p text:style-name="P1"><text:span text:style-name="T73"/></text:p>
      <text:p text:style-name="P1"><text:span text:style-name="T73"><text:tab/><text:tab/><text:tab/>// Forget the data if we're done with it</text:span></text:p>
      <text:p text:style-name="P1"><text:span text:style-name="T73"><text:tab/><text:tab/><text:tab/>if ( !options.memory ) {</text:span></text:p>
      <text:p text:style-name="P1"><text:span text:style-name="T73"><text:tab/><text:tab/><text:tab/><text:tab/>memory = false;</text:span></text:p>
      <text:p text:style-name="P1"><text:span text:style-name="T73"><text:tab/><text:tab/><text:tab/>}</text:span></text:p>
      <text:p text:style-name="P1"><text:span text:style-name="T73"/></text:p>
      <text:p text:style-name="P1"><text:span text:style-name="T73"><text:tab/><text:tab/><text:tab/>firing = false;</text:span></text:p>
      <text:p text:style-name="P1"><text:span text:style-name="T73"/></text:p>
      <text:p text:style-name="P1"><text:span text:style-name="T73"><text:tab/><text:tab/><text:tab/>// Clean up if we're done firing for good</text:span></text:p>
      <text:p text:style-name="P1"><text:span text:style-name="T73"><text:tab/><text:tab/><text:tab/>if ( locked ) {</text:span></text:p>
      <text:p text:style-name="P1"><text:span text:style-name="T73"/></text:p>
      <text:p text:style-name="P1"><text:span text:style-name="T73"><text:tab/><text:tab/><text:tab/><text:tab/>// Keep an empty list if we have data for future add calls</text:span></text:p>
      <text:p text:style-name="P1"><text:span text:style-name="T73"><text:tab/><text:tab/><text:tab/><text:tab/>if ( memory ) {</text:span></text:p>
      <text:p text:style-name="P1"><text:span text:style-name="T73"><text:tab/><text:tab/><text:tab/><text:tab/><text:tab/>list = [];</text:span></text:p>
      <text:p text:style-name="P1"><text:span text:style-name="T73"/></text:p>
      <text:p text:style-name="P1"><text:span text:style-name="T73"><text:tab/><text:tab/><text:tab/><text:tab/>// Otherwise, this object is spent</text:span></text:p>
      <text:p text:style-name="P1"><text:span text:style-name="T73"><text:tab/><text:tab/><text:tab/><text:tab/>} else {</text:span></text:p>
      <text:p text:style-name="P1"><text:span text:style-name="T73"><text:tab/><text:tab/><text:tab/><text:tab/><text:tab/>list = "";</text:span></text:p>
      <text:p text:style-name="P1"><text:span text:style-name="T73"><text:tab/><text:tab/><text:tab/><text:tab/>}</text:span></text:p>
      <text:p text:style-name="P1"><text:span text:style-name="T73"><text:tab/><text:tab/><text:tab/>}</text:span></text:p>
      <text:p text:style-name="P1"><text:span text:style-name="T73"><text:tab/><text:tab/>},</text:span></text:p>
      <text:p text:style-name="P1"><text:span text:style-name="T73"/></text:p>
      <text:p text:style-name="P1"><text:span text:style-name="T73"><text:tab/><text:tab/>// Actual Callbacks object</text:span></text:p>
      <text:p text:style-name="P1"><text:span text:style-name="T73"><text:tab/><text:tab/>self = {</text:span></text:p>
      <text:p text:style-name="P1"><text:span text:style-name="T73"/></text:p>
      <text:p text:style-name="P1"><text:span text:style-name="T73"><text:tab/><text:tab/><text:tab/>// Add a callback or a collection of callbacks to the list</text:span></text:p>
      <text:p text:style-name="P1"><text:span text:style-name="T73"><text:tab/><text:tab/><text:tab/>add: function() {</text:span></text:p>
      <text:p text:style-name="P1"><text:span text:style-name="T73"><text:tab/><text:tab/><text:tab/><text:tab/>if ( list ) {</text:span></text:p>
      <text:p text:style-name="P1"><text:span text:style-name="T73"/></text:p>
      <text:p text:style-name="P1"><text:span text:style-name="T73"><text:tab/><text:tab/><text:tab/><text:tab/><text:tab/>// If we have memory from a past run, we should fire after adding</text:span></text:p>
      <text:p text:style-name="P1"><text:span text:style-name="T73"><text:tab/><text:tab/><text:tab/><text:tab/><text:tab/>if ( memory &amp;&amp; !firing ) {</text:span></text:p>
      <text:p text:style-name="P1"><text:span text:style-name="T73"><text:tab/><text:tab/><text:tab/><text:tab/><text:tab/><text:tab/>firingIndex = list.length - 1;</text:span></text:p>
      <text:p text:style-name="P1"><text:span text:style-name="T73"><text:tab/><text:tab/><text:tab/><text:tab/><text:tab/><text:tab/>queue.push( memory );</text:span></text:p>
      <text:p text:style-name="P1"><text:span text:style-name="T73"><text:tab/><text:tab/><text:tab/><text:tab/><text:tab/>}</text:span></text:p>
      <text:p text:style-name="P1"><text:span text:style-name="T73"/></text:p>
      <text:p text:style-name="P1"><text:span text:style-name="T73"><text:tab/><text:tab/><text:tab/><text:tab/><text:tab/>( function add( args ) {</text:span></text:p>
      <text:p text:style-name="P1"><text:span text:style-name="T73"><text:tab/><text:tab/><text:tab/><text:tab/><text:tab/><text:tab/>jQuery.each( args, function( _, arg ) {</text:span></text:p>
      <text:p text:style-name="P1"><text:span text:style-name="T73"><text:tab/><text:tab/><text:tab/><text:tab/><text:tab/><text:tab/><text:tab/>if ( isFunction( arg ) ) {</text:span></text:p>
      <text:p text:style-name="P1"><text:span text:style-name="T73"><text:tab/><text:tab/><text:tab/><text:tab/><text:tab/><text:tab/><text:tab/><text:tab/>if ( !options.unique || !self.has( arg ) ) {</text:span></text:p>
      <text:p text:style-name="P1"><text:span text:style-name="T73"><text:tab/><text:tab/><text:tab/><text:tab/><text:tab/><text:tab/><text:tab/><text:tab/><text:tab/>list.push( arg );</text:span></text:p>
      <text:p text:style-name="P1"><text:span text:style-name="T73"><text:tab/><text:tab/><text:tab/><text:tab/><text:tab/><text:tab/><text:tab/><text:tab/>}</text:span></text:p>
      <text:p text:style-name="P1"><text:span text:style-name="T73"><text:tab/><text:tab/><text:tab/><text:tab/><text:tab/><text:tab/><text:tab/>} else if ( arg &amp;&amp; arg.length &amp;&amp; toType( arg ) !== "string" ) {</text:span></text:p>
      <text:p text:style-name="P1"><text:span text:style-name="T73"/></text:p>
      <text:p text:style-name="P1"><text:span text:style-name="T73"><text:tab/><text:tab/><text:tab/><text:tab/><text:tab/><text:tab/><text:tab/><text:tab/>// Inspect recursively</text:span></text:p>
      <text:p text:style-name="P1"><text:span text:style-name="T73"><text:tab/><text:tab/><text:tab/><text:tab/><text:tab/><text:tab/><text:tab/><text:tab/>add( arg );</text:span></text:p>
      <text:p text:style-name="P1"><text:span text:style-name="T73"><text:tab/><text:tab/><text:tab/><text:tab/><text:tab/><text:tab/><text:tab/>}</text:span></text:p>
      <text:p text:style-name="P1"><text:span text:style-name="T73"><text:tab/><text:tab/><text:tab/><text:tab/><text:tab/><text:tab/>} );</text:span></text:p>
      <text:p text:style-name="P1"><text:span text:style-name="T73"><text:tab/><text:tab/><text:tab/><text:tab/><text:tab/>} )( arguments );</text:span></text:p>
      <text:p text:style-name="P1"><text:span text:style-name="T73"/></text:p>
      <text:p text:style-name="P1"><text:span text:style-name="T73"><text:tab/><text:tab/><text:tab/><text:tab/><text:tab/>if ( memory &amp;&amp; !firing ) {</text:span></text:p>
      <text:p text:style-name="P1"><text:span text:style-name="T73"><text:tab/><text:tab/><text:tab/><text:tab/><text:tab/><text:tab/>fire();</text:span></text:p>
      <text:p text:style-name="P1"><text:span text:style-name="T73"><text:tab/><text:tab/><text:tab/><text:tab/><text:tab/>}</text:span></text:p>
      <text:p text:style-name="P1"><text:span text:style-name="T73"><text:tab/><text:tab/><text:tab/><text:tab/>}</text:span></text:p>
      <text:p text:style-name="P1"><text:span text:style-name="T73"><text:tab/><text:tab/><text:tab/><text:tab/>return this;</text:span></text:p>
      <text:p text:style-name="P1"><text:span text:style-name="T73"><text:tab/><text:tab/><text:tab/>},</text:span></text:p>
      <text:p text:style-name="P1"><text:span text:style-name="T73"/></text:p>
      <text:p text:style-name="P1"><text:span text:style-name="T73"><text:tab/><text:tab/><text:tab/>// Remove a callback from the list</text:span></text:p>
      <text:p text:style-name="P1"><text:span text:style-name="T73"><text:tab/><text:tab/><text:tab/>remove: function() {</text:span></text:p>
      <text:p text:style-name="P1"><text:span text:style-name="T73"><text:tab/><text:tab/><text:tab/><text:tab/>jQuery.each( arguments, function( _, arg ) {</text:span></text:p>
      <text:p text:style-name="P1"><text:span text:style-name="T73"><text:tab/><text:tab/><text:tab/><text:tab/><text:tab/>var index;</text:span></text:p>
      <text:p text:style-name="P1"><text:span text:style-name="T73"><text:tab/><text:tab/><text:tab/><text:tab/><text:tab/>while ( ( index = jQuery.inArray( arg, list, index ) ) &gt; -1 ) {</text:span></text:p>
      <text:p text:style-name="P1"><text:span text:style-name="T73"><text:tab/><text:tab/><text:tab/><text:tab/><text:tab/><text:tab/>list.splice( index, 1 );</text:span></text:p>
      <text:p text:style-name="P1"><text:span text:style-name="T73"/></text:p>
      <text:p text:style-name="P1"><text:span text:style-name="T73"><text:tab/><text:tab/><text:tab/><text:tab/><text:tab/><text:tab/>// Handle firing indexes</text:span></text:p>
      <text:p text:style-name="P1"><text:span text:style-name="T73"><text:tab/><text:tab/><text:tab/><text:tab/><text:tab/><text:tab/>if ( index &lt;= firingIndex ) {</text:span></text:p>
      <text:p text:style-name="P1"><text:span text:style-name="T73"><text:tab/><text:tab/><text:tab/><text:tab/><text:tab/><text:tab/><text:tab/>firingIndex--;</text:span></text:p>
      <text:p text:style-name="P1"><text:span text:style-name="T73"><text:tab/><text:tab/><text:tab/><text:tab/><text:tab/><text:tab/>}</text:span></text:p>
      <text:p text:style-name="P1"><text:span text:style-name="T73"><text:tab/><text:tab/><text:tab/><text:tab/><text:tab/>}</text:span></text:p>
      <text:p text:style-name="P1"><text:span text:style-name="T73"><text:tab/><text:tab/><text:tab/><text:tab/>} );</text:span></text:p>
      <text:p text:style-name="P1"><text:span text:style-name="T73"><text:tab/><text:tab/><text:tab/><text:tab/>return this;</text:span></text:p>
      <text:p text:style-name="P1"><text:span text:style-name="T73"><text:tab/><text:tab/><text:tab/>},</text:span></text:p>
      <text:p text:style-name="P1"><text:span text:style-name="T73"/></text:p>
      <text:p text:style-name="P1"><text:span text:style-name="T73"><text:tab/><text:tab/><text:tab/>// Check if a given callback is in the list.</text:span></text:p>
      <text:p text:style-name="P1"><text:span text:style-name="T73"><text:tab/><text:tab/><text:tab/>// If no argument is given, return whether or not list has callbacks attached.</text:span></text:p>
      <text:p text:style-name="P1"><text:span text:style-name="T73"><text:tab/><text:tab/><text:tab/>has: function( fn ) {</text:span></text:p>
      <text:p text:style-name="P1"><text:span text:style-name="T73"><text:tab/><text:tab/><text:tab/><text:tab/>return fn ?</text:span></text:p>
      <text:p text:style-name="P1"><text:span text:style-name="T73"><text:tab/><text:tab/><text:tab/><text:tab/><text:tab/>jQuery.inArray( fn, list ) &gt; -1 :</text:span></text:p>
      <text:p text:style-name="P1"><text:span text:style-name="T73"><text:tab/><text:tab/><text:tab/><text:tab/><text:tab/>list.length &gt; 0;</text:span></text:p>
      <text:p text:style-name="P1"><text:span text:style-name="T73"><text:tab/><text:tab/><text:tab/>},</text:span></text:p>
      <text:p text:style-name="P1"><text:span text:style-name="T73"/></text:p>
      <text:p text:style-name="P1"><text:span text:style-name="T73"><text:tab/><text:tab/><text:tab/>// Remove all callbacks from the list</text:span></text:p>
      <text:p text:style-name="P1"><text:span text:style-name="T73"><text:tab/><text:tab/><text:tab/>empty: function() {</text:span></text:p>
      <text:p text:style-name="P1"><text:span text:style-name="T73"><text:tab/><text:tab/><text:tab/><text:tab/>if ( list ) {</text:span></text:p>
      <text:p text:style-name="P1"><text:span text:style-name="T73"><text:tab/><text:tab/><text:tab/><text:tab/><text:tab/>list = [];</text:span></text:p>
      <text:p text:style-name="P1"><text:span text:style-name="T73"><text:tab/><text:tab/><text:tab/><text:tab/>}</text:span></text:p>
      <text:p text:style-name="P1"><text:span text:style-name="T73"><text:tab/><text:tab/><text:tab/><text:tab/>return this;</text:span></text:p>
      <text:p text:style-name="P1"><text:span text:style-name="T73"><text:tab/><text:tab/><text:tab/>},</text:span></text:p>
      <text:p text:style-name="P1"><text:span text:style-name="T73"/></text:p>
      <text:p text:style-name="P1"><text:span text:style-name="T73"><text:tab/><text:tab/><text:tab/>// Disable .fire and .add</text:span></text:p>
      <text:p text:style-name="P1"><text:span text:style-name="T73"><text:tab/><text:tab/><text:tab/>// Abort any current/pending executions</text:span></text:p>
      <text:p text:style-name="P1"><text:span text:style-name="T73"><text:tab/><text:tab/><text:tab/>// Clear all callbacks and values</text:span></text:p>
      <text:p text:style-name="P1"><text:span text:style-name="T73"><text:tab/><text:tab/><text:tab/>disable: function() {</text:span></text:p>
      <text:p text:style-name="P1"><text:span text:style-name="T73"><text:tab/><text:tab/><text:tab/><text:tab/>locked = queue = [];</text:span></text:p>
      <text:p text:style-name="P1"><text:span text:style-name="T73"><text:tab/><text:tab/><text:tab/><text:tab/>list = memory = "";</text:span></text:p>
      <text:p text:style-name="P1"><text:span text:style-name="T73"><text:tab/><text:tab/><text:tab/><text:tab/>return this;</text:span></text:p>
      <text:p text:style-name="P1"><text:span text:style-name="T73"><text:tab/><text:tab/><text:tab/>},</text:span></text:p>
      <text:p text:style-name="P1"><text:span text:style-name="T73"><text:tab/><text:tab/><text:tab/>disabled: function() {</text:span></text:p>
      <text:p text:style-name="P1"><text:span text:style-name="T73"><text:tab/><text:tab/><text:tab/><text:tab/>return !list;</text:span></text:p>
      <text:p text:style-name="P1"><text:span text:style-name="T73"><text:tab/><text:tab/><text:tab/>},</text:span></text:p>
      <text:p text:style-name="P1"><text:span text:style-name="T73"/></text:p>
      <text:p text:style-name="P1"><text:span text:style-name="T73"><text:tab/><text:tab/><text:tab/>// Disable .fire</text:span></text:p>
      <text:p text:style-name="P1"><text:span text:style-name="T73"><text:tab/><text:tab/><text:tab/>// Also disable .add unless we have memory (since it would have no effect)</text:span></text:p>
      <text:p text:style-name="P1"><text:span text:style-name="T73"><text:tab/><text:tab/><text:tab/>// Abort any pending executions</text:span></text:p>
      <text:p text:style-name="P1"><text:span text:style-name="T73"><text:tab/><text:tab/><text:tab/>lock: function() {</text:span></text:p>
      <text:p text:style-name="P1"><text:span text:style-name="T73"><text:tab/><text:tab/><text:tab/><text:tab/>locked = queue = [];</text:span></text:p>
      <text:p text:style-name="P1"><text:span text:style-name="T73"><text:tab/><text:tab/><text:tab/><text:tab/>if ( !memory &amp;&amp; !firing ) {</text:span></text:p>
      <text:p text:style-name="P1"><text:span text:style-name="T73"><text:tab/><text:tab/><text:tab/><text:tab/><text:tab/>list = memory = "";</text:span></text:p>
      <text:p text:style-name="P1"><text:span text:style-name="T73"><text:tab/><text:tab/><text:tab/><text:tab/>}</text:span></text:p>
      <text:p text:style-name="P1"><text:span text:style-name="T73"><text:tab/><text:tab/><text:tab/><text:tab/>return this;</text:span></text:p>
      <text:p text:style-name="P1"><text:span text:style-name="T73"><text:tab/><text:tab/><text:tab/>},</text:span></text:p>
      <text:p text:style-name="P1"><text:span text:style-name="T73"><text:tab/><text:tab/><text:tab/>locked: function() {</text:span></text:p>
      <text:p text:style-name="P1"><text:span text:style-name="T73"><text:tab/><text:tab/><text:tab/><text:tab/>return !!locked;</text:span></text:p>
      <text:p text:style-name="P1"><text:span text:style-name="T73"><text:tab/><text:tab/><text:tab/>},</text:span></text:p>
      <text:p text:style-name="P1"><text:span text:style-name="T73"/></text:p>
      <text:p text:style-name="P1"><text:span text:style-name="T73"><text:tab/><text:tab/><text:tab/>// Call all callbacks with the given context and arguments</text:span></text:p>
      <text:p text:style-name="P1"><text:span text:style-name="T73"><text:tab/><text:tab/><text:tab/>fireWith: function( context, args ) {</text:span></text:p>
      <text:p text:style-name="P1"><text:span text:style-name="T73"><text:tab/><text:tab/><text:tab/><text:tab/>if ( !locked ) {</text:span></text:p>
      <text:p text:style-name="P1"><text:span text:style-name="T73"><text:tab/><text:tab/><text:tab/><text:tab/><text:tab/>args = args || [];</text:span></text:p>
      <text:p text:style-name="P1"><text:span text:style-name="T73"><text:tab/><text:tab/><text:tab/><text:tab/><text:tab/>args = [ context, args.slice ? args.slice() : args ];</text:span></text:p>
      <text:p text:style-name="P1"><text:span text:style-name="T73"><text:tab/><text:tab/><text:tab/><text:tab/><text:tab/>queue.push( args );</text:span></text:p>
      <text:p text:style-name="P1"><text:span text:style-name="T73"><text:tab/><text:tab/><text:tab/><text:tab/><text:tab/>if ( !firing ) {</text:span></text:p>
      <text:p text:style-name="P1"><text:span text:style-name="T73"><text:tab/><text:tab/><text:tab/><text:tab/><text:tab/><text:tab/>fire();</text:span></text:p>
      <text:p text:style-name="P1"><text:span text:style-name="T73"><text:tab/><text:tab/><text:tab/><text:tab/><text:tab/>}</text:span></text:p>
      <text:p text:style-name="P1"><text:span text:style-name="T73"><text:tab/><text:tab/><text:tab/><text:tab/>}</text:span></text:p>
      <text:p text:style-name="P1"><text:span text:style-name="T73"><text:tab/><text:tab/><text:tab/><text:tab/>return this;</text:span></text:p>
      <text:p text:style-name="P1"><text:span text:style-name="T73"><text:tab/><text:tab/><text:tab/>},</text:span></text:p>
      <text:p text:style-name="P1"><text:span text:style-name="T73"/></text:p>
      <text:p text:style-name="P1"><text:span text:style-name="T73"><text:tab/><text:tab/><text:tab/>// Call all the callbacks with the given arguments</text:span></text:p>
      <text:p text:style-name="P1"><text:span text:style-name="T73"><text:tab/><text:tab/><text:tab/>fire: function() {</text:span></text:p>
      <text:p text:style-name="P1"><text:span text:style-name="T73"><text:tab/><text:tab/><text:tab/><text:tab/>self.fireWith( this, arguments );</text:span></text:p>
      <text:p text:style-name="P1"><text:span text:style-name="T73"><text:tab/><text:tab/><text:tab/><text:tab/>return this;</text:span></text:p>
      <text:p text:style-name="P1"><text:span text:style-name="T73"><text:tab/><text:tab/><text:tab/>},</text:span></text:p>
      <text:p text:style-name="P1"><text:span text:style-name="T73"/></text:p>
      <text:p text:style-name="P1"><text:span text:style-name="T73"><text:tab/><text:tab/><text:tab/>// To know if the callbacks have already been called at least once</text:span></text:p>
      <text:p text:style-name="P1"><text:span text:style-name="T73"><text:tab/><text:tab/><text:tab/>fired: function() {</text:span></text:p>
      <text:p text:style-name="P1"><text:span text:style-name="T73"><text:tab/><text:tab/><text:tab/><text:tab/>return !!fired;</text:span></text:p>
      <text:p text:style-name="P1"><text:span text:style-name="T73"><text:tab/><text:tab/><text:tab/>}</text:span></text:p>
      <text:p text:style-name="P1"><text:span text:style-name="T73"><text:tab/><text:tab/>};</text:span></text:p>
      <text:p text:style-name="P1"><text:span text:style-name="T73"/></text:p>
      <text:p text:style-name="P1"><text:span text:style-name="T73"><text:tab/>return self;</text:span></text:p>
      <text:p text:style-name="P1"><text:span text:style-name="T73">};</text:span></text:p>
      <text:p text:style-name="P1"><text:span text:style-name="T73"/></text:p>
      <text:p text:style-name="P1"><text:span text:style-name="T73"/></text:p>
      <text:p text:style-name="P1"><text:span text:style-name="T73">function Identity( v ) {</text:span></text:p>
      <text:p text:style-name="P1"><text:span text:style-name="T73"><text:tab/>return v;</text:span></text:p>
      <text:p text:style-name="P1"><text:span text:style-name="T73">}</text:span></text:p>
      <text:p text:style-name="P1"><text:span text:style-name="T73">function Thrower( ex ) {</text:span></text:p>
      <text:p text:style-name="P1"><text:span text:style-name="T73"><text:tab/>throw ex;</text:span></text:p>
      <text:p text:style-name="P1"><text:span text:style-name="T73">}</text:span></text:p>
      <text:p text:style-name="P1"><text:span text:style-name="T73"/></text:p>
      <text:p text:style-name="P1"><text:span text:style-name="T73">function adoptValue( value, resolve, reject, noValue ) {</text:span></text:p>
      <text:p text:style-name="P1"><text:span text:style-name="T73"><text:tab/>var method;</text:span></text:p>
      <text:p text:style-name="P1"><text:span text:style-name="T73"/></text:p>
      <text:p text:style-name="P1"><text:span text:style-name="T73"><text:tab/>try {</text:span></text:p>
      <text:p text:style-name="P1"><text:span text:style-name="T73"/></text:p>
      <text:p text:style-name="P1"><text:span text:style-name="T73"><text:tab/><text:tab/>// Check for promise aspect first to privilege synchronous behavior</text:span></text:p>
      <text:p text:style-name="P1"><text:span text:style-name="T73"><text:tab/><text:tab/>if ( value &amp;&amp; isFunction( ( method = value.promise ) ) ) {</text:span></text:p>
      <text:p text:style-name="P1"><text:span text:style-name="T73"><text:tab/><text:tab/><text:tab/>method.call( value ).done( resolve ).fail( reject );</text:span></text:p>
      <text:p text:style-name="P1"><text:span text:style-name="T73"/></text:p>
      <text:p text:style-name="P1"><text:span text:style-name="T73"><text:tab/><text:tab/>// Other thenables</text:span></text:p>
      <text:p text:style-name="P1"><text:span text:style-name="T73"><text:tab/><text:tab/>} else if ( value &amp;&amp; isFunction( ( method = value.then ) ) ) {</text:span></text:p>
      <text:p text:style-name="P1"><text:span text:style-name="T73"><text:tab/><text:tab/><text:tab/>method.call( value, resolve, reject );</text:span></text:p>
      <text:p text:style-name="P1"><text:span text:style-name="T73"/></text:p>
      <text:p text:style-name="P1"><text:span text:style-name="T73"><text:tab/><text:tab/>// Other non-thenables</text:span></text:p>
      <text:p text:style-name="P1"><text:span text:style-name="T73"><text:tab/><text:tab/>} else {</text:span></text:p>
      <text:p text:style-name="P1"><text:span text:style-name="T73"/></text:p>
      <text:p text:style-name="P1"><text:span text:style-name="T73"><text:tab/><text:tab/><text:tab/>// Control `resolve` arguments by letting Array#slice cast boolean `noValue` to integer:</text:span></text:p>
      <text:p text:style-name="P1"><text:span text:style-name="T73"><text:tab/><text:tab/><text:tab/>// * false: [ value ].slice( 0 ) =&gt; resolve( value )</text:span></text:p>
      <text:p text:style-name="P1"><text:span text:style-name="T73"><text:tab/><text:tab/><text:tab/>// * true: [ value ].slice( 1 ) =&gt; resolve()</text:span></text:p>
      <text:p text:style-name="P1"><text:span text:style-name="T73"><text:tab/><text:tab/><text:tab/>resolve.apply( undefined, [ value ].slice( noValue ) );</text:span></text:p>
      <text:p text:style-name="P1"><text:span text:style-name="T73"><text:tab/><text:tab/>}</text:span></text:p>
      <text:p text:style-name="P1"><text:span text:style-name="T73"/></text:p>
      <text:p text:style-name="P1"><text:span text:style-name="T73"><text:tab/>// For Promises/A+, convert exceptions into rejections</text:span></text:p>
      <text:p text:style-name="P1"><text:span text:style-name="T73"><text:tab/>// Since jQuery.when doesn't unwrap thenables, we can skip the extra checks appearing in</text:span></text:p>
      <text:p text:style-name="P1"><text:span text:style-name="T73"><text:tab/>// Deferred#then to conditionally suppress rejection.</text:span></text:p>
      <text:p text:style-name="P1"><text:span text:style-name="T73"><text:tab/>} catch ( value ) {</text:span></text:p>
      <text:p text:style-name="P1"><text:span text:style-name="T73"/></text:p>
      <text:p text:style-name="P1"><text:span text:style-name="T73"><text:tab/><text:tab/>// Support: Android 4.0 only</text:span></text:p>
      <text:p text:style-name="P1"><text:span text:style-name="T73"><text:tab/><text:tab/>// Strict mode functions invoked without .call/.apply get global-object context</text:span></text:p>
      <text:p text:style-name="P1"><text:span text:style-name="T73"><text:tab/><text:tab/>reject.apply( undefined, [ value ] );</text:span></text:p>
      <text:p text:style-name="P1"><text:span text:style-name="T73"><text:tab/>}</text:span></text:p>
      <text:p text:style-name="P1"><text:span text:style-name="T73">}</text:span></text:p>
      <text:p text:style-name="P1"><text:span text:style-name="T73"/></text:p>
      <text:p text:style-name="P1"><text:span text:style-name="T73">jQuery.extend( {</text:span></text:p>
      <text:p text:style-name="P1"><text:span text:style-name="T73"/></text:p>
      <text:p text:style-name="P1"><text:span text:style-name="T73"><text:tab/>Deferred: function( func ) {</text:span></text:p>
      <text:p text:style-name="P1"><text:span text:style-name="T73"><text:tab/><text:tab/>var tuples = [</text:span></text:p>
      <text:p text:style-name="P1"><text:span text:style-name="T73"/></text:p>
      <text:p text:style-name="P1"><text:span text:style-name="T73"><text:tab/><text:tab/><text:tab/><text:tab/>// action, add listener, callbacks,</text:span></text:p>
      <text:p text:style-name="P1"><text:span text:style-name="T73"><text:tab/><text:tab/><text:tab/><text:tab/>// ... .then handlers, argument index, [final state]</text:span></text:p>
      <text:p text:style-name="P1"><text:span text:style-name="T73"><text:tab/><text:tab/><text:tab/><text:tab/>[ "notify", "progress", jQuery.Callbacks( "memory" ),</text:span></text:p>
      <text:p text:style-name="P1"><text:span text:style-name="T73"><text:tab/><text:tab/><text:tab/><text:tab/><text:tab/>jQuery.Callbacks( "memory" ), 2 ],</text:span></text:p>
      <text:p text:style-name="P1"><text:span text:style-name="T73"><text:tab/><text:tab/><text:tab/><text:tab/>[ "resolve", "done", jQuery.Callbacks( "once memory" ),</text:span></text:p>
      <text:p text:style-name="P1"><text:span text:style-name="T73"><text:tab/><text:tab/><text:tab/><text:tab/><text:tab/>jQuery.Callbacks( "once memory" ), 0, "resolved" ],</text:span></text:p>
      <text:p text:style-name="P1"><text:span text:style-name="T73"><text:tab/><text:tab/><text:tab/><text:tab/>[ "reject", "fail", jQuery.Callbacks( "once memory" ),</text:span></text:p>
      <text:p text:style-name="P1"><text:span text:style-name="T73"><text:tab/><text:tab/><text:tab/><text:tab/><text:tab/>jQuery.Callbacks( "once memory" ), 1, "rejected" ]</text:span></text:p>
      <text:p text:style-name="P1"><text:span text:style-name="T73"><text:tab/><text:tab/><text:tab/>],</text:span></text:p>
      <text:p text:style-name="P1"><text:span text:style-name="T73"><text:tab/><text:tab/><text:tab/>state = "pending",</text:span></text:p>
      <text:p text:style-name="P1"><text:span text:style-name="T73"><text:tab/><text:tab/><text:tab/>promise = {</text:span></text:p>
      <text:p text:style-name="P1"><text:span text:style-name="T73"><text:tab/><text:tab/><text:tab/><text:tab/>state: function() {</text:span></text:p>
      <text:p text:style-name="P1"><text:span text:style-name="T73"><text:tab/><text:tab/><text:tab/><text:tab/><text:tab/>return state;</text:span></text:p>
      <text:p text:style-name="P1"><text:span text:style-name="T73"><text:tab/><text:tab/><text:tab/><text:tab/>},</text:span></text:p>
      <text:p text:style-name="P1"><text:span text:style-name="T73"><text:tab/><text:tab/><text:tab/><text:tab/>always: function() {</text:span></text:p>
      <text:p text:style-name="P1"><text:span text:style-name="T73"><text:tab/><text:tab/><text:tab/><text:tab/><text:tab/>deferred.done( arguments ).fail( arguments );</text:span></text:p>
      <text:p text:style-name="P1"><text:span text:style-name="T73"><text:tab/><text:tab/><text:tab/><text:tab/><text:tab/>return this;</text:span></text:p>
      <text:p text:style-name="P1"><text:span text:style-name="T73"><text:tab/><text:tab/><text:tab/><text:tab/>},</text:span></text:p>
      <text:p text:style-name="P1"><text:span text:style-name="T73"><text:tab/><text:tab/><text:tab/><text:tab/>"catch": function( fn ) {</text:span></text:p>
      <text:p text:style-name="P1"><text:span text:style-name="T73"><text:tab/><text:tab/><text:tab/><text:tab/><text:tab/>return promise.then( null, fn );</text:span></text:p>
      <text:p text:style-name="P1"><text:span text:style-name="T73"><text:tab/><text:tab/><text:tab/><text:tab/>},</text:span></text:p>
      <text:p text:style-name="P1"><text:span text:style-name="T73"/></text:p>
      <text:p text:style-name="P1"><text:span text:style-name="T73"><text:tab/><text:tab/><text:tab/><text:tab/>// Keep pipe for back-compat</text:span></text:p>
      <text:p text:style-name="P1"><text:span text:style-name="T73"><text:tab/><text:tab/><text:tab/><text:tab/>pipe: function( /* fnDone, fnFail, fnProgress */ ) {</text:span></text:p>
      <text:p text:style-name="P1"><text:span text:style-name="T73"><text:tab/><text:tab/><text:tab/><text:tab/><text:tab/>var fns = arguments;</text:span></text:p>
      <text:p text:style-name="P1"><text:span text:style-name="T73"/></text:p>
      <text:p text:style-name="P1"><text:span text:style-name="T73"><text:tab/><text:tab/><text:tab/><text:tab/><text:tab/>return jQuery.Deferred( function( newDefer ) {</text:span></text:p>
      <text:p text:style-name="P1"><text:span text:style-name="T73"><text:tab/><text:tab/><text:tab/><text:tab/><text:tab/><text:tab/>jQuery.each( tuples, function( _i, tuple ) {</text:span></text:p>
      <text:p text:style-name="P1"><text:span text:style-name="T73"/></text:p>
      <text:p text:style-name="P1"><text:span text:style-name="T73"><text:tab/><text:tab/><text:tab/><text:tab/><text:tab/><text:tab/><text:tab/>// Map tuples (progress, done, fail) to arguments (done, fail, progress)</text:span></text:p>
      <text:p text:style-name="P1"><text:span text:style-name="T73"><text:tab/><text:tab/><text:tab/><text:tab/><text:tab/><text:tab/><text:tab/>var fn = isFunction( fns[ tuple[ 4 ] ] ) &amp;&amp; fns[ tuple[ 4 ] ];</text:span></text:p>
      <text:p text:style-name="P1"><text:span text:style-name="T73"/></text:p>
      <text:p text:style-name="P1"><text:span text:style-name="T73"><text:tab/><text:tab/><text:tab/><text:tab/><text:tab/><text:tab/><text:tab/>// deferred.progress(function() { bind to newDefer or newDefer.notify })</text:span></text:p>
      <text:p text:style-name="P1"><text:span text:style-name="T73"><text:tab/><text:tab/><text:tab/><text:tab/><text:tab/><text:tab/><text:tab/>// deferred.done(function() { bind to newDefer or newDefer.resolve })</text:span></text:p>
      <text:p text:style-name="P1"><text:span text:style-name="T73"><text:tab/><text:tab/><text:tab/><text:tab/><text:tab/><text:tab/><text:tab/>// deferred.fail(function() { bind to newDefer or newDefer.reject })</text:span></text:p>
      <text:p text:style-name="P1"><text:span text:style-name="T73"><text:tab/><text:tab/><text:tab/><text:tab/><text:tab/><text:tab/><text:tab/>deferred[ tuple[ 1 ] ]( function() {</text:span></text:p>
      <text:p text:style-name="P1"><text:span text:style-name="T73"><text:tab/><text:tab/><text:tab/><text:tab/><text:tab/><text:tab/><text:tab/><text:tab/>var returned = fn &amp;&amp; fn.apply( this, arguments );</text:span></text:p>
      <text:p text:style-name="P1"><text:span text:style-name="T73"><text:tab/><text:tab/><text:tab/><text:tab/><text:tab/><text:tab/><text:tab/><text:tab/>if ( returned &amp;&amp; isFunction( returned.promise ) ) {</text:span></text:p>
      <text:p text:style-name="P1"><text:span text:style-name="T73"><text:tab/><text:tab/><text:tab/><text:tab/><text:tab/><text:tab/><text:tab/><text:tab/><text:tab/>returned.promise()</text:span></text:p>
      <text:p text:style-name="P1"><text:span text:style-name="T73"><text:tab/><text:tab/><text:tab/><text:tab/><text:tab/><text:tab/><text:tab/><text:tab/><text:tab/><text:tab/>.progress( newDefer.notify )</text:span></text:p>
      <text:p text:style-name="P1"><text:span text:style-name="T73"><text:tab/><text:tab/><text:tab/><text:tab/><text:tab/><text:tab/><text:tab/><text:tab/><text:tab/><text:tab/>.done( newDefer.resolve )</text:span></text:p>
      <text:p text:style-name="P1"><text:span text:style-name="T73"><text:tab/><text:tab/><text:tab/><text:tab/><text:tab/><text:tab/><text:tab/><text:tab/><text:tab/><text:tab/>.fail( newDefer.reject );</text:span></text:p>
      <text:p text:style-name="P1"><text:span text:style-name="T73"><text:tab/><text:tab/><text:tab/><text:tab/><text:tab/><text:tab/><text:tab/><text:tab/>} else {</text:span></text:p>
      <text:p text:style-name="P1"><text:span text:style-name="T73"><text:tab/><text:tab/><text:tab/><text:tab/><text:tab/><text:tab/><text:tab/><text:tab/><text:tab/>newDefer[ tuple[ 0 ] + "With" ](</text:span></text:p>
      <text:p text:style-name="P1"><text:span text:style-name="T73"><text:tab/><text:tab/><text:tab/><text:tab/><text:tab/><text:tab/><text:tab/><text:tab/><text:tab/><text:tab/>this,</text:span></text:p>
      <text:p text:style-name="P1"><text:span text:style-name="T73"><text:tab/><text:tab/><text:tab/><text:tab/><text:tab/><text:tab/><text:tab/><text:tab/><text:tab/><text:tab/>fn ? [ returned ] : arguments</text:span></text:p>
      <text:p text:style-name="P1"><text:span text:style-name="T73"><text:tab/><text:tab/><text:tab/><text:tab/><text:tab/><text:tab/><text:tab/><text:tab/><text:tab/>);</text:span></text:p>
      <text:p text:style-name="P1"><text:span text:style-name="T73"><text:tab/><text:tab/><text:tab/><text:tab/><text:tab/><text:tab/><text:tab/><text:tab/>}</text:span></text:p>
      <text:p text:style-name="P1"><text:span text:style-name="T73"><text:tab/><text:tab/><text:tab/><text:tab/><text:tab/><text:tab/><text:tab/>} );</text:span></text:p>
      <text:p text:style-name="P1"><text:span text:style-name="T73"><text:tab/><text:tab/><text:tab/><text:tab/><text:tab/><text:tab/>} );</text:span></text:p>
      <text:p text:style-name="P1"><text:span text:style-name="T73"><text:tab/><text:tab/><text:tab/><text:tab/><text:tab/><text:tab/>fns = null;</text:span></text:p>
      <text:p text:style-name="P1"><text:span text:style-name="T73"><text:tab/><text:tab/><text:tab/><text:tab/><text:tab/>} ).promise();</text:span></text:p>
      <text:p text:style-name="P1"><text:span text:style-name="T73"><text:tab/><text:tab/><text:tab/><text:tab/>},</text:span></text:p>
      <text:p text:style-name="P1"><text:span text:style-name="T73"><text:tab/><text:tab/><text:tab/><text:tab/>then: function( onFulfilled, onRejected, onProgress ) {</text:span></text:p>
      <text:p text:style-name="P1"><text:span text:style-name="T73"><text:tab/><text:tab/><text:tab/><text:tab/><text:tab/>var maxDepth = 0;</text:span></text:p>
      <text:p text:style-name="P1"><text:span text:style-name="T73"><text:tab/><text:tab/><text:tab/><text:tab/><text:tab/>function resolve( depth, deferred, handler, special ) {</text:span></text:p>
      <text:p text:style-name="P1"><text:span text:style-name="T73"><text:tab/><text:tab/><text:tab/><text:tab/><text:tab/><text:tab/>return function() {</text:span></text:p>
      <text:p text:style-name="P1"><text:span text:style-name="T73"><text:tab/><text:tab/><text:tab/><text:tab/><text:tab/><text:tab/><text:tab/>var that = this,</text:span></text:p>
      <text:p text:style-name="P1"><text:span text:style-name="T73"><text:tab/><text:tab/><text:tab/><text:tab/><text:tab/><text:tab/><text:tab/><text:tab/>args = arguments,</text:span></text:p>
      <text:p text:style-name="P1"><text:span text:style-name="T73"><text:tab/><text:tab/><text:tab/><text:tab/><text:tab/><text:tab/><text:tab/><text:tab/>mightThrow = function() {</text:span></text:p>
      <text:p text:style-name="P1"><text:span text:style-name="T73"><text:tab/><text:tab/><text:tab/><text:tab/><text:tab/><text:tab/><text:tab/><text:tab/><text:tab/>var returned, then;</text:span></text:p>
      <text:p text:style-name="P1"><text:span text:style-name="T73"/></text:p>
      <text:p text:style-name="P1"><text:span text:style-name="T73"><text:tab/><text:tab/><text:tab/><text:tab/><text:tab/><text:tab/><text:tab/><text:tab/><text:tab/>// Support: Promises/A+ section 2.3.3.3.3</text:span></text:p>
      <text:p text:style-name="P1"><text:span text:style-name="T73"><text:tab/><text:tab/><text:tab/><text:tab/><text:tab/><text:tab/><text:tab/><text:tab/><text:tab/>//<text:s/></text:span><text:a xlink:href="https://promisesaplus.com/#point-59"><text:span text:style-name="T74">https://promisesaplus.com/#point-59</text:span></text:a><text:span text:style-name="T75"/></text:p>
      <text:p text:style-name="P1"><text:span text:style-name="T75"><text:tab/><text:tab/><text:tab/><text:tab/><text:tab/><text:tab/><text:tab/><text:tab/><text:tab/>// Ignore double-resolution attempts</text:span></text:p>
      <text:p text:style-name="P1"><text:span text:style-name="T75"><text:tab/><text:tab/><text:tab/><text:tab/><text:tab/><text:tab/><text:tab/><text:tab/><text:tab/>if ( depth &lt; maxDepth ) {</text:span></text:p>
      <text:p text:style-name="P1"><text:span text:style-name="T75"><text:tab/><text:tab/><text:tab/><text:tab/><text:tab/><text:tab/><text:tab/><text:tab/><text:tab/><text:tab/>return;</text:span></text:p>
      <text:p text:style-name="P1"><text:span text:style-name="T75"><text:tab/><text:tab/><text:tab/><text:tab/><text:tab/><text:tab/><text:tab/><text:tab/><text:tab/>}</text:span></text:p>
      <text:p text:style-name="P1"><text:span text:style-name="T75"/></text:p>
      <text:p text:style-name="P1"><text:span text:style-name="T75"><text:tab/><text:tab/><text:tab/><text:tab/><text:tab/><text:tab/><text:tab/><text:tab/><text:tab/>returned = handler.apply( that, args );</text:span></text:p>
      <text:p text:style-name="P1"><text:span text:style-name="T75"/></text:p>
      <text:p text:style-name="P1"><text:span text:style-name="T75"><text:tab/><text:tab/><text:tab/><text:tab/><text:tab/><text:tab/><text:tab/><text:tab/><text:tab/>// Support: Promises/A+ section 2.3.1</text:span></text:p>
      <text:p text:style-name="P1"><text:span text:style-name="T75"><text:tab/><text:tab/><text:tab/><text:tab/><text:tab/><text:tab/><text:tab/><text:tab/><text:tab/>//<text:s/></text:span><text:a xlink:href="https://promisesaplus.com/#point-48"><text:span text:style-name="T76">https://promisesaplus.com/#point-48</text:span></text:a><text:span text:style-name="T77"/></text:p>
      <text:p text:style-name="P1"><text:span text:style-name="T77"><text:tab/><text:tab/><text:tab/><text:tab/><text:tab/><text:tab/><text:tab/><text:tab/><text:tab/>if ( returned === deferred.promise() ) {</text:span></text:p>
      <text:p text:style-name="P1"><text:span text:style-name="T77"><text:tab/><text:tab/><text:tab/><text:tab/><text:tab/><text:tab/><text:tab/><text:tab/><text:tab/><text:tab/>throw new TypeError( "Thenable self-resolution" );</text:span></text:p>
      <text:p text:style-name="P1"><text:span text:style-name="T77"><text:tab/><text:tab/><text:tab/><text:tab/><text:tab/><text:tab/><text:tab/><text:tab/><text:tab/>}</text:span></text:p>
      <text:p text:style-name="P1"><text:span text:style-name="T77"/></text:p>
      <text:p text:style-name="P1"><text:span text:style-name="T77"><text:tab/><text:tab/><text:tab/><text:tab/><text:tab/><text:tab/><text:tab/><text:tab/><text:tab/>// Support: Promises/A+ sections 2.3.3.1, 3.5</text:span></text:p>
      <text:p text:style-name="P1"><text:span text:style-name="T77"><text:tab/><text:tab/><text:tab/><text:tab/><text:tab/><text:tab/><text:tab/><text:tab/><text:tab/>//<text:s/></text:span><text:a xlink:href="https://promisesaplus.com/#point-54"><text:span text:style-name="T78">https://promisesaplus.com/#point-54</text:span></text:a><text:span text:style-name="T79"/></text:p>
      <text:p text:style-name="P1"><text:span text:style-name="T79"><text:tab/><text:tab/><text:tab/><text:tab/><text:tab/><text:tab/><text:tab/><text:tab/><text:tab/>//<text:s/></text:span><text:a xlink:href="https://promisesaplus.com/#point-75"><text:span text:style-name="T80">https://promisesaplus.com/#point-75</text:span></text:a><text:span text:style-name="T81"/></text:p>
      <text:p text:style-name="P1"><text:span text:style-name="T81"><text:tab/><text:tab/><text:tab/><text:tab/><text:tab/><text:tab/><text:tab/><text:tab/><text:tab/>// Retrieve `then` only once</text:span></text:p>
      <text:p text:style-name="P1"><text:span text:style-name="T81"><text:tab/><text:tab/><text:tab/><text:tab/><text:tab/><text:tab/><text:tab/><text:tab/><text:tab/>then = returned &amp;&amp;</text:span></text:p>
      <text:p text:style-name="P1"><text:span text:style-name="T81"/></text:p>
      <text:p text:style-name="P1"><text:span text:style-name="T81"><text:tab/><text:tab/><text:tab/><text:tab/><text:tab/><text:tab/><text:tab/><text:tab/><text:tab/><text:tab/>// Support: Promises/A+ section 2.3.4</text:span></text:p>
      <text:p text:style-name="P1"><text:span text:style-name="T81"><text:tab/><text:tab/><text:tab/><text:tab/><text:tab/><text:tab/><text:tab/><text:tab/><text:tab/><text:tab/>//<text:s/></text:span><text:a xlink:href="https://promisesaplus.com/#point-64"><text:span text:style-name="T82">https://promisesaplus.com/#point-64</text:span></text:a><text:span text:style-name="T83"/></text:p>
      <text:p text:style-name="P1"><text:span text:style-name="T83"><text:tab/><text:tab/><text:tab/><text:tab/><text:tab/><text:tab/><text:tab/><text:tab/><text:tab/><text:tab/>// Only check objects and functions for thenability</text:span></text:p>
      <text:p text:style-name="P1"><text:span text:style-name="T83"><text:tab/><text:tab/><text:tab/><text:tab/><text:tab/><text:tab/><text:tab/><text:tab/><text:tab/><text:tab/>( typeof returned === "object" ||</text:span></text:p>
      <text:p text:style-name="P1"><text:span text:style-name="T83"><text:tab/><text:tab/><text:tab/><text:tab/><text:tab/><text:tab/><text:tab/><text:tab/><text:tab/><text:tab/><text:tab/>typeof returned === "function" ) &amp;&amp;</text:span></text:p>
      <text:p text:style-name="P1"><text:span text:style-name="T83"><text:tab/><text:tab/><text:tab/><text:tab/><text:tab/><text:tab/><text:tab/><text:tab/><text:tab/><text:tab/>returned.then;</text:span></text:p>
      <text:p text:style-name="P1"><text:span text:style-name="T83"/></text:p>
      <text:p text:style-name="P1"><text:span text:style-name="T83"><text:tab/><text:tab/><text:tab/><text:tab/><text:tab/><text:tab/><text:tab/><text:tab/><text:tab/>// Handle a returned thenable</text:span></text:p>
      <text:p text:style-name="P1"><text:span text:style-name="T83"><text:tab/><text:tab/><text:tab/><text:tab/><text:tab/><text:tab/><text:tab/><text:tab/><text:tab/>if ( isFunction( then ) ) {</text:span></text:p>
      <text:p text:style-name="P1"><text:span text:style-name="T83"/></text:p>
      <text:p text:style-name="P1"><text:span text:style-name="T83"><text:tab/><text:tab/><text:tab/><text:tab/><text:tab/><text:tab/><text:tab/><text:tab/><text:tab/><text:tab/>// Special processors (notify) just wait for resolution</text:span></text:p>
      <text:p text:style-name="P1"><text:span text:style-name="T83"><text:tab/><text:tab/><text:tab/><text:tab/><text:tab/><text:tab/><text:tab/><text:tab/><text:tab/><text:tab/>if ( special ) {</text:span></text:p>
      <text:p text:style-name="P1"><text:span text:style-name="T83"><text:tab/><text:tab/><text:tab/><text:tab/><text:tab/><text:tab/><text:tab/><text:tab/><text:tab/><text:tab/><text:tab/>then.call(</text:span></text:p>
      <text:p text:style-name="P1"><text:span text:style-name="T83"><text:tab/><text:tab/><text:tab/><text:tab/><text:tab/><text:tab/><text:tab/><text:tab/><text:tab/><text:tab/><text:tab/><text:tab/>returned,</text:span></text:p>
      <text:p text:style-name="P1"><text:span text:style-name="T83"><text:tab/><text:tab/><text:tab/><text:tab/><text:tab/><text:tab/><text:tab/><text:tab/><text:tab/><text:tab/><text:tab/><text:tab/>resolve( maxDepth, deferred, Identity, special ),</text:span></text:p>
      <text:p text:style-name="P1"><text:span text:style-name="T83"><text:tab/><text:tab/><text:tab/><text:tab/><text:tab/><text:tab/><text:tab/><text:tab/><text:tab/><text:tab/><text:tab/><text:tab/>resolve( maxDepth, deferred, Thrower, special )</text:span></text:p>
      <text:p text:style-name="P1"><text:span text:style-name="T83"><text:tab/><text:tab/><text:tab/><text:tab/><text:tab/><text:tab/><text:tab/><text:tab/><text:tab/><text:tab/><text:tab/>);</text:span></text:p>
      <text:p text:style-name="P1"><text:span text:style-name="T83"/></text:p>
      <text:p text:style-name="P1"><text:span text:style-name="T83"><text:tab/><text:tab/><text:tab/><text:tab/><text:tab/><text:tab/><text:tab/><text:tab/><text:tab/><text:tab/>// Normal processors (resolve) also hook into progress</text:span></text:p>
      <text:p text:style-name="P1"><text:span text:style-name="T83"><text:tab/><text:tab/><text:tab/><text:tab/><text:tab/><text:tab/><text:tab/><text:tab/><text:tab/><text:tab/>} else {</text:span></text:p>
      <text:p text:style-name="P1"><text:span text:style-name="T83"/></text:p>
      <text:p text:style-name="P1"><text:span text:style-name="T83"><text:tab/><text:tab/><text:tab/><text:tab/><text:tab/><text:tab/><text:tab/><text:tab/><text:tab/><text:tab/><text:tab/>// ...and disregard older resolution values</text:span></text:p>
      <text:p text:style-name="P1"><text:span text:style-name="T83"><text:tab/><text:tab/><text:tab/><text:tab/><text:tab/><text:tab/><text:tab/><text:tab/><text:tab/><text:tab/><text:tab/>maxDepth++;</text:span></text:p>
      <text:p text:style-name="P1"><text:span text:style-name="T83"/></text:p>
      <text:p text:style-name="P1"><text:span text:style-name="T83"><text:tab/><text:tab/><text:tab/><text:tab/><text:tab/><text:tab/><text:tab/><text:tab/><text:tab/><text:tab/><text:tab/>then.call(</text:span></text:p>
      <text:p text:style-name="P1"><text:span text:style-name="T83"><text:tab/><text:tab/><text:tab/><text:tab/><text:tab/><text:tab/><text:tab/><text:tab/><text:tab/><text:tab/><text:tab/><text:tab/>returned,</text:span></text:p>
      <text:p text:style-name="P1"><text:span text:style-name="T83"><text:tab/><text:tab/><text:tab/><text:tab/><text:tab/><text:tab/><text:tab/><text:tab/><text:tab/><text:tab/><text:tab/><text:tab/>resolve( maxDepth, deferred, Identity, special ),</text:span></text:p>
      <text:p text:style-name="P1"><text:span text:style-name="T83"><text:tab/><text:tab/><text:tab/><text:tab/><text:tab/><text:tab/><text:tab/><text:tab/><text:tab/><text:tab/><text:tab/><text:tab/>resolve( maxDepth, deferred, Thrower, special ),</text:span></text:p>
      <text:p text:style-name="P1"><text:span text:style-name="T83"><text:tab/><text:tab/><text:tab/><text:tab/><text:tab/><text:tab/><text:tab/><text:tab/><text:tab/><text:tab/><text:tab/><text:tab/>resolve( maxDepth, deferred, Identity,</text:span></text:p>
      <text:p text:style-name="P1"><text:span text:style-name="T83"><text:tab/><text:tab/><text:tab/><text:tab/><text:tab/><text:tab/><text:tab/><text:tab/><text:tab/><text:tab/><text:tab/><text:tab/><text:tab/>deferred.notifyWith )</text:span></text:p>
      <text:p text:style-name="P1"><text:span text:style-name="T83"><text:tab/><text:tab/><text:tab/><text:tab/><text:tab/><text:tab/><text:tab/><text:tab/><text:tab/><text:tab/><text:tab/>);</text:span></text:p>
      <text:p text:style-name="P1"><text:span text:style-name="T83"><text:tab/><text:tab/><text:tab/><text:tab/><text:tab/><text:tab/><text:tab/><text:tab/><text:tab/><text:tab/>}</text:span></text:p>
      <text:p text:style-name="P1"><text:span text:style-name="T83"/></text:p>
      <text:p text:style-name="P1"><text:span text:style-name="T83"><text:tab/><text:tab/><text:tab/><text:tab/><text:tab/><text:tab/><text:tab/><text:tab/><text:tab/>// Handle all other returned values</text:span></text:p>
      <text:p text:style-name="P1"><text:span text:style-name="T83"><text:tab/><text:tab/><text:tab/><text:tab/><text:tab/><text:tab/><text:tab/><text:tab/><text:tab/>} else {</text:span></text:p>
      <text:p text:style-name="P1"><text:span text:style-name="T83"/></text:p>
      <text:p text:style-name="P1"><text:span text:style-name="T83"><text:tab/><text:tab/><text:tab/><text:tab/><text:tab/><text:tab/><text:tab/><text:tab/><text:tab/><text:tab/>// Only substitute handlers pass on context</text:span></text:p>
      <text:p text:style-name="P1"><text:span text:style-name="T83"><text:tab/><text:tab/><text:tab/><text:tab/><text:tab/><text:tab/><text:tab/><text:tab/><text:tab/><text:tab/>// and multiple values (non-spec behavior)</text:span></text:p>
      <text:p text:style-name="P1"><text:span text:style-name="T83"><text:tab/><text:tab/><text:tab/><text:tab/><text:tab/><text:tab/><text:tab/><text:tab/><text:tab/><text:tab/>if ( handler !== Identity ) {</text:span></text:p>
      <text:p text:style-name="P1"><text:span text:style-name="T83"><text:tab/><text:tab/><text:tab/><text:tab/><text:tab/><text:tab/><text:tab/><text:tab/><text:tab/><text:tab/><text:tab/>that = undefined;</text:span></text:p>
      <text:p text:style-name="P1"><text:span text:style-name="T83"><text:tab/><text:tab/><text:tab/><text:tab/><text:tab/><text:tab/><text:tab/><text:tab/><text:tab/><text:tab/><text:tab/>args = [ returned ];</text:span></text:p>
      <text:p text:style-name="P1"><text:span text:style-name="T83"><text:tab/><text:tab/><text:tab/><text:tab/><text:tab/><text:tab/><text:tab/><text:tab/><text:tab/><text:tab/>}</text:span></text:p>
      <text:p text:style-name="P1"><text:span text:style-name="T83"/></text:p>
      <text:p text:style-name="P1"><text:span text:style-name="T83"><text:tab/><text:tab/><text:tab/><text:tab/><text:tab/><text:tab/><text:tab/><text:tab/><text:tab/><text:tab/>// Process the value(s)</text:span></text:p>
      <text:p text:style-name="P1"><text:span text:style-name="T83"><text:tab/><text:tab/><text:tab/><text:tab/><text:tab/><text:tab/><text:tab/><text:tab/><text:tab/><text:tab/>// Default process is resolve</text:span></text:p>
      <text:p text:style-name="P1"><text:span text:style-name="T83"><text:tab/><text:tab/><text:tab/><text:tab/><text:tab/><text:tab/><text:tab/><text:tab/><text:tab/><text:tab/>( special || deferred.resolveWith )( that, args );</text:span></text:p>
      <text:p text:style-name="P1"><text:span text:style-name="T83"><text:tab/><text:tab/><text:tab/><text:tab/><text:tab/><text:tab/><text:tab/><text:tab/><text:tab/>}</text:span></text:p>
      <text:p text:style-name="P1"><text:span text:style-name="T83"><text:tab/><text:tab/><text:tab/><text:tab/><text:tab/><text:tab/><text:tab/><text:tab/>},</text:span></text:p>
      <text:p text:style-name="P1"><text:span text:style-name="T83"/></text:p>
      <text:p text:style-name="P1"><text:span text:style-name="T83"><text:tab/><text:tab/><text:tab/><text:tab/><text:tab/><text:tab/><text:tab/><text:tab/>// Only normal processors (resolve) catch and reject exceptions</text:span></text:p>
      <text:p text:style-name="P1"><text:span text:style-name="T83"><text:tab/><text:tab/><text:tab/><text:tab/><text:tab/><text:tab/><text:tab/><text:tab/>process = special ?</text:span></text:p>
      <text:p text:style-name="P1"><text:span text:style-name="T83"><text:tab/><text:tab/><text:tab/><text:tab/><text:tab/><text:tab/><text:tab/><text:tab/><text:tab/>mightThrow :</text:span></text:p>
      <text:p text:style-name="P1"><text:span text:style-name="T83"><text:tab/><text:tab/><text:tab/><text:tab/><text:tab/><text:tab/><text:tab/><text:tab/><text:tab/>function() {</text:span></text:p>
      <text:p text:style-name="P1"><text:span text:style-name="T83"><text:tab/><text:tab/><text:tab/><text:tab/><text:tab/><text:tab/><text:tab/><text:tab/><text:tab/><text:tab/>try {</text:span></text:p>
      <text:p text:style-name="P1"><text:span text:style-name="T83"><text:tab/><text:tab/><text:tab/><text:tab/><text:tab/><text:tab/><text:tab/><text:tab/><text:tab/><text:tab/><text:tab/>mightThrow();</text:span></text:p>
      <text:p text:style-name="P1"><text:span text:style-name="T83"><text:tab/><text:tab/><text:tab/><text:tab/><text:tab/><text:tab/><text:tab/><text:tab/><text:tab/><text:tab/>} catch ( e ) {</text:span></text:p>
      <text:p text:style-name="P1"><text:span text:style-name="T83"/></text:p>
      <text:p text:style-name="P1"><text:span text:style-name="T83"><text:tab/><text:tab/><text:tab/><text:tab/><text:tab/><text:tab/><text:tab/><text:tab/><text:tab/><text:tab/><text:tab/>if ( jQuery.Deferred.exceptionHook ) {</text:span></text:p>
      <text:p text:style-name="P1"><text:span text:style-name="T83"><text:tab/><text:tab/><text:tab/><text:tab/><text:tab/><text:tab/><text:tab/><text:tab/><text:tab/><text:tab/><text:tab/><text:tab/>jQuery.Deferred.exceptionHook( e,</text:span></text:p>
      <text:p text:style-name="P1"><text:span text:style-name="T83"><text:tab/><text:tab/><text:tab/><text:tab/><text:tab/><text:tab/><text:tab/><text:tab/><text:tab/><text:tab/><text:tab/><text:tab/><text:tab/>process.stackTrace );</text:span></text:p>
      <text:p text:style-name="P1"><text:span text:style-name="T83"><text:tab/><text:tab/><text:tab/><text:tab/><text:tab/><text:tab/><text:tab/><text:tab/><text:tab/><text:tab/><text:tab/>}</text:span></text:p>
      <text:p text:style-name="P1"><text:span text:style-name="T83"/></text:p>
      <text:p text:style-name="P1"><text:span text:style-name="T83"><text:tab/><text:tab/><text:tab/><text:tab/><text:tab/><text:tab/><text:tab/><text:tab/><text:tab/><text:tab/><text:tab/>// Support: Promises/A+ section 2.3.3.3.4.1</text:span></text:p>
      <text:p text:style-name="P1"><text:span text:style-name="T83"><text:tab/><text:tab/><text:tab/><text:tab/><text:tab/><text:tab/><text:tab/><text:tab/><text:tab/><text:tab/><text:tab/>//<text:s/></text:span><text:a xlink:href="https://promisesaplus.com/#point-61"><text:span text:style-name="T84">https://promisesaplus.com/#point-61</text:span></text:a><text:span text:style-name="T85"/></text:p>
      <text:p text:style-name="P1"><text:span text:style-name="T85"><text:tab/><text:tab/><text:tab/><text:tab/><text:tab/><text:tab/><text:tab/><text:tab/><text:tab/><text:tab/><text:tab/>// Ignore post-resolution exceptions</text:span></text:p>
      <text:p text:style-name="P1"><text:span text:style-name="T85"><text:tab/><text:tab/><text:tab/><text:tab/><text:tab/><text:tab/><text:tab/><text:tab/><text:tab/><text:tab/><text:tab/>if ( depth + 1 &gt;= maxDepth ) {</text:span></text:p>
      <text:p text:style-name="P1"><text:span text:style-name="T85"/></text:p>
      <text:p text:style-name="P1"><text:span text:style-name="T85"><text:tab/><text:tab/><text:tab/><text:tab/><text:tab/><text:tab/><text:tab/><text:tab/><text:tab/><text:tab/><text:tab/><text:tab/>// Only substitute handlers pass on context</text:span></text:p>
      <text:p text:style-name="P1"><text:span text:style-name="T85"><text:tab/><text:tab/><text:tab/><text:tab/><text:tab/><text:tab/><text:tab/><text:tab/><text:tab/><text:tab/><text:tab/><text:tab/>// and multiple values (non-spec behavior)</text:span></text:p>
      <text:p text:style-name="P1"><text:span text:style-name="T85"><text:tab/><text:tab/><text:tab/><text:tab/><text:tab/><text:tab/><text:tab/><text:tab/><text:tab/><text:tab/><text:tab/><text:tab/>if ( handler !== Thrower ) {</text:span></text:p>
      <text:p text:style-name="P1"><text:span text:style-name="T85"><text:tab/><text:tab/><text:tab/><text:tab/><text:tab/><text:tab/><text:tab/><text:tab/><text:tab/><text:tab/><text:tab/><text:tab/><text:tab/>that = undefined;</text:span></text:p>
      <text:p text:style-name="P1"><text:span text:style-name="T85"><text:tab/><text:tab/><text:tab/><text:tab/><text:tab/><text:tab/><text:tab/><text:tab/><text:tab/><text:tab/><text:tab/><text:tab/><text:tab/>args = [ e ];</text:span></text:p>
      <text:p text:style-name="P1"><text:span text:style-name="T85"><text:tab/><text:tab/><text:tab/><text:tab/><text:tab/><text:tab/><text:tab/><text:tab/><text:tab/><text:tab/><text:tab/><text:tab/>}</text:span></text:p>
      <text:p text:style-name="P1"><text:span text:style-name="T85"/></text:p>
      <text:p text:style-name="P1"><text:span text:style-name="T85"><text:tab/><text:tab/><text:tab/><text:tab/><text:tab/><text:tab/><text:tab/><text:tab/><text:tab/><text:tab/><text:tab/><text:tab/>deferred.rejectWith( that, args );</text:span></text:p>
      <text:p text:style-name="P1"><text:span text:style-name="T85"><text:tab/><text:tab/><text:tab/><text:tab/><text:tab/><text:tab/><text:tab/><text:tab/><text:tab/><text:tab/><text:tab/>}</text:span></text:p>
      <text:p text:style-name="P1"><text:span text:style-name="T85"><text:tab/><text:tab/><text:tab/><text:tab/><text:tab/><text:tab/><text:tab/><text:tab/><text:tab/><text:tab/>}</text:span></text:p>
      <text:p text:style-name="P1"><text:span text:style-name="T85"><text:tab/><text:tab/><text:tab/><text:tab/><text:tab/><text:tab/><text:tab/><text:tab/><text:tab/>};</text:span></text:p>
      <text:p text:style-name="P1"><text:span text:style-name="T85"/></text:p>
      <text:p text:style-name="P1"><text:span text:style-name="T85"><text:tab/><text:tab/><text:tab/><text:tab/><text:tab/><text:tab/><text:tab/>// Support: Promises/A+ section 2.3.3.3.1</text:span></text:p>
      <text:p text:style-name="P1"><text:span text:style-name="T85"><text:tab/><text:tab/><text:tab/><text:tab/><text:tab/><text:tab/><text:tab/>//<text:s/></text:span><text:a xlink:href="https://promisesaplus.com/#point-57"><text:span text:style-name="T86">https://promisesaplus.com/#point-57</text:span></text:a><text:span text:style-name="T87"/></text:p>
      <text:p text:style-name="P1"><text:span text:style-name="T87"><text:tab/><text:tab/><text:tab/><text:tab/><text:tab/><text:tab/><text:tab/>// Re-resolve promises immediately to dodge false rejection from</text:span></text:p>
      <text:p text:style-name="P1"><text:span text:style-name="T87"><text:tab/><text:tab/><text:tab/><text:tab/><text:tab/><text:tab/><text:tab/>// subsequent errors</text:span></text:p>
      <text:p text:style-name="P1"><text:span text:style-name="T87"><text:tab/><text:tab/><text:tab/><text:tab/><text:tab/><text:tab/><text:tab/>if ( depth ) {</text:span></text:p>
      <text:p text:style-name="P1"><text:span text:style-name="T87"><text:tab/><text:tab/><text:tab/><text:tab/><text:tab/><text:tab/><text:tab/><text:tab/>process();</text:span></text:p>
      <text:p text:style-name="P1"><text:span text:style-name="T87"><text:tab/><text:tab/><text:tab/><text:tab/><text:tab/><text:tab/><text:tab/>} else {</text:span></text:p>
      <text:p text:style-name="P1"><text:span text:style-name="T87"/></text:p>
      <text:p text:style-name="P1"><text:span text:style-name="T87"><text:tab/><text:tab/><text:tab/><text:tab/><text:tab/><text:tab/><text:tab/><text:tab/>// Call an optional hook to record the stack, in case of exception</text:span></text:p>
      <text:p text:style-name="P1"><text:span text:style-name="T87"><text:tab/><text:tab/><text:tab/><text:tab/><text:tab/><text:tab/><text:tab/><text:tab/>// since it's otherwise lost when execution goes async</text:span></text:p>
      <text:p text:style-name="P1"><text:span text:style-name="T87"><text:tab/><text:tab/><text:tab/><text:tab/><text:tab/><text:tab/><text:tab/><text:tab/>if ( jQuery.Deferred.getStackHook ) {</text:span></text:p>
      <text:p text:style-name="P1"><text:span text:style-name="T87"><text:tab/><text:tab/><text:tab/><text:tab/><text:tab/><text:tab/><text:tab/><text:tab/><text:tab/>process.stackTrace = jQuery.Deferred.getStackHook();</text:span></text:p>
      <text:p text:style-name="P1"><text:span text:style-name="T87"><text:tab/><text:tab/><text:tab/><text:tab/><text:tab/><text:tab/><text:tab/><text:tab/>}</text:span></text:p>
      <text:p text:style-name="P1"><text:span text:style-name="T87"><text:tab/><text:tab/><text:tab/><text:tab/><text:tab/><text:tab/><text:tab/><text:tab/>window.setTimeout( process );</text:span></text:p>
      <text:p text:style-name="P1"><text:span text:style-name="T87"><text:tab/><text:tab/><text:tab/><text:tab/><text:tab/><text:tab/><text:tab/>}</text:span></text:p>
      <text:p text:style-name="P1"><text:span text:style-name="T87"><text:tab/><text:tab/><text:tab/><text:tab/><text:tab/><text:tab/>};</text:span></text:p>
      <text:p text:style-name="P1"><text:span text:style-name="T87"><text:tab/><text:tab/><text:tab/><text:tab/><text:tab/>}</text:span></text:p>
      <text:p text:style-name="P1"><text:span text:style-name="T87"/></text:p>
      <text:p text:style-name="P1"><text:span text:style-name="T87"><text:tab/><text:tab/><text:tab/><text:tab/><text:tab/>return jQuery.Deferred( function( newDefer ) {</text:span></text:p>
      <text:p text:style-name="P1"><text:span text:style-name="T87"/></text:p>
      <text:p text:style-name="P1"><text:span text:style-name="T87"><text:tab/><text:tab/><text:tab/><text:tab/><text:tab/><text:tab/>// progress_handlers.add( ... )</text:span></text:p>
      <text:p text:style-name="P1"><text:span text:style-name="T87"><text:tab/><text:tab/><text:tab/><text:tab/><text:tab/><text:tab/>tuples[ 0 ][ 3 ].add(</text:span></text:p>
      <text:p text:style-name="P1"><text:span text:style-name="T87"><text:tab/><text:tab/><text:tab/><text:tab/><text:tab/><text:tab/><text:tab/>resolve(</text:span></text:p>
      <text:p text:style-name="P1"><text:span text:style-name="T87"><text:tab/><text:tab/><text:tab/><text:tab/><text:tab/><text:tab/><text:tab/><text:tab/>0,</text:span></text:p>
      <text:p text:style-name="P1"><text:span text:style-name="T87"><text:tab/><text:tab/><text:tab/><text:tab/><text:tab/><text:tab/><text:tab/><text:tab/>newDefer,</text:span></text:p>
      <text:p text:style-name="P1"><text:span text:style-name="T87"><text:tab/><text:tab/><text:tab/><text:tab/><text:tab/><text:tab/><text:tab/><text:tab/>isFunction( onProgress ) ?</text:span></text:p>
      <text:p text:style-name="P1"><text:span text:style-name="T87"><text:tab/><text:tab/><text:tab/><text:tab/><text:tab/><text:tab/><text:tab/><text:tab/><text:tab/>onProgress :</text:span></text:p>
      <text:p text:style-name="P1"><text:span text:style-name="T87"><text:tab/><text:tab/><text:tab/><text:tab/><text:tab/><text:tab/><text:tab/><text:tab/><text:tab/>Identity,</text:span></text:p>
      <text:p text:style-name="P1"><text:span text:style-name="T87"><text:tab/><text:tab/><text:tab/><text:tab/><text:tab/><text:tab/><text:tab/><text:tab/>newDefer.notifyWith</text:span></text:p>
      <text:p text:style-name="P1"><text:span text:style-name="T87"><text:tab/><text:tab/><text:tab/><text:tab/><text:tab/><text:tab/><text:tab/>)</text:span></text:p>
      <text:p text:style-name="P1"><text:span text:style-name="T87"><text:tab/><text:tab/><text:tab/><text:tab/><text:tab/><text:tab/>);</text:span></text:p>
      <text:p text:style-name="P1"><text:span text:style-name="T87"/></text:p>
      <text:p text:style-name="P1"><text:span text:style-name="T87"><text:tab/><text:tab/><text:tab/><text:tab/><text:tab/><text:tab/>// fulfilled_handlers.add( ... )</text:span></text:p>
      <text:p text:style-name="P1"><text:span text:style-name="T87"><text:tab/><text:tab/><text:tab/><text:tab/><text:tab/><text:tab/>tuples[ 1 ][ 3 ].add(</text:span></text:p>
      <text:p text:style-name="P1"><text:span text:style-name="T87"><text:tab/><text:tab/><text:tab/><text:tab/><text:tab/><text:tab/><text:tab/>resolve(</text:span></text:p>
      <text:p text:style-name="P1"><text:span text:style-name="T87"><text:tab/><text:tab/><text:tab/><text:tab/><text:tab/><text:tab/><text:tab/><text:tab/>0,</text:span></text:p>
      <text:p text:style-name="P1"><text:span text:style-name="T87"><text:tab/><text:tab/><text:tab/><text:tab/><text:tab/><text:tab/><text:tab/><text:tab/>newDefer,</text:span></text:p>
      <text:p text:style-name="P1"><text:span text:style-name="T87"><text:tab/><text:tab/><text:tab/><text:tab/><text:tab/><text:tab/><text:tab/><text:tab/>isFunction( onFulfilled ) ?</text:span></text:p>
      <text:p text:style-name="P1"><text:span text:style-name="T87"><text:tab/><text:tab/><text:tab/><text:tab/><text:tab/><text:tab/><text:tab/><text:tab/><text:tab/>onFulfilled :</text:span></text:p>
      <text:p text:style-name="P1"><text:span text:style-name="T87"><text:tab/><text:tab/><text:tab/><text:tab/><text:tab/><text:tab/><text:tab/><text:tab/><text:tab/>Identity</text:span></text:p>
      <text:p text:style-name="P1"><text:span text:style-name="T87"><text:tab/><text:tab/><text:tab/><text:tab/><text:tab/><text:tab/><text:tab/>)</text:span></text:p>
      <text:p text:style-name="P1"><text:span text:style-name="T87"><text:tab/><text:tab/><text:tab/><text:tab/><text:tab/><text:tab/>);</text:span></text:p>
      <text:p text:style-name="P1"><text:span text:style-name="T87"/></text:p>
      <text:p text:style-name="P1"><text:span text:style-name="T87"><text:tab/><text:tab/><text:tab/><text:tab/><text:tab/><text:tab/>// rejected_handlers.add( ... )</text:span></text:p>
      <text:p text:style-name="P1"><text:span text:style-name="T87"><text:tab/><text:tab/><text:tab/><text:tab/><text:tab/><text:tab/>tuples[ 2 ][ 3 ].add(</text:span></text:p>
      <text:p text:style-name="P1"><text:span text:style-name="T87"><text:tab/><text:tab/><text:tab/><text:tab/><text:tab/><text:tab/><text:tab/>resolve(</text:span></text:p>
      <text:p text:style-name="P1"><text:span text:style-name="T87"><text:tab/><text:tab/><text:tab/><text:tab/><text:tab/><text:tab/><text:tab/><text:tab/>0,</text:span></text:p>
      <text:p text:style-name="P1"><text:span text:style-name="T87"><text:tab/><text:tab/><text:tab/><text:tab/><text:tab/><text:tab/><text:tab/><text:tab/>newDefer,</text:span></text:p>
      <text:p text:style-name="P1"><text:span text:style-name="T87"><text:tab/><text:tab/><text:tab/><text:tab/><text:tab/><text:tab/><text:tab/><text:tab/>isFunction( onRejected ) ?</text:span></text:p>
      <text:p text:style-name="P1"><text:span text:style-name="T87"><text:tab/><text:tab/><text:tab/><text:tab/><text:tab/><text:tab/><text:tab/><text:tab/><text:tab/>onRejected :</text:span></text:p>
      <text:p text:style-name="P1"><text:span text:style-name="T87"><text:tab/><text:tab/><text:tab/><text:tab/><text:tab/><text:tab/><text:tab/><text:tab/><text:tab/>Thrower</text:span></text:p>
      <text:p text:style-name="P1"><text:span text:style-name="T87"><text:tab/><text:tab/><text:tab/><text:tab/><text:tab/><text:tab/><text:tab/>)</text:span></text:p>
      <text:p text:style-name="P1"><text:span text:style-name="T87"><text:tab/><text:tab/><text:tab/><text:tab/><text:tab/><text:tab/>);</text:span></text:p>
      <text:p text:style-name="P1"><text:span text:style-name="T87"><text:tab/><text:tab/><text:tab/><text:tab/><text:tab/>} ).promise();</text:span></text:p>
      <text:p text:style-name="P1"><text:span text:style-name="T87"><text:tab/><text:tab/><text:tab/><text:tab/>},</text:span></text:p>
      <text:p text:style-name="P1"><text:span text:style-name="T87"/></text:p>
      <text:p text:style-name="P1"><text:span text:style-name="T87"><text:tab/><text:tab/><text:tab/><text:tab/>// Get a promise for this deferred</text:span></text:p>
      <text:p text:style-name="P1"><text:span text:style-name="T87"><text:tab/><text:tab/><text:tab/><text:tab/>// If obj is provided, the promise aspect is added to the object</text:span></text:p>
      <text:p text:style-name="P1"><text:span text:style-name="T87"><text:tab/><text:tab/><text:tab/><text:tab/>promise: function( obj ) {</text:span></text:p>
      <text:p text:style-name="P1"><text:span text:style-name="T87"><text:tab/><text:tab/><text:tab/><text:tab/><text:tab/>return obj != null ? jQuery.extend( obj, promise ) : promise;</text:span></text:p>
      <text:p text:style-name="P1"><text:span text:style-name="T87"><text:tab/><text:tab/><text:tab/><text:tab/>}</text:span></text:p>
      <text:p text:style-name="P1"><text:span text:style-name="T87"><text:tab/><text:tab/><text:tab/>},</text:span></text:p>
      <text:p text:style-name="P1"><text:span text:style-name="T87"><text:tab/><text:tab/><text:tab/>deferred = {};</text:span></text:p>
      <text:p text:style-name="P1"><text:span text:style-name="T87"/></text:p>
      <text:p text:style-name="P1"><text:span text:style-name="T87"><text:tab/><text:tab/>// Add list-specific methods</text:span></text:p>
      <text:p text:style-name="P1"><text:span text:style-name="T87"><text:tab/><text:tab/>jQuery.each( tuples, function( i, tuple ) {</text:span></text:p>
      <text:p text:style-name="P1"><text:span text:style-name="T87"><text:tab/><text:tab/><text:tab/>var list = tuple[ 2 ],</text:span></text:p>
      <text:p text:style-name="P1"><text:span text:style-name="T87"><text:tab/><text:tab/><text:tab/><text:tab/>stateString = tuple[ 5 ];</text:span></text:p>
      <text:p text:style-name="P1"><text:span text:style-name="T87"/></text:p>
      <text:p text:style-name="P1"><text:span text:style-name="T87"><text:tab/><text:tab/><text:tab/>// promise.progress = list.add</text:span></text:p>
      <text:p text:style-name="P1"><text:span text:style-name="T87"><text:tab/><text:tab/><text:tab/>// promise.done = list.add</text:span></text:p>
      <text:p text:style-name="P1"><text:span text:style-name="T87"><text:tab/><text:tab/><text:tab/>// promise.fail = list.add</text:span></text:p>
      <text:p text:style-name="P1"><text:span text:style-name="T87"><text:tab/><text:tab/><text:tab/>promise[ tuple[ 1 ] ] = list.add;</text:span></text:p>
      <text:p text:style-name="P1"><text:span text:style-name="T87"/></text:p>
      <text:p text:style-name="P1"><text:span text:style-name="T87"><text:tab/><text:tab/><text:tab/>// Handle state</text:span></text:p>
      <text:p text:style-name="P1"><text:span text:style-name="T87"><text:tab/><text:tab/><text:tab/>if ( stateString ) {</text:span></text:p>
      <text:p text:style-name="P1"><text:span text:style-name="T87"><text:tab/><text:tab/><text:tab/><text:tab/>list.add(</text:span></text:p>
      <text:p text:style-name="P1"><text:span text:style-name="T87"><text:tab/><text:tab/><text:tab/><text:tab/><text:tab/>function() {</text:span></text:p>
      <text:p text:style-name="P1"><text:span text:style-name="T87"/></text:p>
      <text:p text:style-name="P1"><text:span text:style-name="T87"><text:tab/><text:tab/><text:tab/><text:tab/><text:tab/><text:tab/>// state = "resolved" (i.e., fulfilled)</text:span></text:p>
      <text:p text:style-name="P1"><text:span text:style-name="T87"><text:tab/><text:tab/><text:tab/><text:tab/><text:tab/><text:tab/>// state = "rejected"</text:span></text:p>
      <text:p text:style-name="P1"><text:span text:style-name="T87"><text:tab/><text:tab/><text:tab/><text:tab/><text:tab/><text:tab/>state = stateString;</text:span></text:p>
      <text:p text:style-name="P1"><text:span text:style-name="T87"><text:tab/><text:tab/><text:tab/><text:tab/><text:tab/>},</text:span></text:p>
      <text:p text:style-name="P1"><text:span text:style-name="T87"/></text:p>
      <text:p text:style-name="P1"><text:span text:style-name="T87"><text:tab/><text:tab/><text:tab/><text:tab/><text:tab/>// rejected_callbacks.disable</text:span></text:p>
      <text:p text:style-name="P1"><text:span text:style-name="T87"><text:tab/><text:tab/><text:tab/><text:tab/><text:tab/>// fulfilled_callbacks.disable</text:span></text:p>
      <text:p text:style-name="P1"><text:span text:style-name="T87"><text:tab/><text:tab/><text:tab/><text:tab/><text:tab/>tuples[ 3 - i ][ 2 ].disable,</text:span></text:p>
      <text:p text:style-name="P1"><text:span text:style-name="T87"/></text:p>
      <text:p text:style-name="P1"><text:span text:style-name="T87"><text:tab/><text:tab/><text:tab/><text:tab/><text:tab/>// rejected_handlers.disable</text:span></text:p>
      <text:p text:style-name="P1"><text:span text:style-name="T87"><text:tab/><text:tab/><text:tab/><text:tab/><text:tab/>// fulfilled_handlers.disable</text:span></text:p>
      <text:p text:style-name="P1"><text:span text:style-name="T87"><text:tab/><text:tab/><text:tab/><text:tab/><text:tab/>tuples[ 3 - i ][ 3 ].disable,</text:span></text:p>
      <text:p text:style-name="P1"><text:span text:style-name="T87"/></text:p>
      <text:p text:style-name="P1"><text:span text:style-name="T87"><text:tab/><text:tab/><text:tab/><text:tab/><text:tab/>// progress_callbacks.lock</text:span></text:p>
      <text:p text:style-name="P1"><text:span text:style-name="T87"><text:tab/><text:tab/><text:tab/><text:tab/><text:tab/>tuples[ 0 ][ 2 ].lock,</text:span></text:p>
      <text:p text:style-name="P1"><text:span text:style-name="T87"/></text:p>
      <text:p text:style-name="P1"><text:span text:style-name="T87"><text:tab/><text:tab/><text:tab/><text:tab/><text:tab/>// progress_handlers.lock</text:span></text:p>
      <text:p text:style-name="P1"><text:span text:style-name="T87"><text:tab/><text:tab/><text:tab/><text:tab/><text:tab/>tuples[ 0 ][ 3 ].lock</text:span></text:p>
      <text:p text:style-name="P1"><text:span text:style-name="T87"><text:tab/><text:tab/><text:tab/><text:tab/>);</text:span></text:p>
      <text:p text:style-name="P1"><text:span text:style-name="T87"><text:tab/><text:tab/><text:tab/>}</text:span></text:p>
      <text:p text:style-name="P1"><text:span text:style-name="T87"/></text:p>
      <text:p text:style-name="P1"><text:span text:style-name="T87"><text:tab/><text:tab/><text:tab/>// progress_handlers.fire</text:span></text:p>
      <text:p text:style-name="P1"><text:span text:style-name="T87"><text:tab/><text:tab/><text:tab/>// fulfilled_handlers.fire</text:span></text:p>
      <text:p text:style-name="P1"><text:span text:style-name="T87"><text:tab/><text:tab/><text:tab/>// rejected_handlers.fire</text:span></text:p>
      <text:p text:style-name="P1"><text:span text:style-name="T87"><text:tab/><text:tab/><text:tab/>list.add( tuple[ 3 ].fire );</text:span></text:p>
      <text:p text:style-name="P1"><text:span text:style-name="T87"/></text:p>
      <text:p text:style-name="P1"><text:span text:style-name="T87"><text:tab/><text:tab/><text:tab/>// deferred.notify = function() { deferred.notifyWith(...) }</text:span></text:p>
      <text:p text:style-name="P1"><text:span text:style-name="T87"><text:tab/><text:tab/><text:tab/>// deferred.resolve = function() { deferred.resolveWith(...) }</text:span></text:p>
      <text:p text:style-name="P1"><text:span text:style-name="T87"><text:tab/><text:tab/><text:tab/>// deferred.reject = function() { deferred.rejectWith(...) }</text:span></text:p>
      <text:p text:style-name="P1"><text:span text:style-name="T87"><text:tab/><text:tab/><text:tab/>deferred[ tuple[ 0 ] ] = function() {</text:span></text:p>
      <text:p text:style-name="P1"><text:span text:style-name="T87"><text:tab/><text:tab/><text:tab/><text:tab/>deferred[ tuple[ 0 ] + "With" ]( this === deferred ? undefined : this, arguments );</text:span></text:p>
      <text:p text:style-name="P1"><text:span text:style-name="T87"><text:tab/><text:tab/><text:tab/><text:tab/>return this;</text:span></text:p>
      <text:p text:style-name="P1"><text:span text:style-name="T87"><text:tab/><text:tab/><text:tab/>};</text:span></text:p>
      <text:p text:style-name="P1"><text:span text:style-name="T87"/></text:p>
      <text:p text:style-name="P1"><text:span text:style-name="T87"><text:tab/><text:tab/><text:tab/>// deferred.notifyWith = list.fireWith</text:span></text:p>
      <text:p text:style-name="P1"><text:span text:style-name="T87"><text:tab/><text:tab/><text:tab/>// deferred.resolveWith = list.fireWith</text:span></text:p>
      <text:p text:style-name="P1"><text:span text:style-name="T87"><text:tab/><text:tab/><text:tab/>// deferred.rejectWith = list.fireWith</text:span></text:p>
      <text:p text:style-name="P1"><text:span text:style-name="T87"><text:tab/><text:tab/><text:tab/>deferred[ tuple[ 0 ] + "With" ] = list.fireWith;</text:span></text:p>
      <text:p text:style-name="P1"><text:span text:style-name="T87"><text:tab/><text:tab/>} );</text:span></text:p>
      <text:p text:style-name="P1"><text:span text:style-name="T87"/></text:p>
      <text:p text:style-name="P1"><text:span text:style-name="T87"><text:tab/><text:tab/>// Make the deferred a promise</text:span></text:p>
      <text:p text:style-name="P1"><text:span text:style-name="T87"><text:tab/><text:tab/>promise.promise( deferred );</text:span></text:p>
      <text:p text:style-name="P1"><text:span text:style-name="T87"/></text:p>
      <text:p text:style-name="P1"><text:span text:style-name="T87"><text:tab/><text:tab/>// Call given func if any</text:span></text:p>
      <text:p text:style-name="P1"><text:span text:style-name="T87"><text:tab/><text:tab/>if ( func ) {</text:span></text:p>
      <text:p text:style-name="P1"><text:span text:style-name="T87"><text:tab/><text:tab/><text:tab/>func.call( deferred, deferred );</text:span></text:p>
      <text:p text:style-name="P1"><text:span text:style-name="T87"><text:tab/><text:tab/>}</text:span></text:p>
      <text:p text:style-name="P1"><text:span text:style-name="T87"/></text:p>
      <text:p text:style-name="P1"><text:span text:style-name="T87"><text:tab/><text:tab/>// All done!</text:span></text:p>
      <text:p text:style-name="P1"><text:span text:style-name="T87"><text:tab/><text:tab/>return deferred;</text:span></text:p>
      <text:p text:style-name="P1"><text:span text:style-name="T87"><text:tab/>},</text:span></text:p>
      <text:p text:style-name="P1"><text:span text:style-name="T87"/></text:p>
      <text:p text:style-name="P1"><text:span text:style-name="T87"><text:tab/>// Deferred helper</text:span></text:p>
      <text:p text:style-name="P1"><text:span text:style-name="T87"><text:tab/>when: function( singleValue ) {</text:span></text:p>
      <text:p text:style-name="P1"><text:span text:style-name="T87"><text:tab/><text:tab/>var</text:span></text:p>
      <text:p text:style-name="P1"><text:span text:style-name="T87"/></text:p>
      <text:p text:style-name="P1"><text:span text:style-name="T87"><text:tab/><text:tab/><text:tab/>// count of uncompleted subordinates</text:span></text:p>
      <text:p text:style-name="P1"><text:span text:style-name="T87"><text:tab/><text:tab/><text:tab/>remaining = arguments.length,</text:span></text:p>
      <text:p text:style-name="P1"><text:span text:style-name="T87"/></text:p>
      <text:p text:style-name="P1"><text:span text:style-name="T87"><text:tab/><text:tab/><text:tab/>// count of unprocessed arguments</text:span></text:p>
      <text:p text:style-name="P1"><text:span text:style-name="T87"><text:tab/><text:tab/><text:tab/>i = remaining,</text:span></text:p>
      <text:p text:style-name="P1"><text:span text:style-name="T87"/></text:p>
      <text:p text:style-name="P1"><text:span text:style-name="T87"><text:tab/><text:tab/><text:tab/>// subordinate fulfillment data</text:span></text:p>
      <text:p text:style-name="P1"><text:span text:style-name="T87"><text:tab/><text:tab/><text:tab/>resolveContexts = Array( i ),</text:span></text:p>
      <text:p text:style-name="P1"><text:span text:style-name="T87"><text:tab/><text:tab/><text:tab/>resolveValues = slice.call( arguments ),</text:span></text:p>
      <text:p text:style-name="P1"><text:span text:style-name="T87"/></text:p>
      <text:p text:style-name="P1"><text:span text:style-name="T87"><text:tab/><text:tab/><text:tab/>// the master Deferred</text:span></text:p>
      <text:p text:style-name="P1"><text:span text:style-name="T87"><text:tab/><text:tab/><text:tab/>master = jQuery.Deferred(),</text:span></text:p>
      <text:p text:style-name="P1"><text:span text:style-name="T87"/></text:p>
      <text:p text:style-name="P1"><text:span text:style-name="T87"><text:tab/><text:tab/><text:tab/>// subordinate callback factory</text:span></text:p>
      <text:p text:style-name="P1"><text:span text:style-name="T87"><text:tab/><text:tab/><text:tab/>updateFunc = function( i ) {</text:span></text:p>
      <text:p text:style-name="P1"><text:span text:style-name="T87"><text:tab/><text:tab/><text:tab/><text:tab/>return function( value ) {</text:span></text:p>
      <text:p text:style-name="P1"><text:span text:style-name="T87"><text:tab/><text:tab/><text:tab/><text:tab/><text:tab/>resolveContexts[ i ] = this;</text:span></text:p>
      <text:p text:style-name="P1"><text:span text:style-name="T87"><text:tab/><text:tab/><text:tab/><text:tab/><text:tab/>resolveValues[ i ] = arguments.length &gt; 1 ? slice.call( arguments ) : value;</text:span></text:p>
      <text:p text:style-name="P1"><text:span text:style-name="T87"><text:tab/><text:tab/><text:tab/><text:tab/><text:tab/>if ( !( --remaining ) ) {</text:span></text:p>
      <text:p text:style-name="P1"><text:span text:style-name="T87"><text:tab/><text:tab/><text:tab/><text:tab/><text:tab/><text:tab/>master.resolveWith( resolveContexts, resolveValues );</text:span></text:p>
      <text:p text:style-name="P1"><text:span text:style-name="T87"><text:tab/><text:tab/><text:tab/><text:tab/><text:tab/>}</text:span></text:p>
      <text:p text:style-name="P1"><text:span text:style-name="T87"><text:tab/><text:tab/><text:tab/><text:tab/>};</text:span></text:p>
      <text:p text:style-name="P1"><text:span text:style-name="T87"><text:tab/><text:tab/><text:tab/>};</text:span></text:p>
      <text:p text:style-name="P1"><text:span text:style-name="T87"/></text:p>
      <text:p text:style-name="P1"><text:span text:style-name="T87"><text:tab/><text:tab/>// Single- and empty arguments are adopted like Promise.resolve</text:span></text:p>
      <text:p text:style-name="P1"><text:span text:style-name="T87"><text:tab/><text:tab/>if ( remaining &lt;= 1 ) {</text:span></text:p>
      <text:p text:style-name="P1"><text:span text:style-name="T87"><text:tab/><text:tab/><text:tab/>adoptValue( singleValue, master.done( updateFunc( i ) ).resolve, master.reject,</text:span></text:p>
      <text:p text:style-name="P1"><text:span text:style-name="T87"><text:tab/><text:tab/><text:tab/><text:tab/>!remaining );</text:span></text:p>
      <text:p text:style-name="P1"><text:span text:style-name="T87"/></text:p>
      <text:p text:style-name="P1"><text:span text:style-name="T87"><text:tab/><text:tab/><text:tab/>// Use .then() to unwrap secondary thenables (cf. gh-3000)</text:span></text:p>
      <text:p text:style-name="P1"><text:span text:style-name="T87"><text:tab/><text:tab/><text:tab/>if ( master.state() === "pending" ||</text:span></text:p>
      <text:p text:style-name="P1"><text:span text:style-name="T87"><text:tab/><text:tab/><text:tab/><text:tab/>isFunction( resolveValues[ i ] &amp;&amp; resolveValues[ i ].then ) ) {</text:span></text:p>
      <text:p text:style-name="P1"><text:span text:style-name="T87"/></text:p>
      <text:p text:style-name="P1"><text:span text:style-name="T87"><text:tab/><text:tab/><text:tab/><text:tab/>return master.then();</text:span></text:p>
      <text:p text:style-name="P1"><text:span text:style-name="T87"><text:tab/><text:tab/><text:tab/>}</text:span></text:p>
      <text:p text:style-name="P1"><text:span text:style-name="T87"><text:tab/><text:tab/>}</text:span></text:p>
      <text:p text:style-name="P1"><text:span text:style-name="T87"/></text:p>
      <text:p text:style-name="P1"><text:span text:style-name="T87"><text:tab/><text:tab/>// Multiple arguments are aggregated like Promise.all array elements</text:span></text:p>
      <text:p text:style-name="P1"><text:span text:style-name="T87"><text:tab/><text:tab/>while ( i-- ) {</text:span></text:p>
      <text:p text:style-name="P1"><text:span text:style-name="T87"><text:tab/><text:tab/><text:tab/>adoptValue( resolveValues[ i ], updateFunc( i ), master.reject );</text:span></text:p>
      <text:p text:style-name="P1"><text:span text:style-name="T87"><text:tab/><text:tab/>}</text:span></text:p>
      <text:p text:style-name="P1"><text:span text:style-name="T87"/></text:p>
      <text:p text:style-name="P1"><text:span text:style-name="T87"><text:tab/><text:tab/>return master.promise();</text:span></text:p>
      <text:p text:style-name="P1"><text:span text:style-name="T87"><text:tab/>}</text:span></text:p>
      <text:p text:style-name="P1"><text:span text:style-name="T87">} );</text:span></text:p>
      <text:p text:style-name="P1"><text:span text:style-name="T87"/></text:p>
      <text:p text:style-name="P1"><text:span text:style-name="T87"/></text:p>
      <text:p text:style-name="P1"><text:span text:style-name="T87">// These usually indicate a programmer mistake during development,</text:span></text:p>
      <text:p text:style-name="P1"><text:span text:style-name="T87">// warn about them ASAP rather than swallowing them by default.</text:span></text:p>
      <text:p text:style-name="P1"><text:span text:style-name="T87">var rerrorNames = /^(Eval|Internal|Range|Reference|Syntax|Type|URI)Error$/;</text:span></text:p>
      <text:p text:style-name="P1"><text:span text:style-name="T87"/></text:p>
      <text:p text:style-name="P1"><text:span text:style-name="T87">jQuery.Deferred.exceptionHook = function( error, stack ) {</text:span></text:p>
      <text:p text:style-name="P1"><text:span text:style-name="T87"/></text:p>
      <text:p text:style-name="P1"><text:span text:style-name="T87"><text:tab/>// Support: IE 8 - 9 only</text:span></text:p>
      <text:p text:style-name="P1"><text:span text:style-name="T87"><text:tab/>// Console exists when dev tools are open, which can happen at any time</text:span></text:p>
      <text:p text:style-name="P1"><text:span text:style-name="T87"><text:tab/>if ( window.console &amp;&amp; window.console.warn &amp;&amp; error &amp;&amp; rerrorNames.test( error.name ) ) {</text:span></text:p>
      <text:p text:style-name="P1"><text:span text:style-name="T87"><text:tab/><text:tab/>window.console.warn( "jQuery.Deferred exception: " + error.message, error.stack, stack );</text:span></text:p>
      <text:p text:style-name="P1"><text:span text:style-name="T87"><text:tab/>}</text:span></text:p>
      <text:p text:style-name="P1"><text:span text:style-name="T87">};</text:span></text:p>
      <text:p text:style-name="P1"><text:span text:style-name="T87"/></text:p>
      <text:p text:style-name="P1"><text:span text:style-name="T87"/></text:p>
      <text:p text:style-name="P1"><text:span text:style-name="T87"/></text:p>
      <text:p text:style-name="P1"><text:span text:style-name="T87"/></text:p>
      <text:p text:style-name="P1"><text:span text:style-name="T87">jQuery.readyException = function( error ) {</text:span></text:p>
      <text:p text:style-name="P1"><text:span text:style-name="T87"><text:tab/>window.setTimeout( function() {</text:span></text:p>
      <text:p text:style-name="P1"><text:span text:style-name="T87"><text:tab/><text:tab/>throw error;</text:span></text:p>
      <text:p text:style-name="P1"><text:span text:style-name="T87"><text:tab/>} );</text:span></text:p>
      <text:p text:style-name="P1"><text:span text:style-name="T87">};</text:span></text:p>
      <text:p text:style-name="P1"><text:span text:style-name="T87"/></text:p>
      <text:p text:style-name="P1"><text:span text:style-name="T87"/></text:p>
      <text:p text:style-name="P1"><text:span text:style-name="T87"/></text:p>
      <text:p text:style-name="P1"><text:span text:style-name="T87"/></text:p>
      <text:p text:style-name="P1"><text:span text:style-name="T87">// The deferred used on DOM ready</text:span></text:p>
      <text:p text:style-name="P1"><text:span text:style-name="T87">var readyList = jQuery.Deferred();</text:span></text:p>
      <text:p text:style-name="P1"><text:span text:style-name="T87"/></text:p>
      <text:p text:style-name="P1"><text:span text:style-name="T87">jQuery.fn.ready = function( fn ) {</text:span></text:p>
      <text:p text:style-name="P1"><text:span text:style-name="T87"/></text:p>
      <text:p text:style-name="P1"><text:span text:style-name="T87"><text:tab/>readyList</text:span></text:p>
      <text:p text:style-name="P1"><text:span text:style-name="T87"><text:tab/><text:tab/>.then( fn )</text:span></text:p>
      <text:p text:style-name="P1"><text:span text:style-name="T87"/></text:p>
      <text:p text:style-name="P1"><text:span text:style-name="T87"><text:tab/><text:tab/>// Wrap jQuery.readyException in a function so that the lookup</text:span></text:p>
      <text:p text:style-name="P1"><text:span text:style-name="T87"><text:tab/><text:tab/>// happens at the time of error handling instead of callback</text:span></text:p>
      <text:p text:style-name="P1"><text:span text:style-name="T87"><text:tab/><text:tab/>// registration.</text:span></text:p>
      <text:p text:style-name="P1"><text:span text:style-name="T87"><text:tab/><text:tab/>.catch( function( error ) {</text:span></text:p>
      <text:p text:style-name="P1"><text:span text:style-name="T87"><text:tab/><text:tab/><text:tab/>jQuery.readyException( error );</text:span></text:p>
      <text:p text:style-name="P1"><text:span text:style-name="T87"><text:tab/><text:tab/>} );</text:span></text:p>
      <text:p text:style-name="P1"><text:span text:style-name="T87"/></text:p>
      <text:p text:style-name="P1"><text:span text:style-name="T87"><text:tab/>return this;</text:span></text:p>
      <text:p text:style-name="P1"><text:span text:style-name="T87">};</text:span></text:p>
      <text:p text:style-name="P1"><text:span text:style-name="T87"/></text:p>
      <text:p text:style-name="P1"><text:span text:style-name="T87">jQuery.extend( {</text:span></text:p>
      <text:p text:style-name="P1"><text:span text:style-name="T87"/></text:p>
      <text:p text:style-name="P1"><text:span text:style-name="T87"><text:tab/>// Is the DOM ready to be used? Set to true once it occurs.</text:span></text:p>
      <text:p text:style-name="P1"><text:span text:style-name="T87"><text:tab/>isReady: false,</text:span></text:p>
      <text:p text:style-name="P1"><text:span text:style-name="T87"/></text:p>
      <text:p text:style-name="P1"><text:span text:style-name="T87"><text:tab/>// A counter to track how many items to wait for before</text:span></text:p>
      <text:p text:style-name="P1"><text:span text:style-name="T87"><text:tab/>// the ready event fires. See #6781</text:span></text:p>
      <text:p text:style-name="P1"><text:span text:style-name="T87"><text:tab/>readyWait: 1,</text:span></text:p>
      <text:p text:style-name="P1"><text:span text:style-name="T87"/></text:p>
      <text:p text:style-name="P1"><text:span text:style-name="T87"><text:tab/>// Handle when the DOM is ready</text:span></text:p>
      <text:p text:style-name="P1"><text:span text:style-name="T87"><text:tab/>ready: function( wait ) {</text:span></text:p>
      <text:p text:style-name="P1"><text:span text:style-name="T87"/></text:p>
      <text:p text:style-name="P1"><text:span text:style-name="T87"><text:tab/><text:tab/>// Abort if there are pending holds or we're already ready</text:span></text:p>
      <text:p text:style-name="P1"><text:span text:style-name="T87"><text:tab/><text:tab/>if ( wait === true ? --jQuery.readyWait : jQuery.isReady ) {</text:span></text:p>
      <text:p text:style-name="P1"><text:span text:style-name="T87"><text:tab/><text:tab/><text:tab/>return;</text:span></text:p>
      <text:p text:style-name="P1"><text:span text:style-name="T87"><text:tab/><text:tab/>}</text:span></text:p>
      <text:p text:style-name="P1"><text:span text:style-name="T87"/></text:p>
      <text:p text:style-name="P1"><text:span text:style-name="T87"><text:tab/><text:tab/>// Remember that the DOM is ready</text:span></text:p>
      <text:p text:style-name="P1"><text:span text:style-name="T87"><text:tab/><text:tab/>jQuery.isReady = true;</text:span></text:p>
      <text:p text:style-name="P1"><text:span text:style-name="T87"/></text:p>
      <text:p text:style-name="P1"><text:span text:style-name="T87"><text:tab/><text:tab/>// If a normal DOM Ready event fired, decrement, and wait if need be</text:span></text:p>
      <text:p text:style-name="P1"><text:span text:style-name="T87"><text:tab/><text:tab/>if ( wait !== true &amp;&amp; --jQuery.readyWait &gt; 0 ) {</text:span></text:p>
      <text:p text:style-name="P1"><text:span text:style-name="T87"><text:tab/><text:tab/><text:tab/>return;</text:span></text:p>
      <text:p text:style-name="P1"><text:span text:style-name="T87"><text:tab/><text:tab/>}</text:span></text:p>
      <text:p text:style-name="P1"><text:span text:style-name="T87"/></text:p>
      <text:p text:style-name="P1"><text:span text:style-name="T87"><text:tab/><text:tab/>// If there are functions bound, to execute</text:span></text:p>
      <text:p text:style-name="P1"><text:span text:style-name="T87"><text:tab/><text:tab/>readyList.resolveWith( document, [ jQuery ] );</text:span></text:p>
      <text:p text:style-name="P1"><text:span text:style-name="T87"><text:tab/>}</text:span></text:p>
      <text:p text:style-name="P1"><text:span text:style-name="T87">} );</text:span></text:p>
      <text:p text:style-name="P1"><text:span text:style-name="T87"/></text:p>
      <text:p text:style-name="P1"><text:span text:style-name="T87">jQuery.ready.then = readyList.then;</text:span></text:p>
      <text:p text:style-name="P1"><text:span text:style-name="T87"/></text:p>
      <text:p text:style-name="P1"><text:span text:style-name="T87">// The ready event handler and self cleanup method</text:span></text:p>
      <text:p text:style-name="P1"><text:span text:style-name="T87">function completed() {</text:span></text:p>
      <text:p text:style-name="P1"><text:span text:style-name="T87"><text:tab/>document.removeEventListener( "DOMContentLoaded", completed );</text:span></text:p>
      <text:p text:style-name="P1"><text:span text:style-name="T87"><text:tab/>window.removeEventListener( "load", completed );</text:span></text:p>
      <text:p text:style-name="P1"><text:span text:style-name="T87"><text:tab/>jQuery.ready();</text:span></text:p>
      <text:p text:style-name="P1"><text:span text:style-name="T87">}</text:span></text:p>
      <text:p text:style-name="P1"><text:span text:style-name="T87"/></text:p>
      <text:p text:style-name="P1"><text:span text:style-name="T87">// Catch cases where $(document).ready() is called</text:span></text:p>
      <text:p text:style-name="P1"><text:span text:style-name="T87">// after the browser event has already occurred.</text:span></text:p>
      <text:p text:style-name="P1"><text:span text:style-name="T87">// Support: IE &lt;=9 - 10 only</text:span></text:p>
      <text:p text:style-name="P1"><text:span text:style-name="T87">// Older IE sometimes signals "interactive" too soon</text:span></text:p>
      <text:p text:style-name="P1"><text:span text:style-name="T87">if ( document.readyState === "complete" ||</text:span></text:p>
      <text:p text:style-name="P1"><text:span text:style-name="T87"><text:tab/>( document.readyState !== "loading" &amp;&amp; !document.documentElement.doScroll ) ) {</text:span></text:p>
      <text:p text:style-name="P1"><text:span text:style-name="T87"/></text:p>
      <text:p text:style-name="P1"><text:span text:style-name="T87"><text:tab/>// Handle it asynchronously to allow scripts the opportunity to delay ready</text:span></text:p>
      <text:p text:style-name="P1"><text:span text:style-name="T87"><text:tab/>window.setTimeout( jQuery.ready );</text:span></text:p>
      <text:p text:style-name="P1"><text:span text:style-name="T87"/></text:p>
      <text:p text:style-name="P1"><text:span text:style-name="T87">} else {</text:span></text:p>
      <text:p text:style-name="P1"><text:span text:style-name="T87"/></text:p>
      <text:p text:style-name="P1"><text:span text:style-name="T87"><text:tab/>// Use the handy event callback</text:span></text:p>
      <text:p text:style-name="P1"><text:span text:style-name="T87"><text:tab/>document.addEventListener( "DOMContentLoaded", completed );</text:span></text:p>
      <text:p text:style-name="P1"><text:span text:style-name="T87"/></text:p>
      <text:p text:style-name="P1"><text:span text:style-name="T87"><text:tab/>// A fallback to window.onload, that will always work</text:span></text:p>
      <text:p text:style-name="P1"><text:span text:style-name="T87"><text:tab/>window.addEventListener( "load", completed );</text:span></text:p>
      <text:p text:style-name="P1"><text:span text:style-name="T87">}</text:span></text:p>
      <text:p text:style-name="P1"><text:span text:style-name="T87"/></text:p>
      <text:p text:style-name="P1"><text:span text:style-name="T87"/></text:p>
      <text:p text:style-name="P1"><text:span text:style-name="T87"/></text:p>
      <text:p text:style-name="P1"><text:span text:style-name="T87"/></text:p>
      <text:p text:style-name="P1"><text:span text:style-name="T87">// Multifunctional method to get and set values of a collection</text:span></text:p>
      <text:p text:style-name="P1"><text:span text:style-name="T87">// The value/s can optionally be executed if it's a function</text:span></text:p>
      <text:p text:style-name="P1"><text:span text:style-name="T87">var access = function( elems, fn, key, value, chainable, emptyGet, raw ) {</text:span></text:p>
      <text:p text:style-name="P1"><text:span text:style-name="T87"><text:tab/>var i = 0,</text:span></text:p>
      <text:p text:style-name="P1"><text:span text:style-name="T87"><text:tab/><text:tab/>len = elems.length,</text:span></text:p>
      <text:p text:style-name="P1"><text:span text:style-name="T87"><text:tab/><text:tab/>bulk = key == null;</text:span></text:p>
      <text:p text:style-name="P1"><text:span text:style-name="T87"/></text:p>
      <text:p text:style-name="P1"><text:span text:style-name="T87"><text:tab/>// Sets many values</text:span></text:p>
      <text:p text:style-name="P1"><text:span text:style-name="T87"><text:tab/>if ( toType( key ) === "object" ) {</text:span></text:p>
      <text:p text:style-name="P1"><text:span text:style-name="T87"><text:tab/><text:tab/>chainable = true;</text:span></text:p>
      <text:p text:style-name="P1"><text:span text:style-name="T87"><text:tab/><text:tab/>for ( i in key ) {</text:span></text:p>
      <text:p text:style-name="P1"><text:span text:style-name="T87"><text:tab/><text:tab/><text:tab/>access( elems, fn, i, key[ i ], true, emptyGet, raw );</text:span></text:p>
      <text:p text:style-name="P1"><text:span text:style-name="T87"><text:tab/><text:tab/>}</text:span></text:p>
      <text:p text:style-name="P1"><text:span text:style-name="T87"/></text:p>
      <text:p text:style-name="P1"><text:span text:style-name="T87"><text:tab/>// Sets one value</text:span></text:p>
      <text:p text:style-name="P1"><text:span text:style-name="T87"><text:tab/>} else if ( value !== undefined ) {</text:span></text:p>
      <text:p text:style-name="P1"><text:span text:style-name="T87"><text:tab/><text:tab/>chainable = true;</text:span></text:p>
      <text:p text:style-name="P1"><text:span text:style-name="T87"/></text:p>
      <text:p text:style-name="P1"><text:span text:style-name="T87"><text:tab/><text:tab/>if ( !isFunction( value ) ) {</text:span></text:p>
      <text:p text:style-name="P1"><text:span text:style-name="T87"><text:tab/><text:tab/><text:tab/>raw = true;</text:span></text:p>
      <text:p text:style-name="P1"><text:span text:style-name="T87"><text:tab/><text:tab/>}</text:span></text:p>
      <text:p text:style-name="P1"><text:span text:style-name="T87"/></text:p>
      <text:p text:style-name="P1"><text:span text:style-name="T87"><text:tab/><text:tab/>if ( bulk ) {</text:span></text:p>
      <text:p text:style-name="P1"><text:span text:style-name="T87"/></text:p>
      <text:p text:style-name="P1"><text:span text:style-name="T87"><text:tab/><text:tab/><text:tab/>// Bulk operations run against the entire set</text:span></text:p>
      <text:p text:style-name="P1"><text:span text:style-name="T87"><text:tab/><text:tab/><text:tab/>if ( raw ) {</text:span></text:p>
      <text:p text:style-name="P1"><text:span text:style-name="T87"><text:tab/><text:tab/><text:tab/><text:tab/>fn.call( elems, value );</text:span></text:p>
      <text:p text:style-name="P1"><text:span text:style-name="T87"><text:tab/><text:tab/><text:tab/><text:tab/>fn = null;</text:span></text:p>
      <text:p text:style-name="P1"><text:span text:style-name="T87"/></text:p>
      <text:p text:style-name="P1"><text:span text:style-name="T87"><text:tab/><text:tab/><text:tab/>// ...except when executing function values</text:span></text:p>
      <text:p text:style-name="P1"><text:span text:style-name="T87"><text:tab/><text:tab/><text:tab/>} else {</text:span></text:p>
      <text:p text:style-name="P1"><text:span text:style-name="T87"><text:tab/><text:tab/><text:tab/><text:tab/>bulk = fn;</text:span></text:p>
      <text:p text:style-name="P1"><text:span text:style-name="T87"><text:tab/><text:tab/><text:tab/><text:tab/>fn = function( elem, _key, value ) {</text:span></text:p>
      <text:p text:style-name="P1"><text:span text:style-name="T87"><text:tab/><text:tab/><text:tab/><text:tab/><text:tab/>return bulk.call( jQuery( elem ), value );</text:span></text:p>
      <text:p text:style-name="P1"><text:span text:style-name="T87"><text:tab/><text:tab/><text:tab/><text:tab/>};</text:span></text:p>
      <text:p text:style-name="P1"><text:span text:style-name="T87"><text:tab/><text:tab/><text:tab/>}</text:span></text:p>
      <text:p text:style-name="P1"><text:span text:style-name="T87"><text:tab/><text:tab/>}</text:span></text:p>
      <text:p text:style-name="P1"><text:span text:style-name="T87"/></text:p>
      <text:p text:style-name="P1"><text:span text:style-name="T87"><text:tab/><text:tab/>if ( fn ) {</text:span></text:p>
      <text:p text:style-name="P1"><text:span text:style-name="T87"><text:tab/><text:tab/><text:tab/>for ( ; i &lt; len; i++ ) {</text:span></text:p>
      <text:p text:style-name="P1"><text:span text:style-name="T87"><text:tab/><text:tab/><text:tab/><text:tab/>fn(</text:span></text:p>
      <text:p text:style-name="P1"><text:span text:style-name="T87"><text:tab/><text:tab/><text:tab/><text:tab/><text:tab/>elems[ i ], key, raw ?</text:span></text:p>
      <text:p text:style-name="P1"><text:span text:style-name="T87"><text:tab/><text:tab/><text:tab/><text:tab/><text:tab/>value :</text:span></text:p>
      <text:p text:style-name="P1"><text:span text:style-name="T87"><text:tab/><text:tab/><text:tab/><text:tab/><text:tab/>value.call( elems[ i ], i, fn( elems[ i ], key ) )</text:span></text:p>
      <text:p text:style-name="P1"><text:span text:style-name="T87"><text:tab/><text:tab/><text:tab/><text:tab/>);</text:span></text:p>
      <text:p text:style-name="P1"><text:span text:style-name="T87"><text:tab/><text:tab/><text:tab/>}</text:span></text:p>
      <text:p text:style-name="P1"><text:span text:style-name="T87"><text:tab/><text:tab/>}</text:span></text:p>
      <text:p text:style-name="P1"><text:span text:style-name="T87"><text:tab/>}</text:span></text:p>
      <text:p text:style-name="P1"><text:span text:style-name="T87"/></text:p>
      <text:p text:style-name="P1"><text:span text:style-name="T87"><text:tab/>if ( chainable ) {</text:span></text:p>
      <text:p text:style-name="P1"><text:span text:style-name="T87"><text:tab/><text:tab/>return elems;</text:span></text:p>
      <text:p text:style-name="P1"><text:span text:style-name="T87"><text:tab/>}</text:span></text:p>
      <text:p text:style-name="P1"><text:span text:style-name="T87"/></text:p>
      <text:p text:style-name="P1"><text:span text:style-name="T87"><text:tab/>// Gets</text:span></text:p>
      <text:p text:style-name="P1"><text:span text:style-name="T87"><text:tab/>if ( bulk ) {</text:span></text:p>
      <text:p text:style-name="P1"><text:span text:style-name="T87"><text:tab/><text:tab/>return fn.call( elems );</text:span></text:p>
      <text:p text:style-name="P1"><text:span text:style-name="T87"><text:tab/>}</text:span></text:p>
      <text:p text:style-name="P1"><text:span text:style-name="T87"/></text:p>
      <text:p text:style-name="P1"><text:span text:style-name="T87"><text:tab/>return len ? fn( elems[ 0 ], key ) : emptyGet;</text:span></text:p>
      <text:p text:style-name="P1"><text:span text:style-name="T87">};</text:span></text:p>
      <text:p text:style-name="P1"><text:span text:style-name="T87"/></text:p>
      <text:p text:style-name="P1"><text:span text:style-name="T87"/></text:p>
      <text:p text:style-name="P1"><text:span text:style-name="T87">// Matches dashed string for camelizing</text:span></text:p>
      <text:p text:style-name="P1"><text:span text:style-name="T87">var rmsPrefix = /^-ms-/,</text:span></text:p>
      <text:p text:style-name="P1"><text:span text:style-name="T87"><text:tab/>rdashAlpha = /-([a-z])/g;</text:span></text:p>
      <text:p text:style-name="P1"><text:span text:style-name="T87"/></text:p>
      <text:p text:style-name="P1"><text:span text:style-name="T87">// Used by camelCase as callback to replace()</text:span></text:p>
      <text:p text:style-name="P1"><text:span text:style-name="T87">function fcamelCase( _all, letter ) {</text:span></text:p>
      <text:p text:style-name="P1"><text:span text:style-name="T87"><text:tab/>return letter.toUpperCase();</text:span></text:p>
      <text:p text:style-name="P1"><text:span text:style-name="T87">}</text:span></text:p>
      <text:p text:style-name="P1"><text:span text:style-name="T87"/></text:p>
      <text:p text:style-name="P1"><text:span text:style-name="T87">// Convert dashed to camelCase; used by the css and data modules</text:span></text:p>
      <text:p text:style-name="P1"><text:span text:style-name="T87">// Support: IE &lt;=9 - 11, Edge 12 - 15</text:span></text:p>
      <text:p text:style-name="P1"><text:span text:style-name="T87">// Microsoft forgot to hump their vendor prefix (#9572)</text:span></text:p>
      <text:p text:style-name="P1"><text:span text:style-name="T87">function camelCase( string ) {</text:span></text:p>
      <text:p text:style-name="P1"><text:span text:style-name="T87"><text:tab/>return string.replace( rmsPrefix, "ms-" ).replace( rdashAlpha, fcamelCase );</text:span></text:p>
      <text:p text:style-name="P1"><text:span text:style-name="T87">}</text:span></text:p>
      <text:p text:style-name="P1"><text:span text:style-name="T87">var acceptData = function( owner ) {</text:span></text:p>
      <text:p text:style-name="P1"><text:span text:style-name="T87"/></text:p>
      <text:p text:style-name="P1"><text:span text:style-name="T87"><text:tab/>// Accepts only:</text:span></text:p>
      <text:p text:style-name="P1"><text:span text:style-name="T87"><text:tab/>//<text:s text:c="2"/>- Node</text:span></text:p>
      <text:p text:style-name="P1"><text:span text:style-name="T87"><text:tab/>//<text:s text:c="4"/>- Node.ELEMENT_NODE</text:span></text:p>
      <text:p text:style-name="P1"><text:span text:style-name="T87"><text:tab/>//<text:s text:c="4"/>- Node.DOCUMENT_NODE</text:span></text:p>
      <text:p text:style-name="P1"><text:span text:style-name="T87"><text:tab/>//<text:s text:c="2"/>- Object</text:span></text:p>
      <text:p text:style-name="P1"><text:span text:style-name="T87"><text:tab/>//<text:s text:c="4"/>- Any</text:span></text:p>
      <text:p text:style-name="P1"><text:span text:style-name="T87"><text:tab/>return owner.nodeType === 1 || owner.nodeType === 9 || !( +owner.nodeType );</text:span></text:p>
      <text:p text:style-name="P1"><text:span text:style-name="T87">};</text:span></text:p>
      <text:p text:style-name="P1"><text:span text:style-name="T87"/></text:p>
      <text:p text:style-name="P1"><text:span text:style-name="T87"/></text:p>
      <text:p text:style-name="P1"><text:span text:style-name="T87"/></text:p>
      <text:p text:style-name="P1"><text:span text:style-name="T87"/></text:p>
      <text:p text:style-name="P1"><text:span text:style-name="T87">function Data() {</text:span></text:p>
      <text:p text:style-name="P1"><text:span text:style-name="T87"><text:tab/>this.expando = jQuery.expando + Data.uid++;</text:span></text:p>
      <text:p text:style-name="P1"><text:span text:style-name="T87">}</text:span></text:p>
      <text:p text:style-name="P1"><text:span text:style-name="T87"/></text:p>
      <text:p text:style-name="P1"><text:span text:style-name="T87">Data.uid = 1;</text:span></text:p>
      <text:p text:style-name="P1"><text:span text:style-name="T87"/></text:p>
      <text:p text:style-name="P1"><text:span text:style-name="T87">Data.prototype = {</text:span></text:p>
      <text:p text:style-name="P1"><text:span text:style-name="T87"/></text:p>
      <text:p text:style-name="P1"><text:span text:style-name="T87"><text:tab/>cache: function( owner ) {</text:span></text:p>
      <text:p text:style-name="P1"><text:span text:style-name="T87"/></text:p>
      <text:p text:style-name="P1"><text:span text:style-name="T87"><text:tab/><text:tab/>// Check if the owner object already has a cache</text:span></text:p>
      <text:p text:style-name="P1"><text:span text:style-name="T87"><text:tab/><text:tab/>var value = owner[ this.expando ];</text:span></text:p>
      <text:p text:style-name="P1"><text:span text:style-name="T87"/></text:p>
      <text:p text:style-name="P1"><text:span text:style-name="T87"><text:tab/><text:tab/>// If not, create one</text:span></text:p>
      <text:p text:style-name="P1"><text:span text:style-name="T87"><text:tab/><text:tab/>if ( !value ) {</text:span></text:p>
      <text:p text:style-name="P1"><text:span text:style-name="T87"><text:tab/><text:tab/><text:tab/>value = {};</text:span></text:p>
      <text:p text:style-name="P1"><text:span text:style-name="T87"/></text:p>
      <text:p text:style-name="P1"><text:span text:style-name="T87"><text:tab/><text:tab/><text:tab/>// We can accept data for non-element nodes in modern browsers,</text:span></text:p>
      <text:p text:style-name="P1"><text:span text:style-name="T87"><text:tab/><text:tab/><text:tab/>// but we should not, see #8335.</text:span></text:p>
      <text:p text:style-name="P1"><text:span text:style-name="T87"><text:tab/><text:tab/><text:tab/>// Always return an empty object.</text:span></text:p>
      <text:p text:style-name="P1"><text:span text:style-name="T87"><text:tab/><text:tab/><text:tab/>if ( acceptData( owner ) ) {</text:span></text:p>
      <text:p text:style-name="P1"><text:span text:style-name="T87"/></text:p>
      <text:p text:style-name="P1"><text:span text:style-name="T87"><text:tab/><text:tab/><text:tab/><text:tab/>// If it is a node unlikely to be stringify-ed or looped over</text:span></text:p>
      <text:p text:style-name="P1"><text:span text:style-name="T87"><text:tab/><text:tab/><text:tab/><text:tab/>// use plain assignment</text:span></text:p>
      <text:p text:style-name="P1"><text:span text:style-name="T87"><text:tab/><text:tab/><text:tab/><text:tab/>if ( owner.nodeType ) {</text:span></text:p>
      <text:p text:style-name="P1"><text:span text:style-name="T87"><text:tab/><text:tab/><text:tab/><text:tab/><text:tab/>owner[ this.expando ] = value;</text:span></text:p>
      <text:p text:style-name="P1"><text:span text:style-name="T87"/></text:p>
      <text:p text:style-name="P1"><text:span text:style-name="T87"><text:tab/><text:tab/><text:tab/><text:tab/>// Otherwise secure it in a non-enumerable property</text:span></text:p>
      <text:p text:style-name="P1"><text:span text:style-name="T87"><text:tab/><text:tab/><text:tab/><text:tab/>// configurable must be true to allow the property to be</text:span></text:p>
      <text:p text:style-name="P1"><text:span text:style-name="T87"><text:tab/><text:tab/><text:tab/><text:tab/>// deleted when data is removed</text:span></text:p>
      <text:p text:style-name="P1"><text:span text:style-name="T87"><text:tab/><text:tab/><text:tab/><text:tab/>} else {</text:span></text:p>
      <text:p text:style-name="P1"><text:span text:style-name="T87"><text:tab/><text:tab/><text:tab/><text:tab/><text:tab/>Object.defineProperty( owner, this.expando, {</text:span></text:p>
      <text:p text:style-name="P1"><text:span text:style-name="T87"><text:tab/><text:tab/><text:tab/><text:tab/><text:tab/><text:tab/>value: value,</text:span></text:p>
      <text:p text:style-name="P1"><text:span text:style-name="T87"><text:tab/><text:tab/><text:tab/><text:tab/><text:tab/><text:tab/>configurable: true</text:span></text:p>
      <text:p text:style-name="P1"><text:span text:style-name="T87"><text:tab/><text:tab/><text:tab/><text:tab/><text:tab/>} );</text:span></text:p>
      <text:p text:style-name="P1"><text:span text:style-name="T87"><text:tab/><text:tab/><text:tab/><text:tab/>}</text:span></text:p>
      <text:p text:style-name="P1"><text:span text:style-name="T87"><text:tab/><text:tab/><text:tab/>}</text:span></text:p>
      <text:p text:style-name="P1"><text:span text:style-name="T87"><text:tab/><text:tab/>}</text:span></text:p>
      <text:p text:style-name="P1"><text:span text:style-name="T87"/></text:p>
      <text:p text:style-name="P1"><text:span text:style-name="T87"><text:tab/><text:tab/>return value;</text:span></text:p>
      <text:p text:style-name="P1"><text:span text:style-name="T87"><text:tab/>},</text:span></text:p>
      <text:p text:style-name="P1"><text:span text:style-name="T87"><text:tab/>set: function( owner, data, value ) {</text:span></text:p>
      <text:p text:style-name="P1"><text:span text:style-name="T87"><text:tab/><text:tab/>var prop,</text:span></text:p>
      <text:p text:style-name="P1"><text:span text:style-name="T87"><text:tab/><text:tab/><text:tab/>cache = this.cache( owner );</text:span></text:p>
      <text:p text:style-name="P1"><text:span text:style-name="T87"/></text:p>
      <text:p text:style-name="P1"><text:span text:style-name="T87"><text:tab/><text:tab/>// Handle: [ owner, key, value ] args</text:span></text:p>
      <text:p text:style-name="P1"><text:span text:style-name="T87"><text:tab/><text:tab/>// Always use camelCase key (gh-2257)</text:span></text:p>
      <text:p text:style-name="P1"><text:span text:style-name="T87"><text:tab/><text:tab/>if ( typeof data === "string" ) {</text:span></text:p>
      <text:p text:style-name="P1"><text:span text:style-name="T87"><text:tab/><text:tab/><text:tab/>cache[ camelCase( data ) ] = value;</text:span></text:p>
      <text:p text:style-name="P1"><text:span text:style-name="T87"/></text:p>
      <text:p text:style-name="P1"><text:span text:style-name="T87"><text:tab/><text:tab/>// Handle: [ owner, { properties } ] args</text:span></text:p>
      <text:p text:style-name="P1"><text:span text:style-name="T87"><text:tab/><text:tab/>} else {</text:span></text:p>
      <text:p text:style-name="P1"><text:span text:style-name="T87"/></text:p>
      <text:p text:style-name="P1"><text:span text:style-name="T87"><text:tab/><text:tab/><text:tab/>// Copy the properties one-by-one to the cache object</text:span></text:p>
      <text:p text:style-name="P1"><text:span text:style-name="T87"><text:tab/><text:tab/><text:tab/>for ( prop in data ) {</text:span></text:p>
      <text:p text:style-name="P1"><text:span text:style-name="T87"><text:tab/><text:tab/><text:tab/><text:tab/>cache[ camelCase( prop ) ] = data[ prop ];</text:span></text:p>
      <text:p text:style-name="P1"><text:span text:style-name="T87"><text:tab/><text:tab/><text:tab/>}</text:span></text:p>
      <text:p text:style-name="P1"><text:span text:style-name="T87"><text:tab/><text:tab/>}</text:span></text:p>
      <text:p text:style-name="P1"><text:span text:style-name="T87"><text:tab/><text:tab/>return cache;</text:span></text:p>
      <text:p text:style-name="P1"><text:span text:style-name="T87"><text:tab/>},</text:span></text:p>
      <text:p text:style-name="P1"><text:span text:style-name="T87"><text:tab/>get: function( owner, key ) {</text:span></text:p>
      <text:p text:style-name="P1"><text:span text:style-name="T87"><text:tab/><text:tab/>return key === undefined ?</text:span></text:p>
      <text:p text:style-name="P1"><text:span text:style-name="T87"><text:tab/><text:tab/><text:tab/>this.cache( owner ) :</text:span></text:p>
      <text:p text:style-name="P1"><text:span text:style-name="T87"/></text:p>
      <text:p text:style-name="P1"><text:span text:style-name="T87"><text:tab/><text:tab/><text:tab/>// Always use camelCase key (gh-2257)</text:span></text:p>
      <text:p text:style-name="P1"><text:span text:style-name="T87"><text:tab/><text:tab/><text:tab/>owner[ this.expando ] &amp;&amp; owner[ this.expando ][ camelCase( key ) ];</text:span></text:p>
      <text:p text:style-name="P1"><text:span text:style-name="T87"><text:tab/>},</text:span></text:p>
      <text:p text:style-name="P1"><text:span text:style-name="T87"><text:tab/>access: function( owner, key, value ) {</text:span></text:p>
      <text:p text:style-name="P1"><text:span text:style-name="T87"/></text:p>
      <text:p text:style-name="P1"><text:span text:style-name="T87"><text:tab/><text:tab/>// In cases where either:</text:span></text:p>
      <text:p text:style-name="P1"><text:span text:style-name="T87"><text:tab/><text:tab/>//</text:span></text:p>
      <text:p text:style-name="P1"><text:span text:style-name="T87"><text:tab/><text:tab/>//<text:s text:c="3"/>1. No key was specified</text:span></text:p>
      <text:p text:style-name="P1"><text:span text:style-name="T87"><text:tab/><text:tab/>//<text:s text:c="3"/>2. A string key was specified, but no value provided</text:span></text:p>
      <text:p text:style-name="P1"><text:span text:style-name="T87"><text:tab/><text:tab/>//</text:span></text:p>
      <text:p text:style-name="P1"><text:span text:style-name="T87"><text:tab/><text:tab/>// Take the "read" path and allow the get method to determine</text:span></text:p>
      <text:p text:style-name="P1"><text:span text:style-name="T87"><text:tab/><text:tab/>// which value to return, respectively either:</text:span></text:p>
      <text:p text:style-name="P1"><text:span text:style-name="T87"><text:tab/><text:tab/>//</text:span></text:p>
      <text:p text:style-name="P1"><text:span text:style-name="T87"><text:tab/><text:tab/>//<text:s text:c="3"/>1. The entire cache object</text:span></text:p>
      <text:p text:style-name="P1"><text:span text:style-name="T87"><text:tab/><text:tab/>//<text:s text:c="3"/>2. The data stored at the key</text:span></text:p>
      <text:p text:style-name="P1"><text:span text:style-name="T87"><text:tab/><text:tab/>//</text:span></text:p>
      <text:p text:style-name="P1"><text:span text:style-name="T87"><text:tab/><text:tab/>if ( key === undefined ||</text:span></text:p>
      <text:p text:style-name="P1"><text:span text:style-name="T87"><text:tab/><text:tab/><text:tab/><text:tab/>( ( key &amp;&amp; typeof key === "string" ) &amp;&amp; value === undefined ) ) {</text:span></text:p>
      <text:p text:style-name="P1"><text:span text:style-name="T87"/></text:p>
      <text:p text:style-name="P1"><text:span text:style-name="T87"><text:tab/><text:tab/><text:tab/>return this.get( owner, key );</text:span></text:p>
      <text:p text:style-name="P1"><text:span text:style-name="T87"><text:tab/><text:tab/>}</text:span></text:p>
      <text:p text:style-name="P1"><text:span text:style-name="T87"/></text:p>
      <text:p text:style-name="P1"><text:span text:style-name="T87"><text:tab/><text:tab/>// When the key is not a string, or both a key and value</text:span></text:p>
      <text:p text:style-name="P1"><text:span text:style-name="T87"><text:tab/><text:tab/>// are specified, set or extend (existing objects) with either:</text:span></text:p>
      <text:p text:style-name="P1"><text:span text:style-name="T87"><text:tab/><text:tab/>//</text:span></text:p>
      <text:p text:style-name="P1"><text:span text:style-name="T87"><text:tab/><text:tab/>//<text:s text:c="3"/>1. An object of properties</text:span></text:p>
      <text:p text:style-name="P1"><text:span text:style-name="T87"><text:tab/><text:tab/>//<text:s text:c="3"/>2. A key and value</text:span></text:p>
      <text:p text:style-name="P1"><text:span text:style-name="T87"><text:tab/><text:tab/>//</text:span></text:p>
      <text:p text:style-name="P1"><text:span text:style-name="T87"><text:tab/><text:tab/>this.set( owner, key, value );</text:span></text:p>
      <text:p text:style-name="P1"><text:span text:style-name="T87"/></text:p>
      <text:p text:style-name="P1"><text:span text:style-name="T87"><text:tab/><text:tab/>// Since the "set" path can have two possible entry points</text:span></text:p>
      <text:p text:style-name="P1"><text:span text:style-name="T87"><text:tab/><text:tab/>// return the expected data based on which path was taken[*]</text:span></text:p>
      <text:p text:style-name="P1"><text:span text:style-name="T87"><text:tab/><text:tab/>return value !== undefined ? value : key;</text:span></text:p>
      <text:p text:style-name="P1"><text:span text:style-name="T87"><text:tab/>},</text:span></text:p>
      <text:p text:style-name="P1"><text:span text:style-name="T87"><text:tab/>remove: function( owner, key ) {</text:span></text:p>
      <text:p text:style-name="P1"><text:span text:style-name="T87"><text:tab/><text:tab/>var i,</text:span></text:p>
      <text:p text:style-name="P1"><text:span text:style-name="T87"><text:tab/><text:tab/><text:tab/>cache = owner[ this.expando ];</text:span></text:p>
      <text:p text:style-name="P1"><text:span text:style-name="T87"/></text:p>
      <text:p text:style-name="P1"><text:span text:style-name="T87"><text:tab/><text:tab/>if ( cache === undefined ) {</text:span></text:p>
      <text:p text:style-name="P1"><text:span text:style-name="T87"><text:tab/><text:tab/><text:tab/>return;</text:span></text:p>
      <text:p text:style-name="P1"><text:span text:style-name="T87"><text:tab/><text:tab/>}</text:span></text:p>
      <text:p text:style-name="P1"><text:span text:style-name="T87"/></text:p>
      <text:p text:style-name="P1"><text:span text:style-name="T87"><text:tab/><text:tab/>if ( key !== undefined ) {</text:span></text:p>
      <text:p text:style-name="P1"><text:span text:style-name="T87"/></text:p>
      <text:p text:style-name="P1"><text:span text:style-name="T87"><text:tab/><text:tab/><text:tab/>// Support array or space separated string of keys</text:span></text:p>
      <text:p text:style-name="P1"><text:span text:style-name="T87"><text:tab/><text:tab/><text:tab/>if ( Array.isArray( key ) ) {</text:span></text:p>
      <text:p text:style-name="P1"><text:span text:style-name="T87"/></text:p>
      <text:p text:style-name="P1"><text:span text:style-name="T87"><text:tab/><text:tab/><text:tab/><text:tab/>// If key is an array of keys...</text:span></text:p>
      <text:p text:style-name="P1"><text:span text:style-name="T87"><text:tab/><text:tab/><text:tab/><text:tab/>// We always set camelCase keys, so remove that.</text:span></text:p>
      <text:p text:style-name="P1"><text:span text:style-name="T87"><text:tab/><text:tab/><text:tab/><text:tab/>key = key.map( camelCase );</text:span></text:p>
      <text:p text:style-name="P1"><text:span text:style-name="T87"><text:tab/><text:tab/><text:tab/>} else {</text:span></text:p>
      <text:p text:style-name="P1"><text:span text:style-name="T87"><text:tab/><text:tab/><text:tab/><text:tab/>key = camelCase( key );</text:span></text:p>
      <text:p text:style-name="P1"><text:span text:style-name="T87"/></text:p>
      <text:p text:style-name="P1"><text:span text:style-name="T87"><text:tab/><text:tab/><text:tab/><text:tab/>// If a key with the spaces exists, use it.</text:span></text:p>
      <text:p text:style-name="P1"><text:span text:style-name="T87"><text:tab/><text:tab/><text:tab/><text:tab/>// Otherwise, create an array by matching non-whitespace</text:span></text:p>
      <text:p text:style-name="P1"><text:span text:style-name="T87"><text:tab/><text:tab/><text:tab/><text:tab/>key = key in cache ?</text:span></text:p>
      <text:p text:style-name="P1"><text:span text:style-name="T87"><text:tab/><text:tab/><text:tab/><text:tab/><text:tab/>[ key ] :</text:span></text:p>
      <text:p text:style-name="P1"><text:span text:style-name="T87"><text:tab/><text:tab/><text:tab/><text:tab/><text:tab/>( key.match( rnothtmlwhite ) || [] );</text:span></text:p>
      <text:p text:style-name="P1"><text:span text:style-name="T87"><text:tab/><text:tab/><text:tab/>}</text:span></text:p>
      <text:p text:style-name="P1"><text:span text:style-name="T87"/></text:p>
      <text:p text:style-name="P1"><text:span text:style-name="T87"><text:tab/><text:tab/><text:tab/>i = key.length;</text:span></text:p>
      <text:p text:style-name="P1"><text:span text:style-name="T87"/></text:p>
      <text:p text:style-name="P1"><text:span text:style-name="T87"><text:tab/><text:tab/><text:tab/>while ( i-- ) {</text:span></text:p>
      <text:p text:style-name="P1"><text:span text:style-name="T87"><text:tab/><text:tab/><text:tab/><text:tab/>delete cache[ key[ i ] ];</text:span></text:p>
      <text:p text:style-name="P1"><text:span text:style-name="T87"><text:tab/><text:tab/><text:tab/>}</text:span></text:p>
      <text:p text:style-name="P1"><text:span text:style-name="T87"><text:tab/><text:tab/>}</text:span></text:p>
      <text:p text:style-name="P1"><text:span text:style-name="T87"/></text:p>
      <text:p text:style-name="P1"><text:span text:style-name="T87"><text:tab/><text:tab/>// Remove the expando if there's no more data</text:span></text:p>
      <text:p text:style-name="P1"><text:span text:style-name="T87"><text:tab/><text:tab/>if ( key === undefined || jQuery.isEmptyObject( cache ) ) {</text:span></text:p>
      <text:p text:style-name="P1"><text:span text:style-name="T87"/></text:p>
      <text:p text:style-name="P1"><text:span text:style-name="T87"><text:tab/><text:tab/><text:tab/>// Support: Chrome &lt;=35 - 45</text:span></text:p>
      <text:p text:style-name="P1"><text:span text:style-name="T87"><text:tab/><text:tab/><text:tab/>// Webkit &amp; Blink performance suffers when deleting properties</text:span></text:p>
      <text:p text:style-name="P1"><text:span text:style-name="T87"><text:tab/><text:tab/><text:tab/>// from DOM nodes, so set to undefined instead</text:span></text:p>
      <text:p text:style-name="P1"><text:span text:style-name="T87"><text:tab/><text:tab/><text:tab/>//<text:s/></text:span><text:a xlink:href="https://bugs.chromium.org/p/chromium/issues/detail?id=378607"><text:span text:style-name="T88">https://bugs.chromium.org/p/chromium/issues/detail?id=378607</text:span></text:a><text:span text:style-name="T89"><text:s/>(bug restricted)</text:span></text:p>
      <text:p text:style-name="P1"><text:span text:style-name="T89"><text:tab/><text:tab/><text:tab/>if ( owner.nodeType ) {</text:span></text:p>
      <text:p text:style-name="P1"><text:span text:style-name="T89"><text:tab/><text:tab/><text:tab/><text:tab/>owner[ this.expando ] = undefined;</text:span></text:p>
      <text:p text:style-name="P1"><text:span text:style-name="T89"><text:tab/><text:tab/><text:tab/>} else {</text:span></text:p>
      <text:p text:style-name="P1"><text:span text:style-name="T89"><text:tab/><text:tab/><text:tab/><text:tab/>delete owner[ this.expando ];</text:span></text:p>
      <text:p text:style-name="P1"><text:span text:style-name="T89"><text:tab/><text:tab/><text:tab/>}</text:span></text:p>
      <text:p text:style-name="P1"><text:span text:style-name="T89"><text:tab/><text:tab/>}</text:span></text:p>
      <text:p text:style-name="P1"><text:span text:style-name="T89"><text:tab/>},</text:span></text:p>
      <text:p text:style-name="P1"><text:span text:style-name="T89"><text:tab/>hasData: function( owner ) {</text:span></text:p>
      <text:p text:style-name="P1"><text:span text:style-name="T89"><text:tab/><text:tab/>var cache = owner[ this.expando ];</text:span></text:p>
      <text:p text:style-name="P1"><text:span text:style-name="T89"><text:tab/><text:tab/>return cache !== undefined &amp;&amp; !jQuery.isEmptyObject( cache );</text:span></text:p>
      <text:p text:style-name="P1"><text:span text:style-name="T89"><text:tab/>}</text:span></text:p>
      <text:p text:style-name="P1"><text:span text:style-name="T89">};</text:span></text:p>
      <text:p text:style-name="P1"><text:span text:style-name="T89">var dataPriv = new Data();</text:span></text:p>
      <text:p text:style-name="P1"><text:span text:style-name="T89"/></text:p>
      <text:p text:style-name="P1"><text:span text:style-name="T89">var dataUser = new Data();</text:span></text:p>
      <text:p text:style-name="P1"><text:span text:style-name="T89"/></text:p>
      <text:p text:style-name="P1"><text:span text:style-name="T89"/></text:p>
      <text:p text:style-name="P1"><text:span text:style-name="T89"/></text:p>
      <text:p text:style-name="P1"><text:span text:style-name="T89">//<text:tab/>Implementation Summary</text:span></text:p>
      <text:p text:style-name="P1"><text:span text:style-name="T89">//</text:span></text:p>
      <text:p text:style-name="P1"><text:span text:style-name="T89">//<text:tab/>1. Enforce API surface and semantic compatibility with 1.9.x branch</text:span></text:p>
      <text:p text:style-name="P1"><text:span text:style-name="T89">//<text:tab/>2. Improve the module's maintainability by reducing the storage</text:span></text:p>
      <text:p text:style-name="P1"><text:span text:style-name="T89">//<text:tab/><text:tab/>paths to a single mechanism.</text:span></text:p>
      <text:p text:style-name="P1"><text:span text:style-name="T89">//<text:tab/>3. Use the same single mechanism to support "private" and "user" data.</text:span></text:p>
      <text:p text:style-name="P1"><text:span text:style-name="T89">//<text:tab/>4. _Never_ expose "private" data to user code (TODO: Drop _data, _removeData)</text:span></text:p>
      <text:p text:style-name="P1"><text:span text:style-name="T89">//<text:tab/>5. Avoid exposing implementation details on user objects (eg. expando properties)</text:span></text:p>
      <text:p text:style-name="P1"><text:span text:style-name="T89">//<text:tab/>6. Provide a clear path for implementation upgrade to WeakMap in 2014</text:span></text:p>
      <text:p text:style-name="P1"><text:span text:style-name="T89"/></text:p>
      <text:p text:style-name="P1"><text:span text:style-name="T89">var rbrace = /^(?:\{[\w\W]*\}|\[[\w\W]*\])$/,</text:span></text:p>
      <text:p text:style-name="P1"><text:span text:style-name="T89"><text:tab/>rmultiDash = /[A-Z]/g;</text:span></text:p>
      <text:p text:style-name="P1"><text:span text:style-name="T89"/></text:p>
      <text:p text:style-name="P1"><text:span text:style-name="T89">function getData( data ) {</text:span></text:p>
      <text:p text:style-name="P1"><text:span text:style-name="T89"><text:tab/>if ( data === "true" ) {</text:span></text:p>
      <text:p text:style-name="P1"><text:span text:style-name="T89"><text:tab/><text:tab/>return true;</text:span></text:p>
      <text:p text:style-name="P1"><text:span text:style-name="T89"><text:tab/>}</text:span></text:p>
      <text:p text:style-name="P1"><text:span text:style-name="T89"/></text:p>
      <text:p text:style-name="P1"><text:span text:style-name="T89"><text:tab/>if ( data === "false" ) {</text:span></text:p>
      <text:p text:style-name="P1"><text:span text:style-name="T89"><text:tab/><text:tab/>return false;</text:span></text:p>
      <text:p text:style-name="P1"><text:span text:style-name="T89"><text:tab/>}</text:span></text:p>
      <text:p text:style-name="P1"><text:span text:style-name="T89"/></text:p>
      <text:p text:style-name="P1"><text:span text:style-name="T89"><text:tab/>if ( data === "null" ) {</text:span></text:p>
      <text:p text:style-name="P1"><text:span text:style-name="T89"><text:tab/><text:tab/>return null;</text:span></text:p>
      <text:p text:style-name="P1"><text:span text:style-name="T89"><text:tab/>}</text:span></text:p>
      <text:p text:style-name="P1"><text:span text:style-name="T89"/></text:p>
      <text:p text:style-name="P1"><text:span text:style-name="T89"><text:tab/>// Only convert to a number if it doesn't change the string</text:span></text:p>
      <text:p text:style-name="P1"><text:span text:style-name="T89"><text:tab/>if ( data === +data + "" ) {</text:span></text:p>
      <text:p text:style-name="P1"><text:span text:style-name="T89"><text:tab/><text:tab/>return +data;</text:span></text:p>
      <text:p text:style-name="P1"><text:span text:style-name="T89"><text:tab/>}</text:span></text:p>
      <text:p text:style-name="P1"><text:span text:style-name="T89"/></text:p>
      <text:p text:style-name="P1"><text:span text:style-name="T89"><text:tab/>if ( rbrace.test( data ) ) {</text:span></text:p>
      <text:p text:style-name="P1"><text:span text:style-name="T89"><text:tab/><text:tab/>return JSON.parse( data );</text:span></text:p>
      <text:p text:style-name="P1"><text:span text:style-name="T89"><text:tab/>}</text:span></text:p>
      <text:p text:style-name="P1"><text:span text:style-name="T89"/></text:p>
      <text:p text:style-name="P1"><text:span text:style-name="T89"><text:tab/>return data;</text:span></text:p>
      <text:p text:style-name="P1"><text:span text:style-name="T89">}</text:span></text:p>
      <text:p text:style-name="P1"><text:span text:style-name="T89"/></text:p>
      <text:p text:style-name="P1"><text:span text:style-name="T89">function dataAttr( elem, key, data ) {</text:span></text:p>
      <text:p text:style-name="P1"><text:span text:style-name="T89"><text:tab/>var name;</text:span></text:p>
      <text:p text:style-name="P1"><text:span text:style-name="T89"/></text:p>
      <text:p text:style-name="P1"><text:span text:style-name="T89"><text:tab/>// If nothing was found internally, try to fetch any</text:span></text:p>
      <text:p text:style-name="P1"><text:span text:style-name="T89"><text:tab/>// data from the HTML5 data-* attribute</text:span></text:p>
      <text:p text:style-name="P1"><text:span text:style-name="T89"><text:tab/>if ( data === undefined &amp;&amp; elem.nodeType === 1 ) {</text:span></text:p>
      <text:p text:style-name="P1"><text:span text:style-name="T89"><text:tab/><text:tab/>name = "data-" + key.replace( rmultiDash, "-$&amp;" ).toLowerCase();</text:span></text:p>
      <text:p text:style-name="P1"><text:span text:style-name="T89"><text:tab/><text:tab/>data = elem.getAttribute( name );</text:span></text:p>
      <text:p text:style-name="P1"><text:span text:style-name="T89"/></text:p>
      <text:p text:style-name="P1"><text:span text:style-name="T89"><text:tab/><text:tab/>if ( typeof data === "string" ) {</text:span></text:p>
      <text:p text:style-name="P1"><text:span text:style-name="T89"><text:tab/><text:tab/><text:tab/>try {</text:span></text:p>
      <text:p text:style-name="P1"><text:span text:style-name="T89"><text:tab/><text:tab/><text:tab/><text:tab/>data = getData( data );</text:span></text:p>
      <text:p text:style-name="P1"><text:span text:style-name="T89"><text:tab/><text:tab/><text:tab/>} catch ( e ) {}</text:span></text:p>
      <text:p text:style-name="P1"><text:span text:style-name="T89"/></text:p>
      <text:p text:style-name="P1"><text:span text:style-name="T89"><text:tab/><text:tab/><text:tab/>// Make sure we set the data so it isn't changed later</text:span></text:p>
      <text:p text:style-name="P1"><text:span text:style-name="T89"><text:tab/><text:tab/><text:tab/>dataUser.set( elem, key, data );</text:span></text:p>
      <text:p text:style-name="P1"><text:span text:style-name="T89"><text:tab/><text:tab/>} else {</text:span></text:p>
      <text:p text:style-name="P1"><text:span text:style-name="T89"><text:tab/><text:tab/><text:tab/>data = undefined;</text:span></text:p>
      <text:p text:style-name="P1"><text:span text:style-name="T89"><text:tab/><text:tab/>}</text:span></text:p>
      <text:p text:style-name="P1"><text:span text:style-name="T89"><text:tab/>}</text:span></text:p>
      <text:p text:style-name="P1"><text:span text:style-name="T89"><text:tab/>return data;</text:span></text:p>
      <text:p text:style-name="P1"><text:span text:style-name="T89">}</text:span></text:p>
      <text:p text:style-name="P1"><text:span text:style-name="T89"/></text:p>
      <text:p text:style-name="P1"><text:span text:style-name="T89">jQuery.extend( {</text:span></text:p>
      <text:p text:style-name="P1"><text:span text:style-name="T89"><text:tab/>hasData: function( elem ) {</text:span></text:p>
      <text:p text:style-name="P1"><text:span text:style-name="T89"><text:tab/><text:tab/>return dataUser.hasData( elem ) || dataPriv.hasData( elem );</text:span></text:p>
      <text:p text:style-name="P1"><text:span text:style-name="T89"><text:tab/>},</text:span></text:p>
      <text:p text:style-name="P1"><text:span text:style-name="T89"/></text:p>
      <text:p text:style-name="P1"><text:span text:style-name="T89"><text:tab/>data: function( elem, name, data ) {</text:span></text:p>
      <text:p text:style-name="P1"><text:span text:style-name="T89"><text:tab/><text:tab/>return dataUser.access( elem, name, data );</text:span></text:p>
      <text:p text:style-name="P1"><text:span text:style-name="T89"><text:tab/>},</text:span></text:p>
      <text:p text:style-name="P1"><text:span text:style-name="T89"/></text:p>
      <text:p text:style-name="P1"><text:span text:style-name="T89"><text:tab/>removeData: function( elem, name ) {</text:span></text:p>
      <text:p text:style-name="P1"><text:span text:style-name="T89"><text:tab/><text:tab/>dataUser.remove( elem, name );</text:span></text:p>
      <text:p text:style-name="P1"><text:span text:style-name="T89"><text:tab/>},</text:span></text:p>
      <text:p text:style-name="P1"><text:span text:style-name="T89"/></text:p>
      <text:p text:style-name="P1"><text:span text:style-name="T89"><text:tab/>// TODO: Now that all calls to _data and _removeData have been replaced</text:span></text:p>
      <text:p text:style-name="P1"><text:span text:style-name="T89"><text:tab/>// with direct calls to dataPriv methods, these can be deprecated.</text:span></text:p>
      <text:p text:style-name="P1"><text:span text:style-name="T89"><text:tab/>_data: function( elem, name, data ) {</text:span></text:p>
      <text:p text:style-name="P1"><text:span text:style-name="T89"><text:tab/><text:tab/>return dataPriv.access( elem, name, data );</text:span></text:p>
      <text:p text:style-name="P1"><text:span text:style-name="T89"><text:tab/>},</text:span></text:p>
      <text:p text:style-name="P1"><text:span text:style-name="T89"/></text:p>
      <text:p text:style-name="P1"><text:span text:style-name="T89"><text:tab/>_removeData: function( elem, name ) {</text:span></text:p>
      <text:p text:style-name="P1"><text:span text:style-name="T89"><text:tab/><text:tab/>dataPriv.remove( elem, name );</text:span></text:p>
      <text:p text:style-name="P1"><text:span text:style-name="T89"><text:tab/>}</text:span></text:p>
      <text:p text:style-name="P1"><text:span text:style-name="T89">} );</text:span></text:p>
      <text:p text:style-name="P1"><text:span text:style-name="T89"/></text:p>
      <text:p text:style-name="P1"><text:span text:style-name="T89">jQuery.fn.extend( {</text:span></text:p>
      <text:p text:style-name="P1"><text:span text:style-name="T89"><text:tab/>data: function( key, value ) {</text:span></text:p>
      <text:p text:style-name="P1"><text:span text:style-name="T89"><text:tab/><text:tab/>var i, name, data,</text:span></text:p>
      <text:p text:style-name="P1"><text:span text:style-name="T89"><text:tab/><text:tab/><text:tab/>elem = this[ 0 ],</text:span></text:p>
      <text:p text:style-name="P1"><text:span text:style-name="T89"><text:tab/><text:tab/><text:tab/>attrs = elem &amp;&amp; elem.attributes;</text:span></text:p>
      <text:p text:style-name="P1"><text:span text:style-name="T89"/></text:p>
      <text:p text:style-name="P1"><text:span text:style-name="T89"><text:tab/><text:tab/>// Gets all values</text:span></text:p>
      <text:p text:style-name="P1"><text:span text:style-name="T89"><text:tab/><text:tab/>if ( key === undefined ) {</text:span></text:p>
      <text:p text:style-name="P1"><text:span text:style-name="T89"><text:tab/><text:tab/><text:tab/>if ( this.length ) {</text:span></text:p>
      <text:p text:style-name="P1"><text:span text:style-name="T89"><text:tab/><text:tab/><text:tab/><text:tab/>data = dataUser.get( elem );</text:span></text:p>
      <text:p text:style-name="P1"><text:span text:style-name="T89"/></text:p>
      <text:p text:style-name="P1"><text:span text:style-name="T89"><text:tab/><text:tab/><text:tab/><text:tab/>if ( elem.nodeType === 1 &amp;&amp; !dataPriv.get( elem, "hasDataAttrs" ) ) {</text:span></text:p>
      <text:p text:style-name="P1"><text:span text:style-name="T89"><text:tab/><text:tab/><text:tab/><text:tab/><text:tab/>i = attrs.length;</text:span></text:p>
      <text:p text:style-name="P1"><text:span text:style-name="T89"><text:tab/><text:tab/><text:tab/><text:tab/><text:tab/>while ( i-- ) {</text:span></text:p>
      <text:p text:style-name="P1"><text:span text:style-name="T89"/></text:p>
      <text:p text:style-name="P1"><text:span text:style-name="T89"><text:tab/><text:tab/><text:tab/><text:tab/><text:tab/><text:tab/>// Support: IE 11 only</text:span></text:p>
      <text:p text:style-name="P1"><text:span text:style-name="T89"><text:tab/><text:tab/><text:tab/><text:tab/><text:tab/><text:tab/>// The attrs elements can be null (#14894)</text:span></text:p>
      <text:p text:style-name="P1"><text:span text:style-name="T89"><text:tab/><text:tab/><text:tab/><text:tab/><text:tab/><text:tab/>if ( attrs[ i ] ) {</text:span></text:p>
      <text:p text:style-name="P1"><text:span text:style-name="T89"><text:tab/><text:tab/><text:tab/><text:tab/><text:tab/><text:tab/><text:tab/>name = attrs[ i ].name;</text:span></text:p>
      <text:p text:style-name="P1"><text:span text:style-name="T89"><text:tab/><text:tab/><text:tab/><text:tab/><text:tab/><text:tab/><text:tab/>if ( name.indexOf( "data-" ) === 0 ) {</text:span></text:p>
      <text:p text:style-name="P1"><text:span text:style-name="T89"><text:tab/><text:tab/><text:tab/><text:tab/><text:tab/><text:tab/><text:tab/><text:tab/>name = camelCase( name.slice( 5 ) );</text:span></text:p>
      <text:p text:style-name="P1"><text:span text:style-name="T89"><text:tab/><text:tab/><text:tab/><text:tab/><text:tab/><text:tab/><text:tab/><text:tab/>dataAttr( elem, name, data[ name ] );</text:span></text:p>
      <text:p text:style-name="P1"><text:span text:style-name="T89"><text:tab/><text:tab/><text:tab/><text:tab/><text:tab/><text:tab/><text:tab/>}</text:span></text:p>
      <text:p text:style-name="P1"><text:span text:style-name="T89"><text:tab/><text:tab/><text:tab/><text:tab/><text:tab/><text:tab/>}</text:span></text:p>
      <text:p text:style-name="P1"><text:span text:style-name="T89"><text:tab/><text:tab/><text:tab/><text:tab/><text:tab/>}</text:span></text:p>
      <text:p text:style-name="P1"><text:span text:style-name="T89"><text:tab/><text:tab/><text:tab/><text:tab/><text:tab/>dataPriv.set( elem, "hasDataAttrs", true );</text:span></text:p>
      <text:p text:style-name="P1"><text:span text:style-name="T89"><text:tab/><text:tab/><text:tab/><text:tab/>}</text:span></text:p>
      <text:p text:style-name="P1"><text:span text:style-name="T89"><text:tab/><text:tab/><text:tab/>}</text:span></text:p>
      <text:p text:style-name="P1"><text:span text:style-name="T89"/></text:p>
      <text:p text:style-name="P1"><text:span text:style-name="T89"><text:tab/><text:tab/><text:tab/>return data;</text:span></text:p>
      <text:p text:style-name="P1"><text:span text:style-name="T89"><text:tab/><text:tab/>}</text:span></text:p>
      <text:p text:style-name="P1"><text:span text:style-name="T89"/></text:p>
      <text:p text:style-name="P1"><text:span text:style-name="T89"><text:tab/><text:tab/>// Sets multiple values</text:span></text:p>
      <text:p text:style-name="P1"><text:span text:style-name="T89"><text:tab/><text:tab/>if ( typeof key === "object" ) {</text:span></text:p>
      <text:p text:style-name="P1"><text:span text:style-name="T89"><text:tab/><text:tab/><text:tab/>return this.each( function() {</text:span></text:p>
      <text:p text:style-name="P1"><text:span text:style-name="T89"><text:tab/><text:tab/><text:tab/><text:tab/>dataUser.set( this, key );</text:span></text:p>
      <text:p text:style-name="P1"><text:span text:style-name="T89"><text:tab/><text:tab/><text:tab/>} );</text:span></text:p>
      <text:p text:style-name="P1"><text:span text:style-name="T89"><text:tab/><text:tab/>}</text:span></text:p>
      <text:p text:style-name="P1"><text:span text:style-name="T89"/></text:p>
      <text:p text:style-name="P1"><text:span text:style-name="T89"><text:tab/><text:tab/>return access( this, function( value ) {</text:span></text:p>
      <text:p text:style-name="P1"><text:span text:style-name="T89"><text:tab/><text:tab/><text:tab/>var data;</text:span></text:p>
      <text:p text:style-name="P1"><text:span text:style-name="T89"/></text:p>
      <text:p text:style-name="P1"><text:span text:style-name="T89"><text:tab/><text:tab/><text:tab/>// The calling jQuery object (element matches) is not empty</text:span></text:p>
      <text:p text:style-name="P1"><text:span text:style-name="T89"><text:tab/><text:tab/><text:tab/>// (and therefore has an element appears at this[ 0 ]) and the</text:span></text:p>
      <text:p text:style-name="P1"><text:span text:style-name="T89"><text:tab/><text:tab/><text:tab/>// `value` parameter was not undefined. An empty jQuery object</text:span></text:p>
      <text:p text:style-name="P1"><text:span text:style-name="T89"><text:tab/><text:tab/><text:tab/>// will result in `undefined` for elem = this[ 0 ] which will</text:span></text:p>
      <text:p text:style-name="P1"><text:span text:style-name="T89"><text:tab/><text:tab/><text:tab/>// throw an exception if an attempt to read a data cache is made.</text:span></text:p>
      <text:p text:style-name="P1"><text:span text:style-name="T89"><text:tab/><text:tab/><text:tab/>if ( elem &amp;&amp; value === undefined ) {</text:span></text:p>
      <text:p text:style-name="P1"><text:span text:style-name="T89"/></text:p>
      <text:p text:style-name="P1"><text:span text:style-name="T89"><text:tab/><text:tab/><text:tab/><text:tab/>// Attempt to get data from the cache</text:span></text:p>
      <text:p text:style-name="P1"><text:span text:style-name="T89"><text:tab/><text:tab/><text:tab/><text:tab/>// The key will always be camelCased in Data</text:span></text:p>
      <text:p text:style-name="P1"><text:span text:style-name="T89"><text:tab/><text:tab/><text:tab/><text:tab/>data = dataUser.get( elem, key );</text:span></text:p>
      <text:p text:style-name="P1"><text:span text:style-name="T89"><text:tab/><text:tab/><text:tab/><text:tab/>if ( data !== undefined ) {</text:span></text:p>
      <text:p text:style-name="P1"><text:span text:style-name="T89"><text:tab/><text:tab/><text:tab/><text:tab/><text:tab/>return data;</text:span></text:p>
      <text:p text:style-name="P1"><text:span text:style-name="T89"><text:tab/><text:tab/><text:tab/><text:tab/>}</text:span></text:p>
      <text:p text:style-name="P1"><text:span text:style-name="T89"/></text:p>
      <text:p text:style-name="P1"><text:span text:style-name="T89"><text:tab/><text:tab/><text:tab/><text:tab/>// Attempt to "discover" the data in</text:span></text:p>
      <text:p text:style-name="P1"><text:span text:style-name="T89"><text:tab/><text:tab/><text:tab/><text:tab/>// HTML5 custom data-* attrs</text:span></text:p>
      <text:p text:style-name="P1"><text:span text:style-name="T89"><text:tab/><text:tab/><text:tab/><text:tab/>data = dataAttr( elem, key );</text:span></text:p>
      <text:p text:style-name="P1"><text:span text:style-name="T89"><text:tab/><text:tab/><text:tab/><text:tab/>if ( data !== undefined ) {</text:span></text:p>
      <text:p text:style-name="P1"><text:span text:style-name="T89"><text:tab/><text:tab/><text:tab/><text:tab/><text:tab/>return data;</text:span></text:p>
      <text:p text:style-name="P1"><text:span text:style-name="T89"><text:tab/><text:tab/><text:tab/><text:tab/>}</text:span></text:p>
      <text:p text:style-name="P1"><text:span text:style-name="T89"/></text:p>
      <text:p text:style-name="P1"><text:span text:style-name="T89"><text:tab/><text:tab/><text:tab/><text:tab/>// We tried really hard, but the data doesn't exist.</text:span></text:p>
      <text:p text:style-name="P1"><text:span text:style-name="T89"><text:tab/><text:tab/><text:tab/><text:tab/>return;</text:span></text:p>
      <text:p text:style-name="P1"><text:span text:style-name="T89"><text:tab/><text:tab/><text:tab/>}</text:span></text:p>
      <text:p text:style-name="P1"><text:span text:style-name="T89"/></text:p>
      <text:p text:style-name="P1"><text:span text:style-name="T89"><text:tab/><text:tab/><text:tab/>// Set the data...</text:span></text:p>
      <text:p text:style-name="P1"><text:span text:style-name="T89"><text:tab/><text:tab/><text:tab/>this.each( function() {</text:span></text:p>
      <text:p text:style-name="P1"><text:span text:style-name="T89"/></text:p>
      <text:p text:style-name="P1"><text:span text:style-name="T89"><text:tab/><text:tab/><text:tab/><text:tab/>// We always store the camelCased key</text:span></text:p>
      <text:p text:style-name="P1"><text:span text:style-name="T89"><text:tab/><text:tab/><text:tab/><text:tab/>dataUser.set( this, key, value );</text:span></text:p>
      <text:p text:style-name="P1"><text:span text:style-name="T89"><text:tab/><text:tab/><text:tab/>} );</text:span></text:p>
      <text:p text:style-name="P1"><text:span text:style-name="T89"><text:tab/><text:tab/>}, null, value, arguments.length &gt; 1, null, true );</text:span></text:p>
      <text:p text:style-name="P1"><text:span text:style-name="T89"><text:tab/>},</text:span></text:p>
      <text:p text:style-name="P1"><text:span text:style-name="T89"/></text:p>
      <text:p text:style-name="P1"><text:span text:style-name="T89"><text:tab/>removeData: function( key ) {</text:span></text:p>
      <text:p text:style-name="P1"><text:span text:style-name="T89"><text:tab/><text:tab/>return this.each( function() {</text:span></text:p>
      <text:p text:style-name="P1"><text:span text:style-name="T89"><text:tab/><text:tab/><text:tab/>dataUser.remove( this, key );</text:span></text:p>
      <text:p text:style-name="P1"><text:span text:style-name="T89"><text:tab/><text:tab/>} );</text:span></text:p>
      <text:p text:style-name="P1"><text:span text:style-name="T89"><text:tab/>}</text:span></text:p>
      <text:p text:style-name="P1"><text:span text:style-name="T89">} );</text:span></text:p>
      <text:p text:style-name="P1"><text:span text:style-name="T89"/></text:p>
      <text:p text:style-name="P1"><text:span text:style-name="T89"/></text:p>
      <text:p text:style-name="P1"><text:span text:style-name="T89">jQuery.extend( {</text:span></text:p>
      <text:p text:style-name="P1"><text:span text:style-name="T89"><text:tab/>queue: function( elem, type, data ) {</text:span></text:p>
      <text:p text:style-name="P1"><text:span text:style-name="T89"><text:tab/><text:tab/>var queue;</text:span></text:p>
      <text:p text:style-name="P1"><text:span text:style-name="T89"/></text:p>
      <text:p text:style-name="P1"><text:span text:style-name="T89"><text:tab/><text:tab/>if ( elem ) {</text:span></text:p>
      <text:p text:style-name="P1"><text:span text:style-name="T89"><text:tab/><text:tab/><text:tab/>type = ( type || "fx" ) + "queue";</text:span></text:p>
      <text:p text:style-name="P1"><text:span text:style-name="T89"><text:tab/><text:tab/><text:tab/>queue = dataPriv.get( elem, type );</text:span></text:p>
      <text:p text:style-name="P1"><text:span text:style-name="T89"/></text:p>
      <text:p text:style-name="P1"><text:span text:style-name="T89"><text:tab/><text:tab/><text:tab/>// Speed up dequeue by getting out quickly if this is just a lookup</text:span></text:p>
      <text:p text:style-name="P1"><text:span text:style-name="T89"><text:tab/><text:tab/><text:tab/>if ( data ) {</text:span></text:p>
      <text:p text:style-name="P1"><text:span text:style-name="T89"><text:tab/><text:tab/><text:tab/><text:tab/>if ( !queue || Array.isArray( data ) ) {</text:span></text:p>
      <text:p text:style-name="P1"><text:span text:style-name="T89"><text:tab/><text:tab/><text:tab/><text:tab/><text:tab/>queue = dataPriv.access( elem, type, jQuery.makeArray( data ) );</text:span></text:p>
      <text:p text:style-name="P1"><text:span text:style-name="T89"><text:tab/><text:tab/><text:tab/><text:tab/>} else {</text:span></text:p>
      <text:p text:style-name="P1"><text:span text:style-name="T89"><text:tab/><text:tab/><text:tab/><text:tab/><text:tab/>queue.push( data );</text:span></text:p>
      <text:p text:style-name="P1"><text:span text:style-name="T89"><text:tab/><text:tab/><text:tab/><text:tab/>}</text:span></text:p>
      <text:p text:style-name="P1"><text:span text:style-name="T89"><text:tab/><text:tab/><text:tab/>}</text:span></text:p>
      <text:p text:style-name="P1"><text:span text:style-name="T89"><text:tab/><text:tab/><text:tab/>return queue || [];</text:span></text:p>
      <text:p text:style-name="P1"><text:span text:style-name="T89"><text:tab/><text:tab/>}</text:span></text:p>
      <text:p text:style-name="P1"><text:span text:style-name="T89"><text:tab/>},</text:span></text:p>
      <text:p text:style-name="P1"><text:span text:style-name="T89"/></text:p>
      <text:p text:style-name="P1"><text:span text:style-name="T89"><text:tab/>dequeue: function( elem, type ) {</text:span></text:p>
      <text:p text:style-name="P1"><text:span text:style-name="T89"><text:tab/><text:tab/>type = type || "fx";</text:span></text:p>
      <text:p text:style-name="P1"><text:span text:style-name="T89"/></text:p>
      <text:p text:style-name="P1"><text:span text:style-name="T89"><text:tab/><text:tab/>var queue = jQuery.queue( elem, type ),</text:span></text:p>
      <text:p text:style-name="P1"><text:span text:style-name="T89"><text:tab/><text:tab/><text:tab/>startLength = queue.length,</text:span></text:p>
      <text:p text:style-name="P1"><text:span text:style-name="T89"><text:tab/><text:tab/><text:tab/>fn = queue.shift(),</text:span></text:p>
      <text:p text:style-name="P1"><text:span text:style-name="T89"><text:tab/><text:tab/><text:tab/>hooks = jQuery._queueHooks( elem, type ),</text:span></text:p>
      <text:p text:style-name="P1"><text:span text:style-name="T89"><text:tab/><text:tab/><text:tab/>next = function() {</text:span></text:p>
      <text:p text:style-name="P1"><text:span text:style-name="T89"><text:tab/><text:tab/><text:tab/><text:tab/>jQuery.dequeue( elem, type );</text:span></text:p>
      <text:p text:style-name="P1"><text:span text:style-name="T89"><text:tab/><text:tab/><text:tab/>};</text:span></text:p>
      <text:p text:style-name="P1"><text:span text:style-name="T89"/></text:p>
      <text:p text:style-name="P1"><text:span text:style-name="T89"><text:tab/><text:tab/>// If the fx queue is dequeued, always remove the progress sentinel</text:span></text:p>
      <text:p text:style-name="P1"><text:span text:style-name="T89"><text:tab/><text:tab/>if ( fn === "inprogress" ) {</text:span></text:p>
      <text:p text:style-name="P1"><text:span text:style-name="T89"><text:tab/><text:tab/><text:tab/>fn = queue.shift();</text:span></text:p>
      <text:p text:style-name="P1"><text:span text:style-name="T89"><text:tab/><text:tab/><text:tab/>startLength--;</text:span></text:p>
      <text:p text:style-name="P1"><text:span text:style-name="T89"><text:tab/><text:tab/>}</text:span></text:p>
      <text:p text:style-name="P1"><text:span text:style-name="T89"/></text:p>
      <text:p text:style-name="P1"><text:span text:style-name="T89"><text:tab/><text:tab/>if ( fn ) {</text:span></text:p>
      <text:p text:style-name="P1"><text:span text:style-name="T89"/></text:p>
      <text:p text:style-name="P1"><text:span text:style-name="T89"><text:tab/><text:tab/><text:tab/>// Add a progress sentinel to prevent the fx queue from being</text:span></text:p>
      <text:p text:style-name="P1"><text:span text:style-name="T89"><text:tab/><text:tab/><text:tab/>// automatically dequeued</text:span></text:p>
      <text:p text:style-name="P1"><text:span text:style-name="T89"><text:tab/><text:tab/><text:tab/>if ( type === "fx" ) {</text:span></text:p>
      <text:p text:style-name="P1"><text:span text:style-name="T89"><text:tab/><text:tab/><text:tab/><text:tab/>queue.unshift( "inprogress" );</text:span></text:p>
      <text:p text:style-name="P1"><text:span text:style-name="T89"><text:tab/><text:tab/><text:tab/>}</text:span></text:p>
      <text:p text:style-name="P1"><text:span text:style-name="T89"/></text:p>
      <text:p text:style-name="P1"><text:span text:style-name="T89"><text:tab/><text:tab/><text:tab/>// Clear up the last queue stop function</text:span></text:p>
      <text:p text:style-name="P1"><text:span text:style-name="T89"><text:tab/><text:tab/><text:tab/>delete hooks.stop;</text:span></text:p>
      <text:p text:style-name="P1"><text:span text:style-name="T89"><text:tab/><text:tab/><text:tab/>fn.call( elem, next, hooks );</text:span></text:p>
      <text:p text:style-name="P1"><text:span text:style-name="T89"><text:tab/><text:tab/>}</text:span></text:p>
      <text:p text:style-name="P1"><text:span text:style-name="T89"/></text:p>
      <text:p text:style-name="P1"><text:span text:style-name="T89"><text:tab/><text:tab/>if ( !startLength &amp;&amp; hooks ) {</text:span></text:p>
      <text:p text:style-name="P1"><text:span text:style-name="T89"><text:tab/><text:tab/><text:tab/>hooks.empty.fire();</text:span></text:p>
      <text:p text:style-name="P1"><text:span text:style-name="T89"><text:tab/><text:tab/>}</text:span></text:p>
      <text:p text:style-name="P1"><text:span text:style-name="T89"><text:tab/>},</text:span></text:p>
      <text:p text:style-name="P1"><text:span text:style-name="T89"/></text:p>
      <text:p text:style-name="P1"><text:span text:style-name="T89"><text:tab/>// Not public - generate a queueHooks object, or return the current one</text:span></text:p>
      <text:p text:style-name="P1"><text:span text:style-name="T89"><text:tab/>_queueHooks: function( elem, type ) {</text:span></text:p>
      <text:p text:style-name="P1"><text:span text:style-name="T89"><text:tab/><text:tab/>var key = type + "queueHooks";</text:span></text:p>
      <text:p text:style-name="P1"><text:span text:style-name="T89"><text:tab/><text:tab/>return dataPriv.get( elem, key ) || dataPriv.access( elem, key, {</text:span></text:p>
      <text:p text:style-name="P1"><text:span text:style-name="T89"><text:tab/><text:tab/><text:tab/>empty: jQuery.Callbacks( "once memory" ).add( function() {</text:span></text:p>
      <text:p text:style-name="P1"><text:span text:style-name="T89"><text:tab/><text:tab/><text:tab/><text:tab/>dataPriv.remove( elem, [ type + "queue", key ] );</text:span></text:p>
      <text:p text:style-name="P1"><text:span text:style-name="T89"><text:tab/><text:tab/><text:tab/>} )</text:span></text:p>
      <text:p text:style-name="P1"><text:span text:style-name="T89"><text:tab/><text:tab/>} );</text:span></text:p>
      <text:p text:style-name="P1"><text:span text:style-name="T89"><text:tab/>}</text:span></text:p>
      <text:p text:style-name="P1"><text:span text:style-name="T89">} );</text:span></text:p>
      <text:p text:style-name="P1"><text:span text:style-name="T89"/></text:p>
      <text:p text:style-name="P1"><text:span text:style-name="T89">jQuery.fn.extend( {</text:span></text:p>
      <text:p text:style-name="P1"><text:span text:style-name="T89"><text:tab/>queue: function( type, data ) {</text:span></text:p>
      <text:p text:style-name="P1"><text:span text:style-name="T89"><text:tab/><text:tab/>var setter = 2;</text:span></text:p>
      <text:p text:style-name="P1"><text:span text:style-name="T89"/></text:p>
      <text:p text:style-name="P1"><text:span text:style-name="T89"><text:tab/><text:tab/>if ( typeof type !== "string" ) {</text:span></text:p>
      <text:p text:style-name="P1"><text:span text:style-name="T89"><text:tab/><text:tab/><text:tab/>data = type;</text:span></text:p>
      <text:p text:style-name="P1"><text:span text:style-name="T89"><text:tab/><text:tab/><text:tab/>type = "fx";</text:span></text:p>
      <text:p text:style-name="P1"><text:span text:style-name="T89"><text:tab/><text:tab/><text:tab/>setter--;</text:span></text:p>
      <text:p text:style-name="P1"><text:span text:style-name="T89"><text:tab/><text:tab/>}</text:span></text:p>
      <text:p text:style-name="P1"><text:span text:style-name="T89"/></text:p>
      <text:p text:style-name="P1"><text:span text:style-name="T89"><text:tab/><text:tab/>if ( arguments.length &lt; setter ) {</text:span></text:p>
      <text:p text:style-name="P1"><text:span text:style-name="T89"><text:tab/><text:tab/><text:tab/>return jQuery.queue( this[ 0 ], type );</text:span></text:p>
      <text:p text:style-name="P1"><text:span text:style-name="T89"><text:tab/><text:tab/>}</text:span></text:p>
      <text:p text:style-name="P1"><text:span text:style-name="T89"/></text:p>
      <text:p text:style-name="P1"><text:span text:style-name="T89"><text:tab/><text:tab/>return data === undefined ?</text:span></text:p>
      <text:p text:style-name="P1"><text:span text:style-name="T89"><text:tab/><text:tab/><text:tab/>this :</text:span></text:p>
      <text:p text:style-name="P1"><text:span text:style-name="T89"><text:tab/><text:tab/><text:tab/>this.each( function() {</text:span></text:p>
      <text:p text:style-name="P1"><text:span text:style-name="T89"><text:tab/><text:tab/><text:tab/><text:tab/>var queue = jQuery.queue( this, type, data );</text:span></text:p>
      <text:p text:style-name="P1"><text:span text:style-name="T89"/></text:p>
      <text:p text:style-name="P1"><text:span text:style-name="T89"><text:tab/><text:tab/><text:tab/><text:tab/>// Ensure a hooks for this queue</text:span></text:p>
      <text:p text:style-name="P1"><text:span text:style-name="T89"><text:tab/><text:tab/><text:tab/><text:tab/>jQuery._queueHooks( this, type );</text:span></text:p>
      <text:p text:style-name="P1"><text:span text:style-name="T89"/></text:p>
      <text:p text:style-name="P1"><text:span text:style-name="T89"><text:tab/><text:tab/><text:tab/><text:tab/>if ( type === "fx" &amp;&amp; queue[ 0 ] !== "inprogress" ) {</text:span></text:p>
      <text:p text:style-name="P1"><text:span text:style-name="T89"><text:tab/><text:tab/><text:tab/><text:tab/><text:tab/>jQuery.dequeue( this, type );</text:span></text:p>
      <text:p text:style-name="P1"><text:span text:style-name="T89"><text:tab/><text:tab/><text:tab/><text:tab/>}</text:span></text:p>
      <text:p text:style-name="P1"><text:span text:style-name="T89"><text:tab/><text:tab/><text:tab/>} );</text:span></text:p>
      <text:p text:style-name="P1"><text:span text:style-name="T89"><text:tab/>},</text:span></text:p>
      <text:p text:style-name="P1"><text:span text:style-name="T89"><text:tab/>dequeue: function( type ) {</text:span></text:p>
      <text:p text:style-name="P1"><text:span text:style-name="T89"><text:tab/><text:tab/>return this.each( function() {</text:span></text:p>
      <text:p text:style-name="P1"><text:span text:style-name="T89"><text:tab/><text:tab/><text:tab/>jQuery.dequeue( this, type );</text:span></text:p>
      <text:p text:style-name="P1"><text:span text:style-name="T89"><text:tab/><text:tab/>} );</text:span></text:p>
      <text:p text:style-name="P1"><text:span text:style-name="T89"><text:tab/>},</text:span></text:p>
      <text:p text:style-name="P1"><text:span text:style-name="T89"><text:tab/>clearQueue: function( type ) {</text:span></text:p>
      <text:p text:style-name="P1"><text:span text:style-name="T89"><text:tab/><text:tab/>return this.queue( type || "fx", [] );</text:span></text:p>
      <text:p text:style-name="P1"><text:span text:style-name="T89"><text:tab/>},</text:span></text:p>
      <text:p text:style-name="P1"><text:span text:style-name="T89"/></text:p>
      <text:p text:style-name="P1"><text:span text:style-name="T89"><text:tab/>// Get a promise resolved when queues of a certain type</text:span></text:p>
      <text:p text:style-name="P1"><text:span text:style-name="T89"><text:tab/>// are emptied (fx is the type by default)</text:span></text:p>
      <text:p text:style-name="P1"><text:span text:style-name="T89"><text:tab/>promise: function( type, obj ) {</text:span></text:p>
      <text:p text:style-name="P1"><text:span text:style-name="T89"><text:tab/><text:tab/>var tmp,</text:span></text:p>
      <text:p text:style-name="P1"><text:span text:style-name="T89"><text:tab/><text:tab/><text:tab/>count = 1,</text:span></text:p>
      <text:p text:style-name="P1"><text:span text:style-name="T89"><text:tab/><text:tab/><text:tab/>defer = jQuery.Deferred(),</text:span></text:p>
      <text:p text:style-name="P1"><text:span text:style-name="T89"><text:tab/><text:tab/><text:tab/>elements = this,</text:span></text:p>
      <text:p text:style-name="P1"><text:span text:style-name="T89"><text:tab/><text:tab/><text:tab/>i = this.length,</text:span></text:p>
      <text:p text:style-name="P1"><text:span text:style-name="T89"><text:tab/><text:tab/><text:tab/>resolve = function() {</text:span></text:p>
      <text:p text:style-name="P1"><text:span text:style-name="T89"><text:tab/><text:tab/><text:tab/><text:tab/>if ( !( --count ) ) {</text:span></text:p>
      <text:p text:style-name="P1"><text:span text:style-name="T89"><text:tab/><text:tab/><text:tab/><text:tab/><text:tab/>defer.resolveWith( elements, [ elements ] );</text:span></text:p>
      <text:p text:style-name="P1"><text:span text:style-name="T89"><text:tab/><text:tab/><text:tab/><text:tab/>}</text:span></text:p>
      <text:p text:style-name="P1"><text:span text:style-name="T89"><text:tab/><text:tab/><text:tab/>};</text:span></text:p>
      <text:p text:style-name="P1"><text:span text:style-name="T89"/></text:p>
      <text:p text:style-name="P1"><text:span text:style-name="T89"><text:tab/><text:tab/>if ( typeof type !== "string" ) {</text:span></text:p>
      <text:p text:style-name="P1"><text:span text:style-name="T89"><text:tab/><text:tab/><text:tab/>obj = type;</text:span></text:p>
      <text:p text:style-name="P1"><text:span text:style-name="T89"><text:tab/><text:tab/><text:tab/>type = undefined;</text:span></text:p>
      <text:p text:style-name="P1"><text:span text:style-name="T89"><text:tab/><text:tab/>}</text:span></text:p>
      <text:p text:style-name="P1"><text:span text:style-name="T89"><text:tab/><text:tab/>type = type || "fx";</text:span></text:p>
      <text:p text:style-name="P1"><text:span text:style-name="T89"/></text:p>
      <text:p text:style-name="P1"><text:span text:style-name="T89"><text:tab/><text:tab/>while ( i-- ) {</text:span></text:p>
      <text:p text:style-name="P1"><text:span text:style-name="T89"><text:tab/><text:tab/><text:tab/>tmp = dataPriv.get( elements[ i ], type + "queueHooks" );</text:span></text:p>
      <text:p text:style-name="P1"><text:span text:style-name="T89"><text:tab/><text:tab/><text:tab/>if ( tmp &amp;&amp; tmp.empty ) {</text:span></text:p>
      <text:p text:style-name="P1"><text:span text:style-name="T89"><text:tab/><text:tab/><text:tab/><text:tab/>count++;</text:span></text:p>
      <text:p text:style-name="P1"><text:span text:style-name="T89"><text:tab/><text:tab/><text:tab/><text:tab/>tmp.empty.add( resolve );</text:span></text:p>
      <text:p text:style-name="P1"><text:span text:style-name="T89"><text:tab/><text:tab/><text:tab/>}</text:span></text:p>
      <text:p text:style-name="P1"><text:span text:style-name="T89"><text:tab/><text:tab/>}</text:span></text:p>
      <text:p text:style-name="P1"><text:span text:style-name="T89"><text:tab/><text:tab/>resolve();</text:span></text:p>
      <text:p text:style-name="P1"><text:span text:style-name="T89"><text:tab/><text:tab/>return defer.promise( obj );</text:span></text:p>
      <text:p text:style-name="P1"><text:span text:style-name="T89"><text:tab/>}</text:span></text:p>
      <text:p text:style-name="P1"><text:span text:style-name="T89">} );</text:span></text:p>
      <text:p text:style-name="P1"><text:span text:style-name="T89">var pnum = ( /[+-]?(?:\d*\.|)\d+(?:[eE][+-]?\d+|)/ ).source;</text:span></text:p>
      <text:p text:style-name="P1"><text:span text:style-name="T89"/></text:p>
      <text:p text:style-name="P1"><text:span text:style-name="T89">var rcssNum = new RegExp( "^(?:([+-])=|)(" + pnum + ")([a-z%]*)$", "i" );</text:span></text:p>
      <text:p text:style-name="P1"><text:span text:style-name="T89"/></text:p>
      <text:p text:style-name="P1"><text:span text:style-name="T89"/></text:p>
      <text:p text:style-name="P1"><text:span text:style-name="T89">var cssExpand = [ "Top", "Right", "Bottom", "Left" ];</text:span></text:p>
      <text:p text:style-name="P1"><text:span text:style-name="T89"/></text:p>
      <text:p text:style-name="P1"><text:span text:style-name="T89">var documentElement = document.documentElement;</text:span></text:p>
      <text:p text:style-name="P1"><text:span text:style-name="T89"/></text:p>
      <text:p text:style-name="P1"><text:span text:style-name="T89"/></text:p>
      <text:p text:style-name="P1"><text:span text:style-name="T89"/></text:p>
      <text:p text:style-name="P1"><text:span text:style-name="T89"><text:tab/>var isAttached = function( elem ) {</text:span></text:p>
      <text:p text:style-name="P1"><text:span text:style-name="T89"><text:tab/><text:tab/><text:tab/>return jQuery.contains( elem.ownerDocument, elem );</text:span></text:p>
      <text:p text:style-name="P1"><text:span text:style-name="T89"><text:tab/><text:tab/>},</text:span></text:p>
      <text:p text:style-name="P1"><text:span text:style-name="T89"><text:tab/><text:tab/>composed = { composed: true };</text:span></text:p>
      <text:p text:style-name="P1"><text:span text:style-name="T89"/></text:p>
      <text:p text:style-name="P1"><text:span text:style-name="T89"><text:tab/>// Support: IE 9 - 11+, Edge 12 - 18+, iOS 10.0 - 10.2 only</text:span></text:p>
      <text:p text:style-name="P1"><text:span text:style-name="T89"><text:tab/>// Check attachment across shadow DOM boundaries when possible (gh-3504)</text:span></text:p>
      <text:p text:style-name="P1"><text:span text:style-name="T89"><text:tab/>// Support: iOS 10.0-10.2 only</text:span></text:p>
      <text:p text:style-name="P1"><text:span text:style-name="T89"><text:tab/>// Early iOS 10 versions support `attachShadow` but not `getRootNode`,</text:span></text:p>
      <text:p text:style-name="P1"><text:span text:style-name="T89"><text:tab/>// leading to errors. We need to check for `getRootNode`.</text:span></text:p>
      <text:p text:style-name="P1"><text:span text:style-name="T89"><text:tab/>if ( documentElement.getRootNode ) {</text:span></text:p>
      <text:p text:style-name="P1"><text:span text:style-name="T89"><text:tab/><text:tab/>isAttached = function( elem ) {</text:span></text:p>
      <text:p text:style-name="P1"><text:span text:style-name="T89"><text:tab/><text:tab/><text:tab/>return jQuery.contains( elem.ownerDocument, elem ) ||</text:span></text:p>
      <text:p text:style-name="P1"><text:span text:style-name="T89"><text:tab/><text:tab/><text:tab/><text:tab/>elem.getRootNode( composed ) === elem.ownerDocument;</text:span></text:p>
      <text:p text:style-name="P1"><text:span text:style-name="T89"><text:tab/><text:tab/>};</text:span></text:p>
      <text:p text:style-name="P1"><text:span text:style-name="T89"><text:tab/>}</text:span></text:p>
      <text:p text:style-name="P1"><text:span text:style-name="T89">var isHiddenWithinTree = function( elem, el ) {</text:span></text:p>
      <text:p text:style-name="P1"><text:span text:style-name="T89"/></text:p>
      <text:p text:style-name="P1"><text:span text:style-name="T89"><text:tab/><text:tab/>// isHiddenWithinTree might be called from jQuery#filter function;</text:span></text:p>
      <text:p text:style-name="P1"><text:span text:style-name="T89"><text:tab/><text:tab/>// in that case, element will be second argument</text:span></text:p>
      <text:p text:style-name="P1"><text:span text:style-name="T89"><text:tab/><text:tab/>elem = el || elem;</text:span></text:p>
      <text:p text:style-name="P1"><text:span text:style-name="T89"/></text:p>
      <text:p text:style-name="P1"><text:span text:style-name="T89"><text:tab/><text:tab/>// Inline style trumps all</text:span></text:p>
      <text:p text:style-name="P1"><text:span text:style-name="T89"><text:tab/><text:tab/>return elem.style.display === "none" ||</text:span></text:p>
      <text:p text:style-name="P1"><text:span text:style-name="T89"><text:tab/><text:tab/><text:tab/>elem.style.display === "" &amp;&amp;</text:span></text:p>
      <text:p text:style-name="P1"><text:span text:style-name="T89"/></text:p>
      <text:p text:style-name="P1"><text:span text:style-name="T89"><text:tab/><text:tab/><text:tab/>// Otherwise, check computed style</text:span></text:p>
      <text:p text:style-name="P1"><text:span text:style-name="T89"><text:tab/><text:tab/><text:tab/>// Support: Firefox &lt;=43 - 45</text:span></text:p>
      <text:p text:style-name="P1"><text:span text:style-name="T89"><text:tab/><text:tab/><text:tab/>// Disconnected elements can have computed display: none, so first confirm that elem is</text:span></text:p>
      <text:p text:style-name="P1"><text:span text:style-name="T89"><text:tab/><text:tab/><text:tab/>// in the document.</text:span></text:p>
      <text:p text:style-name="P1"><text:span text:style-name="T89"><text:tab/><text:tab/><text:tab/>isAttached( elem ) &amp;&amp;</text:span></text:p>
      <text:p text:style-name="P1"><text:span text:style-name="T89"/></text:p>
      <text:p text:style-name="P1"><text:span text:style-name="T89"><text:tab/><text:tab/><text:tab/>jQuery.css( elem, "display" ) === "none";</text:span></text:p>
      <text:p text:style-name="P1"><text:span text:style-name="T89"><text:tab/>};</text:span></text:p>
      <text:p text:style-name="P1"><text:span text:style-name="T89"/></text:p>
      <text:p text:style-name="P1"><text:span text:style-name="T89"/></text:p>
      <text:p text:style-name="P1"><text:span text:style-name="T89"/></text:p>
      <text:p text:style-name="P1"><text:span text:style-name="T89">function adjustCSS( elem, prop, valueParts, tween ) {</text:span></text:p>
      <text:p text:style-name="P1"><text:span text:style-name="T89"><text:tab/>var adjusted, scale,</text:span></text:p>
      <text:p text:style-name="P1"><text:span text:style-name="T89"><text:tab/><text:tab/>maxIterations = 20,</text:span></text:p>
      <text:p text:style-name="P1"><text:span text:style-name="T89"><text:tab/><text:tab/>currentValue = tween ?</text:span></text:p>
      <text:p text:style-name="P1"><text:span text:style-name="T89"><text:tab/><text:tab/><text:tab/>function() {</text:span></text:p>
      <text:p text:style-name="P1"><text:span text:style-name="T89"><text:tab/><text:tab/><text:tab/><text:tab/>return tween.cur();</text:span></text:p>
      <text:p text:style-name="P1"><text:span text:style-name="T89"><text:tab/><text:tab/><text:tab/>} :</text:span></text:p>
      <text:p text:style-name="P1"><text:span text:style-name="T89"><text:tab/><text:tab/><text:tab/>function() {</text:span></text:p>
      <text:p text:style-name="P1"><text:span text:style-name="T89"><text:tab/><text:tab/><text:tab/><text:tab/>return jQuery.css( elem, prop, "" );</text:span></text:p>
      <text:p text:style-name="P1"><text:span text:style-name="T89"><text:tab/><text:tab/><text:tab/>},</text:span></text:p>
      <text:p text:style-name="P1"><text:span text:style-name="T89"><text:tab/><text:tab/>initial = currentValue(),</text:span></text:p>
      <text:p text:style-name="P1"><text:span text:style-name="T89"><text:tab/><text:tab/>unit = valueParts &amp;&amp; valueParts[ 3 ] || ( jQuery.cssNumber[ prop ] ? "" : "px" ),</text:span></text:p>
      <text:p text:style-name="P1"><text:span text:style-name="T89"/></text:p>
      <text:p text:style-name="P1"><text:span text:style-name="T89"><text:tab/><text:tab/>// Starting value computation is required for potential unit mismatches</text:span></text:p>
      <text:p text:style-name="P1"><text:span text:style-name="T89"><text:tab/><text:tab/>initialInUnit = elem.nodeType &amp;&amp;</text:span></text:p>
      <text:p text:style-name="P1"><text:span text:style-name="T89"><text:tab/><text:tab/><text:tab/>( jQuery.cssNumber[ prop ] || unit !== "px" &amp;&amp; +initial ) &amp;&amp;</text:span></text:p>
      <text:p text:style-name="P1"><text:span text:style-name="T89"><text:tab/><text:tab/><text:tab/>rcssNum.exec( jQuery.css( elem, prop ) );</text:span></text:p>
      <text:p text:style-name="P1"><text:span text:style-name="T89"/></text:p>
      <text:p text:style-name="P1"><text:span text:style-name="T89"><text:tab/>if ( initialInUnit &amp;&amp; initialInUnit[ 3 ] !== unit ) {</text:span></text:p>
      <text:p text:style-name="P1"><text:span text:style-name="T89"/></text:p>
      <text:p text:style-name="P1"><text:span text:style-name="T89"><text:tab/><text:tab/>// Support: Firefox &lt;=54</text:span></text:p>
      <text:p text:style-name="P1"><text:span text:style-name="T89"><text:tab/><text:tab/>// Halve the iteration target value to prevent interference from CSS upper bounds (gh-2144)</text:span></text:p>
      <text:p text:style-name="P1"><text:span text:style-name="T89"><text:tab/><text:tab/>initial = initial / 2;</text:span></text:p>
      <text:p text:style-name="P1"><text:span text:style-name="T89"/></text:p>
      <text:p text:style-name="P1"><text:span text:style-name="T89"><text:tab/><text:tab/>// Trust units reported by jQuery.css</text:span></text:p>
      <text:p text:style-name="P1"><text:span text:style-name="T89"><text:tab/><text:tab/>unit = unit || initialInUnit[ 3 ];</text:span></text:p>
      <text:p text:style-name="P1"><text:span text:style-name="T89"/></text:p>
      <text:p text:style-name="P1"><text:span text:style-name="T89"><text:tab/><text:tab/>// Iteratively approximate from a nonzero starting point</text:span></text:p>
      <text:p text:style-name="P1"><text:span text:style-name="T89"><text:tab/><text:tab/>initialInUnit = +initial || 1;</text:span></text:p>
      <text:p text:style-name="P1"><text:span text:style-name="T89"/></text:p>
      <text:p text:style-name="P1"><text:span text:style-name="T89"><text:tab/><text:tab/>while ( maxIterations-- ) {</text:span></text:p>
      <text:p text:style-name="P1"><text:span text:style-name="T89"/></text:p>
      <text:p text:style-name="P1"><text:span text:style-name="T89"><text:tab/><text:tab/><text:tab/>// Evaluate and update our best guess (doubling guesses that zero out).</text:span></text:p>
      <text:p text:style-name="P1"><text:span text:style-name="T89"><text:tab/><text:tab/><text:tab/>// Finish if the scale equals or crosses 1 (making the old*new product non-positive).</text:span></text:p>
      <text:p text:style-name="P1"><text:span text:style-name="T89"><text:tab/><text:tab/><text:tab/>jQuery.style( elem, prop, initialInUnit + unit );</text:span></text:p>
      <text:p text:style-name="P1"><text:span text:style-name="T89"><text:tab/><text:tab/><text:tab/>if ( ( 1 - scale ) * ( 1 - ( scale = currentValue() / initial || 0.5 ) ) &lt;= 0 ) {</text:span></text:p>
      <text:p text:style-name="P1"><text:span text:style-name="T89"><text:tab/><text:tab/><text:tab/><text:tab/>maxIterations = 0;</text:span></text:p>
      <text:p text:style-name="P1"><text:span text:style-name="T89"><text:tab/><text:tab/><text:tab/>}</text:span></text:p>
      <text:p text:style-name="P1"><text:span text:style-name="T89"><text:tab/><text:tab/><text:tab/>initialInUnit = initialInUnit / scale;</text:span></text:p>
      <text:p text:style-name="P1"><text:span text:style-name="T89"/></text:p>
      <text:p text:style-name="P1"><text:span text:style-name="T89"><text:tab/><text:tab/>}</text:span></text:p>
      <text:p text:style-name="P1"><text:span text:style-name="T89"/></text:p>
      <text:p text:style-name="P1"><text:span text:style-name="T89"><text:tab/><text:tab/>initialInUnit = initialInUnit * 2;</text:span></text:p>
      <text:p text:style-name="P1"><text:span text:style-name="T89"><text:tab/><text:tab/>jQuery.style( elem, prop, initialInUnit + unit );</text:span></text:p>
      <text:p text:style-name="P1"><text:span text:style-name="T89"/></text:p>
      <text:p text:style-name="P1"><text:span text:style-name="T89"><text:tab/><text:tab/>// Make sure we update the tween properties later on</text:span></text:p>
      <text:p text:style-name="P1"><text:span text:style-name="T89"><text:tab/><text:tab/>valueParts = valueParts || [];</text:span></text:p>
      <text:p text:style-name="P1"><text:span text:style-name="T89"><text:tab/>}</text:span></text:p>
      <text:p text:style-name="P1"><text:span text:style-name="T89"/></text:p>
      <text:p text:style-name="P1"><text:span text:style-name="T89"><text:tab/>if ( valueParts ) {</text:span></text:p>
      <text:p text:style-name="P1"><text:span text:style-name="T89"><text:tab/><text:tab/>initialInUnit = +initialInUnit || +initial || 0;</text:span></text:p>
      <text:p text:style-name="P1"><text:span text:style-name="T89"/></text:p>
      <text:p text:style-name="P1"><text:span text:style-name="T89"><text:tab/><text:tab/>// Apply relative offset (+=/-=) if specified</text:span></text:p>
      <text:p text:style-name="P1"><text:span text:style-name="T89"><text:tab/><text:tab/>adjusted = valueParts[ 1 ] ?</text:span></text:p>
      <text:p text:style-name="P1"><text:span text:style-name="T89"><text:tab/><text:tab/><text:tab/>initialInUnit + ( valueParts[ 1 ] + 1 ) * valueParts[ 2 ] :</text:span></text:p>
      <text:p text:style-name="P1"><text:span text:style-name="T89"><text:tab/><text:tab/><text:tab/>+valueParts[ 2 ];</text:span></text:p>
      <text:p text:style-name="P1"><text:span text:style-name="T89"><text:tab/><text:tab/>if ( tween ) {</text:span></text:p>
      <text:p text:style-name="P1"><text:span text:style-name="T89"><text:tab/><text:tab/><text:tab/>tween.unit = unit;</text:span></text:p>
      <text:p text:style-name="P1"><text:span text:style-name="T89"><text:tab/><text:tab/><text:tab/>tween.start = initialInUnit;</text:span></text:p>
      <text:p text:style-name="P1"><text:span text:style-name="T89"><text:tab/><text:tab/><text:tab/>tween.end = adjusted;</text:span></text:p>
      <text:p text:style-name="P1"><text:span text:style-name="T89"><text:tab/><text:tab/>}</text:span></text:p>
      <text:p text:style-name="P1"><text:span text:style-name="T89"><text:tab/>}</text:span></text:p>
      <text:p text:style-name="P1"><text:span text:style-name="T89"><text:tab/>return adjusted;</text:span></text:p>
      <text:p text:style-name="P1"><text:span text:style-name="T89">}</text:span></text:p>
      <text:p text:style-name="P1"><text:span text:style-name="T89"/></text:p>
      <text:p text:style-name="P1"><text:span text:style-name="T89"/></text:p>
      <text:p text:style-name="P1"><text:span text:style-name="T89">var defaultDisplayMap = {};</text:span></text:p>
      <text:p text:style-name="P1"><text:span text:style-name="T89"/></text:p>
      <text:p text:style-name="P1"><text:span text:style-name="T89">function getDefaultDisplay( elem ) {</text:span></text:p>
      <text:p text:style-name="P1"><text:span text:style-name="T89"><text:tab/>var temp,</text:span></text:p>
      <text:p text:style-name="P1"><text:span text:style-name="T89"><text:tab/><text:tab/>doc = elem.ownerDocument,</text:span></text:p>
      <text:p text:style-name="P1"><text:span text:style-name="T89"><text:tab/><text:tab/>nodeName = elem.nodeName,</text:span></text:p>
      <text:p text:style-name="P1"><text:span text:style-name="T89"><text:tab/><text:tab/>display = defaultDisplayMap[ nodeName ];</text:span></text:p>
      <text:p text:style-name="P1"><text:span text:style-name="T89"/></text:p>
      <text:p text:style-name="P1"><text:span text:style-name="T89"><text:tab/>if ( display ) {</text:span></text:p>
      <text:p text:style-name="P1"><text:span text:style-name="T89"><text:tab/><text:tab/>return display;</text:span></text:p>
      <text:p text:style-name="P1"><text:span text:style-name="T89"><text:tab/>}</text:span></text:p>
      <text:p text:style-name="P1"><text:span text:style-name="T89"/></text:p>
      <text:p text:style-name="P1"><text:span text:style-name="T89"><text:tab/>temp = doc.body.appendChild( doc.createElement( nodeName ) );</text:span></text:p>
      <text:p text:style-name="P1"><text:span text:style-name="T89"><text:tab/>display = jQuery.css( temp, "display" );</text:span></text:p>
      <text:p text:style-name="P1"><text:span text:style-name="T89"/></text:p>
      <text:p text:style-name="P1"><text:span text:style-name="T89"><text:tab/>temp.parentNode.removeChild( temp );</text:span></text:p>
      <text:p text:style-name="P1"><text:span text:style-name="T89"/></text:p>
      <text:p text:style-name="P1"><text:span text:style-name="T89"><text:tab/>if ( display === "none" ) {</text:span></text:p>
      <text:p text:style-name="P1"><text:span text:style-name="T89"><text:tab/><text:tab/>display = "block";</text:span></text:p>
      <text:p text:style-name="P1"><text:span text:style-name="T89"><text:tab/>}</text:span></text:p>
      <text:p text:style-name="P1"><text:span text:style-name="T89"><text:tab/>defaultDisplayMap[ nodeName ] = display;</text:span></text:p>
      <text:p text:style-name="P1"><text:span text:style-name="T89"/></text:p>
      <text:p text:style-name="P1"><text:span text:style-name="T89"><text:tab/>return display;</text:span></text:p>
      <text:p text:style-name="P1"><text:span text:style-name="T89">}</text:span></text:p>
      <text:p text:style-name="P1"><text:span text:style-name="T89"/></text:p>
      <text:p text:style-name="P1"><text:span text:style-name="T89">function showHide( elements, show ) {</text:span></text:p>
      <text:p text:style-name="P1"><text:span text:style-name="T89"><text:tab/>var display, elem,</text:span></text:p>
      <text:p text:style-name="P1"><text:span text:style-name="T89"><text:tab/><text:tab/>values = [],</text:span></text:p>
      <text:p text:style-name="P1"><text:span text:style-name="T89"><text:tab/><text:tab/>index = 0,</text:span></text:p>
      <text:p text:style-name="P1"><text:span text:style-name="T89"><text:tab/><text:tab/>length = elements.length;</text:span></text:p>
      <text:p text:style-name="P1"><text:span text:style-name="T89"/></text:p>
      <text:p text:style-name="P1"><text:span text:style-name="T89"><text:tab/>// Determine new display value for elements that need to change</text:span></text:p>
      <text:p text:style-name="P1"><text:span text:style-name="T89"><text:tab/>for ( ; index &lt; length; index++ ) {</text:span></text:p>
      <text:p text:style-name="P1"><text:span text:style-name="T89"><text:tab/><text:tab/>elem = elements[ index ];</text:span></text:p>
      <text:p text:style-name="P1"><text:span text:style-name="T89"><text:tab/><text:tab/>if ( !elem.style ) {</text:span></text:p>
      <text:p text:style-name="P1"><text:span text:style-name="T89"><text:tab/><text:tab/><text:tab/>continue;</text:span></text:p>
      <text:p text:style-name="P1"><text:span text:style-name="T89"><text:tab/><text:tab/>}</text:span></text:p>
      <text:p text:style-name="P1"><text:span text:style-name="T89"/></text:p>
      <text:p text:style-name="P1"><text:span text:style-name="T89"><text:tab/><text:tab/>display = elem.style.display;</text:span></text:p>
      <text:p text:style-name="P1"><text:span text:style-name="T89"><text:tab/><text:tab/>if ( show ) {</text:span></text:p>
      <text:p text:style-name="P1"><text:span text:style-name="T89"/></text:p>
      <text:p text:style-name="P1"><text:span text:style-name="T89"><text:tab/><text:tab/><text:tab/>// Since we force visibility upon cascade-hidden elements, an immediate (and slow)</text:span></text:p>
      <text:p text:style-name="P1"><text:span text:style-name="T89"><text:tab/><text:tab/><text:tab/>// check is required in this first loop unless we have a nonempty display value (either</text:span></text:p>
      <text:p text:style-name="P1"><text:span text:style-name="T89"><text:tab/><text:tab/><text:tab/>// inline or about-to-be-restored)</text:span></text:p>
      <text:p text:style-name="P1"><text:span text:style-name="T89"><text:tab/><text:tab/><text:tab/>if ( display === "none" ) {</text:span></text:p>
      <text:p text:style-name="P1"><text:span text:style-name="T89"><text:tab/><text:tab/><text:tab/><text:tab/>values[ index ] = dataPriv.get( elem, "display" ) || null;</text:span></text:p>
      <text:p text:style-name="P1"><text:span text:style-name="T89"><text:tab/><text:tab/><text:tab/><text:tab/>if ( !values[ index ] ) {</text:span></text:p>
      <text:p text:style-name="P1"><text:span text:style-name="T89"><text:tab/><text:tab/><text:tab/><text:tab/><text:tab/>elem.style.display = "";</text:span></text:p>
      <text:p text:style-name="P1"><text:span text:style-name="T89"><text:tab/><text:tab/><text:tab/><text:tab/>}</text:span></text:p>
      <text:p text:style-name="P1"><text:span text:style-name="T89"><text:tab/><text:tab/><text:tab/>}</text:span></text:p>
      <text:p text:style-name="P1"><text:span text:style-name="T89"><text:tab/><text:tab/><text:tab/>if ( elem.style.display === "" &amp;&amp; isHiddenWithinTree( elem ) ) {</text:span></text:p>
      <text:p text:style-name="P1"><text:span text:style-name="T89"><text:tab/><text:tab/><text:tab/><text:tab/>values[ index ] = getDefaultDisplay( elem );</text:span></text:p>
      <text:p text:style-name="P1"><text:span text:style-name="T89"><text:tab/><text:tab/><text:tab/>}</text:span></text:p>
      <text:p text:style-name="P1"><text:span text:style-name="T89"><text:tab/><text:tab/>} else {</text:span></text:p>
      <text:p text:style-name="P1"><text:span text:style-name="T89"><text:tab/><text:tab/><text:tab/>if ( display !== "none" ) {</text:span></text:p>
      <text:p text:style-name="P1"><text:span text:style-name="T89"><text:tab/><text:tab/><text:tab/><text:tab/>values[ index ] = "none";</text:span></text:p>
      <text:p text:style-name="P1"><text:span text:style-name="T89"/></text:p>
      <text:p text:style-name="P1"><text:span text:style-name="T89"><text:tab/><text:tab/><text:tab/><text:tab/>// Remember what we're overwriting</text:span></text:p>
      <text:p text:style-name="P1"><text:span text:style-name="T89"><text:tab/><text:tab/><text:tab/><text:tab/>dataPriv.set( elem, "display", display );</text:span></text:p>
      <text:p text:style-name="P1"><text:span text:style-name="T89"><text:tab/><text:tab/><text:tab/>}</text:span></text:p>
      <text:p text:style-name="P1"><text:span text:style-name="T89"><text:tab/><text:tab/>}</text:span></text:p>
      <text:p text:style-name="P1"><text:span text:style-name="T89"><text:tab/>}</text:span></text:p>
      <text:p text:style-name="P1"><text:span text:style-name="T89"/></text:p>
      <text:p text:style-name="P1"><text:span text:style-name="T89"><text:tab/>// Set the display of the elements in a second loop to avoid constant reflow</text:span></text:p>
      <text:p text:style-name="P1"><text:span text:style-name="T89"><text:tab/>for ( index = 0; index &lt; length; index++ ) {</text:span></text:p>
      <text:p text:style-name="P1"><text:span text:style-name="T89"><text:tab/><text:tab/>if ( values[ index ] != null ) {</text:span></text:p>
      <text:p text:style-name="P1"><text:span text:style-name="T89"><text:tab/><text:tab/><text:tab/>elements[ index ].style.display = values[ index ];</text:span></text:p>
      <text:p text:style-name="P1"><text:span text:style-name="T89"><text:tab/><text:tab/>}</text:span></text:p>
      <text:p text:style-name="P1"><text:span text:style-name="T89"><text:tab/>}</text:span></text:p>
      <text:p text:style-name="P1"><text:span text:style-name="T89"/></text:p>
      <text:p text:style-name="P1"><text:span text:style-name="T89"><text:tab/>return elements;</text:span></text:p>
      <text:p text:style-name="P1"><text:span text:style-name="T89">}</text:span></text:p>
      <text:p text:style-name="P1"><text:span text:style-name="T89"/></text:p>
      <text:p text:style-name="P1"><text:span text:style-name="T89">jQuery.fn.extend( {</text:span></text:p>
      <text:p text:style-name="P1"><text:span text:style-name="T89"><text:tab/>show: function() {</text:span></text:p>
      <text:p text:style-name="P1"><text:span text:style-name="T89"><text:tab/><text:tab/>return showHide( this, true );</text:span></text:p>
      <text:p text:style-name="P1"><text:span text:style-name="T89"><text:tab/>},</text:span></text:p>
      <text:p text:style-name="P1"><text:span text:style-name="T89"><text:tab/>hide: function() {</text:span></text:p>
      <text:p text:style-name="P1"><text:span text:style-name="T89"><text:tab/><text:tab/>return showHide( this );</text:span></text:p>
      <text:p text:style-name="P1"><text:span text:style-name="T89"><text:tab/>},</text:span></text:p>
      <text:p text:style-name="P1"><text:span text:style-name="T89"><text:tab/>toggle: function( state ) {</text:span></text:p>
      <text:p text:style-name="P1"><text:span text:style-name="T89"><text:tab/><text:tab/>if ( typeof state === "boolean" ) {</text:span></text:p>
      <text:p text:style-name="P1"><text:span text:style-name="T89"><text:tab/><text:tab/><text:tab/>return state ? this.show() : this.hide();</text:span></text:p>
      <text:p text:style-name="P1"><text:span text:style-name="T89"><text:tab/><text:tab/>}</text:span></text:p>
      <text:p text:style-name="P1"><text:span text:style-name="T89"/></text:p>
      <text:p text:style-name="P1"><text:span text:style-name="T89"><text:tab/><text:tab/>return this.each( function() {</text:span></text:p>
      <text:p text:style-name="P1"><text:span text:style-name="T89"><text:tab/><text:tab/><text:tab/>if ( isHiddenWithinTree( this ) ) {</text:span></text:p>
      <text:p text:style-name="P1"><text:span text:style-name="T89"><text:tab/><text:tab/><text:tab/><text:tab/>jQuery( this ).show();</text:span></text:p>
      <text:p text:style-name="P1"><text:span text:style-name="T89"><text:tab/><text:tab/><text:tab/>} else {</text:span></text:p>
      <text:p text:style-name="P1"><text:span text:style-name="T89"><text:tab/><text:tab/><text:tab/><text:tab/>jQuery( this ).hide();</text:span></text:p>
      <text:p text:style-name="P1"><text:span text:style-name="T89"><text:tab/><text:tab/><text:tab/>}</text:span></text:p>
      <text:p text:style-name="P1"><text:span text:style-name="T89"><text:tab/><text:tab/>} );</text:span></text:p>
      <text:p text:style-name="P1"><text:span text:style-name="T89"><text:tab/>}</text:span></text:p>
      <text:p text:style-name="P1"><text:span text:style-name="T89">} );</text:span></text:p>
      <text:p text:style-name="P1"><text:span text:style-name="T89">var rcheckableType = ( /^(?:checkbox|radio)$/i );</text:span></text:p>
      <text:p text:style-name="P1"><text:span text:style-name="T89"/></text:p>
      <text:p text:style-name="P1"><text:span text:style-name="T89">var rtagName = ( /&lt;([a-z][^\/\0&gt;\x20\t\r\n\f]*)/i );</text:span></text:p>
      <text:p text:style-name="P1"><text:span text:style-name="T89"/></text:p>
      <text:p text:style-name="P1"><text:span text:style-name="T89">var rscriptType = ( /^$|^module$|\/(?:java|ecma)script/i );</text:span></text:p>
      <text:p text:style-name="P1"><text:span text:style-name="T89"/></text:p>
      <text:p text:style-name="P1"><text:span text:style-name="T89"/></text:p>
      <text:p text:style-name="P1"><text:span text:style-name="T89"/></text:p>
      <text:p text:style-name="P1"><text:span text:style-name="T89">( function() {</text:span></text:p>
      <text:p text:style-name="P1"><text:span text:style-name="T89"><text:tab/>var fragment = document.createDocumentFragment(),</text:span></text:p>
      <text:p text:style-name="P1"><text:span text:style-name="T89"><text:tab/><text:tab/>div = fragment.appendChild( document.createElement( "div" ) ),</text:span></text:p>
      <text:p text:style-name="P1"><text:span text:style-name="T89"><text:tab/><text:tab/>input = document.createElement( "input" );</text:span></text:p>
      <text:p text:style-name="P1"><text:span text:style-name="T89"/></text:p>
      <text:p text:style-name="P1"><text:span text:style-name="T89"><text:tab/>// Support: Android 4.0 - 4.3 only</text:span></text:p>
      <text:p text:style-name="P1"><text:span text:style-name="T89"><text:tab/>// Check state lost if the name is set (#11217)</text:span></text:p>
      <text:p text:style-name="P1"><text:span text:style-name="T89"><text:tab/>// Support: Windows Web Apps (WWA)</text:span></text:p>
      <text:p text:style-name="P1"><text:span text:style-name="T89"><text:tab/>// `name` and `type` must use .setAttribute for WWA (#14901)</text:span></text:p>
      <text:p text:style-name="P1"><text:span text:style-name="T89"><text:tab/>input.setAttribute( "type", "radio" );</text:span></text:p>
      <text:p text:style-name="P1"><text:span text:style-name="T89"><text:tab/>input.setAttribute( "checked", "checked" );</text:span></text:p>
      <text:p text:style-name="P1"><text:span text:style-name="T89"><text:tab/>input.setAttribute( "name", "t" );</text:span></text:p>
      <text:p text:style-name="P1"><text:span text:style-name="T89"/></text:p>
      <text:p text:style-name="P1"><text:span text:style-name="T89"><text:tab/>div.appendChild( input );</text:span></text:p>
      <text:p text:style-name="P1"><text:span text:style-name="T89"/></text:p>
      <text:p text:style-name="P1"><text:span text:style-name="T89"><text:tab/>// Support: Android &lt;=4.1 only</text:span></text:p>
      <text:p text:style-name="P1"><text:span text:style-name="T89"><text:tab/>// Older WebKit doesn't clone checked state correctly in fragments</text:span></text:p>
      <text:p text:style-name="P1"><text:span text:style-name="T89"><text:tab/>support.checkClone = div.cloneNode( true ).cloneNode( true ).lastChild.checked;</text:span></text:p>
      <text:p text:style-name="P1"><text:span text:style-name="T89"/></text:p>
      <text:p text:style-name="P1"><text:span text:style-name="T89"><text:tab/>// Support: IE &lt;=11 only</text:span></text:p>
      <text:p text:style-name="P1"><text:span text:style-name="T89"><text:tab/>// Make sure textarea (and checkbox) defaultValue is properly cloned</text:span></text:p>
      <text:p text:style-name="P1"><text:span text:style-name="T89"><text:tab/>div.innerHTML = "&lt;textarea&gt;x&lt;/textarea&gt;";</text:span></text:p>
      <text:p text:style-name="P1"><text:span text:style-name="T89"><text:tab/>support.noCloneChecked = !!div.cloneNode( true ).lastChild.defaultValue;</text:span></text:p>
      <text:p text:style-name="P1"><text:span text:style-name="T89"/></text:p>
      <text:p text:style-name="P1"><text:span text:style-name="T89"><text:tab/>// Support: IE &lt;=9 only</text:span></text:p>
      <text:p text:style-name="P1"><text:span text:style-name="T89"><text:tab/>// IE &lt;=9 replaces &lt;option&gt; tags with their contents when inserted outside of</text:span></text:p>
      <text:p text:style-name="P1"><text:span text:style-name="T89"><text:tab/>// the select element.</text:span></text:p>
      <text:p text:style-name="P1"><text:span text:style-name="T89"><text:tab/>div.innerHTML = "&lt;option&gt;&lt;/option&gt;";</text:span></text:p>
      <text:p text:style-name="P1"><text:span text:style-name="T89"><text:tab/>support.option = !!div.lastChild;</text:span></text:p>
      <text:p text:style-name="P1"><text:span text:style-name="T89">} )();</text:span></text:p>
      <text:p text:style-name="P1"><text:span text:style-name="T89"/></text:p>
      <text:p text:style-name="P1"><text:span text:style-name="T89"/></text:p>
      <text:p text:style-name="P1"><text:span text:style-name="T89">// We have to close these tags to support XHTML (#13200)</text:span></text:p>
      <text:p text:style-name="P1"><text:span text:style-name="T89">var wrapMap = {</text:span></text:p>
      <text:p text:style-name="P1"><text:span text:style-name="T89"/></text:p>
      <text:p text:style-name="P1"><text:span text:style-name="T89"><text:tab/>// XHTML parsers do not magically insert elements in the</text:span></text:p>
      <text:p text:style-name="P1"><text:span text:style-name="T89"><text:tab/>// same way that tag soup parsers do. So we cannot shorten</text:span></text:p>
      <text:p text:style-name="P1"><text:span text:style-name="T89"><text:tab/>// this by omitting &lt;tbody&gt; or other required elements.</text:span></text:p>
      <text:p text:style-name="P1"><text:span text:style-name="T89"><text:tab/>thead: [ 1, "&lt;table&gt;", "&lt;/table&gt;" ],</text:span></text:p>
      <text:p text:style-name="P1"><text:span text:style-name="T89"><text:tab/>col: [ 2, "&lt;table&gt;&lt;colgroup&gt;", "&lt;/colgroup&gt;&lt;/table&gt;" ],</text:span></text:p>
      <text:p text:style-name="P1"><text:span text:style-name="T89"><text:tab/>tr: [ 2, "&lt;table&gt;&lt;tbody&gt;", "&lt;/tbody&gt;&lt;/table&gt;" ],</text:span></text:p>
      <text:p text:style-name="P1"><text:span text:style-name="T89"><text:tab/>td: [ 3, "&lt;table&gt;&lt;tbody&gt;&lt;tr&gt;", "&lt;/tr&gt;&lt;/tbody&gt;&lt;/table&gt;" ],</text:span></text:p>
      <text:p text:style-name="P1"><text:span text:style-name="T89"/></text:p>
      <text:p text:style-name="P1"><text:span text:style-name="T89"><text:tab/>_default: [ 0, "", "" ]</text:span></text:p>
      <text:p text:style-name="P1"><text:span text:style-name="T89">};</text:span></text:p>
      <text:p text:style-name="P1"><text:span text:style-name="T89"/></text:p>
      <text:p text:style-name="P1"><text:span text:style-name="T89">wrapMap.tbody = wrapMap.tfoot = wrapMap.colgroup = wrapMap.caption = wrapMap.thead;</text:span></text:p>
      <text:p text:style-name="P1"><text:span text:style-name="T89">wrapMap.th = wrapMap.td;</text:span></text:p>
      <text:p text:style-name="P1"><text:span text:style-name="T89"/></text:p>
      <text:p text:style-name="P1"><text:span text:style-name="T89">// Support: IE &lt;=9 only</text:span></text:p>
      <text:p text:style-name="P1"><text:span text:style-name="T89">if ( !support.option ) {</text:span></text:p>
      <text:p text:style-name="P1"><text:span text:style-name="T89"><text:tab/>wrapMap.optgroup = wrapMap.option = [ 1, "&lt;select multiple='multiple'&gt;", "&lt;/select&gt;" ];</text:span></text:p>
      <text:p text:style-name="P1"><text:span text:style-name="T89">}</text:span></text:p>
      <text:p text:style-name="P1"><text:span text:style-name="T89"/></text:p>
      <text:p text:style-name="P1"><text:span text:style-name="T89"/></text:p>
      <text:p text:style-name="P1"><text:span text:style-name="T89">function getAll( context, tag ) {</text:span></text:p>
      <text:p text:style-name="P1"><text:span text:style-name="T89"/></text:p>
      <text:p text:style-name="P1"><text:span text:style-name="T89"><text:tab/>// Support: IE &lt;=9 - 11 only</text:span></text:p>
      <text:p text:style-name="P1"><text:span text:style-name="T89"><text:tab/>// Use typeof to avoid zero-argument method invocation on host objects (#15151)</text:span></text:p>
      <text:p text:style-name="P1"><text:span text:style-name="T89"><text:tab/>var ret;</text:span></text:p>
      <text:p text:style-name="P1"><text:span text:style-name="T89"/></text:p>
      <text:p text:style-name="P1"><text:span text:style-name="T89"><text:tab/>if ( typeof context.getElementsByTagName !== "undefined" ) {</text:span></text:p>
      <text:p text:style-name="P1"><text:span text:style-name="T89"><text:tab/><text:tab/>ret = context.getElementsByTagName( tag || "*" );</text:span></text:p>
      <text:p text:style-name="P1"><text:span text:style-name="T89"/></text:p>
      <text:p text:style-name="P1"><text:span text:style-name="T89"><text:tab/>} else if ( typeof context.querySelectorAll !== "undefined" ) {</text:span></text:p>
      <text:p text:style-name="P1"><text:span text:style-name="T89"><text:tab/><text:tab/>ret = context.querySelectorAll( tag || "*" );</text:span></text:p>
      <text:p text:style-name="P1"><text:span text:style-name="T89"/></text:p>
      <text:p text:style-name="P1"><text:span text:style-name="T89"><text:tab/>} else {</text:span></text:p>
      <text:p text:style-name="P1"><text:span text:style-name="T89"><text:tab/><text:tab/>ret = [];</text:span></text:p>
      <text:p text:style-name="P1"><text:span text:style-name="T89"><text:tab/>}</text:span></text:p>
      <text:p text:style-name="P1"><text:span text:style-name="T89"/></text:p>
      <text:p text:style-name="P1"><text:span text:style-name="T89"><text:tab/>if ( tag === undefined || tag &amp;&amp; nodeName( context, tag ) ) {</text:span></text:p>
      <text:p text:style-name="P1"><text:span text:style-name="T89"><text:tab/><text:tab/>return jQuery.merge( [ context ], ret );</text:span></text:p>
      <text:p text:style-name="P1"><text:span text:style-name="T89"><text:tab/>}</text:span></text:p>
      <text:p text:style-name="P1"><text:span text:style-name="T89"/></text:p>
      <text:p text:style-name="P1"><text:span text:style-name="T89"><text:tab/>return ret;</text:span></text:p>
      <text:p text:style-name="P1"><text:span text:style-name="T89">}</text:span></text:p>
      <text:p text:style-name="P1"><text:span text:style-name="T89"/></text:p>
      <text:p text:style-name="P1"><text:span text:style-name="T89"/></text:p>
      <text:p text:style-name="P1"><text:span text:style-name="T89">// Mark scripts as having already been evaluated</text:span></text:p>
      <text:p text:style-name="P1"><text:span text:style-name="T89">function setGlobalEval( elems, refElements ) {</text:span></text:p>
      <text:p text:style-name="P1"><text:span text:style-name="T89"><text:tab/>var i = 0,</text:span></text:p>
      <text:p text:style-name="P1"><text:span text:style-name="T89"><text:tab/><text:tab/>l = elems.length;</text:span></text:p>
      <text:p text:style-name="P1"><text:span text:style-name="T89"/></text:p>
      <text:p text:style-name="P1"><text:span text:style-name="T89"><text:tab/>for ( ; i &lt; l; i++ ) {</text:span></text:p>
      <text:p text:style-name="P1"><text:span text:style-name="T89"><text:tab/><text:tab/>dataPriv.set(</text:span></text:p>
      <text:p text:style-name="P1"><text:span text:style-name="T89"><text:tab/><text:tab/><text:tab/>elems[ i ],</text:span></text:p>
      <text:p text:style-name="P1"><text:span text:style-name="T89"><text:tab/><text:tab/><text:tab/>"globalEval",</text:span></text:p>
      <text:p text:style-name="P1"><text:span text:style-name="T89"><text:tab/><text:tab/><text:tab/>!refElements || dataPriv.get( refElements[ i ], "globalEval" )</text:span></text:p>
      <text:p text:style-name="P1"><text:span text:style-name="T89"><text:tab/><text:tab/>);</text:span></text:p>
      <text:p text:style-name="P1"><text:span text:style-name="T89"><text:tab/>}</text:span></text:p>
      <text:p text:style-name="P1"><text:span text:style-name="T89">}</text:span></text:p>
      <text:p text:style-name="P1"><text:span text:style-name="T89"/></text:p>
      <text:p text:style-name="P1"><text:span text:style-name="T89"/></text:p>
      <text:p text:style-name="P1"><text:span text:style-name="T89">var rhtml = /&lt;|&amp;#?\w+;/;</text:span></text:p>
      <text:p text:style-name="P1"><text:span text:style-name="T89"/></text:p>
      <text:p text:style-name="P1"><text:span text:style-name="T89">function buildFragment( elems, context, scripts, selection, ignored ) {</text:span></text:p>
      <text:p text:style-name="P1"><text:span text:style-name="T89"><text:tab/>var elem, tmp, tag, wrap, attached, j,</text:span></text:p>
      <text:p text:style-name="P1"><text:span text:style-name="T89"><text:tab/><text:tab/>fragment = context.createDocumentFragment(),</text:span></text:p>
      <text:p text:style-name="P1"><text:span text:style-name="T89"><text:tab/><text:tab/>nodes = [],</text:span></text:p>
      <text:p text:style-name="P1"><text:span text:style-name="T89"><text:tab/><text:tab/>i = 0,</text:span></text:p>
      <text:p text:style-name="P1"><text:span text:style-name="T89"><text:tab/><text:tab/>l = elems.length;</text:span></text:p>
      <text:p text:style-name="P1"><text:span text:style-name="T89"/></text:p>
      <text:p text:style-name="P1"><text:span text:style-name="T89"><text:tab/>for ( ; i &lt; l; i++ ) {</text:span></text:p>
      <text:p text:style-name="P1"><text:span text:style-name="T89"><text:tab/><text:tab/>elem = elems[ i ];</text:span></text:p>
      <text:p text:style-name="P1"><text:span text:style-name="T89"/></text:p>
      <text:p text:style-name="P1"><text:span text:style-name="T89"><text:tab/><text:tab/>if ( elem || elem === 0 ) {</text:span></text:p>
      <text:p text:style-name="P1"><text:span text:style-name="T89"/></text:p>
      <text:p text:style-name="P1"><text:span text:style-name="T89"><text:tab/><text:tab/><text:tab/>// Add nodes directly</text:span></text:p>
      <text:p text:style-name="P1"><text:span text:style-name="T89"><text:tab/><text:tab/><text:tab/>if ( toType( elem ) === "object" ) {</text:span></text:p>
      <text:p text:style-name="P1"><text:span text:style-name="T89"/></text:p>
      <text:p text:style-name="P1"><text:span text:style-name="T89"><text:tab/><text:tab/><text:tab/><text:tab/>// Support: Android &lt;=4.0 only, PhantomJS 1 only</text:span></text:p>
      <text:p text:style-name="P1"><text:span text:style-name="T89"><text:tab/><text:tab/><text:tab/><text:tab/>// push.apply(_, arraylike) throws on ancient WebKit</text:span></text:p>
      <text:p text:style-name="P1"><text:span text:style-name="T89"><text:tab/><text:tab/><text:tab/><text:tab/>jQuery.merge( nodes, elem.nodeType ? [ elem ] : elem );</text:span></text:p>
      <text:p text:style-name="P1"><text:span text:style-name="T89"/></text:p>
      <text:p text:style-name="P1"><text:span text:style-name="T89"><text:tab/><text:tab/><text:tab/>// Convert non-html into a text node</text:span></text:p>
      <text:p text:style-name="P1"><text:span text:style-name="T89"><text:tab/><text:tab/><text:tab/>} else if ( !rhtml.test( elem ) ) {</text:span></text:p>
      <text:p text:style-name="P1"><text:span text:style-name="T89"><text:tab/><text:tab/><text:tab/><text:tab/>nodes.push( context.createTextNode( elem ) );</text:span></text:p>
      <text:p text:style-name="P1"><text:span text:style-name="T89"/></text:p>
      <text:p text:style-name="P1"><text:span text:style-name="T89"><text:tab/><text:tab/><text:tab/>// Convert html into DOM nodes</text:span></text:p>
      <text:p text:style-name="P1"><text:span text:style-name="T89"><text:tab/><text:tab/><text:tab/>} else {</text:span></text:p>
      <text:p text:style-name="P1"><text:span text:style-name="T89"><text:tab/><text:tab/><text:tab/><text:tab/>tmp = tmp || fragment.appendChild( context.createElement( "div" ) );</text:span></text:p>
      <text:p text:style-name="P1"><text:span text:style-name="T89"/></text:p>
      <text:p text:style-name="P1"><text:span text:style-name="T89"><text:tab/><text:tab/><text:tab/><text:tab/>// Deserialize a standard representation</text:span></text:p>
      <text:p text:style-name="P1"><text:span text:style-name="T89"><text:tab/><text:tab/><text:tab/><text:tab/>tag = ( rtagName.exec( elem ) || [ "", "" ] )[ 1 ].toLowerCase();</text:span></text:p>
      <text:p text:style-name="P1"><text:span text:style-name="T89"><text:tab/><text:tab/><text:tab/><text:tab/>wrap = wrapMap[ tag ] || wrapMap._default;</text:span></text:p>
      <text:p text:style-name="P1"><text:span text:style-name="T89"><text:tab/><text:tab/><text:tab/><text:tab/>tmp.innerHTML = wrap[ 1 ] + jQuery.htmlPrefilter( elem ) + wrap[ 2 ];</text:span></text:p>
      <text:p text:style-name="P1"><text:span text:style-name="T89"/></text:p>
      <text:p text:style-name="P1"><text:span text:style-name="T89"><text:tab/><text:tab/><text:tab/><text:tab/>// Descend through wrappers to the right content</text:span></text:p>
      <text:p text:style-name="P1"><text:span text:style-name="T89"><text:tab/><text:tab/><text:tab/><text:tab/>j = wrap[ 0 ];</text:span></text:p>
      <text:p text:style-name="P1"><text:span text:style-name="T89"><text:tab/><text:tab/><text:tab/><text:tab/>while ( j-- ) {</text:span></text:p>
      <text:p text:style-name="P1"><text:span text:style-name="T89"><text:tab/><text:tab/><text:tab/><text:tab/><text:tab/>tmp = tmp.lastChild;</text:span></text:p>
      <text:p text:style-name="P1"><text:span text:style-name="T89"><text:tab/><text:tab/><text:tab/><text:tab/>}</text:span></text:p>
      <text:p text:style-name="P1"><text:span text:style-name="T89"/></text:p>
      <text:p text:style-name="P1"><text:span text:style-name="T89"><text:tab/><text:tab/><text:tab/><text:tab/>// Support: Android &lt;=4.0 only, PhantomJS 1 only</text:span></text:p>
      <text:p text:style-name="P1"><text:span text:style-name="T89"><text:tab/><text:tab/><text:tab/><text:tab/>// push.apply(_, arraylike) throws on ancient WebKit</text:span></text:p>
      <text:p text:style-name="P1"><text:span text:style-name="T89"><text:tab/><text:tab/><text:tab/><text:tab/>jQuery.merge( nodes, tmp.childNodes );</text:span></text:p>
      <text:p text:style-name="P1"><text:span text:style-name="T89"/></text:p>
      <text:p text:style-name="P1"><text:span text:style-name="T89"><text:tab/><text:tab/><text:tab/><text:tab/>// Remember the top-level container</text:span></text:p>
      <text:p text:style-name="P1"><text:span text:style-name="T89"><text:tab/><text:tab/><text:tab/><text:tab/>tmp = fragment.firstChild;</text:span></text:p>
      <text:p text:style-name="P1"><text:span text:style-name="T89"/></text:p>
      <text:p text:style-name="P1"><text:span text:style-name="T89"><text:tab/><text:tab/><text:tab/><text:tab/>// Ensure the created nodes are orphaned (#12392)</text:span></text:p>
      <text:p text:style-name="P1"><text:span text:style-name="T89"><text:tab/><text:tab/><text:tab/><text:tab/>tmp.textContent = "";</text:span></text:p>
      <text:p text:style-name="P1"><text:span text:style-name="T89"><text:tab/><text:tab/><text:tab/>}</text:span></text:p>
      <text:p text:style-name="P1"><text:span text:style-name="T89"><text:tab/><text:tab/>}</text:span></text:p>
      <text:p text:style-name="P1"><text:span text:style-name="T89"><text:tab/>}</text:span></text:p>
      <text:p text:style-name="P1"><text:span text:style-name="T89"/></text:p>
      <text:p text:style-name="P1"><text:span text:style-name="T89"><text:tab/>// Remove wrapper from fragment</text:span></text:p>
      <text:p text:style-name="P1"><text:span text:style-name="T89"><text:tab/>fragment.textContent = "";</text:span></text:p>
      <text:p text:style-name="P1"><text:span text:style-name="T89"/></text:p>
      <text:p text:style-name="P1"><text:span text:style-name="T89"><text:tab/>i = 0;</text:span></text:p>
      <text:p text:style-name="P1"><text:span text:style-name="T89"><text:tab/>while ( ( elem = nodes[ i++ ] ) ) {</text:span></text:p>
      <text:p text:style-name="P1"><text:span text:style-name="T89"/></text:p>
      <text:p text:style-name="P1"><text:span text:style-name="T89"><text:tab/><text:tab/>// Skip elements already in the context collection (trac-4087)</text:span></text:p>
      <text:p text:style-name="P1"><text:span text:style-name="T89"><text:tab/><text:tab/>if ( selection &amp;&amp; jQuery.inArray( elem, selection ) &gt; -1 ) {</text:span></text:p>
      <text:p text:style-name="P1"><text:span text:style-name="T89"><text:tab/><text:tab/><text:tab/>if ( ignored ) {</text:span></text:p>
      <text:p text:style-name="P1"><text:span text:style-name="T89"><text:tab/><text:tab/><text:tab/><text:tab/>ignored.push( elem );</text:span></text:p>
      <text:p text:style-name="P1"><text:span text:style-name="T89"><text:tab/><text:tab/><text:tab/>}</text:span></text:p>
      <text:p text:style-name="P1"><text:span text:style-name="T89"><text:tab/><text:tab/><text:tab/>continue;</text:span></text:p>
      <text:p text:style-name="P1"><text:span text:style-name="T89"><text:tab/><text:tab/>}</text:span></text:p>
      <text:p text:style-name="P1"><text:span text:style-name="T89"/></text:p>
      <text:p text:style-name="P1"><text:span text:style-name="T89"><text:tab/><text:tab/>attached = isAttached( elem );</text:span></text:p>
      <text:p text:style-name="P1"><text:span text:style-name="T89"/></text:p>
      <text:p text:style-name="P1"><text:span text:style-name="T89"><text:tab/><text:tab/>// Append to fragment</text:span></text:p>
      <text:p text:style-name="P1"><text:span text:style-name="T89"><text:tab/><text:tab/>tmp = getAll( fragment.appendChild( elem ), "script" );</text:span></text:p>
      <text:p text:style-name="P1"><text:span text:style-name="T89"/></text:p>
      <text:p text:style-name="P1"><text:span text:style-name="T89"><text:tab/><text:tab/>// Preserve script evaluation history</text:span></text:p>
      <text:p text:style-name="P1"><text:span text:style-name="T89"><text:tab/><text:tab/>if ( attached ) {</text:span></text:p>
      <text:p text:style-name="P1"><text:span text:style-name="T89"><text:tab/><text:tab/><text:tab/>setGlobalEval( tmp );</text:span></text:p>
      <text:p text:style-name="P1"><text:span text:style-name="T89"><text:tab/><text:tab/>}</text:span></text:p>
      <text:p text:style-name="P1"><text:span text:style-name="T89"/></text:p>
      <text:p text:style-name="P1"><text:span text:style-name="T89"><text:tab/><text:tab/>// Capture executables</text:span></text:p>
      <text:p text:style-name="P1"><text:span text:style-name="T89"><text:tab/><text:tab/>if ( scripts ) {</text:span></text:p>
      <text:p text:style-name="P1"><text:span text:style-name="T89"><text:tab/><text:tab/><text:tab/>j = 0;</text:span></text:p>
      <text:p text:style-name="P1"><text:span text:style-name="T89"><text:tab/><text:tab/><text:tab/>while ( ( elem = tmp[ j++ ] ) ) {</text:span></text:p>
      <text:p text:style-name="P1"><text:span text:style-name="T89"><text:tab/><text:tab/><text:tab/><text:tab/>if ( rscriptType.test( elem.type || "" ) ) {</text:span></text:p>
      <text:p text:style-name="P1"><text:span text:style-name="T89"><text:tab/><text:tab/><text:tab/><text:tab/><text:tab/>scripts.push( elem );</text:span></text:p>
      <text:p text:style-name="P1"><text:span text:style-name="T89"><text:tab/><text:tab/><text:tab/><text:tab/>}</text:span></text:p>
      <text:p text:style-name="P1"><text:span text:style-name="T89"><text:tab/><text:tab/><text:tab/>}</text:span></text:p>
      <text:p text:style-name="P1"><text:span text:style-name="T89"><text:tab/><text:tab/>}</text:span></text:p>
      <text:p text:style-name="P1"><text:span text:style-name="T89"><text:tab/>}</text:span></text:p>
      <text:p text:style-name="P1"><text:span text:style-name="T89"/></text:p>
      <text:p text:style-name="P1"><text:span text:style-name="T89"><text:tab/>return fragment;</text:span></text:p>
      <text:p text:style-name="P1"><text:span text:style-name="T89">}</text:span></text:p>
      <text:p text:style-name="P1"><text:span text:style-name="T89"/></text:p>
      <text:p text:style-name="P1"><text:span text:style-name="T89"/></text:p>
      <text:p text:style-name="P1"><text:span text:style-name="T89">var</text:span></text:p>
      <text:p text:style-name="P1"><text:span text:style-name="T89"><text:tab/>rkeyEvent = /^key/,</text:span></text:p>
      <text:p text:style-name="P1"><text:span text:style-name="T89"><text:tab/>rmouseEvent = /^(?:mouse|pointer|contextmenu|drag|drop)|click/,</text:span></text:p>
      <text:p text:style-name="P1"><text:span text:style-name="T89"><text:tab/>rtypenamespace = /^([^.]*)(?:\.(.+)|)/;</text:span></text:p>
      <text:p text:style-name="P1"><text:span text:style-name="T89"/></text:p>
      <text:p text:style-name="P1"><text:span text:style-name="T89">function returnTrue() {</text:span></text:p>
      <text:p text:style-name="P1"><text:span text:style-name="T89"><text:tab/>return true;</text:span></text:p>
      <text:p text:style-name="P1"><text:span text:style-name="T89">}</text:span></text:p>
      <text:p text:style-name="P1"><text:span text:style-name="T89"/></text:p>
      <text:p text:style-name="P1"><text:span text:style-name="T89">function returnFalse() {</text:span></text:p>
      <text:p text:style-name="P1"><text:span text:style-name="T89"><text:tab/>return false;</text:span></text:p>
      <text:p text:style-name="P1"><text:span text:style-name="T89">}</text:span></text:p>
      <text:p text:style-name="P1"><text:span text:style-name="T89"/></text:p>
      <text:p text:style-name="P1"><text:span text:style-name="T89">// Support: IE &lt;=9 - 11+</text:span></text:p>
      <text:p text:style-name="P1"><text:span text:style-name="T89">// focus() and blur() are asynchronous, except when they are no-op.</text:span></text:p>
      <text:p text:style-name="P1"><text:span text:style-name="T89">// So expect focus to be synchronous when the element is already active,</text:span></text:p>
      <text:p text:style-name="P1"><text:span text:style-name="T89">// and blur to be synchronous when the element is not already active.</text:span></text:p>
      <text:p text:style-name="P1"><text:span text:style-name="T89">// (focus and blur are always synchronous in other supported browsers,</text:span></text:p>
      <text:p text:style-name="P1"><text:span text:style-name="T89">// this just defines when we can count on it).</text:span></text:p>
      <text:p text:style-name="P1"><text:span text:style-name="T89">function expectSync( elem, type ) {</text:span></text:p>
      <text:p text:style-name="P1"><text:span text:style-name="T89"><text:tab/>return ( elem === safeActiveElement() ) === ( type === "focus" );</text:span></text:p>
      <text:p text:style-name="P1"><text:span text:style-name="T89">}</text:span></text:p>
      <text:p text:style-name="P1"><text:span text:style-name="T89"/></text:p>
      <text:p text:style-name="P1"><text:span text:style-name="T89">// Support: IE &lt;=9 only</text:span></text:p>
      <text:p text:style-name="P1"><text:span text:style-name="T89">// Accessing document.activeElement can throw unexpectedly</text:span></text:p>
      <text:p text:style-name="P1"><text:span text:style-name="T89">//<text:s/></text:span><text:a xlink:href="https://bugs.jquery.com/ticket/13393"><text:span text:style-name="T90">https://bugs.jquery.com/ticket/13393</text:span></text:a><text:span text:style-name="T91"/></text:p>
      <text:p text:style-name="P1"><text:span text:style-name="T91">function safeActiveElement() {</text:span></text:p>
      <text:p text:style-name="P1"><text:span text:style-name="T91"><text:tab/>try {</text:span></text:p>
      <text:p text:style-name="P1"><text:span text:style-name="T91"><text:tab/><text:tab/>return document.activeElement;</text:span></text:p>
      <text:p text:style-name="P1"><text:span text:style-name="T91"><text:tab/>} catch ( err ) { }</text:span></text:p>
      <text:p text:style-name="P1"><text:span text:style-name="T91">}</text:span></text:p>
      <text:p text:style-name="P1"><text:span text:style-name="T91"/></text:p>
      <text:p text:style-name="P1"><text:span text:style-name="T91">function on( elem, types, selector, data, fn, one ) {</text:span></text:p>
      <text:p text:style-name="P1"><text:span text:style-name="T91"><text:tab/>var origFn, type;</text:span></text:p>
      <text:p text:style-name="P1"><text:span text:style-name="T91"/></text:p>
      <text:p text:style-name="P1"><text:span text:style-name="T91"><text:tab/>// Types can be a map of types/handlers</text:span></text:p>
      <text:p text:style-name="P1"><text:span text:style-name="T91"><text:tab/>if ( typeof types === "object" ) {</text:span></text:p>
      <text:p text:style-name="P1"><text:span text:style-name="T91"/></text:p>
      <text:p text:style-name="P1"><text:span text:style-name="T91"><text:tab/><text:tab/>// ( types-Object, selector, data )</text:span></text:p>
      <text:p text:style-name="P1"><text:span text:style-name="T91"><text:tab/><text:tab/>if ( typeof selector !== "string" ) {</text:span></text:p>
      <text:p text:style-name="P1"><text:span text:style-name="T91"/></text:p>
      <text:p text:style-name="P1"><text:span text:style-name="T91"><text:tab/><text:tab/><text:tab/>// ( types-Object, data )</text:span></text:p>
      <text:p text:style-name="P1"><text:span text:style-name="T91"><text:tab/><text:tab/><text:tab/>data = data || selector;</text:span></text:p>
      <text:p text:style-name="P1"><text:span text:style-name="T91"><text:tab/><text:tab/><text:tab/>selector = undefined;</text:span></text:p>
      <text:p text:style-name="P1"><text:span text:style-name="T91"><text:tab/><text:tab/>}</text:span></text:p>
      <text:p text:style-name="P1"><text:span text:style-name="T91"><text:tab/><text:tab/>for ( type in types ) {</text:span></text:p>
      <text:p text:style-name="P1"><text:span text:style-name="T91"><text:tab/><text:tab/><text:tab/>on( elem, type, selector, data, types[ type ], one );</text:span></text:p>
      <text:p text:style-name="P1"><text:span text:style-name="T91"><text:tab/><text:tab/>}</text:span></text:p>
      <text:p text:style-name="P1"><text:span text:style-name="T91"><text:tab/><text:tab/>return elem;</text:span></text:p>
      <text:p text:style-name="P1"><text:span text:style-name="T91"><text:tab/>}</text:span></text:p>
      <text:p text:style-name="P1"><text:span text:style-name="T91"/></text:p>
      <text:p text:style-name="P1"><text:span text:style-name="T91"><text:tab/>if ( data == null &amp;&amp; fn == null ) {</text:span></text:p>
      <text:p text:style-name="P1"><text:span text:style-name="T91"/></text:p>
      <text:p text:style-name="P1"><text:span text:style-name="T91"><text:tab/><text:tab/>// ( types, fn )</text:span></text:p>
      <text:p text:style-name="P1"><text:span text:style-name="T91"><text:tab/><text:tab/>fn = selector;</text:span></text:p>
      <text:p text:style-name="P1"><text:span text:style-name="T91"><text:tab/><text:tab/>data = selector = undefined;</text:span></text:p>
      <text:p text:style-name="P1"><text:span text:style-name="T91"><text:tab/>} else if ( fn == null ) {</text:span></text:p>
      <text:p text:style-name="P1"><text:span text:style-name="T91"><text:tab/><text:tab/>if ( typeof selector === "string" ) {</text:span></text:p>
      <text:p text:style-name="P1"><text:span text:style-name="T91"/></text:p>
      <text:p text:style-name="P1"><text:span text:style-name="T91"><text:tab/><text:tab/><text:tab/>// ( types, selector, fn )</text:span></text:p>
      <text:p text:style-name="P1"><text:span text:style-name="T91"><text:tab/><text:tab/><text:tab/>fn = data;</text:span></text:p>
      <text:p text:style-name="P1"><text:span text:style-name="T91"><text:tab/><text:tab/><text:tab/>data = undefined;</text:span></text:p>
      <text:p text:style-name="P1"><text:span text:style-name="T91"><text:tab/><text:tab/>} else {</text:span></text:p>
      <text:p text:style-name="P1"><text:span text:style-name="T91"/></text:p>
      <text:p text:style-name="P1"><text:span text:style-name="T91"><text:tab/><text:tab/><text:tab/>// ( types, data, fn )</text:span></text:p>
      <text:p text:style-name="P1"><text:span text:style-name="T91"><text:tab/><text:tab/><text:tab/>fn = data;</text:span></text:p>
      <text:p text:style-name="P1"><text:span text:style-name="T91"><text:tab/><text:tab/><text:tab/>data = selector;</text:span></text:p>
      <text:p text:style-name="P1"><text:span text:style-name="T91"><text:tab/><text:tab/><text:tab/>selector = undefined;</text:span></text:p>
      <text:p text:style-name="P1"><text:span text:style-name="T91"><text:tab/><text:tab/>}</text:span></text:p>
      <text:p text:style-name="P1"><text:span text:style-name="T91"><text:tab/>}</text:span></text:p>
      <text:p text:style-name="P1"><text:span text:style-name="T91"><text:tab/>if ( fn === false ) {</text:span></text:p>
      <text:p text:style-name="P1"><text:span text:style-name="T91"><text:tab/><text:tab/>fn = returnFalse;</text:span></text:p>
      <text:p text:style-name="P1"><text:span text:style-name="T91"><text:tab/>} else if ( !fn ) {</text:span></text:p>
      <text:p text:style-name="P1"><text:span text:style-name="T91"><text:tab/><text:tab/>return elem;</text:span></text:p>
      <text:p text:style-name="P1"><text:span text:style-name="T91"><text:tab/>}</text:span></text:p>
      <text:p text:style-name="P1"><text:span text:style-name="T91"/></text:p>
      <text:p text:style-name="P1"><text:span text:style-name="T91"><text:tab/>if ( one === 1 ) {</text:span></text:p>
      <text:p text:style-name="P1"><text:span text:style-name="T91"><text:tab/><text:tab/>origFn = fn;</text:span></text:p>
      <text:p text:style-name="P1"><text:span text:style-name="T91"><text:tab/><text:tab/>fn = function( event ) {</text:span></text:p>
      <text:p text:style-name="P1"><text:span text:style-name="T91"/></text:p>
      <text:p text:style-name="P1"><text:span text:style-name="T91"><text:tab/><text:tab/><text:tab/>// Can use an empty set, since event contains the info</text:span></text:p>
      <text:p text:style-name="P1"><text:span text:style-name="T91"><text:tab/><text:tab/><text:tab/>jQuery().off( event );</text:span></text:p>
      <text:p text:style-name="P1"><text:span text:style-name="T91"><text:tab/><text:tab/><text:tab/>return origFn.apply( this, arguments );</text:span></text:p>
      <text:p text:style-name="P1"><text:span text:style-name="T91"><text:tab/><text:tab/>};</text:span></text:p>
      <text:p text:style-name="P1"><text:span text:style-name="T91"/></text:p>
      <text:p text:style-name="P1"><text:span text:style-name="T91"><text:tab/><text:tab/>// Use same guid so caller can remove using origFn</text:span></text:p>
      <text:p text:style-name="P1"><text:span text:style-name="T91"><text:tab/><text:tab/>fn.guid = origFn.guid || ( origFn.guid = jQuery.guid++ );</text:span></text:p>
      <text:p text:style-name="P1"><text:span text:style-name="T91"><text:tab/>}</text:span></text:p>
      <text:p text:style-name="P1"><text:span text:style-name="T91"><text:tab/>return elem.each( function() {</text:span></text:p>
      <text:p text:style-name="P1"><text:span text:style-name="T91"><text:tab/><text:tab/>jQuery.event.add( this, types, fn, data, selector );</text:span></text:p>
      <text:p text:style-name="P1"><text:span text:style-name="T91"><text:tab/>} );</text:span></text:p>
      <text:p text:style-name="P1"><text:span text:style-name="T91">}</text:span></text:p>
      <text:p text:style-name="P1"><text:span text:style-name="T91"/></text:p>
      <text:p text:style-name="P1"><text:span text:style-name="T91">/*</text:span></text:p>
      <text:p text:style-name="P1"><text:span text:style-name="T91"><text:s/>* Helper functions for managing events -- not part of the public interface.</text:span></text:p>
      <text:p text:style-name="P1"><text:span text:style-name="T91"><text:s/>* Props to Dean Edwards' addEvent library for many of the ideas.</text:span></text:p>
      <text:p text:style-name="P1"><text:span text:style-name="T91"><text:s/>*/</text:span></text:p>
      <text:p text:style-name="P1"><text:span text:style-name="T91">jQuery.event = {</text:span></text:p>
      <text:p text:style-name="P1"><text:span text:style-name="T91"/></text:p>
      <text:p text:style-name="P1"><text:span text:style-name="T91"><text:tab/>global: {},</text:span></text:p>
      <text:p text:style-name="P1"><text:span text:style-name="T91"/></text:p>
      <text:p text:style-name="P1"><text:span text:style-name="T91"><text:tab/>add: function( elem, types, handler, data, selector ) {</text:span></text:p>
      <text:p text:style-name="P1"><text:span text:style-name="T91"/></text:p>
      <text:p text:style-name="P1"><text:span text:style-name="T91"><text:tab/><text:tab/>var handleObjIn, eventHandle, tmp,</text:span></text:p>
      <text:p text:style-name="P1"><text:span text:style-name="T91"><text:tab/><text:tab/><text:tab/>events, t, handleObj,</text:span></text:p>
      <text:p text:style-name="P1"><text:span text:style-name="T91"><text:tab/><text:tab/><text:tab/>special, handlers, type, namespaces, origType,</text:span></text:p>
      <text:p text:style-name="P1"><text:span text:style-name="T91"><text:tab/><text:tab/><text:tab/>elemData = dataPriv.get( elem );</text:span></text:p>
      <text:p text:style-name="P1"><text:span text:style-name="T91"/></text:p>
      <text:p text:style-name="P1"><text:span text:style-name="T91"><text:tab/><text:tab/>// Only attach events to objects that accept data</text:span></text:p>
      <text:p text:style-name="P1"><text:span text:style-name="T91"><text:tab/><text:tab/>if ( !acceptData( elem ) ) {</text:span></text:p>
      <text:p text:style-name="P1"><text:span text:style-name="T91"><text:tab/><text:tab/><text:tab/>return;</text:span></text:p>
      <text:p text:style-name="P1"><text:span text:style-name="T91"><text:tab/><text:tab/>}</text:span></text:p>
      <text:p text:style-name="P1"><text:span text:style-name="T91"/></text:p>
      <text:p text:style-name="P1"><text:span text:style-name="T91"><text:tab/><text:tab/>// Caller can pass in an object of custom data in lieu of the handler</text:span></text:p>
      <text:p text:style-name="P1"><text:span text:style-name="T91"><text:tab/><text:tab/>if ( handler.handler ) {</text:span></text:p>
      <text:p text:style-name="P1"><text:span text:style-name="T91"><text:tab/><text:tab/><text:tab/>handleObjIn = handler;</text:span></text:p>
      <text:p text:style-name="P1"><text:span text:style-name="T91"><text:tab/><text:tab/><text:tab/>handler = handleObjIn.handler;</text:span></text:p>
      <text:p text:style-name="P1"><text:span text:style-name="T91"><text:tab/><text:tab/><text:tab/>selector = handleObjIn.selector;</text:span></text:p>
      <text:p text:style-name="P1"><text:span text:style-name="T91"><text:tab/><text:tab/>}</text:span></text:p>
      <text:p text:style-name="P1"><text:span text:style-name="T91"/></text:p>
      <text:p text:style-name="P1"><text:span text:style-name="T91"><text:tab/><text:tab/>// Ensure that invalid selectors throw exceptions at attach time</text:span></text:p>
      <text:p text:style-name="P1"><text:span text:style-name="T91"><text:tab/><text:tab/>// Evaluate against documentElement in case elem is a non-element node (e.g., document)</text:span></text:p>
      <text:p text:style-name="P1"><text:span text:style-name="T91"><text:tab/><text:tab/>if ( selector ) {</text:span></text:p>
      <text:p text:style-name="P1"><text:span text:style-name="T91"><text:tab/><text:tab/><text:tab/>jQuery.find.matchesSelector( documentElement, selector );</text:span></text:p>
      <text:p text:style-name="P1"><text:span text:style-name="T91"><text:tab/><text:tab/>}</text:span></text:p>
      <text:p text:style-name="P1"><text:span text:style-name="T91"/></text:p>
      <text:p text:style-name="P1"><text:span text:style-name="T91"><text:tab/><text:tab/>// Make sure that the handler has a unique ID, used to find/remove it later</text:span></text:p>
      <text:p text:style-name="P1"><text:span text:style-name="T91"><text:tab/><text:tab/>if ( !handler.guid ) {</text:span></text:p>
      <text:p text:style-name="P1"><text:span text:style-name="T91"><text:tab/><text:tab/><text:tab/>handler.guid = jQuery.guid++;</text:span></text:p>
      <text:p text:style-name="P1"><text:span text:style-name="T91"><text:tab/><text:tab/>}</text:span></text:p>
      <text:p text:style-name="P1"><text:span text:style-name="T91"/></text:p>
      <text:p text:style-name="P1"><text:span text:style-name="T91"><text:tab/><text:tab/>// Init the element's event structure and main handler, if this is the first</text:span></text:p>
      <text:p text:style-name="P1"><text:span text:style-name="T91"><text:tab/><text:tab/>if ( !( events = elemData.events ) ) {</text:span></text:p>
      <text:p text:style-name="P1"><text:span text:style-name="T91"><text:tab/><text:tab/><text:tab/>events = elemData.events = Object.create( null );</text:span></text:p>
      <text:p text:style-name="P1"><text:span text:style-name="T91"><text:tab/><text:tab/>}</text:span></text:p>
      <text:p text:style-name="P1"><text:span text:style-name="T91"><text:tab/><text:tab/>if ( !( eventHandle = elemData.handle ) ) {</text:span></text:p>
      <text:p text:style-name="P1"><text:span text:style-name="T91"><text:tab/><text:tab/><text:tab/>eventHandle = elemData.handle = function( e ) {</text:span></text:p>
      <text:p text:style-name="P1"><text:span text:style-name="T91"/></text:p>
      <text:p text:style-name="P1"><text:span text:style-name="T91"><text:tab/><text:tab/><text:tab/><text:tab/>// Discard the second event of a jQuery.event.trigger() and</text:span></text:p>
      <text:p text:style-name="P1"><text:span text:style-name="T91"><text:tab/><text:tab/><text:tab/><text:tab/>// when an event is called after a page has unloaded</text:span></text:p>
      <text:p text:style-name="P1"><text:span text:style-name="T91"><text:tab/><text:tab/><text:tab/><text:tab/>return typeof jQuery !== "undefined" &amp;&amp; jQuery.event.triggered !== e.type ?</text:span></text:p>
      <text:p text:style-name="P1"><text:span text:style-name="T91"><text:tab/><text:tab/><text:tab/><text:tab/><text:tab/>jQuery.event.dispatch.apply( elem, arguments ) : undefined;</text:span></text:p>
      <text:p text:style-name="P1"><text:span text:style-name="T91"><text:tab/><text:tab/><text:tab/>};</text:span></text:p>
      <text:p text:style-name="P1"><text:span text:style-name="T91"><text:tab/><text:tab/>}</text:span></text:p>
      <text:p text:style-name="P1"><text:span text:style-name="T91"/></text:p>
      <text:p text:style-name="P1"><text:span text:style-name="T91"><text:tab/><text:tab/>// Handle multiple events separated by a space</text:span></text:p>
      <text:p text:style-name="P1"><text:span text:style-name="T91"><text:tab/><text:tab/>types = ( types || "" ).match( rnothtmlwhite ) || [ "" ];</text:span></text:p>
      <text:p text:style-name="P1"><text:span text:style-name="T91"><text:tab/><text:tab/>t = types.length;</text:span></text:p>
      <text:p text:style-name="P1"><text:span text:style-name="T91"><text:tab/><text:tab/>while ( t-- ) {</text:span></text:p>
      <text:p text:style-name="P1"><text:span text:style-name="T91"><text:tab/><text:tab/><text:tab/>tmp = rtypenamespace.exec( types[ t ] ) || [];</text:span></text:p>
      <text:p text:style-name="P1"><text:span text:style-name="T91"><text:tab/><text:tab/><text:tab/>type = origType = tmp[ 1 ];</text:span></text:p>
      <text:p text:style-name="P1"><text:span text:style-name="T91"><text:tab/><text:tab/><text:tab/>namespaces = ( tmp[ 2 ] || "" ).split( "." ).sort();</text:span></text:p>
      <text:p text:style-name="P1"><text:span text:style-name="T91"/></text:p>
      <text:p text:style-name="P1"><text:span text:style-name="T91"><text:tab/><text:tab/><text:tab/>// There *must* be a type, no attaching namespace-only handlers</text:span></text:p>
      <text:p text:style-name="P1"><text:span text:style-name="T91"><text:tab/><text:tab/><text:tab/>if ( !type ) {</text:span></text:p>
      <text:p text:style-name="P1"><text:span text:style-name="T91"><text:tab/><text:tab/><text:tab/><text:tab/>continue;</text:span></text:p>
      <text:p text:style-name="P1"><text:span text:style-name="T91"><text:tab/><text:tab/><text:tab/>}</text:span></text:p>
      <text:p text:style-name="P1"><text:span text:style-name="T91"/></text:p>
      <text:p text:style-name="P1"><text:span text:style-name="T91"><text:tab/><text:tab/><text:tab/>// If event changes its type, use the special event handlers for the changed type</text:span></text:p>
      <text:p text:style-name="P1"><text:span text:style-name="T91"><text:tab/><text:tab/><text:tab/>special = jQuery.event.special[ type ] || {};</text:span></text:p>
      <text:p text:style-name="P1"><text:span text:style-name="T91"/></text:p>
      <text:p text:style-name="P1"><text:span text:style-name="T91"><text:tab/><text:tab/><text:tab/>// If selector defined, determine special event api type, otherwise given type</text:span></text:p>
      <text:p text:style-name="P1"><text:span text:style-name="T91"><text:tab/><text:tab/><text:tab/>type = ( selector ? special.delegateType : special.bindType ) || type;</text:span></text:p>
      <text:p text:style-name="P1"><text:span text:style-name="T91"/></text:p>
      <text:p text:style-name="P1"><text:span text:style-name="T91"><text:tab/><text:tab/><text:tab/>// Update special based on newly reset type</text:span></text:p>
      <text:p text:style-name="P1"><text:span text:style-name="T91"><text:tab/><text:tab/><text:tab/>special = jQuery.event.special[ type ] || {};</text:span></text:p>
      <text:p text:style-name="P1"><text:span text:style-name="T91"/></text:p>
      <text:p text:style-name="P1"><text:span text:style-name="T91"><text:tab/><text:tab/><text:tab/>// handleObj is passed to all event handlers</text:span></text:p>
      <text:p text:style-name="P1"><text:span text:style-name="T91"><text:tab/><text:tab/><text:tab/>handleObj = jQuery.extend( {</text:span></text:p>
      <text:p text:style-name="P1"><text:span text:style-name="T91"><text:tab/><text:tab/><text:tab/><text:tab/>type: type,</text:span></text:p>
      <text:p text:style-name="P1"><text:span text:style-name="T91"><text:tab/><text:tab/><text:tab/><text:tab/>origType: origType,</text:span></text:p>
      <text:p text:style-name="P1"><text:span text:style-name="T91"><text:tab/><text:tab/><text:tab/><text:tab/>data: data,</text:span></text:p>
      <text:p text:style-name="P1"><text:span text:style-name="T91"><text:tab/><text:tab/><text:tab/><text:tab/>handler: handler,</text:span></text:p>
      <text:p text:style-name="P1"><text:span text:style-name="T91"><text:tab/><text:tab/><text:tab/><text:tab/>guid: handler.guid,</text:span></text:p>
      <text:p text:style-name="P1"><text:span text:style-name="T91"><text:tab/><text:tab/><text:tab/><text:tab/>selector: selector,</text:span></text:p>
      <text:p text:style-name="P1"><text:span text:style-name="T91"><text:tab/><text:tab/><text:tab/><text:tab/>needsContext: selector &amp;&amp; jQuery.expr.match.needsContext.test( selector ),</text:span></text:p>
      <text:p text:style-name="P1"><text:span text:style-name="T91"><text:tab/><text:tab/><text:tab/><text:tab/>namespace: namespaces.join( "." )</text:span></text:p>
      <text:p text:style-name="P1"><text:span text:style-name="T91"><text:tab/><text:tab/><text:tab/>}, handleObjIn );</text:span></text:p>
      <text:p text:style-name="P1"><text:span text:style-name="T91"/></text:p>
      <text:p text:style-name="P1"><text:span text:style-name="T91"><text:tab/><text:tab/><text:tab/>// Init the event handler queue if we're the first</text:span></text:p>
      <text:p text:style-name="P1"><text:span text:style-name="T91"><text:tab/><text:tab/><text:tab/>if ( !( handlers = events[ type ] ) ) {</text:span></text:p>
      <text:p text:style-name="P1"><text:span text:style-name="T91"><text:tab/><text:tab/><text:tab/><text:tab/>handlers = events[ type ] = [];</text:span></text:p>
      <text:p text:style-name="P1"><text:span text:style-name="T91"><text:tab/><text:tab/><text:tab/><text:tab/>handlers.delegateCount = 0;</text:span></text:p>
      <text:p text:style-name="P1"><text:span text:style-name="T91"/></text:p>
      <text:p text:style-name="P1"><text:span text:style-name="T91"><text:tab/><text:tab/><text:tab/><text:tab/>// Only use addEventListener if the special events handler returns false</text:span></text:p>
      <text:p text:style-name="P1"><text:span text:style-name="T91"><text:tab/><text:tab/><text:tab/><text:tab/>if ( !special.setup ||</text:span></text:p>
      <text:p text:style-name="P1"><text:span text:style-name="T91"><text:tab/><text:tab/><text:tab/><text:tab/><text:tab/>special.setup.call( elem, data, namespaces, eventHandle ) === false ) {</text:span></text:p>
      <text:p text:style-name="P1"><text:span text:style-name="T91"/></text:p>
      <text:p text:style-name="P1"><text:span text:style-name="T91"><text:tab/><text:tab/><text:tab/><text:tab/><text:tab/>if ( elem.addEventListener ) {</text:span></text:p>
      <text:p text:style-name="P1"><text:span text:style-name="T91"><text:tab/><text:tab/><text:tab/><text:tab/><text:tab/><text:tab/>elem.addEventListener( type, eventHandle );</text:span></text:p>
      <text:p text:style-name="P1"><text:span text:style-name="T91"><text:tab/><text:tab/><text:tab/><text:tab/><text:tab/>}</text:span></text:p>
      <text:p text:style-name="P1"><text:span text:style-name="T91"><text:tab/><text:tab/><text:tab/><text:tab/>}</text:span></text:p>
      <text:p text:style-name="P1"><text:span text:style-name="T91"><text:tab/><text:tab/><text:tab/>}</text:span></text:p>
      <text:p text:style-name="P1"><text:span text:style-name="T91"/></text:p>
      <text:p text:style-name="P1"><text:span text:style-name="T91"><text:tab/><text:tab/><text:tab/>if ( special.add ) {</text:span></text:p>
      <text:p text:style-name="P1"><text:span text:style-name="T91"><text:tab/><text:tab/><text:tab/><text:tab/>special.add.call( elem, handleObj );</text:span></text:p>
      <text:p text:style-name="P1"><text:span text:style-name="T91"/></text:p>
      <text:p text:style-name="P1"><text:span text:style-name="T91"><text:tab/><text:tab/><text:tab/><text:tab/>if ( !handleObj.handler.guid ) {</text:span></text:p>
      <text:p text:style-name="P1"><text:span text:style-name="T91"><text:tab/><text:tab/><text:tab/><text:tab/><text:tab/>handleObj.handler.guid = handler.guid;</text:span></text:p>
      <text:p text:style-name="P1"><text:span text:style-name="T91"><text:tab/><text:tab/><text:tab/><text:tab/>}</text:span></text:p>
      <text:p text:style-name="P1"><text:span text:style-name="T91"><text:tab/><text:tab/><text:tab/>}</text:span></text:p>
      <text:p text:style-name="P1"><text:span text:style-name="T91"/></text:p>
      <text:p text:style-name="P1"><text:span text:style-name="T91"><text:tab/><text:tab/><text:tab/>// Add to the element's handler list, delegates in front</text:span></text:p>
      <text:p text:style-name="P1"><text:span text:style-name="T91"><text:tab/><text:tab/><text:tab/>if ( selector ) {</text:span></text:p>
      <text:p text:style-name="P1"><text:span text:style-name="T91"><text:tab/><text:tab/><text:tab/><text:tab/>handlers.splice( handlers.delegateCount++, 0, handleObj );</text:span></text:p>
      <text:p text:style-name="P1"><text:span text:style-name="T91"><text:tab/><text:tab/><text:tab/>} else {</text:span></text:p>
      <text:p text:style-name="P1"><text:span text:style-name="T91"><text:tab/><text:tab/><text:tab/><text:tab/>handlers.push( handleObj );</text:span></text:p>
      <text:p text:style-name="P1"><text:span text:style-name="T91"><text:tab/><text:tab/><text:tab/>}</text:span></text:p>
      <text:p text:style-name="P1"><text:span text:style-name="T91"/></text:p>
      <text:p text:style-name="P1"><text:span text:style-name="T91"><text:tab/><text:tab/><text:tab/>// Keep track of which events have ever been used, for event optimization</text:span></text:p>
      <text:p text:style-name="P1"><text:span text:style-name="T91"><text:tab/><text:tab/><text:tab/>jQuery.event.global[ type ] = true;</text:span></text:p>
      <text:p text:style-name="P1"><text:span text:style-name="T91"><text:tab/><text:tab/>}</text:span></text:p>
      <text:p text:style-name="P1"><text:span text:style-name="T91"/></text:p>
      <text:p text:style-name="P1"><text:span text:style-name="T91"><text:tab/>},</text:span></text:p>
      <text:p text:style-name="P1"><text:span text:style-name="T91"/></text:p>
      <text:p text:style-name="P1"><text:span text:style-name="T91"><text:tab/>// Detach an event or set of events from an element</text:span></text:p>
      <text:p text:style-name="P1"><text:span text:style-name="T91"><text:tab/>remove: function( elem, types, handler, selector, mappedTypes ) {</text:span></text:p>
      <text:p text:style-name="P1"><text:span text:style-name="T91"/></text:p>
      <text:p text:style-name="P1"><text:span text:style-name="T91"><text:tab/><text:tab/>var j, origCount, tmp,</text:span></text:p>
      <text:p text:style-name="P1"><text:span text:style-name="T91"><text:tab/><text:tab/><text:tab/>events, t, handleObj,</text:span></text:p>
      <text:p text:style-name="P1"><text:span text:style-name="T91"><text:tab/><text:tab/><text:tab/>special, handlers, type, namespaces, origType,</text:span></text:p>
      <text:p text:style-name="P1"><text:span text:style-name="T91"><text:tab/><text:tab/><text:tab/>elemData = dataPriv.hasData( elem ) &amp;&amp; dataPriv.get( elem );</text:span></text:p>
      <text:p text:style-name="P1"><text:span text:style-name="T91"/></text:p>
      <text:p text:style-name="P1"><text:span text:style-name="T91"><text:tab/><text:tab/>if ( !elemData || !( events = elemData.events ) ) {</text:span></text:p>
      <text:p text:style-name="P1"><text:span text:style-name="T91"><text:tab/><text:tab/><text:tab/>return;</text:span></text:p>
      <text:p text:style-name="P1"><text:span text:style-name="T91"><text:tab/><text:tab/>}</text:span></text:p>
      <text:p text:style-name="P1"><text:span text:style-name="T91"/></text:p>
      <text:p text:style-name="P1"><text:span text:style-name="T91"><text:tab/><text:tab/>// Once for each type.namespace in types; type may be omitted</text:span></text:p>
      <text:p text:style-name="P1"><text:span text:style-name="T91"><text:tab/><text:tab/>types = ( types || "" ).match( rnothtmlwhite ) || [ "" ];</text:span></text:p>
      <text:p text:style-name="P1"><text:span text:style-name="T91"><text:tab/><text:tab/>t = types.length;</text:span></text:p>
      <text:p text:style-name="P1"><text:span text:style-name="T91"><text:tab/><text:tab/>while ( t-- ) {</text:span></text:p>
      <text:p text:style-name="P1"><text:span text:style-name="T91"><text:tab/><text:tab/><text:tab/>tmp = rtypenamespace.exec( types[ t ] ) || [];</text:span></text:p>
      <text:p text:style-name="P1"><text:span text:style-name="T91"><text:tab/><text:tab/><text:tab/>type = origType = tmp[ 1 ];</text:span></text:p>
      <text:p text:style-name="P1"><text:span text:style-name="T91"><text:tab/><text:tab/><text:tab/>namespaces = ( tmp[ 2 ] || "" ).split( "." ).sort();</text:span></text:p>
      <text:p text:style-name="P1"><text:span text:style-name="T91"/></text:p>
      <text:p text:style-name="P1"><text:span text:style-name="T91"><text:tab/><text:tab/><text:tab/>// Unbind all events (on this namespace, if provided) for the element</text:span></text:p>
      <text:p text:style-name="P1"><text:span text:style-name="T91"><text:tab/><text:tab/><text:tab/>if ( !type ) {</text:span></text:p>
      <text:p text:style-name="P1"><text:span text:style-name="T91"><text:tab/><text:tab/><text:tab/><text:tab/>for ( type in events ) {</text:span></text:p>
      <text:p text:style-name="P1"><text:span text:style-name="T91"><text:tab/><text:tab/><text:tab/><text:tab/><text:tab/>jQuery.event.remove( elem, type + types[ t ], handler, selector, true );</text:span></text:p>
      <text:p text:style-name="P1"><text:span text:style-name="T91"><text:tab/><text:tab/><text:tab/><text:tab/>}</text:span></text:p>
      <text:p text:style-name="P1"><text:span text:style-name="T91"><text:tab/><text:tab/><text:tab/><text:tab/>continue;</text:span></text:p>
      <text:p text:style-name="P1"><text:span text:style-name="T91"><text:tab/><text:tab/><text:tab/>}</text:span></text:p>
      <text:p text:style-name="P1"><text:span text:style-name="T91"/></text:p>
      <text:p text:style-name="P1"><text:span text:style-name="T91"><text:tab/><text:tab/><text:tab/>special = jQuery.event.special[ type ] || {};</text:span></text:p>
      <text:p text:style-name="P1"><text:span text:style-name="T91"><text:tab/><text:tab/><text:tab/>type = ( selector ? special.delegateType : special.bindType ) || type;</text:span></text:p>
      <text:p text:style-name="P1"><text:span text:style-name="T91"><text:tab/><text:tab/><text:tab/>handlers = events[ type ] || [];</text:span></text:p>
      <text:p text:style-name="P1"><text:span text:style-name="T91"><text:tab/><text:tab/><text:tab/>tmp = tmp[ 2 ] &amp;&amp;</text:span></text:p>
      <text:p text:style-name="P1"><text:span text:style-name="T91"><text:tab/><text:tab/><text:tab/><text:tab/>new RegExp( "(^|\\.)" + namespaces.join( "</text:span><text:a xlink:href="//.(?:.*//.|)"><text:span text:style-name="T92">\\.(?:.*\\.|)</text:span></text:a><text:span text:style-name="T93">" ) + "(</text:span><text:a xlink:href="//.|$"><text:span text:style-name="T94">\\.|$</text:span></text:a><text:span text:style-name="T95">)" );</text:span></text:p>
      <text:p text:style-name="P1"><text:span text:style-name="T95"/></text:p>
      <text:p text:style-name="P1"><text:span text:style-name="T95"><text:tab/><text:tab/><text:tab/>// Remove matching events</text:span></text:p>
      <text:p text:style-name="P1"><text:span text:style-name="T95"><text:tab/><text:tab/><text:tab/>origCount = j = handlers.length;</text:span></text:p>
      <text:p text:style-name="P1"><text:span text:style-name="T95"><text:tab/><text:tab/><text:tab/>while ( j-- ) {</text:span></text:p>
      <text:p text:style-name="P1"><text:span text:style-name="T95"><text:tab/><text:tab/><text:tab/><text:tab/>handleObj = handlers[ j ];</text:span></text:p>
      <text:p text:style-name="P1"><text:span text:style-name="T95"/></text:p>
      <text:p text:style-name="P1"><text:span text:style-name="T95"><text:tab/><text:tab/><text:tab/><text:tab/>if ( ( mappedTypes || origType === handleObj.origType ) &amp;&amp;</text:span></text:p>
      <text:p text:style-name="P1"><text:span text:style-name="T95"><text:tab/><text:tab/><text:tab/><text:tab/><text:tab/>( !handler || handler.guid === handleObj.guid ) &amp;&amp;</text:span></text:p>
      <text:p text:style-name="P1"><text:span text:style-name="T95"><text:tab/><text:tab/><text:tab/><text:tab/><text:tab/>( !tmp || tmp.test( handleObj.namespace ) ) &amp;&amp;</text:span></text:p>
      <text:p text:style-name="P1"><text:span text:style-name="T95"><text:tab/><text:tab/><text:tab/><text:tab/><text:tab/>( !selector || selector === handleObj.selector ||</text:span></text:p>
      <text:p text:style-name="P1"><text:span text:style-name="T95"><text:tab/><text:tab/><text:tab/><text:tab/><text:tab/><text:tab/>selector === "**" &amp;&amp; handleObj.selector ) ) {</text:span></text:p>
      <text:p text:style-name="P1"><text:span text:style-name="T95"><text:tab/><text:tab/><text:tab/><text:tab/><text:tab/>handlers.splice( j, 1 );</text:span></text:p>
      <text:p text:style-name="P1"><text:span text:style-name="T95"/></text:p>
      <text:p text:style-name="P1"><text:span text:style-name="T95"><text:tab/><text:tab/><text:tab/><text:tab/><text:tab/>if ( handleObj.selector ) {</text:span></text:p>
      <text:p text:style-name="P1"><text:span text:style-name="T95"><text:tab/><text:tab/><text:tab/><text:tab/><text:tab/><text:tab/>handlers.delegateCount--;</text:span></text:p>
      <text:p text:style-name="P1"><text:span text:style-name="T95"><text:tab/><text:tab/><text:tab/><text:tab/><text:tab/>}</text:span></text:p>
      <text:p text:style-name="P1"><text:span text:style-name="T95"><text:tab/><text:tab/><text:tab/><text:tab/><text:tab/>if ( special.remove ) {</text:span></text:p>
      <text:p text:style-name="P1"><text:span text:style-name="T95"><text:tab/><text:tab/><text:tab/><text:tab/><text:tab/><text:tab/>special.remove.call( elem, handleObj );</text:span></text:p>
      <text:p text:style-name="P1"><text:span text:style-name="T95"><text:tab/><text:tab/><text:tab/><text:tab/><text:tab/>}</text:span></text:p>
      <text:p text:style-name="P1"><text:span text:style-name="T95"><text:tab/><text:tab/><text:tab/><text:tab/>}</text:span></text:p>
      <text:p text:style-name="P1"><text:span text:style-name="T95"><text:tab/><text:tab/><text:tab/>}</text:span></text:p>
      <text:p text:style-name="P1"><text:span text:style-name="T95"/></text:p>
      <text:p text:style-name="P1"><text:span text:style-name="T95"><text:tab/><text:tab/><text:tab/>// Remove generic event handler if we removed something and no more handlers exist</text:span></text:p>
      <text:p text:style-name="P1"><text:span text:style-name="T95"><text:tab/><text:tab/><text:tab/>// (avoids potential for endless recursion during removal of special event handlers)</text:span></text:p>
      <text:p text:style-name="P1"><text:span text:style-name="T95"><text:tab/><text:tab/><text:tab/>if ( origCount &amp;&amp; !handlers.length ) {</text:span></text:p>
      <text:p text:style-name="P1"><text:span text:style-name="T95"><text:tab/><text:tab/><text:tab/><text:tab/>if ( !special.teardown ||</text:span></text:p>
      <text:p text:style-name="P1"><text:span text:style-name="T95"><text:tab/><text:tab/><text:tab/><text:tab/><text:tab/>special.teardown.call( elem, namespaces, elemData.handle ) === false ) {</text:span></text:p>
      <text:p text:style-name="P1"><text:span text:style-name="T95"/></text:p>
      <text:p text:style-name="P1"><text:span text:style-name="T95"><text:tab/><text:tab/><text:tab/><text:tab/><text:tab/>jQuery.removeEvent( elem, type, elemData.handle );</text:span></text:p>
      <text:p text:style-name="P1"><text:span text:style-name="T95"><text:tab/><text:tab/><text:tab/><text:tab/>}</text:span></text:p>
      <text:p text:style-name="P1"><text:span text:style-name="T95"/></text:p>
      <text:p text:style-name="P1"><text:span text:style-name="T95"><text:tab/><text:tab/><text:tab/><text:tab/>delete events[ type ];</text:span></text:p>
      <text:p text:style-name="P1"><text:span text:style-name="T95"><text:tab/><text:tab/><text:tab/>}</text:span></text:p>
      <text:p text:style-name="P1"><text:span text:style-name="T95"><text:tab/><text:tab/>}</text:span></text:p>
      <text:p text:style-name="P1"><text:span text:style-name="T95"/></text:p>
      <text:p text:style-name="P1"><text:span text:style-name="T95"><text:tab/><text:tab/>// Remove data and the expando if it's no longer used</text:span></text:p>
      <text:p text:style-name="P1"><text:span text:style-name="T95"><text:tab/><text:tab/>if ( jQuery.isEmptyObject( events ) ) {</text:span></text:p>
      <text:p text:style-name="P1"><text:span text:style-name="T95"><text:tab/><text:tab/><text:tab/>dataPriv.remove( elem, "handle events" );</text:span></text:p>
      <text:p text:style-name="P1"><text:span text:style-name="T95"><text:tab/><text:tab/>}</text:span></text:p>
      <text:p text:style-name="P1"><text:span text:style-name="T95"><text:tab/>},</text:span></text:p>
      <text:p text:style-name="P1"><text:span text:style-name="T95"/></text:p>
      <text:p text:style-name="P1"><text:span text:style-name="T95"><text:tab/>dispatch: function( nativeEvent ) {</text:span></text:p>
      <text:p text:style-name="P1"><text:span text:style-name="T95"/></text:p>
      <text:p text:style-name="P1"><text:span text:style-name="T95"><text:tab/><text:tab/>var i, j, ret, matched, handleObj, handlerQueue,</text:span></text:p>
      <text:p text:style-name="P1"><text:span text:style-name="T95"><text:tab/><text:tab/><text:tab/>args = new Array( arguments.length ),</text:span></text:p>
      <text:p text:style-name="P1"><text:span text:style-name="T95"/></text:p>
      <text:p text:style-name="P1"><text:span text:style-name="T95"><text:tab/><text:tab/><text:tab/>// Make a writable jQuery.Event from the native event object</text:span></text:p>
      <text:p text:style-name="P1"><text:span text:style-name="T95"><text:tab/><text:tab/><text:tab/>event = jQuery.event.fix( nativeEvent ),</text:span></text:p>
      <text:p text:style-name="P1"><text:span text:style-name="T95"/></text:p>
      <text:p text:style-name="P1"><text:span text:style-name="T95"><text:tab/><text:tab/><text:tab/>handlers = (</text:span></text:p>
      <text:p text:style-name="P1"><text:span text:style-name="T95"><text:tab/><text:tab/><text:tab/><text:tab/><text:tab/>dataPriv.get( this, "events" ) || Object.create( null )</text:span></text:p>
      <text:p text:style-name="P1"><text:span text:style-name="T95"><text:tab/><text:tab/><text:tab/><text:tab/>)[ event.type ] || [],</text:span></text:p>
      <text:p text:style-name="P1"><text:span text:style-name="T95"><text:tab/><text:tab/><text:tab/>special = jQuery.event.special[ event.type ] || {};</text:span></text:p>
      <text:p text:style-name="P1"><text:span text:style-name="T95"/></text:p>
      <text:p text:style-name="P1"><text:span text:style-name="T95"><text:tab/><text:tab/>// Use the fix-ed jQuery.Event rather than the (read-only) native event</text:span></text:p>
      <text:p text:style-name="P1"><text:span text:style-name="T95"><text:tab/><text:tab/>args[ 0 ] = event;</text:span></text:p>
      <text:p text:style-name="P1"><text:span text:style-name="T95"/></text:p>
      <text:p text:style-name="P1"><text:span text:style-name="T95"><text:tab/><text:tab/>for ( i = 1; i &lt; arguments.length; i++ ) {</text:span></text:p>
      <text:p text:style-name="P1"><text:span text:style-name="T95"><text:tab/><text:tab/><text:tab/>args[ i ] = arguments[ i ];</text:span></text:p>
      <text:p text:style-name="P1"><text:span text:style-name="T95"><text:tab/><text:tab/>}</text:span></text:p>
      <text:p text:style-name="P1"><text:span text:style-name="T95"/></text:p>
      <text:p text:style-name="P1"><text:span text:style-name="T95"><text:tab/><text:tab/>event.delegateTarget = this;</text:span></text:p>
      <text:p text:style-name="P1"><text:span text:style-name="T95"/></text:p>
      <text:p text:style-name="P1"><text:span text:style-name="T95"><text:tab/><text:tab/>// Call the preDispatch hook for the mapped type, and let it bail if desired</text:span></text:p>
      <text:p text:style-name="P1"><text:span text:style-name="T95"><text:tab/><text:tab/>if ( special.preDispatch &amp;&amp; special.preDispatch.call( this, event ) === false ) {</text:span></text:p>
      <text:p text:style-name="P1"><text:span text:style-name="T95"><text:tab/><text:tab/><text:tab/>return;</text:span></text:p>
      <text:p text:style-name="P1"><text:span text:style-name="T95"><text:tab/><text:tab/>}</text:span></text:p>
      <text:p text:style-name="P1"><text:span text:style-name="T95"/></text:p>
      <text:p text:style-name="P1"><text:span text:style-name="T95"><text:tab/><text:tab/>// Determine handlers</text:span></text:p>
      <text:p text:style-name="P1"><text:span text:style-name="T95"><text:tab/><text:tab/>handlerQueue = jQuery.event.handlers.call( this, event, handlers );</text:span></text:p>
      <text:p text:style-name="P1"><text:span text:style-name="T95"/></text:p>
      <text:p text:style-name="P1"><text:span text:style-name="T95"><text:tab/><text:tab/>// Run delegates first; they may want to stop propagation beneath us</text:span></text:p>
      <text:p text:style-name="P1"><text:span text:style-name="T95"><text:tab/><text:tab/>i = 0;</text:span></text:p>
      <text:p text:style-name="P1"><text:span text:style-name="T95"><text:tab/><text:tab/>while ( ( matched = handlerQueue[ i++ ] ) &amp;&amp; !event.isPropagationStopped() ) {</text:span></text:p>
      <text:p text:style-name="P1"><text:span text:style-name="T95"><text:tab/><text:tab/><text:tab/>event.currentTarget = matched.elem;</text:span></text:p>
      <text:p text:style-name="P1"><text:span text:style-name="T95"/></text:p>
      <text:p text:style-name="P1"><text:span text:style-name="T95"><text:tab/><text:tab/><text:tab/>j = 0;</text:span></text:p>
      <text:p text:style-name="P1"><text:span text:style-name="T95"><text:tab/><text:tab/><text:tab/>while ( ( handleObj = matched.handlers[ j++ ] ) &amp;&amp;</text:span></text:p>
      <text:p text:style-name="P1"><text:span text:style-name="T95"><text:tab/><text:tab/><text:tab/><text:tab/>!event.isImmediatePropagationStopped() ) {</text:span></text:p>
      <text:p text:style-name="P1"><text:span text:style-name="T95"/></text:p>
      <text:p text:style-name="P1"><text:span text:style-name="T95"><text:tab/><text:tab/><text:tab/><text:tab/>// If the event is namespaced, then each handler is only invoked if it is</text:span></text:p>
      <text:p text:style-name="P1"><text:span text:style-name="T95"><text:tab/><text:tab/><text:tab/><text:tab/>// specially universal or its namespaces are a superset of the event's.</text:span></text:p>
      <text:p text:style-name="P1"><text:span text:style-name="T95"><text:tab/><text:tab/><text:tab/><text:tab/>if ( !event.rnamespace || handleObj.namespace === false ||</text:span></text:p>
      <text:p text:style-name="P1"><text:span text:style-name="T95"><text:tab/><text:tab/><text:tab/><text:tab/><text:tab/>event.rnamespace.test( handleObj.namespace ) ) {</text:span></text:p>
      <text:p text:style-name="P1"><text:span text:style-name="T95"/></text:p>
      <text:p text:style-name="P1"><text:span text:style-name="T95"><text:tab/><text:tab/><text:tab/><text:tab/><text:tab/>event.handleObj = handleObj;</text:span></text:p>
      <text:p text:style-name="P1"><text:span text:style-name="T95"><text:tab/><text:tab/><text:tab/><text:tab/><text:tab/>event.data = handleObj.data;</text:span></text:p>
      <text:p text:style-name="P1"><text:span text:style-name="T95"/></text:p>
      <text:p text:style-name="P1"><text:span text:style-name="T95"><text:tab/><text:tab/><text:tab/><text:tab/><text:tab/>ret = ( ( jQuery.event.special[ handleObj.origType ] || {} ).handle ||</text:span></text:p>
      <text:p text:style-name="P1"><text:span text:style-name="T95"><text:tab/><text:tab/><text:tab/><text:tab/><text:tab/><text:tab/>handleObj.handler ).apply( matched.elem, args );</text:span></text:p>
      <text:p text:style-name="P1"><text:span text:style-name="T95"/></text:p>
      <text:p text:style-name="P1"><text:span text:style-name="T95"><text:tab/><text:tab/><text:tab/><text:tab/><text:tab/>if ( ret !== undefined ) {</text:span></text:p>
      <text:p text:style-name="P1"><text:span text:style-name="T95"><text:tab/><text:tab/><text:tab/><text:tab/><text:tab/><text:tab/>if ( ( event.result = ret ) === false ) {</text:span></text:p>
      <text:p text:style-name="P1"><text:span text:style-name="T95"><text:tab/><text:tab/><text:tab/><text:tab/><text:tab/><text:tab/><text:tab/>event.preventDefault();</text:span></text:p>
      <text:p text:style-name="P1"><text:span text:style-name="T95"><text:tab/><text:tab/><text:tab/><text:tab/><text:tab/><text:tab/><text:tab/>event.stopPropagation();</text:span></text:p>
      <text:p text:style-name="P1"><text:span text:style-name="T95"><text:tab/><text:tab/><text:tab/><text:tab/><text:tab/><text:tab/>}</text:span></text:p>
      <text:p text:style-name="P1"><text:span text:style-name="T95"><text:tab/><text:tab/><text:tab/><text:tab/><text:tab/>}</text:span></text:p>
      <text:p text:style-name="P1"><text:span text:style-name="T95"><text:tab/><text:tab/><text:tab/><text:tab/>}</text:span></text:p>
      <text:p text:style-name="P1"><text:span text:style-name="T95"><text:tab/><text:tab/><text:tab/>}</text:span></text:p>
      <text:p text:style-name="P1"><text:span text:style-name="T95"><text:tab/><text:tab/>}</text:span></text:p>
      <text:p text:style-name="P1"><text:span text:style-name="T95"/></text:p>
      <text:p text:style-name="P1"><text:span text:style-name="T95"><text:tab/><text:tab/>// Call the postDispatch hook for the mapped type</text:span></text:p>
      <text:p text:style-name="P1"><text:span text:style-name="T95"><text:tab/><text:tab/>if ( special.postDispatch ) {</text:span></text:p>
      <text:p text:style-name="P1"><text:span text:style-name="T95"><text:tab/><text:tab/><text:tab/>special.postDispatch.call( this, event );</text:span></text:p>
      <text:p text:style-name="P1"><text:span text:style-name="T95"><text:tab/><text:tab/>}</text:span></text:p>
      <text:p text:style-name="P1"><text:span text:style-name="T95"/></text:p>
      <text:p text:style-name="P1"><text:span text:style-name="T95"><text:tab/><text:tab/>return event.result;</text:span></text:p>
      <text:p text:style-name="P1"><text:span text:style-name="T95"><text:tab/>},</text:span></text:p>
      <text:p text:style-name="P1"><text:span text:style-name="T95"/></text:p>
      <text:p text:style-name="P1"><text:span text:style-name="T95"><text:tab/>handlers: function( event, handlers ) {</text:span></text:p>
      <text:p text:style-name="P1"><text:span text:style-name="T95"><text:tab/><text:tab/>var i, handleObj, sel, matchedHandlers, matchedSelectors,</text:span></text:p>
      <text:p text:style-name="P1"><text:span text:style-name="T95"><text:tab/><text:tab/><text:tab/>handlerQueue = [],</text:span></text:p>
      <text:p text:style-name="P1"><text:span text:style-name="T95"><text:tab/><text:tab/><text:tab/>delegateCount = handlers.delegateCount,</text:span></text:p>
      <text:p text:style-name="P1"><text:span text:style-name="T95"><text:tab/><text:tab/><text:tab/>cur = event.target;</text:span></text:p>
      <text:p text:style-name="P1"><text:span text:style-name="T95"/></text:p>
      <text:p text:style-name="P1"><text:span text:style-name="T95"><text:tab/><text:tab/>// Find delegate handlers</text:span></text:p>
      <text:p text:style-name="P1"><text:span text:style-name="T95"><text:tab/><text:tab/>if ( delegateCount &amp;&amp;</text:span></text:p>
      <text:p text:style-name="P1"><text:span text:style-name="T95"/></text:p>
      <text:p text:style-name="P1"><text:span text:style-name="T95"><text:tab/><text:tab/><text:tab/>// Support: IE &lt;=9</text:span></text:p>
      <text:p text:style-name="P1"><text:span text:style-name="T95"><text:tab/><text:tab/><text:tab/>// Black-hole SVG &lt;use&gt; instance trees (trac-13180)</text:span></text:p>
      <text:p text:style-name="P1"><text:span text:style-name="T95"><text:tab/><text:tab/><text:tab/>cur.nodeType &amp;&amp;</text:span></text:p>
      <text:p text:style-name="P1"><text:span text:style-name="T95"/></text:p>
      <text:p text:style-name="P1"><text:span text:style-name="T95"><text:tab/><text:tab/><text:tab/>// Support: Firefox &lt;=42</text:span></text:p>
      <text:p text:style-name="P1"><text:span text:style-name="T95"><text:tab/><text:tab/><text:tab/>// Suppress spec-violating clicks indicating a non-primary pointer button (trac-3861)</text:span></text:p>
      <text:p text:style-name="P1"><text:span text:style-name="T95"><text:tab/><text:tab/><text:tab/>//<text:s/></text:span><text:a xlink:href="https://www.w3.org/TR/DOM-Level-3-Events/#event-type-click"><text:span text:style-name="T96">https://www.w3.org/TR/DOM-Level-3-Events/#event-type-click</text:span></text:a><text:span text:style-name="T97"/></text:p>
      <text:p text:style-name="P1"><text:span text:style-name="T97"><text:tab/><text:tab/><text:tab/>// Support: IE 11 only</text:span></text:p>
      <text:p text:style-name="P1"><text:span text:style-name="T97"><text:tab/><text:tab/><text:tab/>// ...but not arrow key "clicks" of radio inputs, which can have `button` -1 (gh-2343)</text:span></text:p>
      <text:p text:style-name="P1"><text:span text:style-name="T97"><text:tab/><text:tab/><text:tab/>!( event.type === "click" &amp;&amp; event.button &gt;= 1 ) ) {</text:span></text:p>
      <text:p text:style-name="P1"><text:span text:style-name="T97"/></text:p>
      <text:p text:style-name="P1"><text:span text:style-name="T97"><text:tab/><text:tab/><text:tab/>for ( ; cur !== this; cur = cur.parentNode || this ) {</text:span></text:p>
      <text:p text:style-name="P1"><text:span text:style-name="T97"/></text:p>
      <text:p text:style-name="P1"><text:span text:style-name="T97"><text:tab/><text:tab/><text:tab/><text:tab/>// Don't check non-elements (#13208)</text:span></text:p>
      <text:p text:style-name="P1"><text:span text:style-name="T97"><text:tab/><text:tab/><text:tab/><text:tab/>// Don't process clicks on disabled elements (#6911, #8165, #11382, #11764)</text:span></text:p>
      <text:p text:style-name="P1"><text:span text:style-name="T97"><text:tab/><text:tab/><text:tab/><text:tab/>if ( cur.nodeType === 1 &amp;&amp; !( event.type === "click" &amp;&amp; cur.disabled === true ) ) {</text:span></text:p>
      <text:p text:style-name="P1"><text:span text:style-name="T97"><text:tab/><text:tab/><text:tab/><text:tab/><text:tab/>matchedHandlers = [];</text:span></text:p>
      <text:p text:style-name="P1"><text:span text:style-name="T97"><text:tab/><text:tab/><text:tab/><text:tab/><text:tab/>matchedSelectors = {};</text:span></text:p>
      <text:p text:style-name="P1"><text:span text:style-name="T97"><text:tab/><text:tab/><text:tab/><text:tab/><text:tab/>for ( i = 0; i &lt; delegateCount; i++ ) {</text:span></text:p>
      <text:p text:style-name="P1"><text:span text:style-name="T97"><text:tab/><text:tab/><text:tab/><text:tab/><text:tab/><text:tab/>handleObj = handlers[ i ];</text:span></text:p>
      <text:p text:style-name="P1"><text:span text:style-name="T97"/></text:p>
      <text:p text:style-name="P1"><text:span text:style-name="T97"><text:tab/><text:tab/><text:tab/><text:tab/><text:tab/><text:tab/>// Don't conflict with Object.prototype properties (#13203)</text:span></text:p>
      <text:p text:style-name="P1"><text:span text:style-name="T97"><text:tab/><text:tab/><text:tab/><text:tab/><text:tab/><text:tab/>sel = handleObj.selector + " ";</text:span></text:p>
      <text:p text:style-name="P1"><text:span text:style-name="T97"/></text:p>
      <text:p text:style-name="P1"><text:span text:style-name="T97"><text:tab/><text:tab/><text:tab/><text:tab/><text:tab/><text:tab/>if ( matchedSelectors[ sel ] === undefined ) {</text:span></text:p>
      <text:p text:style-name="P1"><text:span text:style-name="T97"><text:tab/><text:tab/><text:tab/><text:tab/><text:tab/><text:tab/><text:tab/>matchedSelectors[ sel ] = handleObj.needsContext ?</text:span></text:p>
      <text:p text:style-name="P1"><text:span text:style-name="T97"><text:tab/><text:tab/><text:tab/><text:tab/><text:tab/><text:tab/><text:tab/><text:tab/>jQuery( sel, this ).index( cur ) &gt; -1 :</text:span></text:p>
      <text:p text:style-name="P1"><text:span text:style-name="T97"><text:tab/><text:tab/><text:tab/><text:tab/><text:tab/><text:tab/><text:tab/><text:tab/>jQuery.find( sel, this, null, [ cur ] ).length;</text:span></text:p>
      <text:p text:style-name="P1"><text:span text:style-name="T97"><text:tab/><text:tab/><text:tab/><text:tab/><text:tab/><text:tab/>}</text:span></text:p>
      <text:p text:style-name="P1"><text:span text:style-name="T97"><text:tab/><text:tab/><text:tab/><text:tab/><text:tab/><text:tab/>if ( matchedSelectors[ sel ] ) {</text:span></text:p>
      <text:p text:style-name="P1"><text:span text:style-name="T97"><text:tab/><text:tab/><text:tab/><text:tab/><text:tab/><text:tab/><text:tab/>matchedHandlers.push( handleObj );</text:span></text:p>
      <text:p text:style-name="P1"><text:span text:style-name="T97"><text:tab/><text:tab/><text:tab/><text:tab/><text:tab/><text:tab/>}</text:span></text:p>
      <text:p text:style-name="P1"><text:span text:style-name="T97"><text:tab/><text:tab/><text:tab/><text:tab/><text:tab/>}</text:span></text:p>
      <text:p text:style-name="P1"><text:span text:style-name="T97"><text:tab/><text:tab/><text:tab/><text:tab/><text:tab/>if ( matchedHandlers.length ) {</text:span></text:p>
      <text:p text:style-name="P1"><text:span text:style-name="T97"><text:tab/><text:tab/><text:tab/><text:tab/><text:tab/><text:tab/>handlerQueue.push( { elem: cur, handlers: matchedHandlers } );</text:span></text:p>
      <text:p text:style-name="P1"><text:span text:style-name="T97"><text:tab/><text:tab/><text:tab/><text:tab/><text:tab/>}</text:span></text:p>
      <text:p text:style-name="P1"><text:span text:style-name="T97"><text:tab/><text:tab/><text:tab/><text:tab/>}</text:span></text:p>
      <text:p text:style-name="P1"><text:span text:style-name="T97"><text:tab/><text:tab/><text:tab/>}</text:span></text:p>
      <text:p text:style-name="P1"><text:span text:style-name="T97"><text:tab/><text:tab/>}</text:span></text:p>
      <text:p text:style-name="P1"><text:span text:style-name="T97"/></text:p>
      <text:p text:style-name="P1"><text:span text:style-name="T97"><text:tab/><text:tab/>// Add the remaining (directly-bound) handlers</text:span></text:p>
      <text:p text:style-name="P1"><text:span text:style-name="T97"><text:tab/><text:tab/>cur = this;</text:span></text:p>
      <text:p text:style-name="P1"><text:span text:style-name="T97"><text:tab/><text:tab/>if ( delegateCount &lt; handlers.length ) {</text:span></text:p>
      <text:p text:style-name="P1"><text:span text:style-name="T97"><text:tab/><text:tab/><text:tab/>handlerQueue.push( { elem: cur, handlers: handlers.slice( delegateCount ) } );</text:span></text:p>
      <text:p text:style-name="P1"><text:span text:style-name="T97"><text:tab/><text:tab/>}</text:span></text:p>
      <text:p text:style-name="P1"><text:span text:style-name="T97"/></text:p>
      <text:p text:style-name="P1"><text:span text:style-name="T97"><text:tab/><text:tab/>return handlerQueue;</text:span></text:p>
      <text:p text:style-name="P1"><text:span text:style-name="T97"><text:tab/>},</text:span></text:p>
      <text:p text:style-name="P1"><text:span text:style-name="T97"/></text:p>
      <text:p text:style-name="P1"><text:span text:style-name="T97"><text:tab/>addProp: function( name, hook ) {</text:span></text:p>
      <text:p text:style-name="P1"><text:span text:style-name="T97"><text:tab/><text:tab/>Object.defineProperty( jQuery.Event.prototype, name, {</text:span></text:p>
      <text:p text:style-name="P1"><text:span text:style-name="T97"><text:tab/><text:tab/><text:tab/>enumerable: true,</text:span></text:p>
      <text:p text:style-name="P1"><text:span text:style-name="T97"><text:tab/><text:tab/><text:tab/>configurable: true,</text:span></text:p>
      <text:p text:style-name="P1"><text:span text:style-name="T97"/></text:p>
      <text:p text:style-name="P1"><text:span text:style-name="T97"><text:tab/><text:tab/><text:tab/>get: isFunction( hook ) ?</text:span></text:p>
      <text:p text:style-name="P1"><text:span text:style-name="T97"><text:tab/><text:tab/><text:tab/><text:tab/>function() {</text:span></text:p>
      <text:p text:style-name="P1"><text:span text:style-name="T97"><text:tab/><text:tab/><text:tab/><text:tab/><text:tab/>if ( this.originalEvent ) {</text:span></text:p>
      <text:p text:style-name="P1"><text:span text:style-name="T97"><text:tab/><text:tab/><text:tab/><text:tab/><text:tab/><text:tab/><text:tab/>return hook( this.originalEvent );</text:span></text:p>
      <text:p text:style-name="P1"><text:span text:style-name="T97"><text:tab/><text:tab/><text:tab/><text:tab/><text:tab/>}</text:span></text:p>
      <text:p text:style-name="P1"><text:span text:style-name="T97"><text:tab/><text:tab/><text:tab/><text:tab/>} :</text:span></text:p>
      <text:p text:style-name="P1"><text:span text:style-name="T97"><text:tab/><text:tab/><text:tab/><text:tab/>function() {</text:span></text:p>
      <text:p text:style-name="P1"><text:span text:style-name="T97"><text:tab/><text:tab/><text:tab/><text:tab/><text:tab/>if ( this.originalEvent ) {</text:span></text:p>
      <text:p text:style-name="P1"><text:span text:style-name="T97"><text:tab/><text:tab/><text:tab/><text:tab/><text:tab/><text:tab/><text:tab/>return this.originalEvent[ name ];</text:span></text:p>
      <text:p text:style-name="P1"><text:span text:style-name="T97"><text:tab/><text:tab/><text:tab/><text:tab/><text:tab/>}</text:span></text:p>
      <text:p text:style-name="P1"><text:span text:style-name="T97"><text:tab/><text:tab/><text:tab/><text:tab/>},</text:span></text:p>
      <text:p text:style-name="P1"><text:span text:style-name="T97"/></text:p>
      <text:p text:style-name="P1"><text:span text:style-name="T97"><text:tab/><text:tab/><text:tab/>set: function( value ) {</text:span></text:p>
      <text:p text:style-name="P1"><text:span text:style-name="T97"><text:tab/><text:tab/><text:tab/><text:tab/>Object.defineProperty( this, name, {</text:span></text:p>
      <text:p text:style-name="P1"><text:span text:style-name="T97"><text:tab/><text:tab/><text:tab/><text:tab/><text:tab/>enumerable: true,</text:span></text:p>
      <text:p text:style-name="P1"><text:span text:style-name="T97"><text:tab/><text:tab/><text:tab/><text:tab/><text:tab/>configurable: true,</text:span></text:p>
      <text:p text:style-name="P1"><text:span text:style-name="T97"><text:tab/><text:tab/><text:tab/><text:tab/><text:tab/>writable: true,</text:span></text:p>
      <text:p text:style-name="P1"><text:span text:style-name="T97"><text:tab/><text:tab/><text:tab/><text:tab/><text:tab/>value: value</text:span></text:p>
      <text:p text:style-name="P1"><text:span text:style-name="T97"><text:tab/><text:tab/><text:tab/><text:tab/>} );</text:span></text:p>
      <text:p text:style-name="P1"><text:span text:style-name="T97"><text:tab/><text:tab/><text:tab/>}</text:span></text:p>
      <text:p text:style-name="P1"><text:span text:style-name="T97"><text:tab/><text:tab/>} );</text:span></text:p>
      <text:p text:style-name="P1"><text:span text:style-name="T97"><text:tab/>},</text:span></text:p>
      <text:p text:style-name="P1"><text:span text:style-name="T97"/></text:p>
      <text:p text:style-name="P1"><text:span text:style-name="T97"><text:tab/>fix: function( originalEvent ) {</text:span></text:p>
      <text:p text:style-name="P1"><text:span text:style-name="T97"><text:tab/><text:tab/>return originalEvent[ jQuery.expando ] ?</text:span></text:p>
      <text:p text:style-name="P1"><text:span text:style-name="T97"><text:tab/><text:tab/><text:tab/>originalEvent :</text:span></text:p>
      <text:p text:style-name="P1"><text:span text:style-name="T97"><text:tab/><text:tab/><text:tab/>new jQuery.Event( originalEvent );</text:span></text:p>
      <text:p text:style-name="P1"><text:span text:style-name="T97"><text:tab/>},</text:span></text:p>
      <text:p text:style-name="P1"><text:span text:style-name="T97"/></text:p>
      <text:p text:style-name="P1"><text:span text:style-name="T97"><text:tab/>special: {</text:span></text:p>
      <text:p text:style-name="P1"><text:span text:style-name="T97"><text:tab/><text:tab/>load: {</text:span></text:p>
      <text:p text:style-name="P1"><text:span text:style-name="T97"/></text:p>
      <text:p text:style-name="P1"><text:span text:style-name="T97"><text:tab/><text:tab/><text:tab/>// Prevent triggered image.load events from bubbling to window.load</text:span></text:p>
      <text:p text:style-name="P1"><text:span text:style-name="T97"><text:tab/><text:tab/><text:tab/>noBubble: true</text:span></text:p>
      <text:p text:style-name="P1"><text:span text:style-name="T97"><text:tab/><text:tab/>},</text:span></text:p>
      <text:p text:style-name="P1"><text:span text:style-name="T97"><text:tab/><text:tab/>click: {</text:span></text:p>
      <text:p text:style-name="P1"><text:span text:style-name="T97"/></text:p>
      <text:p text:style-name="P1"><text:span text:style-name="T97"><text:tab/><text:tab/><text:tab/>// Utilize native event to ensure correct state for checkable inputs</text:span></text:p>
      <text:p text:style-name="P1"><text:span text:style-name="T97"><text:tab/><text:tab/><text:tab/>setup: function( data ) {</text:span></text:p>
      <text:p text:style-name="P1"><text:span text:style-name="T97"/></text:p>
      <text:p text:style-name="P1"><text:span text:style-name="T97"><text:tab/><text:tab/><text:tab/><text:tab/>// For mutual compressibility with _default, replace `this` access with a local var.</text:span></text:p>
      <text:p text:style-name="P1"><text:span text:style-name="T97"><text:tab/><text:tab/><text:tab/><text:tab/>// `|| data` is dead code meant only to preserve the variable through minification.</text:span></text:p>
      <text:p text:style-name="P1"><text:span text:style-name="T97"><text:tab/><text:tab/><text:tab/><text:tab/>var el = this || data;</text:span></text:p>
      <text:p text:style-name="P1"><text:span text:style-name="T97"/></text:p>
      <text:p text:style-name="P1"><text:span text:style-name="T97"><text:tab/><text:tab/><text:tab/><text:tab/>// Claim the first handler</text:span></text:p>
      <text:p text:style-name="P1"><text:span text:style-name="T97"><text:tab/><text:tab/><text:tab/><text:tab/>if ( rcheckableType.test( el.type ) &amp;&amp;</text:span></text:p>
      <text:p text:style-name="P1"><text:span text:style-name="T97"><text:tab/><text:tab/><text:tab/><text:tab/><text:tab/>el.click &amp;&amp; nodeName( el, "input" ) ) {</text:span></text:p>
      <text:p text:style-name="P1"><text:span text:style-name="T97"/></text:p>
      <text:p text:style-name="P1"><text:span text:style-name="T97"><text:tab/><text:tab/><text:tab/><text:tab/><text:tab/>// dataPriv.set( el, "click", ... )</text:span></text:p>
      <text:p text:style-name="P1"><text:span text:style-name="T97"><text:tab/><text:tab/><text:tab/><text:tab/><text:tab/>leverageNative( el, "click", returnTrue );</text:span></text:p>
      <text:p text:style-name="P1"><text:span text:style-name="T97"><text:tab/><text:tab/><text:tab/><text:tab/>}</text:span></text:p>
      <text:p text:style-name="P1"><text:span text:style-name="T97"/></text:p>
      <text:p text:style-name="P1"><text:span text:style-name="T97"><text:tab/><text:tab/><text:tab/><text:tab/>// Return false to allow normal processing in the caller</text:span></text:p>
      <text:p text:style-name="P1"><text:span text:style-name="T97"><text:tab/><text:tab/><text:tab/><text:tab/>return false;</text:span></text:p>
      <text:p text:style-name="P1"><text:span text:style-name="T97"><text:tab/><text:tab/><text:tab/>},</text:span></text:p>
      <text:p text:style-name="P1"><text:span text:style-name="T97"><text:tab/><text:tab/><text:tab/>trigger: function( data ) {</text:span></text:p>
      <text:p text:style-name="P1"><text:span text:style-name="T97"/></text:p>
      <text:p text:style-name="P1"><text:span text:style-name="T97"><text:tab/><text:tab/><text:tab/><text:tab/>// For mutual compressibility with _default, replace `this` access with a local var.</text:span></text:p>
      <text:p text:style-name="P1"><text:span text:style-name="T97"><text:tab/><text:tab/><text:tab/><text:tab/>// `|| data` is dead code meant only to preserve the variable through minification.</text:span></text:p>
      <text:p text:style-name="P1"><text:span text:style-name="T97"><text:tab/><text:tab/><text:tab/><text:tab/>var el = this || data;</text:span></text:p>
      <text:p text:style-name="P1"><text:span text:style-name="T97"/></text:p>
      <text:p text:style-name="P1"><text:span text:style-name="T97"><text:tab/><text:tab/><text:tab/><text:tab/>// Force setup before triggering a click</text:span></text:p>
      <text:p text:style-name="P1"><text:span text:style-name="T97"><text:tab/><text:tab/><text:tab/><text:tab/>if ( rcheckableType.test( el.type ) &amp;&amp;</text:span></text:p>
      <text:p text:style-name="P1"><text:span text:style-name="T97"><text:tab/><text:tab/><text:tab/><text:tab/><text:tab/>el.click &amp;&amp; nodeName( el, "input" ) ) {</text:span></text:p>
      <text:p text:style-name="P1"><text:span text:style-name="T97"/></text:p>
      <text:p text:style-name="P1"><text:span text:style-name="T97"><text:tab/><text:tab/><text:tab/><text:tab/><text:tab/>leverageNative( el, "click" );</text:span></text:p>
      <text:p text:style-name="P1"><text:span text:style-name="T97"><text:tab/><text:tab/><text:tab/><text:tab/>}</text:span></text:p>
      <text:p text:style-name="P1"><text:span text:style-name="T97"/></text:p>
      <text:p text:style-name="P1"><text:span text:style-name="T97"><text:tab/><text:tab/><text:tab/><text:tab/>// Return non-false to allow normal event-path propagation</text:span></text:p>
      <text:p text:style-name="P1"><text:span text:style-name="T97"><text:tab/><text:tab/><text:tab/><text:tab/>return true;</text:span></text:p>
      <text:p text:style-name="P1"><text:span text:style-name="T97"><text:tab/><text:tab/><text:tab/>},</text:span></text:p>
      <text:p text:style-name="P1"><text:span text:style-name="T97"/></text:p>
      <text:p text:style-name="P1"><text:span text:style-name="T97"><text:tab/><text:tab/><text:tab/>// For cross-browser consistency, suppress native .click() on links</text:span></text:p>
      <text:p text:style-name="P1"><text:span text:style-name="T97"><text:tab/><text:tab/><text:tab/>// Also prevent it if we're currently inside a leveraged native-event stack</text:span></text:p>
      <text:p text:style-name="P1"><text:span text:style-name="T97"><text:tab/><text:tab/><text:tab/>_default: function( event ) {</text:span></text:p>
      <text:p text:style-name="P1"><text:span text:style-name="T97"><text:tab/><text:tab/><text:tab/><text:tab/>var target = event.target;</text:span></text:p>
      <text:p text:style-name="P1"><text:span text:style-name="T97"><text:tab/><text:tab/><text:tab/><text:tab/>return rcheckableType.test( target.type ) &amp;&amp;</text:span></text:p>
      <text:p text:style-name="P1"><text:span text:style-name="T97"><text:tab/><text:tab/><text:tab/><text:tab/><text:tab/>target.click &amp;&amp; nodeName( target, "input" ) &amp;&amp;</text:span></text:p>
      <text:p text:style-name="P1"><text:span text:style-name="T97"><text:tab/><text:tab/><text:tab/><text:tab/><text:tab/>dataPriv.get( target, "click" ) ||</text:span></text:p>
      <text:p text:style-name="P1"><text:span text:style-name="T97"><text:tab/><text:tab/><text:tab/><text:tab/><text:tab/>nodeName( target, "a" );</text:span></text:p>
      <text:p text:style-name="P1"><text:span text:style-name="T97"><text:tab/><text:tab/><text:tab/>}</text:span></text:p>
      <text:p text:style-name="P1"><text:span text:style-name="T97"><text:tab/><text:tab/>},</text:span></text:p>
      <text:p text:style-name="P1"><text:span text:style-name="T97"/></text:p>
      <text:p text:style-name="P1"><text:span text:style-name="T97"><text:tab/><text:tab/>beforeunload: {</text:span></text:p>
      <text:p text:style-name="P1"><text:span text:style-name="T97"><text:tab/><text:tab/><text:tab/>postDispatch: function( event ) {</text:span></text:p>
      <text:p text:style-name="P1"><text:span text:style-name="T97"/></text:p>
      <text:p text:style-name="P1"><text:span text:style-name="T97"><text:tab/><text:tab/><text:tab/><text:tab/>// Support: Firefox 20+</text:span></text:p>
      <text:p text:style-name="P1"><text:span text:style-name="T97"><text:tab/><text:tab/><text:tab/><text:tab/>// Firefox doesn't alert if the returnValue field is not set.</text:span></text:p>
      <text:p text:style-name="P1"><text:span text:style-name="T97"><text:tab/><text:tab/><text:tab/><text:tab/>if ( event.result !== undefined &amp;&amp; event.originalEvent ) {</text:span></text:p>
      <text:p text:style-name="P1"><text:span text:style-name="T97"><text:tab/><text:tab/><text:tab/><text:tab/><text:tab/>event.originalEvent.returnValue = event.result;</text:span></text:p>
      <text:p text:style-name="P1"><text:span text:style-name="T97"><text:tab/><text:tab/><text:tab/><text:tab/>}</text:span></text:p>
      <text:p text:style-name="P1"><text:span text:style-name="T97"><text:tab/><text:tab/><text:tab/>}</text:span></text:p>
      <text:p text:style-name="P1"><text:span text:style-name="T97"><text:tab/><text:tab/>}</text:span></text:p>
      <text:p text:style-name="P1"><text:span text:style-name="T97"><text:tab/>}</text:span></text:p>
      <text:p text:style-name="P1"><text:span text:style-name="T97">};</text:span></text:p>
      <text:p text:style-name="P1"><text:span text:style-name="T97"/></text:p>
      <text:p text:style-name="P1"><text:span text:style-name="T97">// Ensure the presence of an event listener that handles manually-triggered</text:span></text:p>
      <text:p text:style-name="P1"><text:span text:style-name="T97">// synthetic events by interrupting progress until reinvoked in response to</text:span></text:p>
      <text:p text:style-name="P1"><text:span text:style-name="T97">// *native* events that it fires directly, ensuring that state changes have</text:span></text:p>
      <text:p text:style-name="P1"><text:span text:style-name="T97">// already occurred before other listeners are invoked.</text:span></text:p>
      <text:p text:style-name="P1"><text:span text:style-name="T97">function leverageNative( el, type, expectSync ) {</text:span></text:p>
      <text:p text:style-name="P1"><text:span text:style-name="T97"/></text:p>
      <text:p text:style-name="P1"><text:span text:style-name="T97"><text:tab/>// Missing expectSync indicates a trigger call, which must force setup through jQuery.event.add</text:span></text:p>
      <text:p text:style-name="P1"><text:span text:style-name="T97"><text:tab/>if ( !expectSync ) {</text:span></text:p>
      <text:p text:style-name="P1"><text:span text:style-name="T97"><text:tab/><text:tab/>if ( dataPriv.get( el, type ) === undefined ) {</text:span></text:p>
      <text:p text:style-name="P1"><text:span text:style-name="T97"><text:tab/><text:tab/><text:tab/>jQuery.event.add( el, type, returnTrue );</text:span></text:p>
      <text:p text:style-name="P1"><text:span text:style-name="T97"><text:tab/><text:tab/>}</text:span></text:p>
      <text:p text:style-name="P1"><text:span text:style-name="T97"><text:tab/><text:tab/>return;</text:span></text:p>
      <text:p text:style-name="P1"><text:span text:style-name="T97"><text:tab/>}</text:span></text:p>
      <text:p text:style-name="P1"><text:span text:style-name="T97"/></text:p>
      <text:p text:style-name="P1"><text:span text:style-name="T97"><text:tab/>// Register the controller as a special universal handler for all event namespaces</text:span></text:p>
      <text:p text:style-name="P1"><text:span text:style-name="T97"><text:tab/>dataPriv.set( el, type, false );</text:span></text:p>
      <text:p text:style-name="P1"><text:span text:style-name="T97"><text:tab/>jQuery.event.add( el, type, {</text:span></text:p>
      <text:p text:style-name="P1"><text:span text:style-name="T97"><text:tab/><text:tab/>namespace: false,</text:span></text:p>
      <text:p text:style-name="P1"><text:span text:style-name="T97"><text:tab/><text:tab/>handler: function( event ) {</text:span></text:p>
      <text:p text:style-name="P1"><text:span text:style-name="T97"><text:tab/><text:tab/><text:tab/>var notAsync, result,</text:span></text:p>
      <text:p text:style-name="P1"><text:span text:style-name="T97"><text:tab/><text:tab/><text:tab/><text:tab/>saved = dataPriv.get( this, type );</text:span></text:p>
      <text:p text:style-name="P1"><text:span text:style-name="T97"/></text:p>
      <text:p text:style-name="P1"><text:span text:style-name="T97"><text:tab/><text:tab/><text:tab/>if ( ( event.isTrigger &amp; 1 ) &amp;&amp; this[ type ] ) {</text:span></text:p>
      <text:p text:style-name="P1"><text:span text:style-name="T97"/></text:p>
      <text:p text:style-name="P1"><text:span text:style-name="T97"><text:tab/><text:tab/><text:tab/><text:tab/>// Interrupt processing of the outer synthetic .trigger()ed event</text:span></text:p>
      <text:p text:style-name="P1"><text:span text:style-name="T97"><text:tab/><text:tab/><text:tab/><text:tab/>// Saved data should be false in such cases, but might be a leftover capture object</text:span></text:p>
      <text:p text:style-name="P1"><text:span text:style-name="T97"><text:tab/><text:tab/><text:tab/><text:tab/>// from an async native handler (gh-4350)</text:span></text:p>
      <text:p text:style-name="P1"><text:span text:style-name="T97"><text:tab/><text:tab/><text:tab/><text:tab/>if ( !saved.length ) {</text:span></text:p>
      <text:p text:style-name="P1"><text:span text:style-name="T97"/></text:p>
      <text:p text:style-name="P1"><text:span text:style-name="T97"><text:tab/><text:tab/><text:tab/><text:tab/><text:tab/>// Store arguments for use when handling the inner native event</text:span></text:p>
      <text:p text:style-name="P1"><text:span text:style-name="T97"><text:tab/><text:tab/><text:tab/><text:tab/><text:tab/>// There will always be at least one argument (an event object), so this array</text:span></text:p>
      <text:p text:style-name="P1"><text:span text:style-name="T97"><text:tab/><text:tab/><text:tab/><text:tab/><text:tab/>// will not be confused with a leftover capture object.</text:span></text:p>
      <text:p text:style-name="P1"><text:span text:style-name="T97"><text:tab/><text:tab/><text:tab/><text:tab/><text:tab/>saved = slice.call( arguments );</text:span></text:p>
      <text:p text:style-name="P1"><text:span text:style-name="T97"><text:tab/><text:tab/><text:tab/><text:tab/><text:tab/>dataPriv.set( this, type, saved );</text:span></text:p>
      <text:p text:style-name="P1"><text:span text:style-name="T97"/></text:p>
      <text:p text:style-name="P1"><text:span text:style-name="T97"><text:tab/><text:tab/><text:tab/><text:tab/><text:tab/>// Trigger the native event and capture its result</text:span></text:p>
      <text:p text:style-name="P1"><text:span text:style-name="T97"><text:tab/><text:tab/><text:tab/><text:tab/><text:tab/>// Support: IE &lt;=9 - 11+</text:span></text:p>
      <text:p text:style-name="P1"><text:span text:style-name="T97"><text:tab/><text:tab/><text:tab/><text:tab/><text:tab/>// focus() and blur() are asynchronous</text:span></text:p>
      <text:p text:style-name="P1"><text:span text:style-name="T97"><text:tab/><text:tab/><text:tab/><text:tab/><text:tab/>notAsync = expectSync( this, type );</text:span></text:p>
      <text:p text:style-name="P1"><text:span text:style-name="T97"><text:tab/><text:tab/><text:tab/><text:tab/><text:tab/>this[ type ]();</text:span></text:p>
      <text:p text:style-name="P1"><text:span text:style-name="T97"><text:tab/><text:tab/><text:tab/><text:tab/><text:tab/>result = dataPriv.get( this, type );</text:span></text:p>
      <text:p text:style-name="P1"><text:span text:style-name="T97"><text:tab/><text:tab/><text:tab/><text:tab/><text:tab/>if ( saved !== result || notAsync ) {</text:span></text:p>
      <text:p text:style-name="P1"><text:span text:style-name="T97"><text:tab/><text:tab/><text:tab/><text:tab/><text:tab/><text:tab/>dataPriv.set( this, type, false );</text:span></text:p>
      <text:p text:style-name="P1"><text:span text:style-name="T97"><text:tab/><text:tab/><text:tab/><text:tab/><text:tab/>} else {</text:span></text:p>
      <text:p text:style-name="P1"><text:span text:style-name="T97"><text:tab/><text:tab/><text:tab/><text:tab/><text:tab/><text:tab/>result = {};</text:span></text:p>
      <text:p text:style-name="P1"><text:span text:style-name="T97"><text:tab/><text:tab/><text:tab/><text:tab/><text:tab/>}</text:span></text:p>
      <text:p text:style-name="P1"><text:span text:style-name="T97"><text:tab/><text:tab/><text:tab/><text:tab/><text:tab/>if ( saved !== result ) {</text:span></text:p>
      <text:p text:style-name="P1"><text:span text:style-name="T97"/></text:p>
      <text:p text:style-name="P1"><text:span text:style-name="T97"><text:tab/><text:tab/><text:tab/><text:tab/><text:tab/><text:tab/>// Cancel the outer synthetic event</text:span></text:p>
      <text:p text:style-name="P1"><text:span text:style-name="T97"><text:tab/><text:tab/><text:tab/><text:tab/><text:tab/><text:tab/>event.stopImmediatePropagation();</text:span></text:p>
      <text:p text:style-name="P1"><text:span text:style-name="T97"><text:tab/><text:tab/><text:tab/><text:tab/><text:tab/><text:tab/>event.preventDefault();</text:span></text:p>
      <text:p text:style-name="P1"><text:span text:style-name="T97"><text:tab/><text:tab/><text:tab/><text:tab/><text:tab/><text:tab/>return result.value;</text:span></text:p>
      <text:p text:style-name="P1"><text:span text:style-name="T97"><text:tab/><text:tab/><text:tab/><text:tab/><text:tab/>}</text:span></text:p>
      <text:p text:style-name="P1"><text:span text:style-name="T97"/></text:p>
      <text:p text:style-name="P1"><text:span text:style-name="T97"><text:tab/><text:tab/><text:tab/><text:tab/>// If this is an inner synthetic event for an event with a bubbling surrogate</text:span></text:p>
      <text:p text:style-name="P1"><text:span text:style-name="T97"><text:tab/><text:tab/><text:tab/><text:tab/>// (focus or blur), assume that the surrogate already propagated from triggering the</text:span></text:p>
      <text:p text:style-name="P1"><text:span text:style-name="T97"><text:tab/><text:tab/><text:tab/><text:tab/>// native event and prevent that from happening again here.</text:span></text:p>
      <text:p text:style-name="P1"><text:span text:style-name="T97"><text:tab/><text:tab/><text:tab/><text:tab/>// This technically gets the ordering wrong w.r.t. to `.trigger()` (in which the</text:span></text:p>
      <text:p text:style-name="P1"><text:span text:style-name="T97"><text:tab/><text:tab/><text:tab/><text:tab/>// bubbling surrogate propagates *after* the non-bubbling base), but that seems</text:span></text:p>
      <text:p text:style-name="P1"><text:span text:style-name="T97"><text:tab/><text:tab/><text:tab/><text:tab/>// less bad than duplication.</text:span></text:p>
      <text:p text:style-name="P1"><text:span text:style-name="T97"><text:tab/><text:tab/><text:tab/><text:tab/>} else if ( ( jQuery.event.special[ type ] || {} ).delegateType ) {</text:span></text:p>
      <text:p text:style-name="P1"><text:span text:style-name="T97"><text:tab/><text:tab/><text:tab/><text:tab/><text:tab/>event.stopPropagation();</text:span></text:p>
      <text:p text:style-name="P1"><text:span text:style-name="T97"><text:tab/><text:tab/><text:tab/><text:tab/>}</text:span></text:p>
      <text:p text:style-name="P1"><text:span text:style-name="T97"/></text:p>
      <text:p text:style-name="P1"><text:span text:style-name="T97"><text:tab/><text:tab/><text:tab/>// If this is a native event triggered above, everything is now in order</text:span></text:p>
      <text:p text:style-name="P1"><text:span text:style-name="T97"><text:tab/><text:tab/><text:tab/>// Fire an inner synthetic event with the original arguments</text:span></text:p>
      <text:p text:style-name="P1"><text:span text:style-name="T97"><text:tab/><text:tab/><text:tab/>} else if ( saved.length ) {</text:span></text:p>
      <text:p text:style-name="P1"><text:span text:style-name="T97"/></text:p>
      <text:p text:style-name="P1"><text:span text:style-name="T97"><text:tab/><text:tab/><text:tab/><text:tab/>// ...and capture the result</text:span></text:p>
      <text:p text:style-name="P1"><text:span text:style-name="T97"><text:tab/><text:tab/><text:tab/><text:tab/>dataPriv.set( this, type, {</text:span></text:p>
      <text:p text:style-name="P1"><text:span text:style-name="T97"><text:tab/><text:tab/><text:tab/><text:tab/><text:tab/>value: jQuery.event.trigger(</text:span></text:p>
      <text:p text:style-name="P1"><text:span text:style-name="T97"/></text:p>
      <text:p text:style-name="P1"><text:span text:style-name="T97"><text:tab/><text:tab/><text:tab/><text:tab/><text:tab/><text:tab/>// Support: IE &lt;=9 - 11+</text:span></text:p>
      <text:p text:style-name="P1"><text:span text:style-name="T97"><text:tab/><text:tab/><text:tab/><text:tab/><text:tab/><text:tab/>// Extend with the prototype to reset the above stopImmediatePropagation()</text:span></text:p>
      <text:p text:style-name="P1"><text:span text:style-name="T97"><text:tab/><text:tab/><text:tab/><text:tab/><text:tab/><text:tab/>jQuery.extend( saved[ 0 ], jQuery.Event.prototype ),</text:span></text:p>
      <text:p text:style-name="P1"><text:span text:style-name="T97"><text:tab/><text:tab/><text:tab/><text:tab/><text:tab/><text:tab/>saved.slice( 1 ),</text:span></text:p>
      <text:p text:style-name="P1"><text:span text:style-name="T97"><text:tab/><text:tab/><text:tab/><text:tab/><text:tab/><text:tab/>this</text:span></text:p>
      <text:p text:style-name="P1"><text:span text:style-name="T97"><text:tab/><text:tab/><text:tab/><text:tab/><text:tab/>)</text:span></text:p>
      <text:p text:style-name="P1"><text:span text:style-name="T97"><text:tab/><text:tab/><text:tab/><text:tab/>} );</text:span></text:p>
      <text:p text:style-name="P1"><text:span text:style-name="T97"/></text:p>
      <text:p text:style-name="P1"><text:span text:style-name="T97"><text:tab/><text:tab/><text:tab/><text:tab/>// Abort handling of the native event</text:span></text:p>
      <text:p text:style-name="P1"><text:span text:style-name="T97"><text:tab/><text:tab/><text:tab/><text:tab/>event.stopImmediatePropagation();</text:span></text:p>
      <text:p text:style-name="P1"><text:span text:style-name="T97"><text:tab/><text:tab/><text:tab/>}</text:span></text:p>
      <text:p text:style-name="P1"><text:span text:style-name="T97"><text:tab/><text:tab/>}</text:span></text:p>
      <text:p text:style-name="P1"><text:span text:style-name="T97"><text:tab/>} );</text:span></text:p>
      <text:p text:style-name="P1"><text:span text:style-name="T97">}</text:span></text:p>
      <text:p text:style-name="P1"><text:span text:style-name="T97"/></text:p>
      <text:p text:style-name="P1"><text:span text:style-name="T97">jQuery.removeEvent = function( elem, type, handle ) {</text:span></text:p>
      <text:p text:style-name="P1"><text:span text:style-name="T97"/></text:p>
      <text:p text:style-name="P1"><text:span text:style-name="T97"><text:tab/>// This "if" is needed for plain objects</text:span></text:p>
      <text:p text:style-name="P1"><text:span text:style-name="T97"><text:tab/>if ( elem.removeEventListener ) {</text:span></text:p>
      <text:p text:style-name="P1"><text:span text:style-name="T97"><text:tab/><text:tab/>elem.removeEventListener( type, handle );</text:span></text:p>
      <text:p text:style-name="P1"><text:span text:style-name="T97"><text:tab/>}</text:span></text:p>
      <text:p text:style-name="P1"><text:span text:style-name="T97">};</text:span></text:p>
      <text:p text:style-name="P1"><text:span text:style-name="T97"/></text:p>
      <text:p text:style-name="P1"><text:span text:style-name="T97">jQuery.Event = function( src, props ) {</text:span></text:p>
      <text:p text:style-name="P1"><text:span text:style-name="T97"/></text:p>
      <text:p text:style-name="P1"><text:span text:style-name="T97"><text:tab/>// Allow instantiation without the 'new' keyword</text:span></text:p>
      <text:p text:style-name="P1"><text:span text:style-name="T97"><text:tab/>if ( !( this instanceof jQuery.Event ) ) {</text:span></text:p>
      <text:p text:style-name="P1"><text:span text:style-name="T97"><text:tab/><text:tab/>return new jQuery.Event( src, props );</text:span></text:p>
      <text:p text:style-name="P1"><text:span text:style-name="T97"><text:tab/>}</text:span></text:p>
      <text:p text:style-name="P1"><text:span text:style-name="T97"/></text:p>
      <text:p text:style-name="P1"><text:span text:style-name="T97"><text:tab/>// Event object</text:span></text:p>
      <text:p text:style-name="P1"><text:span text:style-name="T97"><text:tab/>if ( src &amp;&amp; src.type ) {</text:span></text:p>
      <text:p text:style-name="P1"><text:span text:style-name="T97"><text:tab/><text:tab/>this.originalEvent = src;</text:span></text:p>
      <text:p text:style-name="P1"><text:span text:style-name="T97"><text:tab/><text:tab/>this.type = src.type;</text:span></text:p>
      <text:p text:style-name="P1"><text:span text:style-name="T97"/></text:p>
      <text:p text:style-name="P1"><text:span text:style-name="T97"><text:tab/><text:tab/>// Events bubbling up the document may have been marked as prevented</text:span></text:p>
      <text:p text:style-name="P1"><text:span text:style-name="T97"><text:tab/><text:tab/>// by a handler lower down the tree; reflect the correct value.</text:span></text:p>
      <text:p text:style-name="P1"><text:span text:style-name="T97"><text:tab/><text:tab/>this.isDefaultPrevented = src.defaultPrevented ||</text:span></text:p>
      <text:p text:style-name="P1"><text:span text:style-name="T97"><text:tab/><text:tab/><text:tab/><text:tab/>src.defaultPrevented === undefined &amp;&amp;</text:span></text:p>
      <text:p text:style-name="P1"><text:span text:style-name="T97"/></text:p>
      <text:p text:style-name="P1"><text:span text:style-name="T97"><text:tab/><text:tab/><text:tab/><text:tab/>// Support: Android &lt;=2.3 only</text:span></text:p>
      <text:p text:style-name="P1"><text:span text:style-name="T97"><text:tab/><text:tab/><text:tab/><text:tab/>src.returnValue === false ?</text:span></text:p>
      <text:p text:style-name="P1"><text:span text:style-name="T97"><text:tab/><text:tab/><text:tab/>returnTrue :</text:span></text:p>
      <text:p text:style-name="P1"><text:span text:style-name="T97"><text:tab/><text:tab/><text:tab/>returnFalse;</text:span></text:p>
      <text:p text:style-name="P1"><text:span text:style-name="T97"/></text:p>
      <text:p text:style-name="P1"><text:span text:style-name="T97"><text:tab/><text:tab/>// Create target properties</text:span></text:p>
      <text:p text:style-name="P1"><text:span text:style-name="T97"><text:tab/><text:tab/>// Support: Safari &lt;=6 - 7 only</text:span></text:p>
      <text:p text:style-name="P1"><text:span text:style-name="T97"><text:tab/><text:tab/>// Target should not be a text node (#504, #13143)</text:span></text:p>
      <text:p text:style-name="P1"><text:span text:style-name="T97"><text:tab/><text:tab/>this.target = ( src.target &amp;&amp; src.target.nodeType === 3 ) ?</text:span></text:p>
      <text:p text:style-name="P1"><text:span text:style-name="T97"><text:tab/><text:tab/><text:tab/>src.target.parentNode :</text:span></text:p>
      <text:p text:style-name="P1"><text:span text:style-name="T97"><text:tab/><text:tab/><text:tab/>src.target;</text:span></text:p>
      <text:p text:style-name="P1"><text:span text:style-name="T97"/></text:p>
      <text:p text:style-name="P1"><text:span text:style-name="T97"><text:tab/><text:tab/>this.currentTarget = src.currentTarget;</text:span></text:p>
      <text:p text:style-name="P1"><text:span text:style-name="T97"><text:tab/><text:tab/>this.relatedTarget = src.relatedTarget;</text:span></text:p>
      <text:p text:style-name="P1"><text:span text:style-name="T97"/></text:p>
      <text:p text:style-name="P1"><text:span text:style-name="T97"><text:tab/>// Event type</text:span></text:p>
      <text:p text:style-name="P1"><text:span text:style-name="T97"><text:tab/>} else {</text:span></text:p>
      <text:p text:style-name="P1"><text:span text:style-name="T97"><text:tab/><text:tab/>this.type = src;</text:span></text:p>
      <text:p text:style-name="P1"><text:span text:style-name="T97"><text:tab/>}</text:span></text:p>
      <text:p text:style-name="P1"><text:span text:style-name="T97"/></text:p>
      <text:p text:style-name="P1"><text:span text:style-name="T97"><text:tab/>// Put explicitly provided properties onto the event object</text:span></text:p>
      <text:p text:style-name="P1"><text:span text:style-name="T97"><text:tab/>if ( props ) {</text:span></text:p>
      <text:p text:style-name="P1"><text:span text:style-name="T97"><text:tab/><text:tab/>jQuery.extend( this, props );</text:span></text:p>
      <text:p text:style-name="P1"><text:span text:style-name="T97"><text:tab/>}</text:span></text:p>
      <text:p text:style-name="P1"><text:span text:style-name="T97"/></text:p>
      <text:p text:style-name="P1"><text:span text:style-name="T97"><text:tab/>// Create a timestamp if incoming event doesn't have one</text:span></text:p>
      <text:p text:style-name="P1"><text:span text:style-name="T97"><text:tab/>this.timeStamp = src &amp;&amp; src.timeStamp || Date.now();</text:span></text:p>
      <text:p text:style-name="P1"><text:span text:style-name="T97"/></text:p>
      <text:p text:style-name="P1"><text:span text:style-name="T97"><text:tab/>// Mark it as fixed</text:span></text:p>
      <text:p text:style-name="P1"><text:span text:style-name="T97"><text:tab/>this[ jQuery.expando ] = true;</text:span></text:p>
      <text:p text:style-name="P1"><text:span text:style-name="T97">};</text:span></text:p>
      <text:p text:style-name="P1"><text:span text:style-name="T97"/></text:p>
      <text:p text:style-name="P1"><text:span text:style-name="T97">// jQuery.Event is based on DOM3 Events as specified by the ECMAScript Language Binding</text:span></text:p>
      <text:p text:style-name="P1"><text:span text:style-name="T97">//<text:s/></text:span><text:a xlink:href="https://www.w3.org/TR/2003/WD-DOM-Level-3-Events-20030331/ecma-script-binding.html"><text:span text:style-name="T98">https://www.w3.org/TR/2003/WD-DOM-Level-3-Events-20030331/ecma-script-binding.html</text:span></text:a><text:span text:style-name="T99"/></text:p>
      <text:p text:style-name="P1"><text:span text:style-name="T99">jQuery.Event.prototype = {</text:span></text:p>
      <text:p text:style-name="P1"><text:span text:style-name="T99"><text:tab/>constructor: jQuery.Event,</text:span></text:p>
      <text:p text:style-name="P1"><text:span text:style-name="T99"><text:tab/>isDefaultPrevented: returnFalse,</text:span></text:p>
      <text:p text:style-name="P1"><text:span text:style-name="T99"><text:tab/>isPropagationStopped: returnFalse,</text:span></text:p>
      <text:p text:style-name="P1"><text:span text:style-name="T99"><text:tab/>isImmediatePropagationStopped: returnFalse,</text:span></text:p>
      <text:p text:style-name="P1"><text:span text:style-name="T99"><text:tab/>isSimulated: false,</text:span></text:p>
      <text:p text:style-name="P1"><text:span text:style-name="T99"/></text:p>
      <text:p text:style-name="P1"><text:span text:style-name="T99"><text:tab/>preventDefault: function() {</text:span></text:p>
      <text:p text:style-name="P1"><text:span text:style-name="T99"><text:tab/><text:tab/>var e = this.originalEvent;</text:span></text:p>
      <text:p text:style-name="P1"><text:span text:style-name="T99"/></text:p>
      <text:p text:style-name="P1"><text:span text:style-name="T99"><text:tab/><text:tab/>this.isDefaultPrevented = returnTrue;</text:span></text:p>
      <text:p text:style-name="P1"><text:span text:style-name="T99"/></text:p>
      <text:p text:style-name="P1"><text:span text:style-name="T99"><text:tab/><text:tab/>if ( e &amp;&amp; !this.isSimulated ) {</text:span></text:p>
      <text:p text:style-name="P1"><text:span text:style-name="T99"><text:tab/><text:tab/><text:tab/>e.preventDefault();</text:span></text:p>
      <text:p text:style-name="P1"><text:span text:style-name="T99"><text:tab/><text:tab/>}</text:span></text:p>
      <text:p text:style-name="P1"><text:span text:style-name="T99"><text:tab/>},</text:span></text:p>
      <text:p text:style-name="P1"><text:span text:style-name="T99"><text:tab/>stopPropagation: function() {</text:span></text:p>
      <text:p text:style-name="P1"><text:span text:style-name="T99"><text:tab/><text:tab/>var e = this.originalEvent;</text:span></text:p>
      <text:p text:style-name="P1"><text:span text:style-name="T99"/></text:p>
      <text:p text:style-name="P1"><text:span text:style-name="T99"><text:tab/><text:tab/>this.isPropagationStopped = returnTrue;</text:span></text:p>
      <text:p text:style-name="P1"><text:span text:style-name="T99"/></text:p>
      <text:p text:style-name="P1"><text:span text:style-name="T99"><text:tab/><text:tab/>if ( e &amp;&amp; !this.isSimulated ) {</text:span></text:p>
      <text:p text:style-name="P1"><text:span text:style-name="T99"><text:tab/><text:tab/><text:tab/>e.stopPropagation();</text:span></text:p>
      <text:p text:style-name="P1"><text:span text:style-name="T99"><text:tab/><text:tab/>}</text:span></text:p>
      <text:p text:style-name="P1"><text:span text:style-name="T99"><text:tab/>},</text:span></text:p>
      <text:p text:style-name="P1"><text:span text:style-name="T99"><text:tab/>stopImmediatePropagation: function() {</text:span></text:p>
      <text:p text:style-name="P1"><text:span text:style-name="T99"><text:tab/><text:tab/>var e = this.originalEvent;</text:span></text:p>
      <text:p text:style-name="P1"><text:span text:style-name="T99"/></text:p>
      <text:p text:style-name="P1"><text:span text:style-name="T99"><text:tab/><text:tab/>this.isImmediatePropagationStopped = returnTrue;</text:span></text:p>
      <text:p text:style-name="P1"><text:span text:style-name="T99"/></text:p>
      <text:p text:style-name="P1"><text:span text:style-name="T99"><text:tab/><text:tab/>if ( e &amp;&amp; !this.isSimulated ) {</text:span></text:p>
      <text:p text:style-name="P1"><text:span text:style-name="T99"><text:tab/><text:tab/><text:tab/>e.stopImmediatePropagation();</text:span></text:p>
      <text:p text:style-name="P1"><text:span text:style-name="T99"><text:tab/><text:tab/>}</text:span></text:p>
      <text:p text:style-name="P1"><text:span text:style-name="T99"/></text:p>
      <text:p text:style-name="P1"><text:span text:style-name="T99"><text:tab/><text:tab/>this.stopPropagation();</text:span></text:p>
      <text:p text:style-name="P1"><text:span text:style-name="T99"><text:tab/>}</text:span></text:p>
      <text:p text:style-name="P1"><text:span text:style-name="T99">};</text:span></text:p>
      <text:p text:style-name="P1"><text:span text:style-name="T99"/></text:p>
      <text:p text:style-name="P1"><text:span text:style-name="T99">// Includes all common event props including KeyEvent and MouseEvent specific props</text:span></text:p>
      <text:p text:style-name="P1"><text:span text:style-name="T99">jQuery.each( {</text:span></text:p>
      <text:p text:style-name="P1"><text:span text:style-name="T99"><text:tab/>altKey: true,</text:span></text:p>
      <text:p text:style-name="P1"><text:span text:style-name="T99"><text:tab/>bubbles: true,</text:span></text:p>
      <text:p text:style-name="P1"><text:span text:style-name="T99"><text:tab/>cancelable: true,</text:span></text:p>
      <text:p text:style-name="P1"><text:span text:style-name="T99"><text:tab/>changedTouches: true,</text:span></text:p>
      <text:p text:style-name="P1"><text:span text:style-name="T99"><text:tab/>ctrlKey: true,</text:span></text:p>
      <text:p text:style-name="P1"><text:span text:style-name="T99"><text:tab/>detail: true,</text:span></text:p>
      <text:p text:style-name="P1"><text:span text:style-name="T99"><text:tab/>eventPhase: true,</text:span></text:p>
      <text:p text:style-name="P1"><text:span text:style-name="T99"><text:tab/>metaKey: true,</text:span></text:p>
      <text:p text:style-name="P1"><text:span text:style-name="T99"><text:tab/>pageX: true,</text:span></text:p>
      <text:p text:style-name="P1"><text:span text:style-name="T99"><text:tab/>pageY: true,</text:span></text:p>
      <text:p text:style-name="P1"><text:span text:style-name="T99"><text:tab/>shiftKey: true,</text:span></text:p>
      <text:p text:style-name="P1"><text:span text:style-name="T99"><text:tab/>view: true,</text:span></text:p>
      <text:p text:style-name="P1"><text:span text:style-name="T99"><text:tab/>"char": true,</text:span></text:p>
      <text:p text:style-name="P1"><text:span text:style-name="T99"><text:tab/>code: true,</text:span></text:p>
      <text:p text:style-name="P1"><text:span text:style-name="T99"><text:tab/>charCode: true,</text:span></text:p>
      <text:p text:style-name="P1"><text:span text:style-name="T99"><text:tab/>key: true,</text:span></text:p>
      <text:p text:style-name="P1"><text:span text:style-name="T99"><text:tab/>keyCode: true,</text:span></text:p>
      <text:p text:style-name="P1"><text:span text:style-name="T99"><text:tab/>button: true,</text:span></text:p>
      <text:p text:style-name="P1"><text:span text:style-name="T99"><text:tab/>buttons: true,</text:span></text:p>
      <text:p text:style-name="P1"><text:span text:style-name="T99"><text:tab/>clientX: true,</text:span></text:p>
      <text:p text:style-name="P1"><text:span text:style-name="T99"><text:tab/>clientY: true,</text:span></text:p>
      <text:p text:style-name="P1"><text:span text:style-name="T99"><text:tab/>offsetX: true,</text:span></text:p>
      <text:p text:style-name="P1"><text:span text:style-name="T99"><text:tab/>offsetY: true,</text:span></text:p>
      <text:p text:style-name="P1"><text:span text:style-name="T99"><text:tab/>pointerId: true,</text:span></text:p>
      <text:p text:style-name="P1"><text:span text:style-name="T99"><text:tab/>pointerType: true,</text:span></text:p>
      <text:p text:style-name="P1"><text:span text:style-name="T99"><text:tab/>screenX: true,</text:span></text:p>
      <text:p text:style-name="P1"><text:span text:style-name="T99"><text:tab/>screenY: true,</text:span></text:p>
      <text:p text:style-name="P1"><text:span text:style-name="T99"><text:tab/>targetTouches: true,</text:span></text:p>
      <text:p text:style-name="P1"><text:span text:style-name="T99"><text:tab/>toElement: true,</text:span></text:p>
      <text:p text:style-name="P1"><text:span text:style-name="T99"><text:tab/>touches: true,</text:span></text:p>
      <text:p text:style-name="P1"><text:span text:style-name="T99"/></text:p>
      <text:p text:style-name="P1"><text:span text:style-name="T99"><text:tab/>which: function( event ) {</text:span></text:p>
      <text:p text:style-name="P1"><text:span text:style-name="T99"><text:tab/><text:tab/>var button = event.button;</text:span></text:p>
      <text:p text:style-name="P1"><text:span text:style-name="T99"/></text:p>
      <text:p text:style-name="P1"><text:span text:style-name="T99"><text:tab/><text:tab/>// Add which for key events</text:span></text:p>
      <text:p text:style-name="P1"><text:span text:style-name="T99"><text:tab/><text:tab/>if ( event.which == null &amp;&amp; rkeyEvent.test( event.type ) ) {</text:span></text:p>
      <text:p text:style-name="P1"><text:span text:style-name="T99"><text:tab/><text:tab/><text:tab/>return event.charCode != null ? event.charCode : event.keyCode;</text:span></text:p>
      <text:p text:style-name="P1"><text:span text:style-name="T99"><text:tab/><text:tab/>}</text:span></text:p>
      <text:p text:style-name="P1"><text:span text:style-name="T99"/></text:p>
      <text:p text:style-name="P1"><text:span text:style-name="T99"><text:tab/><text:tab/>// Add which for click: 1 === left; 2 === middle; 3 === right</text:span></text:p>
      <text:p text:style-name="P1"><text:span text:style-name="T99"><text:tab/><text:tab/>if ( !event.which &amp;&amp; button !== undefined &amp;&amp; rmouseEvent.test( event.type ) ) {</text:span></text:p>
      <text:p text:style-name="P1"><text:span text:style-name="T99"><text:tab/><text:tab/><text:tab/>if ( button &amp; 1 ) {</text:span></text:p>
      <text:p text:style-name="P1"><text:span text:style-name="T99"><text:tab/><text:tab/><text:tab/><text:tab/>return 1;</text:span></text:p>
      <text:p text:style-name="P1"><text:span text:style-name="T99"><text:tab/><text:tab/><text:tab/>}</text:span></text:p>
      <text:p text:style-name="P1"><text:span text:style-name="T99"/></text:p>
      <text:p text:style-name="P1"><text:span text:style-name="T99"><text:tab/><text:tab/><text:tab/>if ( button &amp; 2 ) {</text:span></text:p>
      <text:p text:style-name="P1"><text:span text:style-name="T99"><text:tab/><text:tab/><text:tab/><text:tab/>return 3;</text:span></text:p>
      <text:p text:style-name="P1"><text:span text:style-name="T99"><text:tab/><text:tab/><text:tab/>}</text:span></text:p>
      <text:p text:style-name="P1"><text:span text:style-name="T99"/></text:p>
      <text:p text:style-name="P1"><text:span text:style-name="T99"><text:tab/><text:tab/><text:tab/>if ( button &amp; 4 ) {</text:span></text:p>
      <text:p text:style-name="P1"><text:span text:style-name="T99"><text:tab/><text:tab/><text:tab/><text:tab/>return 2;</text:span></text:p>
      <text:p text:style-name="P1"><text:span text:style-name="T99"><text:tab/><text:tab/><text:tab/>}</text:span></text:p>
      <text:p text:style-name="P1"><text:span text:style-name="T99"/></text:p>
      <text:p text:style-name="P1"><text:span text:style-name="T99"><text:tab/><text:tab/><text:tab/>return 0;</text:span></text:p>
      <text:p text:style-name="P1"><text:span text:style-name="T99"><text:tab/><text:tab/>}</text:span></text:p>
      <text:p text:style-name="P1"><text:span text:style-name="T99"/></text:p>
      <text:p text:style-name="P1"><text:span text:style-name="T99"><text:tab/><text:tab/>return event.which;</text:span></text:p>
      <text:p text:style-name="P1"><text:span text:style-name="T99"><text:tab/>}</text:span></text:p>
      <text:p text:style-name="P1"><text:span text:style-name="T99">}, jQuery.event.addProp );</text:span></text:p>
      <text:p text:style-name="P1"><text:span text:style-name="T99"/></text:p>
      <text:p text:style-name="P1"><text:span text:style-name="T99">jQuery.each( { focus: "focusin", blur: "focusout" }, function( type, delegateType ) {</text:span></text:p>
      <text:p text:style-name="P1"><text:span text:style-name="T99"><text:tab/>jQuery.event.special[ type ] = {</text:span></text:p>
      <text:p text:style-name="P1"><text:span text:style-name="T99"/></text:p>
      <text:p text:style-name="P1"><text:span text:style-name="T99"><text:tab/><text:tab/>// Utilize native event if possible so blur/focus sequence is correct</text:span></text:p>
      <text:p text:style-name="P1"><text:span text:style-name="T99"><text:tab/><text:tab/>setup: function() {</text:span></text:p>
      <text:p text:style-name="P1"><text:span text:style-name="T99"/></text:p>
      <text:p text:style-name="P1"><text:span text:style-name="T99"><text:tab/><text:tab/><text:tab/>// Claim the first handler</text:span></text:p>
      <text:p text:style-name="P1"><text:span text:style-name="T99"><text:tab/><text:tab/><text:tab/>// dataPriv.set( this, "focus", ... )</text:span></text:p>
      <text:p text:style-name="P1"><text:span text:style-name="T99"><text:tab/><text:tab/><text:tab/>// dataPriv.set( this, "blur", ... )</text:span></text:p>
      <text:p text:style-name="P1"><text:span text:style-name="T99"><text:tab/><text:tab/><text:tab/>leverageNative( this, type, expectSync );</text:span></text:p>
      <text:p text:style-name="P1"><text:span text:style-name="T99"/></text:p>
      <text:p text:style-name="P1"><text:span text:style-name="T99"><text:tab/><text:tab/><text:tab/>// Return false to allow normal processing in the caller</text:span></text:p>
      <text:p text:style-name="P1"><text:span text:style-name="T99"><text:tab/><text:tab/><text:tab/>return false;</text:span></text:p>
      <text:p text:style-name="P1"><text:span text:style-name="T99"><text:tab/><text:tab/>},</text:span></text:p>
      <text:p text:style-name="P1"><text:span text:style-name="T99"><text:tab/><text:tab/>trigger: function() {</text:span></text:p>
      <text:p text:style-name="P1"><text:span text:style-name="T99"/></text:p>
      <text:p text:style-name="P1"><text:span text:style-name="T99"><text:tab/><text:tab/><text:tab/>// Force setup before trigger</text:span></text:p>
      <text:p text:style-name="P1"><text:span text:style-name="T99"><text:tab/><text:tab/><text:tab/>leverageNative( this, type );</text:span></text:p>
      <text:p text:style-name="P1"><text:span text:style-name="T99"/></text:p>
      <text:p text:style-name="P1"><text:span text:style-name="T99"><text:tab/><text:tab/><text:tab/>// Return non-false to allow normal event-path propagation</text:span></text:p>
      <text:p text:style-name="P1"><text:span text:style-name="T99"><text:tab/><text:tab/><text:tab/>return true;</text:span></text:p>
      <text:p text:style-name="P1"><text:span text:style-name="T99"><text:tab/><text:tab/>},</text:span></text:p>
      <text:p text:style-name="P1"><text:span text:style-name="T99"/></text:p>
      <text:p text:style-name="P1"><text:span text:style-name="T99"><text:tab/><text:tab/>delegateType: delegateType</text:span></text:p>
      <text:p text:style-name="P1"><text:span text:style-name="T99"><text:tab/>};</text:span></text:p>
      <text:p text:style-name="P1"><text:span text:style-name="T99">} );</text:span></text:p>
      <text:p text:style-name="P1"><text:span text:style-name="T99"/></text:p>
      <text:p text:style-name="P1"><text:span text:style-name="T99">// Create mouseenter/leave events using mouseover/out and event-time checks</text:span></text:p>
      <text:p text:style-name="P1"><text:span text:style-name="T99">// so that event delegation works in jQuery.</text:span></text:p>
      <text:p text:style-name="P1"><text:span text:style-name="T99">// Do the same for pointerenter/pointerleave and pointerover/pointerout</text:span></text:p>
      <text:p text:style-name="P1"><text:span text:style-name="T99">//</text:span></text:p>
      <text:p text:style-name="P1"><text:span text:style-name="T99">// Support: Safari 7 only</text:span></text:p>
      <text:p text:style-name="P1"><text:span text:style-name="T99">// Safari sends mouseenter too often; see:</text:span></text:p>
      <text:p text:style-name="P1"><text:span text:style-name="T99">//<text:s/></text:span><text:a xlink:href="https://bugs.chromium.org/p/chromium/issues/detail?id=470258"><text:span text:style-name="T100">https://bugs.chromium.org/p/chromium/issues/detail?id=470258</text:span></text:a><text:span text:style-name="T101"/></text:p>
      <text:p text:style-name="P1"><text:span text:style-name="T101">// for the description of the bug (it existed in older Chrome versions as well).</text:span></text:p>
      <text:p text:style-name="P1"><text:span text:style-name="T101">jQuery.each( {</text:span></text:p>
      <text:p text:style-name="P1"><text:span text:style-name="T101"><text:tab/>mouseenter: "mouseover",</text:span></text:p>
      <text:p text:style-name="P1"><text:span text:style-name="T101"><text:tab/>mouseleave: "mouseout",</text:span></text:p>
      <text:p text:style-name="P1"><text:span text:style-name="T101"><text:tab/>pointerenter: "pointerover",</text:span></text:p>
      <text:p text:style-name="P1"><text:span text:style-name="T101"><text:tab/>pointerleave: "pointerout"</text:span></text:p>
      <text:p text:style-name="P1"><text:span text:style-name="T101">}, function( orig, fix ) {</text:span></text:p>
      <text:p text:style-name="P1"><text:span text:style-name="T101"><text:tab/>jQuery.event.special[ orig ] = {</text:span></text:p>
      <text:p text:style-name="P1"><text:span text:style-name="T101"><text:tab/><text:tab/>delegateType: fix,</text:span></text:p>
      <text:p text:style-name="P1"><text:span text:style-name="T101"><text:tab/><text:tab/>bindType: fix,</text:span></text:p>
      <text:p text:style-name="P1"><text:span text:style-name="T101"/></text:p>
      <text:p text:style-name="P1"><text:span text:style-name="T101"><text:tab/><text:tab/>handle: function( event ) {</text:span></text:p>
      <text:p text:style-name="P1"><text:span text:style-name="T101"><text:tab/><text:tab/><text:tab/>var ret,</text:span></text:p>
      <text:p text:style-name="P1"><text:span text:style-name="T101"><text:tab/><text:tab/><text:tab/><text:tab/>target = this,</text:span></text:p>
      <text:p text:style-name="P1"><text:span text:style-name="T101"><text:tab/><text:tab/><text:tab/><text:tab/>related = event.relatedTarget,</text:span></text:p>
      <text:p text:style-name="P1"><text:span text:style-name="T101"><text:tab/><text:tab/><text:tab/><text:tab/>handleObj = event.handleObj;</text:span></text:p>
      <text:p text:style-name="P1"><text:span text:style-name="T101"/></text:p>
      <text:p text:style-name="P1"><text:span text:style-name="T101"><text:tab/><text:tab/><text:tab/>// For mouseenter/leave call the handler if related is outside the target.</text:span></text:p>
      <text:p text:style-name="P1"><text:span text:style-name="T101"><text:tab/><text:tab/><text:tab/>// NB: No relatedTarget if the mouse left/entered the browser window</text:span></text:p>
      <text:p text:style-name="P1"><text:span text:style-name="T101"><text:tab/><text:tab/><text:tab/>if ( !related || ( related !== target &amp;&amp; !jQuery.contains( target, related ) ) ) {</text:span></text:p>
      <text:p text:style-name="P1"><text:span text:style-name="T101"><text:tab/><text:tab/><text:tab/><text:tab/>event.type = handleObj.origType;</text:span></text:p>
      <text:p text:style-name="P1"><text:span text:style-name="T101"><text:tab/><text:tab/><text:tab/><text:tab/>ret = handleObj.handler.apply( this, arguments );</text:span></text:p>
      <text:p text:style-name="P1"><text:span text:style-name="T101"><text:tab/><text:tab/><text:tab/><text:tab/>event.type = fix;</text:span></text:p>
      <text:p text:style-name="P1"><text:span text:style-name="T101"><text:tab/><text:tab/><text:tab/>}</text:span></text:p>
      <text:p text:style-name="P1"><text:span text:style-name="T101"><text:tab/><text:tab/><text:tab/>return ret;</text:span></text:p>
      <text:p text:style-name="P1"><text:span text:style-name="T101"><text:tab/><text:tab/>}</text:span></text:p>
      <text:p text:style-name="P1"><text:span text:style-name="T101"><text:tab/>};</text:span></text:p>
      <text:p text:style-name="P1"><text:span text:style-name="T101">} );</text:span></text:p>
      <text:p text:style-name="P1"><text:span text:style-name="T101"/></text:p>
      <text:p text:style-name="P1"><text:span text:style-name="T101">jQuery.fn.extend( {</text:span></text:p>
      <text:p text:style-name="P1"><text:span text:style-name="T101"/></text:p>
      <text:p text:style-name="P1"><text:span text:style-name="T101"><text:tab/>on: function( types, selector, data, fn ) {</text:span></text:p>
      <text:p text:style-name="P1"><text:span text:style-name="T101"><text:tab/><text:tab/>return on( this, types, selector, data, fn );</text:span></text:p>
      <text:p text:style-name="P1"><text:span text:style-name="T101"><text:tab/>},</text:span></text:p>
      <text:p text:style-name="P1"><text:span text:style-name="T101"><text:tab/>one: function( types, selector, data, fn ) {</text:span></text:p>
      <text:p text:style-name="P1"><text:span text:style-name="T101"><text:tab/><text:tab/>return on( this, types, selector, data, fn, 1 );</text:span></text:p>
      <text:p text:style-name="P1"><text:span text:style-name="T101"><text:tab/>},</text:span></text:p>
      <text:p text:style-name="P1"><text:span text:style-name="T101"><text:tab/>off: function( types, selector, fn ) {</text:span></text:p>
      <text:p text:style-name="P1"><text:span text:style-name="T101"><text:tab/><text:tab/>var handleObj, type;</text:span></text:p>
      <text:p text:style-name="P1"><text:span text:style-name="T101"><text:tab/><text:tab/>if ( types &amp;&amp; types.preventDefault &amp;&amp; types.handleObj ) {</text:span></text:p>
      <text:p text:style-name="P1"><text:span text:style-name="T101"/></text:p>
      <text:p text:style-name="P1"><text:span text:style-name="T101"><text:tab/><text:tab/><text:tab/>// ( event )<text:s text:c="2"/>dispatched jQuery.Event</text:span></text:p>
      <text:p text:style-name="P1"><text:span text:style-name="T101"><text:tab/><text:tab/><text:tab/>handleObj = types.handleObj;</text:span></text:p>
      <text:p text:style-name="P1"><text:span text:style-name="T101"><text:tab/><text:tab/><text:tab/>jQuery( types.delegateTarget ).off(</text:span></text:p>
      <text:p text:style-name="P1"><text:span text:style-name="T101"><text:tab/><text:tab/><text:tab/><text:tab/>handleObj.namespace ?</text:span></text:p>
      <text:p text:style-name="P1"><text:span text:style-name="T101"><text:tab/><text:tab/><text:tab/><text:tab/><text:tab/>handleObj.origType + "." + handleObj.namespace :</text:span></text:p>
      <text:p text:style-name="P1"><text:span text:style-name="T101"><text:tab/><text:tab/><text:tab/><text:tab/><text:tab/>handleObj.origType,</text:span></text:p>
      <text:p text:style-name="P1"><text:span text:style-name="T101"><text:tab/><text:tab/><text:tab/><text:tab/>handleObj.selector,</text:span></text:p>
      <text:p text:style-name="P1"><text:span text:style-name="T101"><text:tab/><text:tab/><text:tab/><text:tab/>handleObj.handler</text:span></text:p>
      <text:p text:style-name="P1"><text:span text:style-name="T101"><text:tab/><text:tab/><text:tab/>);</text:span></text:p>
      <text:p text:style-name="P1"><text:span text:style-name="T101"><text:tab/><text:tab/><text:tab/>return this;</text:span></text:p>
      <text:p text:style-name="P1"><text:span text:style-name="T101"><text:tab/><text:tab/>}</text:span></text:p>
      <text:p text:style-name="P1"><text:span text:style-name="T101"><text:tab/><text:tab/>if ( typeof types === "object" ) {</text:span></text:p>
      <text:p text:style-name="P1"><text:span text:style-name="T101"/></text:p>
      <text:p text:style-name="P1"><text:span text:style-name="T101"><text:tab/><text:tab/><text:tab/>// ( types-object [, selector] )</text:span></text:p>
      <text:p text:style-name="P1"><text:span text:style-name="T101"><text:tab/><text:tab/><text:tab/>for ( type in types ) {</text:span></text:p>
      <text:p text:style-name="P1"><text:span text:style-name="T101"><text:tab/><text:tab/><text:tab/><text:tab/>this.off( type, selector, types[ type ] );</text:span></text:p>
      <text:p text:style-name="P1"><text:span text:style-name="T101"><text:tab/><text:tab/><text:tab/>}</text:span></text:p>
      <text:p text:style-name="P1"><text:span text:style-name="T101"><text:tab/><text:tab/><text:tab/>return this;</text:span></text:p>
      <text:p text:style-name="P1"><text:span text:style-name="T101"><text:tab/><text:tab/>}</text:span></text:p>
      <text:p text:style-name="P1"><text:span text:style-name="T101"><text:tab/><text:tab/>if ( selector === false || typeof selector === "function" ) {</text:span></text:p>
      <text:p text:style-name="P1"><text:span text:style-name="T101"/></text:p>
      <text:p text:style-name="P1"><text:span text:style-name="T101"><text:tab/><text:tab/><text:tab/>// ( types [, fn] )</text:span></text:p>
      <text:p text:style-name="P1"><text:span text:style-name="T101"><text:tab/><text:tab/><text:tab/>fn = selector;</text:span></text:p>
      <text:p text:style-name="P1"><text:span text:style-name="T101"><text:tab/><text:tab/><text:tab/>selector = undefined;</text:span></text:p>
      <text:p text:style-name="P1"><text:span text:style-name="T101"><text:tab/><text:tab/>}</text:span></text:p>
      <text:p text:style-name="P1"><text:span text:style-name="T101"><text:tab/><text:tab/>if ( fn === false ) {</text:span></text:p>
      <text:p text:style-name="P1"><text:span text:style-name="T101"><text:tab/><text:tab/><text:tab/>fn = returnFalse;</text:span></text:p>
      <text:p text:style-name="P1"><text:span text:style-name="T101"><text:tab/><text:tab/>}</text:span></text:p>
      <text:p text:style-name="P1"><text:span text:style-name="T101"><text:tab/><text:tab/>return this.each( function() {</text:span></text:p>
      <text:p text:style-name="P1"><text:span text:style-name="T101"><text:tab/><text:tab/><text:tab/>jQuery.event.remove( this, types, fn, selector );</text:span></text:p>
      <text:p text:style-name="P1"><text:span text:style-name="T101"><text:tab/><text:tab/>} );</text:span></text:p>
      <text:p text:style-name="P1"><text:span text:style-name="T101"><text:tab/>}</text:span></text:p>
      <text:p text:style-name="P1"><text:span text:style-name="T101">} );</text:span></text:p>
      <text:p text:style-name="P1"><text:span text:style-name="T101"/></text:p>
      <text:p text:style-name="P1"><text:span text:style-name="T101"/></text:p>
      <text:p text:style-name="P1"><text:span text:style-name="T101">var</text:span></text:p>
      <text:p text:style-name="P1"><text:span text:style-name="T101"/></text:p>
      <text:p text:style-name="P1"><text:span text:style-name="T101"><text:tab/>// Support: IE &lt;=10 - 11, Edge 12 - 13 only</text:span></text:p>
      <text:p text:style-name="P1"><text:span text:style-name="T101"><text:tab/>// In IE/Edge using regex groups here causes severe slowdowns.</text:span></text:p>
      <text:p text:style-name="P1"><text:span text:style-name="T101"><text:tab/>// See<text:s/></text:span><text:a xlink:href="https://connect.microsoft.com/IE/feedback/details/1736512/"><text:span text:style-name="T102">https://connect.microsoft.com/IE/feedback/details/1736512/</text:span></text:a><text:span text:style-name="T103"/></text:p>
      <text:p text:style-name="P1"><text:span text:style-name="T103"><text:tab/>rnoInnerhtml = /&lt;script|&lt;style|&lt;link/i,</text:span></text:p>
      <text:p text:style-name="P1"><text:span text:style-name="T103"/></text:p>
      <text:p text:style-name="P1"><text:span text:style-name="T103"><text:tab/>// checked="checked" or checked</text:span></text:p>
      <text:p text:style-name="P1"><text:span text:style-name="T103"><text:tab/>rchecked = /checked\s*(?:[^=]|=\s*.checked.)/i,</text:span></text:p>
      <text:p text:style-name="P1"><text:span text:style-name="T103"><text:tab/>rcleanScript = /^\s*&lt;!(?:\[CDATA\[|--)|(?:\]\]|--)&gt;\s*$/g;</text:span></text:p>
      <text:p text:style-name="P1"><text:span text:style-name="T103"/></text:p>
      <text:p text:style-name="P1"><text:span text:style-name="T103">// Prefer a tbody over its parent table for containing new rows</text:span></text:p>
      <text:p text:style-name="P1"><text:span text:style-name="T103">function manipulationTarget( elem, content ) {</text:span></text:p>
      <text:p text:style-name="P1"><text:span text:style-name="T103"><text:tab/>if ( nodeName( elem, "table" ) &amp;&amp;</text:span></text:p>
      <text:p text:style-name="P1"><text:span text:style-name="T103"><text:tab/><text:tab/>nodeName( content.nodeType !== 11 ? content : content.firstChild, "tr" ) ) {</text:span></text:p>
      <text:p text:style-name="P1"><text:span text:style-name="T103"/></text:p>
      <text:p text:style-name="P1"><text:span text:style-name="T103"><text:tab/><text:tab/>return jQuery( elem ).children( "tbody" )[ 0 ] || elem;</text:span></text:p>
      <text:p text:style-name="P1"><text:span text:style-name="T103"><text:tab/>}</text:span></text:p>
      <text:p text:style-name="P1"><text:span text:style-name="T103"/></text:p>
      <text:p text:style-name="P1"><text:span text:style-name="T103"><text:tab/>return elem;</text:span></text:p>
      <text:p text:style-name="P1"><text:span text:style-name="T103">}</text:span></text:p>
      <text:p text:style-name="P1"><text:span text:style-name="T103"/></text:p>
      <text:p text:style-name="P1"><text:span text:style-name="T103">// Replace/restore the type attribute of script elements for safe DOM manipulation</text:span></text:p>
      <text:p text:style-name="P1"><text:span text:style-name="T103">function disableScript( elem ) {</text:span></text:p>
      <text:p text:style-name="P1"><text:span text:style-name="T103"><text:tab/>elem.type = ( elem.getAttribute( "type" ) !== null ) + "/" + elem.type;</text:span></text:p>
      <text:p text:style-name="P1"><text:span text:style-name="T103"><text:tab/>return elem;</text:span></text:p>
      <text:p text:style-name="P1"><text:span text:style-name="T103">}</text:span></text:p>
      <text:p text:style-name="P1"><text:span text:style-name="T103">function restoreScript( elem ) {</text:span></text:p>
      <text:p text:style-name="P1"><text:span text:style-name="T103"><text:tab/>if ( ( elem.type || "" ).slice( 0, 5 ) === "true/" ) {</text:span></text:p>
      <text:p text:style-name="P1"><text:span text:style-name="T103"><text:tab/><text:tab/>elem.type = elem.type.slice( 5 );</text:span></text:p>
      <text:p text:style-name="P1"><text:span text:style-name="T103"><text:tab/>} else {</text:span></text:p>
      <text:p text:style-name="P1"><text:span text:style-name="T103"><text:tab/><text:tab/>elem.removeAttribute( "type" );</text:span></text:p>
      <text:p text:style-name="P1"><text:span text:style-name="T103"><text:tab/>}</text:span></text:p>
      <text:p text:style-name="P1"><text:span text:style-name="T103"/></text:p>
      <text:p text:style-name="P1"><text:span text:style-name="T103"><text:tab/>return elem;</text:span></text:p>
      <text:p text:style-name="P1"><text:span text:style-name="T103">}</text:span></text:p>
      <text:p text:style-name="P1"><text:span text:style-name="T103"/></text:p>
      <text:p text:style-name="P1"><text:span text:style-name="T103">function cloneCopyEvent( src, dest ) {</text:span></text:p>
      <text:p text:style-name="P1"><text:span text:style-name="T103"><text:tab/>var i, l, type, pdataOld, udataOld, udataCur, events;</text:span></text:p>
      <text:p text:style-name="P1"><text:span text:style-name="T103"/></text:p>
      <text:p text:style-name="P1"><text:span text:style-name="T103"><text:tab/>if ( dest.nodeType !== 1 ) {</text:span></text:p>
      <text:p text:style-name="P1"><text:span text:style-name="T103"><text:tab/><text:tab/>return;</text:span></text:p>
      <text:p text:style-name="P1"><text:span text:style-name="T103"><text:tab/>}</text:span></text:p>
      <text:p text:style-name="P1"><text:span text:style-name="T103"/></text:p>
      <text:p text:style-name="P1"><text:span text:style-name="T103"><text:tab/>// 1. Copy private data: events, handlers, etc.</text:span></text:p>
      <text:p text:style-name="P1"><text:span text:style-name="T103"><text:tab/>if ( dataPriv.hasData( src ) ) {</text:span></text:p>
      <text:p text:style-name="P1"><text:span text:style-name="T103"><text:tab/><text:tab/>pdataOld = dataPriv.get( src );</text:span></text:p>
      <text:p text:style-name="P1"><text:span text:style-name="T103"><text:tab/><text:tab/>events = pdataOld.events;</text:span></text:p>
      <text:p text:style-name="P1"><text:span text:style-name="T103"/></text:p>
      <text:p text:style-name="P1"><text:span text:style-name="T103"><text:tab/><text:tab/>if ( events ) {</text:span></text:p>
      <text:p text:style-name="P1"><text:span text:style-name="T103"><text:tab/><text:tab/><text:tab/>dataPriv.remove( dest, "handle events" );</text:span></text:p>
      <text:p text:style-name="P1"><text:span text:style-name="T103"/></text:p>
      <text:p text:style-name="P1"><text:span text:style-name="T103"><text:tab/><text:tab/><text:tab/>for ( type in events ) {</text:span></text:p>
      <text:p text:style-name="P1"><text:span text:style-name="T103"><text:tab/><text:tab/><text:tab/><text:tab/>for ( i = 0, l = events[ type ].length; i &lt; l; i++ ) {</text:span></text:p>
      <text:p text:style-name="P1"><text:span text:style-name="T103"><text:tab/><text:tab/><text:tab/><text:tab/><text:tab/>jQuery.event.add( dest, type, events[ type ][ i ] );</text:span></text:p>
      <text:p text:style-name="P1"><text:span text:style-name="T103"><text:tab/><text:tab/><text:tab/><text:tab/>}</text:span></text:p>
      <text:p text:style-name="P1"><text:span text:style-name="T103"><text:tab/><text:tab/><text:tab/>}</text:span></text:p>
      <text:p text:style-name="P1"><text:span text:style-name="T103"><text:tab/><text:tab/>}</text:span></text:p>
      <text:p text:style-name="P1"><text:span text:style-name="T103"><text:tab/>}</text:span></text:p>
      <text:p text:style-name="P1"><text:span text:style-name="T103"/></text:p>
      <text:p text:style-name="P1"><text:span text:style-name="T103"><text:tab/>// 2. Copy user data</text:span></text:p>
      <text:p text:style-name="P1"><text:span text:style-name="T103"><text:tab/>if ( dataUser.hasData( src ) ) {</text:span></text:p>
      <text:p text:style-name="P1"><text:span text:style-name="T103"><text:tab/><text:tab/>udataOld = dataUser.access( src );</text:span></text:p>
      <text:p text:style-name="P1"><text:span text:style-name="T103"><text:tab/><text:tab/>udataCur = jQuery.extend( {}, udataOld );</text:span></text:p>
      <text:p text:style-name="P1"><text:span text:style-name="T103"/></text:p>
      <text:p text:style-name="P1"><text:span text:style-name="T103"><text:tab/><text:tab/>dataUser.set( dest, udataCur );</text:span></text:p>
      <text:p text:style-name="P1"><text:span text:style-name="T103"><text:tab/>}</text:span></text:p>
      <text:p text:style-name="P1"><text:span text:style-name="T103">}</text:span></text:p>
      <text:p text:style-name="P1"><text:span text:style-name="T103"/></text:p>
      <text:p text:style-name="P1"><text:span text:style-name="T103">// Fix IE bugs, see support tests</text:span></text:p>
      <text:p text:style-name="P1"><text:span text:style-name="T103">function fixInput( src, dest ) {</text:span></text:p>
      <text:p text:style-name="P1"><text:span text:style-name="T103"><text:tab/>var nodeName = dest.nodeName.toLowerCase();</text:span></text:p>
      <text:p text:style-name="P1"><text:span text:style-name="T103"/></text:p>
      <text:p text:style-name="P1"><text:span text:style-name="T103"><text:tab/>// Fails to persist the checked state of a cloned checkbox or radio button.</text:span></text:p>
      <text:p text:style-name="P1"><text:span text:style-name="T103"><text:tab/>if ( nodeName === "input" &amp;&amp; rcheckableType.test( src.type ) ) {</text:span></text:p>
      <text:p text:style-name="P1"><text:span text:style-name="T103"><text:tab/><text:tab/>dest.checked = src.checked;</text:span></text:p>
      <text:p text:style-name="P1"><text:span text:style-name="T103"/></text:p>
      <text:p text:style-name="P1"><text:span text:style-name="T103"><text:tab/>// Fails to return the selected option to the default selected state when cloning options</text:span></text:p>
      <text:p text:style-name="P1"><text:span text:style-name="T103"><text:tab/>} else if ( nodeName === "input" || nodeName === "textarea" ) {</text:span></text:p>
      <text:p text:style-name="P1"><text:span text:style-name="T103"><text:tab/><text:tab/>dest.defaultValue = src.defaultValue;</text:span></text:p>
      <text:p text:style-name="P1"><text:span text:style-name="T103"><text:tab/>}</text:span></text:p>
      <text:p text:style-name="P1"><text:span text:style-name="T103">}</text:span></text:p>
      <text:p text:style-name="P1"><text:span text:style-name="T103"/></text:p>
      <text:p text:style-name="P1"><text:span text:style-name="T103">function domManip( collection, args, callback, ignored ) {</text:span></text:p>
      <text:p text:style-name="P1"><text:span text:style-name="T103"/></text:p>
      <text:p text:style-name="P1"><text:span text:style-name="T103"><text:tab/>// Flatten any nested arrays</text:span></text:p>
      <text:p text:style-name="P1"><text:span text:style-name="T103"><text:tab/>args = flat( args );</text:span></text:p>
      <text:p text:style-name="P1"><text:span text:style-name="T103"/></text:p>
      <text:p text:style-name="P1"><text:span text:style-name="T103"><text:tab/>var fragment, first, scripts, hasScripts, node, doc,</text:span></text:p>
      <text:p text:style-name="P1"><text:span text:style-name="T103"><text:tab/><text:tab/>i = 0,</text:span></text:p>
      <text:p text:style-name="P1"><text:span text:style-name="T103"><text:tab/><text:tab/>l = collection.length,</text:span></text:p>
      <text:p text:style-name="P1"><text:span text:style-name="T103"><text:tab/><text:tab/>iNoClone = l - 1,</text:span></text:p>
      <text:p text:style-name="P1"><text:span text:style-name="T103"><text:tab/><text:tab/>value = args[ 0 ],</text:span></text:p>
      <text:p text:style-name="P1"><text:span text:style-name="T103"><text:tab/><text:tab/>valueIsFunction = isFunction( value );</text:span></text:p>
      <text:p text:style-name="P1"><text:span text:style-name="T103"/></text:p>
      <text:p text:style-name="P1"><text:span text:style-name="T103"><text:tab/>// We can't cloneNode fragments that contain checked, in WebKit</text:span></text:p>
      <text:p text:style-name="P1"><text:span text:style-name="T103"><text:tab/>if ( valueIsFunction ||</text:span></text:p>
      <text:p text:style-name="P1"><text:span text:style-name="T103"><text:tab/><text:tab/><text:tab/>( l &gt; 1 &amp;&amp; typeof value === "string" &amp;&amp;</text:span></text:p>
      <text:p text:style-name="P1"><text:span text:style-name="T103"><text:tab/><text:tab/><text:tab/><text:tab/>!support.checkClone &amp;&amp; rchecked.test( value ) ) ) {</text:span></text:p>
      <text:p text:style-name="P1"><text:span text:style-name="T103"><text:tab/><text:tab/>return collection.each( function( index ) {</text:span></text:p>
      <text:p text:style-name="P1"><text:span text:style-name="T103"><text:tab/><text:tab/><text:tab/>var self = collection.eq( index );</text:span></text:p>
      <text:p text:style-name="P1"><text:span text:style-name="T103"><text:tab/><text:tab/><text:tab/>if ( valueIsFunction ) {</text:span></text:p>
      <text:p text:style-name="P1"><text:span text:style-name="T103"><text:tab/><text:tab/><text:tab/><text:tab/>args[ 0 ] = value.call( this, index, self.html() );</text:span></text:p>
      <text:p text:style-name="P1"><text:span text:style-name="T103"><text:tab/><text:tab/><text:tab/>}</text:span></text:p>
      <text:p text:style-name="P1"><text:span text:style-name="T103"><text:tab/><text:tab/><text:tab/>domManip( self, args, callback, ignored );</text:span></text:p>
      <text:p text:style-name="P1"><text:span text:style-name="T103"><text:tab/><text:tab/>} );</text:span></text:p>
      <text:p text:style-name="P1"><text:span text:style-name="T103"><text:tab/>}</text:span></text:p>
      <text:p text:style-name="P1"><text:span text:style-name="T103"/></text:p>
      <text:p text:style-name="P1"><text:span text:style-name="T103"><text:tab/>if ( l ) {</text:span></text:p>
      <text:p text:style-name="P1"><text:span text:style-name="T103"><text:tab/><text:tab/>fragment = buildFragment( args, collection[ 0 ].ownerDocument, false, collection, ignored );</text:span></text:p>
      <text:p text:style-name="P1"><text:span text:style-name="T103"><text:tab/><text:tab/>first = fragment.firstChild;</text:span></text:p>
      <text:p text:style-name="P1"><text:span text:style-name="T103"/></text:p>
      <text:p text:style-name="P1"><text:span text:style-name="T103"><text:tab/><text:tab/>if ( fragment.childNodes.length === 1 ) {</text:span></text:p>
      <text:p text:style-name="P1"><text:span text:style-name="T103"><text:tab/><text:tab/><text:tab/>fragment = first;</text:span></text:p>
      <text:p text:style-name="P1"><text:span text:style-name="T103"><text:tab/><text:tab/>}</text:span></text:p>
      <text:p text:style-name="P1"><text:span text:style-name="T103"/></text:p>
      <text:p text:style-name="P1"><text:span text:style-name="T103"><text:tab/><text:tab/>// Require either new content or an interest in ignored elements to invoke the callback</text:span></text:p>
      <text:p text:style-name="P1"><text:span text:style-name="T103"><text:tab/><text:tab/>if ( first || ignored ) {</text:span></text:p>
      <text:p text:style-name="P1"><text:span text:style-name="T103"><text:tab/><text:tab/><text:tab/>scripts = jQuery.map( getAll( fragment, "script" ), disableScript );</text:span></text:p>
      <text:p text:style-name="P1"><text:span text:style-name="T103"><text:tab/><text:tab/><text:tab/>hasScripts = scripts.length;</text:span></text:p>
      <text:p text:style-name="P1"><text:span text:style-name="T103"/></text:p>
      <text:p text:style-name="P1"><text:span text:style-name="T103"><text:tab/><text:tab/><text:tab/>// Use the original fragment for the last item</text:span></text:p>
      <text:p text:style-name="P1"><text:span text:style-name="T103"><text:tab/><text:tab/><text:tab/>// instead of the first because it can end up</text:span></text:p>
      <text:p text:style-name="P1"><text:span text:style-name="T103"><text:tab/><text:tab/><text:tab/>// being emptied incorrectly in certain situations (#8070).</text:span></text:p>
      <text:p text:style-name="P1"><text:span text:style-name="T103"><text:tab/><text:tab/><text:tab/>for ( ; i &lt; l; i++ ) {</text:span></text:p>
      <text:p text:style-name="P1"><text:span text:style-name="T103"><text:tab/><text:tab/><text:tab/><text:tab/>node = fragment;</text:span></text:p>
      <text:p text:style-name="P1"><text:span text:style-name="T103"/></text:p>
      <text:p text:style-name="P1"><text:span text:style-name="T103"><text:tab/><text:tab/><text:tab/><text:tab/>if ( i !== iNoClone ) {</text:span></text:p>
      <text:p text:style-name="P1"><text:span text:style-name="T103"><text:tab/><text:tab/><text:tab/><text:tab/><text:tab/>node = jQuery.clone( node, true, true );</text:span></text:p>
      <text:p text:style-name="P1"><text:span text:style-name="T103"/></text:p>
      <text:p text:style-name="P1"><text:span text:style-name="T103"><text:tab/><text:tab/><text:tab/><text:tab/><text:tab/>// Keep references to cloned scripts for later restoration</text:span></text:p>
      <text:p text:style-name="P1"><text:span text:style-name="T103"><text:tab/><text:tab/><text:tab/><text:tab/><text:tab/>if ( hasScripts ) {</text:span></text:p>
      <text:p text:style-name="P1"><text:span text:style-name="T103"/></text:p>
      <text:p text:style-name="P1"><text:span text:style-name="T103"><text:tab/><text:tab/><text:tab/><text:tab/><text:tab/><text:tab/>// Support: Android &lt;=4.0 only, PhantomJS 1 only</text:span></text:p>
      <text:p text:style-name="P1"><text:span text:style-name="T103"><text:tab/><text:tab/><text:tab/><text:tab/><text:tab/><text:tab/>// push.apply(_, arraylike) throws on ancient WebKit</text:span></text:p>
      <text:p text:style-name="P1"><text:span text:style-name="T103"><text:tab/><text:tab/><text:tab/><text:tab/><text:tab/><text:tab/>jQuery.merge( scripts, getAll( node, "script" ) );</text:span></text:p>
      <text:p text:style-name="P1"><text:span text:style-name="T103"><text:tab/><text:tab/><text:tab/><text:tab/><text:tab/>}</text:span></text:p>
      <text:p text:style-name="P1"><text:span text:style-name="T103"><text:tab/><text:tab/><text:tab/><text:tab/>}</text:span></text:p>
      <text:p text:style-name="P1"><text:span text:style-name="T103"/></text:p>
      <text:p text:style-name="P1"><text:span text:style-name="T103"><text:tab/><text:tab/><text:tab/><text:tab/>callback.call( collection[ i ], node, i );</text:span></text:p>
      <text:p text:style-name="P1"><text:span text:style-name="T103"><text:tab/><text:tab/><text:tab/>}</text:span></text:p>
      <text:p text:style-name="P1"><text:span text:style-name="T103"/></text:p>
      <text:p text:style-name="P1"><text:span text:style-name="T103"><text:tab/><text:tab/><text:tab/>if ( hasScripts ) {</text:span></text:p>
      <text:p text:style-name="P1"><text:span text:style-name="T103"><text:tab/><text:tab/><text:tab/><text:tab/>doc = scripts[ scripts.length - 1 ].ownerDocument;</text:span></text:p>
      <text:p text:style-name="P1"><text:span text:style-name="T103"/></text:p>
      <text:p text:style-name="P1"><text:span text:style-name="T103"><text:tab/><text:tab/><text:tab/><text:tab/>// Reenable scripts</text:span></text:p>
      <text:p text:style-name="P1"><text:span text:style-name="T103"><text:tab/><text:tab/><text:tab/><text:tab/>jQuery.map( scripts, restoreScript );</text:span></text:p>
      <text:p text:style-name="P1"><text:span text:style-name="T103"/></text:p>
      <text:p text:style-name="P1"><text:span text:style-name="T103"><text:tab/><text:tab/><text:tab/><text:tab/>// Evaluate executable scripts on first document insertion</text:span></text:p>
      <text:p text:style-name="P1"><text:span text:style-name="T103"><text:tab/><text:tab/><text:tab/><text:tab/>for ( i = 0; i &lt; hasScripts; i++ ) {</text:span></text:p>
      <text:p text:style-name="P1"><text:span text:style-name="T103"><text:tab/><text:tab/><text:tab/><text:tab/><text:tab/>node = scripts[ i ];</text:span></text:p>
      <text:p text:style-name="P1"><text:span text:style-name="T103"><text:tab/><text:tab/><text:tab/><text:tab/><text:tab/>if ( rscriptType.test( node.type || "" ) &amp;&amp;</text:span></text:p>
      <text:p text:style-name="P1"><text:span text:style-name="T103"><text:tab/><text:tab/><text:tab/><text:tab/><text:tab/><text:tab/>!dataPriv.access( node, "globalEval" ) &amp;&amp;</text:span></text:p>
      <text:p text:style-name="P1"><text:span text:style-name="T103"><text:tab/><text:tab/><text:tab/><text:tab/><text:tab/><text:tab/>jQuery.contains( doc, node ) ) {</text:span></text:p>
      <text:p text:style-name="P1"><text:span text:style-name="T103"/></text:p>
      <text:p text:style-name="P1"><text:span text:style-name="T103"><text:tab/><text:tab/><text:tab/><text:tab/><text:tab/><text:tab/>if ( node.src &amp;&amp; ( node.type || "" ).toLowerCase()<text:s text:c="2"/>!== "module" ) {</text:span></text:p>
      <text:p text:style-name="P1"><text:span text:style-name="T103"/></text:p>
      <text:p text:style-name="P1"><text:span text:style-name="T103"><text:tab/><text:tab/><text:tab/><text:tab/><text:tab/><text:tab/><text:tab/>// Optional AJAX dependency, but won't run scripts if not present</text:span></text:p>
      <text:p text:style-name="P1"><text:span text:style-name="T103"><text:tab/><text:tab/><text:tab/><text:tab/><text:tab/><text:tab/><text:tab/>if ( jQuery._evalUrl &amp;&amp; !node.noModule ) {</text:span></text:p>
      <text:p text:style-name="P1"><text:span text:style-name="T103"><text:tab/><text:tab/><text:tab/><text:tab/><text:tab/><text:tab/><text:tab/><text:tab/>jQuery._evalUrl( node.src, {</text:span></text:p>
      <text:p text:style-name="P1"><text:span text:style-name="T103"><text:tab/><text:tab/><text:tab/><text:tab/><text:tab/><text:tab/><text:tab/><text:tab/><text:tab/>nonce: node.nonce || node.getAttribute( "nonce" )</text:span></text:p>
      <text:p text:style-name="P1"><text:span text:style-name="T103"><text:tab/><text:tab/><text:tab/><text:tab/><text:tab/><text:tab/><text:tab/><text:tab/>}, doc );</text:span></text:p>
      <text:p text:style-name="P1"><text:span text:style-name="T103"><text:tab/><text:tab/><text:tab/><text:tab/><text:tab/><text:tab/><text:tab/>}</text:span></text:p>
      <text:p text:style-name="P1"><text:span text:style-name="T103"><text:tab/><text:tab/><text:tab/><text:tab/><text:tab/><text:tab/>} else {</text:span></text:p>
      <text:p text:style-name="P1"><text:span text:style-name="T103"><text:tab/><text:tab/><text:tab/><text:tab/><text:tab/><text:tab/><text:tab/>DOMEval( node.textContent.replace( rcleanScript, "" ), node, doc );</text:span></text:p>
      <text:p text:style-name="P1"><text:span text:style-name="T103"><text:tab/><text:tab/><text:tab/><text:tab/><text:tab/><text:tab/>}</text:span></text:p>
      <text:p text:style-name="P1"><text:span text:style-name="T103"><text:tab/><text:tab/><text:tab/><text:tab/><text:tab/>}</text:span></text:p>
      <text:p text:style-name="P1"><text:span text:style-name="T103"><text:tab/><text:tab/><text:tab/><text:tab/>}</text:span></text:p>
      <text:p text:style-name="P1"><text:span text:style-name="T103"><text:tab/><text:tab/><text:tab/>}</text:span></text:p>
      <text:p text:style-name="P1"><text:span text:style-name="T103"><text:tab/><text:tab/>}</text:span></text:p>
      <text:p text:style-name="P1"><text:span text:style-name="T103"><text:tab/>}</text:span></text:p>
      <text:p text:style-name="P1"><text:span text:style-name="T103"/></text:p>
      <text:p text:style-name="P1"><text:span text:style-name="T103"><text:tab/>return collection;</text:span></text:p>
      <text:p text:style-name="P1"><text:span text:style-name="T103">}</text:span></text:p>
      <text:p text:style-name="P1"><text:span text:style-name="T103"/></text:p>
      <text:p text:style-name="P1"><text:span text:style-name="T103">function remove( elem, selector, keepData ) {</text:span></text:p>
      <text:p text:style-name="P1"><text:span text:style-name="T103"><text:tab/>var node,</text:span></text:p>
      <text:p text:style-name="P1"><text:span text:style-name="T103"><text:tab/><text:tab/>nodes = selector ? jQuery.filter( selector, elem ) : elem,</text:span></text:p>
      <text:p text:style-name="P1"><text:span text:style-name="T103"><text:tab/><text:tab/>i = 0;</text:span></text:p>
      <text:p text:style-name="P1"><text:span text:style-name="T103"/></text:p>
      <text:p text:style-name="P1"><text:span text:style-name="T103"><text:tab/>for ( ; ( node = nodes[ i ] ) != null; i++ ) {</text:span></text:p>
      <text:p text:style-name="P1"><text:span text:style-name="T103"><text:tab/><text:tab/>if ( !keepData &amp;&amp; node.nodeType === 1 ) {</text:span></text:p>
      <text:p text:style-name="P1"><text:span text:style-name="T103"><text:tab/><text:tab/><text:tab/>jQuery.cleanData( getAll( node ) );</text:span></text:p>
      <text:p text:style-name="P1"><text:span text:style-name="T103"><text:tab/><text:tab/>}</text:span></text:p>
      <text:p text:style-name="P1"><text:span text:style-name="T103"/></text:p>
      <text:p text:style-name="P1"><text:span text:style-name="T103"><text:tab/><text:tab/>if ( node.parentNode ) {</text:span></text:p>
      <text:p text:style-name="P1"><text:span text:style-name="T103"><text:tab/><text:tab/><text:tab/>if ( keepData &amp;&amp; isAttached( node ) ) {</text:span></text:p>
      <text:p text:style-name="P1"><text:span text:style-name="T103"><text:tab/><text:tab/><text:tab/><text:tab/>setGlobalEval( getAll( node, "script" ) );</text:span></text:p>
      <text:p text:style-name="P1"><text:span text:style-name="T103"><text:tab/><text:tab/><text:tab/>}</text:span></text:p>
      <text:p text:style-name="P1"><text:span text:style-name="T103"><text:tab/><text:tab/><text:tab/>node.parentNode.removeChild( node );</text:span></text:p>
      <text:p text:style-name="P1"><text:span text:style-name="T103"><text:tab/><text:tab/>}</text:span></text:p>
      <text:p text:style-name="P1"><text:span text:style-name="T103"><text:tab/>}</text:span></text:p>
      <text:p text:style-name="P1"><text:span text:style-name="T103"/></text:p>
      <text:p text:style-name="P1"><text:span text:style-name="T103"><text:tab/>return elem;</text:span></text:p>
      <text:p text:style-name="P1"><text:span text:style-name="T103">}</text:span></text:p>
      <text:p text:style-name="P1"><text:span text:style-name="T103"/></text:p>
      <text:p text:style-name="P1"><text:span text:style-name="T103">jQuery.extend( {</text:span></text:p>
      <text:p text:style-name="P1"><text:span text:style-name="T103"><text:tab/>htmlPrefilter: function( html ) {</text:span></text:p>
      <text:p text:style-name="P1"><text:span text:style-name="T103"><text:tab/><text:tab/>return html;</text:span></text:p>
      <text:p text:style-name="P1"><text:span text:style-name="T103"><text:tab/>},</text:span></text:p>
      <text:p text:style-name="P1"><text:span text:style-name="T103"/></text:p>
      <text:p text:style-name="P1"><text:span text:style-name="T103"><text:tab/>clone: function( elem, dataAndEvents, deepDataAndEvents ) {</text:span></text:p>
      <text:p text:style-name="P1"><text:span text:style-name="T103"><text:tab/><text:tab/>var i, l, srcElements, destElements,</text:span></text:p>
      <text:p text:style-name="P1"><text:span text:style-name="T103"><text:tab/><text:tab/><text:tab/>clone = elem.cloneNode( true ),</text:span></text:p>
      <text:p text:style-name="P1"><text:span text:style-name="T103"><text:tab/><text:tab/><text:tab/>inPage = isAttached( elem );</text:span></text:p>
      <text:p text:style-name="P1"><text:span text:style-name="T103"/></text:p>
      <text:p text:style-name="P1"><text:span text:style-name="T103"><text:tab/><text:tab/>// Fix IE cloning issues</text:span></text:p>
      <text:p text:style-name="P1"><text:span text:style-name="T103"><text:tab/><text:tab/>if ( !support.noCloneChecked &amp;&amp; ( elem.nodeType === 1 || elem.nodeType === 11 ) &amp;&amp;</text:span></text:p>
      <text:p text:style-name="P1"><text:span text:style-name="T103"><text:tab/><text:tab/><text:tab/><text:tab/>!jQuery.isXMLDoc( elem ) ) {</text:span></text:p>
      <text:p text:style-name="P1"><text:span text:style-name="T103"/></text:p>
      <text:p text:style-name="P1"><text:span text:style-name="T103"><text:tab/><text:tab/><text:tab/>// We eschew Sizzle here for performance reasons:<text:s/></text:span><text:a xlink:href="https://jsperf.com/getall-vs-sizzle/2"><text:span text:style-name="T104">https://jsperf.com/getall-vs-sizzle/2</text:span></text:a><text:span text:style-name="T105"/></text:p>
      <text:p text:style-name="P1"><text:span text:style-name="T105"><text:tab/><text:tab/><text:tab/>destElements = getAll( clone );</text:span></text:p>
      <text:p text:style-name="P1"><text:span text:style-name="T105"><text:tab/><text:tab/><text:tab/>srcElements = getAll( elem );</text:span></text:p>
      <text:p text:style-name="P1"><text:span text:style-name="T105"/></text:p>
      <text:p text:style-name="P1"><text:span text:style-name="T105"><text:tab/><text:tab/><text:tab/>for ( i = 0, l = srcElements.length; i &lt; l; i++ ) {</text:span></text:p>
      <text:p text:style-name="P1"><text:span text:style-name="T105"><text:tab/><text:tab/><text:tab/><text:tab/>fixInput( srcElements[ i ], destElements[ i ] );</text:span></text:p>
      <text:p text:style-name="P1"><text:span text:style-name="T105"><text:tab/><text:tab/><text:tab/>}</text:span></text:p>
      <text:p text:style-name="P1"><text:span text:style-name="T105"><text:tab/><text:tab/>}</text:span></text:p>
      <text:p text:style-name="P1"><text:span text:style-name="T105"/></text:p>
      <text:p text:style-name="P1"><text:span text:style-name="T105"><text:tab/><text:tab/>// Copy the events from the original to the clone</text:span></text:p>
      <text:p text:style-name="P1"><text:span text:style-name="T105"><text:tab/><text:tab/>if ( dataAndEvents ) {</text:span></text:p>
      <text:p text:style-name="P1"><text:span text:style-name="T105"><text:tab/><text:tab/><text:tab/>if ( deepDataAndEvents ) {</text:span></text:p>
      <text:p text:style-name="P1"><text:span text:style-name="T105"><text:tab/><text:tab/><text:tab/><text:tab/>srcElements = srcElements || getAll( elem );</text:span></text:p>
      <text:p text:style-name="P1"><text:span text:style-name="T105"><text:tab/><text:tab/><text:tab/><text:tab/>destElements = destElements || getAll( clone );</text:span></text:p>
      <text:p text:style-name="P1"><text:span text:style-name="T105"/></text:p>
      <text:p text:style-name="P1"><text:span text:style-name="T105"><text:tab/><text:tab/><text:tab/><text:tab/>for ( i = 0, l = srcElements.length; i &lt; l; i++ ) {</text:span></text:p>
      <text:p text:style-name="P1"><text:span text:style-name="T105"><text:tab/><text:tab/><text:tab/><text:tab/><text:tab/>cloneCopyEvent( srcElements[ i ], destElements[ i ] );</text:span></text:p>
      <text:p text:style-name="P1"><text:span text:style-name="T105"><text:tab/><text:tab/><text:tab/><text:tab/>}</text:span></text:p>
      <text:p text:style-name="P1"><text:span text:style-name="T105"><text:tab/><text:tab/><text:tab/>} else {</text:span></text:p>
      <text:p text:style-name="P1"><text:span text:style-name="T105"><text:tab/><text:tab/><text:tab/><text:tab/>cloneCopyEvent( elem, clone );</text:span></text:p>
      <text:p text:style-name="P1"><text:span text:style-name="T105"><text:tab/><text:tab/><text:tab/>}</text:span></text:p>
      <text:p text:style-name="P1"><text:span text:style-name="T105"><text:tab/><text:tab/>}</text:span></text:p>
      <text:p text:style-name="P1"><text:span text:style-name="T105"/></text:p>
      <text:p text:style-name="P1"><text:span text:style-name="T105"><text:tab/><text:tab/>// Preserve script evaluation history</text:span></text:p>
      <text:p text:style-name="P1"><text:span text:style-name="T105"><text:tab/><text:tab/>destElements = getAll( clone, "script" );</text:span></text:p>
      <text:p text:style-name="P1"><text:span text:style-name="T105"><text:tab/><text:tab/>if ( destElements.length &gt; 0 ) {</text:span></text:p>
      <text:p text:style-name="P1"><text:span text:style-name="T105"><text:tab/><text:tab/><text:tab/>setGlobalEval( destElements, !inPage &amp;&amp; getAll( elem, "script" ) );</text:span></text:p>
      <text:p text:style-name="P1"><text:span text:style-name="T105"><text:tab/><text:tab/>}</text:span></text:p>
      <text:p text:style-name="P1"><text:span text:style-name="T105"/></text:p>
      <text:p text:style-name="P1"><text:span text:style-name="T105"><text:tab/><text:tab/>// Return the cloned set</text:span></text:p>
      <text:p text:style-name="P1"><text:span text:style-name="T105"><text:tab/><text:tab/>return clone;</text:span></text:p>
      <text:p text:style-name="P1"><text:span text:style-name="T105"><text:tab/>},</text:span></text:p>
      <text:p text:style-name="P1"><text:span text:style-name="T105"/></text:p>
      <text:p text:style-name="P1"><text:span text:style-name="T105"><text:tab/>cleanData: function( elems ) {</text:span></text:p>
      <text:p text:style-name="P1"><text:span text:style-name="T105"><text:tab/><text:tab/>var data, elem, type,</text:span></text:p>
      <text:p text:style-name="P1"><text:span text:style-name="T105"><text:tab/><text:tab/><text:tab/>special = jQuery.event.special,</text:span></text:p>
      <text:p text:style-name="P1"><text:span text:style-name="T105"><text:tab/><text:tab/><text:tab/>i = 0;</text:span></text:p>
      <text:p text:style-name="P1"><text:span text:style-name="T105"/></text:p>
      <text:p text:style-name="P1"><text:span text:style-name="T105"><text:tab/><text:tab/>for ( ; ( elem = elems[ i ] ) !== undefined; i++ ) {</text:span></text:p>
      <text:p text:style-name="P1"><text:span text:style-name="T105"><text:tab/><text:tab/><text:tab/>if ( acceptData( elem ) ) {</text:span></text:p>
      <text:p text:style-name="P1"><text:span text:style-name="T105"><text:tab/><text:tab/><text:tab/><text:tab/>if ( ( data = elem[ dataPriv.expando ] ) ) {</text:span></text:p>
      <text:p text:style-name="P1"><text:span text:style-name="T105"><text:tab/><text:tab/><text:tab/><text:tab/><text:tab/>if ( data.events ) {</text:span></text:p>
      <text:p text:style-name="P1"><text:span text:style-name="T105"><text:tab/><text:tab/><text:tab/><text:tab/><text:tab/><text:tab/>for ( type in data.events ) {</text:span></text:p>
      <text:p text:style-name="P1"><text:span text:style-name="T105"><text:tab/><text:tab/><text:tab/><text:tab/><text:tab/><text:tab/><text:tab/>if ( special[ type ] ) {</text:span></text:p>
      <text:p text:style-name="P1"><text:span text:style-name="T105"><text:tab/><text:tab/><text:tab/><text:tab/><text:tab/><text:tab/><text:tab/><text:tab/>jQuery.event.remove( elem, type );</text:span></text:p>
      <text:p text:style-name="P1"><text:span text:style-name="T105"/></text:p>
      <text:p text:style-name="P1"><text:span text:style-name="T105"><text:tab/><text:tab/><text:tab/><text:tab/><text:tab/><text:tab/><text:tab/>// This is a shortcut to avoid jQuery.event.remove's overhead</text:span></text:p>
      <text:p text:style-name="P1"><text:span text:style-name="T105"><text:tab/><text:tab/><text:tab/><text:tab/><text:tab/><text:tab/><text:tab/>} else {</text:span></text:p>
      <text:p text:style-name="P1"><text:span text:style-name="T105"><text:tab/><text:tab/><text:tab/><text:tab/><text:tab/><text:tab/><text:tab/><text:tab/>jQuery.removeEvent( elem, type, data.handle );</text:span></text:p>
      <text:p text:style-name="P1"><text:span text:style-name="T105"><text:tab/><text:tab/><text:tab/><text:tab/><text:tab/><text:tab/><text:tab/>}</text:span></text:p>
      <text:p text:style-name="P1"><text:span text:style-name="T105"><text:tab/><text:tab/><text:tab/><text:tab/><text:tab/><text:tab/>}</text:span></text:p>
      <text:p text:style-name="P1"><text:span text:style-name="T105"><text:tab/><text:tab/><text:tab/><text:tab/><text:tab/>}</text:span></text:p>
      <text:p text:style-name="P1"><text:span text:style-name="T105"/></text:p>
      <text:p text:style-name="P1"><text:span text:style-name="T105"><text:tab/><text:tab/><text:tab/><text:tab/><text:tab/>// Support: Chrome &lt;=35 - 45+</text:span></text:p>
      <text:p text:style-name="P1"><text:span text:style-name="T105"><text:tab/><text:tab/><text:tab/><text:tab/><text:tab/>// Assign undefined instead of using delete, see Data#remove</text:span></text:p>
      <text:p text:style-name="P1"><text:span text:style-name="T105"><text:tab/><text:tab/><text:tab/><text:tab/><text:tab/>elem[ dataPriv.expando ] = undefined;</text:span></text:p>
      <text:p text:style-name="P1"><text:span text:style-name="T105"><text:tab/><text:tab/><text:tab/><text:tab/>}</text:span></text:p>
      <text:p text:style-name="P1"><text:span text:style-name="T105"><text:tab/><text:tab/><text:tab/><text:tab/>if ( elem[ dataUser.expando ] ) {</text:span></text:p>
      <text:p text:style-name="P1"><text:span text:style-name="T105"/></text:p>
      <text:p text:style-name="P1"><text:span text:style-name="T105"><text:tab/><text:tab/><text:tab/><text:tab/><text:tab/>// Support: Chrome &lt;=35 - 45+</text:span></text:p>
      <text:p text:style-name="P1"><text:span text:style-name="T105"><text:tab/><text:tab/><text:tab/><text:tab/><text:tab/>// Assign undefined instead of using delete, see Data#remove</text:span></text:p>
      <text:p text:style-name="P1"><text:span text:style-name="T105"><text:tab/><text:tab/><text:tab/><text:tab/><text:tab/>elem[ dataUser.expando ] = undefined;</text:span></text:p>
      <text:p text:style-name="P1"><text:span text:style-name="T105"><text:tab/><text:tab/><text:tab/><text:tab/>}</text:span></text:p>
      <text:p text:style-name="P1"><text:span text:style-name="T105"><text:tab/><text:tab/><text:tab/>}</text:span></text:p>
      <text:p text:style-name="P1"><text:span text:style-name="T105"><text:tab/><text:tab/>}</text:span></text:p>
      <text:p text:style-name="P1"><text:span text:style-name="T105"><text:tab/>}</text:span></text:p>
      <text:p text:style-name="P1"><text:span text:style-name="T105">} );</text:span></text:p>
      <text:p text:style-name="P1"><text:span text:style-name="T105"/></text:p>
      <text:p text:style-name="P1"><text:span text:style-name="T105">jQuery.fn.extend( {</text:span></text:p>
      <text:p text:style-name="P1"><text:span text:style-name="T105"><text:tab/>detach: function( selector ) {</text:span></text:p>
      <text:p text:style-name="P1"><text:span text:style-name="T105"><text:tab/><text:tab/>return remove( this, selector, true );</text:span></text:p>
      <text:p text:style-name="P1"><text:span text:style-name="T105"><text:tab/>},</text:span></text:p>
      <text:p text:style-name="P1"><text:span text:style-name="T105"/></text:p>
      <text:p text:style-name="P1"><text:span text:style-name="T105"><text:tab/>remove: function( selector ) {</text:span></text:p>
      <text:p text:style-name="P1"><text:span text:style-name="T105"><text:tab/><text:tab/>return remove( this, selector );</text:span></text:p>
      <text:p text:style-name="P1"><text:span text:style-name="T105"><text:tab/>},</text:span></text:p>
      <text:p text:style-name="P1"><text:span text:style-name="T105"/></text:p>
      <text:p text:style-name="P1"><text:span text:style-name="T105"><text:tab/>text: function( value ) {</text:span></text:p>
      <text:p text:style-name="P1"><text:span text:style-name="T105"><text:tab/><text:tab/>return access( this, function( value ) {</text:span></text:p>
      <text:p text:style-name="P1"><text:span text:style-name="T105"><text:tab/><text:tab/><text:tab/>return value === undefined ?</text:span></text:p>
      <text:p text:style-name="P1"><text:span text:style-name="T105"><text:tab/><text:tab/><text:tab/><text:tab/>jQuery.text( this ) :</text:span></text:p>
      <text:p text:style-name="P1"><text:span text:style-name="T105"><text:tab/><text:tab/><text:tab/><text:tab/>this.empty().each( function() {</text:span></text:p>
      <text:p text:style-name="P1"><text:span text:style-name="T105"><text:tab/><text:tab/><text:tab/><text:tab/><text:tab/>if ( this.nodeType === 1 || this.nodeType === 11 || this.nodeType === 9 ) {</text:span></text:p>
      <text:p text:style-name="P1"><text:span text:style-name="T105"><text:tab/><text:tab/><text:tab/><text:tab/><text:tab/><text:tab/>this.textContent = value;</text:span></text:p>
      <text:p text:style-name="P1"><text:span text:style-name="T105"><text:tab/><text:tab/><text:tab/><text:tab/><text:tab/>}</text:span></text:p>
      <text:p text:style-name="P1"><text:span text:style-name="T105"><text:tab/><text:tab/><text:tab/><text:tab/>} );</text:span></text:p>
      <text:p text:style-name="P1"><text:span text:style-name="T105"><text:tab/><text:tab/>}, null, value, arguments.length );</text:span></text:p>
      <text:p text:style-name="P1"><text:span text:style-name="T105"><text:tab/>},</text:span></text:p>
      <text:p text:style-name="P1"><text:span text:style-name="T105"/></text:p>
      <text:p text:style-name="P1"><text:span text:style-name="T105"><text:tab/>append: function() {</text:span></text:p>
      <text:p text:style-name="P1"><text:span text:style-name="T105"><text:tab/><text:tab/>return domManip( this, arguments, function( elem ) {</text:span></text:p>
      <text:p text:style-name="P1"><text:span text:style-name="T105"><text:tab/><text:tab/><text:tab/>if ( this.nodeType === 1 || this.nodeType === 11 || this.nodeType === 9 ) {</text:span></text:p>
      <text:p text:style-name="P1"><text:span text:style-name="T105"><text:tab/><text:tab/><text:tab/><text:tab/>var target = manipulationTarget( this, elem );</text:span></text:p>
      <text:p text:style-name="P1"><text:span text:style-name="T105"><text:tab/><text:tab/><text:tab/><text:tab/>target.appendChild( elem );</text:span></text:p>
      <text:p text:style-name="P1"><text:span text:style-name="T105"><text:tab/><text:tab/><text:tab/>}</text:span></text:p>
      <text:p text:style-name="P1"><text:span text:style-name="T105"><text:tab/><text:tab/>} );</text:span></text:p>
      <text:p text:style-name="P1"><text:span text:style-name="T105"><text:tab/>},</text:span></text:p>
      <text:p text:style-name="P1"><text:span text:style-name="T105"/></text:p>
      <text:p text:style-name="P1"><text:span text:style-name="T105"><text:tab/>prepend: function() {</text:span></text:p>
      <text:p text:style-name="P1"><text:span text:style-name="T105"><text:tab/><text:tab/>return domManip( this, arguments, function( elem ) {</text:span></text:p>
      <text:p text:style-name="P1"><text:span text:style-name="T105"><text:tab/><text:tab/><text:tab/>if ( this.nodeType === 1 || this.nodeType === 11 || this.nodeType === 9 ) {</text:span></text:p>
      <text:p text:style-name="P1"><text:span text:style-name="T105"><text:tab/><text:tab/><text:tab/><text:tab/>var target = manipulationTarget( this, elem );</text:span></text:p>
      <text:p text:style-name="P1"><text:span text:style-name="T105"><text:tab/><text:tab/><text:tab/><text:tab/>target.insertBefore( elem, target.firstChild );</text:span></text:p>
      <text:p text:style-name="P1"><text:span text:style-name="T105"><text:tab/><text:tab/><text:tab/>}</text:span></text:p>
      <text:p text:style-name="P1"><text:span text:style-name="T105"><text:tab/><text:tab/>} );</text:span></text:p>
      <text:p text:style-name="P1"><text:span text:style-name="T105"><text:tab/>},</text:span></text:p>
      <text:p text:style-name="P1"><text:span text:style-name="T105"/></text:p>
      <text:p text:style-name="P1"><text:span text:style-name="T105"><text:tab/>before: function() {</text:span></text:p>
      <text:p text:style-name="P1"><text:span text:style-name="T105"><text:tab/><text:tab/>return domManip( this, arguments, function( elem ) {</text:span></text:p>
      <text:p text:style-name="P1"><text:span text:style-name="T105"><text:tab/><text:tab/><text:tab/>if ( this.parentNode ) {</text:span></text:p>
      <text:p text:style-name="P1"><text:span text:style-name="T105"><text:tab/><text:tab/><text:tab/><text:tab/>this.parentNode.insertBefore( elem, this );</text:span></text:p>
      <text:p text:style-name="P1"><text:span text:style-name="T105"><text:tab/><text:tab/><text:tab/>}</text:span></text:p>
      <text:p text:style-name="P1"><text:span text:style-name="T105"><text:tab/><text:tab/>} );</text:span></text:p>
      <text:p text:style-name="P1"><text:span text:style-name="T105"><text:tab/>},</text:span></text:p>
      <text:p text:style-name="P1"><text:span text:style-name="T105"/></text:p>
      <text:p text:style-name="P1"><text:span text:style-name="T105"><text:tab/>after: function() {</text:span></text:p>
      <text:p text:style-name="P1"><text:span text:style-name="T105"><text:tab/><text:tab/>return domManip( this, arguments, function( elem ) {</text:span></text:p>
      <text:p text:style-name="P1"><text:span text:style-name="T105"><text:tab/><text:tab/><text:tab/>if ( this.parentNode ) {</text:span></text:p>
      <text:p text:style-name="P1"><text:span text:style-name="T105"><text:tab/><text:tab/><text:tab/><text:tab/>this.parentNode.insertBefore( elem, this.nextSibling );</text:span></text:p>
      <text:p text:style-name="P1"><text:span text:style-name="T105"><text:tab/><text:tab/><text:tab/>}</text:span></text:p>
      <text:p text:style-name="P1"><text:span text:style-name="T105"><text:tab/><text:tab/>} );</text:span></text:p>
      <text:p text:style-name="P1"><text:span text:style-name="T105"><text:tab/>},</text:span></text:p>
      <text:p text:style-name="P1"><text:span text:style-name="T105"/></text:p>
      <text:p text:style-name="P1"><text:span text:style-name="T105"><text:tab/>empty: function() {</text:span></text:p>
      <text:p text:style-name="P1"><text:span text:style-name="T105"><text:tab/><text:tab/>var elem,</text:span></text:p>
      <text:p text:style-name="P1"><text:span text:style-name="T105"><text:tab/><text:tab/><text:tab/>i = 0;</text:span></text:p>
      <text:p text:style-name="P1"><text:span text:style-name="T105"/></text:p>
      <text:p text:style-name="P1"><text:span text:style-name="T105"><text:tab/><text:tab/>for ( ; ( elem = this[ i ] ) != null; i++ ) {</text:span></text:p>
      <text:p text:style-name="P1"><text:span text:style-name="T105"><text:tab/><text:tab/><text:tab/>if ( elem.nodeType === 1 ) {</text:span></text:p>
      <text:p text:style-name="P1"><text:span text:style-name="T105"/></text:p>
      <text:p text:style-name="P1"><text:span text:style-name="T105"><text:tab/><text:tab/><text:tab/><text:tab/>// Prevent memory leaks</text:span></text:p>
      <text:p text:style-name="P1"><text:span text:style-name="T105"><text:tab/><text:tab/><text:tab/><text:tab/>jQuery.cleanData( getAll( elem, false ) );</text:span></text:p>
      <text:p text:style-name="P1"><text:span text:style-name="T105"/></text:p>
      <text:p text:style-name="P1"><text:span text:style-name="T105"><text:tab/><text:tab/><text:tab/><text:tab/>// Remove any remaining nodes</text:span></text:p>
      <text:p text:style-name="P1"><text:span text:style-name="T105"><text:tab/><text:tab/><text:tab/><text:tab/>elem.textContent = "";</text:span></text:p>
      <text:p text:style-name="P1"><text:span text:style-name="T105"><text:tab/><text:tab/><text:tab/>}</text:span></text:p>
      <text:p text:style-name="P1"><text:span text:style-name="T105"><text:tab/><text:tab/>}</text:span></text:p>
      <text:p text:style-name="P1"><text:span text:style-name="T105"/></text:p>
      <text:p text:style-name="P1"><text:span text:style-name="T105"><text:tab/><text:tab/>return this;</text:span></text:p>
      <text:p text:style-name="P1"><text:span text:style-name="T105"><text:tab/>},</text:span></text:p>
      <text:p text:style-name="P1"><text:span text:style-name="T105"/></text:p>
      <text:p text:style-name="P1"><text:span text:style-name="T105"><text:tab/>clone: function( dataAndEvents, deepDataAndEvents ) {</text:span></text:p>
      <text:p text:style-name="P1"><text:span text:style-name="T105"><text:tab/><text:tab/>dataAndEvents = dataAndEvents == null ? false : dataAndEvents;</text:span></text:p>
      <text:p text:style-name="P1"><text:span text:style-name="T105"><text:tab/><text:tab/>deepDataAndEvents = deepDataAndEvents == null ? dataAndEvents : deepDataAndEvents;</text:span></text:p>
      <text:p text:style-name="P1"><text:span text:style-name="T105"/></text:p>
      <text:p text:style-name="P1"><text:span text:style-name="T105"><text:tab/><text:tab/>return this.map( function() {</text:span></text:p>
      <text:p text:style-name="P1"><text:span text:style-name="T105"><text:tab/><text:tab/><text:tab/>return jQuery.clone( this, dataAndEvents, deepDataAndEvents );</text:span></text:p>
      <text:p text:style-name="P1"><text:span text:style-name="T105"><text:tab/><text:tab/>} );</text:span></text:p>
      <text:p text:style-name="P1"><text:span text:style-name="T105"><text:tab/>},</text:span></text:p>
      <text:p text:style-name="P1"><text:span text:style-name="T105"/></text:p>
      <text:p text:style-name="P1"><text:span text:style-name="T105"><text:tab/>html: function( value ) {</text:span></text:p>
      <text:p text:style-name="P1"><text:span text:style-name="T105"><text:tab/><text:tab/>return access( this, function( value ) {</text:span></text:p>
      <text:p text:style-name="P1"><text:span text:style-name="T105"><text:tab/><text:tab/><text:tab/>var elem = this[ 0 ] || {},</text:span></text:p>
      <text:p text:style-name="P1"><text:span text:style-name="T105"><text:tab/><text:tab/><text:tab/><text:tab/>i = 0,</text:span></text:p>
      <text:p text:style-name="P1"><text:span text:style-name="T105"><text:tab/><text:tab/><text:tab/><text:tab/>l = this.length;</text:span></text:p>
      <text:p text:style-name="P1"><text:span text:style-name="T105"/></text:p>
      <text:p text:style-name="P1"><text:span text:style-name="T105"><text:tab/><text:tab/><text:tab/>if ( value === undefined &amp;&amp; elem.nodeType === 1 ) {</text:span></text:p>
      <text:p text:style-name="P1"><text:span text:style-name="T105"><text:tab/><text:tab/><text:tab/><text:tab/>return elem.innerHTML;</text:span></text:p>
      <text:p text:style-name="P1"><text:span text:style-name="T105"><text:tab/><text:tab/><text:tab/>}</text:span></text:p>
      <text:p text:style-name="P1"><text:span text:style-name="T105"/></text:p>
      <text:p text:style-name="P1"><text:span text:style-name="T105"><text:tab/><text:tab/><text:tab/>// See if we can take a shortcut and just use innerHTML</text:span></text:p>
      <text:p text:style-name="P1"><text:span text:style-name="T105"><text:tab/><text:tab/><text:tab/>if ( typeof value === "string" &amp;&amp; !rnoInnerhtml.test( value ) &amp;&amp;</text:span></text:p>
      <text:p text:style-name="P1"><text:span text:style-name="T105"><text:tab/><text:tab/><text:tab/><text:tab/>!wrapMap[ ( rtagName.exec( value ) || [ "", "" ] )[ 1 ].toLowerCase() ] ) {</text:span></text:p>
      <text:p text:style-name="P1"><text:span text:style-name="T105"/></text:p>
      <text:p text:style-name="P1"><text:span text:style-name="T105"><text:tab/><text:tab/><text:tab/><text:tab/>value = jQuery.htmlPrefilter( value );</text:span></text:p>
      <text:p text:style-name="P1"><text:span text:style-name="T105"/></text:p>
      <text:p text:style-name="P1"><text:span text:style-name="T105"><text:tab/><text:tab/><text:tab/><text:tab/>try {</text:span></text:p>
      <text:p text:style-name="P1"><text:span text:style-name="T105"><text:tab/><text:tab/><text:tab/><text:tab/><text:tab/>for ( ; i &lt; l; i++ ) {</text:span></text:p>
      <text:p text:style-name="P1"><text:span text:style-name="T105"><text:tab/><text:tab/><text:tab/><text:tab/><text:tab/><text:tab/>elem = this[ i ] || {};</text:span></text:p>
      <text:p text:style-name="P1"><text:span text:style-name="T105"/></text:p>
      <text:p text:style-name="P1"><text:span text:style-name="T105"><text:tab/><text:tab/><text:tab/><text:tab/><text:tab/><text:tab/>// Remove element nodes and prevent memory leaks</text:span></text:p>
      <text:p text:style-name="P1"><text:span text:style-name="T105"><text:tab/><text:tab/><text:tab/><text:tab/><text:tab/><text:tab/>if ( elem.nodeType === 1 ) {</text:span></text:p>
      <text:p text:style-name="P1"><text:span text:style-name="T105"><text:tab/><text:tab/><text:tab/><text:tab/><text:tab/><text:tab/><text:tab/>jQuery.cleanData( getAll( elem, false ) );</text:span></text:p>
      <text:p text:style-name="P1"><text:span text:style-name="T105"><text:tab/><text:tab/><text:tab/><text:tab/><text:tab/><text:tab/><text:tab/>elem.innerHTML = value;</text:span></text:p>
      <text:p text:style-name="P1"><text:span text:style-name="T105"><text:tab/><text:tab/><text:tab/><text:tab/><text:tab/><text:tab/>}</text:span></text:p>
      <text:p text:style-name="P1"><text:span text:style-name="T105"><text:tab/><text:tab/><text:tab/><text:tab/><text:tab/>}</text:span></text:p>
      <text:p text:style-name="P1"><text:span text:style-name="T105"/></text:p>
      <text:p text:style-name="P1"><text:span text:style-name="T105"><text:tab/><text:tab/><text:tab/><text:tab/><text:tab/>elem = 0;</text:span></text:p>
      <text:p text:style-name="P1"><text:span text:style-name="T105"/></text:p>
      <text:p text:style-name="P1"><text:span text:style-name="T105"><text:tab/><text:tab/><text:tab/><text:tab/>// If using innerHTML throws an exception, use the fallback method</text:span></text:p>
      <text:p text:style-name="P1"><text:span text:style-name="T105"><text:tab/><text:tab/><text:tab/><text:tab/>} catch ( e ) {}</text:span></text:p>
      <text:p text:style-name="P1"><text:span text:style-name="T105"><text:tab/><text:tab/><text:tab/>}</text:span></text:p>
      <text:p text:style-name="P1"><text:span text:style-name="T105"/></text:p>
      <text:p text:style-name="P1"><text:span text:style-name="T105"><text:tab/><text:tab/><text:tab/>if ( elem ) {</text:span></text:p>
      <text:p text:style-name="P1"><text:span text:style-name="T105"><text:tab/><text:tab/><text:tab/><text:tab/>this.empty().append( value );</text:span></text:p>
      <text:p text:style-name="P1"><text:span text:style-name="T105"><text:tab/><text:tab/><text:tab/>}</text:span></text:p>
      <text:p text:style-name="P1"><text:span text:style-name="T105"><text:tab/><text:tab/>}, null, value, arguments.length );</text:span></text:p>
      <text:p text:style-name="P1"><text:span text:style-name="T105"><text:tab/>},</text:span></text:p>
      <text:p text:style-name="P1"><text:span text:style-name="T105"/></text:p>
      <text:p text:style-name="P1"><text:span text:style-name="T105"><text:tab/>replaceWith: function() {</text:span></text:p>
      <text:p text:style-name="P1"><text:span text:style-name="T105"><text:tab/><text:tab/>var ignored = [];</text:span></text:p>
      <text:p text:style-name="P1"><text:span text:style-name="T105"/></text:p>
      <text:p text:style-name="P1"><text:span text:style-name="T105"><text:tab/><text:tab/>// Make the changes, replacing each non-ignored context element with the new content</text:span></text:p>
      <text:p text:style-name="P1"><text:span text:style-name="T105"><text:tab/><text:tab/>return domManip( this, arguments, function( elem ) {</text:span></text:p>
      <text:p text:style-name="P1"><text:span text:style-name="T105"><text:tab/><text:tab/><text:tab/>var parent = this.parentNode;</text:span></text:p>
      <text:p text:style-name="P1"><text:span text:style-name="T105"/></text:p>
      <text:p text:style-name="P1"><text:span text:style-name="T105"><text:tab/><text:tab/><text:tab/>if ( jQuery.inArray( this, ignored ) &lt; 0 ) {</text:span></text:p>
      <text:p text:style-name="P1"><text:span text:style-name="T105"><text:tab/><text:tab/><text:tab/><text:tab/>jQuery.cleanData( getAll( this ) );</text:span></text:p>
      <text:p text:style-name="P1"><text:span text:style-name="T105"><text:tab/><text:tab/><text:tab/><text:tab/>if ( parent ) {</text:span></text:p>
      <text:p text:style-name="P1"><text:span text:style-name="T105"><text:tab/><text:tab/><text:tab/><text:tab/><text:tab/>parent.replaceChild( elem, this );</text:span></text:p>
      <text:p text:style-name="P1"><text:span text:style-name="T105"><text:tab/><text:tab/><text:tab/><text:tab/>}</text:span></text:p>
      <text:p text:style-name="P1"><text:span text:style-name="T105"><text:tab/><text:tab/><text:tab/>}</text:span></text:p>
      <text:p text:style-name="P1"><text:span text:style-name="T105"/></text:p>
      <text:p text:style-name="P1"><text:span text:style-name="T105"><text:tab/><text:tab/>// Force callback invocation</text:span></text:p>
      <text:p text:style-name="P1"><text:span text:style-name="T105"><text:tab/><text:tab/>}, ignored );</text:span></text:p>
      <text:p text:style-name="P1"><text:span text:style-name="T105"><text:tab/>}</text:span></text:p>
      <text:p text:style-name="P1"><text:span text:style-name="T105">} );</text:span></text:p>
      <text:p text:style-name="P1"><text:span text:style-name="T105"/></text:p>
      <text:p text:style-name="P1"><text:span text:style-name="T105">jQuery.each( {</text:span></text:p>
      <text:p text:style-name="P1"><text:span text:style-name="T105"><text:tab/>appendTo: "append",</text:span></text:p>
      <text:p text:style-name="P1"><text:span text:style-name="T105"><text:tab/>prependTo: "prepend",</text:span></text:p>
      <text:p text:style-name="P1"><text:span text:style-name="T105"><text:tab/>insertBefore: "before",</text:span></text:p>
      <text:p text:style-name="P1"><text:span text:style-name="T105"><text:tab/>insertAfter: "after",</text:span></text:p>
      <text:p text:style-name="P1"><text:span text:style-name="T105"><text:tab/>replaceAll: "replaceWith"</text:span></text:p>
      <text:p text:style-name="P1"><text:span text:style-name="T105">}, function( name, original ) {</text:span></text:p>
      <text:p text:style-name="P1"><text:span text:style-name="T105"><text:tab/>jQuery.fn[ name ] = function( selector ) {</text:span></text:p>
      <text:p text:style-name="P1"><text:span text:style-name="T105"><text:tab/><text:tab/>var elems,</text:span></text:p>
      <text:p text:style-name="P1"><text:span text:style-name="T105"><text:tab/><text:tab/><text:tab/>ret = [],</text:span></text:p>
      <text:p text:style-name="P1"><text:span text:style-name="T105"><text:tab/><text:tab/><text:tab/>insert = jQuery( selector ),</text:span></text:p>
      <text:p text:style-name="P1"><text:span text:style-name="T105"><text:tab/><text:tab/><text:tab/>last = insert.length - 1,</text:span></text:p>
      <text:p text:style-name="P1"><text:span text:style-name="T105"><text:tab/><text:tab/><text:tab/>i = 0;</text:span></text:p>
      <text:p text:style-name="P1"><text:span text:style-name="T105"/></text:p>
      <text:p text:style-name="P1"><text:span text:style-name="T105"><text:tab/><text:tab/>for ( ; i &lt;= last; i++ ) {</text:span></text:p>
      <text:p text:style-name="P1"><text:span text:style-name="T105"><text:tab/><text:tab/><text:tab/>elems = i === last ? this : this.clone( true );</text:span></text:p>
      <text:p text:style-name="P1"><text:span text:style-name="T105"><text:tab/><text:tab/><text:tab/>jQuery( insert[ i ] )[ original ]( elems );</text:span></text:p>
      <text:p text:style-name="P1"><text:span text:style-name="T105"/></text:p>
      <text:p text:style-name="P1"><text:span text:style-name="T105"><text:tab/><text:tab/><text:tab/>// Support: Android &lt;=4.0 only, PhantomJS 1 only</text:span></text:p>
      <text:p text:style-name="P1"><text:span text:style-name="T105"><text:tab/><text:tab/><text:tab/>// .get() because push.apply(_, arraylike) throws on ancient WebKit</text:span></text:p>
      <text:p text:style-name="P1"><text:span text:style-name="T105"><text:tab/><text:tab/><text:tab/>push.apply( ret, elems.get() );</text:span></text:p>
      <text:p text:style-name="P1"><text:span text:style-name="T105"><text:tab/><text:tab/>}</text:span></text:p>
      <text:p text:style-name="P1"><text:span text:style-name="T105"/></text:p>
      <text:p text:style-name="P1"><text:span text:style-name="T105"><text:tab/><text:tab/>return this.pushStack( ret );</text:span></text:p>
      <text:p text:style-name="P1"><text:span text:style-name="T105"><text:tab/>};</text:span></text:p>
      <text:p text:style-name="P1"><text:span text:style-name="T105">} );</text:span></text:p>
      <text:p text:style-name="P1"><text:span text:style-name="T105">var rnumnonpx = new RegExp( "^(" + pnum + ")(?!px)[a-z%]+$", "i" );</text:span></text:p>
      <text:p text:style-name="P1"><text:span text:style-name="T105"/></text:p>
      <text:p text:style-name="P1"><text:span text:style-name="T105">var getStyles = function( elem ) {</text:span></text:p>
      <text:p text:style-name="P1"><text:span text:style-name="T105"/></text:p>
      <text:p text:style-name="P1"><text:span text:style-name="T105"><text:tab/><text:tab/>// Support: IE &lt;=11 only, Firefox &lt;=30 (#15098, #14150)</text:span></text:p>
      <text:p text:style-name="P1"><text:span text:style-name="T105"><text:tab/><text:tab/>// IE throws on elements created in popups</text:span></text:p>
      <text:p text:style-name="P1"><text:span text:style-name="T105"><text:tab/><text:tab/>// FF meanwhile throws on frame elements through "defaultView.getComputedStyle"</text:span></text:p>
      <text:p text:style-name="P1"><text:span text:style-name="T105"><text:tab/><text:tab/>var view = elem.ownerDocument.defaultView;</text:span></text:p>
      <text:p text:style-name="P1"><text:span text:style-name="T105"/></text:p>
      <text:p text:style-name="P1"><text:span text:style-name="T105"><text:tab/><text:tab/>if ( !view || !view.opener ) {</text:span></text:p>
      <text:p text:style-name="P1"><text:span text:style-name="T105"><text:tab/><text:tab/><text:tab/>view = window;</text:span></text:p>
      <text:p text:style-name="P1"><text:span text:style-name="T105"><text:tab/><text:tab/>}</text:span></text:p>
      <text:p text:style-name="P1"><text:span text:style-name="T105"/></text:p>
      <text:p text:style-name="P1"><text:span text:style-name="T105"><text:tab/><text:tab/>return view.getComputedStyle( elem );</text:span></text:p>
      <text:p text:style-name="P1"><text:span text:style-name="T105"><text:tab/>};</text:span></text:p>
      <text:p text:style-name="P1"><text:span text:style-name="T105"/></text:p>
      <text:p text:style-name="P1"><text:span text:style-name="T105">var swap = function( elem, options, callback ) {</text:span></text:p>
      <text:p text:style-name="P1"><text:span text:style-name="T105"><text:tab/>var ret, name,</text:span></text:p>
      <text:p text:style-name="P1"><text:span text:style-name="T105"><text:tab/><text:tab/>old = {};</text:span></text:p>
      <text:p text:style-name="P1"><text:span text:style-name="T105"/></text:p>
      <text:p text:style-name="P1"><text:span text:style-name="T105"><text:tab/>// Remember the old values, and insert the new ones</text:span></text:p>
      <text:p text:style-name="P1"><text:span text:style-name="T105"><text:tab/>for ( name in options ) {</text:span></text:p>
      <text:p text:style-name="P1"><text:span text:style-name="T105"><text:tab/><text:tab/>old[ name ] = elem.style[ name ];</text:span></text:p>
      <text:p text:style-name="P1"><text:span text:style-name="T105"><text:tab/><text:tab/>elem.style[ name ] = options[ name ];</text:span></text:p>
      <text:p text:style-name="P1"><text:span text:style-name="T105"><text:tab/>}</text:span></text:p>
      <text:p text:style-name="P1"><text:span text:style-name="T105"/></text:p>
      <text:p text:style-name="P1"><text:span text:style-name="T105"><text:tab/>ret = callback.call( elem );</text:span></text:p>
      <text:p text:style-name="P1"><text:span text:style-name="T105"/></text:p>
      <text:p text:style-name="P1"><text:span text:style-name="T105"><text:tab/>// Revert the old values</text:span></text:p>
      <text:p text:style-name="P1"><text:span text:style-name="T105"><text:tab/>for ( name in options ) {</text:span></text:p>
      <text:p text:style-name="P1"><text:span text:style-name="T105"><text:tab/><text:tab/>elem.style[ name ] = old[ name ];</text:span></text:p>
      <text:p text:style-name="P1"><text:span text:style-name="T105"><text:tab/>}</text:span></text:p>
      <text:p text:style-name="P1"><text:span text:style-name="T105"/></text:p>
      <text:p text:style-name="P1"><text:span text:style-name="T105"><text:tab/>return ret;</text:span></text:p>
      <text:p text:style-name="P1"><text:span text:style-name="T105">};</text:span></text:p>
      <text:p text:style-name="P1"><text:span text:style-name="T105"/></text:p>
      <text:p text:style-name="P1"><text:span text:style-name="T105"/></text:p>
      <text:p text:style-name="P1"><text:span text:style-name="T105">var rboxStyle = new RegExp( cssExpand.join( "|" ), "i" );</text:span></text:p>
      <text:p text:style-name="P1"><text:span text:style-name="T105"/></text:p>
      <text:p text:style-name="P1"><text:span text:style-name="T105"/></text:p>
      <text:p text:style-name="P1"><text:span text:style-name="T105"/></text:p>
      <text:p text:style-name="P1"><text:span text:style-name="T105">( function() {</text:span></text:p>
      <text:p text:style-name="P1"><text:span text:style-name="T105"/></text:p>
      <text:p text:style-name="P1"><text:span text:style-name="T105"><text:tab/>// Executing both pixelPosition &amp; boxSizingReliable tests require only one layout</text:span></text:p>
      <text:p text:style-name="P1"><text:span text:style-name="T105"><text:tab/>// so they're executed at the same time to save the second computation.</text:span></text:p>
      <text:p text:style-name="P1"><text:span text:style-name="T105"><text:tab/>function computeStyleTests() {</text:span></text:p>
      <text:p text:style-name="P1"><text:span text:style-name="T105"/></text:p>
      <text:p text:style-name="P1"><text:span text:style-name="T105"><text:tab/><text:tab/>// This is a singleton, we need to execute it only once</text:span></text:p>
      <text:p text:style-name="P1"><text:span text:style-name="T105"><text:tab/><text:tab/>if ( !div ) {</text:span></text:p>
      <text:p text:style-name="P1"><text:span text:style-name="T105"><text:tab/><text:tab/><text:tab/>return;</text:span></text:p>
      <text:p text:style-name="P1"><text:span text:style-name="T105"><text:tab/><text:tab/>}</text:span></text:p>
      <text:p text:style-name="P1"><text:span text:style-name="T105"/></text:p>
      <text:p text:style-name="P1"><text:span text:style-name="T105"><text:tab/><text:tab/>container.style.cssText = "position:absolute;left:-11111px;width:60px;" +</text:span></text:p>
      <text:p text:style-name="P1"><text:span text:style-name="T105"><text:tab/><text:tab/><text:tab/>"margin-top:1px;padding:0;border:0";</text:span></text:p>
      <text:p text:style-name="P1"><text:span text:style-name="T105"><text:tab/><text:tab/>div.style.cssText =</text:span></text:p>
      <text:p text:style-name="P1"><text:span text:style-name="T105"><text:tab/><text:tab/><text:tab/>"position:relative;display:block;box-sizing:border-box;overflow:scroll;" +</text:span></text:p>
      <text:p text:style-name="P1"><text:span text:style-name="T105"><text:tab/><text:tab/><text:tab/>"margin:auto;border:1px;padding:1px;" +</text:span></text:p>
      <text:p text:style-name="P1"><text:span text:style-name="T105"><text:tab/><text:tab/><text:tab/>"width:60%;top:1%";</text:span></text:p>
      <text:p text:style-name="P1"><text:span text:style-name="T105"><text:tab/><text:tab/>documentElement.appendChild( container ).appendChild( div );</text:span></text:p>
      <text:p text:style-name="P1"><text:span text:style-name="T105"/></text:p>
      <text:p text:style-name="P1"><text:span text:style-name="T105"><text:tab/><text:tab/>var divStyle = window.getComputedStyle( div );</text:span></text:p>
      <text:p text:style-name="P1"><text:span text:style-name="T105"><text:tab/><text:tab/>pixelPositionVal = divStyle.top !== "1%";</text:span></text:p>
      <text:p text:style-name="P1"><text:span text:style-name="T105"/></text:p>
      <text:p text:style-name="P1"><text:span text:style-name="T105"><text:tab/><text:tab/>// Support: Android 4.0 - 4.3 only, Firefox &lt;=3 - 44</text:span></text:p>
      <text:p text:style-name="P1"><text:span text:style-name="T105"><text:tab/><text:tab/>reliableMarginLeftVal = roundPixelMeasures( divStyle.marginLeft ) === 12;</text:span></text:p>
      <text:p text:style-name="P1"><text:span text:style-name="T105"/></text:p>
      <text:p text:style-name="P1"><text:span text:style-name="T105"><text:tab/><text:tab/>// Support: Android 4.0 - 4.3 only, Safari &lt;=9.1 - 10.1, iOS &lt;=7.0 - 9.3</text:span></text:p>
      <text:p text:style-name="P1"><text:span text:style-name="T105"><text:tab/><text:tab/>// Some styles come back with percentage values, even though they shouldn't</text:span></text:p>
      <text:p text:style-name="P1"><text:span text:style-name="T105"><text:tab/><text:tab/>div.style.right = "60%";</text:span></text:p>
      <text:p text:style-name="P1"><text:span text:style-name="T105"><text:tab/><text:tab/>pixelBoxStylesVal = roundPixelMeasures( divStyle.right ) === 36;</text:span></text:p>
      <text:p text:style-name="P1"><text:span text:style-name="T105"/></text:p>
      <text:p text:style-name="P1"><text:span text:style-name="T105"><text:tab/><text:tab/>// Support: IE 9 - 11 only</text:span></text:p>
      <text:p text:style-name="P1"><text:span text:style-name="T105"><text:tab/><text:tab/>// Detect misreporting of content dimensions for box-sizing:border-box elements</text:span></text:p>
      <text:p text:style-name="P1"><text:span text:style-name="T105"><text:tab/><text:tab/>boxSizingReliableVal = roundPixelMeasures( divStyle.width ) === 36;</text:span></text:p>
      <text:p text:style-name="P1"><text:span text:style-name="T105"/></text:p>
      <text:p text:style-name="P1"><text:span text:style-name="T105"><text:tab/><text:tab/>// Support: IE 9 only</text:span></text:p>
      <text:p text:style-name="P1"><text:span text:style-name="T105"><text:tab/><text:tab/>// Detect overflow:scroll screwiness (gh-3699)</text:span></text:p>
      <text:p text:style-name="P1"><text:span text:style-name="T105"><text:tab/><text:tab/>// Support: Chrome &lt;=64</text:span></text:p>
      <text:p text:style-name="P1"><text:span text:style-name="T105"><text:tab/><text:tab/>// Don't get tricked when zoom affects offsetWidth (gh-4029)</text:span></text:p>
      <text:p text:style-name="P1"><text:span text:style-name="T105"><text:tab/><text:tab/>div.style.position = "absolute";</text:span></text:p>
      <text:p text:style-name="P1"><text:span text:style-name="T105"><text:tab/><text:tab/>scrollboxSizeVal = roundPixelMeasures( div.offsetWidth / 3 ) === 12;</text:span></text:p>
      <text:p text:style-name="P1"><text:span text:style-name="T105"/></text:p>
      <text:p text:style-name="P1"><text:span text:style-name="T105"><text:tab/><text:tab/>documentElement.removeChild( container );</text:span></text:p>
      <text:p text:style-name="P1"><text:span text:style-name="T105"/></text:p>
      <text:p text:style-name="P1"><text:span text:style-name="T105"><text:tab/><text:tab/>// Nullify the div so it wouldn't be stored in the memory and</text:span></text:p>
      <text:p text:style-name="P1"><text:span text:style-name="T105"><text:tab/><text:tab/>// it will also be a sign that checks already performed</text:span></text:p>
      <text:p text:style-name="P1"><text:span text:style-name="T105"><text:tab/><text:tab/>div = null;</text:span></text:p>
      <text:p text:style-name="P1"><text:span text:style-name="T105"><text:tab/>}</text:span></text:p>
      <text:p text:style-name="P1"><text:span text:style-name="T105"/></text:p>
      <text:p text:style-name="P1"><text:span text:style-name="T105"><text:tab/>function roundPixelMeasures( measure ) {</text:span></text:p>
      <text:p text:style-name="P1"><text:span text:style-name="T105"><text:tab/><text:tab/>return Math.round( parseFloat( measure ) );</text:span></text:p>
      <text:p text:style-name="P1"><text:span text:style-name="T105"><text:tab/>}</text:span></text:p>
      <text:p text:style-name="P1"><text:span text:style-name="T105"/></text:p>
      <text:p text:style-name="P1"><text:span text:style-name="T105"><text:tab/>var pixelPositionVal, boxSizingReliableVal, scrollboxSizeVal, pixelBoxStylesVal,</text:span></text:p>
      <text:p text:style-name="P1"><text:span text:style-name="T105"><text:tab/><text:tab/>reliableTrDimensionsVal, reliableMarginLeftVal,</text:span></text:p>
      <text:p text:style-name="P1"><text:span text:style-name="T105"><text:tab/><text:tab/>container = document.createElement( "div" ),</text:span></text:p>
      <text:p text:style-name="P1"><text:span text:style-name="T105"><text:tab/><text:tab/>div = document.createElement( "div" );</text:span></text:p>
      <text:p text:style-name="P1"><text:span text:style-name="T105"/></text:p>
      <text:p text:style-name="P1"><text:span text:style-name="T105"><text:tab/>// Finish early in limited (non-browser) environments</text:span></text:p>
      <text:p text:style-name="P1"><text:span text:style-name="T105"><text:tab/>if ( !div.style ) {</text:span></text:p>
      <text:p text:style-name="P1"><text:span text:style-name="T105"><text:tab/><text:tab/>return;</text:span></text:p>
      <text:p text:style-name="P1"><text:span text:style-name="T105"><text:tab/>}</text:span></text:p>
      <text:p text:style-name="P1"><text:span text:style-name="T105"/></text:p>
      <text:p text:style-name="P1"><text:span text:style-name="T105"><text:tab/>// Support: IE &lt;=9 - 11 only</text:span></text:p>
      <text:p text:style-name="P1"><text:span text:style-name="T105"><text:tab/>// Style of cloned element affects source element cloned (#8908)</text:span></text:p>
      <text:p text:style-name="P1"><text:span text:style-name="T105"><text:tab/>div.style.backgroundClip = "content-box";</text:span></text:p>
      <text:p text:style-name="P1"><text:span text:style-name="T105"><text:tab/>div.cloneNode( true ).style.backgroundClip = "";</text:span></text:p>
      <text:p text:style-name="P1"><text:span text:style-name="T105"><text:tab/>support.clearCloneStyle = div.style.backgroundClip === "content-box";</text:span></text:p>
      <text:p text:style-name="P1"><text:span text:style-name="T105"/></text:p>
      <text:p text:style-name="P1"><text:span text:style-name="T105"><text:tab/>jQuery.extend( support, {</text:span></text:p>
      <text:p text:style-name="P1"><text:span text:style-name="T105"><text:tab/><text:tab/>boxSizingReliable: function() {</text:span></text:p>
      <text:p text:style-name="P1"><text:span text:style-name="T105"><text:tab/><text:tab/><text:tab/>computeStyleTests();</text:span></text:p>
      <text:p text:style-name="P1"><text:span text:style-name="T105"><text:tab/><text:tab/><text:tab/>return boxSizingReliableVal;</text:span></text:p>
      <text:p text:style-name="P1"><text:span text:style-name="T105"><text:tab/><text:tab/>},</text:span></text:p>
      <text:p text:style-name="P1"><text:span text:style-name="T105"><text:tab/><text:tab/>pixelBoxStyles: function() {</text:span></text:p>
      <text:p text:style-name="P1"><text:span text:style-name="T105"><text:tab/><text:tab/><text:tab/>computeStyleTests();</text:span></text:p>
      <text:p text:style-name="P1"><text:span text:style-name="T105"><text:tab/><text:tab/><text:tab/>return pixelBoxStylesVal;</text:span></text:p>
      <text:p text:style-name="P1"><text:span text:style-name="T105"><text:tab/><text:tab/>},</text:span></text:p>
      <text:p text:style-name="P1"><text:span text:style-name="T105"><text:tab/><text:tab/>pixelPosition: function() {</text:span></text:p>
      <text:p text:style-name="P1"><text:span text:style-name="T105"><text:tab/><text:tab/><text:tab/>computeStyleTests();</text:span></text:p>
      <text:p text:style-name="P1"><text:span text:style-name="T105"><text:tab/><text:tab/><text:tab/>return pixelPositionVal;</text:span></text:p>
      <text:p text:style-name="P1"><text:span text:style-name="T105"><text:tab/><text:tab/>},</text:span></text:p>
      <text:p text:style-name="P1"><text:span text:style-name="T105"><text:tab/><text:tab/>reliableMarginLeft: function() {</text:span></text:p>
      <text:p text:style-name="P1"><text:span text:style-name="T105"><text:tab/><text:tab/><text:tab/>computeStyleTests();</text:span></text:p>
      <text:p text:style-name="P1"><text:span text:style-name="T105"><text:tab/><text:tab/><text:tab/>return reliableMarginLeftVal;</text:span></text:p>
      <text:p text:style-name="P1"><text:span text:style-name="T105"><text:tab/><text:tab/>},</text:span></text:p>
      <text:p text:style-name="P1"><text:span text:style-name="T105"><text:tab/><text:tab/>scrollboxSize: function() {</text:span></text:p>
      <text:p text:style-name="P1"><text:span text:style-name="T105"><text:tab/><text:tab/><text:tab/>computeStyleTests();</text:span></text:p>
      <text:p text:style-name="P1"><text:span text:style-name="T105"><text:tab/><text:tab/><text:tab/>return scrollboxSizeVal;</text:span></text:p>
      <text:p text:style-name="P1"><text:span text:style-name="T105"><text:tab/><text:tab/>},</text:span></text:p>
      <text:p text:style-name="P1"><text:span text:style-name="T105"/></text:p>
      <text:p text:style-name="P1"><text:span text:style-name="T105"><text:tab/><text:tab/>// Support: IE 9 - 11+, Edge 15 - 18+</text:span></text:p>
      <text:p text:style-name="P1"><text:span text:style-name="T105"><text:tab/><text:tab/>// IE/Edge misreport `getComputedStyle` of table rows with width/height</text:span></text:p>
      <text:p text:style-name="P1"><text:span text:style-name="T105"><text:tab/><text:tab/>// set in CSS while `offset*` properties report correct values.</text:span></text:p>
      <text:p text:style-name="P1"><text:span text:style-name="T105"><text:tab/><text:tab/>// Behavior in IE 9 is more subtle than in newer versions &amp; it passes</text:span></text:p>
      <text:p text:style-name="P1"><text:span text:style-name="T105"><text:tab/><text:tab/>// some versions of this test; make sure not to make it pass there!</text:span></text:p>
      <text:p text:style-name="P1"><text:span text:style-name="T105"><text:tab/><text:tab/>reliableTrDimensions: function() {</text:span></text:p>
      <text:p text:style-name="P1"><text:span text:style-name="T105"><text:tab/><text:tab/><text:tab/>var table, tr, trChild, trStyle;</text:span></text:p>
      <text:p text:style-name="P1"><text:span text:style-name="T105"><text:tab/><text:tab/><text:tab/>if ( reliableTrDimensionsVal == null ) {</text:span></text:p>
      <text:p text:style-name="P1"><text:span text:style-name="T105"><text:tab/><text:tab/><text:tab/><text:tab/>table = document.createElement( "table" );</text:span></text:p>
      <text:p text:style-name="P1"><text:span text:style-name="T105"><text:tab/><text:tab/><text:tab/><text:tab/>tr = document.createElement( "tr" );</text:span></text:p>
      <text:p text:style-name="P1"><text:span text:style-name="T105"><text:tab/><text:tab/><text:tab/><text:tab/>trChild = document.createElement( "div" );</text:span></text:p>
      <text:p text:style-name="P1"><text:span text:style-name="T105"/></text:p>
      <text:p text:style-name="P1"><text:span text:style-name="T105"><text:tab/><text:tab/><text:tab/><text:tab/>table.style.cssText = "position:absolute;left:-11111px";</text:span></text:p>
      <text:p text:style-name="P1"><text:span text:style-name="T105"><text:tab/><text:tab/><text:tab/><text:tab/>tr.style.height = "1px";</text:span></text:p>
      <text:p text:style-name="P1"><text:span text:style-name="T105"><text:tab/><text:tab/><text:tab/><text:tab/>trChild.style.height = "9px";</text:span></text:p>
      <text:p text:style-name="P1"><text:span text:style-name="T105"/></text:p>
      <text:p text:style-name="P1"><text:span text:style-name="T105"><text:tab/><text:tab/><text:tab/><text:tab/>documentElement</text:span></text:p>
      <text:p text:style-name="P1"><text:span text:style-name="T105"><text:tab/><text:tab/><text:tab/><text:tab/><text:tab/>.appendChild( table )</text:span></text:p>
      <text:p text:style-name="P1"><text:span text:style-name="T105"><text:tab/><text:tab/><text:tab/><text:tab/><text:tab/>.appendChild( tr )</text:span></text:p>
      <text:p text:style-name="P1"><text:span text:style-name="T105"><text:tab/><text:tab/><text:tab/><text:tab/><text:tab/>.appendChild( trChild );</text:span></text:p>
      <text:p text:style-name="P1"><text:span text:style-name="T105"/></text:p>
      <text:p text:style-name="P1"><text:span text:style-name="T105"><text:tab/><text:tab/><text:tab/><text:tab/>trStyle = window.getComputedStyle( tr );</text:span></text:p>
      <text:p text:style-name="P1"><text:span text:style-name="T105"><text:tab/><text:tab/><text:tab/><text:tab/>reliableTrDimensionsVal = parseInt( trStyle.height ) &gt; 3;</text:span></text:p>
      <text:p text:style-name="P1"><text:span text:style-name="T105"/></text:p>
      <text:p text:style-name="P1"><text:span text:style-name="T105"><text:tab/><text:tab/><text:tab/><text:tab/>documentElement.removeChild( table );</text:span></text:p>
      <text:p text:style-name="P1"><text:span text:style-name="T105"><text:tab/><text:tab/><text:tab/>}</text:span></text:p>
      <text:p text:style-name="P1"><text:span text:style-name="T105"><text:tab/><text:tab/><text:tab/>return reliableTrDimensionsVal;</text:span></text:p>
      <text:p text:style-name="P1"><text:span text:style-name="T105"><text:tab/><text:tab/>}</text:span></text:p>
      <text:p text:style-name="P1"><text:span text:style-name="T105"><text:tab/>} );</text:span></text:p>
      <text:p text:style-name="P1"><text:span text:style-name="T105">} )();</text:span></text:p>
      <text:p text:style-name="P1"><text:span text:style-name="T105"/></text:p>
      <text:p text:style-name="P1"><text:span text:style-name="T105"/></text:p>
      <text:p text:style-name="P1"><text:span text:style-name="T105">function curCSS( elem, name, computed ) {</text:span></text:p>
      <text:p text:style-name="P1"><text:span text:style-name="T105"><text:tab/>var width, minWidth, maxWidth, ret,</text:span></text:p>
      <text:p text:style-name="P1"><text:span text:style-name="T105"/></text:p>
      <text:p text:style-name="P1"><text:span text:style-name="T105"><text:tab/><text:tab/>// Support: Firefox 51+</text:span></text:p>
      <text:p text:style-name="P1"><text:span text:style-name="T105"><text:tab/><text:tab/>// Retrieving style before computed somehow</text:span></text:p>
      <text:p text:style-name="P1"><text:span text:style-name="T105"><text:tab/><text:tab/>// fixes an issue with getting wrong values</text:span></text:p>
      <text:p text:style-name="P1"><text:span text:style-name="T105"><text:tab/><text:tab/>// on detached elements</text:span></text:p>
      <text:p text:style-name="P1"><text:span text:style-name="T105"><text:tab/><text:tab/>style = elem.style;</text:span></text:p>
      <text:p text:style-name="P1"><text:span text:style-name="T105"/></text:p>
      <text:p text:style-name="P1"><text:span text:style-name="T105"><text:tab/>computed = computed || getStyles( elem );</text:span></text:p>
      <text:p text:style-name="P1"><text:span text:style-name="T105"/></text:p>
      <text:p text:style-name="P1"><text:span text:style-name="T105"><text:tab/>// getPropertyValue is needed for:</text:span></text:p>
      <text:p text:style-name="P1"><text:span text:style-name="T105"><text:tab/>//<text:s text:c="3"/>.css('filter') (IE 9 only, #12537)</text:span></text:p>
      <text:p text:style-name="P1"><text:span text:style-name="T105"><text:tab/>//<text:s text:c="3"/>.css('--customProperty) (#3144)</text:span></text:p>
      <text:p text:style-name="P1"><text:span text:style-name="T105"><text:tab/>if ( computed ) {</text:span></text:p>
      <text:p text:style-name="P1"><text:span text:style-name="T105"><text:tab/><text:tab/>ret = computed.getPropertyValue( name ) || computed[ name ];</text:span></text:p>
      <text:p text:style-name="P1"><text:span text:style-name="T105"/></text:p>
      <text:p text:style-name="P1"><text:span text:style-name="T105"><text:tab/><text:tab/>if ( ret === "" &amp;&amp; !isAttached( elem ) ) {</text:span></text:p>
      <text:p text:style-name="P1"><text:span text:style-name="T105"><text:tab/><text:tab/><text:tab/>ret = jQuery.style( elem, name );</text:span></text:p>
      <text:p text:style-name="P1"><text:span text:style-name="T105"><text:tab/><text:tab/>}</text:span></text:p>
      <text:p text:style-name="P1"><text:span text:style-name="T105"/></text:p>
      <text:p text:style-name="P1"><text:span text:style-name="T105"><text:tab/><text:tab/>// A tribute to the "awesome hack by Dean Edwards"</text:span></text:p>
      <text:p text:style-name="P1"><text:span text:style-name="T105"><text:tab/><text:tab/>// Android Browser returns percentage for some values,</text:span></text:p>
      <text:p text:style-name="P1"><text:span text:style-name="T105"><text:tab/><text:tab/>// but width seems to be reliably pixels.</text:span></text:p>
      <text:p text:style-name="P1"><text:span text:style-name="T105"><text:tab/><text:tab/>// This is against the CSSOM draft spec:</text:span></text:p>
      <text:p text:style-name="P1"><text:span text:style-name="T105"><text:tab/><text:tab/>//<text:s/></text:span><text:a xlink:href="https://drafts.csswg.org/cssom/#resolved-values"><text:span text:style-name="T106">https://drafts.csswg.org/cssom/#resolved-values</text:span></text:a><text:span text:style-name="T107"/></text:p>
      <text:p text:style-name="P1"><text:span text:style-name="T107"><text:tab/><text:tab/>if ( !support.pixelBoxStyles() &amp;&amp; rnumnonpx.test( ret ) &amp;&amp; rboxStyle.test( name ) ) {</text:span></text:p>
      <text:p text:style-name="P1"><text:span text:style-name="T107"/></text:p>
      <text:p text:style-name="P1"><text:span text:style-name="T107"><text:tab/><text:tab/><text:tab/>// Remember the original values</text:span></text:p>
      <text:p text:style-name="P1"><text:span text:style-name="T107"><text:tab/><text:tab/><text:tab/>width = style.width;</text:span></text:p>
      <text:p text:style-name="P1"><text:span text:style-name="T107"><text:tab/><text:tab/><text:tab/>minWidth = style.minWidth;</text:span></text:p>
      <text:p text:style-name="P1"><text:span text:style-name="T107"><text:tab/><text:tab/><text:tab/>maxWidth = style.maxWidth;</text:span></text:p>
      <text:p text:style-name="P1"><text:span text:style-name="T107"/></text:p>
      <text:p text:style-name="P1"><text:span text:style-name="T107"><text:tab/><text:tab/><text:tab/>// Put in the new values to get a computed value out</text:span></text:p>
      <text:p text:style-name="P1"><text:span text:style-name="T107"><text:tab/><text:tab/><text:tab/>style.minWidth = style.maxWidth = style.width = ret;</text:span></text:p>
      <text:p text:style-name="P1"><text:span text:style-name="T107"><text:tab/><text:tab/><text:tab/>ret = computed.width;</text:span></text:p>
      <text:p text:style-name="P1"><text:span text:style-name="T107"/></text:p>
      <text:p text:style-name="P1"><text:span text:style-name="T107"><text:tab/><text:tab/><text:tab/>// Revert the changed values</text:span></text:p>
      <text:p text:style-name="P1"><text:span text:style-name="T107"><text:tab/><text:tab/><text:tab/>style.width = width;</text:span></text:p>
      <text:p text:style-name="P1"><text:span text:style-name="T107"><text:tab/><text:tab/><text:tab/>style.minWidth = minWidth;</text:span></text:p>
      <text:p text:style-name="P1"><text:span text:style-name="T107"><text:tab/><text:tab/><text:tab/>style.maxWidth = maxWidth;</text:span></text:p>
      <text:p text:style-name="P1"><text:span text:style-name="T107"><text:tab/><text:tab/>}</text:span></text:p>
      <text:p text:style-name="P1"><text:span text:style-name="T107"><text:tab/>}</text:span></text:p>
      <text:p text:style-name="P1"><text:span text:style-name="T107"/></text:p>
      <text:p text:style-name="P1"><text:span text:style-name="T107"><text:tab/>return ret !== undefined ?</text:span></text:p>
      <text:p text:style-name="P1"><text:span text:style-name="T107"/></text:p>
      <text:p text:style-name="P1"><text:span text:style-name="T107"><text:tab/><text:tab/>// Support: IE &lt;=9 - 11 only</text:span></text:p>
      <text:p text:style-name="P1"><text:span text:style-name="T107"><text:tab/><text:tab/>// IE returns zIndex value as an integer.</text:span></text:p>
      <text:p text:style-name="P1"><text:span text:style-name="T107"><text:tab/><text:tab/>ret + "" :</text:span></text:p>
      <text:p text:style-name="P1"><text:span text:style-name="T107"><text:tab/><text:tab/>ret;</text:span></text:p>
      <text:p text:style-name="P1"><text:span text:style-name="T107">}</text:span></text:p>
      <text:p text:style-name="P1"><text:span text:style-name="T107"/></text:p>
      <text:p text:style-name="P1"><text:span text:style-name="T107"/></text:p>
      <text:p text:style-name="P1"><text:span text:style-name="T107">function addGetHookIf( conditionFn, hookFn ) {</text:span></text:p>
      <text:p text:style-name="P1"><text:span text:style-name="T107"/></text:p>
      <text:p text:style-name="P1"><text:span text:style-name="T107"><text:tab/>// Define the hook, we'll check on the first run if it's really needed.</text:span></text:p>
      <text:p text:style-name="P1"><text:span text:style-name="T107"><text:tab/>return {</text:span></text:p>
      <text:p text:style-name="P1"><text:span text:style-name="T107"><text:tab/><text:tab/>get: function() {</text:span></text:p>
      <text:p text:style-name="P1"><text:span text:style-name="T107"><text:tab/><text:tab/><text:tab/>if ( conditionFn() ) {</text:span></text:p>
      <text:p text:style-name="P1"><text:span text:style-name="T107"/></text:p>
      <text:p text:style-name="P1"><text:span text:style-name="T107"><text:tab/><text:tab/><text:tab/><text:tab/>// Hook not needed (or it's not possible to use it due</text:span></text:p>
      <text:p text:style-name="P1"><text:span text:style-name="T107"><text:tab/><text:tab/><text:tab/><text:tab/>// to missing dependency), remove it.</text:span></text:p>
      <text:p text:style-name="P1"><text:span text:style-name="T107"><text:tab/><text:tab/><text:tab/><text:tab/>delete this.get;</text:span></text:p>
      <text:p text:style-name="P1"><text:span text:style-name="T107"><text:tab/><text:tab/><text:tab/><text:tab/>return;</text:span></text:p>
      <text:p text:style-name="P1"><text:span text:style-name="T107"><text:tab/><text:tab/><text:tab/>}</text:span></text:p>
      <text:p text:style-name="P1"><text:span text:style-name="T107"/></text:p>
      <text:p text:style-name="P1"><text:span text:style-name="T107"><text:tab/><text:tab/><text:tab/>// Hook needed; redefine it so that the support test is not executed again.</text:span></text:p>
      <text:p text:style-name="P1"><text:span text:style-name="T107"><text:tab/><text:tab/><text:tab/>return ( this.get = hookFn ).apply( this, arguments );</text:span></text:p>
      <text:p text:style-name="P1"><text:span text:style-name="T107"><text:tab/><text:tab/>}</text:span></text:p>
      <text:p text:style-name="P1"><text:span text:style-name="T107"><text:tab/>};</text:span></text:p>
      <text:p text:style-name="P1"><text:span text:style-name="T107">}</text:span></text:p>
      <text:p text:style-name="P1"><text:span text:style-name="T107"/></text:p>
      <text:p text:style-name="P1"><text:span text:style-name="T107"/></text:p>
      <text:p text:style-name="P1"><text:span text:style-name="T107">var cssPrefixes = [ "Webkit", "Moz", "ms" ],</text:span></text:p>
      <text:p text:style-name="P1"><text:span text:style-name="T107"><text:tab/>emptyStyle = document.createElement( "div" ).style,</text:span></text:p>
      <text:p text:style-name="P1"><text:span text:style-name="T107"><text:tab/>vendorProps = {};</text:span></text:p>
      <text:p text:style-name="P1"><text:span text:style-name="T107"/></text:p>
      <text:p text:style-name="P1"><text:span text:style-name="T107">// Return a vendor-prefixed property or undefined</text:span></text:p>
      <text:p text:style-name="P1"><text:span text:style-name="T107">function vendorPropName( name ) {</text:span></text:p>
      <text:p text:style-name="P1"><text:span text:style-name="T107"/></text:p>
      <text:p text:style-name="P1"><text:span text:style-name="T107"><text:tab/>// Check for vendor prefixed names</text:span></text:p>
      <text:p text:style-name="P1"><text:span text:style-name="T107"><text:tab/>var capName = name[ 0 ].toUpperCase() + name.slice( 1 ),</text:span></text:p>
      <text:p text:style-name="P1"><text:span text:style-name="T107"><text:tab/><text:tab/>i = cssPrefixes.length;</text:span></text:p>
      <text:p text:style-name="P1"><text:span text:style-name="T107"/></text:p>
      <text:p text:style-name="P1"><text:span text:style-name="T107"><text:tab/>while ( i-- ) {</text:span></text:p>
      <text:p text:style-name="P1"><text:span text:style-name="T107"><text:tab/><text:tab/>name = cssPrefixes[ i ] + capName;</text:span></text:p>
      <text:p text:style-name="P1"><text:span text:style-name="T107"><text:tab/><text:tab/>if ( name in emptyStyle ) {</text:span></text:p>
      <text:p text:style-name="P1"><text:span text:style-name="T107"><text:tab/><text:tab/><text:tab/>return name;</text:span></text:p>
      <text:p text:style-name="P1"><text:span text:style-name="T107"><text:tab/><text:tab/>}</text:span></text:p>
      <text:p text:style-name="P1"><text:span text:style-name="T107"><text:tab/>}</text:span></text:p>
      <text:p text:style-name="P1"><text:span text:style-name="T107">}</text:span></text:p>
      <text:p text:style-name="P1"><text:span text:style-name="T107"/></text:p>
      <text:p text:style-name="P1"><text:span text:style-name="T107">// Return a potentially-mapped jQuery.cssProps or vendor prefixed property</text:span></text:p>
      <text:p text:style-name="P1"><text:span text:style-name="T107">function finalPropName( name ) {</text:span></text:p>
      <text:p text:style-name="P1"><text:span text:style-name="T107"><text:tab/>var final = jQuery.cssProps[ name ] || vendorProps[ name ];</text:span></text:p>
      <text:p text:style-name="P1"><text:span text:style-name="T107"/></text:p>
      <text:p text:style-name="P1"><text:span text:style-name="T107"><text:tab/>if ( final ) {</text:span></text:p>
      <text:p text:style-name="P1"><text:span text:style-name="T107"><text:tab/><text:tab/>return final;</text:span></text:p>
      <text:p text:style-name="P1"><text:span text:style-name="T107"><text:tab/>}</text:span></text:p>
      <text:p text:style-name="P1"><text:span text:style-name="T107"><text:tab/>if ( name in emptyStyle ) {</text:span></text:p>
      <text:p text:style-name="P1"><text:span text:style-name="T107"><text:tab/><text:tab/>return name;</text:span></text:p>
      <text:p text:style-name="P1"><text:span text:style-name="T107"><text:tab/>}</text:span></text:p>
      <text:p text:style-name="P1"><text:span text:style-name="T107"><text:tab/>return vendorProps[ name ] = vendorPropName( name ) || name;</text:span></text:p>
      <text:p text:style-name="P1"><text:span text:style-name="T107">}</text:span></text:p>
      <text:p text:style-name="P1"><text:span text:style-name="T107"/></text:p>
      <text:p text:style-name="P1"><text:span text:style-name="T107"/></text:p>
      <text:p text:style-name="P1"><text:span text:style-name="T107">var</text:span></text:p>
      <text:p text:style-name="P1"><text:span text:style-name="T107"/></text:p>
      <text:p text:style-name="P1"><text:span text:style-name="T107"><text:tab/>// Swappable if display is none or starts with table</text:span></text:p>
      <text:p text:style-name="P1"><text:span text:style-name="T107"><text:tab/>// except "table", "table-cell", or "table-caption"</text:span></text:p>
      <text:p text:style-name="P1"><text:span text:style-name="T107"><text:tab/>// See here for display values:<text:s/></text:span><text:a xlink:href="https://developer.mozilla.org/en-US/docs/CSS/display"><text:span text:style-name="T108">https://developer.mozilla.org/en-US/docs/CSS/display</text:span></text:a><text:span text:style-name="T109"/></text:p>
      <text:p text:style-name="P1"><text:span text:style-name="T109"><text:tab/>rdisplayswap = /^(none|table(?!-c[ea]).+)/,</text:span></text:p>
      <text:p text:style-name="P1"><text:span text:style-name="T109"><text:tab/>rcustomProp = /^--/,</text:span></text:p>
      <text:p text:style-name="P1"><text:span text:style-name="T109"><text:tab/>cssShow = { position: "absolute", visibility: "hidden", display: "block" },</text:span></text:p>
      <text:p text:style-name="P1"><text:span text:style-name="T109"><text:tab/>cssNormalTransform = {</text:span></text:p>
      <text:p text:style-name="P1"><text:span text:style-name="T109"><text:tab/><text:tab/>letterSpacing: "0",</text:span></text:p>
      <text:p text:style-name="P1"><text:span text:style-name="T109"><text:tab/><text:tab/>fontWeight: "400"</text:span></text:p>
      <text:p text:style-name="P1"><text:span text:style-name="T109"><text:tab/>};</text:span></text:p>
      <text:p text:style-name="P1"><text:span text:style-name="T109"/></text:p>
      <text:p text:style-name="P1"><text:span text:style-name="T109">function setPositiveNumber( _elem, value, subtract ) {</text:span></text:p>
      <text:p text:style-name="P1"><text:span text:style-name="T109"/></text:p>
      <text:p text:style-name="P1"><text:span text:style-name="T109"><text:tab/>// Any relative (+/-) values have already been</text:span></text:p>
      <text:p text:style-name="P1"><text:span text:style-name="T109"><text:tab/>// normalized at this point</text:span></text:p>
      <text:p text:style-name="P1"><text:span text:style-name="T109"><text:tab/>var matches = rcssNum.exec( value );</text:span></text:p>
      <text:p text:style-name="P1"><text:span text:style-name="T109"><text:tab/>return matches ?</text:span></text:p>
      <text:p text:style-name="P1"><text:span text:style-name="T109"/></text:p>
      <text:p text:style-name="P1"><text:span text:style-name="T109"><text:tab/><text:tab/>// Guard against undefined "subtract", e.g., when used as in cssHooks</text:span></text:p>
      <text:p text:style-name="P1"><text:span text:style-name="T109"><text:tab/><text:tab/>Math.max( 0, matches[ 2 ] - ( subtract || 0 ) ) + ( matches[ 3 ] || "px" ) :</text:span></text:p>
      <text:p text:style-name="P1"><text:span text:style-name="T109"><text:tab/><text:tab/>value;</text:span></text:p>
      <text:p text:style-name="P1"><text:span text:style-name="T109">}</text:span></text:p>
      <text:p text:style-name="P1"><text:span text:style-name="T109"/></text:p>
      <text:p text:style-name="P1"><text:span text:style-name="T109">function boxModelAdjustment( elem, dimension, box, isBorderBox, styles, computedVal ) {</text:span></text:p>
      <text:p text:style-name="P1"><text:span text:style-name="T109"><text:tab/>var i = dimension === "width" ? 1 : 0,</text:span></text:p>
      <text:p text:style-name="P1"><text:span text:style-name="T109"><text:tab/><text:tab/>extra = 0,</text:span></text:p>
      <text:p text:style-name="P1"><text:span text:style-name="T109"><text:tab/><text:tab/>delta = 0;</text:span></text:p>
      <text:p text:style-name="P1"><text:span text:style-name="T109"/></text:p>
      <text:p text:style-name="P1"><text:span text:style-name="T109"><text:tab/>// Adjustment may not be necessary</text:span></text:p>
      <text:p text:style-name="P1"><text:span text:style-name="T109"><text:tab/>if ( box === ( isBorderBox ? "border" : "content" ) ) {</text:span></text:p>
      <text:p text:style-name="P1"><text:span text:style-name="T109"><text:tab/><text:tab/>return 0;</text:span></text:p>
      <text:p text:style-name="P1"><text:span text:style-name="T109"><text:tab/>}</text:span></text:p>
      <text:p text:style-name="P1"><text:span text:style-name="T109"/></text:p>
      <text:p text:style-name="P1"><text:span text:style-name="T109"><text:tab/>for ( ; i &lt; 4; i += 2 ) {</text:span></text:p>
      <text:p text:style-name="P1"><text:span text:style-name="T109"/></text:p>
      <text:p text:style-name="P1"><text:span text:style-name="T109"><text:tab/><text:tab/>// Both box models exclude margin</text:span></text:p>
      <text:p text:style-name="P1"><text:span text:style-name="T109"><text:tab/><text:tab/>if ( box === "margin" ) {</text:span></text:p>
      <text:p text:style-name="P1"><text:span text:style-name="T109"><text:tab/><text:tab/><text:tab/>delta += jQuery.css( elem, box + cssExpand[ i ], true, styles );</text:span></text:p>
      <text:p text:style-name="P1"><text:span text:style-name="T109"><text:tab/><text:tab/>}</text:span></text:p>
      <text:p text:style-name="P1"><text:span text:style-name="T109"/></text:p>
      <text:p text:style-name="P1"><text:span text:style-name="T109"><text:tab/><text:tab/>// If we get here with a content-box, we're seeking "padding" or "border" or "margin"</text:span></text:p>
      <text:p text:style-name="P1"><text:span text:style-name="T109"><text:tab/><text:tab/>if ( !isBorderBox ) {</text:span></text:p>
      <text:p text:style-name="P1"><text:span text:style-name="T109"/></text:p>
      <text:p text:style-name="P1"><text:span text:style-name="T109"><text:tab/><text:tab/><text:tab/>// Add padding</text:span></text:p>
      <text:p text:style-name="P1"><text:span text:style-name="T109"><text:tab/><text:tab/><text:tab/>delta += jQuery.css( elem, "padding" + cssExpand[ i ], true, styles );</text:span></text:p>
      <text:p text:style-name="P1"><text:span text:style-name="T109"/></text:p>
      <text:p text:style-name="P1"><text:span text:style-name="T109"><text:tab/><text:tab/><text:tab/>// For "border" or "margin", add border</text:span></text:p>
      <text:p text:style-name="P1"><text:span text:style-name="T109"><text:tab/><text:tab/><text:tab/>if ( box !== "padding" ) {</text:span></text:p>
      <text:p text:style-name="P1"><text:span text:style-name="T109"><text:tab/><text:tab/><text:tab/><text:tab/>delta += jQuery.css( elem, "border" + cssExpand[ i ] + "Width", true, styles );</text:span></text:p>
      <text:p text:style-name="P1"><text:span text:style-name="T109"/></text:p>
      <text:p text:style-name="P1"><text:span text:style-name="T109"><text:tab/><text:tab/><text:tab/>// But still keep track of it otherwise</text:span></text:p>
      <text:p text:style-name="P1"><text:span text:style-name="T109"><text:tab/><text:tab/><text:tab/>} else {</text:span></text:p>
      <text:p text:style-name="P1"><text:span text:style-name="T109"><text:tab/><text:tab/><text:tab/><text:tab/>extra += jQuery.css( elem, "border" + cssExpand[ i ] + "Width", true, styles );</text:span></text:p>
      <text:p text:style-name="P1"><text:span text:style-name="T109"><text:tab/><text:tab/><text:tab/>}</text:span></text:p>
      <text:p text:style-name="P1"><text:span text:style-name="T109"/></text:p>
      <text:p text:style-name="P1"><text:span text:style-name="T109"><text:tab/><text:tab/>// If we get here with a border-box (content + padding + border), we're seeking "content" or</text:span></text:p>
      <text:p text:style-name="P1"><text:span text:style-name="T109"><text:tab/><text:tab/>// "padding" or "margin"</text:span></text:p>
      <text:p text:style-name="P1"><text:span text:style-name="T109"><text:tab/><text:tab/>} else {</text:span></text:p>
      <text:p text:style-name="P1"><text:span text:style-name="T109"/></text:p>
      <text:p text:style-name="P1"><text:span text:style-name="T109"><text:tab/><text:tab/><text:tab/>// For "content", subtract padding</text:span></text:p>
      <text:p text:style-name="P1"><text:span text:style-name="T109"><text:tab/><text:tab/><text:tab/>if ( box === "content" ) {</text:span></text:p>
      <text:p text:style-name="P1"><text:span text:style-name="T109"><text:tab/><text:tab/><text:tab/><text:tab/>delta -= jQuery.css( elem, "padding" + cssExpand[ i ], true, styles );</text:span></text:p>
      <text:p text:style-name="P1"><text:span text:style-name="T109"><text:tab/><text:tab/><text:tab/>}</text:span></text:p>
      <text:p text:style-name="P1"><text:span text:style-name="T109"/></text:p>
      <text:p text:style-name="P1"><text:span text:style-name="T109"><text:tab/><text:tab/><text:tab/>// For "content" or "padding", subtract border</text:span></text:p>
      <text:p text:style-name="P1"><text:span text:style-name="T109"><text:tab/><text:tab/><text:tab/>if ( box !== "margin" ) {</text:span></text:p>
      <text:p text:style-name="P1"><text:span text:style-name="T109"><text:tab/><text:tab/><text:tab/><text:tab/>delta -= jQuery.css( elem, "border" + cssExpand[ i ] + "Width", true, styles );</text:span></text:p>
      <text:p text:style-name="P1"><text:span text:style-name="T109"><text:tab/><text:tab/><text:tab/>}</text:span></text:p>
      <text:p text:style-name="P1"><text:span text:style-name="T109"><text:tab/><text:tab/>}</text:span></text:p>
      <text:p text:style-name="P1"><text:span text:style-name="T109"><text:tab/>}</text:span></text:p>
      <text:p text:style-name="P1"><text:span text:style-name="T109"/></text:p>
      <text:p text:style-name="P1"><text:span text:style-name="T109"><text:tab/>// Account for positive content-box scroll gutter when requested by providing computedVal</text:span></text:p>
      <text:p text:style-name="P1"><text:span text:style-name="T109"><text:tab/>if ( !isBorderBox &amp;&amp; computedVal &gt;= 0 ) {</text:span></text:p>
      <text:p text:style-name="P1"><text:span text:style-name="T109"/></text:p>
      <text:p text:style-name="P1"><text:span text:style-name="T109"><text:tab/><text:tab/>// offsetWidth/offsetHeight is a rounded sum of content, padding, scroll gutter, and border</text:span></text:p>
      <text:p text:style-name="P1"><text:span text:style-name="T109"><text:tab/><text:tab/>// Assuming integer scroll gutter, subtract the rest and round down</text:span></text:p>
      <text:p text:style-name="P1"><text:span text:style-name="T109"><text:tab/><text:tab/>delta += Math.max( 0, Math.ceil(</text:span></text:p>
      <text:p text:style-name="P1"><text:span text:style-name="T109"><text:tab/><text:tab/><text:tab/>elem[ "offset" + dimension[ 0 ].toUpperCase() + dimension.slice( 1 ) ] -</text:span></text:p>
      <text:p text:style-name="P1"><text:span text:style-name="T109"><text:tab/><text:tab/><text:tab/>computedVal -</text:span></text:p>
      <text:p text:style-name="P1"><text:span text:style-name="T109"><text:tab/><text:tab/><text:tab/>delta -</text:span></text:p>
      <text:p text:style-name="P1"><text:span text:style-name="T109"><text:tab/><text:tab/><text:tab/>extra -</text:span></text:p>
      <text:p text:style-name="P1"><text:span text:style-name="T109"><text:tab/><text:tab/><text:tab/>0.5</text:span></text:p>
      <text:p text:style-name="P1"><text:span text:style-name="T109"/></text:p>
      <text:p text:style-name="P1"><text:span text:style-name="T109"><text:tab/><text:tab/>// If offsetWidth/offsetHeight is unknown, then we can't determine content-box scroll gutter</text:span></text:p>
      <text:p text:style-name="P1"><text:span text:style-name="T109"><text:tab/><text:tab/>// Use an explicit zero to avoid NaN (gh-3964)</text:span></text:p>
      <text:p text:style-name="P1"><text:span text:style-name="T109"><text:tab/><text:tab/>) ) || 0;</text:span></text:p>
      <text:p text:style-name="P1"><text:span text:style-name="T109"><text:tab/>}</text:span></text:p>
      <text:p text:style-name="P1"><text:span text:style-name="T109"/></text:p>
      <text:p text:style-name="P1"><text:span text:style-name="T109"><text:tab/>return delta;</text:span></text:p>
      <text:p text:style-name="P1"><text:span text:style-name="T109">}</text:span></text:p>
      <text:p text:style-name="P1"><text:span text:style-name="T109"/></text:p>
      <text:p text:style-name="P1"><text:span text:style-name="T109">function getWidthOrHeight( elem, dimension, extra ) {</text:span></text:p>
      <text:p text:style-name="P1"><text:span text:style-name="T109"/></text:p>
      <text:p text:style-name="P1"><text:span text:style-name="T109"><text:tab/>// Start with computed style</text:span></text:p>
      <text:p text:style-name="P1"><text:span text:style-name="T109"><text:tab/>var styles = getStyles( elem ),</text:span></text:p>
      <text:p text:style-name="P1"><text:span text:style-name="T109"/></text:p>
      <text:p text:style-name="P1"><text:span text:style-name="T109"><text:tab/><text:tab/>// To avoid forcing a reflow, only fetch boxSizing if we need it (gh-4322).</text:span></text:p>
      <text:p text:style-name="P1"><text:span text:style-name="T109"><text:tab/><text:tab/>// Fake content-box until we know it's needed to know the true value.</text:span></text:p>
      <text:p text:style-name="P1"><text:span text:style-name="T109"><text:tab/><text:tab/>boxSizingNeeded = !support.boxSizingReliable() || extra,</text:span></text:p>
      <text:p text:style-name="P1"><text:span text:style-name="T109"><text:tab/><text:tab/>isBorderBox = boxSizingNeeded &amp;&amp;</text:span></text:p>
      <text:p text:style-name="P1"><text:span text:style-name="T109"><text:tab/><text:tab/><text:tab/>jQuery.css( elem, "boxSizing", false, styles ) === "border-box",</text:span></text:p>
      <text:p text:style-name="P1"><text:span text:style-name="T109"><text:tab/><text:tab/>valueIsBorderBox = isBorderBox,</text:span></text:p>
      <text:p text:style-name="P1"><text:span text:style-name="T109"/></text:p>
      <text:p text:style-name="P1"><text:span text:style-name="T109"><text:tab/><text:tab/>val = curCSS( elem, dimension, styles ),</text:span></text:p>
      <text:p text:style-name="P1"><text:span text:style-name="T109"><text:tab/><text:tab/>offsetProp = "offset" + dimension[ 0 ].toUpperCase() + dimension.slice( 1 );</text:span></text:p>
      <text:p text:style-name="P1"><text:span text:style-name="T109"/></text:p>
      <text:p text:style-name="P1"><text:span text:style-name="T109"><text:tab/>// Support: Firefox &lt;=54</text:span></text:p>
      <text:p text:style-name="P1"><text:span text:style-name="T109"><text:tab/>// Return a confounding non-pixel value or feign ignorance, as appropriate.</text:span></text:p>
      <text:p text:style-name="P1"><text:span text:style-name="T109"><text:tab/>if ( rnumnonpx.test( val ) ) {</text:span></text:p>
      <text:p text:style-name="P1"><text:span text:style-name="T109"><text:tab/><text:tab/>if ( !extra ) {</text:span></text:p>
      <text:p text:style-name="P1"><text:span text:style-name="T109"><text:tab/><text:tab/><text:tab/>return val;</text:span></text:p>
      <text:p text:style-name="P1"><text:span text:style-name="T109"><text:tab/><text:tab/>}</text:span></text:p>
      <text:p text:style-name="P1"><text:span text:style-name="T109"><text:tab/><text:tab/>val = "auto";</text:span></text:p>
      <text:p text:style-name="P1"><text:span text:style-name="T109"><text:tab/>}</text:span></text:p>
      <text:p text:style-name="P1"><text:span text:style-name="T109"/></text:p>
      <text:p text:style-name="P1"><text:span text:style-name="T109"/></text:p>
      <text:p text:style-name="P1"><text:span text:style-name="T109"><text:tab/>// Support: IE 9 - 11 only</text:span></text:p>
      <text:p text:style-name="P1"><text:span text:style-name="T109"><text:tab/>// Use offsetWidth/offsetHeight for when box sizing is unreliable.</text:span></text:p>
      <text:p text:style-name="P1"><text:span text:style-name="T109"><text:tab/>// In those cases, the computed value can be trusted to be border-box.</text:span></text:p>
      <text:p text:style-name="P1"><text:span text:style-name="T109"><text:tab/>if ( ( !support.boxSizingReliable() &amp;&amp; isBorderBox ||</text:span></text:p>
      <text:p text:style-name="P1"><text:span text:style-name="T109"/></text:p>
      <text:p text:style-name="P1"><text:span text:style-name="T109"><text:tab/><text:tab/>// Support: IE 10 - 11+, Edge 15 - 18+</text:span></text:p>
      <text:p text:style-name="P1"><text:span text:style-name="T109"><text:tab/><text:tab/>// IE/Edge misreport `getComputedStyle` of table rows with width/height</text:span></text:p>
      <text:p text:style-name="P1"><text:span text:style-name="T109"><text:tab/><text:tab/>// set in CSS while `offset*` properties report correct values.</text:span></text:p>
      <text:p text:style-name="P1"><text:span text:style-name="T109"><text:tab/><text:tab/>// Interestingly, in some cases IE 9 doesn't suffer from this issue.</text:span></text:p>
      <text:p text:style-name="P1"><text:span text:style-name="T109"><text:tab/><text:tab/>!support.reliableTrDimensions() &amp;&amp; nodeName( elem, "tr" ) ||</text:span></text:p>
      <text:p text:style-name="P1"><text:span text:style-name="T109"/></text:p>
      <text:p text:style-name="P1"><text:span text:style-name="T109"><text:tab/><text:tab/>// Fall back to offsetWidth/offsetHeight when value is "auto"</text:span></text:p>
      <text:p text:style-name="P1"><text:span text:style-name="T109"><text:tab/><text:tab/>// This happens for inline elements with no explicit setting (gh-3571)</text:span></text:p>
      <text:p text:style-name="P1"><text:span text:style-name="T109"><text:tab/><text:tab/>val === "auto" ||</text:span></text:p>
      <text:p text:style-name="P1"><text:span text:style-name="T109"/></text:p>
      <text:p text:style-name="P1"><text:span text:style-name="T109"><text:tab/><text:tab/>// Support: Android &lt;=4.1 - 4.3 only</text:span></text:p>
      <text:p text:style-name="P1"><text:span text:style-name="T109"><text:tab/><text:tab/>// Also use offsetWidth/offsetHeight for misreported inline dimensions (gh-3602)</text:span></text:p>
      <text:p text:style-name="P1"><text:span text:style-name="T109"><text:tab/><text:tab/>!parseFloat( val ) &amp;&amp; jQuery.css( elem, "display", false, styles ) === "inline" ) &amp;&amp;</text:span></text:p>
      <text:p text:style-name="P1"><text:span text:style-name="T109"/></text:p>
      <text:p text:style-name="P1"><text:span text:style-name="T109"><text:tab/><text:tab/>// Make sure the element is visible &amp; connected</text:span></text:p>
      <text:p text:style-name="P1"><text:span text:style-name="T109"><text:tab/><text:tab/>elem.getClientRects().length ) {</text:span></text:p>
      <text:p text:style-name="P1"><text:span text:style-name="T109"/></text:p>
      <text:p text:style-name="P1"><text:span text:style-name="T109"><text:tab/><text:tab/>isBorderBox = jQuery.css( elem, "boxSizing", false, styles ) === "border-box";</text:span></text:p>
      <text:p text:style-name="P1"><text:span text:style-name="T109"/></text:p>
      <text:p text:style-name="P1"><text:span text:style-name="T109"><text:tab/><text:tab/>// Where available, offsetWidth/offsetHeight approximate border box dimensions.</text:span></text:p>
      <text:p text:style-name="P1"><text:span text:style-name="T109"><text:tab/><text:tab/>// Where not available (e.g., SVG), assume unreliable box-sizing and interpret the</text:span></text:p>
      <text:p text:style-name="P1"><text:span text:style-name="T109"><text:tab/><text:tab/>// retrieved value as a content box dimension.</text:span></text:p>
      <text:p text:style-name="P1"><text:span text:style-name="T109"><text:tab/><text:tab/>valueIsBorderBox = offsetProp in elem;</text:span></text:p>
      <text:p text:style-name="P1"><text:span text:style-name="T109"><text:tab/><text:tab/>if ( valueIsBorderBox ) {</text:span></text:p>
      <text:p text:style-name="P1"><text:span text:style-name="T109"><text:tab/><text:tab/><text:tab/>val = elem[ offsetProp ];</text:span></text:p>
      <text:p text:style-name="P1"><text:span text:style-name="T109"><text:tab/><text:tab/>}</text:span></text:p>
      <text:p text:style-name="P1"><text:span text:style-name="T109"><text:tab/>}</text:span></text:p>
      <text:p text:style-name="P1"><text:span text:style-name="T109"/></text:p>
      <text:p text:style-name="P1"><text:span text:style-name="T109"><text:tab/>// Normalize "" and auto</text:span></text:p>
      <text:p text:style-name="P1"><text:span text:style-name="T109"><text:tab/>val = parseFloat( val ) || 0;</text:span></text:p>
      <text:p text:style-name="P1"><text:span text:style-name="T109"/></text:p>
      <text:p text:style-name="P1"><text:span text:style-name="T109"><text:tab/>// Adjust for the element's box model</text:span></text:p>
      <text:p text:style-name="P1"><text:span text:style-name="T109"><text:tab/>return ( val +</text:span></text:p>
      <text:p text:style-name="P1"><text:span text:style-name="T109"><text:tab/><text:tab/>boxModelAdjustment(</text:span></text:p>
      <text:p text:style-name="P1"><text:span text:style-name="T109"><text:tab/><text:tab/><text:tab/>elem,</text:span></text:p>
      <text:p text:style-name="P1"><text:span text:style-name="T109"><text:tab/><text:tab/><text:tab/>dimension,</text:span></text:p>
      <text:p text:style-name="P1"><text:span text:style-name="T109"><text:tab/><text:tab/><text:tab/>extra || ( isBorderBox ? "border" : "content" ),</text:span></text:p>
      <text:p text:style-name="P1"><text:span text:style-name="T109"><text:tab/><text:tab/><text:tab/>valueIsBorderBox,</text:span></text:p>
      <text:p text:style-name="P1"><text:span text:style-name="T109"><text:tab/><text:tab/><text:tab/>styles,</text:span></text:p>
      <text:p text:style-name="P1"><text:span text:style-name="T109"/></text:p>
      <text:p text:style-name="P1"><text:span text:style-name="T109"><text:tab/><text:tab/><text:tab/>// Provide the current computed size to request scroll gutter calculation (gh-3589)</text:span></text:p>
      <text:p text:style-name="P1"><text:span text:style-name="T109"><text:tab/><text:tab/><text:tab/>val</text:span></text:p>
      <text:p text:style-name="P1"><text:span text:style-name="T109"><text:tab/><text:tab/>)</text:span></text:p>
      <text:p text:style-name="P1"><text:span text:style-name="T109"><text:tab/>) + "px";</text:span></text:p>
      <text:p text:style-name="P1"><text:span text:style-name="T109">}</text:span></text:p>
      <text:p text:style-name="P1"><text:span text:style-name="T109"/></text:p>
      <text:p text:style-name="P1"><text:span text:style-name="T109">jQuery.extend( {</text:span></text:p>
      <text:p text:style-name="P1"><text:span text:style-name="T109"/></text:p>
      <text:p text:style-name="P1"><text:span text:style-name="T109"><text:tab/>// Add in style property hooks for overriding the default</text:span></text:p>
      <text:p text:style-name="P1"><text:span text:style-name="T109"><text:tab/>// behavior of getting and setting a style property</text:span></text:p>
      <text:p text:style-name="P1"><text:span text:style-name="T109"><text:tab/>cssHooks: {</text:span></text:p>
      <text:p text:style-name="P1"><text:span text:style-name="T109"><text:tab/><text:tab/>opacity: {</text:span></text:p>
      <text:p text:style-name="P1"><text:span text:style-name="T109"><text:tab/><text:tab/><text:tab/>get: function( elem, computed ) {</text:span></text:p>
      <text:p text:style-name="P1"><text:span text:style-name="T109"><text:tab/><text:tab/><text:tab/><text:tab/>if ( computed ) {</text:span></text:p>
      <text:p text:style-name="P1"><text:span text:style-name="T109"/></text:p>
      <text:p text:style-name="P1"><text:span text:style-name="T109"><text:tab/><text:tab/><text:tab/><text:tab/><text:tab/>// We should always get a number back from opacity</text:span></text:p>
      <text:p text:style-name="P1"><text:span text:style-name="T109"><text:tab/><text:tab/><text:tab/><text:tab/><text:tab/>var ret = curCSS( elem, "opacity" );</text:span></text:p>
      <text:p text:style-name="P1"><text:span text:style-name="T109"><text:tab/><text:tab/><text:tab/><text:tab/><text:tab/>return ret === "" ? "1" : ret;</text:span></text:p>
      <text:p text:style-name="P1"><text:span text:style-name="T109"><text:tab/><text:tab/><text:tab/><text:tab/>}</text:span></text:p>
      <text:p text:style-name="P1"><text:span text:style-name="T109"><text:tab/><text:tab/><text:tab/>}</text:span></text:p>
      <text:p text:style-name="P1"><text:span text:style-name="T109"><text:tab/><text:tab/>}</text:span></text:p>
      <text:p text:style-name="P1"><text:span text:style-name="T109"><text:tab/>},</text:span></text:p>
      <text:p text:style-name="P1"><text:span text:style-name="T109"/></text:p>
      <text:p text:style-name="P1"><text:span text:style-name="T109"><text:tab/>// Don't automatically add "px" to these possibly-unitless properties</text:span></text:p>
      <text:p text:style-name="P1"><text:span text:style-name="T109"><text:tab/>cssNumber: {</text:span></text:p>
      <text:p text:style-name="P1"><text:span text:style-name="T109"><text:tab/><text:tab/>"animationIterationCount": true,</text:span></text:p>
      <text:p text:style-name="P1"><text:span text:style-name="T109"><text:tab/><text:tab/>"columnCount": true,</text:span></text:p>
      <text:p text:style-name="P1"><text:span text:style-name="T109"><text:tab/><text:tab/>"fillOpacity": true,</text:span></text:p>
      <text:p text:style-name="P1"><text:span text:style-name="T109"><text:tab/><text:tab/>"flexGrow": true,</text:span></text:p>
      <text:p text:style-name="P1"><text:span text:style-name="T109"><text:tab/><text:tab/>"flexShrink": true,</text:span></text:p>
      <text:p text:style-name="P1"><text:span text:style-name="T109"><text:tab/><text:tab/>"fontWeight": true,</text:span></text:p>
      <text:p text:style-name="P1"><text:span text:style-name="T109"><text:tab/><text:tab/>"gridArea": true,</text:span></text:p>
      <text:p text:style-name="P1"><text:span text:style-name="T109"><text:tab/><text:tab/>"gridColumn": true,</text:span></text:p>
      <text:p text:style-name="P1"><text:span text:style-name="T109"><text:tab/><text:tab/>"gridColumnEnd": true,</text:span></text:p>
      <text:p text:style-name="P1"><text:span text:style-name="T109"><text:tab/><text:tab/>"gridColumnStart": true,</text:span></text:p>
      <text:p text:style-name="P1"><text:span text:style-name="T109"><text:tab/><text:tab/>"gridRow": true,</text:span></text:p>
      <text:p text:style-name="P1"><text:span text:style-name="T109"><text:tab/><text:tab/>"gridRowEnd": true,</text:span></text:p>
      <text:p text:style-name="P1"><text:span text:style-name="T109"><text:tab/><text:tab/>"gridRowStart": true,</text:span></text:p>
      <text:p text:style-name="P1"><text:span text:style-name="T109"><text:tab/><text:tab/>"lineHeight": true,</text:span></text:p>
      <text:p text:style-name="P1"><text:span text:style-name="T109"><text:tab/><text:tab/>"opacity": true,</text:span></text:p>
      <text:p text:style-name="P1"><text:span text:style-name="T109"><text:tab/><text:tab/>"order": true,</text:span></text:p>
      <text:p text:style-name="P1"><text:span text:style-name="T109"><text:tab/><text:tab/>"orphans": true,</text:span></text:p>
      <text:p text:style-name="P1"><text:span text:style-name="T109"><text:tab/><text:tab/>"widows": true,</text:span></text:p>
      <text:p text:style-name="P1"><text:span text:style-name="T109"><text:tab/><text:tab/>"zIndex": true,</text:span></text:p>
      <text:p text:style-name="P1"><text:span text:style-name="T109"><text:tab/><text:tab/>"zoom": true</text:span></text:p>
      <text:p text:style-name="P1"><text:span text:style-name="T109"><text:tab/>},</text:span></text:p>
      <text:p text:style-name="P1"><text:span text:style-name="T109"/></text:p>
      <text:p text:style-name="P1"><text:span text:style-name="T109"><text:tab/>// Add in properties whose names you wish to fix before</text:span></text:p>
      <text:p text:style-name="P1"><text:span text:style-name="T109"><text:tab/>// setting or getting the value</text:span></text:p>
      <text:p text:style-name="P1"><text:span text:style-name="T109"><text:tab/>cssProps: {},</text:span></text:p>
      <text:p text:style-name="P1"><text:span text:style-name="T109"/></text:p>
      <text:p text:style-name="P1"><text:span text:style-name="T109"><text:tab/>// Get and set the style property on a DOM Node</text:span></text:p>
      <text:p text:style-name="P1"><text:span text:style-name="T109"><text:tab/>style: function( elem, name, value, extra ) {</text:span></text:p>
      <text:p text:style-name="P1"><text:span text:style-name="T109"/></text:p>
      <text:p text:style-name="P1"><text:span text:style-name="T109"><text:tab/><text:tab/>// Don't set styles on text and comment nodes</text:span></text:p>
      <text:p text:style-name="P1"><text:span text:style-name="T109"><text:tab/><text:tab/>if ( !elem || elem.nodeType === 3 || elem.nodeType === 8 || !elem.style ) {</text:span></text:p>
      <text:p text:style-name="P1"><text:span text:style-name="T109"><text:tab/><text:tab/><text:tab/>return;</text:span></text:p>
      <text:p text:style-name="P1"><text:span text:style-name="T109"><text:tab/><text:tab/>}</text:span></text:p>
      <text:p text:style-name="P1"><text:span text:style-name="T109"/></text:p>
      <text:p text:style-name="P1"><text:span text:style-name="T109"><text:tab/><text:tab/>// Make sure that we're working with the right name</text:span></text:p>
      <text:p text:style-name="P1"><text:span text:style-name="T109"><text:tab/><text:tab/>var ret, type, hooks,</text:span></text:p>
      <text:p text:style-name="P1"><text:span text:style-name="T109"><text:tab/><text:tab/><text:tab/>origName = camelCase( name ),</text:span></text:p>
      <text:p text:style-name="P1"><text:span text:style-name="T109"><text:tab/><text:tab/><text:tab/>isCustomProp = rcustomProp.test( name ),</text:span></text:p>
      <text:p text:style-name="P1"><text:span text:style-name="T109"><text:tab/><text:tab/><text:tab/>style = elem.style;</text:span></text:p>
      <text:p text:style-name="P1"><text:span text:style-name="T109"/></text:p>
      <text:p text:style-name="P1"><text:span text:style-name="T109"><text:tab/><text:tab/>// Make sure that we're working with the right name. We don't</text:span></text:p>
      <text:p text:style-name="P1"><text:span text:style-name="T109"><text:tab/><text:tab/>// want to query the value if it is a CSS custom property</text:span></text:p>
      <text:p text:style-name="P1"><text:span text:style-name="T109"><text:tab/><text:tab/>// since they are user-defined.</text:span></text:p>
      <text:p text:style-name="P1"><text:span text:style-name="T109"><text:tab/><text:tab/>if ( !isCustomProp ) {</text:span></text:p>
      <text:p text:style-name="P1"><text:span text:style-name="T109"><text:tab/><text:tab/><text:tab/>name = finalPropName( origName );</text:span></text:p>
      <text:p text:style-name="P1"><text:span text:style-name="T109"><text:tab/><text:tab/>}</text:span></text:p>
      <text:p text:style-name="P1"><text:span text:style-name="T109"/></text:p>
      <text:p text:style-name="P1"><text:span text:style-name="T109"><text:tab/><text:tab/>// Gets hook for the prefixed version, then unprefixed version</text:span></text:p>
      <text:p text:style-name="P1"><text:span text:style-name="T109"><text:tab/><text:tab/>hooks = jQuery.cssHooks[ name ] || jQuery.cssHooks[ origName ];</text:span></text:p>
      <text:p text:style-name="P1"><text:span text:style-name="T109"/></text:p>
      <text:p text:style-name="P1"><text:span text:style-name="T109"><text:tab/><text:tab/>// Check if we're setting a value</text:span></text:p>
      <text:p text:style-name="P1"><text:span text:style-name="T109"><text:tab/><text:tab/>if ( value !== undefined ) {</text:span></text:p>
      <text:p text:style-name="P1"><text:span text:style-name="T109"><text:tab/><text:tab/><text:tab/>type = typeof value;</text:span></text:p>
      <text:p text:style-name="P1"><text:span text:style-name="T109"/></text:p>
      <text:p text:style-name="P1"><text:span text:style-name="T109"><text:tab/><text:tab/><text:tab/>// Convert "+=" or "-=" to relative numbers (#7345)</text:span></text:p>
      <text:p text:style-name="P1"><text:span text:style-name="T109"><text:tab/><text:tab/><text:tab/>if ( type === "string" &amp;&amp; ( ret = rcssNum.exec( value ) ) &amp;&amp; ret[ 1 ] ) {</text:span></text:p>
      <text:p text:style-name="P1"><text:span text:style-name="T109"><text:tab/><text:tab/><text:tab/><text:tab/>value = adjustCSS( elem, name, ret );</text:span></text:p>
      <text:p text:style-name="P1"><text:span text:style-name="T109"/></text:p>
      <text:p text:style-name="P1"><text:span text:style-name="T109"><text:tab/><text:tab/><text:tab/><text:tab/>// Fixes bug #9237</text:span></text:p>
      <text:p text:style-name="P1"><text:span text:style-name="T109"><text:tab/><text:tab/><text:tab/><text:tab/>type = "number";</text:span></text:p>
      <text:p text:style-name="P1"><text:span text:style-name="T109"><text:tab/><text:tab/><text:tab/>}</text:span></text:p>
      <text:p text:style-name="P1"><text:span text:style-name="T109"/></text:p>
      <text:p text:style-name="P1"><text:span text:style-name="T109"><text:tab/><text:tab/><text:tab/>// Make sure that null and NaN values aren't set (#7116)</text:span></text:p>
      <text:p text:style-name="P1"><text:span text:style-name="T109"><text:tab/><text:tab/><text:tab/>if ( value == null || value !== value ) {</text:span></text:p>
      <text:p text:style-name="P1"><text:span text:style-name="T109"><text:tab/><text:tab/><text:tab/><text:tab/>return;</text:span></text:p>
      <text:p text:style-name="P1"><text:span text:style-name="T109"><text:tab/><text:tab/><text:tab/>}</text:span></text:p>
      <text:p text:style-name="P1"><text:span text:style-name="T109"/></text:p>
      <text:p text:style-name="P1"><text:span text:style-name="T109"><text:tab/><text:tab/><text:tab/>// If a number was passed in, add the unit (except for certain CSS properties)</text:span></text:p>
      <text:p text:style-name="P1"><text:span text:style-name="T109"><text:tab/><text:tab/><text:tab/>// The isCustomProp check can be removed in jQuery 4.0 when we only auto-append</text:span></text:p>
      <text:p text:style-name="P1"><text:span text:style-name="T109"><text:tab/><text:tab/><text:tab/>// "px" to a few hardcoded values.</text:span></text:p>
      <text:p text:style-name="P1"><text:span text:style-name="T109"><text:tab/><text:tab/><text:tab/>if ( type === "number" &amp;&amp; !isCustomProp ) {</text:span></text:p>
      <text:p text:style-name="P1"><text:span text:style-name="T109"><text:tab/><text:tab/><text:tab/><text:tab/>value += ret &amp;&amp; ret[ 3 ] || ( jQuery.cssNumber[ origName ] ? "" : "px" );</text:span></text:p>
      <text:p text:style-name="P1"><text:span text:style-name="T109"><text:tab/><text:tab/><text:tab/>}</text:span></text:p>
      <text:p text:style-name="P1"><text:span text:style-name="T109"/></text:p>
      <text:p text:style-name="P1"><text:span text:style-name="T109"><text:tab/><text:tab/><text:tab/>// background-* props affect original clone's values</text:span></text:p>
      <text:p text:style-name="P1"><text:span text:style-name="T109"><text:tab/><text:tab/><text:tab/>if ( !support.clearCloneStyle &amp;&amp; value === "" &amp;&amp; name.indexOf( "background" ) === 0 ) {</text:span></text:p>
      <text:p text:style-name="P1"><text:span text:style-name="T109"><text:tab/><text:tab/><text:tab/><text:tab/>style[ name ] = "inherit";</text:span></text:p>
      <text:p text:style-name="P1"><text:span text:style-name="T109"><text:tab/><text:tab/><text:tab/>}</text:span></text:p>
      <text:p text:style-name="P1"><text:span text:style-name="T109"/></text:p>
      <text:p text:style-name="P1"><text:span text:style-name="T109"><text:tab/><text:tab/><text:tab/>// If a hook was provided, use that value, otherwise just set the specified value</text:span></text:p>
      <text:p text:style-name="P1"><text:span text:style-name="T109"><text:tab/><text:tab/><text:tab/>if ( !hooks || !( "set" in hooks ) ||</text:span></text:p>
      <text:p text:style-name="P1"><text:span text:style-name="T109"><text:tab/><text:tab/><text:tab/><text:tab/>( value = hooks.set( elem, value, extra ) ) !== undefined ) {</text:span></text:p>
      <text:p text:style-name="P1"><text:span text:style-name="T109"/></text:p>
      <text:p text:style-name="P1"><text:span text:style-name="T109"><text:tab/><text:tab/><text:tab/><text:tab/>if ( isCustomProp ) {</text:span></text:p>
      <text:p text:style-name="P1"><text:span text:style-name="T109"><text:tab/><text:tab/><text:tab/><text:tab/><text:tab/>style.setProperty( name, value );</text:span></text:p>
      <text:p text:style-name="P1"><text:span text:style-name="T109"><text:tab/><text:tab/><text:tab/><text:tab/>} else {</text:span></text:p>
      <text:p text:style-name="P1"><text:span text:style-name="T109"><text:tab/><text:tab/><text:tab/><text:tab/><text:tab/>style[ name ] = value;</text:span></text:p>
      <text:p text:style-name="P1"><text:span text:style-name="T109"><text:tab/><text:tab/><text:tab/><text:tab/>}</text:span></text:p>
      <text:p text:style-name="P1"><text:span text:style-name="T109"><text:tab/><text:tab/><text:tab/>}</text:span></text:p>
      <text:p text:style-name="P1"><text:span text:style-name="T109"/></text:p>
      <text:p text:style-name="P1"><text:span text:style-name="T109"><text:tab/><text:tab/>} else {</text:span></text:p>
      <text:p text:style-name="P1"><text:span text:style-name="T109"/></text:p>
      <text:p text:style-name="P1"><text:span text:style-name="T109"><text:tab/><text:tab/><text:tab/>// If a hook was provided get the non-computed value from there</text:span></text:p>
      <text:p text:style-name="P1"><text:span text:style-name="T109"><text:tab/><text:tab/><text:tab/>if ( hooks &amp;&amp; "get" in hooks &amp;&amp;</text:span></text:p>
      <text:p text:style-name="P1"><text:span text:style-name="T109"><text:tab/><text:tab/><text:tab/><text:tab/>( ret = hooks.get( elem, false, extra ) ) !== undefined ) {</text:span></text:p>
      <text:p text:style-name="P1"><text:span text:style-name="T109"/></text:p>
      <text:p text:style-name="P1"><text:span text:style-name="T109"><text:tab/><text:tab/><text:tab/><text:tab/>return ret;</text:span></text:p>
      <text:p text:style-name="P1"><text:span text:style-name="T109"><text:tab/><text:tab/><text:tab/>}</text:span></text:p>
      <text:p text:style-name="P1"><text:span text:style-name="T109"/></text:p>
      <text:p text:style-name="P1"><text:span text:style-name="T109"><text:tab/><text:tab/><text:tab/>// Otherwise just get the value from the style object</text:span></text:p>
      <text:p text:style-name="P1"><text:span text:style-name="T109"><text:tab/><text:tab/><text:tab/>return style[ name ];</text:span></text:p>
      <text:p text:style-name="P1"><text:span text:style-name="T109"><text:tab/><text:tab/>}</text:span></text:p>
      <text:p text:style-name="P1"><text:span text:style-name="T109"><text:tab/>},</text:span></text:p>
      <text:p text:style-name="P1"><text:span text:style-name="T109"/></text:p>
      <text:p text:style-name="P1"><text:span text:style-name="T109"><text:tab/>css: function( elem, name, extra, styles ) {</text:span></text:p>
      <text:p text:style-name="P1"><text:span text:style-name="T109"><text:tab/><text:tab/>var val, num, hooks,</text:span></text:p>
      <text:p text:style-name="P1"><text:span text:style-name="T109"><text:tab/><text:tab/><text:tab/>origName = camelCase( name ),</text:span></text:p>
      <text:p text:style-name="P1"><text:span text:style-name="T109"><text:tab/><text:tab/><text:tab/>isCustomProp = rcustomProp.test( name );</text:span></text:p>
      <text:p text:style-name="P1"><text:span text:style-name="T109"/></text:p>
      <text:p text:style-name="P1"><text:span text:style-name="T109"><text:tab/><text:tab/>// Make sure that we're working with the right name. We don't</text:span></text:p>
      <text:p text:style-name="P1"><text:span text:style-name="T109"><text:tab/><text:tab/>// want to modify the value if it is a CSS custom property</text:span></text:p>
      <text:p text:style-name="P1"><text:span text:style-name="T109"><text:tab/><text:tab/>// since they are user-defined.</text:span></text:p>
      <text:p text:style-name="P1"><text:span text:style-name="T109"><text:tab/><text:tab/>if ( !isCustomProp ) {</text:span></text:p>
      <text:p text:style-name="P1"><text:span text:style-name="T109"><text:tab/><text:tab/><text:tab/>name = finalPropName( origName );</text:span></text:p>
      <text:p text:style-name="P1"><text:span text:style-name="T109"><text:tab/><text:tab/>}</text:span></text:p>
      <text:p text:style-name="P1"><text:span text:style-name="T109"/></text:p>
      <text:p text:style-name="P1"><text:span text:style-name="T109"><text:tab/><text:tab/>// Try prefixed name followed by the unprefixed name</text:span></text:p>
      <text:p text:style-name="P1"><text:span text:style-name="T109"><text:tab/><text:tab/>hooks = jQuery.cssHooks[ name ] || jQuery.cssHooks[ origName ];</text:span></text:p>
      <text:p text:style-name="P1"><text:span text:style-name="T109"/></text:p>
      <text:p text:style-name="P1"><text:span text:style-name="T109"><text:tab/><text:tab/>// If a hook was provided get the computed value from there</text:span></text:p>
      <text:p text:style-name="P1"><text:span text:style-name="T109"><text:tab/><text:tab/>if ( hooks &amp;&amp; "get" in hooks ) {</text:span></text:p>
      <text:p text:style-name="P1"><text:span text:style-name="T109"><text:tab/><text:tab/><text:tab/>val = hooks.get( elem, true, extra );</text:span></text:p>
      <text:p text:style-name="P1"><text:span text:style-name="T109"><text:tab/><text:tab/>}</text:span></text:p>
      <text:p text:style-name="P1"><text:span text:style-name="T109"/></text:p>
      <text:p text:style-name="P1"><text:span text:style-name="T109"><text:tab/><text:tab/>// Otherwise, if a way to get the computed value exists, use that</text:span></text:p>
      <text:p text:style-name="P1"><text:span text:style-name="T109"><text:tab/><text:tab/>if ( val === undefined ) {</text:span></text:p>
      <text:p text:style-name="P1"><text:span text:style-name="T109"><text:tab/><text:tab/><text:tab/>val = curCSS( elem, name, styles );</text:span></text:p>
      <text:p text:style-name="P1"><text:span text:style-name="T109"><text:tab/><text:tab/>}</text:span></text:p>
      <text:p text:style-name="P1"><text:span text:style-name="T109"/></text:p>
      <text:p text:style-name="P1"><text:span text:style-name="T109"><text:tab/><text:tab/>// Convert "normal" to computed value</text:span></text:p>
      <text:p text:style-name="P1"><text:span text:style-name="T109"><text:tab/><text:tab/>if ( val === "normal" &amp;&amp; name in cssNormalTransform ) {</text:span></text:p>
      <text:p text:style-name="P1"><text:span text:style-name="T109"><text:tab/><text:tab/><text:tab/>val = cssNormalTransform[ name ];</text:span></text:p>
      <text:p text:style-name="P1"><text:span text:style-name="T109"><text:tab/><text:tab/>}</text:span></text:p>
      <text:p text:style-name="P1"><text:span text:style-name="T109"/></text:p>
      <text:p text:style-name="P1"><text:span text:style-name="T109"><text:tab/><text:tab/>// Make numeric if forced or a qualifier was provided and val looks numeric</text:span></text:p>
      <text:p text:style-name="P1"><text:span text:style-name="T109"><text:tab/><text:tab/>if ( extra === "" || extra ) {</text:span></text:p>
      <text:p text:style-name="P1"><text:span text:style-name="T109"><text:tab/><text:tab/><text:tab/>num = parseFloat( val );</text:span></text:p>
      <text:p text:style-name="P1"><text:span text:style-name="T109"><text:tab/><text:tab/><text:tab/>return extra === true || isFinite( num ) ? num || 0 : val;</text:span></text:p>
      <text:p text:style-name="P1"><text:span text:style-name="T109"><text:tab/><text:tab/>}</text:span></text:p>
      <text:p text:style-name="P1"><text:span text:style-name="T109"/></text:p>
      <text:p text:style-name="P1"><text:span text:style-name="T109"><text:tab/><text:tab/>return val;</text:span></text:p>
      <text:p text:style-name="P1"><text:span text:style-name="T109"><text:tab/>}</text:span></text:p>
      <text:p text:style-name="P1"><text:span text:style-name="T109">} );</text:span></text:p>
      <text:p text:style-name="P1"><text:span text:style-name="T109"/></text:p>
      <text:p text:style-name="P1"><text:span text:style-name="T109">jQuery.each( [ "height", "width" ], function( _i, dimension ) {</text:span></text:p>
      <text:p text:style-name="P1"><text:span text:style-name="T109"><text:tab/>jQuery.cssHooks[ dimension ] = {</text:span></text:p>
      <text:p text:style-name="P1"><text:span text:style-name="T109"><text:tab/><text:tab/>get: function( elem, computed, extra ) {</text:span></text:p>
      <text:p text:style-name="P1"><text:span text:style-name="T109"><text:tab/><text:tab/><text:tab/>if ( computed ) {</text:span></text:p>
      <text:p text:style-name="P1"><text:span text:style-name="T109"/></text:p>
      <text:p text:style-name="P1"><text:span text:style-name="T109"><text:tab/><text:tab/><text:tab/><text:tab/>// Certain elements can have dimension info if we invisibly show them</text:span></text:p>
      <text:p text:style-name="P1"><text:span text:style-name="T109"><text:tab/><text:tab/><text:tab/><text:tab/>// but it must have a current display style that would benefit</text:span></text:p>
      <text:p text:style-name="P1"><text:span text:style-name="T109"><text:tab/><text:tab/><text:tab/><text:tab/>return rdisplayswap.test( jQuery.css( elem, "display" ) ) &amp;&amp;</text:span></text:p>
      <text:p text:style-name="P1"><text:span text:style-name="T109"/></text:p>
      <text:p text:style-name="P1"><text:span text:style-name="T109"><text:tab/><text:tab/><text:tab/><text:tab/><text:tab/>// Support: Safari 8+</text:span></text:p>
      <text:p text:style-name="P1"><text:span text:style-name="T109"><text:tab/><text:tab/><text:tab/><text:tab/><text:tab/>// Table columns in Safari have non-zero offsetWidth &amp; zero</text:span></text:p>
      <text:p text:style-name="P1"><text:span text:style-name="T109"><text:tab/><text:tab/><text:tab/><text:tab/><text:tab/>// getBoundingClientRect().width unless display is changed.</text:span></text:p>
      <text:p text:style-name="P1"><text:span text:style-name="T109"><text:tab/><text:tab/><text:tab/><text:tab/><text:tab/>// Support: IE &lt;=11 only</text:span></text:p>
      <text:p text:style-name="P1"><text:span text:style-name="T109"><text:tab/><text:tab/><text:tab/><text:tab/><text:tab/>// Running getBoundingClientRect on a disconnected node</text:span></text:p>
      <text:p text:style-name="P1"><text:span text:style-name="T109"><text:tab/><text:tab/><text:tab/><text:tab/><text:tab/>// in IE throws an error.</text:span></text:p>
      <text:p text:style-name="P1"><text:span text:style-name="T109"><text:tab/><text:tab/><text:tab/><text:tab/><text:tab/>( !elem.getClientRects().length || !elem.getBoundingClientRect().width ) ?</text:span></text:p>
      <text:p text:style-name="P1"><text:span text:style-name="T109"><text:tab/><text:tab/><text:tab/><text:tab/><text:tab/><text:tab/>swap( elem, cssShow, function() {</text:span></text:p>
      <text:p text:style-name="P1"><text:span text:style-name="T109"><text:tab/><text:tab/><text:tab/><text:tab/><text:tab/><text:tab/><text:tab/>return getWidthOrHeight( elem, dimension, extra );</text:span></text:p>
      <text:p text:style-name="P1"><text:span text:style-name="T109"><text:tab/><text:tab/><text:tab/><text:tab/><text:tab/><text:tab/>} ) :</text:span></text:p>
      <text:p text:style-name="P1"><text:span text:style-name="T109"><text:tab/><text:tab/><text:tab/><text:tab/><text:tab/><text:tab/>getWidthOrHeight( elem, dimension, extra );</text:span></text:p>
      <text:p text:style-name="P1"><text:span text:style-name="T109"><text:tab/><text:tab/><text:tab/>}</text:span></text:p>
      <text:p text:style-name="P1"><text:span text:style-name="T109"><text:tab/><text:tab/>},</text:span></text:p>
      <text:p text:style-name="P1"><text:span text:style-name="T109"/></text:p>
      <text:p text:style-name="P1"><text:span text:style-name="T109"><text:tab/><text:tab/>set: function( elem, value, extra ) {</text:span></text:p>
      <text:p text:style-name="P1"><text:span text:style-name="T109"><text:tab/><text:tab/><text:tab/>var matches,</text:span></text:p>
      <text:p text:style-name="P1"><text:span text:style-name="T109"><text:tab/><text:tab/><text:tab/><text:tab/>styles = getStyles( elem ),</text:span></text:p>
      <text:p text:style-name="P1"><text:span text:style-name="T109"/></text:p>
      <text:p text:style-name="P1"><text:span text:style-name="T109"><text:tab/><text:tab/><text:tab/><text:tab/>// Only read styles.position if the test has a chance to fail</text:span></text:p>
      <text:p text:style-name="P1"><text:span text:style-name="T109"><text:tab/><text:tab/><text:tab/><text:tab/>// to avoid forcing a reflow.</text:span></text:p>
      <text:p text:style-name="P1"><text:span text:style-name="T109"><text:tab/><text:tab/><text:tab/><text:tab/>scrollboxSizeBuggy = !support.scrollboxSize() &amp;&amp;</text:span></text:p>
      <text:p text:style-name="P1"><text:span text:style-name="T109"><text:tab/><text:tab/><text:tab/><text:tab/><text:tab/>styles.position === "absolute",</text:span></text:p>
      <text:p text:style-name="P1"><text:span text:style-name="T109"/></text:p>
      <text:p text:style-name="P1"><text:span text:style-name="T109"><text:tab/><text:tab/><text:tab/><text:tab/>// To avoid forcing a reflow, only fetch boxSizing if we need it (gh-3991)</text:span></text:p>
      <text:p text:style-name="P1"><text:span text:style-name="T109"><text:tab/><text:tab/><text:tab/><text:tab/>boxSizingNeeded = scrollboxSizeBuggy || extra,</text:span></text:p>
      <text:p text:style-name="P1"><text:span text:style-name="T109"><text:tab/><text:tab/><text:tab/><text:tab/>isBorderBox = boxSizingNeeded &amp;&amp;</text:span></text:p>
      <text:p text:style-name="P1"><text:span text:style-name="T109"><text:tab/><text:tab/><text:tab/><text:tab/><text:tab/>jQuery.css( elem, "boxSizing", false, styles ) === "border-box",</text:span></text:p>
      <text:p text:style-name="P1"><text:span text:style-name="T109"><text:tab/><text:tab/><text:tab/><text:tab/>subtract = extra ?</text:span></text:p>
      <text:p text:style-name="P1"><text:span text:style-name="T109"><text:tab/><text:tab/><text:tab/><text:tab/><text:tab/>boxModelAdjustment(</text:span></text:p>
      <text:p text:style-name="P1"><text:span text:style-name="T109"><text:tab/><text:tab/><text:tab/><text:tab/><text:tab/><text:tab/>elem,</text:span></text:p>
      <text:p text:style-name="P1"><text:span text:style-name="T109"><text:tab/><text:tab/><text:tab/><text:tab/><text:tab/><text:tab/>dimension,</text:span></text:p>
      <text:p text:style-name="P1"><text:span text:style-name="T109"><text:tab/><text:tab/><text:tab/><text:tab/><text:tab/><text:tab/>extra,</text:span></text:p>
      <text:p text:style-name="P1"><text:span text:style-name="T109"><text:tab/><text:tab/><text:tab/><text:tab/><text:tab/><text:tab/>isBorderBox,</text:span></text:p>
      <text:p text:style-name="P1"><text:span text:style-name="T109"><text:tab/><text:tab/><text:tab/><text:tab/><text:tab/><text:tab/>styles</text:span></text:p>
      <text:p text:style-name="P1"><text:span text:style-name="T109"><text:tab/><text:tab/><text:tab/><text:tab/><text:tab/>) :</text:span></text:p>
      <text:p text:style-name="P1"><text:span text:style-name="T109"><text:tab/><text:tab/><text:tab/><text:tab/><text:tab/>0;</text:span></text:p>
      <text:p text:style-name="P1"><text:span text:style-name="T109"/></text:p>
      <text:p text:style-name="P1"><text:span text:style-name="T109"><text:tab/><text:tab/><text:tab/>// Account for unreliable border-box dimensions by comparing offset* to computed and</text:span></text:p>
      <text:p text:style-name="P1"><text:span text:style-name="T109"><text:tab/><text:tab/><text:tab/>// faking a content-box to get border and padding (gh-3699)</text:span></text:p>
      <text:p text:style-name="P1"><text:span text:style-name="T109"><text:tab/><text:tab/><text:tab/>if ( isBorderBox &amp;&amp; scrollboxSizeBuggy ) {</text:span></text:p>
      <text:p text:style-name="P1"><text:span text:style-name="T109"><text:tab/><text:tab/><text:tab/><text:tab/>subtract -= Math.ceil(</text:span></text:p>
      <text:p text:style-name="P1"><text:span text:style-name="T109"><text:tab/><text:tab/><text:tab/><text:tab/><text:tab/>elem[ "offset" + dimension[ 0 ].toUpperCase() + dimension.slice( 1 ) ] -</text:span></text:p>
      <text:p text:style-name="P1"><text:span text:style-name="T109"><text:tab/><text:tab/><text:tab/><text:tab/><text:tab/>parseFloat( styles[ dimension ] ) -</text:span></text:p>
      <text:p text:style-name="P1"><text:span text:style-name="T109"><text:tab/><text:tab/><text:tab/><text:tab/><text:tab/>boxModelAdjustment( elem, dimension, "border", false, styles ) -</text:span></text:p>
      <text:p text:style-name="P1"><text:span text:style-name="T109"><text:tab/><text:tab/><text:tab/><text:tab/><text:tab/>0.5</text:span></text:p>
      <text:p text:style-name="P1"><text:span text:style-name="T109"><text:tab/><text:tab/><text:tab/><text:tab/>);</text:span></text:p>
      <text:p text:style-name="P1"><text:span text:style-name="T109"><text:tab/><text:tab/><text:tab/>}</text:span></text:p>
      <text:p text:style-name="P1"><text:span text:style-name="T109"/></text:p>
      <text:p text:style-name="P1"><text:span text:style-name="T109"><text:tab/><text:tab/><text:tab/>// Convert to pixels if value adjustment is needed</text:span></text:p>
      <text:p text:style-name="P1"><text:span text:style-name="T109"><text:tab/><text:tab/><text:tab/>if ( subtract &amp;&amp; ( matches = rcssNum.exec( value ) ) &amp;&amp;</text:span></text:p>
      <text:p text:style-name="P1"><text:span text:style-name="T109"><text:tab/><text:tab/><text:tab/><text:tab/>( matches[ 3 ] || "px" ) !== "px" ) {</text:span></text:p>
      <text:p text:style-name="P1"><text:span text:style-name="T109"/></text:p>
      <text:p text:style-name="P1"><text:span text:style-name="T109"><text:tab/><text:tab/><text:tab/><text:tab/>elem.style[ dimension ] = value;</text:span></text:p>
      <text:p text:style-name="P1"><text:span text:style-name="T109"><text:tab/><text:tab/><text:tab/><text:tab/>value = jQuery.css( elem, dimension );</text:span></text:p>
      <text:p text:style-name="P1"><text:span text:style-name="T109"><text:tab/><text:tab/><text:tab/>}</text:span></text:p>
      <text:p text:style-name="P1"><text:span text:style-name="T109"/></text:p>
      <text:p text:style-name="P1"><text:span text:style-name="T109"><text:tab/><text:tab/><text:tab/>return setPositiveNumber( elem, value, subtract );</text:span></text:p>
      <text:p text:style-name="P1"><text:span text:style-name="T109"><text:tab/><text:tab/>}</text:span></text:p>
      <text:p text:style-name="P1"><text:span text:style-name="T109"><text:tab/>};</text:span></text:p>
      <text:p text:style-name="P1"><text:span text:style-name="T109">} );</text:span></text:p>
      <text:p text:style-name="P1"><text:span text:style-name="T109"/></text:p>
      <text:p text:style-name="P1"><text:span text:style-name="T109">jQuery.cssHooks.marginLeft = addGetHookIf( support.reliableMarginLeft,</text:span></text:p>
      <text:p text:style-name="P1"><text:span text:style-name="T109"><text:tab/>function( elem, computed ) {</text:span></text:p>
      <text:p text:style-name="P1"><text:span text:style-name="T109"><text:tab/><text:tab/>if ( computed ) {</text:span></text:p>
      <text:p text:style-name="P1"><text:span text:style-name="T109"><text:tab/><text:tab/><text:tab/>return ( parseFloat( curCSS( elem, "marginLeft" ) ) ||</text:span></text:p>
      <text:p text:style-name="P1"><text:span text:style-name="T109"><text:tab/><text:tab/><text:tab/><text:tab/>elem.getBoundingClientRect().left -</text:span></text:p>
      <text:p text:style-name="P1"><text:span text:style-name="T109"><text:tab/><text:tab/><text:tab/><text:tab/><text:tab/>swap( elem, { marginLeft: 0 }, function() {</text:span></text:p>
      <text:p text:style-name="P1"><text:span text:style-name="T109"><text:tab/><text:tab/><text:tab/><text:tab/><text:tab/><text:tab/>return elem.getBoundingClientRect().left;</text:span></text:p>
      <text:p text:style-name="P1"><text:span text:style-name="T109"><text:tab/><text:tab/><text:tab/><text:tab/><text:tab/>} )</text:span></text:p>
      <text:p text:style-name="P1"><text:span text:style-name="T109"><text:tab/><text:tab/><text:tab/><text:tab/>) + "px";</text:span></text:p>
      <text:p text:style-name="P1"><text:span text:style-name="T109"><text:tab/><text:tab/>}</text:span></text:p>
      <text:p text:style-name="P1"><text:span text:style-name="T109"><text:tab/>}</text:span></text:p>
      <text:p text:style-name="P1"><text:span text:style-name="T109">);</text:span></text:p>
      <text:p text:style-name="P1"><text:span text:style-name="T109"/></text:p>
      <text:p text:style-name="P1"><text:span text:style-name="T109">// These hooks are used by animate to expand properties</text:span></text:p>
      <text:p text:style-name="P1"><text:span text:style-name="T109">jQuery.each( {</text:span></text:p>
      <text:p text:style-name="P1"><text:span text:style-name="T109"><text:tab/>margin: "",</text:span></text:p>
      <text:p text:style-name="P1"><text:span text:style-name="T109"><text:tab/>padding: "",</text:span></text:p>
      <text:p text:style-name="P1"><text:span text:style-name="T109"><text:tab/>border: "Width"</text:span></text:p>
      <text:p text:style-name="P1"><text:span text:style-name="T109">}, function( prefix, suffix ) {</text:span></text:p>
      <text:p text:style-name="P1"><text:span text:style-name="T109"><text:tab/>jQuery.cssHooks[ prefix + suffix ] = {</text:span></text:p>
      <text:p text:style-name="P1"><text:span text:style-name="T109"><text:tab/><text:tab/>expand: function( value ) {</text:span></text:p>
      <text:p text:style-name="P1"><text:span text:style-name="T109"><text:tab/><text:tab/><text:tab/>var i = 0,</text:span></text:p>
      <text:p text:style-name="P1"><text:span text:style-name="T109"><text:tab/><text:tab/><text:tab/><text:tab/>expanded = {},</text:span></text:p>
      <text:p text:style-name="P1"><text:span text:style-name="T109"/></text:p>
      <text:p text:style-name="P1"><text:span text:style-name="T109"><text:tab/><text:tab/><text:tab/><text:tab/>// Assumes a single number if not a string</text:span></text:p>
      <text:p text:style-name="P1"><text:span text:style-name="T109"><text:tab/><text:tab/><text:tab/><text:tab/>parts = typeof value === "string" ? value.split( " " ) : [ value ];</text:span></text:p>
      <text:p text:style-name="P1"><text:span text:style-name="T109"/></text:p>
      <text:p text:style-name="P1"><text:span text:style-name="T109"><text:tab/><text:tab/><text:tab/>for ( ; i &lt; 4; i++ ) {</text:span></text:p>
      <text:p text:style-name="P1"><text:span text:style-name="T109"><text:tab/><text:tab/><text:tab/><text:tab/>expanded[ prefix + cssExpand[ i ] + suffix ] =</text:span></text:p>
      <text:p text:style-name="P1"><text:span text:style-name="T109"><text:tab/><text:tab/><text:tab/><text:tab/><text:tab/>parts[ i ] || parts[ i - 2 ] || parts[ 0 ];</text:span></text:p>
      <text:p text:style-name="P1"><text:span text:style-name="T109"><text:tab/><text:tab/><text:tab/>}</text:span></text:p>
      <text:p text:style-name="P1"><text:span text:style-name="T109"/></text:p>
      <text:p text:style-name="P1"><text:span text:style-name="T109"><text:tab/><text:tab/><text:tab/>return expanded;</text:span></text:p>
      <text:p text:style-name="P1"><text:span text:style-name="T109"><text:tab/><text:tab/>}</text:span></text:p>
      <text:p text:style-name="P1"><text:span text:style-name="T109"><text:tab/>};</text:span></text:p>
      <text:p text:style-name="P1"><text:span text:style-name="T109"/></text:p>
      <text:p text:style-name="P1"><text:span text:style-name="T109"><text:tab/>if ( prefix !== "margin" ) {</text:span></text:p>
      <text:p text:style-name="P1"><text:span text:style-name="T109"><text:tab/><text:tab/>jQuery.cssHooks[ prefix + suffix ].set = setPositiveNumber;</text:span></text:p>
      <text:p text:style-name="P1"><text:span text:style-name="T109"><text:tab/>}</text:span></text:p>
      <text:p text:style-name="P1"><text:span text:style-name="T109">} );</text:span></text:p>
      <text:p text:style-name="P1"><text:span text:style-name="T109"/></text:p>
      <text:p text:style-name="P1"><text:span text:style-name="T109">jQuery.fn.extend( {</text:span></text:p>
      <text:p text:style-name="P1"><text:span text:style-name="T109"><text:tab/>css: function( name, value ) {</text:span></text:p>
      <text:p text:style-name="P1"><text:span text:style-name="T109"><text:tab/><text:tab/>return access( this, function( elem, name, value ) {</text:span></text:p>
      <text:p text:style-name="P1"><text:span text:style-name="T109"><text:tab/><text:tab/><text:tab/>var styles, len,</text:span></text:p>
      <text:p text:style-name="P1"><text:span text:style-name="T109"><text:tab/><text:tab/><text:tab/><text:tab/>map = {},</text:span></text:p>
      <text:p text:style-name="P1"><text:span text:style-name="T109"><text:tab/><text:tab/><text:tab/><text:tab/>i = 0;</text:span></text:p>
      <text:p text:style-name="P1"><text:span text:style-name="T109"/></text:p>
      <text:p text:style-name="P1"><text:span text:style-name="T109"><text:tab/><text:tab/><text:tab/>if ( Array.isArray( name ) ) {</text:span></text:p>
      <text:p text:style-name="P1"><text:span text:style-name="T109"><text:tab/><text:tab/><text:tab/><text:tab/>styles = getStyles( elem );</text:span></text:p>
      <text:p text:style-name="P1"><text:span text:style-name="T109"><text:tab/><text:tab/><text:tab/><text:tab/>len = name.length;</text:span></text:p>
      <text:p text:style-name="P1"><text:span text:style-name="T109"/></text:p>
      <text:p text:style-name="P1"><text:span text:style-name="T109"><text:tab/><text:tab/><text:tab/><text:tab/>for ( ; i &lt; len; i++ ) {</text:span></text:p>
      <text:p text:style-name="P1"><text:span text:style-name="T109"><text:tab/><text:tab/><text:tab/><text:tab/><text:tab/>map[ name[ i ] ] = jQuery.css( elem, name[ i ], false, styles );</text:span></text:p>
      <text:p text:style-name="P1"><text:span text:style-name="T109"><text:tab/><text:tab/><text:tab/><text:tab/>}</text:span></text:p>
      <text:p text:style-name="P1"><text:span text:style-name="T109"/></text:p>
      <text:p text:style-name="P1"><text:span text:style-name="T109"><text:tab/><text:tab/><text:tab/><text:tab/>return map;</text:span></text:p>
      <text:p text:style-name="P1"><text:span text:style-name="T109"><text:tab/><text:tab/><text:tab/>}</text:span></text:p>
      <text:p text:style-name="P1"><text:span text:style-name="T109"/></text:p>
      <text:p text:style-name="P1"><text:span text:style-name="T109"><text:tab/><text:tab/><text:tab/>return value !== undefined ?</text:span></text:p>
      <text:p text:style-name="P1"><text:span text:style-name="T109"><text:tab/><text:tab/><text:tab/><text:tab/>jQuery.style( elem, name, value ) :</text:span></text:p>
      <text:p text:style-name="P1"><text:span text:style-name="T109"><text:tab/><text:tab/><text:tab/><text:tab/>jQuery.css( elem, name );</text:span></text:p>
      <text:p text:style-name="P1"><text:span text:style-name="T109"><text:tab/><text:tab/>}, name, value, arguments.length &gt; 1 );</text:span></text:p>
      <text:p text:style-name="P1"><text:span text:style-name="T109"><text:tab/>}</text:span></text:p>
      <text:p text:style-name="P1"><text:span text:style-name="T109">} );</text:span></text:p>
      <text:p text:style-name="P1"><text:span text:style-name="T109"/></text:p>
      <text:p text:style-name="P1"><text:span text:style-name="T109"/></text:p>
      <text:p text:style-name="P1"><text:span text:style-name="T109">function Tween( elem, options, prop, end, easing ) {</text:span></text:p>
      <text:p text:style-name="P1"><text:span text:style-name="T109"><text:tab/>return new Tween.prototype.init( elem, options, prop, end, easing );</text:span></text:p>
      <text:p text:style-name="P1"><text:span text:style-name="T109">}</text:span></text:p>
      <text:p text:style-name="P1"><text:span text:style-name="T109">jQuery.Tween = Tween;</text:span></text:p>
      <text:p text:style-name="P1"><text:span text:style-name="T109"/></text:p>
      <text:p text:style-name="P1"><text:span text:style-name="T109">Tween.prototype = {</text:span></text:p>
      <text:p text:style-name="P1"><text:span text:style-name="T109"><text:tab/>constructor: Tween,</text:span></text:p>
      <text:p text:style-name="P1"><text:span text:style-name="T109"><text:tab/>init: function( elem, options, prop, end, easing, unit ) {</text:span></text:p>
      <text:p text:style-name="P1"><text:span text:style-name="T109"><text:tab/><text:tab/>this.elem = elem;</text:span></text:p>
      <text:p text:style-name="P1"><text:span text:style-name="T109"><text:tab/><text:tab/>this.prop = prop;</text:span></text:p>
      <text:p text:style-name="P1"><text:span text:style-name="T109"><text:tab/><text:tab/>this.easing = easing || jQuery.easing._default;</text:span></text:p>
      <text:p text:style-name="P1"><text:span text:style-name="T109"><text:tab/><text:tab/>this.options = options;</text:span></text:p>
      <text:p text:style-name="P1"><text:span text:style-name="T109"><text:tab/><text:tab/>this.start = this.now = this.cur();</text:span></text:p>
      <text:p text:style-name="P1"><text:span text:style-name="T109"><text:tab/><text:tab/>this.end = end;</text:span></text:p>
      <text:p text:style-name="P1"><text:span text:style-name="T109"><text:tab/><text:tab/>this.unit = unit || ( jQuery.cssNumber[ prop ] ? "" : "px" );</text:span></text:p>
      <text:p text:style-name="P1"><text:span text:style-name="T109"><text:tab/>},</text:span></text:p>
      <text:p text:style-name="P1"><text:span text:style-name="T109"><text:tab/>cur: function() {</text:span></text:p>
      <text:p text:style-name="P1"><text:span text:style-name="T109"><text:tab/><text:tab/>var hooks = Tween.propHooks[ this.prop ];</text:span></text:p>
      <text:p text:style-name="P1"><text:span text:style-name="T109"/></text:p>
      <text:p text:style-name="P1"><text:span text:style-name="T109"><text:tab/><text:tab/>return hooks &amp;&amp; hooks.get ?</text:span></text:p>
      <text:p text:style-name="P1"><text:span text:style-name="T109"><text:tab/><text:tab/><text:tab/>hooks.get( this ) :</text:span></text:p>
      <text:p text:style-name="P1"><text:span text:style-name="T109"><text:tab/><text:tab/><text:tab/>Tween.propHooks._default.get( this );</text:span></text:p>
      <text:p text:style-name="P1"><text:span text:style-name="T109"><text:tab/>},</text:span></text:p>
      <text:p text:style-name="P1"><text:span text:style-name="T109"><text:tab/>run: function( percent ) {</text:span></text:p>
      <text:p text:style-name="P1"><text:span text:style-name="T109"><text:tab/><text:tab/>var eased,</text:span></text:p>
      <text:p text:style-name="P1"><text:span text:style-name="T109"><text:tab/><text:tab/><text:tab/>hooks = Tween.propHooks[ this.prop ];</text:span></text:p>
      <text:p text:style-name="P1"><text:span text:style-name="T109"/></text:p>
      <text:p text:style-name="P1"><text:span text:style-name="T109"><text:tab/><text:tab/>if ( this.options.duration ) {</text:span></text:p>
      <text:p text:style-name="P1"><text:span text:style-name="T109"><text:tab/><text:tab/><text:tab/>this.pos = eased = jQuery.easing[ this.easing ](</text:span></text:p>
      <text:p text:style-name="P1"><text:span text:style-name="T109"><text:tab/><text:tab/><text:tab/><text:tab/>percent, this.options.duration * percent, 0, 1, this.options.duration</text:span></text:p>
      <text:p text:style-name="P1"><text:span text:style-name="T109"><text:tab/><text:tab/><text:tab/>);</text:span></text:p>
      <text:p text:style-name="P1"><text:span text:style-name="T109"><text:tab/><text:tab/>} else {</text:span></text:p>
      <text:p text:style-name="P1"><text:span text:style-name="T109"><text:tab/><text:tab/><text:tab/>this.pos = eased = percent;</text:span></text:p>
      <text:p text:style-name="P1"><text:span text:style-name="T109"><text:tab/><text:tab/>}</text:span></text:p>
      <text:p text:style-name="P1"><text:span text:style-name="T109"><text:tab/><text:tab/>this.now = ( this.end - this.start ) * eased + this.start;</text:span></text:p>
      <text:p text:style-name="P1"><text:span text:style-name="T109"/></text:p>
      <text:p text:style-name="P1"><text:span text:style-name="T109"><text:tab/><text:tab/>if ( this.options.step ) {</text:span></text:p>
      <text:p text:style-name="P1"><text:span text:style-name="T109"><text:tab/><text:tab/><text:tab/>this.options.step.call( this.elem, this.now, this );</text:span></text:p>
      <text:p text:style-name="P1"><text:span text:style-name="T109"><text:tab/><text:tab/>}</text:span></text:p>
      <text:p text:style-name="P1"><text:span text:style-name="T109"/></text:p>
      <text:p text:style-name="P1"><text:span text:style-name="T109"><text:tab/><text:tab/>if ( hooks &amp;&amp; hooks.set ) {</text:span></text:p>
      <text:p text:style-name="P1"><text:span text:style-name="T109"><text:tab/><text:tab/><text:tab/>hooks.set( this );</text:span></text:p>
      <text:p text:style-name="P1"><text:span text:style-name="T109"><text:tab/><text:tab/>} else {</text:span></text:p>
      <text:p text:style-name="P1"><text:span text:style-name="T109"><text:tab/><text:tab/><text:tab/>Tween.propHooks._default.set( this );</text:span></text:p>
      <text:p text:style-name="P1"><text:span text:style-name="T109"><text:tab/><text:tab/>}</text:span></text:p>
      <text:p text:style-name="P1"><text:span text:style-name="T109"><text:tab/><text:tab/>return this;</text:span></text:p>
      <text:p text:style-name="P1"><text:span text:style-name="T109"><text:tab/>}</text:span></text:p>
      <text:p text:style-name="P1"><text:span text:style-name="T109">};</text:span></text:p>
      <text:p text:style-name="P1"><text:span text:style-name="T109"/></text:p>
      <text:p text:style-name="P1"><text:span text:style-name="T109">Tween.prototype.init.prototype = Tween.prototype;</text:span></text:p>
      <text:p text:style-name="P1"><text:span text:style-name="T109"/></text:p>
      <text:p text:style-name="P1"><text:span text:style-name="T109">Tween.propHooks = {</text:span></text:p>
      <text:p text:style-name="P1"><text:span text:style-name="T109"><text:tab/>_default: {</text:span></text:p>
      <text:p text:style-name="P1"><text:span text:style-name="T109"><text:tab/><text:tab/>get: function( tween ) {</text:span></text:p>
      <text:p text:style-name="P1"><text:span text:style-name="T109"><text:tab/><text:tab/><text:tab/>var result;</text:span></text:p>
      <text:p text:style-name="P1"><text:span text:style-name="T109"/></text:p>
      <text:p text:style-name="P1"><text:span text:style-name="T109"><text:tab/><text:tab/><text:tab/>// Use a property on the element directly when it is not a DOM element,</text:span></text:p>
      <text:p text:style-name="P1"><text:span text:style-name="T109"><text:tab/><text:tab/><text:tab/>// or when there is no matching style property that exists.</text:span></text:p>
      <text:p text:style-name="P1"><text:span text:style-name="T109"><text:tab/><text:tab/><text:tab/>if ( tween.elem.nodeType !== 1 ||</text:span></text:p>
      <text:p text:style-name="P1"><text:span text:style-name="T109"><text:tab/><text:tab/><text:tab/><text:tab/>tween.elem[ tween.prop ] != null &amp;&amp; tween.elem.style[ tween.prop ] == null ) {</text:span></text:p>
      <text:p text:style-name="P1"><text:span text:style-name="T109"><text:tab/><text:tab/><text:tab/><text:tab/>return tween.elem[ tween.prop ];</text:span></text:p>
      <text:p text:style-name="P1"><text:span text:style-name="T109"><text:tab/><text:tab/><text:tab/>}</text:span></text:p>
      <text:p text:style-name="P1"><text:span text:style-name="T109"/></text:p>
      <text:p text:style-name="P1"><text:span text:style-name="T109"><text:tab/><text:tab/><text:tab/>// Passing an empty string as a 3rd parameter to .css will automatically</text:span></text:p>
      <text:p text:style-name="P1"><text:span text:style-name="T109"><text:tab/><text:tab/><text:tab/>// attempt a parseFloat and fallback to a string if the parse fails.</text:span></text:p>
      <text:p text:style-name="P1"><text:span text:style-name="T109"><text:tab/><text:tab/><text:tab/>// Simple values such as "10px" are parsed to Float;</text:span></text:p>
      <text:p text:style-name="P1"><text:span text:style-name="T109"><text:tab/><text:tab/><text:tab/>// complex values such as "rotate(1rad)" are returned as-is.</text:span></text:p>
      <text:p text:style-name="P1"><text:span text:style-name="T109"><text:tab/><text:tab/><text:tab/>result = jQuery.css( tween.elem, tween.prop, "" );</text:span></text:p>
      <text:p text:style-name="P1"><text:span text:style-name="T109"/></text:p>
      <text:p text:style-name="P1"><text:span text:style-name="T109"><text:tab/><text:tab/><text:tab/>// Empty strings, null, undefined and "auto" are converted to 0.</text:span></text:p>
      <text:p text:style-name="P1"><text:span text:style-name="T109"><text:tab/><text:tab/><text:tab/>return !result || result === "auto" ? 0 : result;</text:span></text:p>
      <text:p text:style-name="P1"><text:span text:style-name="T109"><text:tab/><text:tab/>},</text:span></text:p>
      <text:p text:style-name="P1"><text:span text:style-name="T109"><text:tab/><text:tab/>set: function( tween ) {</text:span></text:p>
      <text:p text:style-name="P1"><text:span text:style-name="T109"/></text:p>
      <text:p text:style-name="P1"><text:span text:style-name="T109"><text:tab/><text:tab/><text:tab/>// Use step hook for back compat.</text:span></text:p>
      <text:p text:style-name="P1"><text:span text:style-name="T109"><text:tab/><text:tab/><text:tab/>// Use cssHook if its there.</text:span></text:p>
      <text:p text:style-name="P1"><text:span text:style-name="T109"><text:tab/><text:tab/><text:tab/>// Use .style if available and use plain properties where available.</text:span></text:p>
      <text:p text:style-name="P1"><text:span text:style-name="T109"><text:tab/><text:tab/><text:tab/>if ( jQuery.fx.step[ tween.prop ] ) {</text:span></text:p>
      <text:p text:style-name="P1"><text:span text:style-name="T109"><text:tab/><text:tab/><text:tab/><text:tab/>jQuery.fx.step[ tween.prop ]( tween );</text:span></text:p>
      <text:p text:style-name="P1"><text:span text:style-name="T109"><text:tab/><text:tab/><text:tab/>} else if ( tween.elem.nodeType === 1 &amp;&amp; (</text:span></text:p>
      <text:p text:style-name="P1"><text:span text:style-name="T109"><text:tab/><text:tab/><text:tab/><text:tab/><text:tab/>jQuery.cssHooks[ tween.prop ] ||</text:span></text:p>
      <text:p text:style-name="P1"><text:span text:style-name="T109"><text:tab/><text:tab/><text:tab/><text:tab/><text:tab/>tween.elem.style[ finalPropName( tween.prop ) ] != null ) ) {</text:span></text:p>
      <text:p text:style-name="P1"><text:span text:style-name="T109"><text:tab/><text:tab/><text:tab/><text:tab/>jQuery.style( tween.elem, tween.prop, tween.now + tween.unit );</text:span></text:p>
      <text:p text:style-name="P1"><text:span text:style-name="T109"><text:tab/><text:tab/><text:tab/>} else {</text:span></text:p>
      <text:p text:style-name="P1"><text:span text:style-name="T109"><text:tab/><text:tab/><text:tab/><text:tab/>tween.elem[ tween.prop ] = tween.now;</text:span></text:p>
      <text:p text:style-name="P1"><text:span text:style-name="T109"><text:tab/><text:tab/><text:tab/>}</text:span></text:p>
      <text:p text:style-name="P1"><text:span text:style-name="T109"><text:tab/><text:tab/>}</text:span></text:p>
      <text:p text:style-name="P1"><text:span text:style-name="T109"><text:tab/>}</text:span></text:p>
      <text:p text:style-name="P1"><text:span text:style-name="T109">};</text:span></text:p>
      <text:p text:style-name="P1"><text:span text:style-name="T109"/></text:p>
      <text:p text:style-name="P1"><text:span text:style-name="T109">// Support: IE &lt;=9 only</text:span></text:p>
      <text:p text:style-name="P1"><text:span text:style-name="T109">// Panic based approach to setting things on disconnected nodes</text:span></text:p>
      <text:p text:style-name="P1"><text:span text:style-name="T109">Tween.propHooks.scrollTop = Tween.propHooks.scrollLeft = {</text:span></text:p>
      <text:p text:style-name="P1"><text:span text:style-name="T109"><text:tab/>set: function( tween ) {</text:span></text:p>
      <text:p text:style-name="P1"><text:span text:style-name="T109"><text:tab/><text:tab/>if ( tween.elem.nodeType &amp;&amp; tween.elem.parentNode ) {</text:span></text:p>
      <text:p text:style-name="P1"><text:span text:style-name="T109"><text:tab/><text:tab/><text:tab/>tween.elem[ tween.prop ] = tween.now;</text:span></text:p>
      <text:p text:style-name="P1"><text:span text:style-name="T109"><text:tab/><text:tab/>}</text:span></text:p>
      <text:p text:style-name="P1"><text:span text:style-name="T109"><text:tab/>}</text:span></text:p>
      <text:p text:style-name="P1"><text:span text:style-name="T109">};</text:span></text:p>
      <text:p text:style-name="P1"><text:span text:style-name="T109"/></text:p>
      <text:p text:style-name="P1"><text:span text:style-name="T109">jQuery.easing = {</text:span></text:p>
      <text:p text:style-name="P1"><text:span text:style-name="T109"><text:tab/>linear: function( p ) {</text:span></text:p>
      <text:p text:style-name="P1"><text:span text:style-name="T109"><text:tab/><text:tab/>return p;</text:span></text:p>
      <text:p text:style-name="P1"><text:span text:style-name="T109"><text:tab/>},</text:span></text:p>
      <text:p text:style-name="P1"><text:span text:style-name="T109"><text:tab/>swing: function( p ) {</text:span></text:p>
      <text:p text:style-name="P1"><text:span text:style-name="T109"><text:tab/><text:tab/>return 0.5 - Math.cos( p * Math.PI ) / 2;</text:span></text:p>
      <text:p text:style-name="P1"><text:span text:style-name="T109"><text:tab/>},</text:span></text:p>
      <text:p text:style-name="P1"><text:span text:style-name="T109"><text:tab/>_default: "swing"</text:span></text:p>
      <text:p text:style-name="P1"><text:span text:style-name="T109">};</text:span></text:p>
      <text:p text:style-name="P1"><text:span text:style-name="T109"/></text:p>
      <text:p text:style-name="P1"><text:span text:style-name="T109">jQuery.fx = Tween.prototype.init;</text:span></text:p>
      <text:p text:style-name="P1"><text:span text:style-name="T109"/></text:p>
      <text:p text:style-name="P1"><text:span text:style-name="T109">// Back compat &lt;1.8 extension point</text:span></text:p>
      <text:p text:style-name="P1"><text:span text:style-name="T109">jQuery.fx.step = {};</text:span></text:p>
      <text:p text:style-name="P1"><text:span text:style-name="T109"/></text:p>
      <text:p text:style-name="P1"><text:span text:style-name="T109"/></text:p>
      <text:p text:style-name="P1"><text:span text:style-name="T109"/></text:p>
      <text:p text:style-name="P1"><text:span text:style-name="T109"/></text:p>
      <text:p text:style-name="P1"><text:span text:style-name="T109">var</text:span></text:p>
      <text:p text:style-name="P1"><text:span text:style-name="T109"><text:tab/>fxNow, inProgress,</text:span></text:p>
      <text:p text:style-name="P1"><text:span text:style-name="T109"><text:tab/>rfxtypes = /^(?:toggle|show|hide)$/,</text:span></text:p>
      <text:p text:style-name="P1"><text:span text:style-name="T109"><text:tab/>rrun = /queueHooks$/;</text:span></text:p>
      <text:p text:style-name="P1"><text:span text:style-name="T109"/></text:p>
      <text:p text:style-name="P1"><text:span text:style-name="T109">function schedule() {</text:span></text:p>
      <text:p text:style-name="P1"><text:span text:style-name="T109"><text:tab/>if ( inProgress ) {</text:span></text:p>
      <text:p text:style-name="P1"><text:span text:style-name="T109"><text:tab/><text:tab/>if ( document.hidden === false &amp;&amp; window.requestAnimationFrame ) {</text:span></text:p>
      <text:p text:style-name="P1"><text:span text:style-name="T109"><text:tab/><text:tab/><text:tab/>window.requestAnimationFrame( schedule );</text:span></text:p>
      <text:p text:style-name="P1"><text:span text:style-name="T109"><text:tab/><text:tab/>} else {</text:span></text:p>
      <text:p text:style-name="P1"><text:span text:style-name="T109"><text:tab/><text:tab/><text:tab/>window.setTimeout( schedule, jQuery.fx.interval );</text:span></text:p>
      <text:p text:style-name="P1"><text:span text:style-name="T109"><text:tab/><text:tab/>}</text:span></text:p>
      <text:p text:style-name="P1"><text:span text:style-name="T109"/></text:p>
      <text:p text:style-name="P1"><text:span text:style-name="T109"><text:tab/><text:tab/>jQuery.fx.tick();</text:span></text:p>
      <text:p text:style-name="P1"><text:span text:style-name="T109"><text:tab/>}</text:span></text:p>
      <text:p text:style-name="P1"><text:span text:style-name="T109">}</text:span></text:p>
      <text:p text:style-name="P1"><text:span text:style-name="T109"/></text:p>
      <text:p text:style-name="P1"><text:span text:style-name="T109">// Animations created synchronously will run synchronously</text:span></text:p>
      <text:p text:style-name="P1"><text:span text:style-name="T109">function createFxNow() {</text:span></text:p>
      <text:p text:style-name="P1"><text:span text:style-name="T109"><text:tab/>window.setTimeout( function() {</text:span></text:p>
      <text:p text:style-name="P1"><text:span text:style-name="T109"><text:tab/><text:tab/>fxNow = undefined;</text:span></text:p>
      <text:p text:style-name="P1"><text:span text:style-name="T109"><text:tab/>} );</text:span></text:p>
      <text:p text:style-name="P1"><text:span text:style-name="T109"><text:tab/>return ( fxNow = Date.now() );</text:span></text:p>
      <text:p text:style-name="P1"><text:span text:style-name="T109">}</text:span></text:p>
      <text:p text:style-name="P1"><text:span text:style-name="T109"/></text:p>
      <text:p text:style-name="P1"><text:span text:style-name="T109">// Generate parameters to create a standard animation</text:span></text:p>
      <text:p text:style-name="P1"><text:span text:style-name="T109">function genFx( type, includeWidth ) {</text:span></text:p>
      <text:p text:style-name="P1"><text:span text:style-name="T109"><text:tab/>var which,</text:span></text:p>
      <text:p text:style-name="P1"><text:span text:style-name="T109"><text:tab/><text:tab/>i = 0,</text:span></text:p>
      <text:p text:style-name="P1"><text:span text:style-name="T109"><text:tab/><text:tab/>attrs = { height: type };</text:span></text:p>
      <text:p text:style-name="P1"><text:span text:style-name="T109"/></text:p>
      <text:p text:style-name="P1"><text:span text:style-name="T109"><text:tab/>// If we include width, step value is 1 to do all cssExpand values,</text:span></text:p>
      <text:p text:style-name="P1"><text:span text:style-name="T109"><text:tab/>// otherwise step value is 2 to skip over Left and Right</text:span></text:p>
      <text:p text:style-name="P1"><text:span text:style-name="T109"><text:tab/>includeWidth = includeWidth ? 1 : 0;</text:span></text:p>
      <text:p text:style-name="P1"><text:span text:style-name="T109"><text:tab/>for ( ; i &lt; 4; i += 2 - includeWidth ) {</text:span></text:p>
      <text:p text:style-name="P1"><text:span text:style-name="T109"><text:tab/><text:tab/>which = cssExpand[ i ];</text:span></text:p>
      <text:p text:style-name="P1"><text:span text:style-name="T109"><text:tab/><text:tab/>attrs[ "margin" + which ] = attrs[ "padding" + which ] = type;</text:span></text:p>
      <text:p text:style-name="P1"><text:span text:style-name="T109"><text:tab/>}</text:span></text:p>
      <text:p text:style-name="P1"><text:span text:style-name="T109"/></text:p>
      <text:p text:style-name="P1"><text:span text:style-name="T109"><text:tab/>if ( includeWidth ) {</text:span></text:p>
      <text:p text:style-name="P1"><text:span text:style-name="T109"><text:tab/><text:tab/>attrs.opacity = attrs.width = type;</text:span></text:p>
      <text:p text:style-name="P1"><text:span text:style-name="T109"><text:tab/>}</text:span></text:p>
      <text:p text:style-name="P1"><text:span text:style-name="T109"/></text:p>
      <text:p text:style-name="P1"><text:span text:style-name="T109"><text:tab/>return attrs;</text:span></text:p>
      <text:p text:style-name="P1"><text:span text:style-name="T109">}</text:span></text:p>
      <text:p text:style-name="P1"><text:span text:style-name="T109"/></text:p>
      <text:p text:style-name="P1"><text:span text:style-name="T109">function createTween( value, prop, animation ) {</text:span></text:p>
      <text:p text:style-name="P1"><text:span text:style-name="T109"><text:tab/>var tween,</text:span></text:p>
      <text:p text:style-name="P1"><text:span text:style-name="T109"><text:tab/><text:tab/>collection = ( Animation.tweeners[ prop ] || [] ).concat( Animation.tweeners[ "*" ] ),</text:span></text:p>
      <text:p text:style-name="P1"><text:span text:style-name="T109"><text:tab/><text:tab/>index = 0,</text:span></text:p>
      <text:p text:style-name="P1"><text:span text:style-name="T109"><text:tab/><text:tab/>length = collection.length;</text:span></text:p>
      <text:p text:style-name="P1"><text:span text:style-name="T109"><text:tab/>for ( ; index &lt; length; index++ ) {</text:span></text:p>
      <text:p text:style-name="P1"><text:span text:style-name="T109"><text:tab/><text:tab/>if ( ( tween = collection[ index ].call( animation, prop, value ) ) ) {</text:span></text:p>
      <text:p text:style-name="P1"><text:span text:style-name="T109"/></text:p>
      <text:p text:style-name="P1"><text:span text:style-name="T109"><text:tab/><text:tab/><text:tab/>// We're done with this property</text:span></text:p>
      <text:p text:style-name="P1"><text:span text:style-name="T109"><text:tab/><text:tab/><text:tab/>return tween;</text:span></text:p>
      <text:p text:style-name="P1"><text:span text:style-name="T109"><text:tab/><text:tab/>}</text:span></text:p>
      <text:p text:style-name="P1"><text:span text:style-name="T109"><text:tab/>}</text:span></text:p>
      <text:p text:style-name="P1"><text:span text:style-name="T109">}</text:span></text:p>
      <text:p text:style-name="P1"><text:span text:style-name="T109"/></text:p>
      <text:p text:style-name="P1"><text:span text:style-name="T109">function defaultPrefilter( elem, props, opts ) {</text:span></text:p>
      <text:p text:style-name="P1"><text:span text:style-name="T109"><text:tab/>var prop, value, toggle, hooks, oldfire, propTween, restoreDisplay, display,</text:span></text:p>
      <text:p text:style-name="P1"><text:span text:style-name="T109"><text:tab/><text:tab/>isBox = "width" in props || "height" in props,</text:span></text:p>
      <text:p text:style-name="P1"><text:span text:style-name="T109"><text:tab/><text:tab/>anim = this,</text:span></text:p>
      <text:p text:style-name="P1"><text:span text:style-name="T109"><text:tab/><text:tab/>orig = {},</text:span></text:p>
      <text:p text:style-name="P1"><text:span text:style-name="T109"><text:tab/><text:tab/>style = elem.style,</text:span></text:p>
      <text:p text:style-name="P1"><text:span text:style-name="T109"><text:tab/><text:tab/>hidden = elem.nodeType &amp;&amp; isHiddenWithinTree( elem ),</text:span></text:p>
      <text:p text:style-name="P1"><text:span text:style-name="T109"><text:tab/><text:tab/>dataShow = dataPriv.get( elem, "fxshow" );</text:span></text:p>
      <text:p text:style-name="P1"><text:span text:style-name="T109"/></text:p>
      <text:p text:style-name="P1"><text:span text:style-name="T109"><text:tab/>// Queue-skipping animations hijack the fx hooks</text:span></text:p>
      <text:p text:style-name="P1"><text:span text:style-name="T109"><text:tab/>if ( !opts.queue ) {</text:span></text:p>
      <text:p text:style-name="P1"><text:span text:style-name="T109"><text:tab/><text:tab/>hooks = jQuery._queueHooks( elem, "fx" );</text:span></text:p>
      <text:p text:style-name="P1"><text:span text:style-name="T109"><text:tab/><text:tab/>if ( hooks.unqueued == null ) {</text:span></text:p>
      <text:p text:style-name="P1"><text:span text:style-name="T109"><text:tab/><text:tab/><text:tab/>hooks.unqueued = 0;</text:span></text:p>
      <text:p text:style-name="P1"><text:span text:style-name="T109"><text:tab/><text:tab/><text:tab/>oldfire = hooks.empty.fire;</text:span></text:p>
      <text:p text:style-name="P1"><text:span text:style-name="T109"><text:tab/><text:tab/><text:tab/>hooks.empty.fire = function() {</text:span></text:p>
      <text:p text:style-name="P1"><text:span text:style-name="T109"><text:tab/><text:tab/><text:tab/><text:tab/>if ( !hooks.unqueued ) {</text:span></text:p>
      <text:p text:style-name="P1"><text:span text:style-name="T109"><text:tab/><text:tab/><text:tab/><text:tab/><text:tab/>oldfire();</text:span></text:p>
      <text:p text:style-name="P1"><text:span text:style-name="T109"><text:tab/><text:tab/><text:tab/><text:tab/>}</text:span></text:p>
      <text:p text:style-name="P1"><text:span text:style-name="T109"><text:tab/><text:tab/><text:tab/>};</text:span></text:p>
      <text:p text:style-name="P1"><text:span text:style-name="T109"><text:tab/><text:tab/>}</text:span></text:p>
      <text:p text:style-name="P1"><text:span text:style-name="T109"><text:tab/><text:tab/>hooks.unqueued++;</text:span></text:p>
      <text:p text:style-name="P1"><text:span text:style-name="T109"/></text:p>
      <text:p text:style-name="P1"><text:span text:style-name="T109"><text:tab/><text:tab/>anim.always( function() {</text:span></text:p>
      <text:p text:style-name="P1"><text:span text:style-name="T109"/></text:p>
      <text:p text:style-name="P1"><text:span text:style-name="T109"><text:tab/><text:tab/><text:tab/>// Ensure the complete handler is called before this completes</text:span></text:p>
      <text:p text:style-name="P1"><text:span text:style-name="T109"><text:tab/><text:tab/><text:tab/>anim.always( function() {</text:span></text:p>
      <text:p text:style-name="P1"><text:span text:style-name="T109"><text:tab/><text:tab/><text:tab/><text:tab/>hooks.unqueued--;</text:span></text:p>
      <text:p text:style-name="P1"><text:span text:style-name="T109"><text:tab/><text:tab/><text:tab/><text:tab/>if ( !jQuery.queue( elem, "fx" ).length ) {</text:span></text:p>
      <text:p text:style-name="P1"><text:span text:style-name="T109"><text:tab/><text:tab/><text:tab/><text:tab/><text:tab/>hooks.empty.fire();</text:span></text:p>
      <text:p text:style-name="P1"><text:span text:style-name="T109"><text:tab/><text:tab/><text:tab/><text:tab/>}</text:span></text:p>
      <text:p text:style-name="P1"><text:span text:style-name="T109"><text:tab/><text:tab/><text:tab/>} );</text:span></text:p>
      <text:p text:style-name="P1"><text:span text:style-name="T109"><text:tab/><text:tab/>} );</text:span></text:p>
      <text:p text:style-name="P1"><text:span text:style-name="T109"><text:tab/>}</text:span></text:p>
      <text:p text:style-name="P1"><text:span text:style-name="T109"/></text:p>
      <text:p text:style-name="P1"><text:span text:style-name="T109"><text:tab/>// Detect show/hide animations</text:span></text:p>
      <text:p text:style-name="P1"><text:span text:style-name="T109"><text:tab/>for ( prop in props ) {</text:span></text:p>
      <text:p text:style-name="P1"><text:span text:style-name="T109"><text:tab/><text:tab/>value = props[ prop ];</text:span></text:p>
      <text:p text:style-name="P1"><text:span text:style-name="T109"><text:tab/><text:tab/>if ( rfxtypes.test( value ) ) {</text:span></text:p>
      <text:p text:style-name="P1"><text:span text:style-name="T109"><text:tab/><text:tab/><text:tab/>delete props[ prop ];</text:span></text:p>
      <text:p text:style-name="P1"><text:span text:style-name="T109"><text:tab/><text:tab/><text:tab/>toggle = toggle || value === "toggle";</text:span></text:p>
      <text:p text:style-name="P1"><text:span text:style-name="T109"><text:tab/><text:tab/><text:tab/>if ( value === ( hidden ? "hide" : "show" ) ) {</text:span></text:p>
      <text:p text:style-name="P1"><text:span text:style-name="T109"/></text:p>
      <text:p text:style-name="P1"><text:span text:style-name="T109"><text:tab/><text:tab/><text:tab/><text:tab/>// Pretend to be hidden if this is a "show" and</text:span></text:p>
      <text:p text:style-name="P1"><text:span text:style-name="T109"><text:tab/><text:tab/><text:tab/><text:tab/>// there is still data from a stopped show/hide</text:span></text:p>
      <text:p text:style-name="P1"><text:span text:style-name="T109"><text:tab/><text:tab/><text:tab/><text:tab/>if ( value === "show" &amp;&amp; dataShow &amp;&amp; dataShow[ prop ] !== undefined ) {</text:span></text:p>
      <text:p text:style-name="P1"><text:span text:style-name="T109"><text:tab/><text:tab/><text:tab/><text:tab/><text:tab/>hidden = true;</text:span></text:p>
      <text:p text:style-name="P1"><text:span text:style-name="T109"/></text:p>
      <text:p text:style-name="P1"><text:span text:style-name="T109"><text:tab/><text:tab/><text:tab/><text:tab/>// Ignore all other no-op show/hide data</text:span></text:p>
      <text:p text:style-name="P1"><text:span text:style-name="T109"><text:tab/><text:tab/><text:tab/><text:tab/>} else {</text:span></text:p>
      <text:p text:style-name="P1"><text:span text:style-name="T109"><text:tab/><text:tab/><text:tab/><text:tab/><text:tab/>continue;</text:span></text:p>
      <text:p text:style-name="P1"><text:span text:style-name="T109"><text:tab/><text:tab/><text:tab/><text:tab/>}</text:span></text:p>
      <text:p text:style-name="P1"><text:span text:style-name="T109"><text:tab/><text:tab/><text:tab/>}</text:span></text:p>
      <text:p text:style-name="P1"><text:span text:style-name="T109"><text:tab/><text:tab/><text:tab/>orig[ prop ] = dataShow &amp;&amp; dataShow[ prop ] || jQuery.style( elem, prop );</text:span></text:p>
      <text:p text:style-name="P1"><text:span text:style-name="T109"><text:tab/><text:tab/>}</text:span></text:p>
      <text:p text:style-name="P1"><text:span text:style-name="T109"><text:tab/>}</text:span></text:p>
      <text:p text:style-name="P1"><text:span text:style-name="T109"/></text:p>
      <text:p text:style-name="P1"><text:span text:style-name="T109"><text:tab/>// Bail out if this is a no-op like .hide().hide()</text:span></text:p>
      <text:p text:style-name="P1"><text:span text:style-name="T109"><text:tab/>propTween = !jQuery.isEmptyObject( props );</text:span></text:p>
      <text:p text:style-name="P1"><text:span text:style-name="T109"><text:tab/>if ( !propTween &amp;&amp; jQuery.isEmptyObject( orig ) ) {</text:span></text:p>
      <text:p text:style-name="P1"><text:span text:style-name="T109"><text:tab/><text:tab/>return;</text:span></text:p>
      <text:p text:style-name="P1"><text:span text:style-name="T109"><text:tab/>}</text:span></text:p>
      <text:p text:style-name="P1"><text:span text:style-name="T109"/></text:p>
      <text:p text:style-name="P1"><text:span text:style-name="T109"><text:tab/>// Restrict "overflow" and "display" styles during box animations</text:span></text:p>
      <text:p text:style-name="P1"><text:span text:style-name="T109"><text:tab/>if ( isBox &amp;&amp; elem.nodeType === 1 ) {</text:span></text:p>
      <text:p text:style-name="P1"><text:span text:style-name="T109"/></text:p>
      <text:p text:style-name="P1"><text:span text:style-name="T109"><text:tab/><text:tab/>// Support: IE &lt;=9 - 11, Edge 12 - 15</text:span></text:p>
      <text:p text:style-name="P1"><text:span text:style-name="T109"><text:tab/><text:tab/>// Record all 3 overflow attributes because IE does not infer the shorthand</text:span></text:p>
      <text:p text:style-name="P1"><text:span text:style-name="T109"><text:tab/><text:tab/>// from identically-valued overflowX and overflowY and Edge just mirrors</text:span></text:p>
      <text:p text:style-name="P1"><text:span text:style-name="T109"><text:tab/><text:tab/>// the overflowX value there.</text:span></text:p>
      <text:p text:style-name="P1"><text:span text:style-name="T109"><text:tab/><text:tab/>opts.overflow = [ style.overflow, style.overflowX, style.overflowY ];</text:span></text:p>
      <text:p text:style-name="P1"><text:span text:style-name="T109"/></text:p>
      <text:p text:style-name="P1"><text:span text:style-name="T109"><text:tab/><text:tab/>// Identify a display type, preferring old show/hide data over the CSS cascade</text:span></text:p>
      <text:p text:style-name="P1"><text:span text:style-name="T109"><text:tab/><text:tab/>restoreDisplay = dataShow &amp;&amp; dataShow.display;</text:span></text:p>
      <text:p text:style-name="P1"><text:span text:style-name="T109"><text:tab/><text:tab/>if ( restoreDisplay == null ) {</text:span></text:p>
      <text:p text:style-name="P1"><text:span text:style-name="T109"><text:tab/><text:tab/><text:tab/>restoreDisplay = dataPriv.get( elem, "display" );</text:span></text:p>
      <text:p text:style-name="P1"><text:span text:style-name="T109"><text:tab/><text:tab/>}</text:span></text:p>
      <text:p text:style-name="P1"><text:span text:style-name="T109"><text:tab/><text:tab/>display = jQuery.css( elem, "display" );</text:span></text:p>
      <text:p text:style-name="P1"><text:span text:style-name="T109"><text:tab/><text:tab/>if ( display === "none" ) {</text:span></text:p>
      <text:p text:style-name="P1"><text:span text:style-name="T109"><text:tab/><text:tab/><text:tab/>if ( restoreDisplay ) {</text:span></text:p>
      <text:p text:style-name="P1"><text:span text:style-name="T109"><text:tab/><text:tab/><text:tab/><text:tab/>display = restoreDisplay;</text:span></text:p>
      <text:p text:style-name="P1"><text:span text:style-name="T109"><text:tab/><text:tab/><text:tab/>} else {</text:span></text:p>
      <text:p text:style-name="P1"><text:span text:style-name="T109"/></text:p>
      <text:p text:style-name="P1"><text:span text:style-name="T109"><text:tab/><text:tab/><text:tab/><text:tab/>// Get nonempty value(s) by temporarily forcing visibility</text:span></text:p>
      <text:p text:style-name="P1"><text:span text:style-name="T109"><text:tab/><text:tab/><text:tab/><text:tab/>showHide( [ elem ], true );</text:span></text:p>
      <text:p text:style-name="P1"><text:span text:style-name="T109"><text:tab/><text:tab/><text:tab/><text:tab/>restoreDisplay = elem.style.display || restoreDisplay;</text:span></text:p>
      <text:p text:style-name="P1"><text:span text:style-name="T109"><text:tab/><text:tab/><text:tab/><text:tab/>display = jQuery.css( elem, "display" );</text:span></text:p>
      <text:p text:style-name="P1"><text:span text:style-name="T109"><text:tab/><text:tab/><text:tab/><text:tab/>showHide( [ elem ] );</text:span></text:p>
      <text:p text:style-name="P1"><text:span text:style-name="T109"><text:tab/><text:tab/><text:tab/>}</text:span></text:p>
      <text:p text:style-name="P1"><text:span text:style-name="T109"><text:tab/><text:tab/>}</text:span></text:p>
      <text:p text:style-name="P1"><text:span text:style-name="T109"/></text:p>
      <text:p text:style-name="P1"><text:span text:style-name="T109"><text:tab/><text:tab/>// Animate inline elements as inline-block</text:span></text:p>
      <text:p text:style-name="P1"><text:span text:style-name="T109"><text:tab/><text:tab/>if ( display === "inline" || display === "inline-block" &amp;&amp; restoreDisplay != null ) {</text:span></text:p>
      <text:p text:style-name="P1"><text:span text:style-name="T109"><text:tab/><text:tab/><text:tab/>if ( jQuery.css( elem, "float" ) === "none" ) {</text:span></text:p>
      <text:p text:style-name="P1"><text:span text:style-name="T109"/></text:p>
      <text:p text:style-name="P1"><text:span text:style-name="T109"><text:tab/><text:tab/><text:tab/><text:tab/>// Restore the original display value at the end of pure show/hide animations</text:span></text:p>
      <text:p text:style-name="P1"><text:span text:style-name="T109"><text:tab/><text:tab/><text:tab/><text:tab/>if ( !propTween ) {</text:span></text:p>
      <text:p text:style-name="P1"><text:span text:style-name="T109"><text:tab/><text:tab/><text:tab/><text:tab/><text:tab/>anim.done( function() {</text:span></text:p>
      <text:p text:style-name="P1"><text:span text:style-name="T109"><text:tab/><text:tab/><text:tab/><text:tab/><text:tab/><text:tab/>style.display = restoreDisplay;</text:span></text:p>
      <text:p text:style-name="P1"><text:span text:style-name="T109"><text:tab/><text:tab/><text:tab/><text:tab/><text:tab/>} );</text:span></text:p>
      <text:p text:style-name="P1"><text:span text:style-name="T109"><text:tab/><text:tab/><text:tab/><text:tab/><text:tab/>if ( restoreDisplay == null ) {</text:span></text:p>
      <text:p text:style-name="P1"><text:span text:style-name="T109"><text:tab/><text:tab/><text:tab/><text:tab/><text:tab/><text:tab/>display = style.display;</text:span></text:p>
      <text:p text:style-name="P1"><text:span text:style-name="T109"><text:tab/><text:tab/><text:tab/><text:tab/><text:tab/><text:tab/>restoreDisplay = display === "none" ? "" : display;</text:span></text:p>
      <text:p text:style-name="P1"><text:span text:style-name="T109"><text:tab/><text:tab/><text:tab/><text:tab/><text:tab/>}</text:span></text:p>
      <text:p text:style-name="P1"><text:span text:style-name="T109"><text:tab/><text:tab/><text:tab/><text:tab/>}</text:span></text:p>
      <text:p text:style-name="P1"><text:span text:style-name="T109"><text:tab/><text:tab/><text:tab/><text:tab/>style.display = "inline-block";</text:span></text:p>
      <text:p text:style-name="P1"><text:span text:style-name="T109"><text:tab/><text:tab/><text:tab/>}</text:span></text:p>
      <text:p text:style-name="P1"><text:span text:style-name="T109"><text:tab/><text:tab/>}</text:span></text:p>
      <text:p text:style-name="P1"><text:span text:style-name="T109"><text:tab/>}</text:span></text:p>
      <text:p text:style-name="P1"><text:span text:style-name="T109"/></text:p>
      <text:p text:style-name="P1"><text:span text:style-name="T109"><text:tab/>if ( opts.overflow ) {</text:span></text:p>
      <text:p text:style-name="P1"><text:span text:style-name="T109"><text:tab/><text:tab/>style.overflow = "hidden";</text:span></text:p>
      <text:p text:style-name="P1"><text:span text:style-name="T109"><text:tab/><text:tab/>anim.always( function() {</text:span></text:p>
      <text:p text:style-name="P1"><text:span text:style-name="T109"><text:tab/><text:tab/><text:tab/>style.overflow = opts.overflow[ 0 ];</text:span></text:p>
      <text:p text:style-name="P1"><text:span text:style-name="T109"><text:tab/><text:tab/><text:tab/>style.overflowX = opts.overflow[ 1 ];</text:span></text:p>
      <text:p text:style-name="P1"><text:span text:style-name="T109"><text:tab/><text:tab/><text:tab/>style.overflowY = opts.overflow[ 2 ];</text:span></text:p>
      <text:p text:style-name="P1"><text:span text:style-name="T109"><text:tab/><text:tab/>} );</text:span></text:p>
      <text:p text:style-name="P1"><text:span text:style-name="T109"><text:tab/>}</text:span></text:p>
      <text:p text:style-name="P1"><text:span text:style-name="T109"/></text:p>
      <text:p text:style-name="P1"><text:span text:style-name="T109"><text:tab/>// Implement show/hide animations</text:span></text:p>
      <text:p text:style-name="P1"><text:span text:style-name="T109"><text:tab/>propTween = false;</text:span></text:p>
      <text:p text:style-name="P1"><text:span text:style-name="T109"><text:tab/>for ( prop in orig ) {</text:span></text:p>
      <text:p text:style-name="P1"><text:span text:style-name="T109"/></text:p>
      <text:p text:style-name="P1"><text:span text:style-name="T109"><text:tab/><text:tab/>// General show/hide setup for this element animation</text:span></text:p>
      <text:p text:style-name="P1"><text:span text:style-name="T109"><text:tab/><text:tab/>if ( !propTween ) {</text:span></text:p>
      <text:p text:style-name="P1"><text:span text:style-name="T109"><text:tab/><text:tab/><text:tab/>if ( dataShow ) {</text:span></text:p>
      <text:p text:style-name="P1"><text:span text:style-name="T109"><text:tab/><text:tab/><text:tab/><text:tab/>if ( "hidden" in dataShow ) {</text:span></text:p>
      <text:p text:style-name="P1"><text:span text:style-name="T109"><text:tab/><text:tab/><text:tab/><text:tab/><text:tab/>hidden = dataShow.hidden;</text:span></text:p>
      <text:p text:style-name="P1"><text:span text:style-name="T109"><text:tab/><text:tab/><text:tab/><text:tab/>}</text:span></text:p>
      <text:p text:style-name="P1"><text:span text:style-name="T109"><text:tab/><text:tab/><text:tab/>} else {</text:span></text:p>
      <text:p text:style-name="P1"><text:span text:style-name="T109"><text:tab/><text:tab/><text:tab/><text:tab/>dataShow = dataPriv.access( elem, "fxshow", { display: restoreDisplay } );</text:span></text:p>
      <text:p text:style-name="P1"><text:span text:style-name="T109"><text:tab/><text:tab/><text:tab/>}</text:span></text:p>
      <text:p text:style-name="P1"><text:span text:style-name="T109"/></text:p>
      <text:p text:style-name="P1"><text:span text:style-name="T109"><text:tab/><text:tab/><text:tab/>// Store hidden/visible for toggle so `.stop().toggle()` "reverses"</text:span></text:p>
      <text:p text:style-name="P1"><text:span text:style-name="T109"><text:tab/><text:tab/><text:tab/>if ( toggle ) {</text:span></text:p>
      <text:p text:style-name="P1"><text:span text:style-name="T109"><text:tab/><text:tab/><text:tab/><text:tab/>dataShow.hidden = !hidden;</text:span></text:p>
      <text:p text:style-name="P1"><text:span text:style-name="T109"><text:tab/><text:tab/><text:tab/>}</text:span></text:p>
      <text:p text:style-name="P1"><text:span text:style-name="T109"/></text:p>
      <text:p text:style-name="P1"><text:span text:style-name="T109"><text:tab/><text:tab/><text:tab/>// Show elements before animating them</text:span></text:p>
      <text:p text:style-name="P1"><text:span text:style-name="T109"><text:tab/><text:tab/><text:tab/>if ( hidden ) {</text:span></text:p>
      <text:p text:style-name="P1"><text:span text:style-name="T109"><text:tab/><text:tab/><text:tab/><text:tab/>showHide( [ elem ], true );</text:span></text:p>
      <text:p text:style-name="P1"><text:span text:style-name="T109"><text:tab/><text:tab/><text:tab/>}</text:span></text:p>
      <text:p text:style-name="P1"><text:span text:style-name="T109"/></text:p>
      <text:p text:style-name="P1"><text:span text:style-name="T109"><text:tab/><text:tab/><text:tab/>/* eslint-disable no-loop-func */</text:span></text:p>
      <text:p text:style-name="P1"><text:span text:style-name="T109"/></text:p>
      <text:p text:style-name="P1"><text:span text:style-name="T109"><text:tab/><text:tab/><text:tab/>anim.done( function() {</text:span></text:p>
      <text:p text:style-name="P1"><text:span text:style-name="T109"/></text:p>
      <text:p text:style-name="P1"><text:span text:style-name="T109"><text:tab/><text:tab/><text:tab/>/* eslint-enable no-loop-func */</text:span></text:p>
      <text:p text:style-name="P1"><text:span text:style-name="T109"/></text:p>
      <text:p text:style-name="P1"><text:span text:style-name="T109"><text:tab/><text:tab/><text:tab/><text:tab/>// The final step of a "hide" animation is actually hiding the element</text:span></text:p>
      <text:p text:style-name="P1"><text:span text:style-name="T109"><text:tab/><text:tab/><text:tab/><text:tab/>if ( !hidden ) {</text:span></text:p>
      <text:p text:style-name="P1"><text:span text:style-name="T109"><text:tab/><text:tab/><text:tab/><text:tab/><text:tab/>showHide( [ elem ] );</text:span></text:p>
      <text:p text:style-name="P1"><text:span text:style-name="T109"><text:tab/><text:tab/><text:tab/><text:tab/>}</text:span></text:p>
      <text:p text:style-name="P1"><text:span text:style-name="T109"><text:tab/><text:tab/><text:tab/><text:tab/>dataPriv.remove( elem, "fxshow" );</text:span></text:p>
      <text:p text:style-name="P1"><text:span text:style-name="T109"><text:tab/><text:tab/><text:tab/><text:tab/>for ( prop in orig ) {</text:span></text:p>
      <text:p text:style-name="P1"><text:span text:style-name="T109"><text:tab/><text:tab/><text:tab/><text:tab/><text:tab/>jQuery.style( elem, prop, orig[ prop ] );</text:span></text:p>
      <text:p text:style-name="P1"><text:span text:style-name="T109"><text:tab/><text:tab/><text:tab/><text:tab/>}</text:span></text:p>
      <text:p text:style-name="P1"><text:span text:style-name="T109"><text:tab/><text:tab/><text:tab/>} );</text:span></text:p>
      <text:p text:style-name="P1"><text:span text:style-name="T109"><text:tab/><text:tab/>}</text:span></text:p>
      <text:p text:style-name="P1"><text:span text:style-name="T109"/></text:p>
      <text:p text:style-name="P1"><text:span text:style-name="T109"><text:tab/><text:tab/>// Per-property setup</text:span></text:p>
      <text:p text:style-name="P1"><text:span text:style-name="T109"><text:tab/><text:tab/>propTween = createTween( hidden ? dataShow[ prop ] : 0, prop, anim );</text:span></text:p>
      <text:p text:style-name="P1"><text:span text:style-name="T109"><text:tab/><text:tab/>if ( !( prop in dataShow ) ) {</text:span></text:p>
      <text:p text:style-name="P1"><text:span text:style-name="T109"><text:tab/><text:tab/><text:tab/>dataShow[ prop ] = propTween.start;</text:span></text:p>
      <text:p text:style-name="P1"><text:span text:style-name="T109"><text:tab/><text:tab/><text:tab/>if ( hidden ) {</text:span></text:p>
      <text:p text:style-name="P1"><text:span text:style-name="T109"><text:tab/><text:tab/><text:tab/><text:tab/>propTween.end = propTween.start;</text:span></text:p>
      <text:p text:style-name="P1"><text:span text:style-name="T109"><text:tab/><text:tab/><text:tab/><text:tab/>propTween.start = 0;</text:span></text:p>
      <text:p text:style-name="P1"><text:span text:style-name="T109"><text:tab/><text:tab/><text:tab/>}</text:span></text:p>
      <text:p text:style-name="P1"><text:span text:style-name="T109"><text:tab/><text:tab/>}</text:span></text:p>
      <text:p text:style-name="P1"><text:span text:style-name="T109"><text:tab/>}</text:span></text:p>
      <text:p text:style-name="P1"><text:span text:style-name="T109">}</text:span></text:p>
      <text:p text:style-name="P1"><text:span text:style-name="T109"/></text:p>
      <text:p text:style-name="P1"><text:span text:style-name="T109">function propFilter( props, specialEasing ) {</text:span></text:p>
      <text:p text:style-name="P1"><text:span text:style-name="T109"><text:tab/>var index, name, easing, value, hooks;</text:span></text:p>
      <text:p text:style-name="P1"><text:span text:style-name="T109"/></text:p>
      <text:p text:style-name="P1"><text:span text:style-name="T109"><text:tab/>// camelCase, specialEasing and expand cssHook pass</text:span></text:p>
      <text:p text:style-name="P1"><text:span text:style-name="T109"><text:tab/>for ( index in props ) {</text:span></text:p>
      <text:p text:style-name="P1"><text:span text:style-name="T109"><text:tab/><text:tab/>name = camelCase( index );</text:span></text:p>
      <text:p text:style-name="P1"><text:span text:style-name="T109"><text:tab/><text:tab/>easing = specialEasing[ name ];</text:span></text:p>
      <text:p text:style-name="P1"><text:span text:style-name="T109"><text:tab/><text:tab/>value = props[ index ];</text:span></text:p>
      <text:p text:style-name="P1"><text:span text:style-name="T109"><text:tab/><text:tab/>if ( Array.isArray( value ) ) {</text:span></text:p>
      <text:p text:style-name="P1"><text:span text:style-name="T109"><text:tab/><text:tab/><text:tab/>easing = value[ 1 ];</text:span></text:p>
      <text:p text:style-name="P1"><text:span text:style-name="T109"><text:tab/><text:tab/><text:tab/>value = props[ index ] = value[ 0 ];</text:span></text:p>
      <text:p text:style-name="P1"><text:span text:style-name="T109"><text:tab/><text:tab/>}</text:span></text:p>
      <text:p text:style-name="P1"><text:span text:style-name="T109"/></text:p>
      <text:p text:style-name="P1"><text:span text:style-name="T109"><text:tab/><text:tab/>if ( index !== name ) {</text:span></text:p>
      <text:p text:style-name="P1"><text:span text:style-name="T109"><text:tab/><text:tab/><text:tab/>props[ name ] = value;</text:span></text:p>
      <text:p text:style-name="P1"><text:span text:style-name="T109"><text:tab/><text:tab/><text:tab/>delete props[ index ];</text:span></text:p>
      <text:p text:style-name="P1"><text:span text:style-name="T109"><text:tab/><text:tab/>}</text:span></text:p>
      <text:p text:style-name="P1"><text:span text:style-name="T109"/></text:p>
      <text:p text:style-name="P1"><text:span text:style-name="T109"><text:tab/><text:tab/>hooks = jQuery.cssHooks[ name ];</text:span></text:p>
      <text:p text:style-name="P1"><text:span text:style-name="T109"><text:tab/><text:tab/>if ( hooks &amp;&amp; "expand" in hooks ) {</text:span></text:p>
      <text:p text:style-name="P1"><text:span text:style-name="T109"><text:tab/><text:tab/><text:tab/>value = hooks.expand( value );</text:span></text:p>
      <text:p text:style-name="P1"><text:span text:style-name="T109"><text:tab/><text:tab/><text:tab/>delete props[ name ];</text:span></text:p>
      <text:p text:style-name="P1"><text:span text:style-name="T109"/></text:p>
      <text:p text:style-name="P1"><text:span text:style-name="T109"><text:tab/><text:tab/><text:tab/>// Not quite $.extend, this won't overwrite existing keys.</text:span></text:p>
      <text:p text:style-name="P1"><text:span text:style-name="T109"><text:tab/><text:tab/><text:tab/>// Reusing 'index' because we have the correct "name"</text:span></text:p>
      <text:p text:style-name="P1"><text:span text:style-name="T109"><text:tab/><text:tab/><text:tab/>for ( index in value ) {</text:span></text:p>
      <text:p text:style-name="P1"><text:span text:style-name="T109"><text:tab/><text:tab/><text:tab/><text:tab/>if ( !( index in props ) ) {</text:span></text:p>
      <text:p text:style-name="P1"><text:span text:style-name="T109"><text:tab/><text:tab/><text:tab/><text:tab/><text:tab/>props[ index ] = value[ index ];</text:span></text:p>
      <text:p text:style-name="P1"><text:span text:style-name="T109"><text:tab/><text:tab/><text:tab/><text:tab/><text:tab/>specialEasing[ index ] = easing;</text:span></text:p>
      <text:p text:style-name="P1"><text:span text:style-name="T109"><text:tab/><text:tab/><text:tab/><text:tab/>}</text:span></text:p>
      <text:p text:style-name="P1"><text:span text:style-name="T109"><text:tab/><text:tab/><text:tab/>}</text:span></text:p>
      <text:p text:style-name="P1"><text:span text:style-name="T109"><text:tab/><text:tab/>} else {</text:span></text:p>
      <text:p text:style-name="P1"><text:span text:style-name="T109"><text:tab/><text:tab/><text:tab/>specialEasing[ name ] = easing;</text:span></text:p>
      <text:p text:style-name="P1"><text:span text:style-name="T109"><text:tab/><text:tab/>}</text:span></text:p>
      <text:p text:style-name="P1"><text:span text:style-name="T109"><text:tab/>}</text:span></text:p>
      <text:p text:style-name="P1"><text:span text:style-name="T109">}</text:span></text:p>
      <text:p text:style-name="P1"><text:span text:style-name="T109"/></text:p>
      <text:p text:style-name="P1"><text:span text:style-name="T109">function Animation( elem, properties, options ) {</text:span></text:p>
      <text:p text:style-name="P1"><text:span text:style-name="T109"><text:tab/>var result,</text:span></text:p>
      <text:p text:style-name="P1"><text:span text:style-name="T109"><text:tab/><text:tab/>stopped,</text:span></text:p>
      <text:p text:style-name="P1"><text:span text:style-name="T109"><text:tab/><text:tab/>index = 0,</text:span></text:p>
      <text:p text:style-name="P1"><text:span text:style-name="T109"><text:tab/><text:tab/>length = Animation.prefilters.length,</text:span></text:p>
      <text:p text:style-name="P1"><text:span text:style-name="T109"><text:tab/><text:tab/>deferred = jQuery.Deferred().always( function() {</text:span></text:p>
      <text:p text:style-name="P1"><text:span text:style-name="T109"/></text:p>
      <text:p text:style-name="P1"><text:span text:style-name="T109"><text:tab/><text:tab/><text:tab/>// Don't match elem in the :animated selector</text:span></text:p>
      <text:p text:style-name="P1"><text:span text:style-name="T109"><text:tab/><text:tab/><text:tab/>delete tick.elem;</text:span></text:p>
      <text:p text:style-name="P1"><text:span text:style-name="T109"><text:tab/><text:tab/>} ),</text:span></text:p>
      <text:p text:style-name="P1"><text:span text:style-name="T109"><text:tab/><text:tab/>tick = function() {</text:span></text:p>
      <text:p text:style-name="P1"><text:span text:style-name="T109"><text:tab/><text:tab/><text:tab/>if ( stopped ) {</text:span></text:p>
      <text:p text:style-name="P1"><text:span text:style-name="T109"><text:tab/><text:tab/><text:tab/><text:tab/>return false;</text:span></text:p>
      <text:p text:style-name="P1"><text:span text:style-name="T109"><text:tab/><text:tab/><text:tab/>}</text:span></text:p>
      <text:p text:style-name="P1"><text:span text:style-name="T109"><text:tab/><text:tab/><text:tab/>var currentTime = fxNow || createFxNow(),</text:span></text:p>
      <text:p text:style-name="P1"><text:span text:style-name="T109"><text:tab/><text:tab/><text:tab/><text:tab/>remaining = Math.max( 0, animation.startTime + animation.duration - currentTime ),</text:span></text:p>
      <text:p text:style-name="P1"><text:span text:style-name="T109"/></text:p>
      <text:p text:style-name="P1"><text:span text:style-name="T109"><text:tab/><text:tab/><text:tab/><text:tab/>// Support: Android 2.3 only</text:span></text:p>
      <text:p text:style-name="P1"><text:span text:style-name="T109"><text:tab/><text:tab/><text:tab/><text:tab/>// Archaic crash bug won't allow us to use `1 - ( 0.5 || 0 )` (#12497)</text:span></text:p>
      <text:p text:style-name="P1"><text:span text:style-name="T109"><text:tab/><text:tab/><text:tab/><text:tab/>temp = remaining / animation.duration || 0,</text:span></text:p>
      <text:p text:style-name="P1"><text:span text:style-name="T109"><text:tab/><text:tab/><text:tab/><text:tab/>percent = 1 - temp,</text:span></text:p>
      <text:p text:style-name="P1"><text:span text:style-name="T109"><text:tab/><text:tab/><text:tab/><text:tab/>index = 0,</text:span></text:p>
      <text:p text:style-name="P1"><text:span text:style-name="T109"><text:tab/><text:tab/><text:tab/><text:tab/>length = animation.tweens.length;</text:span></text:p>
      <text:p text:style-name="P1"><text:span text:style-name="T109"/></text:p>
      <text:p text:style-name="P1"><text:span text:style-name="T109"><text:tab/><text:tab/><text:tab/>for ( ; index &lt; length; index++ ) {</text:span></text:p>
      <text:p text:style-name="P1"><text:span text:style-name="T109"><text:tab/><text:tab/><text:tab/><text:tab/>animation.tweens[ index ].run( percent );</text:span></text:p>
      <text:p text:style-name="P1"><text:span text:style-name="T109"><text:tab/><text:tab/><text:tab/>}</text:span></text:p>
      <text:p text:style-name="P1"><text:span text:style-name="T109"/></text:p>
      <text:p text:style-name="P1"><text:span text:style-name="T109"><text:tab/><text:tab/><text:tab/>deferred.notifyWith( elem, [ animation, percent, remaining ] );</text:span></text:p>
      <text:p text:style-name="P1"><text:span text:style-name="T109"/></text:p>
      <text:p text:style-name="P1"><text:span text:style-name="T109"><text:tab/><text:tab/><text:tab/>// If there's more to do, yield</text:span></text:p>
      <text:p text:style-name="P1"><text:span text:style-name="T109"><text:tab/><text:tab/><text:tab/>if ( percent &lt; 1 &amp;&amp; length ) {</text:span></text:p>
      <text:p text:style-name="P1"><text:span text:style-name="T109"><text:tab/><text:tab/><text:tab/><text:tab/>return remaining;</text:span></text:p>
      <text:p text:style-name="P1"><text:span text:style-name="T109"><text:tab/><text:tab/><text:tab/>}</text:span></text:p>
      <text:p text:style-name="P1"><text:span text:style-name="T109"/></text:p>
      <text:p text:style-name="P1"><text:span text:style-name="T109"><text:tab/><text:tab/><text:tab/>// If this was an empty animation, synthesize a final progress notification</text:span></text:p>
      <text:p text:style-name="P1"><text:span text:style-name="T109"><text:tab/><text:tab/><text:tab/>if ( !length ) {</text:span></text:p>
      <text:p text:style-name="P1"><text:span text:style-name="T109"><text:tab/><text:tab/><text:tab/><text:tab/>deferred.notifyWith( elem, [ animation, 1, 0 ] );</text:span></text:p>
      <text:p text:style-name="P1"><text:span text:style-name="T109"><text:tab/><text:tab/><text:tab/>}</text:span></text:p>
      <text:p text:style-name="P1"><text:span text:style-name="T109"/></text:p>
      <text:p text:style-name="P1"><text:span text:style-name="T109"><text:tab/><text:tab/><text:tab/>// Resolve the animation and report its conclusion</text:span></text:p>
      <text:p text:style-name="P1"><text:span text:style-name="T109"><text:tab/><text:tab/><text:tab/>deferred.resolveWith( elem, [ animation ] );</text:span></text:p>
      <text:p text:style-name="P1"><text:span text:style-name="T109"><text:tab/><text:tab/><text:tab/>return false;</text:span></text:p>
      <text:p text:style-name="P1"><text:span text:style-name="T109"><text:tab/><text:tab/>},</text:span></text:p>
      <text:p text:style-name="P1"><text:span text:style-name="T109"><text:tab/><text:tab/>animation = deferred.promise( {</text:span></text:p>
      <text:p text:style-name="P1"><text:span text:style-name="T109"><text:tab/><text:tab/><text:tab/>elem: elem,</text:span></text:p>
      <text:p text:style-name="P1"><text:span text:style-name="T109"><text:tab/><text:tab/><text:tab/>props: jQuery.extend( {}, properties ),</text:span></text:p>
      <text:p text:style-name="P1"><text:span text:style-name="T109"><text:tab/><text:tab/><text:tab/>opts: jQuery.extend( true, {</text:span></text:p>
      <text:p text:style-name="P1"><text:span text:style-name="T109"><text:tab/><text:tab/><text:tab/><text:tab/>specialEasing: {},</text:span></text:p>
      <text:p text:style-name="P1"><text:span text:style-name="T109"><text:tab/><text:tab/><text:tab/><text:tab/>easing: jQuery.easing._default</text:span></text:p>
      <text:p text:style-name="P1"><text:span text:style-name="T109"><text:tab/><text:tab/><text:tab/>}, options ),</text:span></text:p>
      <text:p text:style-name="P1"><text:span text:style-name="T109"><text:tab/><text:tab/><text:tab/>originalProperties: properties,</text:span></text:p>
      <text:p text:style-name="P1"><text:span text:style-name="T109"><text:tab/><text:tab/><text:tab/>originalOptions: options,</text:span></text:p>
      <text:p text:style-name="P1"><text:span text:style-name="T109"><text:tab/><text:tab/><text:tab/>startTime: fxNow || createFxNow(),</text:span></text:p>
      <text:p text:style-name="P1"><text:span text:style-name="T109"><text:tab/><text:tab/><text:tab/>duration: options.duration,</text:span></text:p>
      <text:p text:style-name="P1"><text:span text:style-name="T109"><text:tab/><text:tab/><text:tab/>tweens: [],</text:span></text:p>
      <text:p text:style-name="P1"><text:span text:style-name="T109"><text:tab/><text:tab/><text:tab/>createTween: function( prop, end ) {</text:span></text:p>
      <text:p text:style-name="P1"><text:span text:style-name="T109"><text:tab/><text:tab/><text:tab/><text:tab/>var tween = jQuery.Tween( elem, animation.opts, prop, end,</text:span></text:p>
      <text:p text:style-name="P1"><text:span text:style-name="T109"><text:tab/><text:tab/><text:tab/><text:tab/><text:tab/><text:tab/>animation.opts.specialEasing[ prop ] || animation.opts.easing );</text:span></text:p>
      <text:p text:style-name="P1"><text:span text:style-name="T109"><text:tab/><text:tab/><text:tab/><text:tab/>animation.tweens.push( tween );</text:span></text:p>
      <text:p text:style-name="P1"><text:span text:style-name="T109"><text:tab/><text:tab/><text:tab/><text:tab/>return tween;</text:span></text:p>
      <text:p text:style-name="P1"><text:span text:style-name="T109"><text:tab/><text:tab/><text:tab/>},</text:span></text:p>
      <text:p text:style-name="P1"><text:span text:style-name="T109"><text:tab/><text:tab/><text:tab/>stop: function( gotoEnd ) {</text:span></text:p>
      <text:p text:style-name="P1"><text:span text:style-name="T109"><text:tab/><text:tab/><text:tab/><text:tab/>var index = 0,</text:span></text:p>
      <text:p text:style-name="P1"><text:span text:style-name="T109"/></text:p>
      <text:p text:style-name="P1"><text:span text:style-name="T109"><text:tab/><text:tab/><text:tab/><text:tab/><text:tab/>// If we are going to the end, we want to run all the tweens</text:span></text:p>
      <text:p text:style-name="P1"><text:span text:style-name="T109"><text:tab/><text:tab/><text:tab/><text:tab/><text:tab/>// otherwise we skip this part</text:span></text:p>
      <text:p text:style-name="P1"><text:span text:style-name="T109"><text:tab/><text:tab/><text:tab/><text:tab/><text:tab/>length = gotoEnd ? animation.tweens.length : 0;</text:span></text:p>
      <text:p text:style-name="P1"><text:span text:style-name="T109"><text:tab/><text:tab/><text:tab/><text:tab/>if ( stopped ) {</text:span></text:p>
      <text:p text:style-name="P1"><text:span text:style-name="T109"><text:tab/><text:tab/><text:tab/><text:tab/><text:tab/>return this;</text:span></text:p>
      <text:p text:style-name="P1"><text:span text:style-name="T109"><text:tab/><text:tab/><text:tab/><text:tab/>}</text:span></text:p>
      <text:p text:style-name="P1"><text:span text:style-name="T109"><text:tab/><text:tab/><text:tab/><text:tab/>stopped = true;</text:span></text:p>
      <text:p text:style-name="P1"><text:span text:style-name="T109"><text:tab/><text:tab/><text:tab/><text:tab/>for ( ; index &lt; length; index++ ) {</text:span></text:p>
      <text:p text:style-name="P1"><text:span text:style-name="T109"><text:tab/><text:tab/><text:tab/><text:tab/><text:tab/>animation.tweens[ index ].run( 1 );</text:span></text:p>
      <text:p text:style-name="P1"><text:span text:style-name="T109"><text:tab/><text:tab/><text:tab/><text:tab/>}</text:span></text:p>
      <text:p text:style-name="P1"><text:span text:style-name="T109"/></text:p>
      <text:p text:style-name="P1"><text:span text:style-name="T109"><text:tab/><text:tab/><text:tab/><text:tab/>// Resolve when we played the last frame; otherwise, reject</text:span></text:p>
      <text:p text:style-name="P1"><text:span text:style-name="T109"><text:tab/><text:tab/><text:tab/><text:tab/>if ( gotoEnd ) {</text:span></text:p>
      <text:p text:style-name="P1"><text:span text:style-name="T109"><text:tab/><text:tab/><text:tab/><text:tab/><text:tab/>deferred.notifyWith( elem, [ animation, 1, 0 ] );</text:span></text:p>
      <text:p text:style-name="P1"><text:span text:style-name="T109"><text:tab/><text:tab/><text:tab/><text:tab/><text:tab/>deferred.resolveWith( elem, [ animation, gotoEnd ] );</text:span></text:p>
      <text:p text:style-name="P1"><text:span text:style-name="T109"><text:tab/><text:tab/><text:tab/><text:tab/>} else {</text:span></text:p>
      <text:p text:style-name="P1"><text:span text:style-name="T109"><text:tab/><text:tab/><text:tab/><text:tab/><text:tab/>deferred.rejectWith( elem, [ animation, gotoEnd ] );</text:span></text:p>
      <text:p text:style-name="P1"><text:span text:style-name="T109"><text:tab/><text:tab/><text:tab/><text:tab/>}</text:span></text:p>
      <text:p text:style-name="P1"><text:span text:style-name="T109"><text:tab/><text:tab/><text:tab/><text:tab/>return this;</text:span></text:p>
      <text:p text:style-name="P1"><text:span text:style-name="T109"><text:tab/><text:tab/><text:tab/>}</text:span></text:p>
      <text:p text:style-name="P1"><text:span text:style-name="T109"><text:tab/><text:tab/>} ),</text:span></text:p>
      <text:p text:style-name="P1"><text:span text:style-name="T109"><text:tab/><text:tab/>props = animation.props;</text:span></text:p>
      <text:p text:style-name="P1"><text:span text:style-name="T109"/></text:p>
      <text:p text:style-name="P1"><text:span text:style-name="T109"><text:tab/>propFilter( props, animation.opts.specialEasing );</text:span></text:p>
      <text:p text:style-name="P1"><text:span text:style-name="T109"/></text:p>
      <text:p text:style-name="P1"><text:span text:style-name="T109"><text:tab/>for ( ; index &lt; length; index++ ) {</text:span></text:p>
      <text:p text:style-name="P1"><text:span text:style-name="T109"><text:tab/><text:tab/>result = Animation.prefilters[ index ].call( animation, elem, props, animation.opts );</text:span></text:p>
      <text:p text:style-name="P1"><text:span text:style-name="T109"><text:tab/><text:tab/>if ( result ) {</text:span></text:p>
      <text:p text:style-name="P1"><text:span text:style-name="T109"><text:tab/><text:tab/><text:tab/>if ( isFunction( result.stop ) ) {</text:span></text:p>
      <text:p text:style-name="P1"><text:span text:style-name="T109"><text:tab/><text:tab/><text:tab/><text:tab/>jQuery._queueHooks( animation.elem, animation.opts.queue ).stop =</text:span></text:p>
      <text:p text:style-name="P1"><text:span text:style-name="T109"><text:tab/><text:tab/><text:tab/><text:tab/><text:tab/>result.stop.bind( result );</text:span></text:p>
      <text:p text:style-name="P1"><text:span text:style-name="T109"><text:tab/><text:tab/><text:tab/>}</text:span></text:p>
      <text:p text:style-name="P1"><text:span text:style-name="T109"><text:tab/><text:tab/><text:tab/>return result;</text:span></text:p>
      <text:p text:style-name="P1"><text:span text:style-name="T109"><text:tab/><text:tab/>}</text:span></text:p>
      <text:p text:style-name="P1"><text:span text:style-name="T109"><text:tab/>}</text:span></text:p>
      <text:p text:style-name="P1"><text:span text:style-name="T109"/></text:p>
      <text:p text:style-name="P1"><text:span text:style-name="T109"><text:tab/>jQuery.map( props, createTween, animation );</text:span></text:p>
      <text:p text:style-name="P1"><text:span text:style-name="T109"/></text:p>
      <text:p text:style-name="P1"><text:span text:style-name="T109"><text:tab/>if ( isFunction( animation.opts.start ) ) {</text:span></text:p>
      <text:p text:style-name="P1"><text:span text:style-name="T109"><text:tab/><text:tab/>animation.opts.start.call( elem, animation );</text:span></text:p>
      <text:p text:style-name="P1"><text:span text:style-name="T109"><text:tab/>}</text:span></text:p>
      <text:p text:style-name="P1"><text:span text:style-name="T109"/></text:p>
      <text:p text:style-name="P1"><text:span text:style-name="T109"><text:tab/>// Attach callbacks from options</text:span></text:p>
      <text:p text:style-name="P1"><text:span text:style-name="T109"><text:tab/>animation</text:span></text:p>
      <text:p text:style-name="P1"><text:span text:style-name="T109"><text:tab/><text:tab/>.progress( animation.opts.progress )</text:span></text:p>
      <text:p text:style-name="P1"><text:span text:style-name="T109"><text:tab/><text:tab/>.done( animation.opts.done, animation.opts.complete )</text:span></text:p>
      <text:p text:style-name="P1"><text:span text:style-name="T109"><text:tab/><text:tab/>.fail( animation.opts.fail )</text:span></text:p>
      <text:p text:style-name="P1"><text:span text:style-name="T109"><text:tab/><text:tab/>.always( animation.opts.always );</text:span></text:p>
      <text:p text:style-name="P1"><text:span text:style-name="T109"/></text:p>
      <text:p text:style-name="P1"><text:span text:style-name="T109"><text:tab/>jQuery.fx.timer(</text:span></text:p>
      <text:p text:style-name="P1"><text:span text:style-name="T109"><text:tab/><text:tab/>jQuery.extend( tick, {</text:span></text:p>
      <text:p text:style-name="P1"><text:span text:style-name="T109"><text:tab/><text:tab/><text:tab/>elem: elem,</text:span></text:p>
      <text:p text:style-name="P1"><text:span text:style-name="T109"><text:tab/><text:tab/><text:tab/>anim: animation,</text:span></text:p>
      <text:p text:style-name="P1"><text:span text:style-name="T109"><text:tab/><text:tab/><text:tab/>queue: animation.opts.queue</text:span></text:p>
      <text:p text:style-name="P1"><text:span text:style-name="T109"><text:tab/><text:tab/>} )</text:span></text:p>
      <text:p text:style-name="P1"><text:span text:style-name="T109"><text:tab/>);</text:span></text:p>
      <text:p text:style-name="P1"><text:span text:style-name="T109"/></text:p>
      <text:p text:style-name="P1"><text:span text:style-name="T109"><text:tab/>return animation;</text:span></text:p>
      <text:p text:style-name="P1"><text:span text:style-name="T109">}</text:span></text:p>
      <text:p text:style-name="P1"><text:span text:style-name="T109"/></text:p>
      <text:p text:style-name="P1"><text:span text:style-name="T109">jQuery.Animation = jQuery.extend( Animation, {</text:span></text:p>
      <text:p text:style-name="P1"><text:span text:style-name="T109"/></text:p>
      <text:p text:style-name="P1"><text:span text:style-name="T109"><text:tab/>tweeners: {</text:span></text:p>
      <text:p text:style-name="P1"><text:span text:style-name="T109"><text:tab/><text:tab/>"*": [ function( prop, value ) {</text:span></text:p>
      <text:p text:style-name="P1"><text:span text:style-name="T109"><text:tab/><text:tab/><text:tab/>var tween = this.createTween( prop, value );</text:span></text:p>
      <text:p text:style-name="P1"><text:span text:style-name="T109"><text:tab/><text:tab/><text:tab/>adjustCSS( tween.elem, prop, rcssNum.exec( value ), tween );</text:span></text:p>
      <text:p text:style-name="P1"><text:span text:style-name="T109"><text:tab/><text:tab/><text:tab/>return tween;</text:span></text:p>
      <text:p text:style-name="P1"><text:span text:style-name="T109"><text:tab/><text:tab/>} ]</text:span></text:p>
      <text:p text:style-name="P1"><text:span text:style-name="T109"><text:tab/>},</text:span></text:p>
      <text:p text:style-name="P1"><text:span text:style-name="T109"/></text:p>
      <text:p text:style-name="P1"><text:span text:style-name="T109"><text:tab/>tweener: function( props, callback ) {</text:span></text:p>
      <text:p text:style-name="P1"><text:span text:style-name="T109"><text:tab/><text:tab/>if ( isFunction( props ) ) {</text:span></text:p>
      <text:p text:style-name="P1"><text:span text:style-name="T109"><text:tab/><text:tab/><text:tab/>callback = props;</text:span></text:p>
      <text:p text:style-name="P1"><text:span text:style-name="T109"><text:tab/><text:tab/><text:tab/>props = [ "*" ];</text:span></text:p>
      <text:p text:style-name="P1"><text:span text:style-name="T109"><text:tab/><text:tab/>} else {</text:span></text:p>
      <text:p text:style-name="P1"><text:span text:style-name="T109"><text:tab/><text:tab/><text:tab/>props = props.match( rnothtmlwhite );</text:span></text:p>
      <text:p text:style-name="P1"><text:span text:style-name="T109"><text:tab/><text:tab/>}</text:span></text:p>
      <text:p text:style-name="P1"><text:span text:style-name="T109"/></text:p>
      <text:p text:style-name="P1"><text:span text:style-name="T109"><text:tab/><text:tab/>var prop,</text:span></text:p>
      <text:p text:style-name="P1"><text:span text:style-name="T109"><text:tab/><text:tab/><text:tab/>index = 0,</text:span></text:p>
      <text:p text:style-name="P1"><text:span text:style-name="T109"><text:tab/><text:tab/><text:tab/>length = props.length;</text:span></text:p>
      <text:p text:style-name="P1"><text:span text:style-name="T109"/></text:p>
      <text:p text:style-name="P1"><text:span text:style-name="T109"><text:tab/><text:tab/>for ( ; index &lt; length; index++ ) {</text:span></text:p>
      <text:p text:style-name="P1"><text:span text:style-name="T109"><text:tab/><text:tab/><text:tab/>prop = props[ index ];</text:span></text:p>
      <text:p text:style-name="P1"><text:span text:style-name="T109"><text:tab/><text:tab/><text:tab/>Animation.tweeners[ prop ] = Animation.tweeners[ prop ] || [];</text:span></text:p>
      <text:p text:style-name="P1"><text:span text:style-name="T109"><text:tab/><text:tab/><text:tab/>Animation.tweeners[ prop ].unshift( callback );</text:span></text:p>
      <text:p text:style-name="P1"><text:span text:style-name="T109"><text:tab/><text:tab/>}</text:span></text:p>
      <text:p text:style-name="P1"><text:span text:style-name="T109"><text:tab/>},</text:span></text:p>
      <text:p text:style-name="P1"><text:span text:style-name="T109"/></text:p>
      <text:p text:style-name="P1"><text:span text:style-name="T109"><text:tab/>prefilters: [ defaultPrefilter ],</text:span></text:p>
      <text:p text:style-name="P1"><text:span text:style-name="T109"/></text:p>
      <text:p text:style-name="P1"><text:span text:style-name="T109"><text:tab/>prefilter: function( callback, prepend ) {</text:span></text:p>
      <text:p text:style-name="P1"><text:span text:style-name="T109"><text:tab/><text:tab/>if ( prepend ) {</text:span></text:p>
      <text:p text:style-name="P1"><text:span text:style-name="T109"><text:tab/><text:tab/><text:tab/>Animation.prefilters.unshift( callback );</text:span></text:p>
      <text:p text:style-name="P1"><text:span text:style-name="T109"><text:tab/><text:tab/>} else {</text:span></text:p>
      <text:p text:style-name="P1"><text:span text:style-name="T109"><text:tab/><text:tab/><text:tab/>Animation.prefilters.push( callback );</text:span></text:p>
      <text:p text:style-name="P1"><text:span text:style-name="T109"><text:tab/><text:tab/>}</text:span></text:p>
      <text:p text:style-name="P1"><text:span text:style-name="T109"><text:tab/>}</text:span></text:p>
      <text:p text:style-name="P1"><text:span text:style-name="T109">} );</text:span></text:p>
      <text:p text:style-name="P1"><text:span text:style-name="T109"/></text:p>
      <text:p text:style-name="P1"><text:span text:style-name="T109">jQuery.speed = function( speed, easing, fn ) {</text:span></text:p>
      <text:p text:style-name="P1"><text:span text:style-name="T109"><text:tab/>var opt = speed &amp;&amp; typeof speed === "object" ? jQuery.extend( {}, speed ) : {</text:span></text:p>
      <text:p text:style-name="P1"><text:span text:style-name="T109"><text:tab/><text:tab/>complete: fn || !fn &amp;&amp; easing ||</text:span></text:p>
      <text:p text:style-name="P1"><text:span text:style-name="T109"><text:tab/><text:tab/><text:tab/>isFunction( speed ) &amp;&amp; speed,</text:span></text:p>
      <text:p text:style-name="P1"><text:span text:style-name="T109"><text:tab/><text:tab/>duration: speed,</text:span></text:p>
      <text:p text:style-name="P1"><text:span text:style-name="T109"><text:tab/><text:tab/>easing: fn &amp;&amp; easing || easing &amp;&amp; !isFunction( easing ) &amp;&amp; easing</text:span></text:p>
      <text:p text:style-name="P1"><text:span text:style-name="T109"><text:tab/>};</text:span></text:p>
      <text:p text:style-name="P1"><text:span text:style-name="T109"/></text:p>
      <text:p text:style-name="P1"><text:span text:style-name="T109"><text:tab/>// Go to the end state if fx are off</text:span></text:p>
      <text:p text:style-name="P1"><text:span text:style-name="T109"><text:tab/>if ( jQuery.fx.off ) {</text:span></text:p>
      <text:p text:style-name="P1"><text:span text:style-name="T109"><text:tab/><text:tab/>opt.duration = 0;</text:span></text:p>
      <text:p text:style-name="P1"><text:span text:style-name="T109"/></text:p>
      <text:p text:style-name="P1"><text:span text:style-name="T109"><text:tab/>} else {</text:span></text:p>
      <text:p text:style-name="P1"><text:span text:style-name="T109"><text:tab/><text:tab/>if ( typeof opt.duration !== "number" ) {</text:span></text:p>
      <text:p text:style-name="P1"><text:span text:style-name="T109"><text:tab/><text:tab/><text:tab/>if ( opt.duration in jQuery.fx.speeds ) {</text:span></text:p>
      <text:p text:style-name="P1"><text:span text:style-name="T109"><text:tab/><text:tab/><text:tab/><text:tab/>opt.duration = jQuery.fx.speeds[ opt.duration ];</text:span></text:p>
      <text:p text:style-name="P1"><text:span text:style-name="T109"/></text:p>
      <text:p text:style-name="P1"><text:span text:style-name="T109"><text:tab/><text:tab/><text:tab/>} else {</text:span></text:p>
      <text:p text:style-name="P1"><text:span text:style-name="T109"><text:tab/><text:tab/><text:tab/><text:tab/>opt.duration = jQuery.fx.speeds._default;</text:span></text:p>
      <text:p text:style-name="P1"><text:span text:style-name="T109"><text:tab/><text:tab/><text:tab/>}</text:span></text:p>
      <text:p text:style-name="P1"><text:span text:style-name="T109"><text:tab/><text:tab/>}</text:span></text:p>
      <text:p text:style-name="P1"><text:span text:style-name="T109"><text:tab/>}</text:span></text:p>
      <text:p text:style-name="P1"><text:span text:style-name="T109"/></text:p>
      <text:p text:style-name="P1"><text:span text:style-name="T109"><text:tab/>// Normalize opt.queue - true/undefined/null -&gt; "fx"</text:span></text:p>
      <text:p text:style-name="P1"><text:span text:style-name="T109"><text:tab/>if ( opt.queue == null || opt.queue === true ) {</text:span></text:p>
      <text:p text:style-name="P1"><text:span text:style-name="T109"><text:tab/><text:tab/>opt.queue = "fx";</text:span></text:p>
      <text:p text:style-name="P1"><text:span text:style-name="T109"><text:tab/>}</text:span></text:p>
      <text:p text:style-name="P1"><text:span text:style-name="T109"/></text:p>
      <text:p text:style-name="P1"><text:span text:style-name="T109"><text:tab/>// Queueing</text:span></text:p>
      <text:p text:style-name="P1"><text:span text:style-name="T109"><text:tab/>opt.old = opt.complete;</text:span></text:p>
      <text:p text:style-name="P1"><text:span text:style-name="T109"/></text:p>
      <text:p text:style-name="P1"><text:span text:style-name="T109"><text:tab/>opt.complete = function() {</text:span></text:p>
      <text:p text:style-name="P1"><text:span text:style-name="T109"><text:tab/><text:tab/>if ( isFunction( opt.old ) ) {</text:span></text:p>
      <text:p text:style-name="P1"><text:span text:style-name="T109"><text:tab/><text:tab/><text:tab/>opt.old.call( this );</text:span></text:p>
      <text:p text:style-name="P1"><text:span text:style-name="T109"><text:tab/><text:tab/>}</text:span></text:p>
      <text:p text:style-name="P1"><text:span text:style-name="T109"/></text:p>
      <text:p text:style-name="P1"><text:span text:style-name="T109"><text:tab/><text:tab/>if ( opt.queue ) {</text:span></text:p>
      <text:p text:style-name="P1"><text:span text:style-name="T109"><text:tab/><text:tab/><text:tab/>jQuery.dequeue( this, opt.queue );</text:span></text:p>
      <text:p text:style-name="P1"><text:span text:style-name="T109"><text:tab/><text:tab/>}</text:span></text:p>
      <text:p text:style-name="P1"><text:span text:style-name="T109"><text:tab/>};</text:span></text:p>
      <text:p text:style-name="P1"><text:span text:style-name="T109"/></text:p>
      <text:p text:style-name="P1"><text:span text:style-name="T109"><text:tab/>return opt;</text:span></text:p>
      <text:p text:style-name="P1"><text:span text:style-name="T109">};</text:span></text:p>
      <text:p text:style-name="P1"><text:span text:style-name="T109"/></text:p>
      <text:p text:style-name="P1"><text:span text:style-name="T109">jQuery.fn.extend( {</text:span></text:p>
      <text:p text:style-name="P1"><text:span text:style-name="T109"><text:tab/>fadeTo: function( speed, to, easing, callback ) {</text:span></text:p>
      <text:p text:style-name="P1"><text:span text:style-name="T109"/></text:p>
      <text:p text:style-name="P1"><text:span text:style-name="T109"><text:tab/><text:tab/>// Show any hidden elements after setting opacity to 0</text:span></text:p>
      <text:p text:style-name="P1"><text:span text:style-name="T109"><text:tab/><text:tab/>return this.filter( isHiddenWithinTree ).css( "opacity", 0 ).show()</text:span></text:p>
      <text:p text:style-name="P1"><text:span text:style-name="T109"/></text:p>
      <text:p text:style-name="P1"><text:span text:style-name="T109"><text:tab/><text:tab/><text:tab/>// Animate to the value specified</text:span></text:p>
      <text:p text:style-name="P1"><text:span text:style-name="T109"><text:tab/><text:tab/><text:tab/>.end().animate( { opacity: to }, speed, easing, callback );</text:span></text:p>
      <text:p text:style-name="P1"><text:span text:style-name="T109"><text:tab/>},</text:span></text:p>
      <text:p text:style-name="P1"><text:span text:style-name="T109"><text:tab/>animate: function( prop, speed, easing, callback ) {</text:span></text:p>
      <text:p text:style-name="P1"><text:span text:style-name="T109"><text:tab/><text:tab/>var empty = jQuery.isEmptyObject( prop ),</text:span></text:p>
      <text:p text:style-name="P1"><text:span text:style-name="T109"><text:tab/><text:tab/><text:tab/>optall = jQuery.speed( speed, easing, callback ),</text:span></text:p>
      <text:p text:style-name="P1"><text:span text:style-name="T109"><text:tab/><text:tab/><text:tab/>doAnimation = function() {</text:span></text:p>
      <text:p text:style-name="P1"><text:span text:style-name="T109"/></text:p>
      <text:p text:style-name="P1"><text:span text:style-name="T109"><text:tab/><text:tab/><text:tab/><text:tab/>// Operate on a copy of prop so per-property easing won't be lost</text:span></text:p>
      <text:p text:style-name="P1"><text:span text:style-name="T109"><text:tab/><text:tab/><text:tab/><text:tab/>var anim = Animation( this, jQuery.extend( {}, prop ), optall );</text:span></text:p>
      <text:p text:style-name="P1"><text:span text:style-name="T109"/></text:p>
      <text:p text:style-name="P1"><text:span text:style-name="T109"><text:tab/><text:tab/><text:tab/><text:tab/>// Empty animations, or finishing resolves immediately</text:span></text:p>
      <text:p text:style-name="P1"><text:span text:style-name="T109"><text:tab/><text:tab/><text:tab/><text:tab/>if ( empty || dataPriv.get( this, "finish" ) ) {</text:span></text:p>
      <text:p text:style-name="P1"><text:span text:style-name="T109"><text:tab/><text:tab/><text:tab/><text:tab/><text:tab/>anim.stop( true );</text:span></text:p>
      <text:p text:style-name="P1"><text:span text:style-name="T109"><text:tab/><text:tab/><text:tab/><text:tab/>}</text:span></text:p>
      <text:p text:style-name="P1"><text:span text:style-name="T109"><text:tab/><text:tab/><text:tab/>};</text:span></text:p>
      <text:p text:style-name="P1"><text:span text:style-name="T109"><text:tab/><text:tab/><text:tab/>doAnimation.finish = doAnimation;</text:span></text:p>
      <text:p text:style-name="P1"><text:span text:style-name="T109"/></text:p>
      <text:p text:style-name="P1"><text:span text:style-name="T109"><text:tab/><text:tab/>return empty || optall.queue === false ?</text:span></text:p>
      <text:p text:style-name="P1"><text:span text:style-name="T109"><text:tab/><text:tab/><text:tab/>this.each( doAnimation ) :</text:span></text:p>
      <text:p text:style-name="P1"><text:span text:style-name="T109"><text:tab/><text:tab/><text:tab/>this.queue( optall.queue, doAnimation );</text:span></text:p>
      <text:p text:style-name="P1"><text:span text:style-name="T109"><text:tab/>},</text:span></text:p>
      <text:p text:style-name="P1"><text:span text:style-name="T109"><text:tab/>stop: function( type, clearQueue, gotoEnd ) {</text:span></text:p>
      <text:p text:style-name="P1"><text:span text:style-name="T109"><text:tab/><text:tab/>var stopQueue = function( hooks ) {</text:span></text:p>
      <text:p text:style-name="P1"><text:span text:style-name="T109"><text:tab/><text:tab/><text:tab/>var stop = hooks.stop;</text:span></text:p>
      <text:p text:style-name="P1"><text:span text:style-name="T109"><text:tab/><text:tab/><text:tab/>delete hooks.stop;</text:span></text:p>
      <text:p text:style-name="P1"><text:span text:style-name="T109"><text:tab/><text:tab/><text:tab/>stop( gotoEnd );</text:span></text:p>
      <text:p text:style-name="P1"><text:span text:style-name="T109"><text:tab/><text:tab/>};</text:span></text:p>
      <text:p text:style-name="P1"><text:span text:style-name="T109"/></text:p>
      <text:p text:style-name="P1"><text:span text:style-name="T109"><text:tab/><text:tab/>if ( typeof type !== "string" ) {</text:span></text:p>
      <text:p text:style-name="P1"><text:span text:style-name="T109"><text:tab/><text:tab/><text:tab/>gotoEnd = clearQueue;</text:span></text:p>
      <text:p text:style-name="P1"><text:span text:style-name="T109"><text:tab/><text:tab/><text:tab/>clearQueue = type;</text:span></text:p>
      <text:p text:style-name="P1"><text:span text:style-name="T109"><text:tab/><text:tab/><text:tab/>type = undefined;</text:span></text:p>
      <text:p text:style-name="P1"><text:span text:style-name="T109"><text:tab/><text:tab/>}</text:span></text:p>
      <text:p text:style-name="P1"><text:span text:style-name="T109"><text:tab/><text:tab/>if ( clearQueue ) {</text:span></text:p>
      <text:p text:style-name="P1"><text:span text:style-name="T109"><text:tab/><text:tab/><text:tab/>this.queue( type || "fx", [] );</text:span></text:p>
      <text:p text:style-name="P1"><text:span text:style-name="T109"><text:tab/><text:tab/>}</text:span></text:p>
      <text:p text:style-name="P1"><text:span text:style-name="T109"/></text:p>
      <text:p text:style-name="P1"><text:span text:style-name="T109"><text:tab/><text:tab/>return this.each( function() {</text:span></text:p>
      <text:p text:style-name="P1"><text:span text:style-name="T109"><text:tab/><text:tab/><text:tab/>var dequeue = true,</text:span></text:p>
      <text:p text:style-name="P1"><text:span text:style-name="T109"><text:tab/><text:tab/><text:tab/><text:tab/>index = type != null &amp;&amp; type + "queueHooks",</text:span></text:p>
      <text:p text:style-name="P1"><text:span text:style-name="T109"><text:tab/><text:tab/><text:tab/><text:tab/>timers = jQuery.timers,</text:span></text:p>
      <text:p text:style-name="P1"><text:span text:style-name="T109"><text:tab/><text:tab/><text:tab/><text:tab/>data = dataPriv.get( this );</text:span></text:p>
      <text:p text:style-name="P1"><text:span text:style-name="T109"/></text:p>
      <text:p text:style-name="P1"><text:span text:style-name="T109"><text:tab/><text:tab/><text:tab/>if ( index ) {</text:span></text:p>
      <text:p text:style-name="P1"><text:span text:style-name="T109"><text:tab/><text:tab/><text:tab/><text:tab/>if ( data[ index ] &amp;&amp; data[ index ].stop ) {</text:span></text:p>
      <text:p text:style-name="P1"><text:span text:style-name="T109"><text:tab/><text:tab/><text:tab/><text:tab/><text:tab/>stopQueue( data[ index ] );</text:span></text:p>
      <text:p text:style-name="P1"><text:span text:style-name="T109"><text:tab/><text:tab/><text:tab/><text:tab/>}</text:span></text:p>
      <text:p text:style-name="P1"><text:span text:style-name="T109"><text:tab/><text:tab/><text:tab/>} else {</text:span></text:p>
      <text:p text:style-name="P1"><text:span text:style-name="T109"><text:tab/><text:tab/><text:tab/><text:tab/>for ( index in data ) {</text:span></text:p>
      <text:p text:style-name="P1"><text:span text:style-name="T109"><text:tab/><text:tab/><text:tab/><text:tab/><text:tab/>if ( data[ index ] &amp;&amp; data[ index ].stop &amp;&amp; rrun.test( index ) ) {</text:span></text:p>
      <text:p text:style-name="P1"><text:span text:style-name="T109"><text:tab/><text:tab/><text:tab/><text:tab/><text:tab/><text:tab/>stopQueue( data[ index ] );</text:span></text:p>
      <text:p text:style-name="P1"><text:span text:style-name="T109"><text:tab/><text:tab/><text:tab/><text:tab/><text:tab/>}</text:span></text:p>
      <text:p text:style-name="P1"><text:span text:style-name="T109"><text:tab/><text:tab/><text:tab/><text:tab/>}</text:span></text:p>
      <text:p text:style-name="P1"><text:span text:style-name="T109"><text:tab/><text:tab/><text:tab/>}</text:span></text:p>
      <text:p text:style-name="P1"><text:span text:style-name="T109"/></text:p>
      <text:p text:style-name="P1"><text:span text:style-name="T109"><text:tab/><text:tab/><text:tab/>for ( index = timers.length; index--; ) {</text:span></text:p>
      <text:p text:style-name="P1"><text:span text:style-name="T109"><text:tab/><text:tab/><text:tab/><text:tab/>if ( timers[ index ].elem === this &amp;&amp;</text:span></text:p>
      <text:p text:style-name="P1"><text:span text:style-name="T109"><text:tab/><text:tab/><text:tab/><text:tab/><text:tab/>( type == null || timers[ index ].queue === type ) ) {</text:span></text:p>
      <text:p text:style-name="P1"><text:span text:style-name="T109"/></text:p>
      <text:p text:style-name="P1"><text:span text:style-name="T109"><text:tab/><text:tab/><text:tab/><text:tab/><text:tab/>timers[ index ].anim.stop( gotoEnd );</text:span></text:p>
      <text:p text:style-name="P1"><text:span text:style-name="T109"><text:tab/><text:tab/><text:tab/><text:tab/><text:tab/>dequeue = false;</text:span></text:p>
      <text:p text:style-name="P1"><text:span text:style-name="T109"><text:tab/><text:tab/><text:tab/><text:tab/><text:tab/>timers.splice( index, 1 );</text:span></text:p>
      <text:p text:style-name="P1"><text:span text:style-name="T109"><text:tab/><text:tab/><text:tab/><text:tab/>}</text:span></text:p>
      <text:p text:style-name="P1"><text:span text:style-name="T109"><text:tab/><text:tab/><text:tab/>}</text:span></text:p>
      <text:p text:style-name="P1"><text:span text:style-name="T109"/></text:p>
      <text:p text:style-name="P1"><text:span text:style-name="T109"><text:tab/><text:tab/><text:tab/>// Start the next in the queue if the last step wasn't forced.</text:span></text:p>
      <text:p text:style-name="P1"><text:span text:style-name="T109"><text:tab/><text:tab/><text:tab/>// Timers currently will call their complete callbacks, which</text:span></text:p>
      <text:p text:style-name="P1"><text:span text:style-name="T109"><text:tab/><text:tab/><text:tab/>// will dequeue but only if they were gotoEnd.</text:span></text:p>
      <text:p text:style-name="P1"><text:span text:style-name="T109"><text:tab/><text:tab/><text:tab/>if ( dequeue || !gotoEnd ) {</text:span></text:p>
      <text:p text:style-name="P1"><text:span text:style-name="T109"><text:tab/><text:tab/><text:tab/><text:tab/>jQuery.dequeue( this, type );</text:span></text:p>
      <text:p text:style-name="P1"><text:span text:style-name="T109"><text:tab/><text:tab/><text:tab/>}</text:span></text:p>
      <text:p text:style-name="P1"><text:span text:style-name="T109"><text:tab/><text:tab/>} );</text:span></text:p>
      <text:p text:style-name="P1"><text:span text:style-name="T109"><text:tab/>},</text:span></text:p>
      <text:p text:style-name="P1"><text:span text:style-name="T109"><text:tab/>finish: function( type ) {</text:span></text:p>
      <text:p text:style-name="P1"><text:span text:style-name="T109"><text:tab/><text:tab/>if ( type !== false ) {</text:span></text:p>
      <text:p text:style-name="P1"><text:span text:style-name="T109"><text:tab/><text:tab/><text:tab/>type = type || "fx";</text:span></text:p>
      <text:p text:style-name="P1"><text:span text:style-name="T109"><text:tab/><text:tab/>}</text:span></text:p>
      <text:p text:style-name="P1"><text:span text:style-name="T109"><text:tab/><text:tab/>return this.each( function() {</text:span></text:p>
      <text:p text:style-name="P1"><text:span text:style-name="T109"><text:tab/><text:tab/><text:tab/>var index,</text:span></text:p>
      <text:p text:style-name="P1"><text:span text:style-name="T109"><text:tab/><text:tab/><text:tab/><text:tab/>data = dataPriv.get( this ),</text:span></text:p>
      <text:p text:style-name="P1"><text:span text:style-name="T109"><text:tab/><text:tab/><text:tab/><text:tab/>queue = data[ type + "queue" ],</text:span></text:p>
      <text:p text:style-name="P1"><text:span text:style-name="T109"><text:tab/><text:tab/><text:tab/><text:tab/>hooks = data[ type + "queueHooks" ],</text:span></text:p>
      <text:p text:style-name="P1"><text:span text:style-name="T109"><text:tab/><text:tab/><text:tab/><text:tab/>timers = jQuery.timers,</text:span></text:p>
      <text:p text:style-name="P1"><text:span text:style-name="T109"><text:tab/><text:tab/><text:tab/><text:tab/>length = queue ? queue.length : 0;</text:span></text:p>
      <text:p text:style-name="P1"><text:span text:style-name="T109"/></text:p>
      <text:p text:style-name="P1"><text:span text:style-name="T109"><text:tab/><text:tab/><text:tab/>// Enable finishing flag on private data</text:span></text:p>
      <text:p text:style-name="P1"><text:span text:style-name="T109"><text:tab/><text:tab/><text:tab/>data.finish = true;</text:span></text:p>
      <text:p text:style-name="P1"><text:span text:style-name="T109"/></text:p>
      <text:p text:style-name="P1"><text:span text:style-name="T109"><text:tab/><text:tab/><text:tab/>// Empty the queue first</text:span></text:p>
      <text:p text:style-name="P1"><text:span text:style-name="T109"><text:tab/><text:tab/><text:tab/>jQuery.queue( this, type, [] );</text:span></text:p>
      <text:p text:style-name="P1"><text:span text:style-name="T109"/></text:p>
      <text:p text:style-name="P1"><text:span text:style-name="T109"><text:tab/><text:tab/><text:tab/>if ( hooks &amp;&amp; hooks.stop ) {</text:span></text:p>
      <text:p text:style-name="P1"><text:span text:style-name="T109"><text:tab/><text:tab/><text:tab/><text:tab/>hooks.stop.call( this, true );</text:span></text:p>
      <text:p text:style-name="P1"><text:span text:style-name="T109"><text:tab/><text:tab/><text:tab/>}</text:span></text:p>
      <text:p text:style-name="P1"><text:span text:style-name="T109"/></text:p>
      <text:p text:style-name="P1"><text:span text:style-name="T109"><text:tab/><text:tab/><text:tab/>// Look for any active animations, and finish them</text:span></text:p>
      <text:p text:style-name="P1"><text:span text:style-name="T109"><text:tab/><text:tab/><text:tab/>for ( index = timers.length; index--; ) {</text:span></text:p>
      <text:p text:style-name="P1"><text:span text:style-name="T109"><text:tab/><text:tab/><text:tab/><text:tab/>if ( timers[ index ].elem === this &amp;&amp; timers[ index ].queue === type ) {</text:span></text:p>
      <text:p text:style-name="P1"><text:span text:style-name="T109"><text:tab/><text:tab/><text:tab/><text:tab/><text:tab/>timers[ index ].anim.stop( true );</text:span></text:p>
      <text:p text:style-name="P1"><text:span text:style-name="T109"><text:tab/><text:tab/><text:tab/><text:tab/><text:tab/>timers.splice( index, 1 );</text:span></text:p>
      <text:p text:style-name="P1"><text:span text:style-name="T109"><text:tab/><text:tab/><text:tab/><text:tab/>}</text:span></text:p>
      <text:p text:style-name="P1"><text:span text:style-name="T109"><text:tab/><text:tab/><text:tab/>}</text:span></text:p>
      <text:p text:style-name="P1"><text:span text:style-name="T109"/></text:p>
      <text:p text:style-name="P1"><text:span text:style-name="T109"><text:tab/><text:tab/><text:tab/>// Look for any animations in the old queue and finish them</text:span></text:p>
      <text:p text:style-name="P1"><text:span text:style-name="T109"><text:tab/><text:tab/><text:tab/>for ( index = 0; index &lt; length; index++ ) {</text:span></text:p>
      <text:p text:style-name="P1"><text:span text:style-name="T109"><text:tab/><text:tab/><text:tab/><text:tab/>if ( queue[ index ] &amp;&amp; queue[ index ].finish ) {</text:span></text:p>
      <text:p text:style-name="P1"><text:span text:style-name="T109"><text:tab/><text:tab/><text:tab/><text:tab/><text:tab/>queue[ index ].finish.call( this );</text:span></text:p>
      <text:p text:style-name="P1"><text:span text:style-name="T109"><text:tab/><text:tab/><text:tab/><text:tab/>}</text:span></text:p>
      <text:p text:style-name="P1"><text:span text:style-name="T109"><text:tab/><text:tab/><text:tab/>}</text:span></text:p>
      <text:p text:style-name="P1"><text:span text:style-name="T109"/></text:p>
      <text:p text:style-name="P1"><text:span text:style-name="T109"><text:tab/><text:tab/><text:tab/>// Turn off finishing flag</text:span></text:p>
      <text:p text:style-name="P1"><text:span text:style-name="T109"><text:tab/><text:tab/><text:tab/>delete data.finish;</text:span></text:p>
      <text:p text:style-name="P1"><text:span text:style-name="T109"><text:tab/><text:tab/>} );</text:span></text:p>
      <text:p text:style-name="P1"><text:span text:style-name="T109"><text:tab/>}</text:span></text:p>
      <text:p text:style-name="P1"><text:span text:style-name="T109">} );</text:span></text:p>
      <text:p text:style-name="P1"><text:span text:style-name="T109"/></text:p>
      <text:p text:style-name="P1"><text:span text:style-name="T109">jQuery.each( [ "toggle", "show", "hide" ], function( _i, name ) {</text:span></text:p>
      <text:p text:style-name="P1"><text:span text:style-name="T109"><text:tab/>var cssFn = jQuery.fn[ name ];</text:span></text:p>
      <text:p text:style-name="P1"><text:span text:style-name="T109"><text:tab/>jQuery.fn[ name ] = function( speed, easing, callback ) {</text:span></text:p>
      <text:p text:style-name="P1"><text:span text:style-name="T109"><text:tab/><text:tab/>return speed == null || typeof speed === "boolean" ?</text:span></text:p>
      <text:p text:style-name="P1"><text:span text:style-name="T109"><text:tab/><text:tab/><text:tab/>cssFn.apply( this, arguments ) :</text:span></text:p>
      <text:p text:style-name="P1"><text:span text:style-name="T109"><text:tab/><text:tab/><text:tab/>this.animate( genFx( name, true ), speed, easing, callback );</text:span></text:p>
      <text:p text:style-name="P1"><text:span text:style-name="T109"><text:tab/>};</text:span></text:p>
      <text:p text:style-name="P1"><text:span text:style-name="T109">} );</text:span></text:p>
      <text:p text:style-name="P1"><text:span text:style-name="T109"/></text:p>
      <text:p text:style-name="P1"><text:span text:style-name="T109">// Generate shortcuts for custom animations</text:span></text:p>
      <text:p text:style-name="P1"><text:span text:style-name="T109">jQuery.each( {</text:span></text:p>
      <text:p text:style-name="P1"><text:span text:style-name="T109"><text:tab/>slideDown: genFx( "show" ),</text:span></text:p>
      <text:p text:style-name="P1"><text:span text:style-name="T109"><text:tab/>slideUp: genFx( "hide" ),</text:span></text:p>
      <text:p text:style-name="P1"><text:span text:style-name="T109"><text:tab/>slideToggle: genFx( "toggle" ),</text:span></text:p>
      <text:p text:style-name="P1"><text:span text:style-name="T109"><text:tab/>fadeIn: { opacity: "show" },</text:span></text:p>
      <text:p text:style-name="P1"><text:span text:style-name="T109"><text:tab/>fadeOut: { opacity: "hide" },</text:span></text:p>
      <text:p text:style-name="P1"><text:span text:style-name="T109"><text:tab/>fadeToggle: { opacity: "toggle" }</text:span></text:p>
      <text:p text:style-name="P1"><text:span text:style-name="T109">}, function( name, props ) {</text:span></text:p>
      <text:p text:style-name="P1"><text:span text:style-name="T109"><text:tab/>jQuery.fn[ name ] = function( speed, easing, callback ) {</text:span></text:p>
      <text:p text:style-name="P1"><text:span text:style-name="T109"><text:tab/><text:tab/>return this.animate( props, speed, easing, callback );</text:span></text:p>
      <text:p text:style-name="P1"><text:span text:style-name="T109"><text:tab/>};</text:span></text:p>
      <text:p text:style-name="P1"><text:span text:style-name="T109">} );</text:span></text:p>
      <text:p text:style-name="P1"><text:span text:style-name="T109"/></text:p>
      <text:p text:style-name="P1"><text:span text:style-name="T109">jQuery.timers = [];</text:span></text:p>
      <text:p text:style-name="P1"><text:span text:style-name="T109">jQuery.fx.tick = function() {</text:span></text:p>
      <text:p text:style-name="P1"><text:span text:style-name="T109"><text:tab/>var timer,</text:span></text:p>
      <text:p text:style-name="P1"><text:span text:style-name="T109"><text:tab/><text:tab/>i = 0,</text:span></text:p>
      <text:p text:style-name="P1"><text:span text:style-name="T109"><text:tab/><text:tab/>timers = jQuery.timers;</text:span></text:p>
      <text:p text:style-name="P1"><text:span text:style-name="T109"/></text:p>
      <text:p text:style-name="P1"><text:span text:style-name="T109"><text:tab/>fxNow = Date.now();</text:span></text:p>
      <text:p text:style-name="P1"><text:span text:style-name="T109"/></text:p>
      <text:p text:style-name="P1"><text:span text:style-name="T109"><text:tab/>for ( ; i &lt; timers.length; i++ ) {</text:span></text:p>
      <text:p text:style-name="P1"><text:span text:style-name="T109"><text:tab/><text:tab/>timer = timers[ i ];</text:span></text:p>
      <text:p text:style-name="P1"><text:span text:style-name="T109"/></text:p>
      <text:p text:style-name="P1"><text:span text:style-name="T109"><text:tab/><text:tab/>// Run the timer and safely remove it when done (allowing for external removal)</text:span></text:p>
      <text:p text:style-name="P1"><text:span text:style-name="T109"><text:tab/><text:tab/>if ( !timer() &amp;&amp; timers[ i ] === timer ) {</text:span></text:p>
      <text:p text:style-name="P1"><text:span text:style-name="T109"><text:tab/><text:tab/><text:tab/>timers.splice( i--, 1 );</text:span></text:p>
      <text:p text:style-name="P1"><text:span text:style-name="T109"><text:tab/><text:tab/>}</text:span></text:p>
      <text:p text:style-name="P1"><text:span text:style-name="T109"><text:tab/>}</text:span></text:p>
      <text:p text:style-name="P1"><text:span text:style-name="T109"/></text:p>
      <text:p text:style-name="P1"><text:span text:style-name="T109"><text:tab/>if ( !timers.length ) {</text:span></text:p>
      <text:p text:style-name="P1"><text:span text:style-name="T109"><text:tab/><text:tab/>jQuery.fx.stop();</text:span></text:p>
      <text:p text:style-name="P1"><text:span text:style-name="T109"><text:tab/>}</text:span></text:p>
      <text:p text:style-name="P1"><text:span text:style-name="T109"><text:tab/>fxNow = undefined;</text:span></text:p>
      <text:p text:style-name="P1"><text:span text:style-name="T109">};</text:span></text:p>
      <text:p text:style-name="P1"><text:span text:style-name="T109"/></text:p>
      <text:p text:style-name="P1"><text:span text:style-name="T109">jQuery.fx.timer = function( timer ) {</text:span></text:p>
      <text:p text:style-name="P1"><text:span text:style-name="T109"><text:tab/>jQuery.timers.push( timer );</text:span></text:p>
      <text:p text:style-name="P1"><text:span text:style-name="T109"><text:tab/>jQuery.fx.start();</text:span></text:p>
      <text:p text:style-name="P1"><text:span text:style-name="T109">};</text:span></text:p>
      <text:p text:style-name="P1"><text:span text:style-name="T109"/></text:p>
      <text:p text:style-name="P1"><text:span text:style-name="T109">jQuery.fx.interval = 13;</text:span></text:p>
      <text:p text:style-name="P1"><text:span text:style-name="T109">jQuery.fx.start = function() {</text:span></text:p>
      <text:p text:style-name="P1"><text:span text:style-name="T109"><text:tab/>if ( inProgress ) {</text:span></text:p>
      <text:p text:style-name="P1"><text:span text:style-name="T109"><text:tab/><text:tab/>return;</text:span></text:p>
      <text:p text:style-name="P1"><text:span text:style-name="T109"><text:tab/>}</text:span></text:p>
      <text:p text:style-name="P1"><text:span text:style-name="T109"/></text:p>
      <text:p text:style-name="P1"><text:span text:style-name="T109"><text:tab/>inProgress = true;</text:span></text:p>
      <text:p text:style-name="P1"><text:span text:style-name="T109"><text:tab/>schedule();</text:span></text:p>
      <text:p text:style-name="P1"><text:span text:style-name="T109">};</text:span></text:p>
      <text:p text:style-name="P1"><text:span text:style-name="T109"/></text:p>
      <text:p text:style-name="P1"><text:span text:style-name="T109">jQuery.fx.stop = function() {</text:span></text:p>
      <text:p text:style-name="P1"><text:span text:style-name="T109"><text:tab/>inProgress = null;</text:span></text:p>
      <text:p text:style-name="P1"><text:span text:style-name="T109">};</text:span></text:p>
      <text:p text:style-name="P1"><text:span text:style-name="T109"/></text:p>
      <text:p text:style-name="P1"><text:span text:style-name="T109">jQuery.fx.speeds = {</text:span></text:p>
      <text:p text:style-name="P1"><text:span text:style-name="T109"><text:tab/>slow: 600,</text:span></text:p>
      <text:p text:style-name="P1"><text:span text:style-name="T109"><text:tab/>fast: 200,</text:span></text:p>
      <text:p text:style-name="P1"><text:span text:style-name="T109"/></text:p>
      <text:p text:style-name="P1"><text:span text:style-name="T109"><text:tab/>// Default speed</text:span></text:p>
      <text:p text:style-name="P1"><text:span text:style-name="T109"><text:tab/>_default: 400</text:span></text:p>
      <text:p text:style-name="P1"><text:span text:style-name="T109">};</text:span></text:p>
      <text:p text:style-name="P1"><text:span text:style-name="T109"/></text:p>
      <text:p text:style-name="P1"><text:span text:style-name="T109"/></text:p>
      <text:p text:style-name="P1"><text:span text:style-name="T109">// Based off of the plugin by Clint Helfers, with permission.</text:span></text:p>
      <text:p text:style-name="P1"><text:span text:style-name="T109">//<text:s/></text:span><text:a xlink:href="https://web.archive.org/web/20100324014747/http://blindsignals.com/index.php/2009/07/jquery-delay/"><text:span text:style-name="T110">https://web.archive.org/web/20100324014747/http://blindsignals.com/index.php/2009/07/jquery-delay/</text:span></text:a><text:span text:style-name="T111"/></text:p>
      <text:p text:style-name="P1"><text:span text:style-name="T111">jQuery.fn.delay = function( time, type ) {</text:span></text:p>
      <text:p text:style-name="P1"><text:span text:style-name="T111"><text:tab/>time = jQuery.fx ? jQuery.fx.speeds[ time ] || time : time;</text:span></text:p>
      <text:p text:style-name="P1"><text:span text:style-name="T111"><text:tab/>type = type || "fx";</text:span></text:p>
      <text:p text:style-name="P1"><text:span text:style-name="T111"/></text:p>
      <text:p text:style-name="P1"><text:span text:style-name="T111"><text:tab/>return this.queue( type, function( next, hooks ) {</text:span></text:p>
      <text:p text:style-name="P1"><text:span text:style-name="T111"><text:tab/><text:tab/>var timeout = window.setTimeout( next, time );</text:span></text:p>
      <text:p text:style-name="P1"><text:span text:style-name="T111"><text:tab/><text:tab/>hooks.stop = function() {</text:span></text:p>
      <text:p text:style-name="P1"><text:span text:style-name="T111"><text:tab/><text:tab/><text:tab/>window.clearTimeout( timeout );</text:span></text:p>
      <text:p text:style-name="P1"><text:span text:style-name="T111"><text:tab/><text:tab/>};</text:span></text:p>
      <text:p text:style-name="P1"><text:span text:style-name="T111"><text:tab/>} );</text:span></text:p>
      <text:p text:style-name="P1"><text:span text:style-name="T111">};</text:span></text:p>
      <text:p text:style-name="P1"><text:span text:style-name="T111"/></text:p>
      <text:p text:style-name="P1"><text:span text:style-name="T111"/></text:p>
      <text:p text:style-name="P1"><text:span text:style-name="T111">( function() {</text:span></text:p>
      <text:p text:style-name="P1"><text:span text:style-name="T111"><text:tab/>var input = document.createElement( "input" ),</text:span></text:p>
      <text:p text:style-name="P1"><text:span text:style-name="T111"><text:tab/><text:tab/>select = document.createElement( "select" ),</text:span></text:p>
      <text:p text:style-name="P1"><text:span text:style-name="T111"><text:tab/><text:tab/>opt = select.appendChild( document.createElement( "option" ) );</text:span></text:p>
      <text:p text:style-name="P1"><text:span text:style-name="T111"/></text:p>
      <text:p text:style-name="P1"><text:span text:style-name="T111"><text:tab/>input.type = "checkbox";</text:span></text:p>
      <text:p text:style-name="P1"><text:span text:style-name="T111"/></text:p>
      <text:p text:style-name="P1"><text:span text:style-name="T111"><text:tab/>// Support: Android &lt;=4.3 only</text:span></text:p>
      <text:p text:style-name="P1"><text:span text:style-name="T111"><text:tab/>// Default value for a checkbox should be "on"</text:span></text:p>
      <text:p text:style-name="P1"><text:span text:style-name="T111"><text:tab/>support.checkOn = input.value !== "";</text:span></text:p>
      <text:p text:style-name="P1"><text:span text:style-name="T111"/></text:p>
      <text:p text:style-name="P1"><text:span text:style-name="T111"><text:tab/>// Support: IE &lt;=11 only</text:span></text:p>
      <text:p text:style-name="P1"><text:span text:style-name="T111"><text:tab/>// Must access selectedIndex to make default options select</text:span></text:p>
      <text:p text:style-name="P1"><text:span text:style-name="T111"><text:tab/>support.optSelected = opt.selected;</text:span></text:p>
      <text:p text:style-name="P1"><text:span text:style-name="T111"/></text:p>
      <text:p text:style-name="P1"><text:span text:style-name="T111"><text:tab/>// Support: IE &lt;=11 only</text:span></text:p>
      <text:p text:style-name="P1"><text:span text:style-name="T111"><text:tab/>// An input loses its value after becoming a radio</text:span></text:p>
      <text:p text:style-name="P1"><text:span text:style-name="T111"><text:tab/>input = document.createElement( "input" );</text:span></text:p>
      <text:p text:style-name="P1"><text:span text:style-name="T111"><text:tab/>input.value = "t";</text:span></text:p>
      <text:p text:style-name="P1"><text:span text:style-name="T111"><text:tab/>input.type = "radio";</text:span></text:p>
      <text:p text:style-name="P1"><text:span text:style-name="T111"><text:tab/>support.radioValue = input.value === "t";</text:span></text:p>
      <text:p text:style-name="P1"><text:span text:style-name="T111">} )();</text:span></text:p>
      <text:p text:style-name="P1"><text:span text:style-name="T111"/></text:p>
      <text:p text:style-name="P1"><text:span text:style-name="T111"/></text:p>
      <text:p text:style-name="P1"><text:span text:style-name="T111">var boolHook,</text:span></text:p>
      <text:p text:style-name="P1"><text:span text:style-name="T111"><text:tab/>attrHandle = jQuery.expr.attrHandle;</text:span></text:p>
      <text:p text:style-name="P1"><text:span text:style-name="T111"/></text:p>
      <text:p text:style-name="P1"><text:span text:style-name="T111">jQuery.fn.extend( {</text:span></text:p>
      <text:p text:style-name="P1"><text:span text:style-name="T111"><text:tab/>attr: function( name, value ) {</text:span></text:p>
      <text:p text:style-name="P1"><text:span text:style-name="T111"><text:tab/><text:tab/>return access( this, jQuery.attr, name, value, arguments.length &gt; 1 );</text:span></text:p>
      <text:p text:style-name="P1"><text:span text:style-name="T111"><text:tab/>},</text:span></text:p>
      <text:p text:style-name="P1"><text:span text:style-name="T111"/></text:p>
      <text:p text:style-name="P1"><text:span text:style-name="T111"><text:tab/>removeAttr: function( name ) {</text:span></text:p>
      <text:p text:style-name="P1"><text:span text:style-name="T111"><text:tab/><text:tab/>return this.each( function() {</text:span></text:p>
      <text:p text:style-name="P1"><text:span text:style-name="T111"><text:tab/><text:tab/><text:tab/>jQuery.removeAttr( this, name );</text:span></text:p>
      <text:p text:style-name="P1"><text:span text:style-name="T111"><text:tab/><text:tab/>} );</text:span></text:p>
      <text:p text:style-name="P1"><text:span text:style-name="T111"><text:tab/>}</text:span></text:p>
      <text:p text:style-name="P1"><text:span text:style-name="T111">} );</text:span></text:p>
      <text:p text:style-name="P1"><text:span text:style-name="T111"/></text:p>
      <text:p text:style-name="P1"><text:span text:style-name="T111">jQuery.extend( {</text:span></text:p>
      <text:p text:style-name="P1"><text:span text:style-name="T111"><text:tab/>attr: function( elem, name, value ) {</text:span></text:p>
      <text:p text:style-name="P1"><text:span text:style-name="T111"><text:tab/><text:tab/>var ret, hooks,</text:span></text:p>
      <text:p text:style-name="P1"><text:span text:style-name="T111"><text:tab/><text:tab/><text:tab/>nType = elem.nodeType;</text:span></text:p>
      <text:p text:style-name="P1"><text:span text:style-name="T111"/></text:p>
      <text:p text:style-name="P1"><text:span text:style-name="T111"><text:tab/><text:tab/>// Don't get/set attributes on text, comment and attribute nodes</text:span></text:p>
      <text:p text:style-name="P1"><text:span text:style-name="T111"><text:tab/><text:tab/>if ( nType === 3 || nType === 8 || nType === 2 ) {</text:span></text:p>
      <text:p text:style-name="P1"><text:span text:style-name="T111"><text:tab/><text:tab/><text:tab/>return;</text:span></text:p>
      <text:p text:style-name="P1"><text:span text:style-name="T111"><text:tab/><text:tab/>}</text:span></text:p>
      <text:p text:style-name="P1"><text:span text:style-name="T111"/></text:p>
      <text:p text:style-name="P1"><text:span text:style-name="T111"><text:tab/><text:tab/>// Fallback to prop when attributes are not supported</text:span></text:p>
      <text:p text:style-name="P1"><text:span text:style-name="T111"><text:tab/><text:tab/>if ( typeof elem.getAttribute === "undefined" ) {</text:span></text:p>
      <text:p text:style-name="P1"><text:span text:style-name="T111"><text:tab/><text:tab/><text:tab/>return jQuery.prop( elem, name, value );</text:span></text:p>
      <text:p text:style-name="P1"><text:span text:style-name="T111"><text:tab/><text:tab/>}</text:span></text:p>
      <text:p text:style-name="P1"><text:span text:style-name="T111"/></text:p>
      <text:p text:style-name="P1"><text:span text:style-name="T111"><text:tab/><text:tab/>// Attribute hooks are determined by the lowercase version</text:span></text:p>
      <text:p text:style-name="P1"><text:span text:style-name="T111"><text:tab/><text:tab/>// Grab necessary hook if one is defined</text:span></text:p>
      <text:p text:style-name="P1"><text:span text:style-name="T111"><text:tab/><text:tab/>if ( nType !== 1 || !jQuery.isXMLDoc( elem ) ) {</text:span></text:p>
      <text:p text:style-name="P1"><text:span text:style-name="T111"><text:tab/><text:tab/><text:tab/>hooks = jQuery.attrHooks[ name.toLowerCase() ] ||</text:span></text:p>
      <text:p text:style-name="P1"><text:span text:style-name="T111"><text:tab/><text:tab/><text:tab/><text:tab/>( jQuery.expr.match.bool.test( name ) ? boolHook : undefined );</text:span></text:p>
      <text:p text:style-name="P1"><text:span text:style-name="T111"><text:tab/><text:tab/>}</text:span></text:p>
      <text:p text:style-name="P1"><text:span text:style-name="T111"/></text:p>
      <text:p text:style-name="P1"><text:span text:style-name="T111"><text:tab/><text:tab/>if ( value !== undefined ) {</text:span></text:p>
      <text:p text:style-name="P1"><text:span text:style-name="T111"><text:tab/><text:tab/><text:tab/>if ( value === null ) {</text:span></text:p>
      <text:p text:style-name="P1"><text:span text:style-name="T111"><text:tab/><text:tab/><text:tab/><text:tab/>jQuery.removeAttr( elem, name );</text:span></text:p>
      <text:p text:style-name="P1"><text:span text:style-name="T111"><text:tab/><text:tab/><text:tab/><text:tab/>return;</text:span></text:p>
      <text:p text:style-name="P1"><text:span text:style-name="T111"><text:tab/><text:tab/><text:tab/>}</text:span></text:p>
      <text:p text:style-name="P1"><text:span text:style-name="T111"/></text:p>
      <text:p text:style-name="P1"><text:span text:style-name="T111"><text:tab/><text:tab/><text:tab/>if ( hooks &amp;&amp; "set" in hooks &amp;&amp;</text:span></text:p>
      <text:p text:style-name="P1"><text:span text:style-name="T111"><text:tab/><text:tab/><text:tab/><text:tab/>( ret = hooks.set( elem, value, name ) ) !== undefined ) {</text:span></text:p>
      <text:p text:style-name="P1"><text:span text:style-name="T111"><text:tab/><text:tab/><text:tab/><text:tab/>return ret;</text:span></text:p>
      <text:p text:style-name="P1"><text:span text:style-name="T111"><text:tab/><text:tab/><text:tab/>}</text:span></text:p>
      <text:p text:style-name="P1"><text:span text:style-name="T111"/></text:p>
      <text:p text:style-name="P1"><text:span text:style-name="T111"><text:tab/><text:tab/><text:tab/>elem.setAttribute( name, value + "" );</text:span></text:p>
      <text:p text:style-name="P1"><text:span text:style-name="T111"><text:tab/><text:tab/><text:tab/>return value;</text:span></text:p>
      <text:p text:style-name="P1"><text:span text:style-name="T111"><text:tab/><text:tab/>}</text:span></text:p>
      <text:p text:style-name="P1"><text:span text:style-name="T111"/></text:p>
      <text:p text:style-name="P1"><text:span text:style-name="T111"><text:tab/><text:tab/>if ( hooks &amp;&amp; "get" in hooks &amp;&amp; ( ret = hooks.get( elem, name ) ) !== null ) {</text:span></text:p>
      <text:p text:style-name="P1"><text:span text:style-name="T111"><text:tab/><text:tab/><text:tab/>return ret;</text:span></text:p>
      <text:p text:style-name="P1"><text:span text:style-name="T111"><text:tab/><text:tab/>}</text:span></text:p>
      <text:p text:style-name="P1"><text:span text:style-name="T111"/></text:p>
      <text:p text:style-name="P1"><text:span text:style-name="T111"><text:tab/><text:tab/>ret = jQuery.find.attr( elem, name );</text:span></text:p>
      <text:p text:style-name="P1"><text:span text:style-name="T111"/></text:p>
      <text:p text:style-name="P1"><text:span text:style-name="T111"><text:tab/><text:tab/>// Non-existent attributes return null, we normalize to undefined</text:span></text:p>
      <text:p text:style-name="P1"><text:span text:style-name="T111"><text:tab/><text:tab/>return ret == null ? undefined : ret;</text:span></text:p>
      <text:p text:style-name="P1"><text:span text:style-name="T111"><text:tab/>},</text:span></text:p>
      <text:p text:style-name="P1"><text:span text:style-name="T111"/></text:p>
      <text:p text:style-name="P1"><text:span text:style-name="T111"><text:tab/>attrHooks: {</text:span></text:p>
      <text:p text:style-name="P1"><text:span text:style-name="T111"><text:tab/><text:tab/>type: {</text:span></text:p>
      <text:p text:style-name="P1"><text:span text:style-name="T111"><text:tab/><text:tab/><text:tab/>set: function( elem, value ) {</text:span></text:p>
      <text:p text:style-name="P1"><text:span text:style-name="T111"><text:tab/><text:tab/><text:tab/><text:tab/>if ( !support.radioValue &amp;&amp; value === "radio" &amp;&amp;</text:span></text:p>
      <text:p text:style-name="P1"><text:span text:style-name="T111"><text:tab/><text:tab/><text:tab/><text:tab/><text:tab/>nodeName( elem, "input" ) ) {</text:span></text:p>
      <text:p text:style-name="P1"><text:span text:style-name="T111"><text:tab/><text:tab/><text:tab/><text:tab/><text:tab/>var val = elem.value;</text:span></text:p>
      <text:p text:style-name="P1"><text:span text:style-name="T111"><text:tab/><text:tab/><text:tab/><text:tab/><text:tab/>elem.setAttribute( "type", value );</text:span></text:p>
      <text:p text:style-name="P1"><text:span text:style-name="T111"><text:tab/><text:tab/><text:tab/><text:tab/><text:tab/>if ( val ) {</text:span></text:p>
      <text:p text:style-name="P1"><text:span text:style-name="T111"><text:tab/><text:tab/><text:tab/><text:tab/><text:tab/><text:tab/>elem.value = val;</text:span></text:p>
      <text:p text:style-name="P1"><text:span text:style-name="T111"><text:tab/><text:tab/><text:tab/><text:tab/><text:tab/>}</text:span></text:p>
      <text:p text:style-name="P1"><text:span text:style-name="T111"><text:tab/><text:tab/><text:tab/><text:tab/><text:tab/>return value;</text:span></text:p>
      <text:p text:style-name="P1"><text:span text:style-name="T111"><text:tab/><text:tab/><text:tab/><text:tab/>}</text:span></text:p>
      <text:p text:style-name="P1"><text:span text:style-name="T111"><text:tab/><text:tab/><text:tab/>}</text:span></text:p>
      <text:p text:style-name="P1"><text:span text:style-name="T111"><text:tab/><text:tab/>}</text:span></text:p>
      <text:p text:style-name="P1"><text:span text:style-name="T111"><text:tab/>},</text:span></text:p>
      <text:p text:style-name="P1"><text:span text:style-name="T111"/></text:p>
      <text:p text:style-name="P1"><text:span text:style-name="T111"><text:tab/>removeAttr: function( elem, value ) {</text:span></text:p>
      <text:p text:style-name="P1"><text:span text:style-name="T111"><text:tab/><text:tab/>var name,</text:span></text:p>
      <text:p text:style-name="P1"><text:span text:style-name="T111"><text:tab/><text:tab/><text:tab/>i = 0,</text:span></text:p>
      <text:p text:style-name="P1"><text:span text:style-name="T111"/></text:p>
      <text:p text:style-name="P1"><text:span text:style-name="T111"><text:tab/><text:tab/><text:tab/>// Attribute names can contain non-HTML whitespace characters</text:span></text:p>
      <text:p text:style-name="P1"><text:span text:style-name="T111"><text:tab/><text:tab/><text:tab/>//<text:s/></text:span><text:a xlink:href="https://html.spec.whatwg.org/multipage/syntax.html#attributes-2"><text:span text:style-name="T112">https://html.spec.whatwg.org/multipage/syntax.html#attributes-2</text:span></text:a><text:span text:style-name="T113"/></text:p>
      <text:p text:style-name="P1"><text:span text:style-name="T113"><text:tab/><text:tab/><text:tab/>attrNames = value &amp;&amp; value.match( rnothtmlwhite );</text:span></text:p>
      <text:p text:style-name="P1"><text:span text:style-name="T113"/></text:p>
      <text:p text:style-name="P1"><text:span text:style-name="T113"><text:tab/><text:tab/>if ( attrNames &amp;&amp; elem.nodeType === 1 ) {</text:span></text:p>
      <text:p text:style-name="P1"><text:span text:style-name="T113"><text:tab/><text:tab/><text:tab/>while ( ( name = attrNames[ i++ ] ) ) {</text:span></text:p>
      <text:p text:style-name="P1"><text:span text:style-name="T113"><text:tab/><text:tab/><text:tab/><text:tab/>elem.removeAttribute( name );</text:span></text:p>
      <text:p text:style-name="P1"><text:span text:style-name="T113"><text:tab/><text:tab/><text:tab/>}</text:span></text:p>
      <text:p text:style-name="P1"><text:span text:style-name="T113"><text:tab/><text:tab/>}</text:span></text:p>
      <text:p text:style-name="P1"><text:span text:style-name="T113"><text:tab/>}</text:span></text:p>
      <text:p text:style-name="P1"><text:span text:style-name="T113">} );</text:span></text:p>
      <text:p text:style-name="P1"><text:span text:style-name="T113"/></text:p>
      <text:p text:style-name="P1"><text:span text:style-name="T113">// Hooks for boolean attributes</text:span></text:p>
      <text:p text:style-name="P1"><text:span text:style-name="T113">boolHook = {</text:span></text:p>
      <text:p text:style-name="P1"><text:span text:style-name="T113"><text:tab/>set: function( elem, value, name ) {</text:span></text:p>
      <text:p text:style-name="P1"><text:span text:style-name="T113"><text:tab/><text:tab/>if ( value === false ) {</text:span></text:p>
      <text:p text:style-name="P1"><text:span text:style-name="T113"/></text:p>
      <text:p text:style-name="P1"><text:span text:style-name="T113"><text:tab/><text:tab/><text:tab/>// Remove boolean attributes when set to false</text:span></text:p>
      <text:p text:style-name="P1"><text:span text:style-name="T113"><text:tab/><text:tab/><text:tab/>jQuery.removeAttr( elem, name );</text:span></text:p>
      <text:p text:style-name="P1"><text:span text:style-name="T113"><text:tab/><text:tab/>} else {</text:span></text:p>
      <text:p text:style-name="P1"><text:span text:style-name="T113"><text:tab/><text:tab/><text:tab/>elem.setAttribute( name, name );</text:span></text:p>
      <text:p text:style-name="P1"><text:span text:style-name="T113"><text:tab/><text:tab/>}</text:span></text:p>
      <text:p text:style-name="P1"><text:span text:style-name="T113"><text:tab/><text:tab/>return name;</text:span></text:p>
      <text:p text:style-name="P1"><text:span text:style-name="T113"><text:tab/>}</text:span></text:p>
      <text:p text:style-name="P1"><text:span text:style-name="T113">};</text:span></text:p>
      <text:p text:style-name="P1"><text:span text:style-name="T113"/></text:p>
      <text:p text:style-name="P1"><text:span text:style-name="T113">jQuery.each( jQuery.expr.match.bool.source.match( /\w+/g ), function( _i, name ) {</text:span></text:p>
      <text:p text:style-name="P1"><text:span text:style-name="T113"><text:tab/>var getter = attrHandle[ name ] || jQuery.find.attr;</text:span></text:p>
      <text:p text:style-name="P1"><text:span text:style-name="T113"/></text:p>
      <text:p text:style-name="P1"><text:span text:style-name="T113"><text:tab/>attrHandle[ name ] = function( elem, name, isXML ) {</text:span></text:p>
      <text:p text:style-name="P1"><text:span text:style-name="T113"><text:tab/><text:tab/>var ret, handle,</text:span></text:p>
      <text:p text:style-name="P1"><text:span text:style-name="T113"><text:tab/><text:tab/><text:tab/>lowercaseName = name.toLowerCase();</text:span></text:p>
      <text:p text:style-name="P1"><text:span text:style-name="T113"/></text:p>
      <text:p text:style-name="P1"><text:span text:style-name="T113"><text:tab/><text:tab/>if ( !isXML ) {</text:span></text:p>
      <text:p text:style-name="P1"><text:span text:style-name="T113"/></text:p>
      <text:p text:style-name="P1"><text:span text:style-name="T113"><text:tab/><text:tab/><text:tab/>// Avoid an infinite loop by temporarily removing this function from the getter</text:span></text:p>
      <text:p text:style-name="P1"><text:span text:style-name="T113"><text:tab/><text:tab/><text:tab/>handle = attrHandle[ lowercaseName ];</text:span></text:p>
      <text:p text:style-name="P1"><text:span text:style-name="T113"><text:tab/><text:tab/><text:tab/>attrHandle[ lowercaseName ] = ret;</text:span></text:p>
      <text:p text:style-name="P1"><text:span text:style-name="T113"><text:tab/><text:tab/><text:tab/>ret = getter( elem, name, isXML ) != null ?</text:span></text:p>
      <text:p text:style-name="P1"><text:span text:style-name="T113"><text:tab/><text:tab/><text:tab/><text:tab/>lowercaseName :</text:span></text:p>
      <text:p text:style-name="P1"><text:span text:style-name="T113"><text:tab/><text:tab/><text:tab/><text:tab/>null;</text:span></text:p>
      <text:p text:style-name="P1"><text:span text:style-name="T113"><text:tab/><text:tab/><text:tab/>attrHandle[ lowercaseName ] = handle;</text:span></text:p>
      <text:p text:style-name="P1"><text:span text:style-name="T113"><text:tab/><text:tab/>}</text:span></text:p>
      <text:p text:style-name="P1"><text:span text:style-name="T113"><text:tab/><text:tab/>return ret;</text:span></text:p>
      <text:p text:style-name="P1"><text:span text:style-name="T113"><text:tab/>};</text:span></text:p>
      <text:p text:style-name="P1"><text:span text:style-name="T113">} );</text:span></text:p>
      <text:p text:style-name="P1"><text:span text:style-name="T113"/></text:p>
      <text:p text:style-name="P1"><text:span text:style-name="T113"/></text:p>
      <text:p text:style-name="P1"><text:span text:style-name="T113"/></text:p>
      <text:p text:style-name="P1"><text:span text:style-name="T113"/></text:p>
      <text:p text:style-name="P1"><text:span text:style-name="T113">var rfocusable = /^(?:input|select|textarea|button)$/i,</text:span></text:p>
      <text:p text:style-name="P1"><text:span text:style-name="T113"><text:tab/>rclickable = /^(?:a|area)$/i;</text:span></text:p>
      <text:p text:style-name="P1"><text:span text:style-name="T113"/></text:p>
      <text:p text:style-name="P1"><text:span text:style-name="T113">jQuery.fn.extend( {</text:span></text:p>
      <text:p text:style-name="P1"><text:span text:style-name="T113"><text:tab/>prop: function( name, value ) {</text:span></text:p>
      <text:p text:style-name="P1"><text:span text:style-name="T113"><text:tab/><text:tab/>return access( this, jQuery.prop, name, value, arguments.length &gt; 1 );</text:span></text:p>
      <text:p text:style-name="P1"><text:span text:style-name="T113"><text:tab/>},</text:span></text:p>
      <text:p text:style-name="P1"><text:span text:style-name="T113"/></text:p>
      <text:p text:style-name="P1"><text:span text:style-name="T113"><text:tab/>removeProp: function( name ) {</text:span></text:p>
      <text:p text:style-name="P1"><text:span text:style-name="T113"><text:tab/><text:tab/>return this.each( function() {</text:span></text:p>
      <text:p text:style-name="P1"><text:span text:style-name="T113"><text:tab/><text:tab/><text:tab/>delete this[ jQuery.propFix[ name ] || name ];</text:span></text:p>
      <text:p text:style-name="P1"><text:span text:style-name="T113"><text:tab/><text:tab/>} );</text:span></text:p>
      <text:p text:style-name="P1"><text:span text:style-name="T113"><text:tab/>}</text:span></text:p>
      <text:p text:style-name="P1"><text:span text:style-name="T113">} );</text:span></text:p>
      <text:p text:style-name="P1"><text:span text:style-name="T113"/></text:p>
      <text:p text:style-name="P1"><text:span text:style-name="T113">jQuery.extend( {</text:span></text:p>
      <text:p text:style-name="P1"><text:span text:style-name="T113"><text:tab/>prop: function( elem, name, value ) {</text:span></text:p>
      <text:p text:style-name="P1"><text:span text:style-name="T113"><text:tab/><text:tab/>var ret, hooks,</text:span></text:p>
      <text:p text:style-name="P1"><text:span text:style-name="T113"><text:tab/><text:tab/><text:tab/>nType = elem.nodeType;</text:span></text:p>
      <text:p text:style-name="P1"><text:span text:style-name="T113"/></text:p>
      <text:p text:style-name="P1"><text:span text:style-name="T113"><text:tab/><text:tab/>// Don't get/set properties on text, comment and attribute nodes</text:span></text:p>
      <text:p text:style-name="P1"><text:span text:style-name="T113"><text:tab/><text:tab/>if ( nType === 3 || nType === 8 || nType === 2 ) {</text:span></text:p>
      <text:p text:style-name="P1"><text:span text:style-name="T113"><text:tab/><text:tab/><text:tab/>return;</text:span></text:p>
      <text:p text:style-name="P1"><text:span text:style-name="T113"><text:tab/><text:tab/>}</text:span></text:p>
      <text:p text:style-name="P1"><text:span text:style-name="T113"/></text:p>
      <text:p text:style-name="P1"><text:span text:style-name="T113"><text:tab/><text:tab/>if ( nType !== 1 || !jQuery.isXMLDoc( elem ) ) {</text:span></text:p>
      <text:p text:style-name="P1"><text:span text:style-name="T113"/></text:p>
      <text:p text:style-name="P1"><text:span text:style-name="T113"><text:tab/><text:tab/><text:tab/>// Fix name and attach hooks</text:span></text:p>
      <text:p text:style-name="P1"><text:span text:style-name="T113"><text:tab/><text:tab/><text:tab/>name = jQuery.propFix[ name ] || name;</text:span></text:p>
      <text:p text:style-name="P1"><text:span text:style-name="T113"><text:tab/><text:tab/><text:tab/>hooks = jQuery.propHooks[ name ];</text:span></text:p>
      <text:p text:style-name="P1"><text:span text:style-name="T113"><text:tab/><text:tab/>}</text:span></text:p>
      <text:p text:style-name="P1"><text:span text:style-name="T113"/></text:p>
      <text:p text:style-name="P1"><text:span text:style-name="T113"><text:tab/><text:tab/>if ( value !== undefined ) {</text:span></text:p>
      <text:p text:style-name="P1"><text:span text:style-name="T113"><text:tab/><text:tab/><text:tab/>if ( hooks &amp;&amp; "set" in hooks &amp;&amp;</text:span></text:p>
      <text:p text:style-name="P1"><text:span text:style-name="T113"><text:tab/><text:tab/><text:tab/><text:tab/>( ret = hooks.set( elem, value, name ) ) !== undefined ) {</text:span></text:p>
      <text:p text:style-name="P1"><text:span text:style-name="T113"><text:tab/><text:tab/><text:tab/><text:tab/>return ret;</text:span></text:p>
      <text:p text:style-name="P1"><text:span text:style-name="T113"><text:tab/><text:tab/><text:tab/>}</text:span></text:p>
      <text:p text:style-name="P1"><text:span text:style-name="T113"/></text:p>
      <text:p text:style-name="P1"><text:span text:style-name="T113"><text:tab/><text:tab/><text:tab/>return ( elem[ name ] = value );</text:span></text:p>
      <text:p text:style-name="P1"><text:span text:style-name="T113"><text:tab/><text:tab/>}</text:span></text:p>
      <text:p text:style-name="P1"><text:span text:style-name="T113"/></text:p>
      <text:p text:style-name="P1"><text:span text:style-name="T113"><text:tab/><text:tab/>if ( hooks &amp;&amp; "get" in hooks &amp;&amp; ( ret = hooks.get( elem, name ) ) !== null ) {</text:span></text:p>
      <text:p text:style-name="P1"><text:span text:style-name="T113"><text:tab/><text:tab/><text:tab/>return ret;</text:span></text:p>
      <text:p text:style-name="P1"><text:span text:style-name="T113"><text:tab/><text:tab/>}</text:span></text:p>
      <text:p text:style-name="P1"><text:span text:style-name="T113"/></text:p>
      <text:p text:style-name="P1"><text:span text:style-name="T113"><text:tab/><text:tab/>return elem[ name ];</text:span></text:p>
      <text:p text:style-name="P1"><text:span text:style-name="T113"><text:tab/>},</text:span></text:p>
      <text:p text:style-name="P1"><text:span text:style-name="T113"/></text:p>
      <text:p text:style-name="P1"><text:span text:style-name="T113"><text:tab/>propHooks: {</text:span></text:p>
      <text:p text:style-name="P1"><text:span text:style-name="T113"><text:tab/><text:tab/>tabIndex: {</text:span></text:p>
      <text:p text:style-name="P1"><text:span text:style-name="T113"><text:tab/><text:tab/><text:tab/>get: function( elem ) {</text:span></text:p>
      <text:p text:style-name="P1"><text:span text:style-name="T113"/></text:p>
      <text:p text:style-name="P1"><text:span text:style-name="T113"><text:tab/><text:tab/><text:tab/><text:tab/>// Support: IE &lt;=9 - 11 only</text:span></text:p>
      <text:p text:style-name="P1"><text:span text:style-name="T113"><text:tab/><text:tab/><text:tab/><text:tab/>// elem.tabIndex doesn't always return the</text:span></text:p>
      <text:p text:style-name="P1"><text:span text:style-name="T113"><text:tab/><text:tab/><text:tab/><text:tab/>// correct value when it hasn't been explicitly set</text:span></text:p>
      <text:p text:style-name="P1"><text:span text:style-name="T113"><text:tab/><text:tab/><text:tab/><text:tab/>//<text:s/></text:span><text:a xlink:href="https://web.archive.org/web/20141116233347/http://fluidproject.org/blog/2008/01/09/getting-setting-and-removing-tabindex-values-with-javascript/"><text:span text:style-name="T114">https://web.archive.org/web/20141116233347/http://fluidproject.org/blog/2008/01/09/getting-setting-and-removing-tabindex-values-with-javascript/</text:span></text:a><text:span text:style-name="T115"/></text:p>
      <text:p text:style-name="P1"><text:span text:style-name="T115"><text:tab/><text:tab/><text:tab/><text:tab/>// Use proper attribute retrieval(#12072)</text:span></text:p>
      <text:p text:style-name="P1"><text:span text:style-name="T115"><text:tab/><text:tab/><text:tab/><text:tab/>var tabindex = jQuery.find.attr( elem, "tabindex" );</text:span></text:p>
      <text:p text:style-name="P1"><text:span text:style-name="T115"/></text:p>
      <text:p text:style-name="P1"><text:span text:style-name="T115"><text:tab/><text:tab/><text:tab/><text:tab/>if ( tabindex ) {</text:span></text:p>
      <text:p text:style-name="P1"><text:span text:style-name="T115"><text:tab/><text:tab/><text:tab/><text:tab/><text:tab/>return parseInt( tabindex, 10 );</text:span></text:p>
      <text:p text:style-name="P1"><text:span text:style-name="T115"><text:tab/><text:tab/><text:tab/><text:tab/>}</text:span></text:p>
      <text:p text:style-name="P1"><text:span text:style-name="T115"/></text:p>
      <text:p text:style-name="P1"><text:span text:style-name="T115"><text:tab/><text:tab/><text:tab/><text:tab/>if (</text:span></text:p>
      <text:p text:style-name="P1"><text:span text:style-name="T115"><text:tab/><text:tab/><text:tab/><text:tab/><text:tab/>rfocusable.test( elem.nodeName ) ||</text:span></text:p>
      <text:p text:style-name="P1"><text:span text:style-name="T115"><text:tab/><text:tab/><text:tab/><text:tab/><text:tab/>rclickable.test( elem.nodeName ) &amp;&amp;</text:span></text:p>
      <text:p text:style-name="P1"><text:span text:style-name="T115"><text:tab/><text:tab/><text:tab/><text:tab/><text:tab/>elem.href</text:span></text:p>
      <text:p text:style-name="P1"><text:span text:style-name="T115"><text:tab/><text:tab/><text:tab/><text:tab/>) {</text:span></text:p>
      <text:p text:style-name="P1"><text:span text:style-name="T115"><text:tab/><text:tab/><text:tab/><text:tab/><text:tab/>return 0;</text:span></text:p>
      <text:p text:style-name="P1"><text:span text:style-name="T115"><text:tab/><text:tab/><text:tab/><text:tab/>}</text:span></text:p>
      <text:p text:style-name="P1"><text:span text:style-name="T115"/></text:p>
      <text:p text:style-name="P1"><text:span text:style-name="T115"><text:tab/><text:tab/><text:tab/><text:tab/>return -1;</text:span></text:p>
      <text:p text:style-name="P1"><text:span text:style-name="T115"><text:tab/><text:tab/><text:tab/>}</text:span></text:p>
      <text:p text:style-name="P1"><text:span text:style-name="T115"><text:tab/><text:tab/>}</text:span></text:p>
      <text:p text:style-name="P1"><text:span text:style-name="T115"><text:tab/>},</text:span></text:p>
      <text:p text:style-name="P1"><text:span text:style-name="T115"/></text:p>
      <text:p text:style-name="P1"><text:span text:style-name="T115"><text:tab/>propFix: {</text:span></text:p>
      <text:p text:style-name="P1"><text:span text:style-name="T115"><text:tab/><text:tab/>"for": "htmlFor",</text:span></text:p>
      <text:p text:style-name="P1"><text:span text:style-name="T115"><text:tab/><text:tab/>"class": "className"</text:span></text:p>
      <text:p text:style-name="P1"><text:span text:style-name="T115"><text:tab/>}</text:span></text:p>
      <text:p text:style-name="P1"><text:span text:style-name="T115">} );</text:span></text:p>
      <text:p text:style-name="P1"><text:span text:style-name="T115"/></text:p>
      <text:p text:style-name="P1"><text:span text:style-name="T115">// Support: IE &lt;=11 only</text:span></text:p>
      <text:p text:style-name="P1"><text:span text:style-name="T115">// Accessing the selectedIndex property</text:span></text:p>
      <text:p text:style-name="P1"><text:span text:style-name="T115">// forces the browser to respect setting selected</text:span></text:p>
      <text:p text:style-name="P1"><text:span text:style-name="T115">// on the option</text:span></text:p>
      <text:p text:style-name="P1"><text:span text:style-name="T115">// The getter ensures a default option is selected</text:span></text:p>
      <text:p text:style-name="P1"><text:span text:style-name="T115">// when in an optgroup</text:span></text:p>
      <text:p text:style-name="P1"><text:span text:style-name="T115">// eslint rule "no-unused-expressions" is disabled for this code</text:span></text:p>
      <text:p text:style-name="P1"><text:span text:style-name="T115">// since it considers such accessions noop</text:span></text:p>
      <text:p text:style-name="P1"><text:span text:style-name="T115">if ( !support.optSelected ) {</text:span></text:p>
      <text:p text:style-name="P1"><text:span text:style-name="T115"><text:tab/>jQuery.propHooks.selected = {</text:span></text:p>
      <text:p text:style-name="P1"><text:span text:style-name="T115"><text:tab/><text:tab/>get: function( elem ) {</text:span></text:p>
      <text:p text:style-name="P1"><text:span text:style-name="T115"/></text:p>
      <text:p text:style-name="P1"><text:span text:style-name="T115"><text:tab/><text:tab/><text:tab/>/* eslint no-unused-expressions: "off" */</text:span></text:p>
      <text:p text:style-name="P1"><text:span text:style-name="T115"/></text:p>
      <text:p text:style-name="P1"><text:span text:style-name="T115"><text:tab/><text:tab/><text:tab/>var parent = elem.parentNode;</text:span></text:p>
      <text:p text:style-name="P1"><text:span text:style-name="T115"><text:tab/><text:tab/><text:tab/>if ( parent &amp;&amp; parent.parentNode ) {</text:span></text:p>
      <text:p text:style-name="P1"><text:span text:style-name="T115"><text:tab/><text:tab/><text:tab/><text:tab/>parent.parentNode.selectedIndex;</text:span></text:p>
      <text:p text:style-name="P1"><text:span text:style-name="T115"><text:tab/><text:tab/><text:tab/>}</text:span></text:p>
      <text:p text:style-name="P1"><text:span text:style-name="T115"><text:tab/><text:tab/><text:tab/>return null;</text:span></text:p>
      <text:p text:style-name="P1"><text:span text:style-name="T115"><text:tab/><text:tab/>},</text:span></text:p>
      <text:p text:style-name="P1"><text:span text:style-name="T115"><text:tab/><text:tab/>set: function( elem ) {</text:span></text:p>
      <text:p text:style-name="P1"><text:span text:style-name="T115"/></text:p>
      <text:p text:style-name="P1"><text:span text:style-name="T115"><text:tab/><text:tab/><text:tab/>/* eslint no-unused-expressions: "off" */</text:span></text:p>
      <text:p text:style-name="P1"><text:span text:style-name="T115"/></text:p>
      <text:p text:style-name="P1"><text:span text:style-name="T115"><text:tab/><text:tab/><text:tab/>var parent = elem.parentNode;</text:span></text:p>
      <text:p text:style-name="P1"><text:span text:style-name="T115"><text:tab/><text:tab/><text:tab/>if ( parent ) {</text:span></text:p>
      <text:p text:style-name="P1"><text:span text:style-name="T115"><text:tab/><text:tab/><text:tab/><text:tab/>parent.selectedIndex;</text:span></text:p>
      <text:p text:style-name="P1"><text:span text:style-name="T115"/></text:p>
      <text:p text:style-name="P1"><text:span text:style-name="T115"><text:tab/><text:tab/><text:tab/><text:tab/>if ( parent.parentNode ) {</text:span></text:p>
      <text:p text:style-name="P1"><text:span text:style-name="T115"><text:tab/><text:tab/><text:tab/><text:tab/><text:tab/>parent.parentNode.selectedIndex;</text:span></text:p>
      <text:p text:style-name="P1"><text:span text:style-name="T115"><text:tab/><text:tab/><text:tab/><text:tab/>}</text:span></text:p>
      <text:p text:style-name="P1"><text:span text:style-name="T115"><text:tab/><text:tab/><text:tab/>}</text:span></text:p>
      <text:p text:style-name="P1"><text:span text:style-name="T115"><text:tab/><text:tab/>}</text:span></text:p>
      <text:p text:style-name="P1"><text:span text:style-name="T115"><text:tab/>};</text:span></text:p>
      <text:p text:style-name="P1"><text:span text:style-name="T115">}</text:span></text:p>
      <text:p text:style-name="P1"><text:span text:style-name="T115"/></text:p>
      <text:p text:style-name="P1"><text:span text:style-name="T115">jQuery.each( [</text:span></text:p>
      <text:p text:style-name="P1"><text:span text:style-name="T115"><text:tab/>"tabIndex",</text:span></text:p>
      <text:p text:style-name="P1"><text:span text:style-name="T115"><text:tab/>"readOnly",</text:span></text:p>
      <text:p text:style-name="P1"><text:span text:style-name="T115"><text:tab/>"maxLength",</text:span></text:p>
      <text:p text:style-name="P1"><text:span text:style-name="T115"><text:tab/>"cellSpacing",</text:span></text:p>
      <text:p text:style-name="P1"><text:span text:style-name="T115"><text:tab/>"cellPadding",</text:span></text:p>
      <text:p text:style-name="P1"><text:span text:style-name="T115"><text:tab/>"rowSpan",</text:span></text:p>
      <text:p text:style-name="P1"><text:span text:style-name="T115"><text:tab/>"colSpan",</text:span></text:p>
      <text:p text:style-name="P1"><text:span text:style-name="T115"><text:tab/>"useMap",</text:span></text:p>
      <text:p text:style-name="P1"><text:span text:style-name="T115"><text:tab/>"frameBorder",</text:span></text:p>
      <text:p text:style-name="P1"><text:span text:style-name="T115"><text:tab/>"contentEditable"</text:span></text:p>
      <text:p text:style-name="P1"><text:span text:style-name="T115">], function() {</text:span></text:p>
      <text:p text:style-name="P1"><text:span text:style-name="T115"><text:tab/>jQuery.propFix[ this.toLowerCase() ] = this;</text:span></text:p>
      <text:p text:style-name="P1"><text:span text:style-name="T115">} );</text:span></text:p>
      <text:p text:style-name="P1"><text:span text:style-name="T115"/></text:p>
      <text:p text:style-name="P1"><text:span text:style-name="T115"/></text:p>
      <text:p text:style-name="P1"><text:span text:style-name="T115"/></text:p>
      <text:p text:style-name="P1"><text:span text:style-name="T115"/></text:p>
      <text:p text:style-name="P1"><text:span text:style-name="T115"><text:tab/>// Strip and collapse whitespace according to HTML spec</text:span></text:p>
      <text:p text:style-name="P1"><text:span text:style-name="T115"><text:tab/>//<text:s/></text:span><text:a xlink:href="https://infra.spec.whatwg.org/#strip-and-collapse-ascii-whitespace"><text:span text:style-name="T116">https://infra.spec.whatwg.org/#strip-and-collapse-ascii-whitespace</text:span></text:a><text:span text:style-name="T117"/></text:p>
      <text:p text:style-name="P1"><text:span text:style-name="T117"><text:tab/>function stripAndCollapse( value ) {</text:span></text:p>
      <text:p text:style-name="P1"><text:span text:style-name="T117"><text:tab/><text:tab/>var tokens = value.match( rnothtmlwhite ) || [];</text:span></text:p>
      <text:p text:style-name="P1"><text:span text:style-name="T117"><text:tab/><text:tab/>return tokens.join( " " );</text:span></text:p>
      <text:p text:style-name="P1"><text:span text:style-name="T117"><text:tab/>}</text:span></text:p>
      <text:p text:style-name="P1"><text:span text:style-name="T117"/></text:p>
      <text:p text:style-name="P1"><text:span text:style-name="T117"/></text:p>
      <text:p text:style-name="P1"><text:span text:style-name="T117">function getClass( elem ) {</text:span></text:p>
      <text:p text:style-name="P1"><text:span text:style-name="T117"><text:tab/>return elem.getAttribute &amp;&amp; elem.getAttribute( "class" ) || "";</text:span></text:p>
      <text:p text:style-name="P1"><text:span text:style-name="T117">}</text:span></text:p>
      <text:p text:style-name="P1"><text:span text:style-name="T117"/></text:p>
      <text:p text:style-name="P1"><text:span text:style-name="T117">function classesToArray( value ) {</text:span></text:p>
      <text:p text:style-name="P1"><text:span text:style-name="T117"><text:tab/>if ( Array.isArray( value ) ) {</text:span></text:p>
      <text:p text:style-name="P1"><text:span text:style-name="T117"><text:tab/><text:tab/>return value;</text:span></text:p>
      <text:p text:style-name="P1"><text:span text:style-name="T117"><text:tab/>}</text:span></text:p>
      <text:p text:style-name="P1"><text:span text:style-name="T117"><text:tab/>if ( typeof value === "string" ) {</text:span></text:p>
      <text:p text:style-name="P1"><text:span text:style-name="T117"><text:tab/><text:tab/>return value.match( rnothtmlwhite ) || [];</text:span></text:p>
      <text:p text:style-name="P1"><text:span text:style-name="T117"><text:tab/>}</text:span></text:p>
      <text:p text:style-name="P1"><text:span text:style-name="T117"><text:tab/>return [];</text:span></text:p>
      <text:p text:style-name="P1"><text:span text:style-name="T117">}</text:span></text:p>
      <text:p text:style-name="P1"><text:span text:style-name="T117"/></text:p>
      <text:p text:style-name="P1"><text:span text:style-name="T117">jQuery.fn.extend( {</text:span></text:p>
      <text:p text:style-name="P1"><text:span text:style-name="T117"><text:tab/>addClass: function( value ) {</text:span></text:p>
      <text:p text:style-name="P1"><text:span text:style-name="T117"><text:tab/><text:tab/>var classes, elem, cur, curValue, clazz, j, finalValue,</text:span></text:p>
      <text:p text:style-name="P1"><text:span text:style-name="T117"><text:tab/><text:tab/><text:tab/>i = 0;</text:span></text:p>
      <text:p text:style-name="P1"><text:span text:style-name="T117"/></text:p>
      <text:p text:style-name="P1"><text:span text:style-name="T117"><text:tab/><text:tab/>if ( isFunction( value ) ) {</text:span></text:p>
      <text:p text:style-name="P1"><text:span text:style-name="T117"><text:tab/><text:tab/><text:tab/>return this.each( function( j ) {</text:span></text:p>
      <text:p text:style-name="P1"><text:span text:style-name="T117"><text:tab/><text:tab/><text:tab/><text:tab/>jQuery( this ).addClass( value.call( this, j, getClass( this ) ) );</text:span></text:p>
      <text:p text:style-name="P1"><text:span text:style-name="T117"><text:tab/><text:tab/><text:tab/>} );</text:span></text:p>
      <text:p text:style-name="P1"><text:span text:style-name="T117"><text:tab/><text:tab/>}</text:span></text:p>
      <text:p text:style-name="P1"><text:span text:style-name="T117"/></text:p>
      <text:p text:style-name="P1"><text:span text:style-name="T117"><text:tab/><text:tab/>classes = classesToArray( value );</text:span></text:p>
      <text:p text:style-name="P1"><text:span text:style-name="T117"/></text:p>
      <text:p text:style-name="P1"><text:span text:style-name="T117"><text:tab/><text:tab/>if ( classes.length ) {</text:span></text:p>
      <text:p text:style-name="P1"><text:span text:style-name="T117"><text:tab/><text:tab/><text:tab/>while ( ( elem = this[ i++ ] ) ) {</text:span></text:p>
      <text:p text:style-name="P1"><text:span text:style-name="T117"><text:tab/><text:tab/><text:tab/><text:tab/>curValue = getClass( elem );</text:span></text:p>
      <text:p text:style-name="P1"><text:span text:style-name="T117"><text:tab/><text:tab/><text:tab/><text:tab/>cur = elem.nodeType === 1 &amp;&amp; ( " " + stripAndCollapse( curValue ) + " " );</text:span></text:p>
      <text:p text:style-name="P1"><text:span text:style-name="T117"/></text:p>
      <text:p text:style-name="P1"><text:span text:style-name="T117"><text:tab/><text:tab/><text:tab/><text:tab/>if ( cur ) {</text:span></text:p>
      <text:p text:style-name="P1"><text:span text:style-name="T117"><text:tab/><text:tab/><text:tab/><text:tab/><text:tab/>j = 0;</text:span></text:p>
      <text:p text:style-name="P1"><text:span text:style-name="T117"><text:tab/><text:tab/><text:tab/><text:tab/><text:tab/>while ( ( clazz = classes[ j++ ] ) ) {</text:span></text:p>
      <text:p text:style-name="P1"><text:span text:style-name="T117"><text:tab/><text:tab/><text:tab/><text:tab/><text:tab/><text:tab/>if ( cur.indexOf( " " + clazz + " " ) &lt; 0 ) {</text:span></text:p>
      <text:p text:style-name="P1"><text:span text:style-name="T117"><text:tab/><text:tab/><text:tab/><text:tab/><text:tab/><text:tab/><text:tab/>cur += clazz + " ";</text:span></text:p>
      <text:p text:style-name="P1"><text:span text:style-name="T117"><text:tab/><text:tab/><text:tab/><text:tab/><text:tab/><text:tab/>}</text:span></text:p>
      <text:p text:style-name="P1"><text:span text:style-name="T117"><text:tab/><text:tab/><text:tab/><text:tab/><text:tab/>}</text:span></text:p>
      <text:p text:style-name="P1"><text:span text:style-name="T117"/></text:p>
      <text:p text:style-name="P1"><text:span text:style-name="T117"><text:tab/><text:tab/><text:tab/><text:tab/><text:tab/>// Only assign if different to avoid unneeded rendering.</text:span></text:p>
      <text:p text:style-name="P1"><text:span text:style-name="T117"><text:tab/><text:tab/><text:tab/><text:tab/><text:tab/>finalValue = stripAndCollapse( cur );</text:span></text:p>
      <text:p text:style-name="P1"><text:span text:style-name="T117"><text:tab/><text:tab/><text:tab/><text:tab/><text:tab/>if ( curValue !== finalValue ) {</text:span></text:p>
      <text:p text:style-name="P1"><text:span text:style-name="T117"><text:tab/><text:tab/><text:tab/><text:tab/><text:tab/><text:tab/>elem.setAttribute( "class", finalValue );</text:span></text:p>
      <text:p text:style-name="P1"><text:span text:style-name="T117"><text:tab/><text:tab/><text:tab/><text:tab/><text:tab/>}</text:span></text:p>
      <text:p text:style-name="P1"><text:span text:style-name="T117"><text:tab/><text:tab/><text:tab/><text:tab/>}</text:span></text:p>
      <text:p text:style-name="P1"><text:span text:style-name="T117"><text:tab/><text:tab/><text:tab/>}</text:span></text:p>
      <text:p text:style-name="P1"><text:span text:style-name="T117"><text:tab/><text:tab/>}</text:span></text:p>
      <text:p text:style-name="P1"><text:span text:style-name="T117"/></text:p>
      <text:p text:style-name="P1"><text:span text:style-name="T117"><text:tab/><text:tab/>return this;</text:span></text:p>
      <text:p text:style-name="P1"><text:span text:style-name="T117"><text:tab/>},</text:span></text:p>
      <text:p text:style-name="P1"><text:span text:style-name="T117"/></text:p>
      <text:p text:style-name="P1"><text:span text:style-name="T117"><text:tab/>removeClass: function( value ) {</text:span></text:p>
      <text:p text:style-name="P1"><text:span text:style-name="T117"><text:tab/><text:tab/>var classes, elem, cur, curValue, clazz, j, finalValue,</text:span></text:p>
      <text:p text:style-name="P1"><text:span text:style-name="T117"><text:tab/><text:tab/><text:tab/>i = 0;</text:span></text:p>
      <text:p text:style-name="P1"><text:span text:style-name="T117"/></text:p>
      <text:p text:style-name="P1"><text:span text:style-name="T117"><text:tab/><text:tab/>if ( isFunction( value ) ) {</text:span></text:p>
      <text:p text:style-name="P1"><text:span text:style-name="T117"><text:tab/><text:tab/><text:tab/>return this.each( function( j ) {</text:span></text:p>
      <text:p text:style-name="P1"><text:span text:style-name="T117"><text:tab/><text:tab/><text:tab/><text:tab/>jQuery( this ).removeClass( value.call( this, j, getClass( this ) ) );</text:span></text:p>
      <text:p text:style-name="P1"><text:span text:style-name="T117"><text:tab/><text:tab/><text:tab/>} );</text:span></text:p>
      <text:p text:style-name="P1"><text:span text:style-name="T117"><text:tab/><text:tab/>}</text:span></text:p>
      <text:p text:style-name="P1"><text:span text:style-name="T117"/></text:p>
      <text:p text:style-name="P1"><text:span text:style-name="T117"><text:tab/><text:tab/>if ( !arguments.length ) {</text:span></text:p>
      <text:p text:style-name="P1"><text:span text:style-name="T117"><text:tab/><text:tab/><text:tab/>return this.attr( "class", "" );</text:span></text:p>
      <text:p text:style-name="P1"><text:span text:style-name="T117"><text:tab/><text:tab/>}</text:span></text:p>
      <text:p text:style-name="P1"><text:span text:style-name="T117"/></text:p>
      <text:p text:style-name="P1"><text:span text:style-name="T117"><text:tab/><text:tab/>classes = classesToArray( value );</text:span></text:p>
      <text:p text:style-name="P1"><text:span text:style-name="T117"/></text:p>
      <text:p text:style-name="P1"><text:span text:style-name="T117"><text:tab/><text:tab/>if ( classes.length ) {</text:span></text:p>
      <text:p text:style-name="P1"><text:span text:style-name="T117"><text:tab/><text:tab/><text:tab/>while ( ( elem = this[ i++ ] ) ) {</text:span></text:p>
      <text:p text:style-name="P1"><text:span text:style-name="T117"><text:tab/><text:tab/><text:tab/><text:tab/>curValue = getClass( elem );</text:span></text:p>
      <text:p text:style-name="P1"><text:span text:style-name="T117"/></text:p>
      <text:p text:style-name="P1"><text:span text:style-name="T117"><text:tab/><text:tab/><text:tab/><text:tab/>// This expression is here for better compressibility (see addClass)</text:span></text:p>
      <text:p text:style-name="P1"><text:span text:style-name="T117"><text:tab/><text:tab/><text:tab/><text:tab/>cur = elem.nodeType === 1 &amp;&amp; ( " " + stripAndCollapse( curValue ) + " " );</text:span></text:p>
      <text:p text:style-name="P1"><text:span text:style-name="T117"/></text:p>
      <text:p text:style-name="P1"><text:span text:style-name="T117"><text:tab/><text:tab/><text:tab/><text:tab/>if ( cur ) {</text:span></text:p>
      <text:p text:style-name="P1"><text:span text:style-name="T117"><text:tab/><text:tab/><text:tab/><text:tab/><text:tab/>j = 0;</text:span></text:p>
      <text:p text:style-name="P1"><text:span text:style-name="T117"><text:tab/><text:tab/><text:tab/><text:tab/><text:tab/>while ( ( clazz = classes[ j++ ] ) ) {</text:span></text:p>
      <text:p text:style-name="P1"><text:span text:style-name="T117"/></text:p>
      <text:p text:style-name="P1"><text:span text:style-name="T117"><text:tab/><text:tab/><text:tab/><text:tab/><text:tab/><text:tab/>// Remove *all* instances</text:span></text:p>
      <text:p text:style-name="P1"><text:span text:style-name="T117"><text:tab/><text:tab/><text:tab/><text:tab/><text:tab/><text:tab/>while ( cur.indexOf( " " + clazz + " " ) &gt; -1 ) {</text:span></text:p>
      <text:p text:style-name="P1"><text:span text:style-name="T117"><text:tab/><text:tab/><text:tab/><text:tab/><text:tab/><text:tab/><text:tab/>cur = cur.replace( " " + clazz + " ", " " );</text:span></text:p>
      <text:p text:style-name="P1"><text:span text:style-name="T117"><text:tab/><text:tab/><text:tab/><text:tab/><text:tab/><text:tab/>}</text:span></text:p>
      <text:p text:style-name="P1"><text:span text:style-name="T117"><text:tab/><text:tab/><text:tab/><text:tab/><text:tab/>}</text:span></text:p>
      <text:p text:style-name="P1"><text:span text:style-name="T117"/></text:p>
      <text:p text:style-name="P1"><text:span text:style-name="T117"><text:tab/><text:tab/><text:tab/><text:tab/><text:tab/>// Only assign if different to avoid unneeded rendering.</text:span></text:p>
      <text:p text:style-name="P1"><text:span text:style-name="T117"><text:tab/><text:tab/><text:tab/><text:tab/><text:tab/>finalValue = stripAndCollapse( cur );</text:span></text:p>
      <text:p text:style-name="P1"><text:span text:style-name="T117"><text:tab/><text:tab/><text:tab/><text:tab/><text:tab/>if ( curValue !== finalValue ) {</text:span></text:p>
      <text:p text:style-name="P1"><text:span text:style-name="T117"><text:tab/><text:tab/><text:tab/><text:tab/><text:tab/><text:tab/>elem.setAttribute( "class", finalValue );</text:span></text:p>
      <text:p text:style-name="P1"><text:span text:style-name="T117"><text:tab/><text:tab/><text:tab/><text:tab/><text:tab/>}</text:span></text:p>
      <text:p text:style-name="P1"><text:span text:style-name="T117"><text:tab/><text:tab/><text:tab/><text:tab/>}</text:span></text:p>
      <text:p text:style-name="P1"><text:span text:style-name="T117"><text:tab/><text:tab/><text:tab/>}</text:span></text:p>
      <text:p text:style-name="P1"><text:span text:style-name="T117"><text:tab/><text:tab/>}</text:span></text:p>
      <text:p text:style-name="P1"><text:span text:style-name="T117"/></text:p>
      <text:p text:style-name="P1"><text:span text:style-name="T117"><text:tab/><text:tab/>return this;</text:span></text:p>
      <text:p text:style-name="P1"><text:span text:style-name="T117"><text:tab/>},</text:span></text:p>
      <text:p text:style-name="P1"><text:span text:style-name="T117"/></text:p>
      <text:p text:style-name="P1"><text:span text:style-name="T117"><text:tab/>toggleClass: function( value, stateVal ) {</text:span></text:p>
      <text:p text:style-name="P1"><text:span text:style-name="T117"><text:tab/><text:tab/>var type = typeof value,</text:span></text:p>
      <text:p text:style-name="P1"><text:span text:style-name="T117"><text:tab/><text:tab/><text:tab/>isValidValue = type === "string" || Array.isArray( value );</text:span></text:p>
      <text:p text:style-name="P1"><text:span text:style-name="T117"/></text:p>
      <text:p text:style-name="P1"><text:span text:style-name="T117"><text:tab/><text:tab/>if ( typeof stateVal === "boolean" &amp;&amp; isValidValue ) {</text:span></text:p>
      <text:p text:style-name="P1"><text:span text:style-name="T117"><text:tab/><text:tab/><text:tab/>return stateVal ? this.addClass( value ) : this.removeClass( value );</text:span></text:p>
      <text:p text:style-name="P1"><text:span text:style-name="T117"><text:tab/><text:tab/>}</text:span></text:p>
      <text:p text:style-name="P1"><text:span text:style-name="T117"/></text:p>
      <text:p text:style-name="P1"><text:span text:style-name="T117"><text:tab/><text:tab/>if ( isFunction( value ) ) {</text:span></text:p>
      <text:p text:style-name="P1"><text:span text:style-name="T117"><text:tab/><text:tab/><text:tab/>return this.each( function( i ) {</text:span></text:p>
      <text:p text:style-name="P1"><text:span text:style-name="T117"><text:tab/><text:tab/><text:tab/><text:tab/>jQuery( this ).toggleClass(</text:span></text:p>
      <text:p text:style-name="P1"><text:span text:style-name="T117"><text:tab/><text:tab/><text:tab/><text:tab/><text:tab/>value.call( this, i, getClass( this ), stateVal ),</text:span></text:p>
      <text:p text:style-name="P1"><text:span text:style-name="T117"><text:tab/><text:tab/><text:tab/><text:tab/><text:tab/>stateVal</text:span></text:p>
      <text:p text:style-name="P1"><text:span text:style-name="T117"><text:tab/><text:tab/><text:tab/><text:tab/>);</text:span></text:p>
      <text:p text:style-name="P1"><text:span text:style-name="T117"><text:tab/><text:tab/><text:tab/>} );</text:span></text:p>
      <text:p text:style-name="P1"><text:span text:style-name="T117"><text:tab/><text:tab/>}</text:span></text:p>
      <text:p text:style-name="P1"><text:span text:style-name="T117"/></text:p>
      <text:p text:style-name="P1"><text:span text:style-name="T117"><text:tab/><text:tab/>return this.each( function() {</text:span></text:p>
      <text:p text:style-name="P1"><text:span text:style-name="T117"><text:tab/><text:tab/><text:tab/>var className, i, self, classNames;</text:span></text:p>
      <text:p text:style-name="P1"><text:span text:style-name="T117"/></text:p>
      <text:p text:style-name="P1"><text:span text:style-name="T117"><text:tab/><text:tab/><text:tab/>if ( isValidValue ) {</text:span></text:p>
      <text:p text:style-name="P1"><text:span text:style-name="T117"/></text:p>
      <text:p text:style-name="P1"><text:span text:style-name="T117"><text:tab/><text:tab/><text:tab/><text:tab/>// Toggle individual class names</text:span></text:p>
      <text:p text:style-name="P1"><text:span text:style-name="T117"><text:tab/><text:tab/><text:tab/><text:tab/>i = 0;</text:span></text:p>
      <text:p text:style-name="P1"><text:span text:style-name="T117"><text:tab/><text:tab/><text:tab/><text:tab/>self = jQuery( this );</text:span></text:p>
      <text:p text:style-name="P1"><text:span text:style-name="T117"><text:tab/><text:tab/><text:tab/><text:tab/>classNames = classesToArray( value );</text:span></text:p>
      <text:p text:style-name="P1"><text:span text:style-name="T117"/></text:p>
      <text:p text:style-name="P1"><text:span text:style-name="T117"><text:tab/><text:tab/><text:tab/><text:tab/>while ( ( className = classNames[ i++ ] ) ) {</text:span></text:p>
      <text:p text:style-name="P1"><text:span text:style-name="T117"/></text:p>
      <text:p text:style-name="P1"><text:span text:style-name="T117"><text:tab/><text:tab/><text:tab/><text:tab/><text:tab/>// Check each className given, space separated list</text:span></text:p>
      <text:p text:style-name="P1"><text:span text:style-name="T117"><text:tab/><text:tab/><text:tab/><text:tab/><text:tab/>if ( self.hasClass( className ) ) {</text:span></text:p>
      <text:p text:style-name="P1"><text:span text:style-name="T117"><text:tab/><text:tab/><text:tab/><text:tab/><text:tab/><text:tab/>self.removeClass( className );</text:span></text:p>
      <text:p text:style-name="P1"><text:span text:style-name="T117"><text:tab/><text:tab/><text:tab/><text:tab/><text:tab/>} else {</text:span></text:p>
      <text:p text:style-name="P1"><text:span text:style-name="T117"><text:tab/><text:tab/><text:tab/><text:tab/><text:tab/><text:tab/>self.addClass( className );</text:span></text:p>
      <text:p text:style-name="P1"><text:span text:style-name="T117"><text:tab/><text:tab/><text:tab/><text:tab/><text:tab/>}</text:span></text:p>
      <text:p text:style-name="P1"><text:span text:style-name="T117"><text:tab/><text:tab/><text:tab/><text:tab/>}</text:span></text:p>
      <text:p text:style-name="P1"><text:span text:style-name="T117"/></text:p>
      <text:p text:style-name="P1"><text:span text:style-name="T117"><text:tab/><text:tab/><text:tab/>// Toggle whole class name</text:span></text:p>
      <text:p text:style-name="P1"><text:span text:style-name="T117"><text:tab/><text:tab/><text:tab/>} else if ( value === undefined || type === "boolean" ) {</text:span></text:p>
      <text:p text:style-name="P1"><text:span text:style-name="T117"><text:tab/><text:tab/><text:tab/><text:tab/>className = getClass( this );</text:span></text:p>
      <text:p text:style-name="P1"><text:span text:style-name="T117"><text:tab/><text:tab/><text:tab/><text:tab/>if ( className ) {</text:span></text:p>
      <text:p text:style-name="P1"><text:span text:style-name="T117"/></text:p>
      <text:p text:style-name="P1"><text:span text:style-name="T117"><text:tab/><text:tab/><text:tab/><text:tab/><text:tab/>// Store className if set</text:span></text:p>
      <text:p text:style-name="P1"><text:span text:style-name="T117"><text:tab/><text:tab/><text:tab/><text:tab/><text:tab/>dataPriv.set( this, "__className__", className );</text:span></text:p>
      <text:p text:style-name="P1"><text:span text:style-name="T117"><text:tab/><text:tab/><text:tab/><text:tab/>}</text:span></text:p>
      <text:p text:style-name="P1"><text:span text:style-name="T117"/></text:p>
      <text:p text:style-name="P1"><text:span text:style-name="T117"><text:tab/><text:tab/><text:tab/><text:tab/>// If the element has a class name or if we're passed `false`,</text:span></text:p>
      <text:p text:style-name="P1"><text:span text:style-name="T117"><text:tab/><text:tab/><text:tab/><text:tab/>// then remove the whole classname (if there was one, the above saved it).</text:span></text:p>
      <text:p text:style-name="P1"><text:span text:style-name="T117"><text:tab/><text:tab/><text:tab/><text:tab/>// Otherwise bring back whatever was previously saved (if anything),</text:span></text:p>
      <text:p text:style-name="P1"><text:span text:style-name="T117"><text:tab/><text:tab/><text:tab/><text:tab/>// falling back to the empty string if nothing was stored.</text:span></text:p>
      <text:p text:style-name="P1"><text:span text:style-name="T117"><text:tab/><text:tab/><text:tab/><text:tab/>if ( this.setAttribute ) {</text:span></text:p>
      <text:p text:style-name="P1"><text:span text:style-name="T117"><text:tab/><text:tab/><text:tab/><text:tab/><text:tab/>this.setAttribute( "class",</text:span></text:p>
      <text:p text:style-name="P1"><text:span text:style-name="T117"><text:tab/><text:tab/><text:tab/><text:tab/><text:tab/><text:tab/>className || value === false ?</text:span></text:p>
      <text:p text:style-name="P1"><text:span text:style-name="T117"><text:tab/><text:tab/><text:tab/><text:tab/><text:tab/><text:tab/>"" :</text:span></text:p>
      <text:p text:style-name="P1"><text:span text:style-name="T117"><text:tab/><text:tab/><text:tab/><text:tab/><text:tab/><text:tab/>dataPriv.get( this, "__className__" ) || ""</text:span></text:p>
      <text:p text:style-name="P1"><text:span text:style-name="T117"><text:tab/><text:tab/><text:tab/><text:tab/><text:tab/>);</text:span></text:p>
      <text:p text:style-name="P1"><text:span text:style-name="T117"><text:tab/><text:tab/><text:tab/><text:tab/>}</text:span></text:p>
      <text:p text:style-name="P1"><text:span text:style-name="T117"><text:tab/><text:tab/><text:tab/>}</text:span></text:p>
      <text:p text:style-name="P1"><text:span text:style-name="T117"><text:tab/><text:tab/>} );</text:span></text:p>
      <text:p text:style-name="P1"><text:span text:style-name="T117"><text:tab/>},</text:span></text:p>
      <text:p text:style-name="P1"><text:span text:style-name="T117"/></text:p>
      <text:p text:style-name="P1"><text:span text:style-name="T117"><text:tab/>hasClass: function( selector ) {</text:span></text:p>
      <text:p text:style-name="P1"><text:span text:style-name="T117"><text:tab/><text:tab/>var className, elem,</text:span></text:p>
      <text:p text:style-name="P1"><text:span text:style-name="T117"><text:tab/><text:tab/><text:tab/>i = 0;</text:span></text:p>
      <text:p text:style-name="P1"><text:span text:style-name="T117"/></text:p>
      <text:p text:style-name="P1"><text:span text:style-name="T117"><text:tab/><text:tab/>className = " " + selector + " ";</text:span></text:p>
      <text:p text:style-name="P1"><text:span text:style-name="T117"><text:tab/><text:tab/>while ( ( elem = this[ i++ ] ) ) {</text:span></text:p>
      <text:p text:style-name="P1"><text:span text:style-name="T117"><text:tab/><text:tab/><text:tab/>if ( elem.nodeType === 1 &amp;&amp;</text:span></text:p>
      <text:p text:style-name="P1"><text:span text:style-name="T117"><text:tab/><text:tab/><text:tab/><text:tab/>( " " + stripAndCollapse( getClass( elem ) ) + " " ).indexOf( className ) &gt; -1 ) {</text:span></text:p>
      <text:p text:style-name="P1"><text:span text:style-name="T117"><text:tab/><text:tab/><text:tab/><text:tab/><text:tab/>return true;</text:span></text:p>
      <text:p text:style-name="P1"><text:span text:style-name="T117"><text:tab/><text:tab/><text:tab/>}</text:span></text:p>
      <text:p text:style-name="P1"><text:span text:style-name="T117"><text:tab/><text:tab/>}</text:span></text:p>
      <text:p text:style-name="P1"><text:span text:style-name="T117"/></text:p>
      <text:p text:style-name="P1"><text:span text:style-name="T117"><text:tab/><text:tab/>return false;</text:span></text:p>
      <text:p text:style-name="P1"><text:span text:style-name="T117"><text:tab/>}</text:span></text:p>
      <text:p text:style-name="P1"><text:span text:style-name="T117">} );</text:span></text:p>
      <text:p text:style-name="P1"><text:span text:style-name="T117"/></text:p>
      <text:p text:style-name="P1"><text:span text:style-name="T117"/></text:p>
      <text:p text:style-name="P1"><text:span text:style-name="T117"/></text:p>
      <text:p text:style-name="P1"><text:span text:style-name="T117"/></text:p>
      <text:p text:style-name="P1"><text:span text:style-name="T117">var rreturn = /\r/g;</text:span></text:p>
      <text:p text:style-name="P1"><text:span text:style-name="T117"/></text:p>
      <text:p text:style-name="P1"><text:span text:style-name="T117">jQuery.fn.extend( {</text:span></text:p>
      <text:p text:style-name="P1"><text:span text:style-name="T117"><text:tab/>val: function( value ) {</text:span></text:p>
      <text:p text:style-name="P1"><text:span text:style-name="T117"><text:tab/><text:tab/>var hooks, ret, valueIsFunction,</text:span></text:p>
      <text:p text:style-name="P1"><text:span text:style-name="T117"><text:tab/><text:tab/><text:tab/>elem = this[ 0 ];</text:span></text:p>
      <text:p text:style-name="P1"><text:span text:style-name="T117"/></text:p>
      <text:p text:style-name="P1"><text:span text:style-name="T117"><text:tab/><text:tab/>if ( !arguments.length ) {</text:span></text:p>
      <text:p text:style-name="P1"><text:span text:style-name="T117"><text:tab/><text:tab/><text:tab/>if ( elem ) {</text:span></text:p>
      <text:p text:style-name="P1"><text:span text:style-name="T117"><text:tab/><text:tab/><text:tab/><text:tab/>hooks = jQuery.valHooks[ elem.type ] ||</text:span></text:p>
      <text:p text:style-name="P1"><text:span text:style-name="T117"><text:tab/><text:tab/><text:tab/><text:tab/><text:tab/>jQuery.valHooks[ elem.nodeName.toLowerCase() ];</text:span></text:p>
      <text:p text:style-name="P1"><text:span text:style-name="T117"/></text:p>
      <text:p text:style-name="P1"><text:span text:style-name="T117"><text:tab/><text:tab/><text:tab/><text:tab/>if ( hooks &amp;&amp;</text:span></text:p>
      <text:p text:style-name="P1"><text:span text:style-name="T117"><text:tab/><text:tab/><text:tab/><text:tab/><text:tab/>"get" in hooks &amp;&amp;</text:span></text:p>
      <text:p text:style-name="P1"><text:span text:style-name="T117"><text:tab/><text:tab/><text:tab/><text:tab/><text:tab/>( ret = hooks.get( elem, "value" ) ) !== undefined</text:span></text:p>
      <text:p text:style-name="P1"><text:span text:style-name="T117"><text:tab/><text:tab/><text:tab/><text:tab/>) {</text:span></text:p>
      <text:p text:style-name="P1"><text:span text:style-name="T117"><text:tab/><text:tab/><text:tab/><text:tab/><text:tab/>return ret;</text:span></text:p>
      <text:p text:style-name="P1"><text:span text:style-name="T117"><text:tab/><text:tab/><text:tab/><text:tab/>}</text:span></text:p>
      <text:p text:style-name="P1"><text:span text:style-name="T117"/></text:p>
      <text:p text:style-name="P1"><text:span text:style-name="T117"><text:tab/><text:tab/><text:tab/><text:tab/>ret = elem.value;</text:span></text:p>
      <text:p text:style-name="P1"><text:span text:style-name="T117"/></text:p>
      <text:p text:style-name="P1"><text:span text:style-name="T117"><text:tab/><text:tab/><text:tab/><text:tab/>// Handle most common string cases</text:span></text:p>
      <text:p text:style-name="P1"><text:span text:style-name="T117"><text:tab/><text:tab/><text:tab/><text:tab/>if ( typeof ret === "string" ) {</text:span></text:p>
      <text:p text:style-name="P1"><text:span text:style-name="T117"><text:tab/><text:tab/><text:tab/><text:tab/><text:tab/>return ret.replace( rreturn, "" );</text:span></text:p>
      <text:p text:style-name="P1"><text:span text:style-name="T117"><text:tab/><text:tab/><text:tab/><text:tab/>}</text:span></text:p>
      <text:p text:style-name="P1"><text:span text:style-name="T117"/></text:p>
      <text:p text:style-name="P1"><text:span text:style-name="T117"><text:tab/><text:tab/><text:tab/><text:tab/>// Handle cases where value is null/undef or number</text:span></text:p>
      <text:p text:style-name="P1"><text:span text:style-name="T117"><text:tab/><text:tab/><text:tab/><text:tab/>return ret == null ? "" : ret;</text:span></text:p>
      <text:p text:style-name="P1"><text:span text:style-name="T117"><text:tab/><text:tab/><text:tab/>}</text:span></text:p>
      <text:p text:style-name="P1"><text:span text:style-name="T117"/></text:p>
      <text:p text:style-name="P1"><text:span text:style-name="T117"><text:tab/><text:tab/><text:tab/>return;</text:span></text:p>
      <text:p text:style-name="P1"><text:span text:style-name="T117"><text:tab/><text:tab/>}</text:span></text:p>
      <text:p text:style-name="P1"><text:span text:style-name="T117"/></text:p>
      <text:p text:style-name="P1"><text:span text:style-name="T117"><text:tab/><text:tab/>valueIsFunction = isFunction( value );</text:span></text:p>
      <text:p text:style-name="P1"><text:span text:style-name="T117"/></text:p>
      <text:p text:style-name="P1"><text:span text:style-name="T117"><text:tab/><text:tab/>return this.each( function( i ) {</text:span></text:p>
      <text:p text:style-name="P1"><text:span text:style-name="T117"><text:tab/><text:tab/><text:tab/>var val;</text:span></text:p>
      <text:p text:style-name="P1"><text:span text:style-name="T117"/></text:p>
      <text:p text:style-name="P1"><text:span text:style-name="T117"><text:tab/><text:tab/><text:tab/>if ( this.nodeType !== 1 ) {</text:span></text:p>
      <text:p text:style-name="P1"><text:span text:style-name="T117"><text:tab/><text:tab/><text:tab/><text:tab/>return;</text:span></text:p>
      <text:p text:style-name="P1"><text:span text:style-name="T117"><text:tab/><text:tab/><text:tab/>}</text:span></text:p>
      <text:p text:style-name="P1"><text:span text:style-name="T117"/></text:p>
      <text:p text:style-name="P1"><text:span text:style-name="T117"><text:tab/><text:tab/><text:tab/>if ( valueIsFunction ) {</text:span></text:p>
      <text:p text:style-name="P1"><text:span text:style-name="T117"><text:tab/><text:tab/><text:tab/><text:tab/>val = value.call( this, i, jQuery( this ).val() );</text:span></text:p>
      <text:p text:style-name="P1"><text:span text:style-name="T117"><text:tab/><text:tab/><text:tab/>} else {</text:span></text:p>
      <text:p text:style-name="P1"><text:span text:style-name="T117"><text:tab/><text:tab/><text:tab/><text:tab/>val = value;</text:span></text:p>
      <text:p text:style-name="P1"><text:span text:style-name="T117"><text:tab/><text:tab/><text:tab/>}</text:span></text:p>
      <text:p text:style-name="P1"><text:span text:style-name="T117"/></text:p>
      <text:p text:style-name="P1"><text:span text:style-name="T117"><text:tab/><text:tab/><text:tab/>// Treat null/undefined as ""; convert numbers to string</text:span></text:p>
      <text:p text:style-name="P1"><text:span text:style-name="T117"><text:tab/><text:tab/><text:tab/>if ( val == null ) {</text:span></text:p>
      <text:p text:style-name="P1"><text:span text:style-name="T117"><text:tab/><text:tab/><text:tab/><text:tab/>val = "";</text:span></text:p>
      <text:p text:style-name="P1"><text:span text:style-name="T117"/></text:p>
      <text:p text:style-name="P1"><text:span text:style-name="T117"><text:tab/><text:tab/><text:tab/>} else if ( typeof val === "number" ) {</text:span></text:p>
      <text:p text:style-name="P1"><text:span text:style-name="T117"><text:tab/><text:tab/><text:tab/><text:tab/>val += "";</text:span></text:p>
      <text:p text:style-name="P1"><text:span text:style-name="T117"/></text:p>
      <text:p text:style-name="P1"><text:span text:style-name="T117"><text:tab/><text:tab/><text:tab/>} else if ( Array.isArray( val ) ) {</text:span></text:p>
      <text:p text:style-name="P1"><text:span text:style-name="T117"><text:tab/><text:tab/><text:tab/><text:tab/>val = jQuery.map( val, function( value ) {</text:span></text:p>
      <text:p text:style-name="P1"><text:span text:style-name="T117"><text:tab/><text:tab/><text:tab/><text:tab/><text:tab/>return value == null ? "" : value + "";</text:span></text:p>
      <text:p text:style-name="P1"><text:span text:style-name="T117"><text:tab/><text:tab/><text:tab/><text:tab/>} );</text:span></text:p>
      <text:p text:style-name="P1"><text:span text:style-name="T117"><text:tab/><text:tab/><text:tab/>}</text:span></text:p>
      <text:p text:style-name="P1"><text:span text:style-name="T117"/></text:p>
      <text:p text:style-name="P1"><text:span text:style-name="T117"><text:tab/><text:tab/><text:tab/>hooks = jQuery.valHooks[ this.type ] || jQuery.valHooks[ this.nodeName.toLowerCase() ];</text:span></text:p>
      <text:p text:style-name="P1"><text:span text:style-name="T117"/></text:p>
      <text:p text:style-name="P1"><text:span text:style-name="T117"><text:tab/><text:tab/><text:tab/>// If set returns undefined, fall back to normal setting</text:span></text:p>
      <text:p text:style-name="P1"><text:span text:style-name="T117"><text:tab/><text:tab/><text:tab/>if ( !hooks || !( "set" in hooks ) || hooks.set( this, val, "value" ) === undefined ) {</text:span></text:p>
      <text:p text:style-name="P1"><text:span text:style-name="T117"><text:tab/><text:tab/><text:tab/><text:tab/>this.value = val;</text:span></text:p>
      <text:p text:style-name="P1"><text:span text:style-name="T117"><text:tab/><text:tab/><text:tab/>}</text:span></text:p>
      <text:p text:style-name="P1"><text:span text:style-name="T117"><text:tab/><text:tab/>} );</text:span></text:p>
      <text:p text:style-name="P1"><text:span text:style-name="T117"><text:tab/>}</text:span></text:p>
      <text:p text:style-name="P1"><text:span text:style-name="T117">} );</text:span></text:p>
      <text:p text:style-name="P1"><text:span text:style-name="T117"/></text:p>
      <text:p text:style-name="P1"><text:span text:style-name="T117">jQuery.extend( {</text:span></text:p>
      <text:p text:style-name="P1"><text:span text:style-name="T117"><text:tab/>valHooks: {</text:span></text:p>
      <text:p text:style-name="P1"><text:span text:style-name="T117"><text:tab/><text:tab/>option: {</text:span></text:p>
      <text:p text:style-name="P1"><text:span text:style-name="T117"><text:tab/><text:tab/><text:tab/>get: function( elem ) {</text:span></text:p>
      <text:p text:style-name="P1"><text:span text:style-name="T117"/></text:p>
      <text:p text:style-name="P1"><text:span text:style-name="T117"><text:tab/><text:tab/><text:tab/><text:tab/>var val = jQuery.find.attr( elem, "value" );</text:span></text:p>
      <text:p text:style-name="P1"><text:span text:style-name="T117"><text:tab/><text:tab/><text:tab/><text:tab/>return val != null ?</text:span></text:p>
      <text:p text:style-name="P1"><text:span text:style-name="T117"><text:tab/><text:tab/><text:tab/><text:tab/><text:tab/>val :</text:span></text:p>
      <text:p text:style-name="P1"><text:span text:style-name="T117"/></text:p>
      <text:p text:style-name="P1"><text:span text:style-name="T117"><text:tab/><text:tab/><text:tab/><text:tab/><text:tab/>// Support: IE &lt;=10 - 11 only</text:span></text:p>
      <text:p text:style-name="P1"><text:span text:style-name="T117"><text:tab/><text:tab/><text:tab/><text:tab/><text:tab/>// option.text throws exceptions (#14686, #14858)</text:span></text:p>
      <text:p text:style-name="P1"><text:span text:style-name="T117"><text:tab/><text:tab/><text:tab/><text:tab/><text:tab/>// Strip and collapse whitespace</text:span></text:p>
      <text:p text:style-name="P1"><text:span text:style-name="T117"><text:tab/><text:tab/><text:tab/><text:tab/><text:tab/>//<text:s/></text:span><text:a xlink:href="https://html.spec.whatwg.org/#strip-and-collapse-whitespace"><text:span text:style-name="T118">https://html.spec.whatwg.org/#strip-and-collapse-whitespace</text:span></text:a><text:span text:style-name="T119"/></text:p>
      <text:p text:style-name="P1"><text:span text:style-name="T119"><text:tab/><text:tab/><text:tab/><text:tab/><text:tab/>stripAndCollapse( jQuery.text( elem ) );</text:span></text:p>
      <text:p text:style-name="P1"><text:span text:style-name="T119"><text:tab/><text:tab/><text:tab/>}</text:span></text:p>
      <text:p text:style-name="P1"><text:span text:style-name="T119"><text:tab/><text:tab/>},</text:span></text:p>
      <text:p text:style-name="P1"><text:span text:style-name="T119"><text:tab/><text:tab/>select: {</text:span></text:p>
      <text:p text:style-name="P1"><text:span text:style-name="T119"><text:tab/><text:tab/><text:tab/>get: function( elem ) {</text:span></text:p>
      <text:p text:style-name="P1"><text:span text:style-name="T119"><text:tab/><text:tab/><text:tab/><text:tab/>var value, option, i,</text:span></text:p>
      <text:p text:style-name="P1"><text:span text:style-name="T119"><text:tab/><text:tab/><text:tab/><text:tab/><text:tab/>options = elem.options,</text:span></text:p>
      <text:p text:style-name="P1"><text:span text:style-name="T119"><text:tab/><text:tab/><text:tab/><text:tab/><text:tab/>index = elem.selectedIndex,</text:span></text:p>
      <text:p text:style-name="P1"><text:span text:style-name="T119"><text:tab/><text:tab/><text:tab/><text:tab/><text:tab/>one = elem.type === "select-one",</text:span></text:p>
      <text:p text:style-name="P1"><text:span text:style-name="T119"><text:tab/><text:tab/><text:tab/><text:tab/><text:tab/>values = one ? null : [],</text:span></text:p>
      <text:p text:style-name="P1"><text:span text:style-name="T119"><text:tab/><text:tab/><text:tab/><text:tab/><text:tab/>max = one ? index + 1 : options.length;</text:span></text:p>
      <text:p text:style-name="P1"><text:span text:style-name="T119"/></text:p>
      <text:p text:style-name="P1"><text:span text:style-name="T119"><text:tab/><text:tab/><text:tab/><text:tab/>if ( index &lt; 0 ) {</text:span></text:p>
      <text:p text:style-name="P1"><text:span text:style-name="T119"><text:tab/><text:tab/><text:tab/><text:tab/><text:tab/>i = max;</text:span></text:p>
      <text:p text:style-name="P1"><text:span text:style-name="T119"/></text:p>
      <text:p text:style-name="P1"><text:span text:style-name="T119"><text:tab/><text:tab/><text:tab/><text:tab/>} else {</text:span></text:p>
      <text:p text:style-name="P1"><text:span text:style-name="T119"><text:tab/><text:tab/><text:tab/><text:tab/><text:tab/>i = one ? index : 0;</text:span></text:p>
      <text:p text:style-name="P1"><text:span text:style-name="T119"><text:tab/><text:tab/><text:tab/><text:tab/>}</text:span></text:p>
      <text:p text:style-name="P1"><text:span text:style-name="T119"/></text:p>
      <text:p text:style-name="P1"><text:span text:style-name="T119"><text:tab/><text:tab/><text:tab/><text:tab/>// Loop through all the selected options</text:span></text:p>
      <text:p text:style-name="P1"><text:span text:style-name="T119"><text:tab/><text:tab/><text:tab/><text:tab/>for ( ; i &lt; max; i++ ) {</text:span></text:p>
      <text:p text:style-name="P1"><text:span text:style-name="T119"><text:tab/><text:tab/><text:tab/><text:tab/><text:tab/>option = options[ i ];</text:span></text:p>
      <text:p text:style-name="P1"><text:span text:style-name="T119"/></text:p>
      <text:p text:style-name="P1"><text:span text:style-name="T119"><text:tab/><text:tab/><text:tab/><text:tab/><text:tab/>// Support: IE &lt;=9 only</text:span></text:p>
      <text:p text:style-name="P1"><text:span text:style-name="T119"><text:tab/><text:tab/><text:tab/><text:tab/><text:tab/>// IE8-9 doesn't update selected after form reset (#2551)</text:span></text:p>
      <text:p text:style-name="P1"><text:span text:style-name="T119"><text:tab/><text:tab/><text:tab/><text:tab/><text:tab/>if ( ( option.selected || i === index ) &amp;&amp;</text:span></text:p>
      <text:p text:style-name="P1"><text:span text:style-name="T119"/></text:p>
      <text:p text:style-name="P1"><text:span text:style-name="T119"><text:tab/><text:tab/><text:tab/><text:tab/><text:tab/><text:tab/><text:tab/>// Don't return options that are disabled or in a disabled optgroup</text:span></text:p>
      <text:p text:style-name="P1"><text:span text:style-name="T119"><text:tab/><text:tab/><text:tab/><text:tab/><text:tab/><text:tab/><text:tab/>!option.disabled &amp;&amp;</text:span></text:p>
      <text:p text:style-name="P1"><text:span text:style-name="T119"><text:tab/><text:tab/><text:tab/><text:tab/><text:tab/><text:tab/><text:tab/>( !option.parentNode.disabled ||</text:span></text:p>
      <text:p text:style-name="P1"><text:span text:style-name="T119"><text:tab/><text:tab/><text:tab/><text:tab/><text:tab/><text:tab/><text:tab/><text:tab/>!nodeName( option.parentNode, "optgroup" ) ) ) {</text:span></text:p>
      <text:p text:style-name="P1"><text:span text:style-name="T119"/></text:p>
      <text:p text:style-name="P1"><text:span text:style-name="T119"><text:tab/><text:tab/><text:tab/><text:tab/><text:tab/><text:tab/>// Get the specific value for the option</text:span></text:p>
      <text:p text:style-name="P1"><text:span text:style-name="T119"><text:tab/><text:tab/><text:tab/><text:tab/><text:tab/><text:tab/>value = jQuery( option ).val();</text:span></text:p>
      <text:p text:style-name="P1"><text:span text:style-name="T119"/></text:p>
      <text:p text:style-name="P1"><text:span text:style-name="T119"><text:tab/><text:tab/><text:tab/><text:tab/><text:tab/><text:tab/>// We don't need an array for one selects</text:span></text:p>
      <text:p text:style-name="P1"><text:span text:style-name="T119"><text:tab/><text:tab/><text:tab/><text:tab/><text:tab/><text:tab/>if ( one ) {</text:span></text:p>
      <text:p text:style-name="P1"><text:span text:style-name="T119"><text:tab/><text:tab/><text:tab/><text:tab/><text:tab/><text:tab/><text:tab/>return value;</text:span></text:p>
      <text:p text:style-name="P1"><text:span text:style-name="T119"><text:tab/><text:tab/><text:tab/><text:tab/><text:tab/><text:tab/>}</text:span></text:p>
      <text:p text:style-name="P1"><text:span text:style-name="T119"/></text:p>
      <text:p text:style-name="P1"><text:span text:style-name="T119"><text:tab/><text:tab/><text:tab/><text:tab/><text:tab/><text:tab/>// Multi-Selects return an array</text:span></text:p>
      <text:p text:style-name="P1"><text:span text:style-name="T119"><text:tab/><text:tab/><text:tab/><text:tab/><text:tab/><text:tab/>values.push( value );</text:span></text:p>
      <text:p text:style-name="P1"><text:span text:style-name="T119"><text:tab/><text:tab/><text:tab/><text:tab/><text:tab/>}</text:span></text:p>
      <text:p text:style-name="P1"><text:span text:style-name="T119"><text:tab/><text:tab/><text:tab/><text:tab/>}</text:span></text:p>
      <text:p text:style-name="P1"><text:span text:style-name="T119"/></text:p>
      <text:p text:style-name="P1"><text:span text:style-name="T119"><text:tab/><text:tab/><text:tab/><text:tab/>return values;</text:span></text:p>
      <text:p text:style-name="P1"><text:span text:style-name="T119"><text:tab/><text:tab/><text:tab/>},</text:span></text:p>
      <text:p text:style-name="P1"><text:span text:style-name="T119"/></text:p>
      <text:p text:style-name="P1"><text:span text:style-name="T119"><text:tab/><text:tab/><text:tab/>set: function( elem, value ) {</text:span></text:p>
      <text:p text:style-name="P1"><text:span text:style-name="T119"><text:tab/><text:tab/><text:tab/><text:tab/>var optionSet, option,</text:span></text:p>
      <text:p text:style-name="P1"><text:span text:style-name="T119"><text:tab/><text:tab/><text:tab/><text:tab/><text:tab/>options = elem.options,</text:span></text:p>
      <text:p text:style-name="P1"><text:span text:style-name="T119"><text:tab/><text:tab/><text:tab/><text:tab/><text:tab/>values = jQuery.makeArray( value ),</text:span></text:p>
      <text:p text:style-name="P1"><text:span text:style-name="T119"><text:tab/><text:tab/><text:tab/><text:tab/><text:tab/>i = options.length;</text:span></text:p>
      <text:p text:style-name="P1"><text:span text:style-name="T119"/></text:p>
      <text:p text:style-name="P1"><text:span text:style-name="T119"><text:tab/><text:tab/><text:tab/><text:tab/>while ( i-- ) {</text:span></text:p>
      <text:p text:style-name="P1"><text:span text:style-name="T119"><text:tab/><text:tab/><text:tab/><text:tab/><text:tab/>option = options[ i ];</text:span></text:p>
      <text:p text:style-name="P1"><text:span text:style-name="T119"/></text:p>
      <text:p text:style-name="P1"><text:span text:style-name="T119"><text:tab/><text:tab/><text:tab/><text:tab/><text:tab/>/* eslint-disable no-cond-assign */</text:span></text:p>
      <text:p text:style-name="P1"><text:span text:style-name="T119"/></text:p>
      <text:p text:style-name="P1"><text:span text:style-name="T119"><text:tab/><text:tab/><text:tab/><text:tab/><text:tab/>if ( option.selected =</text:span></text:p>
      <text:p text:style-name="P1"><text:span text:style-name="T119"><text:tab/><text:tab/><text:tab/><text:tab/><text:tab/><text:tab/>jQuery.inArray( jQuery.valHooks.option.get( option ), values ) &gt; -1</text:span></text:p>
      <text:p text:style-name="P1"><text:span text:style-name="T119"><text:tab/><text:tab/><text:tab/><text:tab/><text:tab/>) {</text:span></text:p>
      <text:p text:style-name="P1"><text:span text:style-name="T119"><text:tab/><text:tab/><text:tab/><text:tab/><text:tab/><text:tab/>optionSet = true;</text:span></text:p>
      <text:p text:style-name="P1"><text:span text:style-name="T119"><text:tab/><text:tab/><text:tab/><text:tab/><text:tab/>}</text:span></text:p>
      <text:p text:style-name="P1"><text:span text:style-name="T119"/></text:p>
      <text:p text:style-name="P1"><text:span text:style-name="T119"><text:tab/><text:tab/><text:tab/><text:tab/><text:tab/>/* eslint-enable no-cond-assign */</text:span></text:p>
      <text:p text:style-name="P1"><text:span text:style-name="T119"><text:tab/><text:tab/><text:tab/><text:tab/>}</text:span></text:p>
      <text:p text:style-name="P1"><text:span text:style-name="T119"/></text:p>
      <text:p text:style-name="P1"><text:span text:style-name="T119"><text:tab/><text:tab/><text:tab/><text:tab/>// Force browsers to behave consistently when non-matching value is set</text:span></text:p>
      <text:p text:style-name="P1"><text:span text:style-name="T119"><text:tab/><text:tab/><text:tab/><text:tab/>if ( !optionSet ) {</text:span></text:p>
      <text:p text:style-name="P1"><text:span text:style-name="T119"><text:tab/><text:tab/><text:tab/><text:tab/><text:tab/>elem.selectedIndex = -1;</text:span></text:p>
      <text:p text:style-name="P1"><text:span text:style-name="T119"><text:tab/><text:tab/><text:tab/><text:tab/>}</text:span></text:p>
      <text:p text:style-name="P1"><text:span text:style-name="T119"><text:tab/><text:tab/><text:tab/><text:tab/>return values;</text:span></text:p>
      <text:p text:style-name="P1"><text:span text:style-name="T119"><text:tab/><text:tab/><text:tab/>}</text:span></text:p>
      <text:p text:style-name="P1"><text:span text:style-name="T119"><text:tab/><text:tab/>}</text:span></text:p>
      <text:p text:style-name="P1"><text:span text:style-name="T119"><text:tab/>}</text:span></text:p>
      <text:p text:style-name="P1"><text:span text:style-name="T119">} );</text:span></text:p>
      <text:p text:style-name="P1"><text:span text:style-name="T119"/></text:p>
      <text:p text:style-name="P1"><text:span text:style-name="T119">// Radios and checkboxes getter/setter</text:span></text:p>
      <text:p text:style-name="P1"><text:span text:style-name="T119">jQuery.each( [ "radio", "checkbox" ], function() {</text:span></text:p>
      <text:p text:style-name="P1"><text:span text:style-name="T119"><text:tab/>jQuery.valHooks[ this ] = {</text:span></text:p>
      <text:p text:style-name="P1"><text:span text:style-name="T119"><text:tab/><text:tab/>set: function( elem, value ) {</text:span></text:p>
      <text:p text:style-name="P1"><text:span text:style-name="T119"><text:tab/><text:tab/><text:tab/>if ( Array.isArray( value ) ) {</text:span></text:p>
      <text:p text:style-name="P1"><text:span text:style-name="T119"><text:tab/><text:tab/><text:tab/><text:tab/>return ( elem.checked = jQuery.inArray( jQuery( elem ).val(), value ) &gt; -1 );</text:span></text:p>
      <text:p text:style-name="P1"><text:span text:style-name="T119"><text:tab/><text:tab/><text:tab/>}</text:span></text:p>
      <text:p text:style-name="P1"><text:span text:style-name="T119"><text:tab/><text:tab/>}</text:span></text:p>
      <text:p text:style-name="P1"><text:span text:style-name="T119"><text:tab/>};</text:span></text:p>
      <text:p text:style-name="P1"><text:span text:style-name="T119"><text:tab/>if ( !support.checkOn ) {</text:span></text:p>
      <text:p text:style-name="P1"><text:span text:style-name="T119"><text:tab/><text:tab/>jQuery.valHooks[ this ].get = function( elem ) {</text:span></text:p>
      <text:p text:style-name="P1"><text:span text:style-name="T119"><text:tab/><text:tab/><text:tab/>return elem.getAttribute( "value" ) === null ? "on" : elem.value;</text:span></text:p>
      <text:p text:style-name="P1"><text:span text:style-name="T119"><text:tab/><text:tab/>};</text:span></text:p>
      <text:p text:style-name="P1"><text:span text:style-name="T119"><text:tab/>}</text:span></text:p>
      <text:p text:style-name="P1"><text:span text:style-name="T119">} );</text:span></text:p>
      <text:p text:style-name="P1"><text:span text:style-name="T119"/></text:p>
      <text:p text:style-name="P1"><text:span text:style-name="T119"/></text:p>
      <text:p text:style-name="P1"><text:span text:style-name="T119"/></text:p>
      <text:p text:style-name="P1"><text:span text:style-name="T119"/></text:p>
      <text:p text:style-name="P1"><text:span text:style-name="T119">// Return jQuery for attributes-only inclusion</text:span></text:p>
      <text:p text:style-name="P1"><text:span text:style-name="T119"/></text:p>
      <text:p text:style-name="P1"><text:span text:style-name="T119"/></text:p>
      <text:p text:style-name="P1"><text:span text:style-name="T119">support.focusin = "onfocusin" in window;</text:span></text:p>
      <text:p text:style-name="P1"><text:span text:style-name="T119"/></text:p>
      <text:p text:style-name="P1"><text:span text:style-name="T119"/></text:p>
      <text:p text:style-name="P1"><text:span text:style-name="T119">var rfocusMorph = /^(?:focusinfocus|focusoutblur)$/,</text:span></text:p>
      <text:p text:style-name="P1"><text:span text:style-name="T119"><text:tab/>stopPropagationCallback = function( e ) {</text:span></text:p>
      <text:p text:style-name="P1"><text:span text:style-name="T119"><text:tab/><text:tab/>e.stopPropagation();</text:span></text:p>
      <text:p text:style-name="P1"><text:span text:style-name="T119"><text:tab/>};</text:span></text:p>
      <text:p text:style-name="P1"><text:span text:style-name="T119"/></text:p>
      <text:p text:style-name="P1"><text:span text:style-name="T119">jQuery.extend( jQuery.event, {</text:span></text:p>
      <text:p text:style-name="P1"><text:span text:style-name="T119"/></text:p>
      <text:p text:style-name="P1"><text:span text:style-name="T119"><text:tab/>trigger: function( event, data, elem, onlyHandlers ) {</text:span></text:p>
      <text:p text:style-name="P1"><text:span text:style-name="T119"/></text:p>
      <text:p text:style-name="P1"><text:span text:style-name="T119"><text:tab/><text:tab/>var i, cur, tmp, bubbleType, ontype, handle, special, lastElement,</text:span></text:p>
      <text:p text:style-name="P1"><text:span text:style-name="T119"><text:tab/><text:tab/><text:tab/>eventPath = [ elem || document ],</text:span></text:p>
      <text:p text:style-name="P1"><text:span text:style-name="T119"><text:tab/><text:tab/><text:tab/>type = hasOwn.call( event, "type" ) ? event.type : event,</text:span></text:p>
      <text:p text:style-name="P1"><text:span text:style-name="T119"><text:tab/><text:tab/><text:tab/>namespaces = hasOwn.call( event, "namespace" ) ? event.namespace.split( "." ) : [];</text:span></text:p>
      <text:p text:style-name="P1"><text:span text:style-name="T119"/></text:p>
      <text:p text:style-name="P1"><text:span text:style-name="T119"><text:tab/><text:tab/>cur = lastElement = tmp = elem = elem || document;</text:span></text:p>
      <text:p text:style-name="P1"><text:span text:style-name="T119"/></text:p>
      <text:p text:style-name="P1"><text:span text:style-name="T119"><text:tab/><text:tab/>// Don't do events on text and comment nodes</text:span></text:p>
      <text:p text:style-name="P1"><text:span text:style-name="T119"><text:tab/><text:tab/>if ( elem.nodeType === 3 || elem.nodeType === 8 ) {</text:span></text:p>
      <text:p text:style-name="P1"><text:span text:style-name="T119"><text:tab/><text:tab/><text:tab/>return;</text:span></text:p>
      <text:p text:style-name="P1"><text:span text:style-name="T119"><text:tab/><text:tab/>}</text:span></text:p>
      <text:p text:style-name="P1"><text:span text:style-name="T119"/></text:p>
      <text:p text:style-name="P1"><text:span text:style-name="T119"><text:tab/><text:tab/>// focus/blur morphs to focusin/out; ensure we're not firing them right now</text:span></text:p>
      <text:p text:style-name="P1"><text:span text:style-name="T119"><text:tab/><text:tab/>if ( rfocusMorph.test( type + jQuery.event.triggered ) ) {</text:span></text:p>
      <text:p text:style-name="P1"><text:span text:style-name="T119"><text:tab/><text:tab/><text:tab/>return;</text:span></text:p>
      <text:p text:style-name="P1"><text:span text:style-name="T119"><text:tab/><text:tab/>}</text:span></text:p>
      <text:p text:style-name="P1"><text:span text:style-name="T119"/></text:p>
      <text:p text:style-name="P1"><text:span text:style-name="T119"><text:tab/><text:tab/>if ( type.indexOf( "." ) &gt; -1 ) {</text:span></text:p>
      <text:p text:style-name="P1"><text:span text:style-name="T119"/></text:p>
      <text:p text:style-name="P1"><text:span text:style-name="T119"><text:tab/><text:tab/><text:tab/>// Namespaced trigger; create a regexp to match event type in handle()</text:span></text:p>
      <text:p text:style-name="P1"><text:span text:style-name="T119"><text:tab/><text:tab/><text:tab/>namespaces = type.split( "." );</text:span></text:p>
      <text:p text:style-name="P1"><text:span text:style-name="T119"><text:tab/><text:tab/><text:tab/>type = namespaces.shift();</text:span></text:p>
      <text:p text:style-name="P1"><text:span text:style-name="T119"><text:tab/><text:tab/><text:tab/>namespaces.sort();</text:span></text:p>
      <text:p text:style-name="P1"><text:span text:style-name="T119"><text:tab/><text:tab/>}</text:span></text:p>
      <text:p text:style-name="P1"><text:span text:style-name="T119"><text:tab/><text:tab/>ontype = type.indexOf( ":" ) &lt; 0 &amp;&amp; "on" + type;</text:span></text:p>
      <text:p text:style-name="P1"><text:span text:style-name="T119"/></text:p>
      <text:p text:style-name="P1"><text:span text:style-name="T119"><text:tab/><text:tab/>// Caller can pass in a jQuery.Event object, Object, or just an event type string</text:span></text:p>
      <text:p text:style-name="P1"><text:span text:style-name="T119"><text:tab/><text:tab/>event = event[ jQuery.expando ] ?</text:span></text:p>
      <text:p text:style-name="P1"><text:span text:style-name="T119"><text:tab/><text:tab/><text:tab/>event :</text:span></text:p>
      <text:p text:style-name="P1"><text:span text:style-name="T119"><text:tab/><text:tab/><text:tab/>new jQuery.Event( type, typeof event === "object" &amp;&amp; event );</text:span></text:p>
      <text:p text:style-name="P1"><text:span text:style-name="T119"/></text:p>
      <text:p text:style-name="P1"><text:span text:style-name="T119"><text:tab/><text:tab/>// Trigger bitmask: &amp; 1 for native handlers; &amp; 2 for jQuery (always true)</text:span></text:p>
      <text:p text:style-name="P1"><text:span text:style-name="T119"><text:tab/><text:tab/>event.isTrigger = onlyHandlers ? 2 : 3;</text:span></text:p>
      <text:p text:style-name="P1"><text:span text:style-name="T119"><text:tab/><text:tab/>event.namespace = namespaces.join( "." );</text:span></text:p>
      <text:p text:style-name="P1"><text:span text:style-name="T119"><text:tab/><text:tab/>event.rnamespace = event.namespace ?</text:span></text:p>
      <text:p text:style-name="P1"><text:span text:style-name="T119"><text:tab/><text:tab/><text:tab/>new RegExp( "(^|\\.)" + namespaces.join( "</text:span><text:a xlink:href="//.(?:.*//.|)"><text:span text:style-name="T120">\\.(?:.*\\.|)</text:span></text:a><text:span text:style-name="T121">" ) + "(</text:span><text:a xlink:href="//.|$"><text:span text:style-name="T122">\\.|$</text:span></text:a><text:span text:style-name="T123">)" ) :</text:span></text:p>
      <text:p text:style-name="P1"><text:span text:style-name="T123"><text:tab/><text:tab/><text:tab/>null;</text:span></text:p>
      <text:p text:style-name="P1"><text:span text:style-name="T123"/></text:p>
      <text:p text:style-name="P1"><text:span text:style-name="T123"><text:tab/><text:tab/>// Clean up the event in case it is being reused</text:span></text:p>
      <text:p text:style-name="P1"><text:span text:style-name="T123"><text:tab/><text:tab/>event.result = undefined;</text:span></text:p>
      <text:p text:style-name="P1"><text:span text:style-name="T123"><text:tab/><text:tab/>if ( !event.target ) {</text:span></text:p>
      <text:p text:style-name="P1"><text:span text:style-name="T123"><text:tab/><text:tab/><text:tab/>event.target = elem;</text:span></text:p>
      <text:p text:style-name="P1"><text:span text:style-name="T123"><text:tab/><text:tab/>}</text:span></text:p>
      <text:p text:style-name="P1"><text:span text:style-name="T123"/></text:p>
      <text:p text:style-name="P1"><text:span text:style-name="T123"><text:tab/><text:tab/>// Clone any incoming data and prepend the event, creating the handler arg list</text:span></text:p>
      <text:p text:style-name="P1"><text:span text:style-name="T123"><text:tab/><text:tab/>data = data == null ?</text:span></text:p>
      <text:p text:style-name="P1"><text:span text:style-name="T123"><text:tab/><text:tab/><text:tab/>[ event ] :</text:span></text:p>
      <text:p text:style-name="P1"><text:span text:style-name="T123"><text:tab/><text:tab/><text:tab/>jQuery.makeArray( data, [ event ] );</text:span></text:p>
      <text:p text:style-name="P1"><text:span text:style-name="T123"/></text:p>
      <text:p text:style-name="P1"><text:span text:style-name="T123"><text:tab/><text:tab/>// Allow special events to draw outside the lines</text:span></text:p>
      <text:p text:style-name="P1"><text:span text:style-name="T123"><text:tab/><text:tab/>special = jQuery.event.special[ type ] || {};</text:span></text:p>
      <text:p text:style-name="P1"><text:span text:style-name="T123"><text:tab/><text:tab/>if ( !onlyHandlers &amp;&amp; special.trigger &amp;&amp; special.trigger.apply( elem, data ) === false ) {</text:span></text:p>
      <text:p text:style-name="P1"><text:span text:style-name="T123"><text:tab/><text:tab/><text:tab/>return;</text:span></text:p>
      <text:p text:style-name="P1"><text:span text:style-name="T123"><text:tab/><text:tab/>}</text:span></text:p>
      <text:p text:style-name="P1"><text:span text:style-name="T123"/></text:p>
      <text:p text:style-name="P1"><text:span text:style-name="T123"><text:tab/><text:tab/>// Determine event propagation path in advance, per W3C events spec (#9951)</text:span></text:p>
      <text:p text:style-name="P1"><text:span text:style-name="T123"><text:tab/><text:tab/>// Bubble up to document, then to window; watch for a global ownerDocument var (#9724)</text:span></text:p>
      <text:p text:style-name="P1"><text:span text:style-name="T123"><text:tab/><text:tab/>if ( !onlyHandlers &amp;&amp; !special.noBubble &amp;&amp; !isWindow( elem ) ) {</text:span></text:p>
      <text:p text:style-name="P1"><text:span text:style-name="T123"/></text:p>
      <text:p text:style-name="P1"><text:span text:style-name="T123"><text:tab/><text:tab/><text:tab/>bubbleType = special.delegateType || type;</text:span></text:p>
      <text:p text:style-name="P1"><text:span text:style-name="T123"><text:tab/><text:tab/><text:tab/>if ( !rfocusMorph.test( bubbleType + type ) ) {</text:span></text:p>
      <text:p text:style-name="P1"><text:span text:style-name="T123"><text:tab/><text:tab/><text:tab/><text:tab/>cur = cur.parentNode;</text:span></text:p>
      <text:p text:style-name="P1"><text:span text:style-name="T123"><text:tab/><text:tab/><text:tab/>}</text:span></text:p>
      <text:p text:style-name="P1"><text:span text:style-name="T123"><text:tab/><text:tab/><text:tab/>for ( ; cur; cur = cur.parentNode ) {</text:span></text:p>
      <text:p text:style-name="P1"><text:span text:style-name="T123"><text:tab/><text:tab/><text:tab/><text:tab/>eventPath.push( cur );</text:span></text:p>
      <text:p text:style-name="P1"><text:span text:style-name="T123"><text:tab/><text:tab/><text:tab/><text:tab/>tmp = cur;</text:span></text:p>
      <text:p text:style-name="P1"><text:span text:style-name="T123"><text:tab/><text:tab/><text:tab/>}</text:span></text:p>
      <text:p text:style-name="P1"><text:span text:style-name="T123"/></text:p>
      <text:p text:style-name="P1"><text:span text:style-name="T123"><text:tab/><text:tab/><text:tab/>// Only add window if we got to document (e.g., not plain obj or detached DOM)</text:span></text:p>
      <text:p text:style-name="P1"><text:span text:style-name="T123"><text:tab/><text:tab/><text:tab/>if ( tmp === ( elem.ownerDocument || document ) ) {</text:span></text:p>
      <text:p text:style-name="P1"><text:span text:style-name="T123"><text:tab/><text:tab/><text:tab/><text:tab/>eventPath.push( tmp.defaultView || tmp.parentWindow || window );</text:span></text:p>
      <text:p text:style-name="P1"><text:span text:style-name="T123"><text:tab/><text:tab/><text:tab/>}</text:span></text:p>
      <text:p text:style-name="P1"><text:span text:style-name="T123"><text:tab/><text:tab/>}</text:span></text:p>
      <text:p text:style-name="P1"><text:span text:style-name="T123"/></text:p>
      <text:p text:style-name="P1"><text:span text:style-name="T123"><text:tab/><text:tab/>// Fire handlers on the event path</text:span></text:p>
      <text:p text:style-name="P1"><text:span text:style-name="T123"><text:tab/><text:tab/>i = 0;</text:span></text:p>
      <text:p text:style-name="P1"><text:span text:style-name="T123"><text:tab/><text:tab/>while ( ( cur = eventPath[ i++ ] ) &amp;&amp; !event.isPropagationStopped() ) {</text:span></text:p>
      <text:p text:style-name="P1"><text:span text:style-name="T123"><text:tab/><text:tab/><text:tab/>lastElement = cur;</text:span></text:p>
      <text:p text:style-name="P1"><text:span text:style-name="T123"><text:tab/><text:tab/><text:tab/>event.type = i &gt; 1 ?</text:span></text:p>
      <text:p text:style-name="P1"><text:span text:style-name="T123"><text:tab/><text:tab/><text:tab/><text:tab/>bubbleType :</text:span></text:p>
      <text:p text:style-name="P1"><text:span text:style-name="T123"><text:tab/><text:tab/><text:tab/><text:tab/>special.bindType || type;</text:span></text:p>
      <text:p text:style-name="P1"><text:span text:style-name="T123"/></text:p>
      <text:p text:style-name="P1"><text:span text:style-name="T123"><text:tab/><text:tab/><text:tab/>// jQuery handler</text:span></text:p>
      <text:p text:style-name="P1"><text:span text:style-name="T123"><text:tab/><text:tab/><text:tab/>handle = (</text:span></text:p>
      <text:p text:style-name="P1"><text:span text:style-name="T123"><text:tab/><text:tab/><text:tab/><text:tab/><text:tab/>dataPriv.get( cur, "events" ) || Object.create( null )</text:span></text:p>
      <text:p text:style-name="P1"><text:span text:style-name="T123"><text:tab/><text:tab/><text:tab/><text:tab/>)[ event.type ] &amp;&amp;</text:span></text:p>
      <text:p text:style-name="P1"><text:span text:style-name="T123"><text:tab/><text:tab/><text:tab/><text:tab/>dataPriv.get( cur, "handle" );</text:span></text:p>
      <text:p text:style-name="P1"><text:span text:style-name="T123"><text:tab/><text:tab/><text:tab/>if ( handle ) {</text:span></text:p>
      <text:p text:style-name="P1"><text:span text:style-name="T123"><text:tab/><text:tab/><text:tab/><text:tab/>handle.apply( cur, data );</text:span></text:p>
      <text:p text:style-name="P1"><text:span text:style-name="T123"><text:tab/><text:tab/><text:tab/>}</text:span></text:p>
      <text:p text:style-name="P1"><text:span text:style-name="T123"/></text:p>
      <text:p text:style-name="P1"><text:span text:style-name="T123"><text:tab/><text:tab/><text:tab/>// Native handler</text:span></text:p>
      <text:p text:style-name="P1"><text:span text:style-name="T123"><text:tab/><text:tab/><text:tab/>handle = ontype &amp;&amp; cur[ ontype ];</text:span></text:p>
      <text:p text:style-name="P1"><text:span text:style-name="T123"><text:tab/><text:tab/><text:tab/>if ( handle &amp;&amp; handle.apply &amp;&amp; acceptData( cur ) ) {</text:span></text:p>
      <text:p text:style-name="P1"><text:span text:style-name="T123"><text:tab/><text:tab/><text:tab/><text:tab/>event.result = handle.apply( cur, data );</text:span></text:p>
      <text:p text:style-name="P1"><text:span text:style-name="T123"><text:tab/><text:tab/><text:tab/><text:tab/>if ( event.result === false ) {</text:span></text:p>
      <text:p text:style-name="P1"><text:span text:style-name="T123"><text:tab/><text:tab/><text:tab/><text:tab/><text:tab/>event.preventDefault();</text:span></text:p>
      <text:p text:style-name="P1"><text:span text:style-name="T123"><text:tab/><text:tab/><text:tab/><text:tab/>}</text:span></text:p>
      <text:p text:style-name="P1"><text:span text:style-name="T123"><text:tab/><text:tab/><text:tab/>}</text:span></text:p>
      <text:p text:style-name="P1"><text:span text:style-name="T123"><text:tab/><text:tab/>}</text:span></text:p>
      <text:p text:style-name="P1"><text:span text:style-name="T123"><text:tab/><text:tab/>event.type = type;</text:span></text:p>
      <text:p text:style-name="P1"><text:span text:style-name="T123"/></text:p>
      <text:p text:style-name="P1"><text:span text:style-name="T123"><text:tab/><text:tab/>// If nobody prevented the default action, do it now</text:span></text:p>
      <text:p text:style-name="P1"><text:span text:style-name="T123"><text:tab/><text:tab/>if ( !onlyHandlers &amp;&amp; !event.isDefaultPrevented() ) {</text:span></text:p>
      <text:p text:style-name="P1"><text:span text:style-name="T123"/></text:p>
      <text:p text:style-name="P1"><text:span text:style-name="T123"><text:tab/><text:tab/><text:tab/>if ( ( !special._default ||</text:span></text:p>
      <text:p text:style-name="P1"><text:span text:style-name="T123"><text:tab/><text:tab/><text:tab/><text:tab/>special._default.apply( eventPath.pop(), data ) === false ) &amp;&amp;</text:span></text:p>
      <text:p text:style-name="P1"><text:span text:style-name="T123"><text:tab/><text:tab/><text:tab/><text:tab/>acceptData( elem ) ) {</text:span></text:p>
      <text:p text:style-name="P1"><text:span text:style-name="T123"/></text:p>
      <text:p text:style-name="P1"><text:span text:style-name="T123"><text:tab/><text:tab/><text:tab/><text:tab/>// Call a native DOM method on the target with the same name as the event.</text:span></text:p>
      <text:p text:style-name="P1"><text:span text:style-name="T123"><text:tab/><text:tab/><text:tab/><text:tab/>// Don't do default actions on window, that's where global variables be (#6170)</text:span></text:p>
      <text:p text:style-name="P1"><text:span text:style-name="T123"><text:tab/><text:tab/><text:tab/><text:tab/>if ( ontype &amp;&amp; isFunction( elem[ type ] ) &amp;&amp; !isWindow( elem ) ) {</text:span></text:p>
      <text:p text:style-name="P1"><text:span text:style-name="T123"/></text:p>
      <text:p text:style-name="P1"><text:span text:style-name="T123"><text:tab/><text:tab/><text:tab/><text:tab/><text:tab/>// Don't re-trigger an onFOO event when we call its FOO() method</text:span></text:p>
      <text:p text:style-name="P1"><text:span text:style-name="T123"><text:tab/><text:tab/><text:tab/><text:tab/><text:tab/>tmp = elem[ ontype ];</text:span></text:p>
      <text:p text:style-name="P1"><text:span text:style-name="T123"/></text:p>
      <text:p text:style-name="P1"><text:span text:style-name="T123"><text:tab/><text:tab/><text:tab/><text:tab/><text:tab/>if ( tmp ) {</text:span></text:p>
      <text:p text:style-name="P1"><text:span text:style-name="T123"><text:tab/><text:tab/><text:tab/><text:tab/><text:tab/><text:tab/>elem[ ontype ] = null;</text:span></text:p>
      <text:p text:style-name="P1"><text:span text:style-name="T123"><text:tab/><text:tab/><text:tab/><text:tab/><text:tab/>}</text:span></text:p>
      <text:p text:style-name="P1"><text:span text:style-name="T123"/></text:p>
      <text:p text:style-name="P1"><text:span text:style-name="T123"><text:tab/><text:tab/><text:tab/><text:tab/><text:tab/>// Prevent re-triggering of the same event, since we already bubbled it above</text:span></text:p>
      <text:p text:style-name="P1"><text:span text:style-name="T123"><text:tab/><text:tab/><text:tab/><text:tab/><text:tab/>jQuery.event.triggered = type;</text:span></text:p>
      <text:p text:style-name="P1"><text:span text:style-name="T123"/></text:p>
      <text:p text:style-name="P1"><text:span text:style-name="T123"><text:tab/><text:tab/><text:tab/><text:tab/><text:tab/>if ( event.isPropagationStopped() ) {</text:span></text:p>
      <text:p text:style-name="P1"><text:span text:style-name="T123"><text:tab/><text:tab/><text:tab/><text:tab/><text:tab/><text:tab/>lastElement.addEventListener( type, stopPropagationCallback );</text:span></text:p>
      <text:p text:style-name="P1"><text:span text:style-name="T123"><text:tab/><text:tab/><text:tab/><text:tab/><text:tab/>}</text:span></text:p>
      <text:p text:style-name="P1"><text:span text:style-name="T123"/></text:p>
      <text:p text:style-name="P1"><text:span text:style-name="T123"><text:tab/><text:tab/><text:tab/><text:tab/><text:tab/>elem[ type ]();</text:span></text:p>
      <text:p text:style-name="P1"><text:span text:style-name="T123"/></text:p>
      <text:p text:style-name="P1"><text:span text:style-name="T123"><text:tab/><text:tab/><text:tab/><text:tab/><text:tab/>if ( event.isPropagationStopped() ) {</text:span></text:p>
      <text:p text:style-name="P1"><text:span text:style-name="T123"><text:tab/><text:tab/><text:tab/><text:tab/><text:tab/><text:tab/>lastElement.removeEventListener( type, stopPropagationCallback );</text:span></text:p>
      <text:p text:style-name="P1"><text:span text:style-name="T123"><text:tab/><text:tab/><text:tab/><text:tab/><text:tab/>}</text:span></text:p>
      <text:p text:style-name="P1"><text:span text:style-name="T123"/></text:p>
      <text:p text:style-name="P1"><text:span text:style-name="T123"><text:tab/><text:tab/><text:tab/><text:tab/><text:tab/>jQuery.event.triggered = undefined;</text:span></text:p>
      <text:p text:style-name="P1"><text:span text:style-name="T123"/></text:p>
      <text:p text:style-name="P1"><text:span text:style-name="T123"><text:tab/><text:tab/><text:tab/><text:tab/><text:tab/>if ( tmp ) {</text:span></text:p>
      <text:p text:style-name="P1"><text:span text:style-name="T123"><text:tab/><text:tab/><text:tab/><text:tab/><text:tab/><text:tab/>elem[ ontype ] = tmp;</text:span></text:p>
      <text:p text:style-name="P1"><text:span text:style-name="T123"><text:tab/><text:tab/><text:tab/><text:tab/><text:tab/>}</text:span></text:p>
      <text:p text:style-name="P1"><text:span text:style-name="T123"><text:tab/><text:tab/><text:tab/><text:tab/>}</text:span></text:p>
      <text:p text:style-name="P1"><text:span text:style-name="T123"><text:tab/><text:tab/><text:tab/>}</text:span></text:p>
      <text:p text:style-name="P1"><text:span text:style-name="T123"><text:tab/><text:tab/>}</text:span></text:p>
      <text:p text:style-name="P1"><text:span text:style-name="T123"/></text:p>
      <text:p text:style-name="P1"><text:span text:style-name="T123"><text:tab/><text:tab/>return event.result;</text:span></text:p>
      <text:p text:style-name="P1"><text:span text:style-name="T123"><text:tab/>},</text:span></text:p>
      <text:p text:style-name="P1"><text:span text:style-name="T123"/></text:p>
      <text:p text:style-name="P1"><text:span text:style-name="T123"><text:tab/>// Piggyback on a donor event to simulate a different one</text:span></text:p>
      <text:p text:style-name="P1"><text:span text:style-name="T123"><text:tab/>// Used only for `focus(in | out)` events</text:span></text:p>
      <text:p text:style-name="P1"><text:span text:style-name="T123"><text:tab/>simulate: function( type, elem, event ) {</text:span></text:p>
      <text:p text:style-name="P1"><text:span text:style-name="T123"><text:tab/><text:tab/>var e = jQuery.extend(</text:span></text:p>
      <text:p text:style-name="P1"><text:span text:style-name="T123"><text:tab/><text:tab/><text:tab/>new jQuery.Event(),</text:span></text:p>
      <text:p text:style-name="P1"><text:span text:style-name="T123"><text:tab/><text:tab/><text:tab/>event,</text:span></text:p>
      <text:p text:style-name="P1"><text:span text:style-name="T123"><text:tab/><text:tab/><text:tab/>{</text:span></text:p>
      <text:p text:style-name="P1"><text:span text:style-name="T123"><text:tab/><text:tab/><text:tab/><text:tab/>type: type,</text:span></text:p>
      <text:p text:style-name="P1"><text:span text:style-name="T123"><text:tab/><text:tab/><text:tab/><text:tab/>isSimulated: true</text:span></text:p>
      <text:p text:style-name="P1"><text:span text:style-name="T123"><text:tab/><text:tab/><text:tab/>}</text:span></text:p>
      <text:p text:style-name="P1"><text:span text:style-name="T123"><text:tab/><text:tab/>);</text:span></text:p>
      <text:p text:style-name="P1"><text:span text:style-name="T123"/></text:p>
      <text:p text:style-name="P1"><text:span text:style-name="T123"><text:tab/><text:tab/>jQuery.event.trigger( e, null, elem );</text:span></text:p>
      <text:p text:style-name="P1"><text:span text:style-name="T123"><text:tab/>}</text:span></text:p>
      <text:p text:style-name="P1"><text:span text:style-name="T123"/></text:p>
      <text:p text:style-name="P1"><text:span text:style-name="T123">} );</text:span></text:p>
      <text:p text:style-name="P1"><text:span text:style-name="T123"/></text:p>
      <text:p text:style-name="P1"><text:span text:style-name="T123">jQuery.fn.extend( {</text:span></text:p>
      <text:p text:style-name="P1"><text:span text:style-name="T123"/></text:p>
      <text:p text:style-name="P1"><text:span text:style-name="T123"><text:tab/>trigger: function( type, data ) {</text:span></text:p>
      <text:p text:style-name="P1"><text:span text:style-name="T123"><text:tab/><text:tab/>return this.each( function() {</text:span></text:p>
      <text:p text:style-name="P1"><text:span text:style-name="T123"><text:tab/><text:tab/><text:tab/>jQuery.event.trigger( type, data, this );</text:span></text:p>
      <text:p text:style-name="P1"><text:span text:style-name="T123"><text:tab/><text:tab/>} );</text:span></text:p>
      <text:p text:style-name="P1"><text:span text:style-name="T123"><text:tab/>},</text:span></text:p>
      <text:p text:style-name="P1"><text:span text:style-name="T123"><text:tab/>triggerHandler: function( type, data ) {</text:span></text:p>
      <text:p text:style-name="P1"><text:span text:style-name="T123"><text:tab/><text:tab/>var elem = this[ 0 ];</text:span></text:p>
      <text:p text:style-name="P1"><text:span text:style-name="T123"><text:tab/><text:tab/>if ( elem ) {</text:span></text:p>
      <text:p text:style-name="P1"><text:span text:style-name="T123"><text:tab/><text:tab/><text:tab/>return jQuery.event.trigger( type, data, elem, true );</text:span></text:p>
      <text:p text:style-name="P1"><text:span text:style-name="T123"><text:tab/><text:tab/>}</text:span></text:p>
      <text:p text:style-name="P1"><text:span text:style-name="T123"><text:tab/>}</text:span></text:p>
      <text:p text:style-name="P1"><text:span text:style-name="T123">} );</text:span></text:p>
      <text:p text:style-name="P1"><text:span text:style-name="T123"/></text:p>
      <text:p text:style-name="P1"><text:span text:style-name="T123"/></text:p>
      <text:p text:style-name="P1"><text:span text:style-name="T123">// Support: Firefox &lt;=44</text:span></text:p>
      <text:p text:style-name="P1"><text:span text:style-name="T123">// Firefox doesn't have focus(in | out) events</text:span></text:p>
      <text:p text:style-name="P1"><text:span text:style-name="T123">// Related ticket -<text:s/></text:span><text:a xlink:href="https://bugzilla.mozilla.org/show_bug.cgi?id=687787"><text:span text:style-name="T124">https://bugzilla.mozilla.org/show_bug.cgi?id=687787</text:span></text:a><text:span text:style-name="T125"/></text:p>
      <text:p text:style-name="P1"><text:span text:style-name="T125">//</text:span></text:p>
      <text:p text:style-name="P1"><text:span text:style-name="T125">// Support: Chrome &lt;=48 - 49, Safari &lt;=9.0 - 9.1</text:span></text:p>
      <text:p text:style-name="P1"><text:span text:style-name="T125">// focus(in | out) events fire after focus &amp; blur events,</text:span></text:p>
      <text:p text:style-name="P1"><text:span text:style-name="T125">// which is spec violation -<text:s/></text:span><text:a xlink:href="http://www.w3.org/TR/DOM-Level-3-Events/#events-focusevent-event-order"><text:span text:style-name="T126">http://www.w3.org/TR/DOM-Level-3-Events/#events-focusevent-event-order</text:span></text:a><text:span text:style-name="T127"/></text:p>
      <text:p text:style-name="P1"><text:span text:style-name="T127">// Related ticket -<text:s/></text:span><text:a xlink:href="https://bugs.chromium.org/p/chromium/issues/detail?id=449857"><text:span text:style-name="T128">https://bugs.chromium.org/p/chromium/issues/detail?id=449857</text:span></text:a><text:span text:style-name="T129"/></text:p>
      <text:p text:style-name="P1"><text:span text:style-name="T129">if ( !support.focusin ) {</text:span></text:p>
      <text:p text:style-name="P1"><text:span text:style-name="T129"><text:tab/>jQuery.each( { focus: "focusin", blur: "focusout" }, function( orig, fix ) {</text:span></text:p>
      <text:p text:style-name="P1"><text:span text:style-name="T129"/></text:p>
      <text:p text:style-name="P1"><text:span text:style-name="T129"><text:tab/><text:tab/>// Attach a single capturing handler on the document while someone wants focusin/focusout</text:span></text:p>
      <text:p text:style-name="P1"><text:span text:style-name="T129"><text:tab/><text:tab/>var handler = function( event ) {</text:span></text:p>
      <text:p text:style-name="P1"><text:span text:style-name="T129"><text:tab/><text:tab/><text:tab/>jQuery.event.simulate( fix, event.target, jQuery.event.fix( event ) );</text:span></text:p>
      <text:p text:style-name="P1"><text:span text:style-name="T129"><text:tab/><text:tab/>};</text:span></text:p>
      <text:p text:style-name="P1"><text:span text:style-name="T129"/></text:p>
      <text:p text:style-name="P1"><text:span text:style-name="T129"><text:tab/><text:tab/>jQuery.event.special[ fix ] = {</text:span></text:p>
      <text:p text:style-name="P1"><text:span text:style-name="T129"><text:tab/><text:tab/><text:tab/>setup: function() {</text:span></text:p>
      <text:p text:style-name="P1"><text:span text:style-name="T129"/></text:p>
      <text:p text:style-name="P1"><text:span text:style-name="T129"><text:tab/><text:tab/><text:tab/><text:tab/>// Handle: regular nodes (via `this.ownerDocument`), window</text:span></text:p>
      <text:p text:style-name="P1"><text:span text:style-name="T129"><text:tab/><text:tab/><text:tab/><text:tab/>// (via `this.document`) &amp; document (via `this`).</text:span></text:p>
      <text:p text:style-name="P1"><text:span text:style-name="T129"><text:tab/><text:tab/><text:tab/><text:tab/>var doc = this.ownerDocument || this.document || this,</text:span></text:p>
      <text:p text:style-name="P1"><text:span text:style-name="T129"><text:tab/><text:tab/><text:tab/><text:tab/><text:tab/>attaches = dataPriv.access( doc, fix );</text:span></text:p>
      <text:p text:style-name="P1"><text:span text:style-name="T129"/></text:p>
      <text:p text:style-name="P1"><text:span text:style-name="T129"><text:tab/><text:tab/><text:tab/><text:tab/>if ( !attaches ) {</text:span></text:p>
      <text:p text:style-name="P1"><text:span text:style-name="T129"><text:tab/><text:tab/><text:tab/><text:tab/><text:tab/>doc.addEventListener( orig, handler, true );</text:span></text:p>
      <text:p text:style-name="P1"><text:span text:style-name="T129"><text:tab/><text:tab/><text:tab/><text:tab/>}</text:span></text:p>
      <text:p text:style-name="P1"><text:span text:style-name="T129"><text:tab/><text:tab/><text:tab/><text:tab/>dataPriv.access( doc, fix, ( attaches || 0 ) + 1 );</text:span></text:p>
      <text:p text:style-name="P1"><text:span text:style-name="T129"><text:tab/><text:tab/><text:tab/>},</text:span></text:p>
      <text:p text:style-name="P1"><text:span text:style-name="T129"><text:tab/><text:tab/><text:tab/>teardown: function() {</text:span></text:p>
      <text:p text:style-name="P1"><text:span text:style-name="T129"><text:tab/><text:tab/><text:tab/><text:tab/>var doc = this.ownerDocument || this.document || this,</text:span></text:p>
      <text:p text:style-name="P1"><text:span text:style-name="T129"><text:tab/><text:tab/><text:tab/><text:tab/><text:tab/>attaches = dataPriv.access( doc, fix ) - 1;</text:span></text:p>
      <text:p text:style-name="P1"><text:span text:style-name="T129"/></text:p>
      <text:p text:style-name="P1"><text:span text:style-name="T129"><text:tab/><text:tab/><text:tab/><text:tab/>if ( !attaches ) {</text:span></text:p>
      <text:p text:style-name="P1"><text:span text:style-name="T129"><text:tab/><text:tab/><text:tab/><text:tab/><text:tab/>doc.removeEventListener( orig, handler, true );</text:span></text:p>
      <text:p text:style-name="P1"><text:span text:style-name="T129"><text:tab/><text:tab/><text:tab/><text:tab/><text:tab/>dataPriv.remove( doc, fix );</text:span></text:p>
      <text:p text:style-name="P1"><text:span text:style-name="T129"/></text:p>
      <text:p text:style-name="P1"><text:span text:style-name="T129"><text:tab/><text:tab/><text:tab/><text:tab/>} else {</text:span></text:p>
      <text:p text:style-name="P1"><text:span text:style-name="T129"><text:tab/><text:tab/><text:tab/><text:tab/><text:tab/>dataPriv.access( doc, fix, attaches );</text:span></text:p>
      <text:p text:style-name="P1"><text:span text:style-name="T129"><text:tab/><text:tab/><text:tab/><text:tab/>}</text:span></text:p>
      <text:p text:style-name="P1"><text:span text:style-name="T129"><text:tab/><text:tab/><text:tab/>}</text:span></text:p>
      <text:p text:style-name="P1"><text:span text:style-name="T129"><text:tab/><text:tab/>};</text:span></text:p>
      <text:p text:style-name="P1"><text:span text:style-name="T129"><text:tab/>} );</text:span></text:p>
      <text:p text:style-name="P1"><text:span text:style-name="T129">}</text:span></text:p>
      <text:p text:style-name="P1"><text:span text:style-name="T129">var location = window.location;</text:span></text:p>
      <text:p text:style-name="P1"><text:span text:style-name="T129"/></text:p>
      <text:p text:style-name="P1"><text:span text:style-name="T129">var nonce = { guid: Date.now() };</text:span></text:p>
      <text:p text:style-name="P1"><text:span text:style-name="T129"/></text:p>
      <text:p text:style-name="P1"><text:span text:style-name="T129">var rquery = ( /\?/ );</text:span></text:p>
      <text:p text:style-name="P1"><text:span text:style-name="T129"/></text:p>
      <text:p text:style-name="P1"><text:span text:style-name="T129"/></text:p>
      <text:p text:style-name="P1"><text:span text:style-name="T129"/></text:p>
      <text:p text:style-name="P1"><text:span text:style-name="T129">// Cross-browser xml parsing</text:span></text:p>
      <text:p text:style-name="P1"><text:span text:style-name="T129">jQuery.parseXML = function( data ) {</text:span></text:p>
      <text:p text:style-name="P1"><text:span text:style-name="T129"><text:tab/>var xml;</text:span></text:p>
      <text:p text:style-name="P1"><text:span text:style-name="T129"><text:tab/>if ( !data || typeof data !== "string" ) {</text:span></text:p>
      <text:p text:style-name="P1"><text:span text:style-name="T129"><text:tab/><text:tab/>return null;</text:span></text:p>
      <text:p text:style-name="P1"><text:span text:style-name="T129"><text:tab/>}</text:span></text:p>
      <text:p text:style-name="P1"><text:span text:style-name="T129"/></text:p>
      <text:p text:style-name="P1"><text:span text:style-name="T129"><text:tab/>// Support: IE 9 - 11 only</text:span></text:p>
      <text:p text:style-name="P1"><text:span text:style-name="T129"><text:tab/>// IE throws on parseFromString with invalid input.</text:span></text:p>
      <text:p text:style-name="P1"><text:span text:style-name="T129"><text:tab/>try {</text:span></text:p>
      <text:p text:style-name="P1"><text:span text:style-name="T129"><text:tab/><text:tab/>xml = ( new window.DOMParser() ).parseFromString( data, "text/xml" );</text:span></text:p>
      <text:p text:style-name="P1"><text:span text:style-name="T129"><text:tab/>} catch ( e ) {</text:span></text:p>
      <text:p text:style-name="P1"><text:span text:style-name="T129"><text:tab/><text:tab/>xml = undefined;</text:span></text:p>
      <text:p text:style-name="P1"><text:span text:style-name="T129"><text:tab/>}</text:span></text:p>
      <text:p text:style-name="P1"><text:span text:style-name="T129"/></text:p>
      <text:p text:style-name="P1"><text:span text:style-name="T129"><text:tab/>if ( !xml || xml.getElementsByTagName( "parsererror" ).length ) {</text:span></text:p>
      <text:p text:style-name="P1"><text:span text:style-name="T129"><text:tab/><text:tab/>jQuery.error( "Invalid XML: " + data );</text:span></text:p>
      <text:p text:style-name="P1"><text:span text:style-name="T129"><text:tab/>}</text:span></text:p>
      <text:p text:style-name="P1"><text:span text:style-name="T129"><text:tab/>return xml;</text:span></text:p>
      <text:p text:style-name="P1"><text:span text:style-name="T129">};</text:span></text:p>
      <text:p text:style-name="P1"><text:span text:style-name="T129"/></text:p>
      <text:p text:style-name="P1"><text:span text:style-name="T129"/></text:p>
      <text:p text:style-name="P1"><text:span text:style-name="T129">var</text:span></text:p>
      <text:p text:style-name="P1"><text:span text:style-name="T129"><text:tab/>rbracket = /\[\]$/,</text:span></text:p>
      <text:p text:style-name="P1"><text:span text:style-name="T129"><text:tab/>rCRLF = /\r?\n/g,</text:span></text:p>
      <text:p text:style-name="P1"><text:span text:style-name="T129"><text:tab/>rsubmitterTypes = /^(?:submit|button|image|reset|file)$/i,</text:span></text:p>
      <text:p text:style-name="P1"><text:span text:style-name="T129"><text:tab/>rsubmittable = /^(?:input|select|textarea|keygen)/i;</text:span></text:p>
      <text:p text:style-name="P1"><text:span text:style-name="T129"/></text:p>
      <text:p text:style-name="P1"><text:span text:style-name="T129">function buildParams( prefix, obj, traditional, add ) {</text:span></text:p>
      <text:p text:style-name="P1"><text:span text:style-name="T129"><text:tab/>var name;</text:span></text:p>
      <text:p text:style-name="P1"><text:span text:style-name="T129"/></text:p>
      <text:p text:style-name="P1"><text:span text:style-name="T129"><text:tab/>if ( Array.isArray( obj ) ) {</text:span></text:p>
      <text:p text:style-name="P1"><text:span text:style-name="T129"/></text:p>
      <text:p text:style-name="P1"><text:span text:style-name="T129"><text:tab/><text:tab/>// Serialize array item.</text:span></text:p>
      <text:p text:style-name="P1"><text:span text:style-name="T129"><text:tab/><text:tab/>jQuery.each( obj, function( i, v ) {</text:span></text:p>
      <text:p text:style-name="P1"><text:span text:style-name="T129"><text:tab/><text:tab/><text:tab/>if ( traditional || rbracket.test( prefix ) ) {</text:span></text:p>
      <text:p text:style-name="P1"><text:span text:style-name="T129"/></text:p>
      <text:p text:style-name="P1"><text:span text:style-name="T129"><text:tab/><text:tab/><text:tab/><text:tab/>// Treat each array item as a scalar.</text:span></text:p>
      <text:p text:style-name="P1"><text:span text:style-name="T129"><text:tab/><text:tab/><text:tab/><text:tab/>add( prefix, v );</text:span></text:p>
      <text:p text:style-name="P1"><text:span text:style-name="T129"/></text:p>
      <text:p text:style-name="P1"><text:span text:style-name="T129"><text:tab/><text:tab/><text:tab/>} else {</text:span></text:p>
      <text:p text:style-name="P1"><text:span text:style-name="T129"/></text:p>
      <text:p text:style-name="P1"><text:span text:style-name="T129"><text:tab/><text:tab/><text:tab/><text:tab/>// Item is non-scalar (array or object), encode its numeric index.</text:span></text:p>
      <text:p text:style-name="P1"><text:span text:style-name="T129"><text:tab/><text:tab/><text:tab/><text:tab/>buildParams(</text:span></text:p>
      <text:p text:style-name="P1"><text:span text:style-name="T129"><text:tab/><text:tab/><text:tab/><text:tab/><text:tab/>prefix + "[" + ( typeof v === "object" &amp;&amp; v != null ? i : "" ) + "]",</text:span></text:p>
      <text:p text:style-name="P1"><text:span text:style-name="T129"><text:tab/><text:tab/><text:tab/><text:tab/><text:tab/>v,</text:span></text:p>
      <text:p text:style-name="P1"><text:span text:style-name="T129"><text:tab/><text:tab/><text:tab/><text:tab/><text:tab/>traditional,</text:span></text:p>
      <text:p text:style-name="P1"><text:span text:style-name="T129"><text:tab/><text:tab/><text:tab/><text:tab/><text:tab/>add</text:span></text:p>
      <text:p text:style-name="P1"><text:span text:style-name="T129"><text:tab/><text:tab/><text:tab/><text:tab/>);</text:span></text:p>
      <text:p text:style-name="P1"><text:span text:style-name="T129"><text:tab/><text:tab/><text:tab/>}</text:span></text:p>
      <text:p text:style-name="P1"><text:span text:style-name="T129"><text:tab/><text:tab/>} );</text:span></text:p>
      <text:p text:style-name="P1"><text:span text:style-name="T129"/></text:p>
      <text:p text:style-name="P1"><text:span text:style-name="T129"><text:tab/>} else if ( !traditional &amp;&amp; toType( obj ) === "object" ) {</text:span></text:p>
      <text:p text:style-name="P1"><text:span text:style-name="T129"/></text:p>
      <text:p text:style-name="P1"><text:span text:style-name="T129"><text:tab/><text:tab/>// Serialize object item.</text:span></text:p>
      <text:p text:style-name="P1"><text:span text:style-name="T129"><text:tab/><text:tab/>for ( name in obj ) {</text:span></text:p>
      <text:p text:style-name="P1"><text:span text:style-name="T129"><text:tab/><text:tab/><text:tab/>buildParams( prefix + "[" + name + "]", obj[ name ], traditional, add );</text:span></text:p>
      <text:p text:style-name="P1"><text:span text:style-name="T129"><text:tab/><text:tab/>}</text:span></text:p>
      <text:p text:style-name="P1"><text:span text:style-name="T129"/></text:p>
      <text:p text:style-name="P1"><text:span text:style-name="T129"><text:tab/>} else {</text:span></text:p>
      <text:p text:style-name="P1"><text:span text:style-name="T129"/></text:p>
      <text:p text:style-name="P1"><text:span text:style-name="T129"><text:tab/><text:tab/>// Serialize scalar item.</text:span></text:p>
      <text:p text:style-name="P1"><text:span text:style-name="T129"><text:tab/><text:tab/>add( prefix, obj );</text:span></text:p>
      <text:p text:style-name="P1"><text:span text:style-name="T129"><text:tab/>}</text:span></text:p>
      <text:p text:style-name="P1"><text:span text:style-name="T129">}</text:span></text:p>
      <text:p text:style-name="P1"><text:span text:style-name="T129"/></text:p>
      <text:p text:style-name="P1"><text:span text:style-name="T129">// Serialize an array of form elements or a set of</text:span></text:p>
      <text:p text:style-name="P1"><text:span text:style-name="T129">// key/values into a query string</text:span></text:p>
      <text:p text:style-name="P1"><text:span text:style-name="T129">jQuery.param = function( a, traditional ) {</text:span></text:p>
      <text:p text:style-name="P1"><text:span text:style-name="T129"><text:tab/>var prefix,</text:span></text:p>
      <text:p text:style-name="P1"><text:span text:style-name="T129"><text:tab/><text:tab/>s = [],</text:span></text:p>
      <text:p text:style-name="P1"><text:span text:style-name="T129"><text:tab/><text:tab/>add = function( key, valueOrFunction ) {</text:span></text:p>
      <text:p text:style-name="P1"><text:span text:style-name="T129"/></text:p>
      <text:p text:style-name="P1"><text:span text:style-name="T129"><text:tab/><text:tab/><text:tab/>// If value is a function, invoke it and use its return value</text:span></text:p>
      <text:p text:style-name="P1"><text:span text:style-name="T129"><text:tab/><text:tab/><text:tab/>var value = isFunction( valueOrFunction ) ?</text:span></text:p>
      <text:p text:style-name="P1"><text:span text:style-name="T129"><text:tab/><text:tab/><text:tab/><text:tab/>valueOrFunction() :</text:span></text:p>
      <text:p text:style-name="P1"><text:span text:style-name="T129"><text:tab/><text:tab/><text:tab/><text:tab/>valueOrFunction;</text:span></text:p>
      <text:p text:style-name="P1"><text:span text:style-name="T129"/></text:p>
      <text:p text:style-name="P1"><text:span text:style-name="T129"><text:tab/><text:tab/><text:tab/>s[ s.length ] = encodeURIComponent( key ) + "=" +</text:span></text:p>
      <text:p text:style-name="P1"><text:span text:style-name="T129"><text:tab/><text:tab/><text:tab/><text:tab/>encodeURIComponent( value == null ? "" : value );</text:span></text:p>
      <text:p text:style-name="P1"><text:span text:style-name="T129"><text:tab/><text:tab/>};</text:span></text:p>
      <text:p text:style-name="P1"><text:span text:style-name="T129"/></text:p>
      <text:p text:style-name="P1"><text:span text:style-name="T129"><text:tab/>if ( a == null ) {</text:span></text:p>
      <text:p text:style-name="P1"><text:span text:style-name="T129"><text:tab/><text:tab/>return "";</text:span></text:p>
      <text:p text:style-name="P1"><text:span text:style-name="T129"><text:tab/>}</text:span></text:p>
      <text:p text:style-name="P1"><text:span text:style-name="T129"/></text:p>
      <text:p text:style-name="P1"><text:span text:style-name="T129"><text:tab/>// If an array was passed in, assume that it is an array of form elements.</text:span></text:p>
      <text:p text:style-name="P1"><text:span text:style-name="T129"><text:tab/>if ( Array.isArray( a ) || ( a.jquery &amp;&amp; !jQuery.isPlainObject( a ) ) ) {</text:span></text:p>
      <text:p text:style-name="P1"><text:span text:style-name="T129"/></text:p>
      <text:p text:style-name="P1"><text:span text:style-name="T129"><text:tab/><text:tab/>// Serialize the form elements</text:span></text:p>
      <text:p text:style-name="P1"><text:span text:style-name="T129"><text:tab/><text:tab/>jQuery.each( a, function() {</text:span></text:p>
      <text:p text:style-name="P1"><text:span text:style-name="T129"><text:tab/><text:tab/><text:tab/>add( this.name, this.value );</text:span></text:p>
      <text:p text:style-name="P1"><text:span text:style-name="T129"><text:tab/><text:tab/>} );</text:span></text:p>
      <text:p text:style-name="P1"><text:span text:style-name="T129"/></text:p>
      <text:p text:style-name="P1"><text:span text:style-name="T129"><text:tab/>} else {</text:span></text:p>
      <text:p text:style-name="P1"><text:span text:style-name="T129"/></text:p>
      <text:p text:style-name="P1"><text:span text:style-name="T129"><text:tab/><text:tab/>// If traditional, encode the "old" way (the way 1.3.2 or older</text:span></text:p>
      <text:p text:style-name="P1"><text:span text:style-name="T129"><text:tab/><text:tab/>// did it), otherwise encode params recursively.</text:span></text:p>
      <text:p text:style-name="P1"><text:span text:style-name="T129"><text:tab/><text:tab/>for ( prefix in a ) {</text:span></text:p>
      <text:p text:style-name="P1"><text:span text:style-name="T129"><text:tab/><text:tab/><text:tab/>buildParams( prefix, a[ prefix ], traditional, add );</text:span></text:p>
      <text:p text:style-name="P1"><text:span text:style-name="T129"><text:tab/><text:tab/>}</text:span></text:p>
      <text:p text:style-name="P1"><text:span text:style-name="T129"><text:tab/>}</text:span></text:p>
      <text:p text:style-name="P1"><text:span text:style-name="T129"/></text:p>
      <text:p text:style-name="P1"><text:span text:style-name="T129"><text:tab/>// Return the resulting serialization</text:span></text:p>
      <text:p text:style-name="P1"><text:span text:style-name="T129"><text:tab/>return s.join( "&amp;" );</text:span></text:p>
      <text:p text:style-name="P1"><text:span text:style-name="T129">};</text:span></text:p>
      <text:p text:style-name="P1"><text:span text:style-name="T129"/></text:p>
      <text:p text:style-name="P1"><text:span text:style-name="T129">jQuery.fn.extend( {</text:span></text:p>
      <text:p text:style-name="P1"><text:span text:style-name="T129"><text:tab/>serialize: function() {</text:span></text:p>
      <text:p text:style-name="P1"><text:span text:style-name="T129"><text:tab/><text:tab/>return jQuery.param( this.serializeArray() );</text:span></text:p>
      <text:p text:style-name="P1"><text:span text:style-name="T129"><text:tab/>},</text:span></text:p>
      <text:p text:style-name="P1"><text:span text:style-name="T129"><text:tab/>serializeArray: function() {</text:span></text:p>
      <text:p text:style-name="P1"><text:span text:style-name="T129"><text:tab/><text:tab/>return this.map( function() {</text:span></text:p>
      <text:p text:style-name="P1"><text:span text:style-name="T129"/></text:p>
      <text:p text:style-name="P1"><text:span text:style-name="T129"><text:tab/><text:tab/><text:tab/>// Can add propHook for "elements" to filter or add form elements</text:span></text:p>
      <text:p text:style-name="P1"><text:span text:style-name="T129"><text:tab/><text:tab/><text:tab/>var elements = jQuery.prop( this, "elements" );</text:span></text:p>
      <text:p text:style-name="P1"><text:span text:style-name="T129"><text:tab/><text:tab/><text:tab/>return elements ? jQuery.makeArray( elements ) : this;</text:span></text:p>
      <text:p text:style-name="P1"><text:span text:style-name="T129"><text:tab/><text:tab/>} )</text:span></text:p>
      <text:p text:style-name="P1"><text:span text:style-name="T129"><text:tab/><text:tab/>.filter( function() {</text:span></text:p>
      <text:p text:style-name="P1"><text:span text:style-name="T129"><text:tab/><text:tab/><text:tab/>var type = this.type;</text:span></text:p>
      <text:p text:style-name="P1"><text:span text:style-name="T129"/></text:p>
      <text:p text:style-name="P1"><text:span text:style-name="T129"><text:tab/><text:tab/><text:tab/>// Use .is( ":disabled" ) so that fieldset[disabled] works</text:span></text:p>
      <text:p text:style-name="P1"><text:span text:style-name="T129"><text:tab/><text:tab/><text:tab/>return this.name &amp;&amp; !jQuery( this ).is( ":disabled" ) &amp;&amp;</text:span></text:p>
      <text:p text:style-name="P1"><text:span text:style-name="T129"><text:tab/><text:tab/><text:tab/><text:tab/>rsubmittable.test( this.nodeName ) &amp;&amp; !rsubmitterTypes.test( type ) &amp;&amp;</text:span></text:p>
      <text:p text:style-name="P1"><text:span text:style-name="T129"><text:tab/><text:tab/><text:tab/><text:tab/>( this.checked || !rcheckableType.test( type ) );</text:span></text:p>
      <text:p text:style-name="P1"><text:span text:style-name="T129"><text:tab/><text:tab/>} )</text:span></text:p>
      <text:p text:style-name="P1"><text:span text:style-name="T129"><text:tab/><text:tab/>.map( function( _i, elem ) {</text:span></text:p>
      <text:p text:style-name="P1"><text:span text:style-name="T129"><text:tab/><text:tab/><text:tab/>var val = jQuery( this ).val();</text:span></text:p>
      <text:p text:style-name="P1"><text:span text:style-name="T129"/></text:p>
      <text:p text:style-name="P1"><text:span text:style-name="T129"><text:tab/><text:tab/><text:tab/>if ( val == null ) {</text:span></text:p>
      <text:p text:style-name="P1"><text:span text:style-name="T129"><text:tab/><text:tab/><text:tab/><text:tab/>return null;</text:span></text:p>
      <text:p text:style-name="P1"><text:span text:style-name="T129"><text:tab/><text:tab/><text:tab/>}</text:span></text:p>
      <text:p text:style-name="P1"><text:span text:style-name="T129"/></text:p>
      <text:p text:style-name="P1"><text:span text:style-name="T129"><text:tab/><text:tab/><text:tab/>if ( Array.isArray( val ) ) {</text:span></text:p>
      <text:p text:style-name="P1"><text:span text:style-name="T129"><text:tab/><text:tab/><text:tab/><text:tab/>return jQuery.map( val, function( val ) {</text:span></text:p>
      <text:p text:style-name="P1"><text:span text:style-name="T129"><text:tab/><text:tab/><text:tab/><text:tab/><text:tab/>return { name: elem.name, value: val.replace( rCRLF, "\r\n" ) };</text:span></text:p>
      <text:p text:style-name="P1"><text:span text:style-name="T129"><text:tab/><text:tab/><text:tab/><text:tab/>} );</text:span></text:p>
      <text:p text:style-name="P1"><text:span text:style-name="T129"><text:tab/><text:tab/><text:tab/>}</text:span></text:p>
      <text:p text:style-name="P1"><text:span text:style-name="T129"/></text:p>
      <text:p text:style-name="P1"><text:span text:style-name="T129"><text:tab/><text:tab/><text:tab/>return { name: elem.name, value: val.replace( rCRLF, "\r\n" ) };</text:span></text:p>
      <text:p text:style-name="P1"><text:span text:style-name="T129"><text:tab/><text:tab/>} ).get();</text:span></text:p>
      <text:p text:style-name="P1"><text:span text:style-name="T129"><text:tab/>}</text:span></text:p>
      <text:p text:style-name="P1"><text:span text:style-name="T129">} );</text:span></text:p>
      <text:p text:style-name="P1"><text:span text:style-name="T129"/></text:p>
      <text:p text:style-name="P1"><text:span text:style-name="T129"/></text:p>
      <text:p text:style-name="P1"><text:span text:style-name="T129">var</text:span></text:p>
      <text:p text:style-name="P1"><text:span text:style-name="T129"><text:tab/>r20 = /%20/g,</text:span></text:p>
      <text:p text:style-name="P1"><text:span text:style-name="T129"><text:tab/>rhash = /#.*$/,</text:span></text:p>
      <text:p text:style-name="P1"><text:span text:style-name="T129"><text:tab/>rantiCache = /([?&amp;])_=[^&amp;]*/,</text:span></text:p>
      <text:p text:style-name="P1"><text:span text:style-name="T129"><text:tab/>rheaders = /^(.*?):[ \t]*([^\r\n]*)$/mg,</text:span></text:p>
      <text:p text:style-name="P1"><text:span text:style-name="T129"/></text:p>
      <text:p text:style-name="P1"><text:span text:style-name="T129"><text:tab/>// #7653, #8125, #8152: local protocol detection</text:span></text:p>
      <text:p text:style-name="P1"><text:span text:style-name="T129"><text:tab/>rlocalProtocol = /^(?:about|app|app-storage|.+-extension|file|res|widget):$/,</text:span></text:p>
      <text:p text:style-name="P1"><text:span text:style-name="T129"><text:tab/>rnoContent = /^(?:GET|HEAD)$/,</text:span></text:p>
      <text:p text:style-name="P1"><text:span text:style-name="T129"><text:tab/>rprotocol = /^\/\//,</text:span></text:p>
      <text:p text:style-name="P1"><text:span text:style-name="T129"/></text:p>
      <text:p text:style-name="P1"><text:span text:style-name="T129"><text:tab/>/* Prefilters</text:span></text:p>
      <text:p text:style-name="P1"><text:span text:style-name="T129"><text:tab/> * 1) They are useful to introduce custom dataTypes (see ajax/jsonp.js for an example)</text:span></text:p>
      <text:p text:style-name="P1"><text:span text:style-name="T129"><text:tab/> * 2) These are called:</text:span></text:p>
      <text:p text:style-name="P1"><text:span text:style-name="T129"><text:tab/> *<text:s text:c="4"/>- BEFORE asking for a transport</text:span></text:p>
      <text:p text:style-name="P1"><text:span text:style-name="T129"><text:tab/> *<text:s text:c="4"/>- AFTER param serialization (s.data is a string if s.processData is true)</text:span></text:p>
      <text:p text:style-name="P1"><text:span text:style-name="T129"><text:tab/> * 3) key is the dataType</text:span></text:p>
      <text:p text:style-name="P1"><text:span text:style-name="T129"><text:tab/> * 4) the catchall symbol "*" can be used</text:span></text:p>
      <text:p text:style-name="P1"><text:span text:style-name="T129"><text:tab/> * 5) execution will start with transport dataType and THEN continue down to "*" if needed</text:span></text:p>
      <text:p text:style-name="P1"><text:span text:style-name="T129"><text:tab/> */</text:span></text:p>
      <text:p text:style-name="P1"><text:span text:style-name="T129"><text:tab/>prefilters = {},</text:span></text:p>
      <text:p text:style-name="P1"><text:span text:style-name="T129"/></text:p>
      <text:p text:style-name="P1"><text:span text:style-name="T129"><text:tab/>/* Transports bindings</text:span></text:p>
      <text:p text:style-name="P1"><text:span text:style-name="T129"><text:tab/> * 1) key is the dataType</text:span></text:p>
      <text:p text:style-name="P1"><text:span text:style-name="T129"><text:tab/> * 2) the catchall symbol "*" can be used</text:span></text:p>
      <text:p text:style-name="P1"><text:span text:style-name="T129"><text:tab/> * 3) selection will start with transport dataType and THEN go to "*" if needed</text:span></text:p>
      <text:p text:style-name="P1"><text:span text:style-name="T129"><text:tab/> */</text:span></text:p>
      <text:p text:style-name="P1"><text:span text:style-name="T129"><text:tab/>transports = {},</text:span></text:p>
      <text:p text:style-name="P1"><text:span text:style-name="T129"/></text:p>
      <text:p text:style-name="P1"><text:span text:style-name="T129"><text:tab/>// Avoid comment-prolog char sequence (#10098); must appease lint and evade compression</text:span></text:p>
      <text:p text:style-name="P1"><text:span text:style-name="T129"><text:tab/>allTypes = "*/".concat( "*" ),</text:span></text:p>
      <text:p text:style-name="P1"><text:span text:style-name="T129"/></text:p>
      <text:p text:style-name="P1"><text:span text:style-name="T129"><text:tab/>// Anchor tag for parsing the document origin</text:span></text:p>
      <text:p text:style-name="P1"><text:span text:style-name="T129"><text:tab/>originAnchor = document.createElement( "a" );</text:span></text:p>
      <text:p text:style-name="P1"><text:span text:style-name="T129"><text:tab/>originAnchor.href = location.href;</text:span></text:p>
      <text:p text:style-name="P1"><text:span text:style-name="T129"/></text:p>
      <text:p text:style-name="P1"><text:span text:style-name="T129">// Base "constructor" for jQuery.ajaxPrefilter and jQuery.ajaxTransport</text:span></text:p>
      <text:p text:style-name="P1"><text:span text:style-name="T129">function addToPrefiltersOrTransports( structure ) {</text:span></text:p>
      <text:p text:style-name="P1"><text:span text:style-name="T129"/></text:p>
      <text:p text:style-name="P1"><text:span text:style-name="T129"><text:tab/>// dataTypeExpression is optional and defaults to "*"</text:span></text:p>
      <text:p text:style-name="P1"><text:span text:style-name="T129"><text:tab/>return function( dataTypeExpression, func ) {</text:span></text:p>
      <text:p text:style-name="P1"><text:span text:style-name="T129"/></text:p>
      <text:p text:style-name="P1"><text:span text:style-name="T129"><text:tab/><text:tab/>if ( typeof dataTypeExpression !== "string" ) {</text:span></text:p>
      <text:p text:style-name="P1"><text:span text:style-name="T129"><text:tab/><text:tab/><text:tab/>func = dataTypeExpression;</text:span></text:p>
      <text:p text:style-name="P1"><text:span text:style-name="T129"><text:tab/><text:tab/><text:tab/>dataTypeExpression = "*";</text:span></text:p>
      <text:p text:style-name="P1"><text:span text:style-name="T129"><text:tab/><text:tab/>}</text:span></text:p>
      <text:p text:style-name="P1"><text:span text:style-name="T129"/></text:p>
      <text:p text:style-name="P1"><text:span text:style-name="T129"><text:tab/><text:tab/>var dataType,</text:span></text:p>
      <text:p text:style-name="P1"><text:span text:style-name="T129"><text:tab/><text:tab/><text:tab/>i = 0,</text:span></text:p>
      <text:p text:style-name="P1"><text:span text:style-name="T129"><text:tab/><text:tab/><text:tab/>dataTypes = dataTypeExpression.toLowerCase().match( rnothtmlwhite ) || [];</text:span></text:p>
      <text:p text:style-name="P1"><text:span text:style-name="T129"/></text:p>
      <text:p text:style-name="P1"><text:span text:style-name="T129"><text:tab/><text:tab/>if ( isFunction( func ) ) {</text:span></text:p>
      <text:p text:style-name="P1"><text:span text:style-name="T129"/></text:p>
      <text:p text:style-name="P1"><text:span text:style-name="T129"><text:tab/><text:tab/><text:tab/>// For each dataType in the dataTypeExpression</text:span></text:p>
      <text:p text:style-name="P1"><text:span text:style-name="T129"><text:tab/><text:tab/><text:tab/>while ( ( dataType = dataTypes[ i++ ] ) ) {</text:span></text:p>
      <text:p text:style-name="P1"><text:span text:style-name="T129"/></text:p>
      <text:p text:style-name="P1"><text:span text:style-name="T129"><text:tab/><text:tab/><text:tab/><text:tab/>// Prepend if requested</text:span></text:p>
      <text:p text:style-name="P1"><text:span text:style-name="T129"><text:tab/><text:tab/><text:tab/><text:tab/>if ( dataType[ 0 ] === "+" ) {</text:span></text:p>
      <text:p text:style-name="P1"><text:span text:style-name="T129"><text:tab/><text:tab/><text:tab/><text:tab/><text:tab/>dataType = dataType.slice( 1 ) || "*";</text:span></text:p>
      <text:p text:style-name="P1"><text:span text:style-name="T129"><text:tab/><text:tab/><text:tab/><text:tab/><text:tab/>( structure[ dataType ] = structure[ dataType ] || [] ).unshift( func );</text:span></text:p>
      <text:p text:style-name="P1"><text:span text:style-name="T129"/></text:p>
      <text:p text:style-name="P1"><text:span text:style-name="T129"><text:tab/><text:tab/><text:tab/><text:tab/>// Otherwise append</text:span></text:p>
      <text:p text:style-name="P1"><text:span text:style-name="T129"><text:tab/><text:tab/><text:tab/><text:tab/>} else {</text:span></text:p>
      <text:p text:style-name="P1"><text:span text:style-name="T129"><text:tab/><text:tab/><text:tab/><text:tab/><text:tab/>( structure[ dataType ] = structure[ dataType ] || [] ).push( func );</text:span></text:p>
      <text:p text:style-name="P1"><text:span text:style-name="T129"><text:tab/><text:tab/><text:tab/><text:tab/>}</text:span></text:p>
      <text:p text:style-name="P1"><text:span text:style-name="T129"><text:tab/><text:tab/><text:tab/>}</text:span></text:p>
      <text:p text:style-name="P1"><text:span text:style-name="T129"><text:tab/><text:tab/>}</text:span></text:p>
      <text:p text:style-name="P1"><text:span text:style-name="T129"><text:tab/>};</text:span></text:p>
      <text:p text:style-name="P1"><text:span text:style-name="T129">}</text:span></text:p>
      <text:p text:style-name="P1"><text:span text:style-name="T129"/></text:p>
      <text:p text:style-name="P1"><text:span text:style-name="T129">// Base inspection function for prefilters and transports</text:span></text:p>
      <text:p text:style-name="P1"><text:span text:style-name="T129">function inspectPrefiltersOrTransports( structure, options, originalOptions, jqXHR ) {</text:span></text:p>
      <text:p text:style-name="P1"><text:span text:style-name="T129"/></text:p>
      <text:p text:style-name="P1"><text:span text:style-name="T129"><text:tab/>var inspected = {},</text:span></text:p>
      <text:p text:style-name="P1"><text:span text:style-name="T129"><text:tab/><text:tab/>seekingTransport = ( structure === transports );</text:span></text:p>
      <text:p text:style-name="P1"><text:span text:style-name="T129"/></text:p>
      <text:p text:style-name="P1"><text:span text:style-name="T129"><text:tab/>function inspect( dataType ) {</text:span></text:p>
      <text:p text:style-name="P1"><text:span text:style-name="T129"><text:tab/><text:tab/>var selected;</text:span></text:p>
      <text:p text:style-name="P1"><text:span text:style-name="T129"><text:tab/><text:tab/>inspected[ dataType ] = true;</text:span></text:p>
      <text:p text:style-name="P1"><text:span text:style-name="T129"><text:tab/><text:tab/>jQuery.each( structure[ dataType ] || [], function( _, prefilterOrFactory ) {</text:span></text:p>
      <text:p text:style-name="P1"><text:span text:style-name="T129"><text:tab/><text:tab/><text:tab/>var dataTypeOrTransport = prefilterOrFactory( options, originalOptions, jqXHR );</text:span></text:p>
      <text:p text:style-name="P1"><text:span text:style-name="T129"><text:tab/><text:tab/><text:tab/>if ( typeof dataTypeOrTransport === "string" &amp;&amp;</text:span></text:p>
      <text:p text:style-name="P1"><text:span text:style-name="T129"><text:tab/><text:tab/><text:tab/><text:tab/>!seekingTransport &amp;&amp; !inspected[ dataTypeOrTransport ] ) {</text:span></text:p>
      <text:p text:style-name="P1"><text:span text:style-name="T129"/></text:p>
      <text:p text:style-name="P1"><text:span text:style-name="T129"><text:tab/><text:tab/><text:tab/><text:tab/>options.dataTypes.unshift( dataTypeOrTransport );</text:span></text:p>
      <text:p text:style-name="P1"><text:span text:style-name="T129"><text:tab/><text:tab/><text:tab/><text:tab/>inspect( dataTypeOrTransport );</text:span></text:p>
      <text:p text:style-name="P1"><text:span text:style-name="T129"><text:tab/><text:tab/><text:tab/><text:tab/>return false;</text:span></text:p>
      <text:p text:style-name="P1"><text:span text:style-name="T129"><text:tab/><text:tab/><text:tab/>} else if ( seekingTransport ) {</text:span></text:p>
      <text:p text:style-name="P1"><text:span text:style-name="T129"><text:tab/><text:tab/><text:tab/><text:tab/>return !( selected = dataTypeOrTransport );</text:span></text:p>
      <text:p text:style-name="P1"><text:span text:style-name="T129"><text:tab/><text:tab/><text:tab/>}</text:span></text:p>
      <text:p text:style-name="P1"><text:span text:style-name="T129"><text:tab/><text:tab/>} );</text:span></text:p>
      <text:p text:style-name="P1"><text:span text:style-name="T129"><text:tab/><text:tab/>return selected;</text:span></text:p>
      <text:p text:style-name="P1"><text:span text:style-name="T129"><text:tab/>}</text:span></text:p>
      <text:p text:style-name="P1"><text:span text:style-name="T129"/></text:p>
      <text:p text:style-name="P1"><text:span text:style-name="T129"><text:tab/>return inspect( options.dataTypes[ 0 ] ) || !inspected[ "*" ] &amp;&amp; inspect( "*" );</text:span></text:p>
      <text:p text:style-name="P1"><text:span text:style-name="T129">}</text:span></text:p>
      <text:p text:style-name="P1"><text:span text:style-name="T129"/></text:p>
      <text:p text:style-name="P1"><text:span text:style-name="T129">// A special extend for ajax options</text:span></text:p>
      <text:p text:style-name="P1"><text:span text:style-name="T129">// that takes "flat" options (not to be deep extended)</text:span></text:p>
      <text:p text:style-name="P1"><text:span text:style-name="T129">// Fixes #9887</text:span></text:p>
      <text:p text:style-name="P1"><text:span text:style-name="T129">function ajaxExtend( target, src ) {</text:span></text:p>
      <text:p text:style-name="P1"><text:span text:style-name="T129"><text:tab/>var key, deep,</text:span></text:p>
      <text:p text:style-name="P1"><text:span text:style-name="T129"><text:tab/><text:tab/>flatOptions = jQuery.ajaxSettings.flatOptions || {};</text:span></text:p>
      <text:p text:style-name="P1"><text:span text:style-name="T129"/></text:p>
      <text:p text:style-name="P1"><text:span text:style-name="T129"><text:tab/>for ( key in src ) {</text:span></text:p>
      <text:p text:style-name="P1"><text:span text:style-name="T129"><text:tab/><text:tab/>if ( src[ key ] !== undefined ) {</text:span></text:p>
      <text:p text:style-name="P1"><text:span text:style-name="T129"><text:tab/><text:tab/><text:tab/>( flatOptions[ key ] ? target : ( deep || ( deep = {} ) ) )[ key ] = src[ key ];</text:span></text:p>
      <text:p text:style-name="P1"><text:span text:style-name="T129"><text:tab/><text:tab/>}</text:span></text:p>
      <text:p text:style-name="P1"><text:span text:style-name="T129"><text:tab/>}</text:span></text:p>
      <text:p text:style-name="P1"><text:span text:style-name="T129"><text:tab/>if ( deep ) {</text:span></text:p>
      <text:p text:style-name="P1"><text:span text:style-name="T129"><text:tab/><text:tab/>jQuery.extend( true, target, deep );</text:span></text:p>
      <text:p text:style-name="P1"><text:span text:style-name="T129"><text:tab/>}</text:span></text:p>
      <text:p text:style-name="P1"><text:span text:style-name="T129"/></text:p>
      <text:p text:style-name="P1"><text:span text:style-name="T129"><text:tab/>return target;</text:span></text:p>
      <text:p text:style-name="P1"><text:span text:style-name="T129">}</text:span></text:p>
      <text:p text:style-name="P1"><text:span text:style-name="T129"/></text:p>
      <text:p text:style-name="P1"><text:span text:style-name="T129">/* Handles responses to an ajax request:</text:span></text:p>
      <text:p text:style-name="P1"><text:span text:style-name="T129"><text:s/>* - finds the right dataType (mediates between content-type and expected dataType)</text:span></text:p>
      <text:p text:style-name="P1"><text:span text:style-name="T129"><text:s/>* - returns the corresponding response</text:span></text:p>
      <text:p text:style-name="P1"><text:span text:style-name="T129"><text:s/>*/</text:span></text:p>
      <text:p text:style-name="P1"><text:span text:style-name="T129">function ajaxHandleResponses( s, jqXHR, responses ) {</text:span></text:p>
      <text:p text:style-name="P1"><text:span text:style-name="T129"/></text:p>
      <text:p text:style-name="P1"><text:span text:style-name="T129"><text:tab/>var ct, type, finalDataType, firstDataType,</text:span></text:p>
      <text:p text:style-name="P1"><text:span text:style-name="T129"><text:tab/><text:tab/>contents = s.contents,</text:span></text:p>
      <text:p text:style-name="P1"><text:span text:style-name="T129"><text:tab/><text:tab/>dataTypes = s.dataTypes;</text:span></text:p>
      <text:p text:style-name="P1"><text:span text:style-name="T129"/></text:p>
      <text:p text:style-name="P1"><text:span text:style-name="T129"><text:tab/>// Remove auto dataType and get content-type in the process</text:span></text:p>
      <text:p text:style-name="P1"><text:span text:style-name="T129"><text:tab/>while ( dataTypes[ 0 ] === "*" ) {</text:span></text:p>
      <text:p text:style-name="P1"><text:span text:style-name="T129"><text:tab/><text:tab/>dataTypes.shift();</text:span></text:p>
      <text:p text:style-name="P1"><text:span text:style-name="T129"><text:tab/><text:tab/>if ( ct === undefined ) {</text:span></text:p>
      <text:p text:style-name="P1"><text:span text:style-name="T129"><text:tab/><text:tab/><text:tab/>ct = s.mimeType || jqXHR.getResponseHeader( "Content-Type" );</text:span></text:p>
      <text:p text:style-name="P1"><text:span text:style-name="T129"><text:tab/><text:tab/>}</text:span></text:p>
      <text:p text:style-name="P1"><text:span text:style-name="T129"><text:tab/>}</text:span></text:p>
      <text:p text:style-name="P1"><text:span text:style-name="T129"/></text:p>
      <text:p text:style-name="P1"><text:span text:style-name="T129"><text:tab/>// Check if we're dealing with a known content-type</text:span></text:p>
      <text:p text:style-name="P1"><text:span text:style-name="T129"><text:tab/>if ( ct ) {</text:span></text:p>
      <text:p text:style-name="P1"><text:span text:style-name="T129"><text:tab/><text:tab/>for ( type in contents ) {</text:span></text:p>
      <text:p text:style-name="P1"><text:span text:style-name="T129"><text:tab/><text:tab/><text:tab/>if ( contents[ type ] &amp;&amp; contents[ type ].test( ct ) ) {</text:span></text:p>
      <text:p text:style-name="P1"><text:span text:style-name="T129"><text:tab/><text:tab/><text:tab/><text:tab/>dataTypes.unshift( type );</text:span></text:p>
      <text:p text:style-name="P1"><text:span text:style-name="T129"><text:tab/><text:tab/><text:tab/><text:tab/>break;</text:span></text:p>
      <text:p text:style-name="P1"><text:span text:style-name="T129"><text:tab/><text:tab/><text:tab/>}</text:span></text:p>
      <text:p text:style-name="P1"><text:span text:style-name="T129"><text:tab/><text:tab/>}</text:span></text:p>
      <text:p text:style-name="P1"><text:span text:style-name="T129"><text:tab/>}</text:span></text:p>
      <text:p text:style-name="P1"><text:span text:style-name="T129"/></text:p>
      <text:p text:style-name="P1"><text:span text:style-name="T129"><text:tab/>// Check to see if we have a response for the expected dataType</text:span></text:p>
      <text:p text:style-name="P1"><text:span text:style-name="T129"><text:tab/>if ( dataTypes[ 0 ] in responses ) {</text:span></text:p>
      <text:p text:style-name="P1"><text:span text:style-name="T129"><text:tab/><text:tab/>finalDataType = dataTypes[ 0 ];</text:span></text:p>
      <text:p text:style-name="P1"><text:span text:style-name="T129"><text:tab/>} else {</text:span></text:p>
      <text:p text:style-name="P1"><text:span text:style-name="T129"/></text:p>
      <text:p text:style-name="P1"><text:span text:style-name="T129"><text:tab/><text:tab/>// Try convertible dataTypes</text:span></text:p>
      <text:p text:style-name="P1"><text:span text:style-name="T129"><text:tab/><text:tab/>for ( type in responses ) {</text:span></text:p>
      <text:p text:style-name="P1"><text:span text:style-name="T129"><text:tab/><text:tab/><text:tab/>if ( !dataTypes[ 0 ] || s.converters[ type + " " + dataTypes[ 0 ] ] ) {</text:span></text:p>
      <text:p text:style-name="P1"><text:span text:style-name="T129"><text:tab/><text:tab/><text:tab/><text:tab/>finalDataType = type;</text:span></text:p>
      <text:p text:style-name="P1"><text:span text:style-name="T129"><text:tab/><text:tab/><text:tab/><text:tab/>break;</text:span></text:p>
      <text:p text:style-name="P1"><text:span text:style-name="T129"><text:tab/><text:tab/><text:tab/>}</text:span></text:p>
      <text:p text:style-name="P1"><text:span text:style-name="T129"><text:tab/><text:tab/><text:tab/>if ( !firstDataType ) {</text:span></text:p>
      <text:p text:style-name="P1"><text:span text:style-name="T129"><text:tab/><text:tab/><text:tab/><text:tab/>firstDataType = type;</text:span></text:p>
      <text:p text:style-name="P1"><text:span text:style-name="T129"><text:tab/><text:tab/><text:tab/>}</text:span></text:p>
      <text:p text:style-name="P1"><text:span text:style-name="T129"><text:tab/><text:tab/>}</text:span></text:p>
      <text:p text:style-name="P1"><text:span text:style-name="T129"/></text:p>
      <text:p text:style-name="P1"><text:span text:style-name="T129"><text:tab/><text:tab/>// Or just use first one</text:span></text:p>
      <text:p text:style-name="P1"><text:span text:style-name="T129"><text:tab/><text:tab/>finalDataType = finalDataType || firstDataType;</text:span></text:p>
      <text:p text:style-name="P1"><text:span text:style-name="T129"><text:tab/>}</text:span></text:p>
      <text:p text:style-name="P1"><text:span text:style-name="T129"/></text:p>
      <text:p text:style-name="P1"><text:span text:style-name="T129"><text:tab/>// If we found a dataType</text:span></text:p>
      <text:p text:style-name="P1"><text:span text:style-name="T129"><text:tab/>// We add the dataType to the list if needed</text:span></text:p>
      <text:p text:style-name="P1"><text:span text:style-name="T129"><text:tab/>// and return the corresponding response</text:span></text:p>
      <text:p text:style-name="P1"><text:span text:style-name="T129"><text:tab/>if ( finalDataType ) {</text:span></text:p>
      <text:p text:style-name="P1"><text:span text:style-name="T129"><text:tab/><text:tab/>if ( finalDataType !== dataTypes[ 0 ] ) {</text:span></text:p>
      <text:p text:style-name="P1"><text:span text:style-name="T129"><text:tab/><text:tab/><text:tab/>dataTypes.unshift( finalDataType );</text:span></text:p>
      <text:p text:style-name="P1"><text:span text:style-name="T129"><text:tab/><text:tab/>}</text:span></text:p>
      <text:p text:style-name="P1"><text:span text:style-name="T129"><text:tab/><text:tab/>return responses[ finalDataType ];</text:span></text:p>
      <text:p text:style-name="P1"><text:span text:style-name="T129"><text:tab/>}</text:span></text:p>
      <text:p text:style-name="P1"><text:span text:style-name="T129">}</text:span></text:p>
      <text:p text:style-name="P1"><text:span text:style-name="T129"/></text:p>
      <text:p text:style-name="P1"><text:span text:style-name="T129">/* Chain conversions given the request and the original response</text:span></text:p>
      <text:p text:style-name="P1"><text:span text:style-name="T129"><text:s/>* Also sets the responseXXX fields on the jqXHR instance</text:span></text:p>
      <text:p text:style-name="P1"><text:span text:style-name="T129"><text:s/>*/</text:span></text:p>
      <text:p text:style-name="P1"><text:span text:style-name="T129">function ajaxConvert( s, response, jqXHR, isSuccess ) {</text:span></text:p>
      <text:p text:style-name="P1"><text:span text:style-name="T129"><text:tab/>var conv2, current, conv, tmp, prev,</text:span></text:p>
      <text:p text:style-name="P1"><text:span text:style-name="T129"><text:tab/><text:tab/>converters = {},</text:span></text:p>
      <text:p text:style-name="P1"><text:span text:style-name="T129"/></text:p>
      <text:p text:style-name="P1"><text:span text:style-name="T129"><text:tab/><text:tab/>// Work with a copy of dataTypes in case we need to modify it for conversion</text:span></text:p>
      <text:p text:style-name="P1"><text:span text:style-name="T129"><text:tab/><text:tab/>dataTypes = s.dataTypes.slice();</text:span></text:p>
      <text:p text:style-name="P1"><text:span text:style-name="T129"/></text:p>
      <text:p text:style-name="P1"><text:span text:style-name="T129"><text:tab/>// Create converters map with lowercased keys</text:span></text:p>
      <text:p text:style-name="P1"><text:span text:style-name="T129"><text:tab/>if ( dataTypes[ 1 ] ) {</text:span></text:p>
      <text:p text:style-name="P1"><text:span text:style-name="T129"><text:tab/><text:tab/>for ( conv in s.converters ) {</text:span></text:p>
      <text:p text:style-name="P1"><text:span text:style-name="T129"><text:tab/><text:tab/><text:tab/>converters[ conv.toLowerCase() ] = s.converters[ conv ];</text:span></text:p>
      <text:p text:style-name="P1"><text:span text:style-name="T129"><text:tab/><text:tab/>}</text:span></text:p>
      <text:p text:style-name="P1"><text:span text:style-name="T129"><text:tab/>}</text:span></text:p>
      <text:p text:style-name="P1"><text:span text:style-name="T129"/></text:p>
      <text:p text:style-name="P1"><text:span text:style-name="T129"><text:tab/>current = dataTypes.shift();</text:span></text:p>
      <text:p text:style-name="P1"><text:span text:style-name="T129"/></text:p>
      <text:p text:style-name="P1"><text:span text:style-name="T129"><text:tab/>// Convert to each sequential dataType</text:span></text:p>
      <text:p text:style-name="P1"><text:span text:style-name="T129"><text:tab/>while ( current ) {</text:span></text:p>
      <text:p text:style-name="P1"><text:span text:style-name="T129"/></text:p>
      <text:p text:style-name="P1"><text:span text:style-name="T129"><text:tab/><text:tab/>if ( s.responseFields[ current ] ) {</text:span></text:p>
      <text:p text:style-name="P1"><text:span text:style-name="T129"><text:tab/><text:tab/><text:tab/>jqXHR[ s.responseFields[ current ] ] = response;</text:span></text:p>
      <text:p text:style-name="P1"><text:span text:style-name="T129"><text:tab/><text:tab/>}</text:span></text:p>
      <text:p text:style-name="P1"><text:span text:style-name="T129"/></text:p>
      <text:p text:style-name="P1"><text:span text:style-name="T129"><text:tab/><text:tab/>// Apply the dataFilter if provided</text:span></text:p>
      <text:p text:style-name="P1"><text:span text:style-name="T129"><text:tab/><text:tab/>if ( !prev &amp;&amp; isSuccess &amp;&amp; s.dataFilter ) {</text:span></text:p>
      <text:p text:style-name="P1"><text:span text:style-name="T129"><text:tab/><text:tab/><text:tab/>response = s.dataFilter( response, s.dataType );</text:span></text:p>
      <text:p text:style-name="P1"><text:span text:style-name="T129"><text:tab/><text:tab/>}</text:span></text:p>
      <text:p text:style-name="P1"><text:span text:style-name="T129"/></text:p>
      <text:p text:style-name="P1"><text:span text:style-name="T129"><text:tab/><text:tab/>prev = current;</text:span></text:p>
      <text:p text:style-name="P1"><text:span text:style-name="T129"><text:tab/><text:tab/>current = dataTypes.shift();</text:span></text:p>
      <text:p text:style-name="P1"><text:span text:style-name="T129"/></text:p>
      <text:p text:style-name="P1"><text:span text:style-name="T129"><text:tab/><text:tab/>if ( current ) {</text:span></text:p>
      <text:p text:style-name="P1"><text:span text:style-name="T129"/></text:p>
      <text:p text:style-name="P1"><text:span text:style-name="T129"><text:tab/><text:tab/><text:tab/>// There's only work to do if current dataType is non-auto</text:span></text:p>
      <text:p text:style-name="P1"><text:span text:style-name="T129"><text:tab/><text:tab/><text:tab/>if ( current === "*" ) {</text:span></text:p>
      <text:p text:style-name="P1"><text:span text:style-name="T129"/></text:p>
      <text:p text:style-name="P1"><text:span text:style-name="T129"><text:tab/><text:tab/><text:tab/><text:tab/>current = prev;</text:span></text:p>
      <text:p text:style-name="P1"><text:span text:style-name="T129"/></text:p>
      <text:p text:style-name="P1"><text:span text:style-name="T129"><text:tab/><text:tab/><text:tab/>// Convert response if prev dataType is non-auto and differs from current</text:span></text:p>
      <text:p text:style-name="P1"><text:span text:style-name="T129"><text:tab/><text:tab/><text:tab/>} else if ( prev !== "*" &amp;&amp; prev !== current ) {</text:span></text:p>
      <text:p text:style-name="P1"><text:span text:style-name="T129"/></text:p>
      <text:p text:style-name="P1"><text:span text:style-name="T129"><text:tab/><text:tab/><text:tab/><text:tab/>// Seek a direct converter</text:span></text:p>
      <text:p text:style-name="P1"><text:span text:style-name="T129"><text:tab/><text:tab/><text:tab/><text:tab/>conv = converters[ prev + " " + current ] || converters[ "* " + current ];</text:span></text:p>
      <text:p text:style-name="P1"><text:span text:style-name="T129"/></text:p>
      <text:p text:style-name="P1"><text:span text:style-name="T129"><text:tab/><text:tab/><text:tab/><text:tab/>// If none found, seek a pair</text:span></text:p>
      <text:p text:style-name="P1"><text:span text:style-name="T129"><text:tab/><text:tab/><text:tab/><text:tab/>if ( !conv ) {</text:span></text:p>
      <text:p text:style-name="P1"><text:span text:style-name="T129"><text:tab/><text:tab/><text:tab/><text:tab/><text:tab/>for ( conv2 in converters ) {</text:span></text:p>
      <text:p text:style-name="P1"><text:span text:style-name="T129"/></text:p>
      <text:p text:style-name="P1"><text:span text:style-name="T129"><text:tab/><text:tab/><text:tab/><text:tab/><text:tab/><text:tab/>// If conv2 outputs current</text:span></text:p>
      <text:p text:style-name="P1"><text:span text:style-name="T129"><text:tab/><text:tab/><text:tab/><text:tab/><text:tab/><text:tab/>tmp = conv2.split( " " );</text:span></text:p>
      <text:p text:style-name="P1"><text:span text:style-name="T129"><text:tab/><text:tab/><text:tab/><text:tab/><text:tab/><text:tab/>if ( tmp[ 1 ] === current ) {</text:span></text:p>
      <text:p text:style-name="P1"><text:span text:style-name="T129"/></text:p>
      <text:p text:style-name="P1"><text:span text:style-name="T129"><text:tab/><text:tab/><text:tab/><text:tab/><text:tab/><text:tab/><text:tab/>// If prev can be converted to accepted input</text:span></text:p>
      <text:p text:style-name="P1"><text:span text:style-name="T129"><text:tab/><text:tab/><text:tab/><text:tab/><text:tab/><text:tab/><text:tab/>conv = converters[ prev + " " + tmp[ 0 ] ] ||</text:span></text:p>
      <text:p text:style-name="P1"><text:span text:style-name="T129"><text:tab/><text:tab/><text:tab/><text:tab/><text:tab/><text:tab/><text:tab/><text:tab/>converters[ "* " + tmp[ 0 ] ];</text:span></text:p>
      <text:p text:style-name="P1"><text:span text:style-name="T129"><text:tab/><text:tab/><text:tab/><text:tab/><text:tab/><text:tab/><text:tab/>if ( conv ) {</text:span></text:p>
      <text:p text:style-name="P1"><text:span text:style-name="T129"/></text:p>
      <text:p text:style-name="P1"><text:span text:style-name="T129"><text:tab/><text:tab/><text:tab/><text:tab/><text:tab/><text:tab/><text:tab/><text:tab/>// Condense equivalence converters</text:span></text:p>
      <text:p text:style-name="P1"><text:span text:style-name="T129"><text:tab/><text:tab/><text:tab/><text:tab/><text:tab/><text:tab/><text:tab/><text:tab/>if ( conv === true ) {</text:span></text:p>
      <text:p text:style-name="P1"><text:span text:style-name="T129"><text:tab/><text:tab/><text:tab/><text:tab/><text:tab/><text:tab/><text:tab/><text:tab/><text:tab/>conv = converters[ conv2 ];</text:span></text:p>
      <text:p text:style-name="P1"><text:span text:style-name="T129"/></text:p>
      <text:p text:style-name="P1"><text:span text:style-name="T129"><text:tab/><text:tab/><text:tab/><text:tab/><text:tab/><text:tab/><text:tab/><text:tab/>// Otherwise, insert the intermediate dataType</text:span></text:p>
      <text:p text:style-name="P1"><text:span text:style-name="T129"><text:tab/><text:tab/><text:tab/><text:tab/><text:tab/><text:tab/><text:tab/><text:tab/>} else if ( converters[ conv2 ] !== true ) {</text:span></text:p>
      <text:p text:style-name="P1"><text:span text:style-name="T129"><text:tab/><text:tab/><text:tab/><text:tab/><text:tab/><text:tab/><text:tab/><text:tab/><text:tab/>current = tmp[ 0 ];</text:span></text:p>
      <text:p text:style-name="P1"><text:span text:style-name="T129"><text:tab/><text:tab/><text:tab/><text:tab/><text:tab/><text:tab/><text:tab/><text:tab/><text:tab/>dataTypes.unshift( tmp[ 1 ] );</text:span></text:p>
      <text:p text:style-name="P1"><text:span text:style-name="T129"><text:tab/><text:tab/><text:tab/><text:tab/><text:tab/><text:tab/><text:tab/><text:tab/>}</text:span></text:p>
      <text:p text:style-name="P1"><text:span text:style-name="T129"><text:tab/><text:tab/><text:tab/><text:tab/><text:tab/><text:tab/><text:tab/><text:tab/>break;</text:span></text:p>
      <text:p text:style-name="P1"><text:span text:style-name="T129"><text:tab/><text:tab/><text:tab/><text:tab/><text:tab/><text:tab/><text:tab/>}</text:span></text:p>
      <text:p text:style-name="P1"><text:span text:style-name="T129"><text:tab/><text:tab/><text:tab/><text:tab/><text:tab/><text:tab/>}</text:span></text:p>
      <text:p text:style-name="P1"><text:span text:style-name="T129"><text:tab/><text:tab/><text:tab/><text:tab/><text:tab/>}</text:span></text:p>
      <text:p text:style-name="P1"><text:span text:style-name="T129"><text:tab/><text:tab/><text:tab/><text:tab/>}</text:span></text:p>
      <text:p text:style-name="P1"><text:span text:style-name="T129"/></text:p>
      <text:p text:style-name="P1"><text:span text:style-name="T129"><text:tab/><text:tab/><text:tab/><text:tab/>// Apply converter (if not an equivalence)</text:span></text:p>
      <text:p text:style-name="P1"><text:span text:style-name="T129"><text:tab/><text:tab/><text:tab/><text:tab/>if ( conv !== true ) {</text:span></text:p>
      <text:p text:style-name="P1"><text:span text:style-name="T129"/></text:p>
      <text:p text:style-name="P1"><text:span text:style-name="T129"><text:tab/><text:tab/><text:tab/><text:tab/><text:tab/>// Unless errors are allowed to bubble, catch and return them</text:span></text:p>
      <text:p text:style-name="P1"><text:span text:style-name="T129"><text:tab/><text:tab/><text:tab/><text:tab/><text:tab/>if ( conv &amp;&amp; s.throws ) {</text:span></text:p>
      <text:p text:style-name="P1"><text:span text:style-name="T129"><text:tab/><text:tab/><text:tab/><text:tab/><text:tab/><text:tab/>response = conv( response );</text:span></text:p>
      <text:p text:style-name="P1"><text:span text:style-name="T129"><text:tab/><text:tab/><text:tab/><text:tab/><text:tab/>} else {</text:span></text:p>
      <text:p text:style-name="P1"><text:span text:style-name="T129"><text:tab/><text:tab/><text:tab/><text:tab/><text:tab/><text:tab/>try {</text:span></text:p>
      <text:p text:style-name="P1"><text:span text:style-name="T129"><text:tab/><text:tab/><text:tab/><text:tab/><text:tab/><text:tab/><text:tab/>response = conv( response );</text:span></text:p>
      <text:p text:style-name="P1"><text:span text:style-name="T129"><text:tab/><text:tab/><text:tab/><text:tab/><text:tab/><text:tab/>} catch ( e ) {</text:span></text:p>
      <text:p text:style-name="P1"><text:span text:style-name="T129"><text:tab/><text:tab/><text:tab/><text:tab/><text:tab/><text:tab/><text:tab/>return {</text:span></text:p>
      <text:p text:style-name="P1"><text:span text:style-name="T129"><text:tab/><text:tab/><text:tab/><text:tab/><text:tab/><text:tab/><text:tab/><text:tab/>state: "parsererror",</text:span></text:p>
      <text:p text:style-name="P1"><text:span text:style-name="T129"><text:tab/><text:tab/><text:tab/><text:tab/><text:tab/><text:tab/><text:tab/><text:tab/>error: conv ? e : "No conversion from " + prev + " to " + current</text:span></text:p>
      <text:p text:style-name="P1"><text:span text:style-name="T129"><text:tab/><text:tab/><text:tab/><text:tab/><text:tab/><text:tab/><text:tab/>};</text:span></text:p>
      <text:p text:style-name="P1"><text:span text:style-name="T129"><text:tab/><text:tab/><text:tab/><text:tab/><text:tab/><text:tab/>}</text:span></text:p>
      <text:p text:style-name="P1"><text:span text:style-name="T129"><text:tab/><text:tab/><text:tab/><text:tab/><text:tab/>}</text:span></text:p>
      <text:p text:style-name="P1"><text:span text:style-name="T129"><text:tab/><text:tab/><text:tab/><text:tab/>}</text:span></text:p>
      <text:p text:style-name="P1"><text:span text:style-name="T129"><text:tab/><text:tab/><text:tab/>}</text:span></text:p>
      <text:p text:style-name="P1"><text:span text:style-name="T129"><text:tab/><text:tab/>}</text:span></text:p>
      <text:p text:style-name="P1"><text:span text:style-name="T129"><text:tab/>}</text:span></text:p>
      <text:p text:style-name="P1"><text:span text:style-name="T129"/></text:p>
      <text:p text:style-name="P1"><text:span text:style-name="T129"><text:tab/>return { state: "success", data: response };</text:span></text:p>
      <text:p text:style-name="P1"><text:span text:style-name="T129">}</text:span></text:p>
      <text:p text:style-name="P1"><text:span text:style-name="T129"/></text:p>
      <text:p text:style-name="P1"><text:span text:style-name="T129">jQuery.extend( {</text:span></text:p>
      <text:p text:style-name="P1"><text:span text:style-name="T129"/></text:p>
      <text:p text:style-name="P1"><text:span text:style-name="T129"><text:tab/>// Counter for holding the number of active queries</text:span></text:p>
      <text:p text:style-name="P1"><text:span text:style-name="T129"><text:tab/>active: 0,</text:span></text:p>
      <text:p text:style-name="P1"><text:span text:style-name="T129"/></text:p>
      <text:p text:style-name="P1"><text:span text:style-name="T129"><text:tab/>// Last-Modified header cache for next request</text:span></text:p>
      <text:p text:style-name="P1"><text:span text:style-name="T129"><text:tab/>lastModified: {},</text:span></text:p>
      <text:p text:style-name="P1"><text:span text:style-name="T129"><text:tab/>etag: {},</text:span></text:p>
      <text:p text:style-name="P1"><text:span text:style-name="T129"/></text:p>
      <text:p text:style-name="P1"><text:span text:style-name="T129"><text:tab/>ajaxSettings: {</text:span></text:p>
      <text:p text:style-name="P1"><text:span text:style-name="T129"><text:tab/><text:tab/>url: location.href,</text:span></text:p>
      <text:p text:style-name="P1"><text:span text:style-name="T129"><text:tab/><text:tab/>type: "GET",</text:span></text:p>
      <text:p text:style-name="P1"><text:span text:style-name="T129"><text:tab/><text:tab/>isLocal: rlocalProtocol.test( location.protocol ),</text:span></text:p>
      <text:p text:style-name="P1"><text:span text:style-name="T129"><text:tab/><text:tab/>global: true,</text:span></text:p>
      <text:p text:style-name="P1"><text:span text:style-name="T129"><text:tab/><text:tab/>processData: true,</text:span></text:p>
      <text:p text:style-name="P1"><text:span text:style-name="T129"><text:tab/><text:tab/>async: true,</text:span></text:p>
      <text:p text:style-name="P1"><text:span text:style-name="T129"><text:tab/><text:tab/>contentType: "application/x-www-form-urlencoded; charset=UTF-8",</text:span></text:p>
      <text:p text:style-name="P1"><text:span text:style-name="T129"/></text:p>
      <text:p text:style-name="P1"><text:span text:style-name="T129"><text:tab/><text:tab/>/*</text:span></text:p>
      <text:p text:style-name="P1"><text:span text:style-name="T129"><text:tab/><text:tab/>timeout: 0,</text:span></text:p>
      <text:p text:style-name="P1"><text:span text:style-name="T129"><text:tab/><text:tab/>data: null,</text:span></text:p>
      <text:p text:style-name="P1"><text:span text:style-name="T129"><text:tab/><text:tab/>dataType: null,</text:span></text:p>
      <text:p text:style-name="P1"><text:span text:style-name="T129"><text:tab/><text:tab/>username: null,</text:span></text:p>
      <text:p text:style-name="P1"><text:span text:style-name="T129"><text:tab/><text:tab/>password: null,</text:span></text:p>
      <text:p text:style-name="P1"><text:span text:style-name="T129"><text:tab/><text:tab/>cache: null,</text:span></text:p>
      <text:p text:style-name="P1"><text:span text:style-name="T129"><text:tab/><text:tab/>throws: false,</text:span></text:p>
      <text:p text:style-name="P1"><text:span text:style-name="T129"><text:tab/><text:tab/>traditional: false,</text:span></text:p>
      <text:p text:style-name="P1"><text:span text:style-name="T129"><text:tab/><text:tab/>headers: {},</text:span></text:p>
      <text:p text:style-name="P1"><text:span text:style-name="T129"><text:tab/><text:tab/>*/</text:span></text:p>
      <text:p text:style-name="P1"><text:span text:style-name="T129"/></text:p>
      <text:p text:style-name="P1"><text:span text:style-name="T129"><text:tab/><text:tab/>accepts: {</text:span></text:p>
      <text:p text:style-name="P1"><text:span text:style-name="T129"><text:tab/><text:tab/><text:tab/>"*": allTypes,</text:span></text:p>
      <text:p text:style-name="P1"><text:span text:style-name="T129"><text:tab/><text:tab/><text:tab/>text: "text/plain",</text:span></text:p>
      <text:p text:style-name="P1"><text:span text:style-name="T129"><text:tab/><text:tab/><text:tab/>html: "text/html",</text:span></text:p>
      <text:p text:style-name="P1"><text:span text:style-name="T129"><text:tab/><text:tab/><text:tab/>xml: "application/xml, text/xml",</text:span></text:p>
      <text:p text:style-name="P1"><text:span text:style-name="T129"><text:tab/><text:tab/><text:tab/>json: "application/json, text/javascript"</text:span></text:p>
      <text:p text:style-name="P1"><text:span text:style-name="T129"><text:tab/><text:tab/>},</text:span></text:p>
      <text:p text:style-name="P1"><text:span text:style-name="T129"/></text:p>
      <text:p text:style-name="P1"><text:span text:style-name="T129"><text:tab/><text:tab/>contents: {</text:span></text:p>
      <text:p text:style-name="P1"><text:span text:style-name="T129"><text:tab/><text:tab/><text:tab/>xml: /\bxml\b/,</text:span></text:p>
      <text:p text:style-name="P1"><text:span text:style-name="T129"><text:tab/><text:tab/><text:tab/>html: /\bhtml/,</text:span></text:p>
      <text:p text:style-name="P1"><text:span text:style-name="T129"><text:tab/><text:tab/><text:tab/>json: /\bjson\b/</text:span></text:p>
      <text:p text:style-name="P1"><text:span text:style-name="T129"><text:tab/><text:tab/>},</text:span></text:p>
      <text:p text:style-name="P1"><text:span text:style-name="T129"/></text:p>
      <text:p text:style-name="P1"><text:span text:style-name="T129"><text:tab/><text:tab/>responseFields: {</text:span></text:p>
      <text:p text:style-name="P1"><text:span text:style-name="T129"><text:tab/><text:tab/><text:tab/>xml: "responseXML",</text:span></text:p>
      <text:p text:style-name="P1"><text:span text:style-name="T129"><text:tab/><text:tab/><text:tab/>text: "responseText",</text:span></text:p>
      <text:p text:style-name="P1"><text:span text:style-name="T129"><text:tab/><text:tab/><text:tab/>json: "responseJSON"</text:span></text:p>
      <text:p text:style-name="P1"><text:span text:style-name="T129"><text:tab/><text:tab/>},</text:span></text:p>
      <text:p text:style-name="P1"><text:span text:style-name="T129"/></text:p>
      <text:p text:style-name="P1"><text:span text:style-name="T129"><text:tab/><text:tab/>// Data converters</text:span></text:p>
      <text:p text:style-name="P1"><text:span text:style-name="T129"><text:tab/><text:tab/>// Keys separate source (or catchall "*") and destination types with a single space</text:span></text:p>
      <text:p text:style-name="P1"><text:span text:style-name="T129"><text:tab/><text:tab/>converters: {</text:span></text:p>
      <text:p text:style-name="P1"><text:span text:style-name="T129"/></text:p>
      <text:p text:style-name="P1"><text:span text:style-name="T129"><text:tab/><text:tab/><text:tab/>// Convert anything to text</text:span></text:p>
      <text:p text:style-name="P1"><text:span text:style-name="T129"><text:tab/><text:tab/><text:tab/>"* text": String,</text:span></text:p>
      <text:p text:style-name="P1"><text:span text:style-name="T129"/></text:p>
      <text:p text:style-name="P1"><text:span text:style-name="T129"><text:tab/><text:tab/><text:tab/>// Text to html (true = no transformation)</text:span></text:p>
      <text:p text:style-name="P1"><text:span text:style-name="T129"><text:tab/><text:tab/><text:tab/>"text html": true,</text:span></text:p>
      <text:p text:style-name="P1"><text:span text:style-name="T129"/></text:p>
      <text:p text:style-name="P1"><text:span text:style-name="T129"><text:tab/><text:tab/><text:tab/>// Evaluate text as a json expression</text:span></text:p>
      <text:p text:style-name="P1"><text:span text:style-name="T129"><text:tab/><text:tab/><text:tab/>"text json": JSON.parse,</text:span></text:p>
      <text:p text:style-name="P1"><text:span text:style-name="T129"/></text:p>
      <text:p text:style-name="P1"><text:span text:style-name="T129"><text:tab/><text:tab/><text:tab/>// Parse text as xml</text:span></text:p>
      <text:p text:style-name="P1"><text:span text:style-name="T129"><text:tab/><text:tab/><text:tab/>"text xml": jQuery.parseXML</text:span></text:p>
      <text:p text:style-name="P1"><text:span text:style-name="T129"><text:tab/><text:tab/>},</text:span></text:p>
      <text:p text:style-name="P1"><text:span text:style-name="T129"/></text:p>
      <text:p text:style-name="P1"><text:span text:style-name="T129"><text:tab/><text:tab/>// For options that shouldn't be deep extended:</text:span></text:p>
      <text:p text:style-name="P1"><text:span text:style-name="T129"><text:tab/><text:tab/>// you can add your own custom options here if</text:span></text:p>
      <text:p text:style-name="P1"><text:span text:style-name="T129"><text:tab/><text:tab/>// and when you create one that shouldn't be</text:span></text:p>
      <text:p text:style-name="P1"><text:span text:style-name="T129"><text:tab/><text:tab/>// deep extended (see ajaxExtend)</text:span></text:p>
      <text:p text:style-name="P1"><text:span text:style-name="T129"><text:tab/><text:tab/>flatOptions: {</text:span></text:p>
      <text:p text:style-name="P1"><text:span text:style-name="T129"><text:tab/><text:tab/><text:tab/>url: true,</text:span></text:p>
      <text:p text:style-name="P1"><text:span text:style-name="T129"><text:tab/><text:tab/><text:tab/>context: true</text:span></text:p>
      <text:p text:style-name="P1"><text:span text:style-name="T129"><text:tab/><text:tab/>}</text:span></text:p>
      <text:p text:style-name="P1"><text:span text:style-name="T129"><text:tab/>},</text:span></text:p>
      <text:p text:style-name="P1"><text:span text:style-name="T129"/></text:p>
      <text:p text:style-name="P1"><text:span text:style-name="T129"><text:tab/>// Creates a full fledged settings object into target</text:span></text:p>
      <text:p text:style-name="P1"><text:span text:style-name="T129"><text:tab/>// with both ajaxSettings and settings fields.</text:span></text:p>
      <text:p text:style-name="P1"><text:span text:style-name="T129"><text:tab/>// If target is omitted, writes into ajaxSettings.</text:span></text:p>
      <text:p text:style-name="P1"><text:span text:style-name="T129"><text:tab/>ajaxSetup: function( target, settings ) {</text:span></text:p>
      <text:p text:style-name="P1"><text:span text:style-name="T129"><text:tab/><text:tab/>return settings ?</text:span></text:p>
      <text:p text:style-name="P1"><text:span text:style-name="T129"/></text:p>
      <text:p text:style-name="P1"><text:span text:style-name="T129"><text:tab/><text:tab/><text:tab/>// Building a settings object</text:span></text:p>
      <text:p text:style-name="P1"><text:span text:style-name="T129"><text:tab/><text:tab/><text:tab/>ajaxExtend( ajaxExtend( target, jQuery.ajaxSettings ), settings ) :</text:span></text:p>
      <text:p text:style-name="P1"><text:span text:style-name="T129"/></text:p>
      <text:p text:style-name="P1"><text:span text:style-name="T129"><text:tab/><text:tab/><text:tab/>// Extending ajaxSettings</text:span></text:p>
      <text:p text:style-name="P1"><text:span text:style-name="T129"><text:tab/><text:tab/><text:tab/>ajaxExtend( jQuery.ajaxSettings, target );</text:span></text:p>
      <text:p text:style-name="P1"><text:span text:style-name="T129"><text:tab/>},</text:span></text:p>
      <text:p text:style-name="P1"><text:span text:style-name="T129"/></text:p>
      <text:p text:style-name="P1"><text:span text:style-name="T129"><text:tab/>ajaxPrefilter: addToPrefiltersOrTransports( prefilters ),</text:span></text:p>
      <text:p text:style-name="P1"><text:span text:style-name="T129"><text:tab/>ajaxTransport: addToPrefiltersOrTransports( transports ),</text:span></text:p>
      <text:p text:style-name="P1"><text:span text:style-name="T129"/></text:p>
      <text:p text:style-name="P1"><text:span text:style-name="T129"><text:tab/>// Main method</text:span></text:p>
      <text:p text:style-name="P1"><text:span text:style-name="T129"><text:tab/>ajax: function( url, options ) {</text:span></text:p>
      <text:p text:style-name="P1"><text:span text:style-name="T129"/></text:p>
      <text:p text:style-name="P1"><text:span text:style-name="T129"><text:tab/><text:tab/>// If url is an object, simulate pre-1.5 signature</text:span></text:p>
      <text:p text:style-name="P1"><text:span text:style-name="T129"><text:tab/><text:tab/>if ( typeof url === "object" ) {</text:span></text:p>
      <text:p text:style-name="P1"><text:span text:style-name="T129"><text:tab/><text:tab/><text:tab/>options = url;</text:span></text:p>
      <text:p text:style-name="P1"><text:span text:style-name="T129"><text:tab/><text:tab/><text:tab/>url = undefined;</text:span></text:p>
      <text:p text:style-name="P1"><text:span text:style-name="T129"><text:tab/><text:tab/>}</text:span></text:p>
      <text:p text:style-name="P1"><text:span text:style-name="T129"/></text:p>
      <text:p text:style-name="P1"><text:span text:style-name="T129"><text:tab/><text:tab/>// Force options to be an object</text:span></text:p>
      <text:p text:style-name="P1"><text:span text:style-name="T129"><text:tab/><text:tab/>options = options || {};</text:span></text:p>
      <text:p text:style-name="P1"><text:span text:style-name="T129"/></text:p>
      <text:p text:style-name="P1"><text:span text:style-name="T129"><text:tab/><text:tab/>var transport,</text:span></text:p>
      <text:p text:style-name="P1"><text:span text:style-name="T129"/></text:p>
      <text:p text:style-name="P1"><text:span text:style-name="T129"><text:tab/><text:tab/><text:tab/>// URL without anti-cache param</text:span></text:p>
      <text:p text:style-name="P1"><text:span text:style-name="T129"><text:tab/><text:tab/><text:tab/>cacheURL,</text:span></text:p>
      <text:p text:style-name="P1"><text:span text:style-name="T129"/></text:p>
      <text:p text:style-name="P1"><text:span text:style-name="T129"><text:tab/><text:tab/><text:tab/>// Response headers</text:span></text:p>
      <text:p text:style-name="P1"><text:span text:style-name="T129"><text:tab/><text:tab/><text:tab/>responseHeadersString,</text:span></text:p>
      <text:p text:style-name="P1"><text:span text:style-name="T129"><text:tab/><text:tab/><text:tab/>responseHeaders,</text:span></text:p>
      <text:p text:style-name="P1"><text:span text:style-name="T129"/></text:p>
      <text:p text:style-name="P1"><text:span text:style-name="T129"><text:tab/><text:tab/><text:tab/>// timeout handle</text:span></text:p>
      <text:p text:style-name="P1"><text:span text:style-name="T129"><text:tab/><text:tab/><text:tab/>timeoutTimer,</text:span></text:p>
      <text:p text:style-name="P1"><text:span text:style-name="T129"/></text:p>
      <text:p text:style-name="P1"><text:span text:style-name="T129"><text:tab/><text:tab/><text:tab/>// Url cleanup var</text:span></text:p>
      <text:p text:style-name="P1"><text:span text:style-name="T129"><text:tab/><text:tab/><text:tab/>urlAnchor,</text:span></text:p>
      <text:p text:style-name="P1"><text:span text:style-name="T129"/></text:p>
      <text:p text:style-name="P1"><text:span text:style-name="T129"><text:tab/><text:tab/><text:tab/>// Request state (becomes false upon send and true upon completion)</text:span></text:p>
      <text:p text:style-name="P1"><text:span text:style-name="T129"><text:tab/><text:tab/><text:tab/>completed,</text:span></text:p>
      <text:p text:style-name="P1"><text:span text:style-name="T129"/></text:p>
      <text:p text:style-name="P1"><text:span text:style-name="T129"><text:tab/><text:tab/><text:tab/>// To know if global events are to be dispatched</text:span></text:p>
      <text:p text:style-name="P1"><text:span text:style-name="T129"><text:tab/><text:tab/><text:tab/>fireGlobals,</text:span></text:p>
      <text:p text:style-name="P1"><text:span text:style-name="T129"/></text:p>
      <text:p text:style-name="P1"><text:span text:style-name="T129"><text:tab/><text:tab/><text:tab/>// Loop variable</text:span></text:p>
      <text:p text:style-name="P1"><text:span text:style-name="T129"><text:tab/><text:tab/><text:tab/>i,</text:span></text:p>
      <text:p text:style-name="P1"><text:span text:style-name="T129"/></text:p>
      <text:p text:style-name="P1"><text:span text:style-name="T129"><text:tab/><text:tab/><text:tab/>// uncached part of the url</text:span></text:p>
      <text:p text:style-name="P1"><text:span text:style-name="T129"><text:tab/><text:tab/><text:tab/>uncached,</text:span></text:p>
      <text:p text:style-name="P1"><text:span text:style-name="T129"/></text:p>
      <text:p text:style-name="P1"><text:span text:style-name="T129"><text:tab/><text:tab/><text:tab/>// Create the final options object</text:span></text:p>
      <text:p text:style-name="P1"><text:span text:style-name="T129"><text:tab/><text:tab/><text:tab/>s = jQuery.ajaxSetup( {}, options ),</text:span></text:p>
      <text:p text:style-name="P1"><text:span text:style-name="T129"/></text:p>
      <text:p text:style-name="P1"><text:span text:style-name="T129"><text:tab/><text:tab/><text:tab/>// Callbacks context</text:span></text:p>
      <text:p text:style-name="P1"><text:span text:style-name="T129"><text:tab/><text:tab/><text:tab/>callbackContext = s.context || s,</text:span></text:p>
      <text:p text:style-name="P1"><text:span text:style-name="T129"/></text:p>
      <text:p text:style-name="P1"><text:span text:style-name="T129"><text:tab/><text:tab/><text:tab/>// Context for global events is callbackContext if it is a DOM node or jQuery collection</text:span></text:p>
      <text:p text:style-name="P1"><text:span text:style-name="T129"><text:tab/><text:tab/><text:tab/>globalEventContext = s.context &amp;&amp;</text:span></text:p>
      <text:p text:style-name="P1"><text:span text:style-name="T129"><text:tab/><text:tab/><text:tab/><text:tab/>( callbackContext.nodeType || callbackContext.jquery ) ?</text:span></text:p>
      <text:p text:style-name="P1"><text:span text:style-name="T129"><text:tab/><text:tab/><text:tab/><text:tab/><text:tab/>jQuery( callbackContext ) :</text:span></text:p>
      <text:p text:style-name="P1"><text:span text:style-name="T129"><text:tab/><text:tab/><text:tab/><text:tab/><text:tab/>jQuery.event,</text:span></text:p>
      <text:p text:style-name="P1"><text:span text:style-name="T129"/></text:p>
      <text:p text:style-name="P1"><text:span text:style-name="T129"><text:tab/><text:tab/><text:tab/>// Deferreds</text:span></text:p>
      <text:p text:style-name="P1"><text:span text:style-name="T129"><text:tab/><text:tab/><text:tab/>deferred = jQuery.Deferred(),</text:span></text:p>
      <text:p text:style-name="P1"><text:span text:style-name="T129"><text:tab/><text:tab/><text:tab/>completeDeferred = jQuery.Callbacks( "once memory" ),</text:span></text:p>
      <text:p text:style-name="P1"><text:span text:style-name="T129"/></text:p>
      <text:p text:style-name="P1"><text:span text:style-name="T129"><text:tab/><text:tab/><text:tab/>// Status-dependent callbacks</text:span></text:p>
      <text:p text:style-name="P1"><text:span text:style-name="T129"><text:tab/><text:tab/><text:tab/>statusCode = s.statusCode || {},</text:span></text:p>
      <text:p text:style-name="P1"><text:span text:style-name="T129"/></text:p>
      <text:p text:style-name="P1"><text:span text:style-name="T129"><text:tab/><text:tab/><text:tab/>// Headers (they are sent all at once)</text:span></text:p>
      <text:p text:style-name="P1"><text:span text:style-name="T129"><text:tab/><text:tab/><text:tab/>requestHeaders = {},</text:span></text:p>
      <text:p text:style-name="P1"><text:span text:style-name="T129"><text:tab/><text:tab/><text:tab/>requestHeadersNames = {},</text:span></text:p>
      <text:p text:style-name="P1"><text:span text:style-name="T129"/></text:p>
      <text:p text:style-name="P1"><text:span text:style-name="T129"><text:tab/><text:tab/><text:tab/>// Default abort message</text:span></text:p>
      <text:p text:style-name="P1"><text:span text:style-name="T129"><text:tab/><text:tab/><text:tab/>strAbort = "canceled",</text:span></text:p>
      <text:p text:style-name="P1"><text:span text:style-name="T129"/></text:p>
      <text:p text:style-name="P1"><text:span text:style-name="T129"><text:tab/><text:tab/><text:tab/>// Fake xhr</text:span></text:p>
      <text:p text:style-name="P1"><text:span text:style-name="T129"><text:tab/><text:tab/><text:tab/>jqXHR = {</text:span></text:p>
      <text:p text:style-name="P1"><text:span text:style-name="T129"><text:tab/><text:tab/><text:tab/><text:tab/>readyState: 0,</text:span></text:p>
      <text:p text:style-name="P1"><text:span text:style-name="T129"/></text:p>
      <text:p text:style-name="P1"><text:span text:style-name="T129"><text:tab/><text:tab/><text:tab/><text:tab/>// Builds headers hashtable if needed</text:span></text:p>
      <text:p text:style-name="P1"><text:span text:style-name="T129"><text:tab/><text:tab/><text:tab/><text:tab/>getResponseHeader: function( key ) {</text:span></text:p>
      <text:p text:style-name="P1"><text:span text:style-name="T129"><text:tab/><text:tab/><text:tab/><text:tab/><text:tab/>var match;</text:span></text:p>
      <text:p text:style-name="P1"><text:span text:style-name="T129"><text:tab/><text:tab/><text:tab/><text:tab/><text:tab/>if ( completed ) {</text:span></text:p>
      <text:p text:style-name="P1"><text:span text:style-name="T129"><text:tab/><text:tab/><text:tab/><text:tab/><text:tab/><text:tab/>if ( !responseHeaders ) {</text:span></text:p>
      <text:p text:style-name="P1"><text:span text:style-name="T129"><text:tab/><text:tab/><text:tab/><text:tab/><text:tab/><text:tab/><text:tab/>responseHeaders = {};</text:span></text:p>
      <text:p text:style-name="P1"><text:span text:style-name="T129"><text:tab/><text:tab/><text:tab/><text:tab/><text:tab/><text:tab/><text:tab/>while ( ( match = rheaders.exec( responseHeadersString ) ) ) {</text:span></text:p>
      <text:p text:style-name="P1"><text:span text:style-name="T129"><text:tab/><text:tab/><text:tab/><text:tab/><text:tab/><text:tab/><text:tab/><text:tab/>responseHeaders[ match[ 1 ].toLowerCase() + " " ] =</text:span></text:p>
      <text:p text:style-name="P1"><text:span text:style-name="T129"><text:tab/><text:tab/><text:tab/><text:tab/><text:tab/><text:tab/><text:tab/><text:tab/><text:tab/>( responseHeaders[ match[ 1 ].toLowerCase() + " " ] || [] )</text:span></text:p>
      <text:p text:style-name="P1"><text:span text:style-name="T129"><text:tab/><text:tab/><text:tab/><text:tab/><text:tab/><text:tab/><text:tab/><text:tab/><text:tab/><text:tab/>.concat( match[ 2 ] );</text:span></text:p>
      <text:p text:style-name="P1"><text:span text:style-name="T129"><text:tab/><text:tab/><text:tab/><text:tab/><text:tab/><text:tab/><text:tab/>}</text:span></text:p>
      <text:p text:style-name="P1"><text:span text:style-name="T129"><text:tab/><text:tab/><text:tab/><text:tab/><text:tab/><text:tab/>}</text:span></text:p>
      <text:p text:style-name="P1"><text:span text:style-name="T129"><text:tab/><text:tab/><text:tab/><text:tab/><text:tab/><text:tab/>match = responseHeaders[ key.toLowerCase() + " " ];</text:span></text:p>
      <text:p text:style-name="P1"><text:span text:style-name="T129"><text:tab/><text:tab/><text:tab/><text:tab/><text:tab/>}</text:span></text:p>
      <text:p text:style-name="P1"><text:span text:style-name="T129"><text:tab/><text:tab/><text:tab/><text:tab/><text:tab/>return match == null ? null : match.join( ", " );</text:span></text:p>
      <text:p text:style-name="P1"><text:span text:style-name="T129"><text:tab/><text:tab/><text:tab/><text:tab/>},</text:span></text:p>
      <text:p text:style-name="P1"><text:span text:style-name="T129"/></text:p>
      <text:p text:style-name="P1"><text:span text:style-name="T129"><text:tab/><text:tab/><text:tab/><text:tab/>// Raw string</text:span></text:p>
      <text:p text:style-name="P1"><text:span text:style-name="T129"><text:tab/><text:tab/><text:tab/><text:tab/>getAllResponseHeaders: function() {</text:span></text:p>
      <text:p text:style-name="P1"><text:span text:style-name="T129"><text:tab/><text:tab/><text:tab/><text:tab/><text:tab/>return completed ? responseHeadersString : null;</text:span></text:p>
      <text:p text:style-name="P1"><text:span text:style-name="T129"><text:tab/><text:tab/><text:tab/><text:tab/>},</text:span></text:p>
      <text:p text:style-name="P1"><text:span text:style-name="T129"/></text:p>
      <text:p text:style-name="P1"><text:span text:style-name="T129"><text:tab/><text:tab/><text:tab/><text:tab/>// Caches the header</text:span></text:p>
      <text:p text:style-name="P1"><text:span text:style-name="T129"><text:tab/><text:tab/><text:tab/><text:tab/>setRequestHeader: function( name, value ) {</text:span></text:p>
      <text:p text:style-name="P1"><text:span text:style-name="T129"><text:tab/><text:tab/><text:tab/><text:tab/><text:tab/>if ( completed == null ) {</text:span></text:p>
      <text:p text:style-name="P1"><text:span text:style-name="T129"><text:tab/><text:tab/><text:tab/><text:tab/><text:tab/><text:tab/>name = requestHeadersNames[ name.toLowerCase() ] =</text:span></text:p>
      <text:p text:style-name="P1"><text:span text:style-name="T129"><text:tab/><text:tab/><text:tab/><text:tab/><text:tab/><text:tab/><text:tab/>requestHeadersNames[ name.toLowerCase() ] || name;</text:span></text:p>
      <text:p text:style-name="P1"><text:span text:style-name="T129"><text:tab/><text:tab/><text:tab/><text:tab/><text:tab/><text:tab/>requestHeaders[ name ] = value;</text:span></text:p>
      <text:p text:style-name="P1"><text:span text:style-name="T129"><text:tab/><text:tab/><text:tab/><text:tab/><text:tab/>}</text:span></text:p>
      <text:p text:style-name="P1"><text:span text:style-name="T129"><text:tab/><text:tab/><text:tab/><text:tab/><text:tab/>return this;</text:span></text:p>
      <text:p text:style-name="P1"><text:span text:style-name="T129"><text:tab/><text:tab/><text:tab/><text:tab/>},</text:span></text:p>
      <text:p text:style-name="P1"><text:span text:style-name="T129"/></text:p>
      <text:p text:style-name="P1"><text:span text:style-name="T129"><text:tab/><text:tab/><text:tab/><text:tab/>// Overrides response content-type header</text:span></text:p>
      <text:p text:style-name="P1"><text:span text:style-name="T129"><text:tab/><text:tab/><text:tab/><text:tab/>overrideMimeType: function( type ) {</text:span></text:p>
      <text:p text:style-name="P1"><text:span text:style-name="T129"><text:tab/><text:tab/><text:tab/><text:tab/><text:tab/>if ( completed == null ) {</text:span></text:p>
      <text:p text:style-name="P1"><text:span text:style-name="T129"><text:tab/><text:tab/><text:tab/><text:tab/><text:tab/><text:tab/>s.mimeType = type;</text:span></text:p>
      <text:p text:style-name="P1"><text:span text:style-name="T129"><text:tab/><text:tab/><text:tab/><text:tab/><text:tab/>}</text:span></text:p>
      <text:p text:style-name="P1"><text:span text:style-name="T129"><text:tab/><text:tab/><text:tab/><text:tab/><text:tab/>return this;</text:span></text:p>
      <text:p text:style-name="P1"><text:span text:style-name="T129"><text:tab/><text:tab/><text:tab/><text:tab/>},</text:span></text:p>
      <text:p text:style-name="P1"><text:span text:style-name="T129"/></text:p>
      <text:p text:style-name="P1"><text:span text:style-name="T129"><text:tab/><text:tab/><text:tab/><text:tab/>// Status-dependent callbacks</text:span></text:p>
      <text:p text:style-name="P1"><text:span text:style-name="T129"><text:tab/><text:tab/><text:tab/><text:tab/>statusCode: function( map ) {</text:span></text:p>
      <text:p text:style-name="P1"><text:span text:style-name="T129"><text:tab/><text:tab/><text:tab/><text:tab/><text:tab/>var code;</text:span></text:p>
      <text:p text:style-name="P1"><text:span text:style-name="T129"><text:tab/><text:tab/><text:tab/><text:tab/><text:tab/>if ( map ) {</text:span></text:p>
      <text:p text:style-name="P1"><text:span text:style-name="T129"><text:tab/><text:tab/><text:tab/><text:tab/><text:tab/><text:tab/>if ( completed ) {</text:span></text:p>
      <text:p text:style-name="P1"><text:span text:style-name="T129"/></text:p>
      <text:p text:style-name="P1"><text:span text:style-name="T129"><text:tab/><text:tab/><text:tab/><text:tab/><text:tab/><text:tab/><text:tab/>// Execute the appropriate callbacks</text:span></text:p>
      <text:p text:style-name="P1"><text:span text:style-name="T129"><text:tab/><text:tab/><text:tab/><text:tab/><text:tab/><text:tab/><text:tab/>jqXHR.always( map[ jqXHR.status ] );</text:span></text:p>
      <text:p text:style-name="P1"><text:span text:style-name="T129"><text:tab/><text:tab/><text:tab/><text:tab/><text:tab/><text:tab/>} else {</text:span></text:p>
      <text:p text:style-name="P1"><text:span text:style-name="T129"/></text:p>
      <text:p text:style-name="P1"><text:span text:style-name="T129"><text:tab/><text:tab/><text:tab/><text:tab/><text:tab/><text:tab/><text:tab/>// Lazy-add the new callbacks in a way that preserves old ones</text:span></text:p>
      <text:p text:style-name="P1"><text:span text:style-name="T129"><text:tab/><text:tab/><text:tab/><text:tab/><text:tab/><text:tab/><text:tab/>for ( code in map ) {</text:span></text:p>
      <text:p text:style-name="P1"><text:span text:style-name="T129"><text:tab/><text:tab/><text:tab/><text:tab/><text:tab/><text:tab/><text:tab/><text:tab/>statusCode[ code ] = [ statusCode[ code ], map[ code ] ];</text:span></text:p>
      <text:p text:style-name="P1"><text:span text:style-name="T129"><text:tab/><text:tab/><text:tab/><text:tab/><text:tab/><text:tab/><text:tab/>}</text:span></text:p>
      <text:p text:style-name="P1"><text:span text:style-name="T129"><text:tab/><text:tab/><text:tab/><text:tab/><text:tab/><text:tab/>}</text:span></text:p>
      <text:p text:style-name="P1"><text:span text:style-name="T129"><text:tab/><text:tab/><text:tab/><text:tab/><text:tab/>}</text:span></text:p>
      <text:p text:style-name="P1"><text:span text:style-name="T129"><text:tab/><text:tab/><text:tab/><text:tab/><text:tab/>return this;</text:span></text:p>
      <text:p text:style-name="P1"><text:span text:style-name="T129"><text:tab/><text:tab/><text:tab/><text:tab/>},</text:span></text:p>
      <text:p text:style-name="P1"><text:span text:style-name="T129"/></text:p>
      <text:p text:style-name="P1"><text:span text:style-name="T129"><text:tab/><text:tab/><text:tab/><text:tab/>// Cancel the request</text:span></text:p>
      <text:p text:style-name="P1"><text:span text:style-name="T129"><text:tab/><text:tab/><text:tab/><text:tab/>abort: function( statusText ) {</text:span></text:p>
      <text:p text:style-name="P1"><text:span text:style-name="T129"><text:tab/><text:tab/><text:tab/><text:tab/><text:tab/>var finalText = statusText || strAbort;</text:span></text:p>
      <text:p text:style-name="P1"><text:span text:style-name="T129"><text:tab/><text:tab/><text:tab/><text:tab/><text:tab/>if ( transport ) {</text:span></text:p>
      <text:p text:style-name="P1"><text:span text:style-name="T129"><text:tab/><text:tab/><text:tab/><text:tab/><text:tab/><text:tab/>transport.abort( finalText );</text:span></text:p>
      <text:p text:style-name="P1"><text:span text:style-name="T129"><text:tab/><text:tab/><text:tab/><text:tab/><text:tab/>}</text:span></text:p>
      <text:p text:style-name="P1"><text:span text:style-name="T129"><text:tab/><text:tab/><text:tab/><text:tab/><text:tab/>done( 0, finalText );</text:span></text:p>
      <text:p text:style-name="P1"><text:span text:style-name="T129"><text:tab/><text:tab/><text:tab/><text:tab/><text:tab/>return this;</text:span></text:p>
      <text:p text:style-name="P1"><text:span text:style-name="T129"><text:tab/><text:tab/><text:tab/><text:tab/>}</text:span></text:p>
      <text:p text:style-name="P1"><text:span text:style-name="T129"><text:tab/><text:tab/><text:tab/>};</text:span></text:p>
      <text:p text:style-name="P1"><text:span text:style-name="T129"/></text:p>
      <text:p text:style-name="P1"><text:span text:style-name="T129"><text:tab/><text:tab/>// Attach deferreds</text:span></text:p>
      <text:p text:style-name="P1"><text:span text:style-name="T129"><text:tab/><text:tab/>deferred.promise( jqXHR );</text:span></text:p>
      <text:p text:style-name="P1"><text:span text:style-name="T129"/></text:p>
      <text:p text:style-name="P1"><text:span text:style-name="T129"><text:tab/><text:tab/>// Add protocol if not provided (prefilters might expect it)</text:span></text:p>
      <text:p text:style-name="P1"><text:span text:style-name="T129"><text:tab/><text:tab/>// Handle falsy url in the settings object (#10093: consistency with old signature)</text:span></text:p>
      <text:p text:style-name="P1"><text:span text:style-name="T129"><text:tab/><text:tab/>// We also use the url parameter if available</text:span></text:p>
      <text:p text:style-name="P1"><text:span text:style-name="T129"><text:tab/><text:tab/>s.url = ( ( url || s.url || location.href ) + "" )</text:span></text:p>
      <text:p text:style-name="P1"><text:span text:style-name="T129"><text:tab/><text:tab/><text:tab/>.replace( rprotocol, location.protocol + "//" );</text:span></text:p>
      <text:p text:style-name="P1"><text:span text:style-name="T129"/></text:p>
      <text:p text:style-name="P1"><text:span text:style-name="T129"><text:tab/><text:tab/>// Alias method option to type as per ticket #12004</text:span></text:p>
      <text:p text:style-name="P1"><text:span text:style-name="T129"><text:tab/><text:tab/>s.type = options.method || options.type || s.method || s.type;</text:span></text:p>
      <text:p text:style-name="P1"><text:span text:style-name="T129"/></text:p>
      <text:p text:style-name="P1"><text:span text:style-name="T129"><text:tab/><text:tab/>// Extract dataTypes list</text:span></text:p>
      <text:p text:style-name="P1"><text:span text:style-name="T129"><text:tab/><text:tab/>s.dataTypes = ( s.dataType || "*" ).toLowerCase().match( rnothtmlwhite ) || [ "" ];</text:span></text:p>
      <text:p text:style-name="P1"><text:span text:style-name="T129"/></text:p>
      <text:p text:style-name="P1"><text:span text:style-name="T129"><text:tab/><text:tab/>// A cross-domain request is in order when the origin doesn't match the current origin.</text:span></text:p>
      <text:p text:style-name="P1"><text:span text:style-name="T129"><text:tab/><text:tab/>if ( s.crossDomain == null ) {</text:span></text:p>
      <text:p text:style-name="P1"><text:span text:style-name="T129"><text:tab/><text:tab/><text:tab/>urlAnchor = document.createElement( "a" );</text:span></text:p>
      <text:p text:style-name="P1"><text:span text:style-name="T129"/></text:p>
      <text:p text:style-name="P1"><text:span text:style-name="T129"><text:tab/><text:tab/><text:tab/>// Support: IE &lt;=8 - 11, Edge 12 - 15</text:span></text:p>
      <text:p text:style-name="P1"><text:span text:style-name="T129"><text:tab/><text:tab/><text:tab/>// IE throws exception on accessing the href property if url is malformed,</text:span></text:p>
      <text:p text:style-name="P1"><text:span text:style-name="T129"><text:tab/><text:tab/><text:tab/>// e.g.<text:s/></text:span><text:a xlink:href="http://example.com:80x/"><text:span text:style-name="T130">http://example.com:80x/</text:span></text:a><text:span text:style-name="T131"/></text:p>
      <text:p text:style-name="P1"><text:span text:style-name="T131"><text:tab/><text:tab/><text:tab/>try {</text:span></text:p>
      <text:p text:style-name="P1"><text:span text:style-name="T131"><text:tab/><text:tab/><text:tab/><text:tab/>urlAnchor.href = s.url;</text:span></text:p>
      <text:p text:style-name="P1"><text:span text:style-name="T131"/></text:p>
      <text:p text:style-name="P1"><text:span text:style-name="T131"><text:tab/><text:tab/><text:tab/><text:tab/>// Support: IE &lt;=8 - 11 only</text:span></text:p>
      <text:p text:style-name="P1"><text:span text:style-name="T131"><text:tab/><text:tab/><text:tab/><text:tab/>// Anchor's host property isn't correctly set when s.url is relative</text:span></text:p>
      <text:p text:style-name="P1"><text:span text:style-name="T131"><text:tab/><text:tab/><text:tab/><text:tab/>urlAnchor.href = urlAnchor.href;</text:span></text:p>
      <text:p text:style-name="P1"><text:span text:style-name="T131"><text:tab/><text:tab/><text:tab/><text:tab/>s.crossDomain = originAnchor.protocol + "//" + originAnchor.host !==</text:span></text:p>
      <text:p text:style-name="P1"><text:span text:style-name="T131"><text:tab/><text:tab/><text:tab/><text:tab/><text:tab/>urlAnchor.protocol + "//" + urlAnchor.host;</text:span></text:p>
      <text:p text:style-name="P1"><text:span text:style-name="T131"><text:tab/><text:tab/><text:tab/>} catch ( e ) {</text:span></text:p>
      <text:p text:style-name="P1"><text:span text:style-name="T131"/></text:p>
      <text:p text:style-name="P1"><text:span text:style-name="T131"><text:tab/><text:tab/><text:tab/><text:tab/>// If there is an error parsing the URL, assume it is crossDomain,</text:span></text:p>
      <text:p text:style-name="P1"><text:span text:style-name="T131"><text:tab/><text:tab/><text:tab/><text:tab/>// it can be rejected by the transport if it is invalid</text:span></text:p>
      <text:p text:style-name="P1"><text:span text:style-name="T131"><text:tab/><text:tab/><text:tab/><text:tab/>s.crossDomain = true;</text:span></text:p>
      <text:p text:style-name="P1"><text:span text:style-name="T131"><text:tab/><text:tab/><text:tab/>}</text:span></text:p>
      <text:p text:style-name="P1"><text:span text:style-name="T131"><text:tab/><text:tab/>}</text:span></text:p>
      <text:p text:style-name="P1"><text:span text:style-name="T131"/></text:p>
      <text:p text:style-name="P1"><text:span text:style-name="T131"><text:tab/><text:tab/>// Convert data if not already a string</text:span></text:p>
      <text:p text:style-name="P1"><text:span text:style-name="T131"><text:tab/><text:tab/>if ( s.data &amp;&amp; s.processData &amp;&amp; typeof s.data !== "string" ) {</text:span></text:p>
      <text:p text:style-name="P1"><text:span text:style-name="T131"><text:tab/><text:tab/><text:tab/>s.data = jQuery.param( s.data, s.traditional );</text:span></text:p>
      <text:p text:style-name="P1"><text:span text:style-name="T131"><text:tab/><text:tab/>}</text:span></text:p>
      <text:p text:style-name="P1"><text:span text:style-name="T131"/></text:p>
      <text:p text:style-name="P1"><text:span text:style-name="T131"><text:tab/><text:tab/>// Apply prefilters</text:span></text:p>
      <text:p text:style-name="P1"><text:span text:style-name="T131"><text:tab/><text:tab/>inspectPrefiltersOrTransports( prefilters, s, options, jqXHR );</text:span></text:p>
      <text:p text:style-name="P1"><text:span text:style-name="T131"/></text:p>
      <text:p text:style-name="P1"><text:span text:style-name="T131"><text:tab/><text:tab/>// If request was aborted inside a prefilter, stop there</text:span></text:p>
      <text:p text:style-name="P1"><text:span text:style-name="T131"><text:tab/><text:tab/>if ( completed ) {</text:span></text:p>
      <text:p text:style-name="P1"><text:span text:style-name="T131"><text:tab/><text:tab/><text:tab/>return jqXHR;</text:span></text:p>
      <text:p text:style-name="P1"><text:span text:style-name="T131"><text:tab/><text:tab/>}</text:span></text:p>
      <text:p text:style-name="P1"><text:span text:style-name="T131"/></text:p>
      <text:p text:style-name="P1"><text:span text:style-name="T131"><text:tab/><text:tab/>// We can fire global events as of now if asked to</text:span></text:p>
      <text:p text:style-name="P1"><text:span text:style-name="T131"><text:tab/><text:tab/>// Don't fire events if jQuery.event is undefined in an AMD-usage scenario (#15118)</text:span></text:p>
      <text:p text:style-name="P1"><text:span text:style-name="T131"><text:tab/><text:tab/>fireGlobals = jQuery.event &amp;&amp; s.global;</text:span></text:p>
      <text:p text:style-name="P1"><text:span text:style-name="T131"/></text:p>
      <text:p text:style-name="P1"><text:span text:style-name="T131"><text:tab/><text:tab/>// Watch for a new set of requests</text:span></text:p>
      <text:p text:style-name="P1"><text:span text:style-name="T131"><text:tab/><text:tab/>if ( fireGlobals &amp;&amp; jQuery.active++ === 0 ) {</text:span></text:p>
      <text:p text:style-name="P1"><text:span text:style-name="T131"><text:tab/><text:tab/><text:tab/>jQuery.event.trigger( "ajaxStart" );</text:span></text:p>
      <text:p text:style-name="P1"><text:span text:style-name="T131"><text:tab/><text:tab/>}</text:span></text:p>
      <text:p text:style-name="P1"><text:span text:style-name="T131"/></text:p>
      <text:p text:style-name="P1"><text:span text:style-name="T131"><text:tab/><text:tab/>// Uppercase the type</text:span></text:p>
      <text:p text:style-name="P1"><text:span text:style-name="T131"><text:tab/><text:tab/>s.type = s.type.toUpperCase();</text:span></text:p>
      <text:p text:style-name="P1"><text:span text:style-name="T131"/></text:p>
      <text:p text:style-name="P1"><text:span text:style-name="T131"><text:tab/><text:tab/>// Determine if request has content</text:span></text:p>
      <text:p text:style-name="P1"><text:span text:style-name="T131"><text:tab/><text:tab/>s.hasContent = !rnoContent.test( s.type );</text:span></text:p>
      <text:p text:style-name="P1"><text:span text:style-name="T131"/></text:p>
      <text:p text:style-name="P1"><text:span text:style-name="T131"><text:tab/><text:tab/>// Save the URL in case we're toying with the If-Modified-Since</text:span></text:p>
      <text:p text:style-name="P1"><text:span text:style-name="T131"><text:tab/><text:tab/>// and/or If-None-Match header later on</text:span></text:p>
      <text:p text:style-name="P1"><text:span text:style-name="T131"><text:tab/><text:tab/>// Remove hash to simplify url manipulation</text:span></text:p>
      <text:p text:style-name="P1"><text:span text:style-name="T131"><text:tab/><text:tab/>cacheURL = s.url.replace( rhash, "" );</text:span></text:p>
      <text:p text:style-name="P1"><text:span text:style-name="T131"/></text:p>
      <text:p text:style-name="P1"><text:span text:style-name="T131"><text:tab/><text:tab/>// More options handling for requests with no content</text:span></text:p>
      <text:p text:style-name="P1"><text:span text:style-name="T131"><text:tab/><text:tab/>if ( !s.hasContent ) {</text:span></text:p>
      <text:p text:style-name="P1"><text:span text:style-name="T131"/></text:p>
      <text:p text:style-name="P1"><text:span text:style-name="T131"><text:tab/><text:tab/><text:tab/>// Remember the hash so we can put it back</text:span></text:p>
      <text:p text:style-name="P1"><text:span text:style-name="T131"><text:tab/><text:tab/><text:tab/>uncached = s.url.slice( cacheURL.length );</text:span></text:p>
      <text:p text:style-name="P1"><text:span text:style-name="T131"/></text:p>
      <text:p text:style-name="P1"><text:span text:style-name="T131"><text:tab/><text:tab/><text:tab/>// If data is available and should be processed, append data to url</text:span></text:p>
      <text:p text:style-name="P1"><text:span text:style-name="T131"><text:tab/><text:tab/><text:tab/>if ( s.data &amp;&amp; ( s.processData || typeof s.data === "string" ) ) {</text:span></text:p>
      <text:p text:style-name="P1"><text:span text:style-name="T131"><text:tab/><text:tab/><text:tab/><text:tab/>cacheURL += ( rquery.test( cacheURL ) ? "&amp;" : "?" ) + s.data;</text:span></text:p>
      <text:p text:style-name="P1"><text:span text:style-name="T131"/></text:p>
      <text:p text:style-name="P1"><text:span text:style-name="T131"><text:tab/><text:tab/><text:tab/><text:tab/>// #9682: remove data so that it's not used in an eventual retry</text:span></text:p>
      <text:p text:style-name="P1"><text:span text:style-name="T131"><text:tab/><text:tab/><text:tab/><text:tab/>delete s.data;</text:span></text:p>
      <text:p text:style-name="P1"><text:span text:style-name="T131"><text:tab/><text:tab/><text:tab/>}</text:span></text:p>
      <text:p text:style-name="P1"><text:span text:style-name="T131"/></text:p>
      <text:p text:style-name="P1"><text:span text:style-name="T131"><text:tab/><text:tab/><text:tab/>// Add or update anti-cache param if needed</text:span></text:p>
      <text:p text:style-name="P1"><text:span text:style-name="T131"><text:tab/><text:tab/><text:tab/>if ( s.cache === false ) {</text:span></text:p>
      <text:p text:style-name="P1"><text:span text:style-name="T131"><text:tab/><text:tab/><text:tab/><text:tab/>cacheURL = cacheURL.replace( rantiCache, "$1" );</text:span></text:p>
      <text:p text:style-name="P1"><text:span text:style-name="T131"><text:tab/><text:tab/><text:tab/><text:tab/>uncached = ( rquery.test( cacheURL ) ? "&amp;" : "?" ) + "_=" + ( nonce.guid++ ) +</text:span></text:p>
      <text:p text:style-name="P1"><text:span text:style-name="T131"><text:tab/><text:tab/><text:tab/><text:tab/><text:tab/>uncached;</text:span></text:p>
      <text:p text:style-name="P1"><text:span text:style-name="T131"><text:tab/><text:tab/><text:tab/>}</text:span></text:p>
      <text:p text:style-name="P1"><text:span text:style-name="T131"/></text:p>
      <text:p text:style-name="P1"><text:span text:style-name="T131"><text:tab/><text:tab/><text:tab/>// Put hash and anti-cache on the URL that will be requested (gh-1732)</text:span></text:p>
      <text:p text:style-name="P1"><text:span text:style-name="T131"><text:tab/><text:tab/><text:tab/>s.url = cacheURL + uncached;</text:span></text:p>
      <text:p text:style-name="P1"><text:span text:style-name="T131"/></text:p>
      <text:p text:style-name="P1"><text:span text:style-name="T131"><text:tab/><text:tab/>// Change '%20' to '+' if this is encoded form body content (gh-2658)</text:span></text:p>
      <text:p text:style-name="P1"><text:span text:style-name="T131"><text:tab/><text:tab/>} else if ( s.data &amp;&amp; s.processData &amp;&amp;</text:span></text:p>
      <text:p text:style-name="P1"><text:span text:style-name="T131"><text:tab/><text:tab/><text:tab/>( s.contentType || "" ).indexOf( "application/x-www-form-urlencoded" ) === 0 ) {</text:span></text:p>
      <text:p text:style-name="P1"><text:span text:style-name="T131"><text:tab/><text:tab/><text:tab/>s.data = s.data.replace( r20, "+" );</text:span></text:p>
      <text:p text:style-name="P1"><text:span text:style-name="T131"><text:tab/><text:tab/>}</text:span></text:p>
      <text:p text:style-name="P1"><text:span text:style-name="T131"/></text:p>
      <text:p text:style-name="P1"><text:span text:style-name="T131"><text:tab/><text:tab/>// Set the If-Modified-Since and/or If-None-Match header, if in ifModified mode.</text:span></text:p>
      <text:p text:style-name="P1"><text:span text:style-name="T131"><text:tab/><text:tab/>if ( s.ifModified ) {</text:span></text:p>
      <text:p text:style-name="P1"><text:span text:style-name="T131"><text:tab/><text:tab/><text:tab/>if ( jQuery.lastModified[ cacheURL ] ) {</text:span></text:p>
      <text:p text:style-name="P1"><text:span text:style-name="T131"><text:tab/><text:tab/><text:tab/><text:tab/>jqXHR.setRequestHeader( "If-Modified-Since", jQuery.lastModified[ cacheURL ] );</text:span></text:p>
      <text:p text:style-name="P1"><text:span text:style-name="T131"><text:tab/><text:tab/><text:tab/>}</text:span></text:p>
      <text:p text:style-name="P1"><text:span text:style-name="T131"><text:tab/><text:tab/><text:tab/>if ( jQuery.etag[ cacheURL ] ) {</text:span></text:p>
      <text:p text:style-name="P1"><text:span text:style-name="T131"><text:tab/><text:tab/><text:tab/><text:tab/>jqXHR.setRequestHeader( "If-None-Match", jQuery.etag[ cacheURL ] );</text:span></text:p>
      <text:p text:style-name="P1"><text:span text:style-name="T131"><text:tab/><text:tab/><text:tab/>}</text:span></text:p>
      <text:p text:style-name="P1"><text:span text:style-name="T131"><text:tab/><text:tab/>}</text:span></text:p>
      <text:p text:style-name="P1"><text:span text:style-name="T131"/></text:p>
      <text:p text:style-name="P1"><text:span text:style-name="T131"><text:tab/><text:tab/>// Set the correct header, if data is being sent</text:span></text:p>
      <text:p text:style-name="P1"><text:span text:style-name="T131"><text:tab/><text:tab/>if ( s.data &amp;&amp; s.hasContent &amp;&amp; s.contentType !== false || options.contentType ) {</text:span></text:p>
      <text:p text:style-name="P1"><text:span text:style-name="T131"><text:tab/><text:tab/><text:tab/>jqXHR.setRequestHeader( "Content-Type", s.contentType );</text:span></text:p>
      <text:p text:style-name="P1"><text:span text:style-name="T131"><text:tab/><text:tab/>}</text:span></text:p>
      <text:p text:style-name="P1"><text:span text:style-name="T131"/></text:p>
      <text:p text:style-name="P1"><text:span text:style-name="T131"><text:tab/><text:tab/>// Set the Accepts header for the server, depending on the dataType</text:span></text:p>
      <text:p text:style-name="P1"><text:span text:style-name="T131"><text:tab/><text:tab/>jqXHR.setRequestHeader(</text:span></text:p>
      <text:p text:style-name="P1"><text:span text:style-name="T131"><text:tab/><text:tab/><text:tab/>"Accept",</text:span></text:p>
      <text:p text:style-name="P1"><text:span text:style-name="T131"><text:tab/><text:tab/><text:tab/>s.dataTypes[ 0 ] &amp;&amp; s.accepts[ s.dataTypes[ 0 ] ] ?</text:span></text:p>
      <text:p text:style-name="P1"><text:span text:style-name="T131"><text:tab/><text:tab/><text:tab/><text:tab/>s.accepts[ s.dataTypes[ 0 ] ] +</text:span></text:p>
      <text:p text:style-name="P1"><text:span text:style-name="T131"><text:tab/><text:tab/><text:tab/><text:tab/><text:tab/>( s.dataTypes[ 0 ] !== "*" ? ", " + allTypes + "; q=0.01" : "" ) :</text:span></text:p>
      <text:p text:style-name="P1"><text:span text:style-name="T131"><text:tab/><text:tab/><text:tab/><text:tab/>s.accepts[ "*" ]</text:span></text:p>
      <text:p text:style-name="P1"><text:span text:style-name="T131"><text:tab/><text:tab/>);</text:span></text:p>
      <text:p text:style-name="P1"><text:span text:style-name="T131"/></text:p>
      <text:p text:style-name="P1"><text:span text:style-name="T131"><text:tab/><text:tab/>// Check for headers option</text:span></text:p>
      <text:p text:style-name="P1"><text:span text:style-name="T131"><text:tab/><text:tab/>for ( i in s.headers ) {</text:span></text:p>
      <text:p text:style-name="P1"><text:span text:style-name="T131"><text:tab/><text:tab/><text:tab/>jqXHR.setRequestHeader( i, s.headers[ i ] );</text:span></text:p>
      <text:p text:style-name="P1"><text:span text:style-name="T131"><text:tab/><text:tab/>}</text:span></text:p>
      <text:p text:style-name="P1"><text:span text:style-name="T131"/></text:p>
      <text:p text:style-name="P1"><text:span text:style-name="T131"><text:tab/><text:tab/>// Allow custom headers/mimetypes and early abort</text:span></text:p>
      <text:p text:style-name="P1"><text:span text:style-name="T131"><text:tab/><text:tab/>if ( s.beforeSend &amp;&amp;</text:span></text:p>
      <text:p text:style-name="P1"><text:span text:style-name="T131"><text:tab/><text:tab/><text:tab/>( s.beforeSend.call( callbackContext, jqXHR, s ) === false || completed ) ) {</text:span></text:p>
      <text:p text:style-name="P1"><text:span text:style-name="T131"/></text:p>
      <text:p text:style-name="P1"><text:span text:style-name="T131"><text:tab/><text:tab/><text:tab/>// Abort if not done already and return</text:span></text:p>
      <text:p text:style-name="P1"><text:span text:style-name="T131"><text:tab/><text:tab/><text:tab/>return jqXHR.abort();</text:span></text:p>
      <text:p text:style-name="P1"><text:span text:style-name="T131"><text:tab/><text:tab/>}</text:span></text:p>
      <text:p text:style-name="P1"><text:span text:style-name="T131"/></text:p>
      <text:p text:style-name="P1"><text:span text:style-name="T131"><text:tab/><text:tab/>// Aborting is no longer a cancellation</text:span></text:p>
      <text:p text:style-name="P1"><text:span text:style-name="T131"><text:tab/><text:tab/>strAbort = "abort";</text:span></text:p>
      <text:p text:style-name="P1"><text:span text:style-name="T131"/></text:p>
      <text:p text:style-name="P1"><text:span text:style-name="T131"><text:tab/><text:tab/>// Install callbacks on deferreds</text:span></text:p>
      <text:p text:style-name="P1"><text:span text:style-name="T131"><text:tab/><text:tab/>completeDeferred.add( s.complete );</text:span></text:p>
      <text:p text:style-name="P1"><text:span text:style-name="T131"><text:tab/><text:tab/>jqXHR.done( s.success );</text:span></text:p>
      <text:p text:style-name="P1"><text:span text:style-name="T131"><text:tab/><text:tab/>jqXHR.fail( s.error );</text:span></text:p>
      <text:p text:style-name="P1"><text:span text:style-name="T131"/></text:p>
      <text:p text:style-name="P1"><text:span text:style-name="T131"><text:tab/><text:tab/>// Get transport</text:span></text:p>
      <text:p text:style-name="P1"><text:span text:style-name="T131"><text:tab/><text:tab/>transport = inspectPrefiltersOrTransports( transports, s, options, jqXHR );</text:span></text:p>
      <text:p text:style-name="P1"><text:span text:style-name="T131"/></text:p>
      <text:p text:style-name="P1"><text:span text:style-name="T131"><text:tab/><text:tab/>// If no transport, we auto-abort</text:span></text:p>
      <text:p text:style-name="P1"><text:span text:style-name="T131"><text:tab/><text:tab/>if ( !transport ) {</text:span></text:p>
      <text:p text:style-name="P1"><text:span text:style-name="T131"><text:tab/><text:tab/><text:tab/>done( -1, "No Transport" );</text:span></text:p>
      <text:p text:style-name="P1"><text:span text:style-name="T131"><text:tab/><text:tab/>} else {</text:span></text:p>
      <text:p text:style-name="P1"><text:span text:style-name="T131"><text:tab/><text:tab/><text:tab/>jqXHR.readyState = 1;</text:span></text:p>
      <text:p text:style-name="P1"><text:span text:style-name="T131"/></text:p>
      <text:p text:style-name="P1"><text:span text:style-name="T131"><text:tab/><text:tab/><text:tab/>// Send global event</text:span></text:p>
      <text:p text:style-name="P1"><text:span text:style-name="T131"><text:tab/><text:tab/><text:tab/>if ( fireGlobals ) {</text:span></text:p>
      <text:p text:style-name="P1"><text:span text:style-name="T131"><text:tab/><text:tab/><text:tab/><text:tab/>globalEventContext.trigger( "ajaxSend", [ jqXHR, s ] );</text:span></text:p>
      <text:p text:style-name="P1"><text:span text:style-name="T131"><text:tab/><text:tab/><text:tab/>}</text:span></text:p>
      <text:p text:style-name="P1"><text:span text:style-name="T131"/></text:p>
      <text:p text:style-name="P1"><text:span text:style-name="T131"><text:tab/><text:tab/><text:tab/>// If request was aborted inside ajaxSend, stop there</text:span></text:p>
      <text:p text:style-name="P1"><text:span text:style-name="T131"><text:tab/><text:tab/><text:tab/>if ( completed ) {</text:span></text:p>
      <text:p text:style-name="P1"><text:span text:style-name="T131"><text:tab/><text:tab/><text:tab/><text:tab/>return jqXHR;</text:span></text:p>
      <text:p text:style-name="P1"><text:span text:style-name="T131"><text:tab/><text:tab/><text:tab/>}</text:span></text:p>
      <text:p text:style-name="P1"><text:span text:style-name="T131"/></text:p>
      <text:p text:style-name="P1"><text:span text:style-name="T131"><text:tab/><text:tab/><text:tab/>// Timeout</text:span></text:p>
      <text:p text:style-name="P1"><text:span text:style-name="T131"><text:tab/><text:tab/><text:tab/>if ( s.async &amp;&amp; s.timeout &gt; 0 ) {</text:span></text:p>
      <text:p text:style-name="P1"><text:span text:style-name="T131"><text:tab/><text:tab/><text:tab/><text:tab/>timeoutTimer = window.setTimeout( function() {</text:span></text:p>
      <text:p text:style-name="P1"><text:span text:style-name="T131"><text:tab/><text:tab/><text:tab/><text:tab/><text:tab/>jqXHR.abort( "timeout" );</text:span></text:p>
      <text:p text:style-name="P1"><text:span text:style-name="T131"><text:tab/><text:tab/><text:tab/><text:tab/>}, s.timeout );</text:span></text:p>
      <text:p text:style-name="P1"><text:span text:style-name="T131"><text:tab/><text:tab/><text:tab/>}</text:span></text:p>
      <text:p text:style-name="P1"><text:span text:style-name="T131"/></text:p>
      <text:p text:style-name="P1"><text:span text:style-name="T131"><text:tab/><text:tab/><text:tab/>try {</text:span></text:p>
      <text:p text:style-name="P1"><text:span text:style-name="T131"><text:tab/><text:tab/><text:tab/><text:tab/>completed = false;</text:span></text:p>
      <text:p text:style-name="P1"><text:span text:style-name="T131"><text:tab/><text:tab/><text:tab/><text:tab/>transport.send( requestHeaders, done );</text:span></text:p>
      <text:p text:style-name="P1"><text:span text:style-name="T131"><text:tab/><text:tab/><text:tab/>} catch ( e ) {</text:span></text:p>
      <text:p text:style-name="P1"><text:span text:style-name="T131"/></text:p>
      <text:p text:style-name="P1"><text:span text:style-name="T131"><text:tab/><text:tab/><text:tab/><text:tab/>// Rethrow post-completion exceptions</text:span></text:p>
      <text:p text:style-name="P1"><text:span text:style-name="T131"><text:tab/><text:tab/><text:tab/><text:tab/>if ( completed ) {</text:span></text:p>
      <text:p text:style-name="P1"><text:span text:style-name="T131"><text:tab/><text:tab/><text:tab/><text:tab/><text:tab/>throw e;</text:span></text:p>
      <text:p text:style-name="P1"><text:span text:style-name="T131"><text:tab/><text:tab/><text:tab/><text:tab/>}</text:span></text:p>
      <text:p text:style-name="P1"><text:span text:style-name="T131"/></text:p>
      <text:p text:style-name="P1"><text:span text:style-name="T131"><text:tab/><text:tab/><text:tab/><text:tab/>// Propagate others as results</text:span></text:p>
      <text:p text:style-name="P1"><text:span text:style-name="T131"><text:tab/><text:tab/><text:tab/><text:tab/>done( -1, e );</text:span></text:p>
      <text:p text:style-name="P1"><text:span text:style-name="T131"><text:tab/><text:tab/><text:tab/>}</text:span></text:p>
      <text:p text:style-name="P1"><text:span text:style-name="T131"><text:tab/><text:tab/>}</text:span></text:p>
      <text:p text:style-name="P1"><text:span text:style-name="T131"/></text:p>
      <text:p text:style-name="P1"><text:span text:style-name="T131"><text:tab/><text:tab/>// Callback for when everything is done</text:span></text:p>
      <text:p text:style-name="P1"><text:span text:style-name="T131"><text:tab/><text:tab/>function done( status, nativeStatusText, responses, headers ) {</text:span></text:p>
      <text:p text:style-name="P1"><text:span text:style-name="T131"><text:tab/><text:tab/><text:tab/>var isSuccess, success, error, response, modified,</text:span></text:p>
      <text:p text:style-name="P1"><text:span text:style-name="T131"><text:tab/><text:tab/><text:tab/><text:tab/>statusText = nativeStatusText;</text:span></text:p>
      <text:p text:style-name="P1"><text:span text:style-name="T131"/></text:p>
      <text:p text:style-name="P1"><text:span text:style-name="T131"><text:tab/><text:tab/><text:tab/>// Ignore repeat invocations</text:span></text:p>
      <text:p text:style-name="P1"><text:span text:style-name="T131"><text:tab/><text:tab/><text:tab/>if ( completed ) {</text:span></text:p>
      <text:p text:style-name="P1"><text:span text:style-name="T131"><text:tab/><text:tab/><text:tab/><text:tab/>return;</text:span></text:p>
      <text:p text:style-name="P1"><text:span text:style-name="T131"><text:tab/><text:tab/><text:tab/>}</text:span></text:p>
      <text:p text:style-name="P1"><text:span text:style-name="T131"/></text:p>
      <text:p text:style-name="P1"><text:span text:style-name="T131"><text:tab/><text:tab/><text:tab/>completed = true;</text:span></text:p>
      <text:p text:style-name="P1"><text:span text:style-name="T131"/></text:p>
      <text:p text:style-name="P1"><text:span text:style-name="T131"><text:tab/><text:tab/><text:tab/>// Clear timeout if it exists</text:span></text:p>
      <text:p text:style-name="P1"><text:span text:style-name="T131"><text:tab/><text:tab/><text:tab/>if ( timeoutTimer ) {</text:span></text:p>
      <text:p text:style-name="P1"><text:span text:style-name="T131"><text:tab/><text:tab/><text:tab/><text:tab/>window.clearTimeout( timeoutTimer );</text:span></text:p>
      <text:p text:style-name="P1"><text:span text:style-name="T131"><text:tab/><text:tab/><text:tab/>}</text:span></text:p>
      <text:p text:style-name="P1"><text:span text:style-name="T131"/></text:p>
      <text:p text:style-name="P1"><text:span text:style-name="T131"><text:tab/><text:tab/><text:tab/>// Dereference transport for early garbage collection</text:span></text:p>
      <text:p text:style-name="P1"><text:span text:style-name="T131"><text:tab/><text:tab/><text:tab/>// (no matter how long the jqXHR object will be used)</text:span></text:p>
      <text:p text:style-name="P1"><text:span text:style-name="T131"><text:tab/><text:tab/><text:tab/>transport = undefined;</text:span></text:p>
      <text:p text:style-name="P1"><text:span text:style-name="T131"/></text:p>
      <text:p text:style-name="P1"><text:span text:style-name="T131"><text:tab/><text:tab/><text:tab/>// Cache response headers</text:span></text:p>
      <text:p text:style-name="P1"><text:span text:style-name="T131"><text:tab/><text:tab/><text:tab/>responseHeadersString = headers || "";</text:span></text:p>
      <text:p text:style-name="P1"><text:span text:style-name="T131"/></text:p>
      <text:p text:style-name="P1"><text:span text:style-name="T131"><text:tab/><text:tab/><text:tab/>// Set readyState</text:span></text:p>
      <text:p text:style-name="P1"><text:span text:style-name="T131"><text:tab/><text:tab/><text:tab/>jqXHR.readyState = status &gt; 0 ? 4 : 0;</text:span></text:p>
      <text:p text:style-name="P1"><text:span text:style-name="T131"/></text:p>
      <text:p text:style-name="P1"><text:span text:style-name="T131"><text:tab/><text:tab/><text:tab/>// Determine if successful</text:span></text:p>
      <text:p text:style-name="P1"><text:span text:style-name="T131"><text:tab/><text:tab/><text:tab/>isSuccess = status &gt;= 200 &amp;&amp; status &lt; 300 || status === 304;</text:span></text:p>
      <text:p text:style-name="P1"><text:span text:style-name="T131"/></text:p>
      <text:p text:style-name="P1"><text:span text:style-name="T131"><text:tab/><text:tab/><text:tab/>// Get response data</text:span></text:p>
      <text:p text:style-name="P1"><text:span text:style-name="T131"><text:tab/><text:tab/><text:tab/>if ( responses ) {</text:span></text:p>
      <text:p text:style-name="P1"><text:span text:style-name="T131"><text:tab/><text:tab/><text:tab/><text:tab/>response = ajaxHandleResponses( s, jqXHR, responses );</text:span></text:p>
      <text:p text:style-name="P1"><text:span text:style-name="T131"><text:tab/><text:tab/><text:tab/>}</text:span></text:p>
      <text:p text:style-name="P1"><text:span text:style-name="T131"/></text:p>
      <text:p text:style-name="P1"><text:span text:style-name="T131"><text:tab/><text:tab/><text:tab/>// Use a noop converter for missing script</text:span></text:p>
      <text:p text:style-name="P1"><text:span text:style-name="T131"><text:tab/><text:tab/><text:tab/>if ( !isSuccess &amp;&amp; jQuery.inArray( "script", s.dataTypes ) &gt; -1 ) {</text:span></text:p>
      <text:p text:style-name="P1"><text:span text:style-name="T131"><text:tab/><text:tab/><text:tab/><text:tab/>s.converters[ "text script" ] = function() {};</text:span></text:p>
      <text:p text:style-name="P1"><text:span text:style-name="T131"><text:tab/><text:tab/><text:tab/>}</text:span></text:p>
      <text:p text:style-name="P1"><text:span text:style-name="T131"/></text:p>
      <text:p text:style-name="P1"><text:span text:style-name="T131"><text:tab/><text:tab/><text:tab/>// Convert no matter what (that way responseXXX fields are always set)</text:span></text:p>
      <text:p text:style-name="P1"><text:span text:style-name="T131"><text:tab/><text:tab/><text:tab/>response = ajaxConvert( s, response, jqXHR, isSuccess );</text:span></text:p>
      <text:p text:style-name="P1"><text:span text:style-name="T131"/></text:p>
      <text:p text:style-name="P1"><text:span text:style-name="T131"><text:tab/><text:tab/><text:tab/>// If successful, handle type chaining</text:span></text:p>
      <text:p text:style-name="P1"><text:span text:style-name="T131"><text:tab/><text:tab/><text:tab/>if ( isSuccess ) {</text:span></text:p>
      <text:p text:style-name="P1"><text:span text:style-name="T131"/></text:p>
      <text:p text:style-name="P1"><text:span text:style-name="T131"><text:tab/><text:tab/><text:tab/><text:tab/>// Set the If-Modified-Since and/or If-None-Match header, if in ifModified mode.</text:span></text:p>
      <text:p text:style-name="P1"><text:span text:style-name="T131"><text:tab/><text:tab/><text:tab/><text:tab/>if ( s.ifModified ) {</text:span></text:p>
      <text:p text:style-name="P1"><text:span text:style-name="T131"><text:tab/><text:tab/><text:tab/><text:tab/><text:tab/>modified = jqXHR.getResponseHeader( "Last-Modified" );</text:span></text:p>
      <text:p text:style-name="P1"><text:span text:style-name="T131"><text:tab/><text:tab/><text:tab/><text:tab/><text:tab/>if ( modified ) {</text:span></text:p>
      <text:p text:style-name="P1"><text:span text:style-name="T131"><text:tab/><text:tab/><text:tab/><text:tab/><text:tab/><text:tab/>jQuery.lastModified[ cacheURL ] = modified;</text:span></text:p>
      <text:p text:style-name="P1"><text:span text:style-name="T131"><text:tab/><text:tab/><text:tab/><text:tab/><text:tab/>}</text:span></text:p>
      <text:p text:style-name="P1"><text:span text:style-name="T131"><text:tab/><text:tab/><text:tab/><text:tab/><text:tab/>modified = jqXHR.getResponseHeader( "etag" );</text:span></text:p>
      <text:p text:style-name="P1"><text:span text:style-name="T131"><text:tab/><text:tab/><text:tab/><text:tab/><text:tab/>if ( modified ) {</text:span></text:p>
      <text:p text:style-name="P1"><text:span text:style-name="T131"><text:tab/><text:tab/><text:tab/><text:tab/><text:tab/><text:tab/>jQuery.etag[ cacheURL ] = modified;</text:span></text:p>
      <text:p text:style-name="P1"><text:span text:style-name="T131"><text:tab/><text:tab/><text:tab/><text:tab/><text:tab/>}</text:span></text:p>
      <text:p text:style-name="P1"><text:span text:style-name="T131"><text:tab/><text:tab/><text:tab/><text:tab/>}</text:span></text:p>
      <text:p text:style-name="P1"><text:span text:style-name="T131"/></text:p>
      <text:p text:style-name="P1"><text:span text:style-name="T131"><text:tab/><text:tab/><text:tab/><text:tab/>// if no content</text:span></text:p>
      <text:p text:style-name="P1"><text:span text:style-name="T131"><text:tab/><text:tab/><text:tab/><text:tab/>if ( status === 204 || s.type === "HEAD" ) {</text:span></text:p>
      <text:p text:style-name="P1"><text:span text:style-name="T131"><text:tab/><text:tab/><text:tab/><text:tab/><text:tab/>statusText = "nocontent";</text:span></text:p>
      <text:p text:style-name="P1"><text:span text:style-name="T131"/></text:p>
      <text:p text:style-name="P1"><text:span text:style-name="T131"><text:tab/><text:tab/><text:tab/><text:tab/>// if not modified</text:span></text:p>
      <text:p text:style-name="P1"><text:span text:style-name="T131"><text:tab/><text:tab/><text:tab/><text:tab/>} else if ( status === 304 ) {</text:span></text:p>
      <text:p text:style-name="P1"><text:span text:style-name="T131"><text:tab/><text:tab/><text:tab/><text:tab/><text:tab/>statusText = "notmodified";</text:span></text:p>
      <text:p text:style-name="P1"><text:span text:style-name="T131"/></text:p>
      <text:p text:style-name="P1"><text:span text:style-name="T131"><text:tab/><text:tab/><text:tab/><text:tab/>// If we have data, let's convert it</text:span></text:p>
      <text:p text:style-name="P1"><text:span text:style-name="T131"><text:tab/><text:tab/><text:tab/><text:tab/>} else {</text:span></text:p>
      <text:p text:style-name="P1"><text:span text:style-name="T131"><text:tab/><text:tab/><text:tab/><text:tab/><text:tab/>statusText = response.state;</text:span></text:p>
      <text:p text:style-name="P1"><text:span text:style-name="T131"><text:tab/><text:tab/><text:tab/><text:tab/><text:tab/>success = response.data;</text:span></text:p>
      <text:p text:style-name="P1"><text:span text:style-name="T131"><text:tab/><text:tab/><text:tab/><text:tab/><text:tab/>error = response.error;</text:span></text:p>
      <text:p text:style-name="P1"><text:span text:style-name="T131"><text:tab/><text:tab/><text:tab/><text:tab/><text:tab/>isSuccess = !error;</text:span></text:p>
      <text:p text:style-name="P1"><text:span text:style-name="T131"><text:tab/><text:tab/><text:tab/><text:tab/>}</text:span></text:p>
      <text:p text:style-name="P1"><text:span text:style-name="T131"><text:tab/><text:tab/><text:tab/>} else {</text:span></text:p>
      <text:p text:style-name="P1"><text:span text:style-name="T131"/></text:p>
      <text:p text:style-name="P1"><text:span text:style-name="T131"><text:tab/><text:tab/><text:tab/><text:tab/>// Extract error from statusText and normalize for non-aborts</text:span></text:p>
      <text:p text:style-name="P1"><text:span text:style-name="T131"><text:tab/><text:tab/><text:tab/><text:tab/>error = statusText;</text:span></text:p>
      <text:p text:style-name="P1"><text:span text:style-name="T131"><text:tab/><text:tab/><text:tab/><text:tab/>if ( status || !statusText ) {</text:span></text:p>
      <text:p text:style-name="P1"><text:span text:style-name="T131"><text:tab/><text:tab/><text:tab/><text:tab/><text:tab/>statusText = "error";</text:span></text:p>
      <text:p text:style-name="P1"><text:span text:style-name="T131"><text:tab/><text:tab/><text:tab/><text:tab/><text:tab/>if ( status &lt; 0 ) {</text:span></text:p>
      <text:p text:style-name="P1"><text:span text:style-name="T131"><text:tab/><text:tab/><text:tab/><text:tab/><text:tab/><text:tab/>status = 0;</text:span></text:p>
      <text:p text:style-name="P1"><text:span text:style-name="T131"><text:tab/><text:tab/><text:tab/><text:tab/><text:tab/>}</text:span></text:p>
      <text:p text:style-name="P1"><text:span text:style-name="T131"><text:tab/><text:tab/><text:tab/><text:tab/>}</text:span></text:p>
      <text:p text:style-name="P1"><text:span text:style-name="T131"><text:tab/><text:tab/><text:tab/>}</text:span></text:p>
      <text:p text:style-name="P1"><text:span text:style-name="T131"/></text:p>
      <text:p text:style-name="P1"><text:span text:style-name="T131"><text:tab/><text:tab/><text:tab/>// Set data for the fake xhr object</text:span></text:p>
      <text:p text:style-name="P1"><text:span text:style-name="T131"><text:tab/><text:tab/><text:tab/>jqXHR.status = status;</text:span></text:p>
      <text:p text:style-name="P1"><text:span text:style-name="T131"><text:tab/><text:tab/><text:tab/>jqXHR.statusText = ( nativeStatusText || statusText ) + "";</text:span></text:p>
      <text:p text:style-name="P1"><text:span text:style-name="T131"/></text:p>
      <text:p text:style-name="P1"><text:span text:style-name="T131"><text:tab/><text:tab/><text:tab/>// Success/Error</text:span></text:p>
      <text:p text:style-name="P1"><text:span text:style-name="T131"><text:tab/><text:tab/><text:tab/>if ( isSuccess ) {</text:span></text:p>
      <text:p text:style-name="P1"><text:span text:style-name="T131"><text:tab/><text:tab/><text:tab/><text:tab/>deferred.resolveWith( callbackContext, [ success, statusText, jqXHR ] );</text:span></text:p>
      <text:p text:style-name="P1"><text:span text:style-name="T131"><text:tab/><text:tab/><text:tab/>} else {</text:span></text:p>
      <text:p text:style-name="P1"><text:span text:style-name="T131"><text:tab/><text:tab/><text:tab/><text:tab/>deferred.rejectWith( callbackContext, [ jqXHR, statusText, error ] );</text:span></text:p>
      <text:p text:style-name="P1"><text:span text:style-name="T131"><text:tab/><text:tab/><text:tab/>}</text:span></text:p>
      <text:p text:style-name="P1"><text:span text:style-name="T131"/></text:p>
      <text:p text:style-name="P1"><text:span text:style-name="T131"><text:tab/><text:tab/><text:tab/>// Status-dependent callbacks</text:span></text:p>
      <text:p text:style-name="P1"><text:span text:style-name="T131"><text:tab/><text:tab/><text:tab/>jqXHR.statusCode( statusCode );</text:span></text:p>
      <text:p text:style-name="P1"><text:span text:style-name="T131"><text:tab/><text:tab/><text:tab/>statusCode = undefined;</text:span></text:p>
      <text:p text:style-name="P1"><text:span text:style-name="T131"/></text:p>
      <text:p text:style-name="P1"><text:span text:style-name="T131"><text:tab/><text:tab/><text:tab/>if ( fireGlobals ) {</text:span></text:p>
      <text:p text:style-name="P1"><text:span text:style-name="T131"><text:tab/><text:tab/><text:tab/><text:tab/>globalEventContext.trigger( isSuccess ? "ajaxSuccess" : "ajaxError",</text:span></text:p>
      <text:p text:style-name="P1"><text:span text:style-name="T131"><text:tab/><text:tab/><text:tab/><text:tab/><text:tab/>[ jqXHR, s, isSuccess ? success : error ] );</text:span></text:p>
      <text:p text:style-name="P1"><text:span text:style-name="T131"><text:tab/><text:tab/><text:tab/>}</text:span></text:p>
      <text:p text:style-name="P1"><text:span text:style-name="T131"/></text:p>
      <text:p text:style-name="P1"><text:span text:style-name="T131"><text:tab/><text:tab/><text:tab/>// Complete</text:span></text:p>
      <text:p text:style-name="P1"><text:span text:style-name="T131"><text:tab/><text:tab/><text:tab/>completeDeferred.fireWith( callbackContext, [ jqXHR, statusText ] );</text:span></text:p>
      <text:p text:style-name="P1"><text:span text:style-name="T131"/></text:p>
      <text:p text:style-name="P1"><text:span text:style-name="T131"><text:tab/><text:tab/><text:tab/>if ( fireGlobals ) {</text:span></text:p>
      <text:p text:style-name="P1"><text:span text:style-name="T131"><text:tab/><text:tab/><text:tab/><text:tab/>globalEventContext.trigger( "ajaxComplete", [ jqXHR, s ] );</text:span></text:p>
      <text:p text:style-name="P1"><text:span text:style-name="T131"/></text:p>
      <text:p text:style-name="P1"><text:span text:style-name="T131"><text:tab/><text:tab/><text:tab/><text:tab/>// Handle the global AJAX counter</text:span></text:p>
      <text:p text:style-name="P1"><text:span text:style-name="T131"><text:tab/><text:tab/><text:tab/><text:tab/>if ( !( --jQuery.active ) ) {</text:span></text:p>
      <text:p text:style-name="P1"><text:span text:style-name="T131"><text:tab/><text:tab/><text:tab/><text:tab/><text:tab/>jQuery.event.trigger( "ajaxStop" );</text:span></text:p>
      <text:p text:style-name="P1"><text:span text:style-name="T131"><text:tab/><text:tab/><text:tab/><text:tab/>}</text:span></text:p>
      <text:p text:style-name="P1"><text:span text:style-name="T131"><text:tab/><text:tab/><text:tab/>}</text:span></text:p>
      <text:p text:style-name="P1"><text:span text:style-name="T131"><text:tab/><text:tab/>}</text:span></text:p>
      <text:p text:style-name="P1"><text:span text:style-name="T131"/></text:p>
      <text:p text:style-name="P1"><text:span text:style-name="T131"><text:tab/><text:tab/>return jqXHR;</text:span></text:p>
      <text:p text:style-name="P1"><text:span text:style-name="T131"><text:tab/>},</text:span></text:p>
      <text:p text:style-name="P1"><text:span text:style-name="T131"/></text:p>
      <text:p text:style-name="P1"><text:span text:style-name="T131"><text:tab/>getJSON: function( url, data, callback ) {</text:span></text:p>
      <text:p text:style-name="P1"><text:span text:style-name="T131"><text:tab/><text:tab/>return jQuery.get( url, data, callback, "json" );</text:span></text:p>
      <text:p text:style-name="P1"><text:span text:style-name="T131"><text:tab/>},</text:span></text:p>
      <text:p text:style-name="P1"><text:span text:style-name="T131"/></text:p>
      <text:p text:style-name="P1"><text:span text:style-name="T131"><text:tab/>getScript: function( url, callback ) {</text:span></text:p>
      <text:p text:style-name="P1"><text:span text:style-name="T131"><text:tab/><text:tab/>return jQuery.get( url, undefined, callback, "script" );</text:span></text:p>
      <text:p text:style-name="P1"><text:span text:style-name="T131"><text:tab/>}</text:span></text:p>
      <text:p text:style-name="P1"><text:span text:style-name="T131">} );</text:span></text:p>
      <text:p text:style-name="P1"><text:span text:style-name="T131"/></text:p>
      <text:p text:style-name="P1"><text:span text:style-name="T131">jQuery.each( [ "get", "post" ], function( _i, method ) {</text:span></text:p>
      <text:p text:style-name="P1"><text:span text:style-name="T131"><text:tab/>jQuery[ method ] = function( url, data, callback, type ) {</text:span></text:p>
      <text:p text:style-name="P1"><text:span text:style-name="T131"/></text:p>
      <text:p text:style-name="P1"><text:span text:style-name="T131"><text:tab/><text:tab/>// Shift arguments if data argument was omitted</text:span></text:p>
      <text:p text:style-name="P1"><text:span text:style-name="T131"><text:tab/><text:tab/>if ( isFunction( data ) ) {</text:span></text:p>
      <text:p text:style-name="P1"><text:span text:style-name="T131"><text:tab/><text:tab/><text:tab/>type = type || callback;</text:span></text:p>
      <text:p text:style-name="P1"><text:span text:style-name="T131"><text:tab/><text:tab/><text:tab/>callback = data;</text:span></text:p>
      <text:p text:style-name="P1"><text:span text:style-name="T131"><text:tab/><text:tab/><text:tab/>data = undefined;</text:span></text:p>
      <text:p text:style-name="P1"><text:span text:style-name="T131"><text:tab/><text:tab/>}</text:span></text:p>
      <text:p text:style-name="P1"><text:span text:style-name="T131"/></text:p>
      <text:p text:style-name="P1"><text:span text:style-name="T131"><text:tab/><text:tab/>// The url can be an options object (which then must have .url)</text:span></text:p>
      <text:p text:style-name="P1"><text:span text:style-name="T131"><text:tab/><text:tab/>return jQuery.ajax( jQuery.extend( {</text:span></text:p>
      <text:p text:style-name="P1"><text:span text:style-name="T131"><text:tab/><text:tab/><text:tab/>url: url,</text:span></text:p>
      <text:p text:style-name="P1"><text:span text:style-name="T131"><text:tab/><text:tab/><text:tab/>type: method,</text:span></text:p>
      <text:p text:style-name="P1"><text:span text:style-name="T131"><text:tab/><text:tab/><text:tab/>dataType: type,</text:span></text:p>
      <text:p text:style-name="P1"><text:span text:style-name="T131"><text:tab/><text:tab/><text:tab/>data: data,</text:span></text:p>
      <text:p text:style-name="P1"><text:span text:style-name="T131"><text:tab/><text:tab/><text:tab/>success: callback</text:span></text:p>
      <text:p text:style-name="P1"><text:span text:style-name="T131"><text:tab/><text:tab/>}, jQuery.isPlainObject( url ) &amp;&amp; url ) );</text:span></text:p>
      <text:p text:style-name="P1"><text:span text:style-name="T131"><text:tab/>};</text:span></text:p>
      <text:p text:style-name="P1"><text:span text:style-name="T131">} );</text:span></text:p>
      <text:p text:style-name="P1"><text:span text:style-name="T131"/></text:p>
      <text:p text:style-name="P1"><text:span text:style-name="T131">jQuery.ajaxPrefilter( function( s ) {</text:span></text:p>
      <text:p text:style-name="P1"><text:span text:style-name="T131"><text:tab/>var i;</text:span></text:p>
      <text:p text:style-name="P1"><text:span text:style-name="T131"><text:tab/>for ( i in s.headers ) {</text:span></text:p>
      <text:p text:style-name="P1"><text:span text:style-name="T131"><text:tab/><text:tab/>if ( i.toLowerCase() === "content-type" ) {</text:span></text:p>
      <text:p text:style-name="P1"><text:span text:style-name="T131"><text:tab/><text:tab/><text:tab/>s.contentType = s.headers[ i ] || "";</text:span></text:p>
      <text:p text:style-name="P1"><text:span text:style-name="T131"><text:tab/><text:tab/>}</text:span></text:p>
      <text:p text:style-name="P1"><text:span text:style-name="T131"><text:tab/>}</text:span></text:p>
      <text:p text:style-name="P1"><text:span text:style-name="T131">} );</text:span></text:p>
      <text:p text:style-name="P1"><text:span text:style-name="T131"/></text:p>
      <text:p text:style-name="P1"><text:span text:style-name="T131"/></text:p>
      <text:p text:style-name="P1"><text:span text:style-name="T131">jQuery._evalUrl = function( url, options, doc ) {</text:span></text:p>
      <text:p text:style-name="P1"><text:span text:style-name="T131"><text:tab/>return jQuery.ajax( {</text:span></text:p>
      <text:p text:style-name="P1"><text:span text:style-name="T131"><text:tab/><text:tab/>url: url,</text:span></text:p>
      <text:p text:style-name="P1"><text:span text:style-name="T131"/></text:p>
      <text:p text:style-name="P1"><text:span text:style-name="T131"><text:tab/><text:tab/>// Make this explicit, since user can override this through ajaxSetup (#11264)</text:span></text:p>
      <text:p text:style-name="P1"><text:span text:style-name="T131"><text:tab/><text:tab/>type: "GET",</text:span></text:p>
      <text:p text:style-name="P1"><text:span text:style-name="T131"><text:tab/><text:tab/>dataType: "script",</text:span></text:p>
      <text:p text:style-name="P1"><text:span text:style-name="T131"><text:tab/><text:tab/>cache: true,</text:span></text:p>
      <text:p text:style-name="P1"><text:span text:style-name="T131"><text:tab/><text:tab/>async: false,</text:span></text:p>
      <text:p text:style-name="P1"><text:span text:style-name="T131"><text:tab/><text:tab/>global: false,</text:span></text:p>
      <text:p text:style-name="P1"><text:span text:style-name="T131"/></text:p>
      <text:p text:style-name="P1"><text:span text:style-name="T131"><text:tab/><text:tab/>// Only evaluate the response if it is successful (gh-4126)</text:span></text:p>
      <text:p text:style-name="P1"><text:span text:style-name="T131"><text:tab/><text:tab/>// dataFilter is not invoked for failure responses, so using it instead</text:span></text:p>
      <text:p text:style-name="P1"><text:span text:style-name="T131"><text:tab/><text:tab/>// of the default converter is kludgy but it works.</text:span></text:p>
      <text:p text:style-name="P1"><text:span text:style-name="T131"><text:tab/><text:tab/>converters: {</text:span></text:p>
      <text:p text:style-name="P1"><text:span text:style-name="T131"><text:tab/><text:tab/><text:tab/>"text script": function() {}</text:span></text:p>
      <text:p text:style-name="P1"><text:span text:style-name="T131"><text:tab/><text:tab/>},</text:span></text:p>
      <text:p text:style-name="P1"><text:span text:style-name="T131"><text:tab/><text:tab/>dataFilter: function( response ) {</text:span></text:p>
      <text:p text:style-name="P1"><text:span text:style-name="T131"><text:tab/><text:tab/><text:tab/>jQuery.globalEval( response, options, doc );</text:span></text:p>
      <text:p text:style-name="P1"><text:span text:style-name="T131"><text:tab/><text:tab/>}</text:span></text:p>
      <text:p text:style-name="P1"><text:span text:style-name="T131"><text:tab/>} );</text:span></text:p>
      <text:p text:style-name="P1"><text:span text:style-name="T131">};</text:span></text:p>
      <text:p text:style-name="P1"><text:span text:style-name="T131"/></text:p>
      <text:p text:style-name="P1"><text:span text:style-name="T131"/></text:p>
      <text:p text:style-name="P1"><text:span text:style-name="T131">jQuery.fn.extend( {</text:span></text:p>
      <text:p text:style-name="P1"><text:span text:style-name="T131"><text:tab/>wrapAll: function( html ) {</text:span></text:p>
      <text:p text:style-name="P1"><text:span text:style-name="T131"><text:tab/><text:tab/>var wrap;</text:span></text:p>
      <text:p text:style-name="P1"><text:span text:style-name="T131"/></text:p>
      <text:p text:style-name="P1"><text:span text:style-name="T131"><text:tab/><text:tab/>if ( this[ 0 ] ) {</text:span></text:p>
      <text:p text:style-name="P1"><text:span text:style-name="T131"><text:tab/><text:tab/><text:tab/>if ( isFunction( html ) ) {</text:span></text:p>
      <text:p text:style-name="P1"><text:span text:style-name="T131"><text:tab/><text:tab/><text:tab/><text:tab/>html = html.call( this[ 0 ] );</text:span></text:p>
      <text:p text:style-name="P1"><text:span text:style-name="T131"><text:tab/><text:tab/><text:tab/>}</text:span></text:p>
      <text:p text:style-name="P1"><text:span text:style-name="T131"/></text:p>
      <text:p text:style-name="P1"><text:span text:style-name="T131"><text:tab/><text:tab/><text:tab/>// The elements to wrap the target around</text:span></text:p>
      <text:p text:style-name="P1"><text:span text:style-name="T131"><text:tab/><text:tab/><text:tab/>wrap = jQuery( html, this[ 0 ].ownerDocument ).eq( 0 ).clone( true );</text:span></text:p>
      <text:p text:style-name="P1"><text:span text:style-name="T131"/></text:p>
      <text:p text:style-name="P1"><text:span text:style-name="T131"><text:tab/><text:tab/><text:tab/>if ( this[ 0 ].parentNode ) {</text:span></text:p>
      <text:p text:style-name="P1"><text:span text:style-name="T131"><text:tab/><text:tab/><text:tab/><text:tab/>wrap.insertBefore( this[ 0 ] );</text:span></text:p>
      <text:p text:style-name="P1"><text:span text:style-name="T131"><text:tab/><text:tab/><text:tab/>}</text:span></text:p>
      <text:p text:style-name="P1"><text:span text:style-name="T131"/></text:p>
      <text:p text:style-name="P1"><text:span text:style-name="T131"><text:tab/><text:tab/><text:tab/>wrap.map( function() {</text:span></text:p>
      <text:p text:style-name="P1"><text:span text:style-name="T131"><text:tab/><text:tab/><text:tab/><text:tab/>var elem = this;</text:span></text:p>
      <text:p text:style-name="P1"><text:span text:style-name="T131"/></text:p>
      <text:p text:style-name="P1"><text:span text:style-name="T131"><text:tab/><text:tab/><text:tab/><text:tab/>while ( elem.firstElementChild ) {</text:span></text:p>
      <text:p text:style-name="P1"><text:span text:style-name="T131"><text:tab/><text:tab/><text:tab/><text:tab/><text:tab/>elem = elem.firstElementChild;</text:span></text:p>
      <text:p text:style-name="P1"><text:span text:style-name="T131"><text:tab/><text:tab/><text:tab/><text:tab/>}</text:span></text:p>
      <text:p text:style-name="P1"><text:span text:style-name="T131"/></text:p>
      <text:p text:style-name="P1"><text:span text:style-name="T131"><text:tab/><text:tab/><text:tab/><text:tab/>return elem;</text:span></text:p>
      <text:p text:style-name="P1"><text:span text:style-name="T131"><text:tab/><text:tab/><text:tab/>} ).append( this );</text:span></text:p>
      <text:p text:style-name="P1"><text:span text:style-name="T131"><text:tab/><text:tab/>}</text:span></text:p>
      <text:p text:style-name="P1"><text:span text:style-name="T131"/></text:p>
      <text:p text:style-name="P1"><text:span text:style-name="T131"><text:tab/><text:tab/>return this;</text:span></text:p>
      <text:p text:style-name="P1"><text:span text:style-name="T131"><text:tab/>},</text:span></text:p>
      <text:p text:style-name="P1"><text:span text:style-name="T131"/></text:p>
      <text:p text:style-name="P1"><text:span text:style-name="T131"><text:tab/>wrapInner: function( html ) {</text:span></text:p>
      <text:p text:style-name="P1"><text:span text:style-name="T131"><text:tab/><text:tab/>if ( isFunction( html ) ) {</text:span></text:p>
      <text:p text:style-name="P1"><text:span text:style-name="T131"><text:tab/><text:tab/><text:tab/>return this.each( function( i ) {</text:span></text:p>
      <text:p text:style-name="P1"><text:span text:style-name="T131"><text:tab/><text:tab/><text:tab/><text:tab/>jQuery( this ).wrapInner( html.call( this, i ) );</text:span></text:p>
      <text:p text:style-name="P1"><text:span text:style-name="T131"><text:tab/><text:tab/><text:tab/>} );</text:span></text:p>
      <text:p text:style-name="P1"><text:span text:style-name="T131"><text:tab/><text:tab/>}</text:span></text:p>
      <text:p text:style-name="P1"><text:span text:style-name="T131"/></text:p>
      <text:p text:style-name="P1"><text:span text:style-name="T131"><text:tab/><text:tab/>return this.each( function() {</text:span></text:p>
      <text:p text:style-name="P1"><text:span text:style-name="T131"><text:tab/><text:tab/><text:tab/>var self = jQuery( this ),</text:span></text:p>
      <text:p text:style-name="P1"><text:span text:style-name="T131"><text:tab/><text:tab/><text:tab/><text:tab/>contents = self.contents();</text:span></text:p>
      <text:p text:style-name="P1"><text:span text:style-name="T131"/></text:p>
      <text:p text:style-name="P1"><text:span text:style-name="T131"><text:tab/><text:tab/><text:tab/>if ( contents.length ) {</text:span></text:p>
      <text:p text:style-name="P1"><text:span text:style-name="T131"><text:tab/><text:tab/><text:tab/><text:tab/>contents.wrapAll( html );</text:span></text:p>
      <text:p text:style-name="P1"><text:span text:style-name="T131"/></text:p>
      <text:p text:style-name="P1"><text:span text:style-name="T131"><text:tab/><text:tab/><text:tab/>} else {</text:span></text:p>
      <text:p text:style-name="P1"><text:span text:style-name="T131"><text:tab/><text:tab/><text:tab/><text:tab/>self.append( html );</text:span></text:p>
      <text:p text:style-name="P1"><text:span text:style-name="T131"><text:tab/><text:tab/><text:tab/>}</text:span></text:p>
      <text:p text:style-name="P1"><text:span text:style-name="T131"><text:tab/><text:tab/>} );</text:span></text:p>
      <text:p text:style-name="P1"><text:span text:style-name="T131"><text:tab/>},</text:span></text:p>
      <text:p text:style-name="P1"><text:span text:style-name="T131"/></text:p>
      <text:p text:style-name="P1"><text:span text:style-name="T131"><text:tab/>wrap: function( html ) {</text:span></text:p>
      <text:p text:style-name="P1"><text:span text:style-name="T131"><text:tab/><text:tab/>var htmlIsFunction = isFunction( html );</text:span></text:p>
      <text:p text:style-name="P1"><text:span text:style-name="T131"/></text:p>
      <text:p text:style-name="P1"><text:span text:style-name="T131"><text:tab/><text:tab/>return this.each( function( i ) {</text:span></text:p>
      <text:p text:style-name="P1"><text:span text:style-name="T131"><text:tab/><text:tab/><text:tab/>jQuery( this ).wrapAll( htmlIsFunction ? html.call( this, i ) : html );</text:span></text:p>
      <text:p text:style-name="P1"><text:span text:style-name="T131"><text:tab/><text:tab/>} );</text:span></text:p>
      <text:p text:style-name="P1"><text:span text:style-name="T131"><text:tab/>},</text:span></text:p>
      <text:p text:style-name="P1"><text:span text:style-name="T131"/></text:p>
      <text:p text:style-name="P1"><text:span text:style-name="T131"><text:tab/>unwrap: function( selector ) {</text:span></text:p>
      <text:p text:style-name="P1"><text:span text:style-name="T131"><text:tab/><text:tab/>this.parent( selector ).not( "body" ).each( function() {</text:span></text:p>
      <text:p text:style-name="P1"><text:span text:style-name="T131"><text:tab/><text:tab/><text:tab/>jQuery( this ).replaceWith( this.childNodes );</text:span></text:p>
      <text:p text:style-name="P1"><text:span text:style-name="T131"><text:tab/><text:tab/>} );</text:span></text:p>
      <text:p text:style-name="P1"><text:span text:style-name="T131"><text:tab/><text:tab/>return this;</text:span></text:p>
      <text:p text:style-name="P1"><text:span text:style-name="T131"><text:tab/>}</text:span></text:p>
      <text:p text:style-name="P1"><text:span text:style-name="T131">} );</text:span></text:p>
      <text:p text:style-name="P1"><text:span text:style-name="T131"/></text:p>
      <text:p text:style-name="P1"><text:span text:style-name="T131"/></text:p>
      <text:p text:style-name="P1"><text:span text:style-name="T131">jQuery.expr.pseudos.hidden = function( elem ) {</text:span></text:p>
      <text:p text:style-name="P1"><text:span text:style-name="T131"><text:tab/>return !jQuery.expr.pseudos.visible( elem );</text:span></text:p>
      <text:p text:style-name="P1"><text:span text:style-name="T131">};</text:span></text:p>
      <text:p text:style-name="P1"><text:span text:style-name="T131">jQuery.expr.pseudos.visible = function( elem ) {</text:span></text:p>
      <text:p text:style-name="P1"><text:span text:style-name="T131"><text:tab/>return !!( elem.offsetWidth || elem.offsetHeight || elem.getClientRects().length );</text:span></text:p>
      <text:p text:style-name="P1"><text:span text:style-name="T131">};</text:span></text:p>
      <text:p text:style-name="P1"><text:span text:style-name="T131"/></text:p>
      <text:p text:style-name="P1"><text:span text:style-name="T131"/></text:p>
      <text:p text:style-name="P1"><text:span text:style-name="T131"/></text:p>
      <text:p text:style-name="P1"><text:span text:style-name="T131"/></text:p>
      <text:p text:style-name="P1"><text:span text:style-name="T131">jQuery.ajaxSettings.xhr = function() {</text:span></text:p>
      <text:p text:style-name="P1"><text:span text:style-name="T131"><text:tab/>try {</text:span></text:p>
      <text:p text:style-name="P1"><text:span text:style-name="T131"><text:tab/><text:tab/>return new window.XMLHttpRequest();</text:span></text:p>
      <text:p text:style-name="P1"><text:span text:style-name="T131"><text:tab/>} catch ( e ) {}</text:span></text:p>
      <text:p text:style-name="P1"><text:span text:style-name="T131">};</text:span></text:p>
      <text:p text:style-name="P1"><text:span text:style-name="T131"/></text:p>
      <text:p text:style-name="P1"><text:span text:style-name="T131">var xhrSuccessStatus = {</text:span></text:p>
      <text:p text:style-name="P1"><text:span text:style-name="T131"/></text:p>
      <text:p text:style-name="P1"><text:span text:style-name="T131"><text:tab/><text:tab/>// File protocol always yields status code 0, assume 200</text:span></text:p>
      <text:p text:style-name="P1"><text:span text:style-name="T131"><text:tab/><text:tab/>0: 200,</text:span></text:p>
      <text:p text:style-name="P1"><text:span text:style-name="T131"/></text:p>
      <text:p text:style-name="P1"><text:span text:style-name="T131"><text:tab/><text:tab/>// Support: IE &lt;=9 only</text:span></text:p>
      <text:p text:style-name="P1"><text:span text:style-name="T131"><text:tab/><text:tab/>// #1450: sometimes IE returns 1223 when it should be 204</text:span></text:p>
      <text:p text:style-name="P1"><text:span text:style-name="T131"><text:tab/><text:tab/>1223: 204</text:span></text:p>
      <text:p text:style-name="P1"><text:span text:style-name="T131"><text:tab/>},</text:span></text:p>
      <text:p text:style-name="P1"><text:span text:style-name="T131"><text:tab/>xhrSupported = jQuery.ajaxSettings.xhr();</text:span></text:p>
      <text:p text:style-name="P1"><text:span text:style-name="T131"/></text:p>
      <text:p text:style-name="P1"><text:span text:style-name="T131">support.cors = !!xhrSupported &amp;&amp; ( "withCredentials" in xhrSupported );</text:span></text:p>
      <text:p text:style-name="P1"><text:span text:style-name="T131">support.ajax = xhrSupported = !!xhrSupported;</text:span></text:p>
      <text:p text:style-name="P1"><text:span text:style-name="T131"/></text:p>
      <text:p text:style-name="P1"><text:span text:style-name="T131">jQuery.ajaxTransport( function( options ) {</text:span></text:p>
      <text:p text:style-name="P1"><text:span text:style-name="T131"><text:tab/>var callback, errorCallback;</text:span></text:p>
      <text:p text:style-name="P1"><text:span text:style-name="T131"/></text:p>
      <text:p text:style-name="P1"><text:span text:style-name="T131"><text:tab/>// Cross domain only allowed if supported through XMLHttpRequest</text:span></text:p>
      <text:p text:style-name="P1"><text:span text:style-name="T131"><text:tab/>if ( support.cors || xhrSupported &amp;&amp; !options.crossDomain ) {</text:span></text:p>
      <text:p text:style-name="P1"><text:span text:style-name="T131"><text:tab/><text:tab/>return {</text:span></text:p>
      <text:p text:style-name="P1"><text:span text:style-name="T131"><text:tab/><text:tab/><text:tab/>send: function( headers, complete ) {</text:span></text:p>
      <text:p text:style-name="P1"><text:span text:style-name="T131"><text:tab/><text:tab/><text:tab/><text:tab/>var i,</text:span></text:p>
      <text:p text:style-name="P1"><text:span text:style-name="T131"><text:tab/><text:tab/><text:tab/><text:tab/><text:tab/>xhr = options.xhr();</text:span></text:p>
      <text:p text:style-name="P1"><text:span text:style-name="T131"/></text:p>
      <text:p text:style-name="P1"><text:span text:style-name="T131"><text:tab/><text:tab/><text:tab/><text:tab/>xhr.open(</text:span></text:p>
      <text:p text:style-name="P1"><text:span text:style-name="T131"><text:tab/><text:tab/><text:tab/><text:tab/><text:tab/>options.type,</text:span></text:p>
      <text:p text:style-name="P1"><text:span text:style-name="T131"><text:tab/><text:tab/><text:tab/><text:tab/><text:tab/>options.url,</text:span></text:p>
      <text:p text:style-name="P1"><text:span text:style-name="T131"><text:tab/><text:tab/><text:tab/><text:tab/><text:tab/>options.async,</text:span></text:p>
      <text:p text:style-name="P1"><text:span text:style-name="T131"><text:tab/><text:tab/><text:tab/><text:tab/><text:tab/>options.username,</text:span></text:p>
      <text:p text:style-name="P1"><text:span text:style-name="T131"><text:tab/><text:tab/><text:tab/><text:tab/><text:tab/>options.password</text:span></text:p>
      <text:p text:style-name="P1"><text:span text:style-name="T131"><text:tab/><text:tab/><text:tab/><text:tab/>);</text:span></text:p>
      <text:p text:style-name="P1"><text:span text:style-name="T131"/></text:p>
      <text:p text:style-name="P1"><text:span text:style-name="T131"><text:tab/><text:tab/><text:tab/><text:tab/>// Apply custom fields if provided</text:span></text:p>
      <text:p text:style-name="P1"><text:span text:style-name="T131"><text:tab/><text:tab/><text:tab/><text:tab/>if ( options.xhrFields ) {</text:span></text:p>
      <text:p text:style-name="P1"><text:span text:style-name="T131"><text:tab/><text:tab/><text:tab/><text:tab/><text:tab/>for ( i in options.xhrFields ) {</text:span></text:p>
      <text:p text:style-name="P1"><text:span text:style-name="T131"><text:tab/><text:tab/><text:tab/><text:tab/><text:tab/><text:tab/>xhr[ i ] = options.xhrFields[ i ];</text:span></text:p>
      <text:p text:style-name="P1"><text:span text:style-name="T131"><text:tab/><text:tab/><text:tab/><text:tab/><text:tab/>}</text:span></text:p>
      <text:p text:style-name="P1"><text:span text:style-name="T131"><text:tab/><text:tab/><text:tab/><text:tab/>}</text:span></text:p>
      <text:p text:style-name="P1"><text:span text:style-name="T131"/></text:p>
      <text:p text:style-name="P1"><text:span text:style-name="T131"><text:tab/><text:tab/><text:tab/><text:tab/>// Override mime type if needed</text:span></text:p>
      <text:p text:style-name="P1"><text:span text:style-name="T131"><text:tab/><text:tab/><text:tab/><text:tab/>if ( options.mimeType &amp;&amp; xhr.overrideMimeType ) {</text:span></text:p>
      <text:p text:style-name="P1"><text:span text:style-name="T131"><text:tab/><text:tab/><text:tab/><text:tab/><text:tab/>xhr.overrideMimeType( options.mimeType );</text:span></text:p>
      <text:p text:style-name="P1"><text:span text:style-name="T131"><text:tab/><text:tab/><text:tab/><text:tab/>}</text:span></text:p>
      <text:p text:style-name="P1"><text:span text:style-name="T131"/></text:p>
      <text:p text:style-name="P1"><text:span text:style-name="T131"><text:tab/><text:tab/><text:tab/><text:tab/>// X-Requested-With header</text:span></text:p>
      <text:p text:style-name="P1"><text:span text:style-name="T131"><text:tab/><text:tab/><text:tab/><text:tab/>// For cross-domain requests, seeing as conditions for a preflight are</text:span></text:p>
      <text:p text:style-name="P1"><text:span text:style-name="T131"><text:tab/><text:tab/><text:tab/><text:tab/>// akin to a jigsaw puzzle, we simply never set it to be sure.</text:span></text:p>
      <text:p text:style-name="P1"><text:span text:style-name="T131"><text:tab/><text:tab/><text:tab/><text:tab/>// (it can always be set on a per-request basis or even using ajaxSetup)</text:span></text:p>
      <text:p text:style-name="P1"><text:span text:style-name="T131"><text:tab/><text:tab/><text:tab/><text:tab/>// For same-domain requests, won't change header if already provided.</text:span></text:p>
      <text:p text:style-name="P1"><text:span text:style-name="T131"><text:tab/><text:tab/><text:tab/><text:tab/>if ( !options.crossDomain &amp;&amp; !headers[ "X-Requested-With" ] ) {</text:span></text:p>
      <text:p text:style-name="P1"><text:span text:style-name="T131"><text:tab/><text:tab/><text:tab/><text:tab/><text:tab/>headers[ "X-Requested-With" ] = "XMLHttpRequest";</text:span></text:p>
      <text:p text:style-name="P1"><text:span text:style-name="T131"><text:tab/><text:tab/><text:tab/><text:tab/>}</text:span></text:p>
      <text:p text:style-name="P1"><text:span text:style-name="T131"/></text:p>
      <text:p text:style-name="P1"><text:span text:style-name="T131"><text:tab/><text:tab/><text:tab/><text:tab/>// Set headers</text:span></text:p>
      <text:p text:style-name="P1"><text:span text:style-name="T131"><text:tab/><text:tab/><text:tab/><text:tab/>for ( i in headers ) {</text:span></text:p>
      <text:p text:style-name="P1"><text:span text:style-name="T131"><text:tab/><text:tab/><text:tab/><text:tab/><text:tab/>xhr.setRequestHeader( i, headers[ i ] );</text:span></text:p>
      <text:p text:style-name="P1"><text:span text:style-name="T131"><text:tab/><text:tab/><text:tab/><text:tab/>}</text:span></text:p>
      <text:p text:style-name="P1"><text:span text:style-name="T131"/></text:p>
      <text:p text:style-name="P1"><text:span text:style-name="T131"><text:tab/><text:tab/><text:tab/><text:tab/>// Callback</text:span></text:p>
      <text:p text:style-name="P1"><text:span text:style-name="T131"><text:tab/><text:tab/><text:tab/><text:tab/>callback = function( type ) {</text:span></text:p>
      <text:p text:style-name="P1"><text:span text:style-name="T131"><text:tab/><text:tab/><text:tab/><text:tab/><text:tab/>return function() {</text:span></text:p>
      <text:p text:style-name="P1"><text:span text:style-name="T131"><text:tab/><text:tab/><text:tab/><text:tab/><text:tab/><text:tab/>if ( callback ) {</text:span></text:p>
      <text:p text:style-name="P1"><text:span text:style-name="T131"><text:tab/><text:tab/><text:tab/><text:tab/><text:tab/><text:tab/><text:tab/>callback = errorCallback = xhr.onload =</text:span></text:p>
      <text:p text:style-name="P1"><text:span text:style-name="T131"><text:tab/><text:tab/><text:tab/><text:tab/><text:tab/><text:tab/><text:tab/><text:tab/>xhr.onerror = xhr.onabort = xhr.ontimeout =</text:span></text:p>
      <text:p text:style-name="P1"><text:span text:style-name="T131"><text:tab/><text:tab/><text:tab/><text:tab/><text:tab/><text:tab/><text:tab/><text:tab/><text:tab/>xhr.onreadystatechange = null;</text:span></text:p>
      <text:p text:style-name="P1"><text:span text:style-name="T131"/></text:p>
      <text:p text:style-name="P1"><text:span text:style-name="T131"><text:tab/><text:tab/><text:tab/><text:tab/><text:tab/><text:tab/><text:tab/>if ( type === "abort" ) {</text:span></text:p>
      <text:p text:style-name="P1"><text:span text:style-name="T131"><text:tab/><text:tab/><text:tab/><text:tab/><text:tab/><text:tab/><text:tab/><text:tab/>xhr.abort();</text:span></text:p>
      <text:p text:style-name="P1"><text:span text:style-name="T131"><text:tab/><text:tab/><text:tab/><text:tab/><text:tab/><text:tab/><text:tab/>} else if ( type === "error" ) {</text:span></text:p>
      <text:p text:style-name="P1"><text:span text:style-name="T131"/></text:p>
      <text:p text:style-name="P1"><text:span text:style-name="T131"><text:tab/><text:tab/><text:tab/><text:tab/><text:tab/><text:tab/><text:tab/><text:tab/>// Support: IE &lt;=9 only</text:span></text:p>
      <text:p text:style-name="P1"><text:span text:style-name="T131"><text:tab/><text:tab/><text:tab/><text:tab/><text:tab/><text:tab/><text:tab/><text:tab/>// On a manual native abort, IE9 throws</text:span></text:p>
      <text:p text:style-name="P1"><text:span text:style-name="T131"><text:tab/><text:tab/><text:tab/><text:tab/><text:tab/><text:tab/><text:tab/><text:tab/>// errors on any property access that is not readyState</text:span></text:p>
      <text:p text:style-name="P1"><text:span text:style-name="T131"><text:tab/><text:tab/><text:tab/><text:tab/><text:tab/><text:tab/><text:tab/><text:tab/>if ( typeof xhr.status !== "number" ) {</text:span></text:p>
      <text:p text:style-name="P1"><text:span text:style-name="T131"><text:tab/><text:tab/><text:tab/><text:tab/><text:tab/><text:tab/><text:tab/><text:tab/><text:tab/>complete( 0, "error" );</text:span></text:p>
      <text:p text:style-name="P1"><text:span text:style-name="T131"><text:tab/><text:tab/><text:tab/><text:tab/><text:tab/><text:tab/><text:tab/><text:tab/>} else {</text:span></text:p>
      <text:p text:style-name="P1"><text:span text:style-name="T131"><text:tab/><text:tab/><text:tab/><text:tab/><text:tab/><text:tab/><text:tab/><text:tab/><text:tab/>complete(</text:span></text:p>
      <text:p text:style-name="P1"><text:span text:style-name="T131"/></text:p>
      <text:p text:style-name="P1"><text:span text:style-name="T131"><text:tab/><text:tab/><text:tab/><text:tab/><text:tab/><text:tab/><text:tab/><text:tab/><text:tab/><text:tab/>// File: protocol always yields status 0; see #8605, #14207</text:span></text:p>
      <text:p text:style-name="P1"><text:span text:style-name="T131"><text:tab/><text:tab/><text:tab/><text:tab/><text:tab/><text:tab/><text:tab/><text:tab/><text:tab/><text:tab/>xhr.status,</text:span></text:p>
      <text:p text:style-name="P1"><text:span text:style-name="T131"><text:tab/><text:tab/><text:tab/><text:tab/><text:tab/><text:tab/><text:tab/><text:tab/><text:tab/><text:tab/>xhr.statusText</text:span></text:p>
      <text:p text:style-name="P1"><text:span text:style-name="T131"><text:tab/><text:tab/><text:tab/><text:tab/><text:tab/><text:tab/><text:tab/><text:tab/><text:tab/>);</text:span></text:p>
      <text:p text:style-name="P1"><text:span text:style-name="T131"><text:tab/><text:tab/><text:tab/><text:tab/><text:tab/><text:tab/><text:tab/><text:tab/>}</text:span></text:p>
      <text:p text:style-name="P1"><text:span text:style-name="T131"><text:tab/><text:tab/><text:tab/><text:tab/><text:tab/><text:tab/><text:tab/>} else {</text:span></text:p>
      <text:p text:style-name="P1"><text:span text:style-name="T131"><text:tab/><text:tab/><text:tab/><text:tab/><text:tab/><text:tab/><text:tab/><text:tab/>complete(</text:span></text:p>
      <text:p text:style-name="P1"><text:span text:style-name="T131"><text:tab/><text:tab/><text:tab/><text:tab/><text:tab/><text:tab/><text:tab/><text:tab/><text:tab/>xhrSuccessStatus[ xhr.status ] || xhr.status,</text:span></text:p>
      <text:p text:style-name="P1"><text:span text:style-name="T131"><text:tab/><text:tab/><text:tab/><text:tab/><text:tab/><text:tab/><text:tab/><text:tab/><text:tab/>xhr.statusText,</text:span></text:p>
      <text:p text:style-name="P1"><text:span text:style-name="T131"/></text:p>
      <text:p text:style-name="P1"><text:span text:style-name="T131"><text:tab/><text:tab/><text:tab/><text:tab/><text:tab/><text:tab/><text:tab/><text:tab/><text:tab/>// Support: IE &lt;=9 only</text:span></text:p>
      <text:p text:style-name="P1"><text:span text:style-name="T131"><text:tab/><text:tab/><text:tab/><text:tab/><text:tab/><text:tab/><text:tab/><text:tab/><text:tab/>// IE9 has no XHR2 but throws on binary (trac-11426)</text:span></text:p>
      <text:p text:style-name="P1"><text:span text:style-name="T131"><text:tab/><text:tab/><text:tab/><text:tab/><text:tab/><text:tab/><text:tab/><text:tab/><text:tab/>// For XHR2 non-text, let the caller handle it (gh-2498)</text:span></text:p>
      <text:p text:style-name="P1"><text:span text:style-name="T131"><text:tab/><text:tab/><text:tab/><text:tab/><text:tab/><text:tab/><text:tab/><text:tab/><text:tab/>( xhr.responseType || "text" ) !== "text"<text:s text:c="2"/>||</text:span></text:p>
      <text:p text:style-name="P1"><text:span text:style-name="T131"><text:tab/><text:tab/><text:tab/><text:tab/><text:tab/><text:tab/><text:tab/><text:tab/><text:tab/>typeof xhr.responseText !== "string" ?</text:span></text:p>
      <text:p text:style-name="P1"><text:span text:style-name="T131"><text:tab/><text:tab/><text:tab/><text:tab/><text:tab/><text:tab/><text:tab/><text:tab/><text:tab/><text:tab/>{ binary: xhr.response } :</text:span></text:p>
      <text:p text:style-name="P1"><text:span text:style-name="T131"><text:tab/><text:tab/><text:tab/><text:tab/><text:tab/><text:tab/><text:tab/><text:tab/><text:tab/><text:tab/>{ text: xhr.responseText },</text:span></text:p>
      <text:p text:style-name="P1"><text:span text:style-name="T131"><text:tab/><text:tab/><text:tab/><text:tab/><text:tab/><text:tab/><text:tab/><text:tab/><text:tab/>xhr.getAllResponseHeaders()</text:span></text:p>
      <text:p text:style-name="P1"><text:span text:style-name="T131"><text:tab/><text:tab/><text:tab/><text:tab/><text:tab/><text:tab/><text:tab/><text:tab/>);</text:span></text:p>
      <text:p text:style-name="P1"><text:span text:style-name="T131"><text:tab/><text:tab/><text:tab/><text:tab/><text:tab/><text:tab/><text:tab/>}</text:span></text:p>
      <text:p text:style-name="P1"><text:span text:style-name="T131"><text:tab/><text:tab/><text:tab/><text:tab/><text:tab/><text:tab/>}</text:span></text:p>
      <text:p text:style-name="P1"><text:span text:style-name="T131"><text:tab/><text:tab/><text:tab/><text:tab/><text:tab/>};</text:span></text:p>
      <text:p text:style-name="P1"><text:span text:style-name="T131"><text:tab/><text:tab/><text:tab/><text:tab/>};</text:span></text:p>
      <text:p text:style-name="P1"><text:span text:style-name="T131"/></text:p>
      <text:p text:style-name="P1"><text:span text:style-name="T131"><text:tab/><text:tab/><text:tab/><text:tab/>// Listen to events</text:span></text:p>
      <text:p text:style-name="P1"><text:span text:style-name="T131"><text:tab/><text:tab/><text:tab/><text:tab/>xhr.onload = callback();</text:span></text:p>
      <text:p text:style-name="P1"><text:span text:style-name="T131"><text:tab/><text:tab/><text:tab/><text:tab/>errorCallback = xhr.onerror = xhr.ontimeout = callback( "error" );</text:span></text:p>
      <text:p text:style-name="P1"><text:span text:style-name="T131"/></text:p>
      <text:p text:style-name="P1"><text:span text:style-name="T131"><text:tab/><text:tab/><text:tab/><text:tab/>// Support: IE 9 only</text:span></text:p>
      <text:p text:style-name="P1"><text:span text:style-name="T131"><text:tab/><text:tab/><text:tab/><text:tab/>// Use onreadystatechange to replace onabort</text:span></text:p>
      <text:p text:style-name="P1"><text:span text:style-name="T131"><text:tab/><text:tab/><text:tab/><text:tab/>// to handle uncaught aborts</text:span></text:p>
      <text:p text:style-name="P1"><text:span text:style-name="T131"><text:tab/><text:tab/><text:tab/><text:tab/>if ( xhr.onabort !== undefined ) {</text:span></text:p>
      <text:p text:style-name="P1"><text:span text:style-name="T131"><text:tab/><text:tab/><text:tab/><text:tab/><text:tab/>xhr.onabort = errorCallback;</text:span></text:p>
      <text:p text:style-name="P1"><text:span text:style-name="T131"><text:tab/><text:tab/><text:tab/><text:tab/>} else {</text:span></text:p>
      <text:p text:style-name="P1"><text:span text:style-name="T131"><text:tab/><text:tab/><text:tab/><text:tab/><text:tab/>xhr.onreadystatechange = function() {</text:span></text:p>
      <text:p text:style-name="P1"><text:span text:style-name="T131"/></text:p>
      <text:p text:style-name="P1"><text:span text:style-name="T131"><text:tab/><text:tab/><text:tab/><text:tab/><text:tab/><text:tab/>// Check readyState before timeout as it changes</text:span></text:p>
      <text:p text:style-name="P1"><text:span text:style-name="T131"><text:tab/><text:tab/><text:tab/><text:tab/><text:tab/><text:tab/>if ( xhr.readyState === 4 ) {</text:span></text:p>
      <text:p text:style-name="P1"><text:span text:style-name="T131"/></text:p>
      <text:p text:style-name="P1"><text:span text:style-name="T131"><text:tab/><text:tab/><text:tab/><text:tab/><text:tab/><text:tab/><text:tab/>// Allow onerror to be called first,</text:span></text:p>
      <text:p text:style-name="P1"><text:span text:style-name="T131"><text:tab/><text:tab/><text:tab/><text:tab/><text:tab/><text:tab/><text:tab/>// but that will not handle a native abort</text:span></text:p>
      <text:p text:style-name="P1"><text:span text:style-name="T131"><text:tab/><text:tab/><text:tab/><text:tab/><text:tab/><text:tab/><text:tab/>// Also, save errorCallback to a variable</text:span></text:p>
      <text:p text:style-name="P1"><text:span text:style-name="T131"><text:tab/><text:tab/><text:tab/><text:tab/><text:tab/><text:tab/><text:tab/>// as xhr.onerror cannot be accessed</text:span></text:p>
      <text:p text:style-name="P1"><text:span text:style-name="T131"><text:tab/><text:tab/><text:tab/><text:tab/><text:tab/><text:tab/><text:tab/>window.setTimeout( function() {</text:span></text:p>
      <text:p text:style-name="P1"><text:span text:style-name="T131"><text:tab/><text:tab/><text:tab/><text:tab/><text:tab/><text:tab/><text:tab/><text:tab/>if ( callback ) {</text:span></text:p>
      <text:p text:style-name="P1"><text:span text:style-name="T131"><text:tab/><text:tab/><text:tab/><text:tab/><text:tab/><text:tab/><text:tab/><text:tab/><text:tab/>errorCallback();</text:span></text:p>
      <text:p text:style-name="P1"><text:span text:style-name="T131"><text:tab/><text:tab/><text:tab/><text:tab/><text:tab/><text:tab/><text:tab/><text:tab/>}</text:span></text:p>
      <text:p text:style-name="P1"><text:span text:style-name="T131"><text:tab/><text:tab/><text:tab/><text:tab/><text:tab/><text:tab/><text:tab/>} );</text:span></text:p>
      <text:p text:style-name="P1"><text:span text:style-name="T131"><text:tab/><text:tab/><text:tab/><text:tab/><text:tab/><text:tab/>}</text:span></text:p>
      <text:p text:style-name="P1"><text:span text:style-name="T131"><text:tab/><text:tab/><text:tab/><text:tab/><text:tab/>};</text:span></text:p>
      <text:p text:style-name="P1"><text:span text:style-name="T131"><text:tab/><text:tab/><text:tab/><text:tab/>}</text:span></text:p>
      <text:p text:style-name="P1"><text:span text:style-name="T131"/></text:p>
      <text:p text:style-name="P1"><text:span text:style-name="T131"><text:tab/><text:tab/><text:tab/><text:tab/>// Create the abort callback</text:span></text:p>
      <text:p text:style-name="P1"><text:span text:style-name="T131"><text:tab/><text:tab/><text:tab/><text:tab/>callback = callback( "abort" );</text:span></text:p>
      <text:p text:style-name="P1"><text:span text:style-name="T131"/></text:p>
      <text:p text:style-name="P1"><text:span text:style-name="T131"><text:tab/><text:tab/><text:tab/><text:tab/>try {</text:span></text:p>
      <text:p text:style-name="P1"><text:span text:style-name="T131"/></text:p>
      <text:p text:style-name="P1"><text:span text:style-name="T131"><text:tab/><text:tab/><text:tab/><text:tab/><text:tab/>// Do send the request (this may raise an exception)</text:span></text:p>
      <text:p text:style-name="P1"><text:span text:style-name="T131"><text:tab/><text:tab/><text:tab/><text:tab/><text:tab/>xhr.send( options.hasContent &amp;&amp; options.data || null );</text:span></text:p>
      <text:p text:style-name="P1"><text:span text:style-name="T131"><text:tab/><text:tab/><text:tab/><text:tab/>} catch ( e ) {</text:span></text:p>
      <text:p text:style-name="P1"><text:span text:style-name="T131"/></text:p>
      <text:p text:style-name="P1"><text:span text:style-name="T131"><text:tab/><text:tab/><text:tab/><text:tab/><text:tab/>// #14683: Only rethrow if this hasn't been notified as an error yet</text:span></text:p>
      <text:p text:style-name="P1"><text:span text:style-name="T131"><text:tab/><text:tab/><text:tab/><text:tab/><text:tab/>if ( callback ) {</text:span></text:p>
      <text:p text:style-name="P1"><text:span text:style-name="T131"><text:tab/><text:tab/><text:tab/><text:tab/><text:tab/><text:tab/>throw e;</text:span></text:p>
      <text:p text:style-name="P1"><text:span text:style-name="T131"><text:tab/><text:tab/><text:tab/><text:tab/><text:tab/>}</text:span></text:p>
      <text:p text:style-name="P1"><text:span text:style-name="T131"><text:tab/><text:tab/><text:tab/><text:tab/>}</text:span></text:p>
      <text:p text:style-name="P1"><text:span text:style-name="T131"><text:tab/><text:tab/><text:tab/>},</text:span></text:p>
      <text:p text:style-name="P1"><text:span text:style-name="T131"/></text:p>
      <text:p text:style-name="P1"><text:span text:style-name="T131"><text:tab/><text:tab/><text:tab/>abort: function() {</text:span></text:p>
      <text:p text:style-name="P1"><text:span text:style-name="T131"><text:tab/><text:tab/><text:tab/><text:tab/>if ( callback ) {</text:span></text:p>
      <text:p text:style-name="P1"><text:span text:style-name="T131"><text:tab/><text:tab/><text:tab/><text:tab/><text:tab/>callback();</text:span></text:p>
      <text:p text:style-name="P1"><text:span text:style-name="T131"><text:tab/><text:tab/><text:tab/><text:tab/>}</text:span></text:p>
      <text:p text:style-name="P1"><text:span text:style-name="T131"><text:tab/><text:tab/><text:tab/>}</text:span></text:p>
      <text:p text:style-name="P1"><text:span text:style-name="T131"><text:tab/><text:tab/>};</text:span></text:p>
      <text:p text:style-name="P1"><text:span text:style-name="T131"><text:tab/>}</text:span></text:p>
      <text:p text:style-name="P1"><text:span text:style-name="T131">} );</text:span></text:p>
      <text:p text:style-name="P1"><text:span text:style-name="T131"/></text:p>
      <text:p text:style-name="P1"><text:span text:style-name="T131"/></text:p>
      <text:p text:style-name="P1"><text:span text:style-name="T131"/></text:p>
      <text:p text:style-name="P1"><text:span text:style-name="T131"/></text:p>
      <text:p text:style-name="P1"><text:span text:style-name="T131">// Prevent auto-execution of scripts when no explicit dataType was provided (See gh-2432)</text:span></text:p>
      <text:p text:style-name="P1"><text:span text:style-name="T131">jQuery.ajaxPrefilter( function( s ) {</text:span></text:p>
      <text:p text:style-name="P1"><text:span text:style-name="T131"><text:tab/>if ( s.crossDomain ) {</text:span></text:p>
      <text:p text:style-name="P1"><text:span text:style-name="T131"><text:tab/><text:tab/>s.contents.script = false;</text:span></text:p>
      <text:p text:style-name="P1"><text:span text:style-name="T131"><text:tab/>}</text:span></text:p>
      <text:p text:style-name="P1"><text:span text:style-name="T131">} );</text:span></text:p>
      <text:p text:style-name="P1"><text:span text:style-name="T131"/></text:p>
      <text:p text:style-name="P1"><text:span text:style-name="T131">// Install script dataType</text:span></text:p>
      <text:p text:style-name="P1"><text:span text:style-name="T131">jQuery.ajaxSetup( {</text:span></text:p>
      <text:p text:style-name="P1"><text:span text:style-name="T131"><text:tab/>accepts: {</text:span></text:p>
      <text:p text:style-name="P1"><text:span text:style-name="T131"><text:tab/><text:tab/>script: "text/javascript, application/javascript, " +</text:span></text:p>
      <text:p text:style-name="P1"><text:span text:style-name="T131"><text:tab/><text:tab/><text:tab/>"application/ecmascript, application/x-ecmascript"</text:span></text:p>
      <text:p text:style-name="P1"><text:span text:style-name="T131"><text:tab/>},</text:span></text:p>
      <text:p text:style-name="P1"><text:span text:style-name="T131"><text:tab/>contents: {</text:span></text:p>
      <text:p text:style-name="P1"><text:span text:style-name="T131"><text:tab/><text:tab/>script: /\b(?:java|ecma)script\b/</text:span></text:p>
      <text:p text:style-name="P1"><text:span text:style-name="T131"><text:tab/>},</text:span></text:p>
      <text:p text:style-name="P1"><text:span text:style-name="T131"><text:tab/>converters: {</text:span></text:p>
      <text:p text:style-name="P1"><text:span text:style-name="T131"><text:tab/><text:tab/>"text script": function( text ) {</text:span></text:p>
      <text:p text:style-name="P1"><text:span text:style-name="T131"><text:tab/><text:tab/><text:tab/>jQuery.globalEval( text );</text:span></text:p>
      <text:p text:style-name="P1"><text:span text:style-name="T131"><text:tab/><text:tab/><text:tab/>return text;</text:span></text:p>
      <text:p text:style-name="P1"><text:span text:style-name="T131"><text:tab/><text:tab/>}</text:span></text:p>
      <text:p text:style-name="P1"><text:span text:style-name="T131"><text:tab/>}</text:span></text:p>
      <text:p text:style-name="P1"><text:span text:style-name="T131">} );</text:span></text:p>
      <text:p text:style-name="P1"><text:span text:style-name="T131"/></text:p>
      <text:p text:style-name="P1"><text:span text:style-name="T131">// Handle cache's special case and crossDomain</text:span></text:p>
      <text:p text:style-name="P1"><text:span text:style-name="T131">jQuery.ajaxPrefilter( "script", function( s ) {</text:span></text:p>
      <text:p text:style-name="P1"><text:span text:style-name="T131"><text:tab/>if ( s.cache === undefined ) {</text:span></text:p>
      <text:p text:style-name="P1"><text:span text:style-name="T131"><text:tab/><text:tab/>s.cache = false;</text:span></text:p>
      <text:p text:style-name="P1"><text:span text:style-name="T131"><text:tab/>}</text:span></text:p>
      <text:p text:style-name="P1"><text:span text:style-name="T131"><text:tab/>if ( s.crossDomain ) {</text:span></text:p>
      <text:p text:style-name="P1"><text:span text:style-name="T131"><text:tab/><text:tab/>s.type = "GET";</text:span></text:p>
      <text:p text:style-name="P1"><text:span text:style-name="T131"><text:tab/>}</text:span></text:p>
      <text:p text:style-name="P1"><text:span text:style-name="T131">} );</text:span></text:p>
      <text:p text:style-name="P1"><text:span text:style-name="T131"/></text:p>
      <text:p text:style-name="P1"><text:span text:style-name="T131">// Bind script tag hack transport</text:span></text:p>
      <text:p text:style-name="P1"><text:span text:style-name="T131">jQuery.ajaxTransport( "script", function( s ) {</text:span></text:p>
      <text:p text:style-name="P1"><text:span text:style-name="T131"/></text:p>
      <text:p text:style-name="P1"><text:span text:style-name="T131"><text:tab/>// This transport only deals with cross domain or forced-by-attrs requests</text:span></text:p>
      <text:p text:style-name="P1"><text:span text:style-name="T131"><text:tab/>if ( s.crossDomain || s.scriptAttrs ) {</text:span></text:p>
      <text:p text:style-name="P1"><text:span text:style-name="T131"><text:tab/><text:tab/>var script, callback;</text:span></text:p>
      <text:p text:style-name="P1"><text:span text:style-name="T131"><text:tab/><text:tab/>return {</text:span></text:p>
      <text:p text:style-name="P1"><text:span text:style-name="T131"><text:tab/><text:tab/><text:tab/>send: function( _, complete ) {</text:span></text:p>
      <text:p text:style-name="P1"><text:span text:style-name="T131"><text:tab/><text:tab/><text:tab/><text:tab/>script = jQuery( "&lt;script&gt;" )</text:span></text:p>
      <text:p text:style-name="P1"><text:span text:style-name="T131"><text:tab/><text:tab/><text:tab/><text:tab/><text:tab/>.attr( s.scriptAttrs || {} )</text:span></text:p>
      <text:p text:style-name="P1"><text:span text:style-name="T131"><text:tab/><text:tab/><text:tab/><text:tab/><text:tab/>.prop( { charset: s.scriptCharset, src: s.url } )</text:span></text:p>
      <text:p text:style-name="P1"><text:span text:style-name="T131"><text:tab/><text:tab/><text:tab/><text:tab/><text:tab/>.on( "load error", callback = function( evt ) {</text:span></text:p>
      <text:p text:style-name="P1"><text:span text:style-name="T131"><text:tab/><text:tab/><text:tab/><text:tab/><text:tab/><text:tab/>script.remove();</text:span></text:p>
      <text:p text:style-name="P1"><text:span text:style-name="T131"><text:tab/><text:tab/><text:tab/><text:tab/><text:tab/><text:tab/>callback = null;</text:span></text:p>
      <text:p text:style-name="P1"><text:span text:style-name="T131"><text:tab/><text:tab/><text:tab/><text:tab/><text:tab/><text:tab/>if ( evt ) {</text:span></text:p>
      <text:p text:style-name="P1"><text:span text:style-name="T131"><text:tab/><text:tab/><text:tab/><text:tab/><text:tab/><text:tab/><text:tab/>complete( evt.type === "error" ? 404 : 200, evt.type );</text:span></text:p>
      <text:p text:style-name="P1"><text:span text:style-name="T131"><text:tab/><text:tab/><text:tab/><text:tab/><text:tab/><text:tab/>}</text:span></text:p>
      <text:p text:style-name="P1"><text:span text:style-name="T131"><text:tab/><text:tab/><text:tab/><text:tab/><text:tab/>} );</text:span></text:p>
      <text:p text:style-name="P1"><text:span text:style-name="T131"/></text:p>
      <text:p text:style-name="P1"><text:span text:style-name="T131"><text:tab/><text:tab/><text:tab/><text:tab/>// Use native DOM manipulation to avoid our domManip AJAX trickery</text:span></text:p>
      <text:p text:style-name="P1"><text:span text:style-name="T131"><text:tab/><text:tab/><text:tab/><text:tab/>document.head.appendChild( script[ 0 ] );</text:span></text:p>
      <text:p text:style-name="P1"><text:span text:style-name="T131"><text:tab/><text:tab/><text:tab/>},</text:span></text:p>
      <text:p text:style-name="P1"><text:span text:style-name="T131"><text:tab/><text:tab/><text:tab/>abort: function() {</text:span></text:p>
      <text:p text:style-name="P1"><text:span text:style-name="T131"><text:tab/><text:tab/><text:tab/><text:tab/>if ( callback ) {</text:span></text:p>
      <text:p text:style-name="P1"><text:span text:style-name="T131"><text:tab/><text:tab/><text:tab/><text:tab/><text:tab/>callback();</text:span></text:p>
      <text:p text:style-name="P1"><text:span text:style-name="T131"><text:tab/><text:tab/><text:tab/><text:tab/>}</text:span></text:p>
      <text:p text:style-name="P1"><text:span text:style-name="T131"><text:tab/><text:tab/><text:tab/>}</text:span></text:p>
      <text:p text:style-name="P1"><text:span text:style-name="T131"><text:tab/><text:tab/>};</text:span></text:p>
      <text:p text:style-name="P1"><text:span text:style-name="T131"><text:tab/>}</text:span></text:p>
      <text:p text:style-name="P1"><text:span text:style-name="T131">} );</text:span></text:p>
      <text:p text:style-name="P1"><text:span text:style-name="T131"/></text:p>
      <text:p text:style-name="P1"><text:span text:style-name="T131"/></text:p>
      <text:p text:style-name="P1"><text:span text:style-name="T131"/></text:p>
      <text:p text:style-name="P1"><text:span text:style-name="T131"/></text:p>
      <text:p text:style-name="P1"><text:span text:style-name="T131">var oldCallbacks = [],</text:span></text:p>
      <text:p text:style-name="P1"><text:span text:style-name="T131"><text:tab/>rjsonp = /(=)\?(?=&amp;|$)|\?\?/;</text:span></text:p>
      <text:p text:style-name="P1"><text:span text:style-name="T131"/></text:p>
      <text:p text:style-name="P1"><text:span text:style-name="T131">// Default jsonp settings</text:span></text:p>
      <text:p text:style-name="P1"><text:span text:style-name="T131">jQuery.ajaxSetup( {</text:span></text:p>
      <text:p text:style-name="P1"><text:span text:style-name="T131"><text:tab/>jsonp: "callback",</text:span></text:p>
      <text:p text:style-name="P1"><text:span text:style-name="T131"><text:tab/>jsonpCallback: function() {</text:span></text:p>
      <text:p text:style-name="P1"><text:span text:style-name="T131"><text:tab/><text:tab/>var callback = oldCallbacks.pop() || ( jQuery.expando + "_" + ( nonce.guid++ ) );</text:span></text:p>
      <text:p text:style-name="P1"><text:span text:style-name="T131"><text:tab/><text:tab/>this[ callback ] = true;</text:span></text:p>
      <text:p text:style-name="P1"><text:span text:style-name="T131"><text:tab/><text:tab/>return callback;</text:span></text:p>
      <text:p text:style-name="P1"><text:span text:style-name="T131"><text:tab/>}</text:span></text:p>
      <text:p text:style-name="P1"><text:span text:style-name="T131">} );</text:span></text:p>
      <text:p text:style-name="P1"><text:span text:style-name="T131"/></text:p>
      <text:p text:style-name="P1"><text:span text:style-name="T131">// Detect, normalize options and install callbacks for jsonp requests</text:span></text:p>
      <text:p text:style-name="P1"><text:span text:style-name="T131">jQuery.ajaxPrefilter( "json jsonp", function( s, originalSettings, jqXHR ) {</text:span></text:p>
      <text:p text:style-name="P1"><text:span text:style-name="T131"/></text:p>
      <text:p text:style-name="P1"><text:span text:style-name="T131"><text:tab/>var callbackName, overwritten, responseContainer,</text:span></text:p>
      <text:p text:style-name="P1"><text:span text:style-name="T131"><text:tab/><text:tab/>jsonProp = s.jsonp !== false &amp;&amp; ( rjsonp.test( s.url ) ?</text:span></text:p>
      <text:p text:style-name="P1"><text:span text:style-name="T131"><text:tab/><text:tab/><text:tab/>"url" :</text:span></text:p>
      <text:p text:style-name="P1"><text:span text:style-name="T131"><text:tab/><text:tab/><text:tab/>typeof s.data === "string" &amp;&amp;</text:span></text:p>
      <text:p text:style-name="P1"><text:span text:style-name="T131"><text:tab/><text:tab/><text:tab/><text:tab/>( s.contentType || "" )</text:span></text:p>
      <text:p text:style-name="P1"><text:span text:style-name="T131"><text:tab/><text:tab/><text:tab/><text:tab/><text:tab/>.indexOf( "application/x-www-form-urlencoded" ) === 0 &amp;&amp;</text:span></text:p>
      <text:p text:style-name="P1"><text:span text:style-name="T131"><text:tab/><text:tab/><text:tab/><text:tab/>rjsonp.test( s.data ) &amp;&amp; "data"</text:span></text:p>
      <text:p text:style-name="P1"><text:span text:style-name="T131"><text:tab/><text:tab/>);</text:span></text:p>
      <text:p text:style-name="P1"><text:span text:style-name="T131"/></text:p>
      <text:p text:style-name="P1"><text:span text:style-name="T131"><text:tab/>// Handle iff the expected data type is "jsonp" or we have a parameter to set</text:span></text:p>
      <text:p text:style-name="P1"><text:span text:style-name="T131"><text:tab/>if ( jsonProp || s.dataTypes[ 0 ] === "jsonp" ) {</text:span></text:p>
      <text:p text:style-name="P1"><text:span text:style-name="T131"/></text:p>
      <text:p text:style-name="P1"><text:span text:style-name="T131"><text:tab/><text:tab/>// Get callback name, remembering preexisting value associated with it</text:span></text:p>
      <text:p text:style-name="P1"><text:span text:style-name="T131"><text:tab/><text:tab/>callbackName = s.jsonpCallback = isFunction( s.jsonpCallback ) ?</text:span></text:p>
      <text:p text:style-name="P1"><text:span text:style-name="T131"><text:tab/><text:tab/><text:tab/>s.jsonpCallback() :</text:span></text:p>
      <text:p text:style-name="P1"><text:span text:style-name="T131"><text:tab/><text:tab/><text:tab/>s.jsonpCallback;</text:span></text:p>
      <text:p text:style-name="P1"><text:span text:style-name="T131"/></text:p>
      <text:p text:style-name="P1"><text:span text:style-name="T131"><text:tab/><text:tab/>// Insert callback into url or form data</text:span></text:p>
      <text:p text:style-name="P1"><text:span text:style-name="T131"><text:tab/><text:tab/>if ( jsonProp ) {</text:span></text:p>
      <text:p text:style-name="P1"><text:span text:style-name="T131"><text:tab/><text:tab/><text:tab/>s[ jsonProp ] = s[ jsonProp ].replace( rjsonp, "$1" + callbackName );</text:span></text:p>
      <text:p text:style-name="P1"><text:span text:style-name="T131"><text:tab/><text:tab/>} else if ( s.jsonp !== false ) {</text:span></text:p>
      <text:p text:style-name="P1"><text:span text:style-name="T131"><text:tab/><text:tab/><text:tab/>s.url += ( rquery.test( s.url ) ? "&amp;" : "?" ) + s.jsonp + "=" + callbackName;</text:span></text:p>
      <text:p text:style-name="P1"><text:span text:style-name="T131"><text:tab/><text:tab/>}</text:span></text:p>
      <text:p text:style-name="P1"><text:span text:style-name="T131"/></text:p>
      <text:p text:style-name="P1"><text:span text:style-name="T131"><text:tab/><text:tab/>// Use data converter to retrieve json after script execution</text:span></text:p>
      <text:p text:style-name="P1"><text:span text:style-name="T131"><text:tab/><text:tab/>s.converters[ "script json" ] = function() {</text:span></text:p>
      <text:p text:style-name="P1"><text:span text:style-name="T131"><text:tab/><text:tab/><text:tab/>if ( !responseContainer ) {</text:span></text:p>
      <text:p text:style-name="P1"><text:span text:style-name="T131"><text:tab/><text:tab/><text:tab/><text:tab/>jQuery.error( callbackName + " was not called" );</text:span></text:p>
      <text:p text:style-name="P1"><text:span text:style-name="T131"><text:tab/><text:tab/><text:tab/>}</text:span></text:p>
      <text:p text:style-name="P1"><text:span text:style-name="T131"><text:tab/><text:tab/><text:tab/>return responseContainer[ 0 ];</text:span></text:p>
      <text:p text:style-name="P1"><text:span text:style-name="T131"><text:tab/><text:tab/>};</text:span></text:p>
      <text:p text:style-name="P1"><text:span text:style-name="T131"/></text:p>
      <text:p text:style-name="P1"><text:span text:style-name="T131"><text:tab/><text:tab/>// Force json dataType</text:span></text:p>
      <text:p text:style-name="P1"><text:span text:style-name="T131"><text:tab/><text:tab/>s.dataTypes[ 0 ] = "json";</text:span></text:p>
      <text:p text:style-name="P1"><text:span text:style-name="T131"/></text:p>
      <text:p text:style-name="P1"><text:span text:style-name="T131"><text:tab/><text:tab/>// Install callback</text:span></text:p>
      <text:p text:style-name="P1"><text:span text:style-name="T131"><text:tab/><text:tab/>overwritten = window[ callbackName ];</text:span></text:p>
      <text:p text:style-name="P1"><text:span text:style-name="T131"><text:tab/><text:tab/>window[ callbackName ] = function() {</text:span></text:p>
      <text:p text:style-name="P1"><text:span text:style-name="T131"><text:tab/><text:tab/><text:tab/>responseContainer = arguments;</text:span></text:p>
      <text:p text:style-name="P1"><text:span text:style-name="T131"><text:tab/><text:tab/>};</text:span></text:p>
      <text:p text:style-name="P1"><text:span text:style-name="T131"/></text:p>
      <text:p text:style-name="P1"><text:span text:style-name="T131"><text:tab/><text:tab/>// Clean-up function (fires after converters)</text:span></text:p>
      <text:p text:style-name="P1"><text:span text:style-name="T131"><text:tab/><text:tab/>jqXHR.always( function() {</text:span></text:p>
      <text:p text:style-name="P1"><text:span text:style-name="T131"/></text:p>
      <text:p text:style-name="P1"><text:span text:style-name="T131"><text:tab/><text:tab/><text:tab/>// If previous value didn't exist - remove it</text:span></text:p>
      <text:p text:style-name="P1"><text:span text:style-name="T131"><text:tab/><text:tab/><text:tab/>if ( overwritten === undefined ) {</text:span></text:p>
      <text:p text:style-name="P1"><text:span text:style-name="T131"><text:tab/><text:tab/><text:tab/><text:tab/>jQuery( window ).removeProp( callbackName );</text:span></text:p>
      <text:p text:style-name="P1"><text:span text:style-name="T131"/></text:p>
      <text:p text:style-name="P1"><text:span text:style-name="T131"><text:tab/><text:tab/><text:tab/>// Otherwise restore preexisting value</text:span></text:p>
      <text:p text:style-name="P1"><text:span text:style-name="T131"><text:tab/><text:tab/><text:tab/>} else {</text:span></text:p>
      <text:p text:style-name="P1"><text:span text:style-name="T131"><text:tab/><text:tab/><text:tab/><text:tab/>window[ callbackName ] = overwritten;</text:span></text:p>
      <text:p text:style-name="P1"><text:span text:style-name="T131"><text:tab/><text:tab/><text:tab/>}</text:span></text:p>
      <text:p text:style-name="P1"><text:span text:style-name="T131"/></text:p>
      <text:p text:style-name="P1"><text:span text:style-name="T131"><text:tab/><text:tab/><text:tab/>// Save back as free</text:span></text:p>
      <text:p text:style-name="P1"><text:span text:style-name="T131"><text:tab/><text:tab/><text:tab/>if ( s[ callbackName ] ) {</text:span></text:p>
      <text:p text:style-name="P1"><text:span text:style-name="T131"/></text:p>
      <text:p text:style-name="P1"><text:span text:style-name="T131"><text:tab/><text:tab/><text:tab/><text:tab/>// Make sure that re-using the options doesn't screw things around</text:span></text:p>
      <text:p text:style-name="P1"><text:span text:style-name="T131"><text:tab/><text:tab/><text:tab/><text:tab/>s.jsonpCallback = originalSettings.jsonpCallback;</text:span></text:p>
      <text:p text:style-name="P1"><text:span text:style-name="T131"/></text:p>
      <text:p text:style-name="P1"><text:span text:style-name="T131"><text:tab/><text:tab/><text:tab/><text:tab/>// Save the callback name for future use</text:span></text:p>
      <text:p text:style-name="P1"><text:span text:style-name="T131"><text:tab/><text:tab/><text:tab/><text:tab/>oldCallbacks.push( callbackName );</text:span></text:p>
      <text:p text:style-name="P1"><text:span text:style-name="T131"><text:tab/><text:tab/><text:tab/>}</text:span></text:p>
      <text:p text:style-name="P1"><text:span text:style-name="T131"/></text:p>
      <text:p text:style-name="P1"><text:span text:style-name="T131"><text:tab/><text:tab/><text:tab/>// Call if it was a function and we have a response</text:span></text:p>
      <text:p text:style-name="P1"><text:span text:style-name="T131"><text:tab/><text:tab/><text:tab/>if ( responseContainer &amp;&amp; isFunction( overwritten ) ) {</text:span></text:p>
      <text:p text:style-name="P1"><text:span text:style-name="T131"><text:tab/><text:tab/><text:tab/><text:tab/>overwritten( responseContainer[ 0 ] );</text:span></text:p>
      <text:p text:style-name="P1"><text:span text:style-name="T131"><text:tab/><text:tab/><text:tab/>}</text:span></text:p>
      <text:p text:style-name="P1"><text:span text:style-name="T131"/></text:p>
      <text:p text:style-name="P1"><text:span text:style-name="T131"><text:tab/><text:tab/><text:tab/>responseContainer = overwritten = undefined;</text:span></text:p>
      <text:p text:style-name="P1"><text:span text:style-name="T131"><text:tab/><text:tab/>} );</text:span></text:p>
      <text:p text:style-name="P1"><text:span text:style-name="T131"/></text:p>
      <text:p text:style-name="P1"><text:span text:style-name="T131"><text:tab/><text:tab/>// Delegate to script</text:span></text:p>
      <text:p text:style-name="P1"><text:span text:style-name="T131"><text:tab/><text:tab/>return "script";</text:span></text:p>
      <text:p text:style-name="P1"><text:span text:style-name="T131"><text:tab/>}</text:span></text:p>
      <text:p text:style-name="P1"><text:span text:style-name="T131">} );</text:span></text:p>
      <text:p text:style-name="P1"><text:span text:style-name="T131"/></text:p>
      <text:p text:style-name="P1"><text:span text:style-name="T131"/></text:p>
      <text:p text:style-name="P1"><text:span text:style-name="T131"/></text:p>
      <text:p text:style-name="P1"><text:span text:style-name="T131"/></text:p>
      <text:p text:style-name="P1"><text:span text:style-name="T131">// Support: Safari 8 only</text:span></text:p>
      <text:p text:style-name="P1"><text:span text:style-name="T131">// In Safari 8 documents created via document.implementation.createHTMLDocument</text:span></text:p>
      <text:p text:style-name="P1"><text:span text:style-name="T131">// collapse sibling forms: the second one becomes a child of the first one.</text:span></text:p>
      <text:p text:style-name="P1"><text:span text:style-name="T131">// Because of that, this security measure has to be disabled in Safari 8.</text:span></text:p>
      <text:p text:style-name="P1"><text:span text:style-name="T131">//<text:s/></text:span><text:a xlink:href="https://bugs.webkit.org/show_bug.cgi?id=137337"><text:span text:style-name="T132">https://bugs.webkit.org/show_bug.cgi?id=137337</text:span></text:a><text:span text:style-name="T133"/></text:p>
      <text:p text:style-name="P1"><text:span text:style-name="T133">support.createHTMLDocument = ( function() {</text:span></text:p>
      <text:p text:style-name="P1"><text:span text:style-name="T133"><text:tab/>var body = document.implementation.createHTMLDocument( "" ).body;</text:span></text:p>
      <text:p text:style-name="P1"><text:span text:style-name="T133"><text:tab/>body.innerHTML = "&lt;form&gt;&lt;/form&gt;&lt;form&gt;&lt;/form&gt;";</text:span></text:p>
      <text:p text:style-name="P1"><text:span text:style-name="T133"><text:tab/>return body.childNodes.length === 2;</text:span></text:p>
      <text:p text:style-name="P1"><text:span text:style-name="T133">} )();</text:span></text:p>
      <text:p text:style-name="P1"><text:span text:style-name="T133"/></text:p>
      <text:p text:style-name="P1"><text:span text:style-name="T133"/></text:p>
      <text:p text:style-name="P1"><text:span text:style-name="T133">// Argument "data" should be string of html</text:span></text:p>
      <text:p text:style-name="P1"><text:span text:style-name="T133">// context (optional): If specified, the fragment will be created in this context,</text:span></text:p>
      <text:p text:style-name="P1"><text:span text:style-name="T133">// defaults to document</text:span></text:p>
      <text:p text:style-name="P1"><text:span text:style-name="T133">// keepScripts (optional): If true, will include scripts passed in the html string</text:span></text:p>
      <text:p text:style-name="P1"><text:span text:style-name="T133">jQuery.parseHTML = function( data, context, keepScripts ) {</text:span></text:p>
      <text:p text:style-name="P1"><text:span text:style-name="T133"><text:tab/>if ( typeof data !== "string" ) {</text:span></text:p>
      <text:p text:style-name="P1"><text:span text:style-name="T133"><text:tab/><text:tab/>return [];</text:span></text:p>
      <text:p text:style-name="P1"><text:span text:style-name="T133"><text:tab/>}</text:span></text:p>
      <text:p text:style-name="P1"><text:span text:style-name="T133"><text:tab/>if ( typeof context === "boolean" ) {</text:span></text:p>
      <text:p text:style-name="P1"><text:span text:style-name="T133"><text:tab/><text:tab/>keepScripts = context;</text:span></text:p>
      <text:p text:style-name="P1"><text:span text:style-name="T133"><text:tab/><text:tab/>context = false;</text:span></text:p>
      <text:p text:style-name="P1"><text:span text:style-name="T133"><text:tab/>}</text:span></text:p>
      <text:p text:style-name="P1"><text:span text:style-name="T133"/></text:p>
      <text:p text:style-name="P1"><text:span text:style-name="T133"><text:tab/>var base, parsed, scripts;</text:span></text:p>
      <text:p text:style-name="P1"><text:span text:style-name="T133"/></text:p>
      <text:p text:style-name="P1"><text:span text:style-name="T133"><text:tab/>if ( !context ) {</text:span></text:p>
      <text:p text:style-name="P1"><text:span text:style-name="T133"/></text:p>
      <text:p text:style-name="P1"><text:span text:style-name="T133"><text:tab/><text:tab/>// Stop scripts or inline event handlers from being executed immediately</text:span></text:p>
      <text:p text:style-name="P1"><text:span text:style-name="T133"><text:tab/><text:tab/>// by using document.implementation</text:span></text:p>
      <text:p text:style-name="P1"><text:span text:style-name="T133"><text:tab/><text:tab/>if ( support.createHTMLDocument ) {</text:span></text:p>
      <text:p text:style-name="P1"><text:span text:style-name="T133"><text:tab/><text:tab/><text:tab/>context = document.implementation.createHTMLDocument( "" );</text:span></text:p>
      <text:p text:style-name="P1"><text:span text:style-name="T133"/></text:p>
      <text:p text:style-name="P1"><text:span text:style-name="T133"><text:tab/><text:tab/><text:tab/>// Set the base href for the created document</text:span></text:p>
      <text:p text:style-name="P1"><text:span text:style-name="T133"><text:tab/><text:tab/><text:tab/>// so any parsed elements with URLs</text:span></text:p>
      <text:p text:style-name="P1"><text:span text:style-name="T133"><text:tab/><text:tab/><text:tab/>// are based on the document's URL (gh-2965)</text:span></text:p>
      <text:p text:style-name="P1"><text:span text:style-name="T133"><text:tab/><text:tab/><text:tab/>base = context.createElement( "base" );</text:span></text:p>
      <text:p text:style-name="P1"><text:span text:style-name="T133"><text:tab/><text:tab/><text:tab/>base.href = document.location.href;</text:span></text:p>
      <text:p text:style-name="P1"><text:span text:style-name="T133"><text:tab/><text:tab/><text:tab/>context.head.appendChild( base );</text:span></text:p>
      <text:p text:style-name="P1"><text:span text:style-name="T133"><text:tab/><text:tab/>} else {</text:span></text:p>
      <text:p text:style-name="P1"><text:span text:style-name="T133"><text:tab/><text:tab/><text:tab/>context = document;</text:span></text:p>
      <text:p text:style-name="P1"><text:span text:style-name="T133"><text:tab/><text:tab/>}</text:span></text:p>
      <text:p text:style-name="P1"><text:span text:style-name="T133"><text:tab/>}</text:span></text:p>
      <text:p text:style-name="P1"><text:span text:style-name="T133"/></text:p>
      <text:p text:style-name="P1"><text:span text:style-name="T133"><text:tab/>parsed = rsingleTag.exec( data );</text:span></text:p>
      <text:p text:style-name="P1"><text:span text:style-name="T133"><text:tab/>scripts = !keepScripts &amp;&amp; [];</text:span></text:p>
      <text:p text:style-name="P1"><text:span text:style-name="T133"/></text:p>
      <text:p text:style-name="P1"><text:span text:style-name="T133"><text:tab/>// Single tag</text:span></text:p>
      <text:p text:style-name="P1"><text:span text:style-name="T133"><text:tab/>if ( parsed ) {</text:span></text:p>
      <text:p text:style-name="P1"><text:span text:style-name="T133"><text:tab/><text:tab/>return [ context.createElement( parsed[ 1 ] ) ];</text:span></text:p>
      <text:p text:style-name="P1"><text:span text:style-name="T133"><text:tab/>}</text:span></text:p>
      <text:p text:style-name="P1"><text:span text:style-name="T133"/></text:p>
      <text:p text:style-name="P1"><text:span text:style-name="T133"><text:tab/>parsed = buildFragment( [ data ], context, scripts );</text:span></text:p>
      <text:p text:style-name="P1"><text:span text:style-name="T133"/></text:p>
      <text:p text:style-name="P1"><text:span text:style-name="T133"><text:tab/>if ( scripts &amp;&amp; scripts.length ) {</text:span></text:p>
      <text:p text:style-name="P1"><text:span text:style-name="T133"><text:tab/><text:tab/>jQuery( scripts ).remove();</text:span></text:p>
      <text:p text:style-name="P1"><text:span text:style-name="T133"><text:tab/>}</text:span></text:p>
      <text:p text:style-name="P1"><text:span text:style-name="T133"/></text:p>
      <text:p text:style-name="P1"><text:span text:style-name="T133"><text:tab/>return jQuery.merge( [], parsed.childNodes );</text:span></text:p>
      <text:p text:style-name="P1"><text:span text:style-name="T133">};</text:span></text:p>
      <text:p text:style-name="P1"><text:span text:style-name="T133"/></text:p>
      <text:p text:style-name="P1"><text:span text:style-name="T133"/></text:p>
      <text:p text:style-name="P1"><text:span text:style-name="T133">/**</text:span></text:p>
      <text:p text:style-name="P1"><text:span text:style-name="T133"><text:s/>* Load a url into a page</text:span></text:p>
      <text:p text:style-name="P1"><text:span text:style-name="T133"><text:s/>*/</text:span></text:p>
      <text:p text:style-name="P1"><text:span text:style-name="T133">jQuery.fn.load = function( url, params, callback ) {</text:span></text:p>
      <text:p text:style-name="P1"><text:span text:style-name="T133"><text:tab/>var selector, type, response,</text:span></text:p>
      <text:p text:style-name="P1"><text:span text:style-name="T133"><text:tab/><text:tab/>self = this,</text:span></text:p>
      <text:p text:style-name="P1"><text:span text:style-name="T133"><text:tab/><text:tab/>off = url.indexOf( " " );</text:span></text:p>
      <text:p text:style-name="P1"><text:span text:style-name="T133"/></text:p>
      <text:p text:style-name="P1"><text:span text:style-name="T133"><text:tab/>if ( off &gt; -1 ) {</text:span></text:p>
      <text:p text:style-name="P1"><text:span text:style-name="T133"><text:tab/><text:tab/>selector = stripAndCollapse( url.slice( off ) );</text:span></text:p>
      <text:p text:style-name="P1"><text:span text:style-name="T133"><text:tab/><text:tab/>url = url.slice( 0, off );</text:span></text:p>
      <text:p text:style-name="P1"><text:span text:style-name="T133"><text:tab/>}</text:span></text:p>
      <text:p text:style-name="P1"><text:span text:style-name="T133"/></text:p>
      <text:p text:style-name="P1"><text:span text:style-name="T133"><text:tab/>// If it's a function</text:span></text:p>
      <text:p text:style-name="P1"><text:span text:style-name="T133"><text:tab/>if ( isFunction( params ) ) {</text:span></text:p>
      <text:p text:style-name="P1"><text:span text:style-name="T133"/></text:p>
      <text:p text:style-name="P1"><text:span text:style-name="T133"><text:tab/><text:tab/>// We assume that it's the callback</text:span></text:p>
      <text:p text:style-name="P1"><text:span text:style-name="T133"><text:tab/><text:tab/>callback = params;</text:span></text:p>
      <text:p text:style-name="P1"><text:span text:style-name="T133"><text:tab/><text:tab/>params = undefined;</text:span></text:p>
      <text:p text:style-name="P1"><text:span text:style-name="T133"/></text:p>
      <text:p text:style-name="P1"><text:span text:style-name="T133"><text:tab/>// Otherwise, build a param string</text:span></text:p>
      <text:p text:style-name="P1"><text:span text:style-name="T133"><text:tab/>} else if ( params &amp;&amp; typeof params === "object" ) {</text:span></text:p>
      <text:p text:style-name="P1"><text:span text:style-name="T133"><text:tab/><text:tab/>type = "POST";</text:span></text:p>
      <text:p text:style-name="P1"><text:span text:style-name="T133"><text:tab/>}</text:span></text:p>
      <text:p text:style-name="P1"><text:span text:style-name="T133"/></text:p>
      <text:p text:style-name="P1"><text:span text:style-name="T133"><text:tab/>// If we have elements to modify, make the request</text:span></text:p>
      <text:p text:style-name="P1"><text:span text:style-name="T133"><text:tab/>if ( self.length &gt; 0 ) {</text:span></text:p>
      <text:p text:style-name="P1"><text:span text:style-name="T133"><text:tab/><text:tab/>jQuery.ajax( {</text:span></text:p>
      <text:p text:style-name="P1"><text:span text:style-name="T133"><text:tab/><text:tab/><text:tab/>url: url,</text:span></text:p>
      <text:p text:style-name="P1"><text:span text:style-name="T133"/></text:p>
      <text:p text:style-name="P1"><text:span text:style-name="T133"><text:tab/><text:tab/><text:tab/>// If "type" variable is undefined, then "GET" method will be used.</text:span></text:p>
      <text:p text:style-name="P1"><text:span text:style-name="T133"><text:tab/><text:tab/><text:tab/>// Make value of this field explicit since</text:span></text:p>
      <text:p text:style-name="P1"><text:span text:style-name="T133"><text:tab/><text:tab/><text:tab/>// user can override it through ajaxSetup method</text:span></text:p>
      <text:p text:style-name="P1"><text:span text:style-name="T133"><text:tab/><text:tab/><text:tab/>type: type || "GET",</text:span></text:p>
      <text:p text:style-name="P1"><text:span text:style-name="T133"><text:tab/><text:tab/><text:tab/>dataType: "html",</text:span></text:p>
      <text:p text:style-name="P1"><text:span text:style-name="T133"><text:tab/><text:tab/><text:tab/>data: params</text:span></text:p>
      <text:p text:style-name="P1"><text:span text:style-name="T133"><text:tab/><text:tab/>} ).done( function( responseText ) {</text:span></text:p>
      <text:p text:style-name="P1"><text:span text:style-name="T133"/></text:p>
      <text:p text:style-name="P1"><text:span text:style-name="T133"><text:tab/><text:tab/><text:tab/>// Save response for use in complete callback</text:span></text:p>
      <text:p text:style-name="P1"><text:span text:style-name="T133"><text:tab/><text:tab/><text:tab/>response = arguments;</text:span></text:p>
      <text:p text:style-name="P1"><text:span text:style-name="T133"/></text:p>
      <text:p text:style-name="P1"><text:span text:style-name="T133"><text:tab/><text:tab/><text:tab/>self.html( selector ?</text:span></text:p>
      <text:p text:style-name="P1"><text:span text:style-name="T133"/></text:p>
      <text:p text:style-name="P1"><text:span text:style-name="T133"><text:tab/><text:tab/><text:tab/><text:tab/>// If a selector was specified, locate the right elements in a dummy div</text:span></text:p>
      <text:p text:style-name="P1"><text:span text:style-name="T133"><text:tab/><text:tab/><text:tab/><text:tab/>// Exclude scripts to avoid IE 'Permission Denied' errors</text:span></text:p>
      <text:p text:style-name="P1"><text:span text:style-name="T133"><text:tab/><text:tab/><text:tab/><text:tab/>jQuery( "&lt;div&gt;" ).append( jQuery.parseHTML( responseText ) ).find( selector ) :</text:span></text:p>
      <text:p text:style-name="P1"><text:span text:style-name="T133"/></text:p>
      <text:p text:style-name="P1"><text:span text:style-name="T133"><text:tab/><text:tab/><text:tab/><text:tab/>// Otherwise use the full result</text:span></text:p>
      <text:p text:style-name="P1"><text:span text:style-name="T133"><text:tab/><text:tab/><text:tab/><text:tab/>responseText );</text:span></text:p>
      <text:p text:style-name="P1"><text:span text:style-name="T133"/></text:p>
      <text:p text:style-name="P1"><text:span text:style-name="T133"><text:tab/><text:tab/>// If the request succeeds, this function gets "data", "status", "jqXHR"</text:span></text:p>
      <text:p text:style-name="P1"><text:span text:style-name="T133"><text:tab/><text:tab/>// but they are ignored because response was set above.</text:span></text:p>
      <text:p text:style-name="P1"><text:span text:style-name="T133"><text:tab/><text:tab/>// If it fails, this function gets "jqXHR", "status", "error"</text:span></text:p>
      <text:p text:style-name="P1"><text:span text:style-name="T133"><text:tab/><text:tab/>} ).always( callback &amp;&amp; function( jqXHR, status ) {</text:span></text:p>
      <text:p text:style-name="P1"><text:span text:style-name="T133"><text:tab/><text:tab/><text:tab/>self.each( function() {</text:span></text:p>
      <text:p text:style-name="P1"><text:span text:style-name="T133"><text:tab/><text:tab/><text:tab/><text:tab/>callback.apply( this, response || [ jqXHR.responseText, status, jqXHR ] );</text:span></text:p>
      <text:p text:style-name="P1"><text:span text:style-name="T133"><text:tab/><text:tab/><text:tab/>} );</text:span></text:p>
      <text:p text:style-name="P1"><text:span text:style-name="T133"><text:tab/><text:tab/>} );</text:span></text:p>
      <text:p text:style-name="P1"><text:span text:style-name="T133"><text:tab/>}</text:span></text:p>
      <text:p text:style-name="P1"><text:span text:style-name="T133"/></text:p>
      <text:p text:style-name="P1"><text:span text:style-name="T133"><text:tab/>return this;</text:span></text:p>
      <text:p text:style-name="P1"><text:span text:style-name="T133">};</text:span></text:p>
      <text:p text:style-name="P1"><text:span text:style-name="T133"/></text:p>
      <text:p text:style-name="P1"><text:span text:style-name="T133"/></text:p>
      <text:p text:style-name="P1"><text:span text:style-name="T133"/></text:p>
      <text:p text:style-name="P1"><text:span text:style-name="T133"/></text:p>
      <text:p text:style-name="P1"><text:span text:style-name="T133">jQuery.expr.pseudos.animated = function( elem ) {</text:span></text:p>
      <text:p text:style-name="P1"><text:span text:style-name="T133"><text:tab/>return jQuery.grep( jQuery.timers, function( fn ) {</text:span></text:p>
      <text:p text:style-name="P1"><text:span text:style-name="T133"><text:tab/><text:tab/>return elem === fn.elem;</text:span></text:p>
      <text:p text:style-name="P1"><text:span text:style-name="T133"><text:tab/>} ).length;</text:span></text:p>
      <text:p text:style-name="P1"><text:span text:style-name="T133">};</text:span></text:p>
      <text:p text:style-name="P1"><text:span text:style-name="T133"/></text:p>
      <text:p text:style-name="P1"><text:span text:style-name="T133"/></text:p>
      <text:p text:style-name="P1"><text:span text:style-name="T133"/></text:p>
      <text:p text:style-name="P1"><text:span text:style-name="T133"/></text:p>
      <text:p text:style-name="P1"><text:span text:style-name="T133">jQuery.offset = {</text:span></text:p>
      <text:p text:style-name="P1"><text:span text:style-name="T133"><text:tab/>setOffset: function( elem, options, i ) {</text:span></text:p>
      <text:p text:style-name="P1"><text:span text:style-name="T133"><text:tab/><text:tab/>var curPosition, curLeft, curCSSTop, curTop, curOffset, curCSSLeft, calculatePosition,</text:span></text:p>
      <text:p text:style-name="P1"><text:span text:style-name="T133"><text:tab/><text:tab/><text:tab/>position = jQuery.css( elem, "position" ),</text:span></text:p>
      <text:p text:style-name="P1"><text:span text:style-name="T133"><text:tab/><text:tab/><text:tab/>curElem = jQuery( elem ),</text:span></text:p>
      <text:p text:style-name="P1"><text:span text:style-name="T133"><text:tab/><text:tab/><text:tab/>props = {};</text:span></text:p>
      <text:p text:style-name="P1"><text:span text:style-name="T133"/></text:p>
      <text:p text:style-name="P1"><text:span text:style-name="T133"><text:tab/><text:tab/>// Set position first, in-case top/left are set even on static elem</text:span></text:p>
      <text:p text:style-name="P1"><text:span text:style-name="T133"><text:tab/><text:tab/>if ( position === "static" ) {</text:span></text:p>
      <text:p text:style-name="P1"><text:span text:style-name="T133"><text:tab/><text:tab/><text:tab/>elem.style.position = "relative";</text:span></text:p>
      <text:p text:style-name="P1"><text:span text:style-name="T133"><text:tab/><text:tab/>}</text:span></text:p>
      <text:p text:style-name="P1"><text:span text:style-name="T133"/></text:p>
      <text:p text:style-name="P1"><text:span text:style-name="T133"><text:tab/><text:tab/>curOffset = curElem.offset();</text:span></text:p>
      <text:p text:style-name="P1"><text:span text:style-name="T133"><text:tab/><text:tab/>curCSSTop = jQuery.css( elem, "top" );</text:span></text:p>
      <text:p text:style-name="P1"><text:span text:style-name="T133"><text:tab/><text:tab/>curCSSLeft = jQuery.css( elem, "left" );</text:span></text:p>
      <text:p text:style-name="P1"><text:span text:style-name="T133"><text:tab/><text:tab/>calculatePosition = ( position === "absolute" || position === "fixed" ) &amp;&amp;</text:span></text:p>
      <text:p text:style-name="P1"><text:span text:style-name="T133"><text:tab/><text:tab/><text:tab/>( curCSSTop + curCSSLeft ).indexOf( "auto" ) &gt; -1;</text:span></text:p>
      <text:p text:style-name="P1"><text:span text:style-name="T133"/></text:p>
      <text:p text:style-name="P1"><text:span text:style-name="T133"><text:tab/><text:tab/>// Need to be able to calculate position if either</text:span></text:p>
      <text:p text:style-name="P1"><text:span text:style-name="T133"><text:tab/><text:tab/>// top or left is auto and position is either absolute or fixed</text:span></text:p>
      <text:p text:style-name="P1"><text:span text:style-name="T133"><text:tab/><text:tab/>if ( calculatePosition ) {</text:span></text:p>
      <text:p text:style-name="P1"><text:span text:style-name="T133"><text:tab/><text:tab/><text:tab/>curPosition = curElem.position();</text:span></text:p>
      <text:p text:style-name="P1"><text:span text:style-name="T133"><text:tab/><text:tab/><text:tab/>curTop = curPosition.top;</text:span></text:p>
      <text:p text:style-name="P1"><text:span text:style-name="T133"><text:tab/><text:tab/><text:tab/>curLeft = curPosition.left;</text:span></text:p>
      <text:p text:style-name="P1"><text:span text:style-name="T133"/></text:p>
      <text:p text:style-name="P1"><text:span text:style-name="T133"><text:tab/><text:tab/>} else {</text:span></text:p>
      <text:p text:style-name="P1"><text:span text:style-name="T133"><text:tab/><text:tab/><text:tab/>curTop = parseFloat( curCSSTop ) || 0;</text:span></text:p>
      <text:p text:style-name="P1"><text:span text:style-name="T133"><text:tab/><text:tab/><text:tab/>curLeft = parseFloat( curCSSLeft ) || 0;</text:span></text:p>
      <text:p text:style-name="P1"><text:span text:style-name="T133"><text:tab/><text:tab/>}</text:span></text:p>
      <text:p text:style-name="P1"><text:span text:style-name="T133"/></text:p>
      <text:p text:style-name="P1"><text:span text:style-name="T133"><text:tab/><text:tab/>if ( isFunction( options ) ) {</text:span></text:p>
      <text:p text:style-name="P1"><text:span text:style-name="T133"/></text:p>
      <text:p text:style-name="P1"><text:span text:style-name="T133"><text:tab/><text:tab/><text:tab/>// Use jQuery.extend here to allow modification of coordinates argument (gh-1848)</text:span></text:p>
      <text:p text:style-name="P1"><text:span text:style-name="T133"><text:tab/><text:tab/><text:tab/>options = options.call( elem, i, jQuery.extend( {}, curOffset ) );</text:span></text:p>
      <text:p text:style-name="P1"><text:span text:style-name="T133"><text:tab/><text:tab/>}</text:span></text:p>
      <text:p text:style-name="P1"><text:span text:style-name="T133"/></text:p>
      <text:p text:style-name="P1"><text:span text:style-name="T133"><text:tab/><text:tab/>if ( options.top != null ) {</text:span></text:p>
      <text:p text:style-name="P1"><text:span text:style-name="T133"><text:tab/><text:tab/><text:tab/>props.top = ( options.top - curOffset.top ) + curTop;</text:span></text:p>
      <text:p text:style-name="P1"><text:span text:style-name="T133"><text:tab/><text:tab/>}</text:span></text:p>
      <text:p text:style-name="P1"><text:span text:style-name="T133"><text:tab/><text:tab/>if ( options.left != null ) {</text:span></text:p>
      <text:p text:style-name="P1"><text:span text:style-name="T133"><text:tab/><text:tab/><text:tab/>props.left = ( options.left - curOffset.left ) + curLeft;</text:span></text:p>
      <text:p text:style-name="P1"><text:span text:style-name="T133"><text:tab/><text:tab/>}</text:span></text:p>
      <text:p text:style-name="P1"><text:span text:style-name="T133"/></text:p>
      <text:p text:style-name="P1"><text:span text:style-name="T133"><text:tab/><text:tab/>if ( "using" in options ) {</text:span></text:p>
      <text:p text:style-name="P1"><text:span text:style-name="T133"><text:tab/><text:tab/><text:tab/>options.using.call( elem, props );</text:span></text:p>
      <text:p text:style-name="P1"><text:span text:style-name="T133"/></text:p>
      <text:p text:style-name="P1"><text:span text:style-name="T133"><text:tab/><text:tab/>} else {</text:span></text:p>
      <text:p text:style-name="P1"><text:span text:style-name="T133"><text:tab/><text:tab/><text:tab/>if ( typeof props.top === "number" ) {</text:span></text:p>
      <text:p text:style-name="P1"><text:span text:style-name="T133"><text:tab/><text:tab/><text:tab/><text:tab/>props.top += "px";</text:span></text:p>
      <text:p text:style-name="P1"><text:span text:style-name="T133"><text:tab/><text:tab/><text:tab/>}</text:span></text:p>
      <text:p text:style-name="P1"><text:span text:style-name="T133"><text:tab/><text:tab/><text:tab/>if ( typeof props.left === "number" ) {</text:span></text:p>
      <text:p text:style-name="P1"><text:span text:style-name="T133"><text:tab/><text:tab/><text:tab/><text:tab/>props.left += "px";</text:span></text:p>
      <text:p text:style-name="P1"><text:span text:style-name="T133"><text:tab/><text:tab/><text:tab/>}</text:span></text:p>
      <text:p text:style-name="P1"><text:span text:style-name="T133"><text:tab/><text:tab/><text:tab/>curElem.css( props );</text:span></text:p>
      <text:p text:style-name="P1"><text:span text:style-name="T133"><text:tab/><text:tab/>}</text:span></text:p>
      <text:p text:style-name="P1"><text:span text:style-name="T133"><text:tab/>}</text:span></text:p>
      <text:p text:style-name="P1"><text:span text:style-name="T133">};</text:span></text:p>
      <text:p text:style-name="P1"><text:span text:style-name="T133"/></text:p>
      <text:p text:style-name="P1"><text:span text:style-name="T133">jQuery.fn.extend( {</text:span></text:p>
      <text:p text:style-name="P1"><text:span text:style-name="T133"/></text:p>
      <text:p text:style-name="P1"><text:span text:style-name="T133"><text:tab/>// offset() relates an element's border box to the document origin</text:span></text:p>
      <text:p text:style-name="P1"><text:span text:style-name="T133"><text:tab/>offset: function( options ) {</text:span></text:p>
      <text:p text:style-name="P1"><text:span text:style-name="T133"/></text:p>
      <text:p text:style-name="P1"><text:span text:style-name="T133"><text:tab/><text:tab/>// Preserve chaining for setter</text:span></text:p>
      <text:p text:style-name="P1"><text:span text:style-name="T133"><text:tab/><text:tab/>if ( arguments.length ) {</text:span></text:p>
      <text:p text:style-name="P1"><text:span text:style-name="T133"><text:tab/><text:tab/><text:tab/>return options === undefined ?</text:span></text:p>
      <text:p text:style-name="P1"><text:span text:style-name="T133"><text:tab/><text:tab/><text:tab/><text:tab/>this :</text:span></text:p>
      <text:p text:style-name="P1"><text:span text:style-name="T133"><text:tab/><text:tab/><text:tab/><text:tab/>this.each( function( i ) {</text:span></text:p>
      <text:p text:style-name="P1"><text:span text:style-name="T133"><text:tab/><text:tab/><text:tab/><text:tab/><text:tab/>jQuery.offset.setOffset( this, options, i );</text:span></text:p>
      <text:p text:style-name="P1"><text:span text:style-name="T133"><text:tab/><text:tab/><text:tab/><text:tab/>} );</text:span></text:p>
      <text:p text:style-name="P1"><text:span text:style-name="T133"><text:tab/><text:tab/>}</text:span></text:p>
      <text:p text:style-name="P1"><text:span text:style-name="T133"/></text:p>
      <text:p text:style-name="P1"><text:span text:style-name="T133"><text:tab/><text:tab/>var rect, win,</text:span></text:p>
      <text:p text:style-name="P1"><text:span text:style-name="T133"><text:tab/><text:tab/><text:tab/>elem = this[ 0 ];</text:span></text:p>
      <text:p text:style-name="P1"><text:span text:style-name="T133"/></text:p>
      <text:p text:style-name="P1"><text:span text:style-name="T133"><text:tab/><text:tab/>if ( !elem ) {</text:span></text:p>
      <text:p text:style-name="P1"><text:span text:style-name="T133"><text:tab/><text:tab/><text:tab/>return;</text:span></text:p>
      <text:p text:style-name="P1"><text:span text:style-name="T133"><text:tab/><text:tab/>}</text:span></text:p>
      <text:p text:style-name="P1"><text:span text:style-name="T133"/></text:p>
      <text:p text:style-name="P1"><text:span text:style-name="T133"><text:tab/><text:tab/>// Return zeros for disconnected and hidden (display: none) elements (gh-2310)</text:span></text:p>
      <text:p text:style-name="P1"><text:span text:style-name="T133"><text:tab/><text:tab/>// Support: IE &lt;=11 only</text:span></text:p>
      <text:p text:style-name="P1"><text:span text:style-name="T133"><text:tab/><text:tab/>// Running getBoundingClientRect on a</text:span></text:p>
      <text:p text:style-name="P1"><text:span text:style-name="T133"><text:tab/><text:tab/>// disconnected node in IE throws an error</text:span></text:p>
      <text:p text:style-name="P1"><text:span text:style-name="T133"><text:tab/><text:tab/>if ( !elem.getClientRects().length ) {</text:span></text:p>
      <text:p text:style-name="P1"><text:span text:style-name="T133"><text:tab/><text:tab/><text:tab/>return { top: 0, left: 0 };</text:span></text:p>
      <text:p text:style-name="P1"><text:span text:style-name="T133"><text:tab/><text:tab/>}</text:span></text:p>
      <text:p text:style-name="P1"><text:span text:style-name="T133"/></text:p>
      <text:p text:style-name="P1"><text:span text:style-name="T133"><text:tab/><text:tab/>// Get document-relative position by adding viewport scroll to viewport-relative gBCR</text:span></text:p>
      <text:p text:style-name="P1"><text:span text:style-name="T133"><text:tab/><text:tab/>rect = elem.getBoundingClientRect();</text:span></text:p>
      <text:p text:style-name="P1"><text:span text:style-name="T133"><text:tab/><text:tab/>win = elem.ownerDocument.defaultView;</text:span></text:p>
      <text:p text:style-name="P1"><text:span text:style-name="T133"><text:tab/><text:tab/>return {</text:span></text:p>
      <text:p text:style-name="P1"><text:span text:style-name="T133"><text:tab/><text:tab/><text:tab/>top: rect.top + win.pageYOffset,</text:span></text:p>
      <text:p text:style-name="P1"><text:span text:style-name="T133"><text:tab/><text:tab/><text:tab/>left: rect.left + win.pageXOffset</text:span></text:p>
      <text:p text:style-name="P1"><text:span text:style-name="T133"><text:tab/><text:tab/>};</text:span></text:p>
      <text:p text:style-name="P1"><text:span text:style-name="T133"><text:tab/>},</text:span></text:p>
      <text:p text:style-name="P1"><text:span text:style-name="T133"/></text:p>
      <text:p text:style-name="P1"><text:span text:style-name="T133"><text:tab/>// position() relates an element's margin box to its offset parent's padding box</text:span></text:p>
      <text:p text:style-name="P1"><text:span text:style-name="T133"><text:tab/>// This corresponds to the behavior of CSS absolute positioning</text:span></text:p>
      <text:p text:style-name="P1"><text:span text:style-name="T133"><text:tab/>position: function() {</text:span></text:p>
      <text:p text:style-name="P1"><text:span text:style-name="T133"><text:tab/><text:tab/>if ( !this[ 0 ] ) {</text:span></text:p>
      <text:p text:style-name="P1"><text:span text:style-name="T133"><text:tab/><text:tab/><text:tab/>return;</text:span></text:p>
      <text:p text:style-name="P1"><text:span text:style-name="T133"><text:tab/><text:tab/>}</text:span></text:p>
      <text:p text:style-name="P1"><text:span text:style-name="T133"/></text:p>
      <text:p text:style-name="P1"><text:span text:style-name="T133"><text:tab/><text:tab/>var offsetParent, offset, doc,</text:span></text:p>
      <text:p text:style-name="P1"><text:span text:style-name="T133"><text:tab/><text:tab/><text:tab/>elem = this[ 0 ],</text:span></text:p>
      <text:p text:style-name="P1"><text:span text:style-name="T133"><text:tab/><text:tab/><text:tab/>parentOffset = { top: 0, left: 0 };</text:span></text:p>
      <text:p text:style-name="P1"><text:span text:style-name="T133"/></text:p>
      <text:p text:style-name="P1"><text:span text:style-name="T133"><text:tab/><text:tab/>// position:fixed elements are offset from the viewport, which itself always has zero offset</text:span></text:p>
      <text:p text:style-name="P1"><text:span text:style-name="T133"><text:tab/><text:tab/>if ( jQuery.css( elem, "position" ) === "fixed" ) {</text:span></text:p>
      <text:p text:style-name="P1"><text:span text:style-name="T133"/></text:p>
      <text:p text:style-name="P1"><text:span text:style-name="T133"><text:tab/><text:tab/><text:tab/>// Assume position:fixed implies availability of getBoundingClientRect</text:span></text:p>
      <text:p text:style-name="P1"><text:span text:style-name="T133"><text:tab/><text:tab/><text:tab/>offset = elem.getBoundingClientRect();</text:span></text:p>
      <text:p text:style-name="P1"><text:span text:style-name="T133"/></text:p>
      <text:p text:style-name="P1"><text:span text:style-name="T133"><text:tab/><text:tab/>} else {</text:span></text:p>
      <text:p text:style-name="P1"><text:span text:style-name="T133"><text:tab/><text:tab/><text:tab/>offset = this.offset();</text:span></text:p>
      <text:p text:style-name="P1"><text:span text:style-name="T133"/></text:p>
      <text:p text:style-name="P1"><text:span text:style-name="T133"><text:tab/><text:tab/><text:tab/>// Account for the *real* offset parent, which can be the document or its root element</text:span></text:p>
      <text:p text:style-name="P1"><text:span text:style-name="T133"><text:tab/><text:tab/><text:tab/>// when a statically positioned element is identified</text:span></text:p>
      <text:p text:style-name="P1"><text:span text:style-name="T133"><text:tab/><text:tab/><text:tab/>doc = elem.ownerDocument;</text:span></text:p>
      <text:p text:style-name="P1"><text:span text:style-name="T133"><text:tab/><text:tab/><text:tab/>offsetParent = elem.offsetParent || doc.documentElement;</text:span></text:p>
      <text:p text:style-name="P1"><text:span text:style-name="T133"><text:tab/><text:tab/><text:tab/>while ( offsetParent &amp;&amp;</text:span></text:p>
      <text:p text:style-name="P1"><text:span text:style-name="T133"><text:tab/><text:tab/><text:tab/><text:tab/>( offsetParent === doc.body || offsetParent === doc.documentElement ) &amp;&amp;</text:span></text:p>
      <text:p text:style-name="P1"><text:span text:style-name="T133"><text:tab/><text:tab/><text:tab/><text:tab/>jQuery.css( offsetParent, "position" ) === "static" ) {</text:span></text:p>
      <text:p text:style-name="P1"><text:span text:style-name="T133"/></text:p>
      <text:p text:style-name="P1"><text:span text:style-name="T133"><text:tab/><text:tab/><text:tab/><text:tab/>offsetParent = offsetParent.parentNode;</text:span></text:p>
      <text:p text:style-name="P1"><text:span text:style-name="T133"><text:tab/><text:tab/><text:tab/>}</text:span></text:p>
      <text:p text:style-name="P1"><text:span text:style-name="T133"><text:tab/><text:tab/><text:tab/>if ( offsetParent &amp;&amp; offsetParent !== elem &amp;&amp; offsetParent.nodeType === 1 ) {</text:span></text:p>
      <text:p text:style-name="P1"><text:span text:style-name="T133"/></text:p>
      <text:p text:style-name="P1"><text:span text:style-name="T133"><text:tab/><text:tab/><text:tab/><text:tab/>// Incorporate borders into its offset, since they are outside its content origin</text:span></text:p>
      <text:p text:style-name="P1"><text:span text:style-name="T133"><text:tab/><text:tab/><text:tab/><text:tab/>parentOffset = jQuery( offsetParent ).offset();</text:span></text:p>
      <text:p text:style-name="P1"><text:span text:style-name="T133"><text:tab/><text:tab/><text:tab/><text:tab/>parentOffset.top += jQuery.css( offsetParent, "borderTopWidth", true );</text:span></text:p>
      <text:p text:style-name="P1"><text:span text:style-name="T133"><text:tab/><text:tab/><text:tab/><text:tab/>parentOffset.left += jQuery.css( offsetParent, "borderLeftWidth", true );</text:span></text:p>
      <text:p text:style-name="P1"><text:span text:style-name="T133"><text:tab/><text:tab/><text:tab/>}</text:span></text:p>
      <text:p text:style-name="P1"><text:span text:style-name="T133"><text:tab/><text:tab/>}</text:span></text:p>
      <text:p text:style-name="P1"><text:span text:style-name="T133"/></text:p>
      <text:p text:style-name="P1"><text:span text:style-name="T133"><text:tab/><text:tab/>// Subtract parent offsets and element margins</text:span></text:p>
      <text:p text:style-name="P1"><text:span text:style-name="T133"><text:tab/><text:tab/>return {</text:span></text:p>
      <text:p text:style-name="P1"><text:span text:style-name="T133"><text:tab/><text:tab/><text:tab/>top: offset.top - parentOffset.top - jQuery.css( elem, "marginTop", true ),</text:span></text:p>
      <text:p text:style-name="P1"><text:span text:style-name="T133"><text:tab/><text:tab/><text:tab/>left: offset.left - parentOffset.left - jQuery.css( elem, "marginLeft", true )</text:span></text:p>
      <text:p text:style-name="P1"><text:span text:style-name="T133"><text:tab/><text:tab/>};</text:span></text:p>
      <text:p text:style-name="P1"><text:span text:style-name="T133"><text:tab/>},</text:span></text:p>
      <text:p text:style-name="P1"><text:span text:style-name="T133"/></text:p>
      <text:p text:style-name="P1"><text:span text:style-name="T133"><text:tab/>// This method will return documentElement in the following cases:</text:span></text:p>
      <text:p text:style-name="P1"><text:span text:style-name="T133"><text:tab/>// 1) For the element inside the iframe without offsetParent, this method will return</text:span></text:p>
      <text:p text:style-name="P1"><text:span text:style-name="T133"><text:tab/>//<text:s text:c="4"/>documentElement of the parent window</text:span></text:p>
      <text:p text:style-name="P1"><text:span text:style-name="T133"><text:tab/>// 2) For the hidden or detached element</text:span></text:p>
      <text:p text:style-name="P1"><text:span text:style-name="T133"><text:tab/>// 3) For body or html element, i.e. in case of the html node - it will return itself</text:span></text:p>
      <text:p text:style-name="P1"><text:span text:style-name="T133"><text:tab/>//</text:span></text:p>
      <text:p text:style-name="P1"><text:span text:style-name="T133"><text:tab/>// but those exceptions were never presented as a real life use-cases</text:span></text:p>
      <text:p text:style-name="P1"><text:span text:style-name="T133"><text:tab/>// and might be considered as more preferable results.</text:span></text:p>
      <text:p text:style-name="P1"><text:span text:style-name="T133"><text:tab/>//</text:span></text:p>
      <text:p text:style-name="P1"><text:span text:style-name="T133"><text:tab/>// This logic, however, is not guaranteed and can change at any point in the future</text:span></text:p>
      <text:p text:style-name="P1"><text:span text:style-name="T133"><text:tab/>offsetParent: function() {</text:span></text:p>
      <text:p text:style-name="P1"><text:span text:style-name="T133"><text:tab/><text:tab/>return this.map( function() {</text:span></text:p>
      <text:p text:style-name="P1"><text:span text:style-name="T133"><text:tab/><text:tab/><text:tab/>var offsetParent = this.offsetParent;</text:span></text:p>
      <text:p text:style-name="P1"><text:span text:style-name="T133"/></text:p>
      <text:p text:style-name="P1"><text:span text:style-name="T133"><text:tab/><text:tab/><text:tab/>while ( offsetParent &amp;&amp; jQuery.css( offsetParent, "position" ) === "static" ) {</text:span></text:p>
      <text:p text:style-name="P1"><text:span text:style-name="T133"><text:tab/><text:tab/><text:tab/><text:tab/>offsetParent = offsetParent.offsetParent;</text:span></text:p>
      <text:p text:style-name="P1"><text:span text:style-name="T133"><text:tab/><text:tab/><text:tab/>}</text:span></text:p>
      <text:p text:style-name="P1"><text:span text:style-name="T133"/></text:p>
      <text:p text:style-name="P1"><text:span text:style-name="T133"><text:tab/><text:tab/><text:tab/>return offsetParent || documentElement;</text:span></text:p>
      <text:p text:style-name="P1"><text:span text:style-name="T133"><text:tab/><text:tab/>} );</text:span></text:p>
      <text:p text:style-name="P1"><text:span text:style-name="T133"><text:tab/>}</text:span></text:p>
      <text:p text:style-name="P1"><text:span text:style-name="T133">} );</text:span></text:p>
      <text:p text:style-name="P1"><text:span text:style-name="T133"/></text:p>
      <text:p text:style-name="P1"><text:span text:style-name="T133">// Create scrollLeft and scrollTop methods</text:span></text:p>
      <text:p text:style-name="P1"><text:span text:style-name="T133">jQuery.each( { scrollLeft: "pageXOffset", scrollTop: "pageYOffset" }, function( method, prop ) {</text:span></text:p>
      <text:p text:style-name="P1"><text:span text:style-name="T133"><text:tab/>var top = "pageYOffset" === prop;</text:span></text:p>
      <text:p text:style-name="P1"><text:span text:style-name="T133"/></text:p>
      <text:p text:style-name="P1"><text:span text:style-name="T133"><text:tab/>jQuery.fn[ method ] = function( val ) {</text:span></text:p>
      <text:p text:style-name="P1"><text:span text:style-name="T133"><text:tab/><text:tab/>return access( this, function( elem, method, val ) {</text:span></text:p>
      <text:p text:style-name="P1"><text:span text:style-name="T133"/></text:p>
      <text:p text:style-name="P1"><text:span text:style-name="T133"><text:tab/><text:tab/><text:tab/>// Coalesce documents and windows</text:span></text:p>
      <text:p text:style-name="P1"><text:span text:style-name="T133"><text:tab/><text:tab/><text:tab/>var win;</text:span></text:p>
      <text:p text:style-name="P1"><text:span text:style-name="T133"><text:tab/><text:tab/><text:tab/>if ( isWindow( elem ) ) {</text:span></text:p>
      <text:p text:style-name="P1"><text:span text:style-name="T133"><text:tab/><text:tab/><text:tab/><text:tab/>win = elem;</text:span></text:p>
      <text:p text:style-name="P1"><text:span text:style-name="T133"><text:tab/><text:tab/><text:tab/>} else if ( elem.nodeType === 9 ) {</text:span></text:p>
      <text:p text:style-name="P1"><text:span text:style-name="T133"><text:tab/><text:tab/><text:tab/><text:tab/>win = elem.defaultView;</text:span></text:p>
      <text:p text:style-name="P1"><text:span text:style-name="T133"><text:tab/><text:tab/><text:tab/>}</text:span></text:p>
      <text:p text:style-name="P1"><text:span text:style-name="T133"/></text:p>
      <text:p text:style-name="P1"><text:span text:style-name="T133"><text:tab/><text:tab/><text:tab/>if ( val === undefined ) {</text:span></text:p>
      <text:p text:style-name="P1"><text:span text:style-name="T133"><text:tab/><text:tab/><text:tab/><text:tab/>return win ? win[ prop ] : elem[ method ];</text:span></text:p>
      <text:p text:style-name="P1"><text:span text:style-name="T133"><text:tab/><text:tab/><text:tab/>}</text:span></text:p>
      <text:p text:style-name="P1"><text:span text:style-name="T133"/></text:p>
      <text:p text:style-name="P1"><text:span text:style-name="T133"><text:tab/><text:tab/><text:tab/>if ( win ) {</text:span></text:p>
      <text:p text:style-name="P1"><text:span text:style-name="T133"><text:tab/><text:tab/><text:tab/><text:tab/>win.scrollTo(</text:span></text:p>
      <text:p text:style-name="P1"><text:span text:style-name="T133"><text:tab/><text:tab/><text:tab/><text:tab/><text:tab/>!top ? val : win.pageXOffset,</text:span></text:p>
      <text:p text:style-name="P1"><text:span text:style-name="T133"><text:tab/><text:tab/><text:tab/><text:tab/><text:tab/>top ? val : win.pageYOffset</text:span></text:p>
      <text:p text:style-name="P1"><text:span text:style-name="T133"><text:tab/><text:tab/><text:tab/><text:tab/>);</text:span></text:p>
      <text:p text:style-name="P1"><text:span text:style-name="T133"/></text:p>
      <text:p text:style-name="P1"><text:span text:style-name="T133"><text:tab/><text:tab/><text:tab/>} else {</text:span></text:p>
      <text:p text:style-name="P1"><text:span text:style-name="T133"><text:tab/><text:tab/><text:tab/><text:tab/>elem[ method ] = val;</text:span></text:p>
      <text:p text:style-name="P1"><text:span text:style-name="T133"><text:tab/><text:tab/><text:tab/>}</text:span></text:p>
      <text:p text:style-name="P1"><text:span text:style-name="T133"><text:tab/><text:tab/>}, method, val, arguments.length );</text:span></text:p>
      <text:p text:style-name="P1"><text:span text:style-name="T133"><text:tab/>};</text:span></text:p>
      <text:p text:style-name="P1"><text:span text:style-name="T133">} );</text:span></text:p>
      <text:p text:style-name="P1"><text:span text:style-name="T133"/></text:p>
      <text:p text:style-name="P1"><text:span text:style-name="T133">// Support: Safari &lt;=7 - 9.1, Chrome &lt;=37 - 49</text:span></text:p>
      <text:p text:style-name="P1"><text:span text:style-name="T133">// Add the top/left cssHooks using jQuery.fn.position</text:span></text:p>
      <text:p text:style-name="P1"><text:span text:style-name="T133">// Webkit bug:<text:s/></text:span><text:a xlink:href="https://bugs.webkit.org/show_bug.cgi?id=29084"><text:span text:style-name="T134">https://bugs.webkit.org/show_bug.cgi?id=29084</text:span></text:a><text:span text:style-name="T135"/></text:p>
      <text:p text:style-name="P1"><text:span text:style-name="T135">// Blink bug:<text:s/></text:span><text:a xlink:href="https://bugs.chromium.org/p/chromium/issues/detail?id=589347"><text:span text:style-name="T136">https://bugs.chromium.org/p/chromium/issues/detail?id=589347</text:span></text:a><text:span text:style-name="T137"/></text:p>
      <text:p text:style-name="P1"><text:span text:style-name="T137">// getComputedStyle returns percent when specified for top/left/bottom/right;</text:span></text:p>
      <text:p text:style-name="P1"><text:span text:style-name="T137">// rather than make the css module depend on the offset module, just check for it here</text:span></text:p>
      <text:p text:style-name="P1"><text:span text:style-name="T137">jQuery.each( [ "top", "left" ], function( _i, prop ) {</text:span></text:p>
      <text:p text:style-name="P1"><text:span text:style-name="T137"><text:tab/>jQuery.cssHooks[ prop ] = addGetHookIf( support.pixelPosition,</text:span></text:p>
      <text:p text:style-name="P1"><text:span text:style-name="T137"><text:tab/><text:tab/>function( elem, computed ) {</text:span></text:p>
      <text:p text:style-name="P1"><text:span text:style-name="T137"><text:tab/><text:tab/><text:tab/>if ( computed ) {</text:span></text:p>
      <text:p text:style-name="P1"><text:span text:style-name="T137"><text:tab/><text:tab/><text:tab/><text:tab/>computed = curCSS( elem, prop );</text:span></text:p>
      <text:p text:style-name="P1"><text:span text:style-name="T137"/></text:p>
      <text:p text:style-name="P1"><text:span text:style-name="T137"><text:tab/><text:tab/><text:tab/><text:tab/>// If curCSS returns percentage, fallback to offset</text:span></text:p>
      <text:p text:style-name="P1"><text:span text:style-name="T137"><text:tab/><text:tab/><text:tab/><text:tab/>return rnumnonpx.test( computed ) ?</text:span></text:p>
      <text:p text:style-name="P1"><text:span text:style-name="T137"><text:tab/><text:tab/><text:tab/><text:tab/><text:tab/>jQuery( elem ).position()[ prop ] + "px" :</text:span></text:p>
      <text:p text:style-name="P1"><text:span text:style-name="T137"><text:tab/><text:tab/><text:tab/><text:tab/><text:tab/>computed;</text:span></text:p>
      <text:p text:style-name="P1"><text:span text:style-name="T137"><text:tab/><text:tab/><text:tab/>}</text:span></text:p>
      <text:p text:style-name="P1"><text:span text:style-name="T137"><text:tab/><text:tab/>}</text:span></text:p>
      <text:p text:style-name="P1"><text:span text:style-name="T137"><text:tab/>);</text:span></text:p>
      <text:p text:style-name="P1"><text:span text:style-name="T137">} );</text:span></text:p>
      <text:p text:style-name="P1"><text:span text:style-name="T137"/></text:p>
      <text:p text:style-name="P1"><text:span text:style-name="T137"/></text:p>
      <text:p text:style-name="P1"><text:span text:style-name="T137">// Create innerHeight, innerWidth, height, width, outerHeight and outerWidth methods</text:span></text:p>
      <text:p text:style-name="P1"><text:span text:style-name="T137">jQuery.each( { Height: "height", Width: "width" }, function( name, type ) {</text:span></text:p>
      <text:p text:style-name="P1"><text:span text:style-name="T137"><text:tab/>jQuery.each( { padding: "inner" + name, content: type, "": "outer" + name },</text:span></text:p>
      <text:p text:style-name="P1"><text:span text:style-name="T137"><text:tab/><text:tab/>function( defaultExtra, funcName ) {</text:span></text:p>
      <text:p text:style-name="P1"><text:span text:style-name="T137"/></text:p>
      <text:p text:style-name="P1"><text:span text:style-name="T137"><text:tab/><text:tab/>// Margin is only for outerHeight, outerWidth</text:span></text:p>
      <text:p text:style-name="P1"><text:span text:style-name="T137"><text:tab/><text:tab/>jQuery.fn[ funcName ] = function( margin, value ) {</text:span></text:p>
      <text:p text:style-name="P1"><text:span text:style-name="T137"><text:tab/><text:tab/><text:tab/>var chainable = arguments.length &amp;&amp; ( defaultExtra || typeof margin !== "boolean" ),</text:span></text:p>
      <text:p text:style-name="P1"><text:span text:style-name="T137"><text:tab/><text:tab/><text:tab/><text:tab/>extra = defaultExtra || ( margin === true || value === true ? "margin" : "border" );</text:span></text:p>
      <text:p text:style-name="P1"><text:span text:style-name="T137"/></text:p>
      <text:p text:style-name="P1"><text:span text:style-name="T137"><text:tab/><text:tab/><text:tab/>return access( this, function( elem, type, value ) {</text:span></text:p>
      <text:p text:style-name="P1"><text:span text:style-name="T137"><text:tab/><text:tab/><text:tab/><text:tab/>var doc;</text:span></text:p>
      <text:p text:style-name="P1"><text:span text:style-name="T137"/></text:p>
      <text:p text:style-name="P1"><text:span text:style-name="T137"><text:tab/><text:tab/><text:tab/><text:tab/>if ( isWindow( elem ) ) {</text:span></text:p>
      <text:p text:style-name="P1"><text:span text:style-name="T137"/></text:p>
      <text:p text:style-name="P1"><text:span text:style-name="T137"><text:tab/><text:tab/><text:tab/><text:tab/><text:tab/>// $( window ).outerWidth/Height return w/h including scrollbars (gh-1729)</text:span></text:p>
      <text:p text:style-name="P1"><text:span text:style-name="T137"><text:tab/><text:tab/><text:tab/><text:tab/><text:tab/>return funcName.indexOf( "outer" ) === 0 ?</text:span></text:p>
      <text:p text:style-name="P1"><text:span text:style-name="T137"><text:tab/><text:tab/><text:tab/><text:tab/><text:tab/><text:tab/>elem[ "inner" + name ] :</text:span></text:p>
      <text:p text:style-name="P1"><text:span text:style-name="T137"><text:tab/><text:tab/><text:tab/><text:tab/><text:tab/><text:tab/>elem.document.documentElement[ "client" + name ];</text:span></text:p>
      <text:p text:style-name="P1"><text:span text:style-name="T137"><text:tab/><text:tab/><text:tab/><text:tab/>}</text:span></text:p>
      <text:p text:style-name="P1"><text:span text:style-name="T137"/></text:p>
      <text:p text:style-name="P1"><text:span text:style-name="T137"><text:tab/><text:tab/><text:tab/><text:tab/>// Get document width or height</text:span></text:p>
      <text:p text:style-name="P1"><text:span text:style-name="T137"><text:tab/><text:tab/><text:tab/><text:tab/>if ( elem.nodeType === 9 ) {</text:span></text:p>
      <text:p text:style-name="P1"><text:span text:style-name="T137"><text:tab/><text:tab/><text:tab/><text:tab/><text:tab/>doc = elem.documentElement;</text:span></text:p>
      <text:p text:style-name="P1"><text:span text:style-name="T137"/></text:p>
      <text:p text:style-name="P1"><text:span text:style-name="T137"><text:tab/><text:tab/><text:tab/><text:tab/><text:tab/>// Either scroll[Width/Height] or offset[Width/Height] or client[Width/Height],</text:span></text:p>
      <text:p text:style-name="P1"><text:span text:style-name="T137"><text:tab/><text:tab/><text:tab/><text:tab/><text:tab/>// whichever is greatest</text:span></text:p>
      <text:p text:style-name="P1"><text:span text:style-name="T137"><text:tab/><text:tab/><text:tab/><text:tab/><text:tab/>return Math.max(</text:span></text:p>
      <text:p text:style-name="P1"><text:span text:style-name="T137"><text:tab/><text:tab/><text:tab/><text:tab/><text:tab/><text:tab/>elem.body[ "scroll" + name ], doc[ "scroll" + name ],</text:span></text:p>
      <text:p text:style-name="P1"><text:span text:style-name="T137"><text:tab/><text:tab/><text:tab/><text:tab/><text:tab/><text:tab/>elem.body[ "offset" + name ], doc[ "offset" + name ],</text:span></text:p>
      <text:p text:style-name="P1"><text:span text:style-name="T137"><text:tab/><text:tab/><text:tab/><text:tab/><text:tab/><text:tab/>doc[ "client" + name ]</text:span></text:p>
      <text:p text:style-name="P1"><text:span text:style-name="T137"><text:tab/><text:tab/><text:tab/><text:tab/><text:tab/>);</text:span></text:p>
      <text:p text:style-name="P1"><text:span text:style-name="T137"><text:tab/><text:tab/><text:tab/><text:tab/>}</text:span></text:p>
      <text:p text:style-name="P1"><text:span text:style-name="T137"/></text:p>
      <text:p text:style-name="P1"><text:span text:style-name="T137"><text:tab/><text:tab/><text:tab/><text:tab/>return value === undefined ?</text:span></text:p>
      <text:p text:style-name="P1"><text:span text:style-name="T137"/></text:p>
      <text:p text:style-name="P1"><text:span text:style-name="T137"><text:tab/><text:tab/><text:tab/><text:tab/><text:tab/>// Get width or height on the element, requesting but not forcing parseFloat</text:span></text:p>
      <text:p text:style-name="P1"><text:span text:style-name="T137"><text:tab/><text:tab/><text:tab/><text:tab/><text:tab/>jQuery.css( elem, type, extra ) :</text:span></text:p>
      <text:p text:style-name="P1"><text:span text:style-name="T137"/></text:p>
      <text:p text:style-name="P1"><text:span text:style-name="T137"><text:tab/><text:tab/><text:tab/><text:tab/><text:tab/>// Set width or height on the element</text:span></text:p>
      <text:p text:style-name="P1"><text:span text:style-name="T137"><text:tab/><text:tab/><text:tab/><text:tab/><text:tab/>jQuery.style( elem, type, value, extra );</text:span></text:p>
      <text:p text:style-name="P1"><text:span text:style-name="T137"><text:tab/><text:tab/><text:tab/>}, type, chainable ? margin : undefined, chainable );</text:span></text:p>
      <text:p text:style-name="P1"><text:span text:style-name="T137"><text:tab/><text:tab/>};</text:span></text:p>
      <text:p text:style-name="P1"><text:span text:style-name="T137"><text:tab/>} );</text:span></text:p>
      <text:p text:style-name="P1"><text:span text:style-name="T137">} );</text:span></text:p>
      <text:p text:style-name="P1"><text:span text:style-name="T137"/></text:p>
      <text:p text:style-name="P1"><text:span text:style-name="T137"/></text:p>
      <text:p text:style-name="P1"><text:span text:style-name="T137">jQuery.each( [</text:span></text:p>
      <text:p text:style-name="P1"><text:span text:style-name="T137"><text:tab/>"ajaxStart",</text:span></text:p>
      <text:p text:style-name="P1"><text:span text:style-name="T137"><text:tab/>"ajaxStop",</text:span></text:p>
      <text:p text:style-name="P1"><text:span text:style-name="T137"><text:tab/>"ajaxComplete",</text:span></text:p>
      <text:p text:style-name="P1"><text:span text:style-name="T137"><text:tab/>"ajaxError",</text:span></text:p>
      <text:p text:style-name="P1"><text:span text:style-name="T137"><text:tab/>"ajaxSuccess",</text:span></text:p>
      <text:p text:style-name="P1"><text:span text:style-name="T137"><text:tab/>"ajaxSend"</text:span></text:p>
      <text:p text:style-name="P1"><text:span text:style-name="T137">], function( _i, type ) {</text:span></text:p>
      <text:p text:style-name="P1"><text:span text:style-name="T137"><text:tab/>jQuery.fn[ type ] = function( fn ) {</text:span></text:p>
      <text:p text:style-name="P1"><text:span text:style-name="T137"><text:tab/><text:tab/>return this.on( type, fn );</text:span></text:p>
      <text:p text:style-name="P1"><text:span text:style-name="T137"><text:tab/>};</text:span></text:p>
      <text:p text:style-name="P1"><text:span text:style-name="T137">} );</text:span></text:p>
      <text:p text:style-name="P1"><text:span text:style-name="T137"/></text:p>
      <text:p text:style-name="P1"><text:span text:style-name="T137"/></text:p>
      <text:p text:style-name="P1"><text:span text:style-name="T137"/></text:p>
      <text:p text:style-name="P1"><text:span text:style-name="T137"/></text:p>
      <text:p text:style-name="P1"><text:span text:style-name="T137">jQuery.fn.extend( {</text:span></text:p>
      <text:p text:style-name="P1"><text:span text:style-name="T137"/></text:p>
      <text:p text:style-name="P1"><text:span text:style-name="T137"><text:tab/>bind: function( types, data, fn ) {</text:span></text:p>
      <text:p text:style-name="P1"><text:span text:style-name="T137"><text:tab/><text:tab/>return this.on( types, null, data, fn );</text:span></text:p>
      <text:p text:style-name="P1"><text:span text:style-name="T137"><text:tab/>},</text:span></text:p>
      <text:p text:style-name="P1"><text:span text:style-name="T137"><text:tab/>unbind: function( types, fn ) {</text:span></text:p>
      <text:p text:style-name="P1"><text:span text:style-name="T137"><text:tab/><text:tab/>return this.off( types, null, fn );</text:span></text:p>
      <text:p text:style-name="P1"><text:span text:style-name="T137"><text:tab/>},</text:span></text:p>
      <text:p text:style-name="P1"><text:span text:style-name="T137"/></text:p>
      <text:p text:style-name="P1"><text:span text:style-name="T137"><text:tab/>delegate: function( selector, types, data, fn ) {</text:span></text:p>
      <text:p text:style-name="P1"><text:span text:style-name="T137"><text:tab/><text:tab/>return this.on( types, selector, data, fn );</text:span></text:p>
      <text:p text:style-name="P1"><text:span text:style-name="T137"><text:tab/>},</text:span></text:p>
      <text:p text:style-name="P1"><text:span text:style-name="T137"><text:tab/>undelegate: function( selector, types, fn ) {</text:span></text:p>
      <text:p text:style-name="P1"><text:span text:style-name="T137"/></text:p>
      <text:p text:style-name="P1"><text:span text:style-name="T137"><text:tab/><text:tab/>// ( namespace ) or ( selector, types [, fn] )</text:span></text:p>
      <text:p text:style-name="P1"><text:span text:style-name="T137"><text:tab/><text:tab/>return arguments.length === 1 ?</text:span></text:p>
      <text:p text:style-name="P1"><text:span text:style-name="T137"><text:tab/><text:tab/><text:tab/>this.off( selector, "**" ) :</text:span></text:p>
      <text:p text:style-name="P1"><text:span text:style-name="T137"><text:tab/><text:tab/><text:tab/>this.off( types, selector || "**", fn );</text:span></text:p>
      <text:p text:style-name="P1"><text:span text:style-name="T137"><text:tab/>},</text:span></text:p>
      <text:p text:style-name="P1"><text:span text:style-name="T137"/></text:p>
      <text:p text:style-name="P1"><text:span text:style-name="T137"><text:tab/>hover: function( fnOver, fnOut ) {</text:span></text:p>
      <text:p text:style-name="P1"><text:span text:style-name="T137"><text:tab/><text:tab/>return this.mouseenter( fnOver ).mouseleave( fnOut || fnOver );</text:span></text:p>
      <text:p text:style-name="P1"><text:span text:style-name="T137"><text:tab/>}</text:span></text:p>
      <text:p text:style-name="P1"><text:span text:style-name="T137">} );</text:span></text:p>
      <text:p text:style-name="P1"><text:span text:style-name="T137"/></text:p>
      <text:p text:style-name="P1"><text:span text:style-name="T137">jQuery.each( ( "blur focus focusin focusout resize scroll click dblclick " +</text:span></text:p>
      <text:p text:style-name="P1"><text:span text:style-name="T137"><text:tab/>"mousedown mouseup mousemove mouseover mouseout mouseenter mouseleave " +</text:span></text:p>
      <text:p text:style-name="P1"><text:span text:style-name="T137"><text:tab/>"change select submit keydown keypress keyup contextmenu" ).split( " " ),</text:span></text:p>
      <text:p text:style-name="P1"><text:span text:style-name="T137"><text:tab/>function( _i, name ) {</text:span></text:p>
      <text:p text:style-name="P1"><text:span text:style-name="T137"/></text:p>
      <text:p text:style-name="P1"><text:span text:style-name="T137"><text:tab/><text:tab/>// Handle event binding</text:span></text:p>
      <text:p text:style-name="P1"><text:span text:style-name="T137"><text:tab/><text:tab/>jQuery.fn[ name ] = function( data, fn ) {</text:span></text:p>
      <text:p text:style-name="P1"><text:span text:style-name="T137"><text:tab/><text:tab/><text:tab/>return arguments.length &gt; 0 ?</text:span></text:p>
      <text:p text:style-name="P1"><text:span text:style-name="T137"><text:tab/><text:tab/><text:tab/><text:tab/>this.on( name, null, data, fn ) :</text:span></text:p>
      <text:p text:style-name="P1"><text:span text:style-name="T137"><text:tab/><text:tab/><text:tab/><text:tab/>this.trigger( name );</text:span></text:p>
      <text:p text:style-name="P1"><text:span text:style-name="T137"><text:tab/><text:tab/>};</text:span></text:p>
      <text:p text:style-name="P1"><text:span text:style-name="T137"><text:tab/>} );</text:span></text:p>
      <text:p text:style-name="P1"><text:span text:style-name="T137"/></text:p>
      <text:p text:style-name="P1"><text:span text:style-name="T137"/></text:p>
      <text:p text:style-name="P1"><text:span text:style-name="T137"/></text:p>
      <text:p text:style-name="P1"><text:span text:style-name="T137"/></text:p>
      <text:p text:style-name="P1"><text:span text:style-name="T137">// Support: Android &lt;=4.0 only</text:span></text:p>
      <text:p text:style-name="P1"><text:span text:style-name="T137">// Make sure we trim BOM and NBSP</text:span></text:p>
      <text:p text:style-name="P1"><text:span text:style-name="T137">var rtrim = /^[\s\uFEFF\xA0]+|[\s\uFEFF\xA0]+$/g;</text:span></text:p>
      <text:p text:style-name="P1"><text:span text:style-name="T137"/></text:p>
      <text:p text:style-name="P1"><text:span text:style-name="T137">// Bind a function to a context, optionally partially applying any</text:span></text:p>
      <text:p text:style-name="P1"><text:span text:style-name="T137">// arguments.</text:span></text:p>
      <text:p text:style-name="P1"><text:span text:style-name="T137">// jQuery.proxy is deprecated to promote standards (specifically Function#bind)</text:span></text:p>
      <text:p text:style-name="P1"><text:span text:style-name="T137">// However, it is not slated for removal any time soon</text:span></text:p>
      <text:p text:style-name="P1"><text:span text:style-name="T137">jQuery.proxy = function( fn, context ) {</text:span></text:p>
      <text:p text:style-name="P1"><text:span text:style-name="T137"><text:tab/>var tmp, args, proxy;</text:span></text:p>
      <text:p text:style-name="P1"><text:span text:style-name="T137"/></text:p>
      <text:p text:style-name="P1"><text:span text:style-name="T137"><text:tab/>if ( typeof context === "string" ) {</text:span></text:p>
      <text:p text:style-name="P1"><text:span text:style-name="T137"><text:tab/><text:tab/>tmp = fn[ context ];</text:span></text:p>
      <text:p text:style-name="P1"><text:span text:style-name="T137"><text:tab/><text:tab/>context = fn;</text:span></text:p>
      <text:p text:style-name="P1"><text:span text:style-name="T137"><text:tab/><text:tab/>fn = tmp;</text:span></text:p>
      <text:p text:style-name="P1"><text:span text:style-name="T137"><text:tab/>}</text:span></text:p>
      <text:p text:style-name="P1"><text:span text:style-name="T137"/></text:p>
      <text:p text:style-name="P1"><text:span text:style-name="T137"><text:tab/>// Quick check to determine if target is callable, in the spec</text:span></text:p>
      <text:p text:style-name="P1"><text:span text:style-name="T137"><text:tab/>// this throws a TypeError, but we will just return undefined.</text:span></text:p>
      <text:p text:style-name="P1"><text:span text:style-name="T137"><text:tab/>if ( !isFunction( fn ) ) {</text:span></text:p>
      <text:p text:style-name="P1"><text:span text:style-name="T137"><text:tab/><text:tab/>return undefined;</text:span></text:p>
      <text:p text:style-name="P1"><text:span text:style-name="T137"><text:tab/>}</text:span></text:p>
      <text:p text:style-name="P1"><text:span text:style-name="T137"/></text:p>
      <text:p text:style-name="P1"><text:span text:style-name="T137"><text:tab/>// Simulated bind</text:span></text:p>
      <text:p text:style-name="P1"><text:span text:style-name="T137"><text:tab/>args = slice.call( arguments, 2 );</text:span></text:p>
      <text:p text:style-name="P1"><text:span text:style-name="T137"><text:tab/>proxy = function() {</text:span></text:p>
      <text:p text:style-name="P1"><text:span text:style-name="T137"><text:tab/><text:tab/>return fn.apply( context || this, args.concat( slice.call( arguments ) ) );</text:span></text:p>
      <text:p text:style-name="P1"><text:span text:style-name="T137"><text:tab/>};</text:span></text:p>
      <text:p text:style-name="P1"><text:span text:style-name="T137"/></text:p>
      <text:p text:style-name="P1"><text:span text:style-name="T137"><text:tab/>// Set the guid of unique handler to the same of original handler, so it can be removed</text:span></text:p>
      <text:p text:style-name="P1"><text:span text:style-name="T137"><text:tab/>proxy.guid = fn.guid = fn.guid || jQuery.guid++;</text:span></text:p>
      <text:p text:style-name="P1"><text:span text:style-name="T137"/></text:p>
      <text:p text:style-name="P1"><text:span text:style-name="T137"><text:tab/>return proxy;</text:span></text:p>
      <text:p text:style-name="P1"><text:span text:style-name="T137">};</text:span></text:p>
      <text:p text:style-name="P1"><text:span text:style-name="T137"/></text:p>
      <text:p text:style-name="P1"><text:span text:style-name="T137">jQuery.holdReady = function( hold ) {</text:span></text:p>
      <text:p text:style-name="P1"><text:span text:style-name="T137"><text:tab/>if ( hold ) {</text:span></text:p>
      <text:p text:style-name="P1"><text:span text:style-name="T137"><text:tab/><text:tab/>jQuery.readyWait++;</text:span></text:p>
      <text:p text:style-name="P1"><text:span text:style-name="T137"><text:tab/>} else {</text:span></text:p>
      <text:p text:style-name="P1"><text:span text:style-name="T137"><text:tab/><text:tab/>jQuery.ready( true );</text:span></text:p>
      <text:p text:style-name="P1"><text:span text:style-name="T137"><text:tab/>}</text:span></text:p>
      <text:p text:style-name="P1"><text:span text:style-name="T137">};</text:span></text:p>
      <text:p text:style-name="P1"><text:span text:style-name="T137">jQuery.isArray = Array.isArray;</text:span></text:p>
      <text:p text:style-name="P1"><text:span text:style-name="T137">jQuery.parseJSON = JSON.parse;</text:span></text:p>
      <text:p text:style-name="P1"><text:span text:style-name="T137">jQuery.nodeName = nodeName;</text:span></text:p>
      <text:p text:style-name="P1"><text:span text:style-name="T137">jQuery.isFunction = isFunction;</text:span></text:p>
      <text:p text:style-name="P1"><text:span text:style-name="T137">jQuery.isWindow = isWindow;</text:span></text:p>
      <text:p text:style-name="P1"><text:span text:style-name="T137">jQuery.camelCase = camelCase;</text:span></text:p>
      <text:p text:style-name="P1"><text:span text:style-name="T137">jQuery.type = toType;</text:span></text:p>
      <text:p text:style-name="P1"><text:span text:style-name="T137"/></text:p>
      <text:p text:style-name="P1"><text:span text:style-name="T137">jQuery.now = Date.now;</text:span></text:p>
      <text:p text:style-name="P1"><text:span text:style-name="T137"/></text:p>
      <text:p text:style-name="P1"><text:span text:style-name="T137">jQuery.isNumeric = function( obj ) {</text:span></text:p>
      <text:p text:style-name="P1"><text:span text:style-name="T137"/></text:p>
      <text:p text:style-name="P1"><text:span text:style-name="T137"><text:tab/>// As of jQuery 3.0, isNumeric is limited to</text:span></text:p>
      <text:p text:style-name="P1"><text:span text:style-name="T137"><text:tab/>// strings and numbers (primitives or objects)</text:span></text:p>
      <text:p text:style-name="P1"><text:span text:style-name="T137"><text:tab/>// that can be coerced to finite numbers (gh-2662)</text:span></text:p>
      <text:p text:style-name="P1"><text:span text:style-name="T137"><text:tab/>var type = jQuery.type( obj );</text:span></text:p>
      <text:p text:style-name="P1"><text:span text:style-name="T137"><text:tab/>return ( type === "number" || type === "string" ) &amp;&amp;</text:span></text:p>
      <text:p text:style-name="P1"><text:span text:style-name="T137"/></text:p>
      <text:p text:style-name="P1"><text:span text:style-name="T137"><text:tab/><text:tab/>// parseFloat NaNs numeric-cast false positives ("")</text:span></text:p>
      <text:p text:style-name="P1"><text:span text:style-name="T137"><text:tab/><text:tab/>// ...but misinterprets leading-number strings, particularly hex literals ("0x...")</text:span></text:p>
      <text:p text:style-name="P1"><text:span text:style-name="T137"><text:tab/><text:tab/>// subtraction forces infinities to NaN</text:span></text:p>
      <text:p text:style-name="P1"><text:span text:style-name="T137"><text:tab/><text:tab/>!isNaN( obj - parseFloat( obj ) );</text:span></text:p>
      <text:p text:style-name="P1"><text:span text:style-name="T137">};</text:span></text:p>
      <text:p text:style-name="P1"><text:span text:style-name="T137"/></text:p>
      <text:p text:style-name="P1"><text:span text:style-name="T137">jQuery.trim = function( text ) {</text:span></text:p>
      <text:p text:style-name="P1"><text:span text:style-name="T137"><text:tab/>return text == null ?</text:span></text:p>
      <text:p text:style-name="P1"><text:span text:style-name="T137"><text:tab/><text:tab/>"" :</text:span></text:p>
      <text:p text:style-name="P1"><text:span text:style-name="T137"><text:tab/><text:tab/>( text + "" ).replace( rtrim, "" );</text:span></text:p>
      <text:p text:style-name="P1"><text:span text:style-name="T137">};</text:span></text:p>
      <text:p text:style-name="P1"><text:span text:style-name="T137"/></text:p>
      <text:p text:style-name="P1"><text:span text:style-name="T137"/></text:p>
      <text:p text:style-name="P1"><text:span text:style-name="T137"/></text:p>
      <text:p text:style-name="P1"><text:span text:style-name="T137">// Register as a named AMD module, since jQuery can be concatenated with other</text:span></text:p>
      <text:p text:style-name="P1"><text:span text:style-name="T137">// files that may use define, but not via a proper concatenation script that</text:span></text:p>
      <text:p text:style-name="P1"><text:span text:style-name="T137">// understands anonymous AMD modules. A named AMD is safest and most robust</text:span></text:p>
      <text:p text:style-name="P1"><text:span text:style-name="T137">// way to register. Lowercase jquery is used because AMD module names are</text:span></text:p>
      <text:p text:style-name="P1"><text:span text:style-name="T137">// derived from file names, and jQuery is normally delivered in a lowercase</text:span></text:p>
      <text:p text:style-name="P1"><text:span text:style-name="T137">// file name. Do this after creating the global so that if an AMD module wants</text:span></text:p>
      <text:p text:style-name="P1"><text:span text:style-name="T137">// to call noConflict to hide this version of jQuery, it will work.</text:span></text:p>
      <text:p text:style-name="P1"><text:span text:style-name="T137"/></text:p>
      <text:p text:style-name="P1"><text:span text:style-name="T137">// Note that for maximum portability, libraries that are not jQuery should</text:span></text:p>
      <text:p text:style-name="P1"><text:span text:style-name="T137">// declare themselves as anonymous modules, and avoid setting a global if an</text:span></text:p>
      <text:p text:style-name="P1"><text:span text:style-name="T137">// AMD loader is present. jQuery is a special case. For more information, see</text:span></text:p>
      <text:p text:style-name="P1"><text:span text:style-name="T137">//<text:s/></text:span><text:a xlink:href="https://github.com/jrburke/requirejs/wiki/Updating-existing-libraries#wiki-anon"><text:span text:style-name="T138">https://github.com/jrburke/requirejs/wiki/Updating-existing-libraries#wiki-anon</text:span></text:a><text:span text:style-name="T139"/></text:p>
      <text:p text:style-name="P1"><text:span text:style-name="T139"/></text:p>
      <text:p text:style-name="P1"><text:span text:style-name="T139">if ( typeof define === "function" &amp;&amp; define.amd ) {</text:span></text:p>
      <text:p text:style-name="P1"><text:span text:style-name="T139"><text:tab/>define( "jquery", [], function() {</text:span></text:p>
      <text:p text:style-name="P1"><text:span text:style-name="T139"><text:tab/><text:tab/>return jQuery;</text:span></text:p>
      <text:p text:style-name="P1"><text:span text:style-name="T139"><text:tab/>} );</text:span></text:p>
      <text:p text:style-name="P1"><text:span text:style-name="T139">}</text:span></text:p>
      <text:p text:style-name="P1"><text:span text:style-name="T139"/></text:p>
      <text:p text:style-name="P1"><text:span text:style-name="T139"/></text:p>
      <text:p text:style-name="P1"><text:span text:style-name="T139"/></text:p>
      <text:p text:style-name="P1"><text:span text:style-name="T139"/></text:p>
      <text:p text:style-name="P1"><text:span text:style-name="T139">var</text:span></text:p>
      <text:p text:style-name="P1"><text:span text:style-name="T139"/></text:p>
      <text:p text:style-name="P1"><text:span text:style-name="T139"><text:tab/>// Map over jQuery in case of overwrite</text:span></text:p>
      <text:p text:style-name="P1"><text:span text:style-name="T139"><text:tab/>_jQuery = window.jQuery,</text:span></text:p>
      <text:p text:style-name="P1"><text:span text:style-name="T139"/></text:p>
      <text:p text:style-name="P1"><text:span text:style-name="T139"><text:tab/>// Map over the $ in case of overwrite</text:span></text:p>
      <text:p text:style-name="P1"><text:span text:style-name="T139"><text:tab/>_$ = window.$;</text:span></text:p>
      <text:p text:style-name="P1"><text:span text:style-name="T139"/></text:p>
      <text:p text:style-name="P1"><text:span text:style-name="T139">jQuery.noConflict = function( deep ) {</text:span></text:p>
      <text:p text:style-name="P1"><text:span text:style-name="T139"><text:tab/>if ( window.$ === jQuery ) {</text:span></text:p>
      <text:p text:style-name="P1"><text:span text:style-name="T139"><text:tab/><text:tab/>window.$ = _$;</text:span></text:p>
      <text:p text:style-name="P1"><text:span text:style-name="T139"><text:tab/>}</text:span></text:p>
      <text:p text:style-name="P1"><text:span text:style-name="T139"/></text:p>
      <text:p text:style-name="P1"><text:span text:style-name="T139"><text:tab/>if ( deep &amp;&amp; window.jQuery === jQuery ) {</text:span></text:p>
      <text:p text:style-name="P1"><text:span text:style-name="T139"><text:tab/><text:tab/>window.jQuery = _jQuery;</text:span></text:p>
      <text:p text:style-name="P1"><text:span text:style-name="T139"><text:tab/>}</text:span></text:p>
      <text:p text:style-name="P1"><text:span text:style-name="T139"/></text:p>
      <text:p text:style-name="P1"><text:span text:style-name="T139"><text:tab/>return jQuery;</text:span></text:p>
      <text:p text:style-name="P1"><text:span text:style-name="T139">};</text:span></text:p>
      <text:p text:style-name="P1"><text:span text:style-name="T139"/></text:p>
      <text:p text:style-name="P1"><text:span text:style-name="T139">// Expose jQuery and $ identifiers, even in AMD</text:span></text:p>
      <text:p text:style-name="P1"><text:span text:style-name="T139">// (#7102#comment:10,<text:s/></text:span><text:a xlink:href="https://github.com/jquery/jquery/pull/557"><text:span text:style-name="T140">https://github.com/jquery/jquery/pull/557</text:span></text:a><text:span text:style-name="T141">)</text:span></text:p>
      <text:p text:style-name="P1"><text:span text:style-name="T141">// and CommonJS for browser emulators (#13566)</text:span></text:p>
      <text:p text:style-name="P1"><text:span text:style-name="T141">if ( typeof noGlobal === "undefined" ) {</text:span></text:p>
      <text:p text:style-name="P1"><text:span text:style-name="T141"><text:tab/>window.jQuery = window.$ = jQuery;</text:span></text:p>
      <text:p text:style-name="P1"><text:span text:style-name="T141">}</text:span></text:p>
      <text:p text:style-name="P1"><text:span text:style-name="T141"/></text:p>
      <text:p text:style-name="P1"><text:span text:style-name="T141"/></text:p>
      <text:p text:style-name="P1"><text:span text:style-name="T141"/></text:p>
      <text:p text:style-name="P1"><text:span text:style-name="T141"/></text:p>
      <text:p text:style-name="P1"><text:span text:style-name="T141">return jQuery;</text:span></text:p>
      <text:p text:style-name="P1"><text:span text:style-name="T141">} )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